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application/rdf+xml" manifest:full-path="Object 1/manifest.rdf"/>
  <manifest:file-entry manifest:media-type="text/xml" manifest:full-path="Object 1/setting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application/vnd.sun.xml.ui.configuration" manifest:full-path="Object 1/Configurations2/"/>
  <manifest:file-entry manifest:media-type="application/vnd.oasis.opendocument.spreadsheet" manifest:version="1.2" manifest:full-path="Object 1/"/>
  <manifest:file-entry manifest:media-type="text/xml" manifest:full-path="settings.xml"/>
  <manifest:file-entry manifest:media-type=""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svg:font-family="Wingdings" style:font-charset="x-symbol"/>
    <style:font-face style:name="Cochin" svg:font-family="Cochin"/>
    <style:font-face style:name="LucidaGrande" svg:font-family="LucidaGrande"/>
    <style:font-face style:name="OpenSymbol1" svg:font-family="OpenSymbol"/>
    <style:font-face style:name="OpenSymbol" svg:font-family="OpenSymbol, 'Arial Unicode MS'"/>
    <style:font-face style:name="Source Sans Pro1" svg:font-family="'Source Sans Pro'"/>
    <style:font-face style:name="Source Sans Pro" svg:font-family="'Source Sans Pro', Arial, sans-serif"/>
    <style:font-face style:name="TimesNewRomanPSMT" svg:font-family="TimesNewRomanPSMT"/>
    <style:font-face style:name="serif" svg:font-family="serif"/>
    <style:font-face style:name="Times-Roman" svg:font-family="Times-Roman, 'Times New Roman'" style:font-family-generic="roman"/>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Table6" style:family="table">
      <style:table-properties style:width="6.1743in" fo:margin-left="0.0132in" table:align="left" style:writing-mode="lr-tb"/>
    </style:style>
    <style:style style:name="Table6.A" style:family="table-column">
      <style:table-column-properties style:column-width="0.9979in"/>
    </style:style>
    <style:style style:name="Table6.B" style:family="table-column">
      <style:table-column-properties style:column-width="1.0479in"/>
    </style:style>
    <style:style style:name="Table6.C" style:family="table-column">
      <style:table-column-properties style:column-width="1.434in"/>
    </style:style>
    <style:style style:name="Table6.D" style:family="table-column">
      <style:table-column-properties style:column-width="1.1069in"/>
    </style:style>
    <style:style style:name="Table6.E" style:family="table-column">
      <style:table-column-properties style:column-width="1.5875in"/>
    </style:style>
    <style:style style:name="Table6.1" style:family="table-row">
      <style:table-row-properties style:keep-together="true" fo:keep-together="auto"/>
    </style:style>
    <style:style style:name="Table6.A1" style:family="table-cell">
      <style:table-cell-properties style:vertical-align="top" fo:padding="0in" fo:border-left="0.0139in solid #c0c0c0" fo:border-right="none" fo:border-top="0.0139in solid #c0c0c0" fo:border-bottom="0.0139in solid #c0c0c0" style:writing-mode="lr-tb"/>
    </style:style>
    <style:style style:name="Table6.D1" style:family="table-cell">
      <style:table-cell-properties style:vertical-align="top" fo:padding="0in" fo:border="0.0139in solid #c0c0c0" style:writing-mode="lr-tb"/>
    </style:style>
    <style:style style:name="Table6.A2" style:family="table-cell">
      <style:table-cell-properties style:vertical-align="top" fo:padding="0in" fo:border-left="0.0139in solid #c0c0c0" fo:border-right="none" fo:border-top="none" fo:border-bottom="0.0139in solid #c0c0c0" style:writing-mode="lr-tb"/>
    </style:style>
    <style:style style:name="Table6.E2" style:family="table-cell">
      <style:table-cell-properties style:vertical-align="top" fo:padding="0in" fo:border-left="0.0139in solid #c0c0c0" fo:border-right="0.0139in solid #c0c0c0" fo:border-top="none" fo:border-bottom="0.0139in solid #c0c0c0" style:writing-mode="lr-tb"/>
    </style:style>
    <style:style style:name="Table1" style:family="table">
      <style:table-properties style:width="6.8792in" table:align="left" style:writing-mode="lr-tb"/>
    </style:style>
    <style:style style:name="Table1.A" style:family="table-column">
      <style:table-column-properties style:column-width="1.984in"/>
    </style:style>
    <style:style style:name="Table1.B" style:family="table-column">
      <style:table-column-properties style:column-width="2.15in"/>
    </style:style>
    <style:style style:name="Table1.C" style:family="table-column">
      <style:table-column-properties style:column-width="2.745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c0c0c0" fo:border-right="none" fo:border-top="0.0139in solid #c0c0c0" fo:border-bottom="0.0139in solid #c0c0c0" style:writing-mode="lr-tb"/>
    </style:style>
    <style:style style:name="Table1.C1" style:family="table-cell">
      <style:table-cell-properties style:vertical-align="top" fo:padding-left="0.075in" fo:padding-right="0.075in" fo:padding-top="0in" fo:padding-bottom="0in" fo:border="0.0139in solid #c0c0c0" style:writing-mode="lr-tb"/>
    </style:style>
    <style:style style:name="Table2" style:family="table">
      <style:table-properties style:width="6.1743in" fo:margin-left="0.0132in" table:align="left" style:writing-mode="lr-tb"/>
    </style:style>
    <style:style style:name="Table2.A" style:family="table-column">
      <style:table-column-properties style:column-width="0.9979in"/>
    </style:style>
    <style:style style:name="Table2.B" style:family="table-column">
      <style:table-column-properties style:column-width="1.0479in"/>
    </style:style>
    <style:style style:name="Table2.C" style:family="table-column">
      <style:table-column-properties style:column-width="1.434in"/>
    </style:style>
    <style:style style:name="Table2.D" style:family="table-column">
      <style:table-column-properties style:column-width="1.1069in"/>
    </style:style>
    <style:style style:name="Table2.E" style:family="table-column">
      <style:table-column-properties style:column-width="1.5875in"/>
    </style:style>
    <style:style style:name="Table2.1" style:family="table-row">
      <style:table-row-properties style:keep-together="true" fo:keep-together="auto"/>
    </style:style>
    <style:style style:name="Table2.A1" style:family="table-cell">
      <style:table-cell-properties style:vertical-align="top" fo:padding="0in" fo:border-left="0.0139in solid #c0c0c0" fo:border-right="none" fo:border-top="0.0139in solid #c0c0c0" fo:border-bottom="0.0139in solid #c0c0c0" style:writing-mode="lr-tb"/>
    </style:style>
    <style:style style:name="Table2.D1" style:family="table-cell">
      <style:table-cell-properties style:vertical-align="top" fo:padding="0in" fo:border="0.0139in solid #c0c0c0" style:writing-mode="lr-tb"/>
    </style:style>
    <style:style style:name="Table2.A2" style:family="table-cell">
      <style:table-cell-properties style:vertical-align="top" fo:padding="0in" fo:border-left="0.0139in solid #c0c0c0" fo:border-right="none" fo:border-top="none" fo:border-bottom="0.0139in solid #c0c0c0" style:writing-mode="lr-tb"/>
    </style:style>
    <style:style style:name="Table2.E2" style:family="table-cell">
      <style:table-cell-properties style:vertical-align="top" fo:padding="0in" fo:border-left="0.0139in solid #c0c0c0" fo:border-right="0.0139in solid #c0c0c0" fo:border-top="none" fo:border-bottom="0.0139in solid #c0c0c0" style:writing-mode="lr-tb"/>
    </style:style>
    <style:style style:name="Table3" style:family="table">
      <style:table-properties style:width="3.7403in" fo:margin-left="1.4368in" table:align="left" style:writing-mode="lr-tb"/>
    </style:style>
    <style:style style:name="Table3.A" style:family="table-column">
      <style:table-column-properties style:column-width="1.4903in"/>
    </style:style>
    <style:style style:name="Table3.B" style:family="table-column">
      <style:table-column-properties style:column-width="0.8819in"/>
    </style:style>
    <style:style style:name="Table3.C" style:family="table-column">
      <style:table-column-properties style:column-width="1.3681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6104in" fo:margin-left="-0.0535in" table:align="left" style:writing-mode="lr-tb"/>
    </style:style>
    <style:style style:name="Table4.A" style:family="table-column">
      <style:table-column-properties style:column-width="0.8188in"/>
    </style:style>
    <style:style style:name="Table4.B" style:family="table-column">
      <style:table-column-properties style:column-width="1.7326in"/>
    </style:style>
    <style:style style:name="Table4.C" style:family="table-column">
      <style:table-column-properties style:column-width="1.2993in"/>
    </style:style>
    <style:style style:name="Table4.D" style:family="table-column">
      <style:table-column-properties style:column-width="0.7792in"/>
    </style:style>
    <style:style style:name="Table4.E" style:family="table-column">
      <style:table-column-properties style:column-width="1.9806in"/>
    </style:style>
    <style:style style:name="Table4.1" style:family="table-row">
      <style:table-row-properties style:keep-together="true" fo:keep-together="auto"/>
    </style:style>
    <style:style style:name="Table4.A1" style:family="table-cell">
      <style:table-cell-properties style:vertical-align="middle" fo:padding-left="0.075in" fo:padding-right="0.075in" fo:padding-top="0in" fo:padding-bottom="0in" fo:border-left="0.0139in solid #000000" fo:border-right="none" fo:border-top="0.0139in solid #000000" fo:border-bottom="0.0139in solid #000000" style:writing-mode="lr-tb"/>
    </style:style>
    <style:style style:name="Table4.E1" style:family="table-cell">
      <style:table-cell-properties style:vertical-align="middle" fo:padding-left="0.075in" fo:padding-right="0.075in" fo:padding-top="0in" fo:padding-bottom="0in" fo:border="0.0139in solid #000000" style:writing-mode="lr-tb"/>
    </style:style>
    <style:style style:name="Table4.A2"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4.E2"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Table5" style:family="table">
      <style:table-properties style:width="6.2069in" fo:margin-left="-0.0632in" table:align="left" style:writing-mode="lr-tb"/>
    </style:style>
    <style:style style:name="Table5.A" style:family="table-column">
      <style:table-column-properties style:column-width="2.9132in"/>
    </style:style>
    <style:style style:name="Table5.B" style:family="table-column">
      <style:table-column-properties style:column-width="3.2938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5.B1" style:family="table-cell">
      <style:table-cell-properties style:vertical-align="top" fo:padding-left="0.075in" fo:padding-right="0.075in" fo:padding-top="0in" fo:padding-bottom="0in" fo:border="0.0139in solid #000000" style:writing-mode="lr-tb"/>
    </style:style>
    <style:style style:name="Table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B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A3"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5.B3"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P1" style:family="paragraph" style:parent-style-name="Footnote">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P2" style:family="paragraph" style:parent-style-name="Footnote">
      <style:text-properties fo:font-size="10pt" style:font-size-asian="10pt" style:font-name-complex="Times New Roman" style:font-size-complex="10pt"/>
    </style:style>
    <style:style style:name="P3" style:family="paragraph" style:parent-style-name="Footnote">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P4" style:family="paragraph" style:parent-style-name="Footnote">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7" style:family="paragraph" style:parent-style-name="Standard">
      <style:paragraph-properties fo:margin-left="0in" fo:margin-right="0in" style:line-height-at-least="0.139in" fo:text-indent="0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8" style:family="paragraph" style:parent-style-name="Standard">
      <style:paragraph-properties fo:margin-left="0in" fo:margin-right="0in" style:line-height-at-least="0.139in" fo:text-indent="0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9" style:family="paragraph" style:parent-style-name="Standard">
      <style:paragraph-properties fo:margin-left="0in" fo:margin-right="0in" fo:text-indent="0in" style:auto-text-indent="false"/>
      <style:text-properties fo:font-weight="bold" style:font-weight-asian="bold" style:font-weight-complex="bold"/>
    </style:style>
    <style:style style:name="P10" style:family="paragraph" style:parent-style-name="Standard">
      <style:paragraph-properties fo:margin-left="0in" fo:margin-right="0in" fo:text-indent="0in" style:auto-text-indent="false"/>
      <style:text-properties fo:font-weight="normal" style:font-weight-asian="normal" style:font-weight-complex="normal"/>
    </style:style>
    <style:style style:name="P11" style:family="paragraph" style:parent-style-name="Standard">
      <style:paragraph-properties fo:margin-left="0in" fo:margin-right="0in" style:line-height-at-least="0.0693in" fo:text-align="start" style:justify-single-word="false" fo:orphans="2" fo:widows="2" fo:text-indent="0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fo:font-variant="normal" fo:text-transform="none" fo:color="#1a1a1a" style:font-name="Source Sans Pro" fo:letter-spacing="normal" fo:font-style="normal" fo:font-weight="normal"/>
    </style:style>
    <style:style style:name="P12" style:family="paragraph" style:parent-style-name="Standard">
      <style:paragraph-properties fo:margin-left="0in" fo:margin-right="0in" style:line-height-at-least="0.0693in" fo:text-align="start" style:justify-single-word="false" fo:orphans="2" fo:widows="2" fo:text-indent="0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fo:font-variant="normal" fo:text-transform="none" fo:color="#1a1a1a" style:text-position="0% 100%" style:font-name="Source Sans Pro" fo:font-size="14.5500001907349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P13" style:family="paragraph" style:parent-style-name="Text_20_body">
      <style:paragraph-properties fo:margin-left="0in" fo:margin-right="0in" style:line-height-at-least="0.0693in" fo:text-align="start" style:justify-single-word="false" fo:orphans="2" fo:widows="2" fo:text-indent="0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P14" style:family="paragraph" style:parent-style-name="Text_20_body">
      <style:paragraph-properties fo:margin-left="0in" fo:margin-right="0in" style:line-height-at-least="0.0693in" fo:text-align="start" style:justify-single-word="false" fo:orphans="2" fo:widows="2" fo:text-indent="0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style>
    <style:style style:name="P15" style:family="paragraph" style:parent-style-name="Footnote">
      <style:paragraph-properties fo:break-before="page"/>
    </style:style>
    <style:style style:name="P16" style:family="paragraph" style:parent-style-name="Footer">
      <style:paragraph-properties fo:break-before="page"/>
    </style:style>
    <style:style style:name="P17" style:family="paragraph" style:parent-style-name="Standard">
      <style:paragraph-properties fo:break-before="page"/>
    </style:style>
    <style:style style:name="P18" style:family="paragraph" style:parent-style-name="Standard">
      <style:paragraph-properties style:line-height-at-least="0.139in" fo:break-before="pag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9" style:family="paragraph" style:parent-style-name="Block">
      <style:paragraph-properties style:line-height-at-least="0.139in"/>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snap-to-layout-grid="false"/>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Standard">
      <style:paragraph-properties fo:margin-left="0in" fo:margin-right="0in" fo:text-indent="0.25in" style:auto-text-indent="false"/>
    </style:style>
    <style:style style:name="P24"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25"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font-size-asian="12pt" style:font-style-asian="normal" style:font-name-complex="Times New Roman" style:font-size-complex="12pt"/>
    </style:style>
    <style:style style:name="P26" style:family="paragraph" style:parent-style-name="Standard">
      <style:paragraph-properties fo:margin-left="0in" fo:margin-right="0in" fo:text-indent="0.25in" style:auto-text-indent="false"/>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27"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28" style:family="paragraph" style:parent-style-name="Standard">
      <style:paragraph-properties fo:margin-left="0in" fo:margin-right="0in" style:line-height-at-least="0.139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29"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30"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P31"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P32"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33" style:family="paragraph" style:parent-style-name="Standard">
      <style:paragraph-properties fo:margin-left="0in" fo:margin-right="0in" style:line-height-at-least="0.0693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34"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5" style:family="paragraph" style:parent-style-name="Standard">
      <style:paragraph-properties fo:margin-left="0in" fo:margin-right="0in" style:line-height-at-least="0.0693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6"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7" style:family="paragraph" style:parent-style-name="Standard">
      <style:paragraph-properties fo:margin-left="0in" fo:margin-right="0in" style:line-height-at-least="0.139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8" style:family="paragraph" style:parent-style-name="Standard">
      <style:paragraph-properties fo:margin-left="0in" fo:margin-right="0in" style:line-height-at-least="0.0693in" fo:text-indent="0.25in" style:auto-text-indent="false"/>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39"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40" style:family="paragraph" style:parent-style-name="Standard">
      <style:paragraph-properties fo:margin-left="0in" fo:margin-right="0in" fo:text-indent="0.25in" style:auto-text-indent="false"/>
      <style:text-properties style:use-window-font-color="true" fo:font-size="12pt" fo:font-style="normal" style:text-underline-style="none" style:font-name-asian="Cochin" style:font-size-asian="12pt" style:font-style-asian="normal" style:font-name-complex="Times New Roman" style:font-size-complex="12pt" style:font-style-complex="normal"/>
    </style:style>
    <style:style style:name="P41"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42" style:family="paragraph" style:parent-style-name="Standard">
      <style:paragraph-properties fo:margin-left="0in" fo:margin-right="0in" style:line-height-at-least="0.0693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3"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background-color="transparent"/>
    </style:style>
    <style:style style:name="P44"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font-size="12pt" style:font-size-asian="12pt" style:font-name-complex="Times New Roman" style:font-size-complex="12pt"/>
    </style:style>
    <style:style style:name="P45" style:family="paragraph" style:parent-style-name="Standard">
      <style:paragraph-properties fo:margin-left="0in" fo:margin-right="0in" fo:text-indent="0.25in" style:auto-text-indent="false"/>
      <style:text-properties fo:language="en" fo:country="US"/>
    </style:style>
    <style:style style:name="P46" style:family="paragraph" style:parent-style-name="Standard">
      <style:paragraph-properties fo:margin-left="0in" fo:margin-right="0in" fo:text-indent="0.25in" style:auto-text-indent="false"/>
      <style:text-properties fo:font-weight="normal" style:font-weight-asian="normal" style:font-weight-complex="normal"/>
    </style:style>
    <style:style style:name="P47" style:family="paragraph" style:parent-style-name="Standard">
      <style:paragraph-properties fo:margin-left="0in" fo:margin-right="0in" fo:margin-top="0in" fo:margin-bottom="0in" style:line-height-at-least="0.139in" fo:orphans="2" fo:widows="2" fo:text-indent="0.25in" style:auto-text-indent="false"/>
    </style:style>
    <style:style style:name="P48" style:family="paragraph" style:parent-style-name="Text_20_body">
      <style:paragraph-properties fo:margin-left="0in" fo:margin-right="0in" fo:margin-top="0in" fo:margin-bottom="0in" style:line-height-at-least="0.139in" fo:text-indent="0.25in" style:auto-text-indent="false"/>
      <style:text-properties fo:font-size="12pt" style:font-size-asian="12pt" style:font-name-complex="Times New Roman" style:font-size-complex="12pt"/>
    </style:style>
    <style:style style:name="P49" style:family="paragraph" style:parent-style-name="Standard">
      <style:paragraph-properties fo:margin-left="0in" fo:margin-right="0in" style:line-height-at-least="0.0693in" fo:text-align="start" style:justify-single-word="false" fo:orphans="2" fo:widows="2" fo:text-indent="0.25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style>
    <style:style style:name="P50" style:family="paragraph" style:parent-style-name="Standard">
      <style:paragraph-properties fo:margin-left="0in" fo:margin-right="0in" style:line-height-at-least="0.0693in" fo:text-align="start" style:justify-single-word="false" fo:orphans="2" fo:widows="2" fo:text-indent="0.25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P51" style:family="paragraph" style:parent-style-name="Text_20_body">
      <style:paragraph-properties fo:margin-left="0in" fo:margin-right="0in" style:line-height-at-least="0.139in" fo:text-indent="0.25in" style:auto-text-indent="false"/>
    </style:style>
    <style:style style:name="P52" style:family="paragraph" style:parent-style-name="Standard" style:master-page-name="">
      <style:paragraph-properties fo:margin-left="0in" fo:margin-right="0in" fo:text-indent="0.25in" style:auto-text-indent="false" style:page-number="auto"/>
    </style:style>
    <style:style style:name="P53" style:family="paragraph" style:parent-style-name="Footer">
      <style:text-properties fo:font-size="10pt" style:font-size-asian="10pt" style:font-name-complex="Times New Roman" style:font-size-complex="10pt"/>
    </style:style>
    <style:style style:name="P54"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style>
    <style:style style:name="P55"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56" style:family="paragraph" style:parent-style-name="Standard">
      <style:paragraph-properties style:line-height-at-least="0.139in" fo:orphans="2" fo:widows="2"/>
    </style:style>
    <style:style style:name="P57" style:family="paragraph" style:parent-style-name="Standard">
      <style:paragraph-properties style:line-height-at-least="0.139in">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8"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59" style:family="paragraph" style:parent-style-name="Standard">
      <style:paragraph-properties style:line-height-at-least="0.139in" fo:text-align="start" style:justify-single-word="false" fo:orphans="2" fo:widows="2"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60"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style:font-size-asian="12pt" style:font-name-complex="Times New Roman" style:font-size-complex="12pt"/>
    </style:style>
    <style:style style:name="P61"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62" style:family="paragraph" style:parent-style-name="Standard">
      <style:paragraph-properties style:line-height-at-least="0.0693in">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63" style:family="paragraph" style:parent-style-name="Standard">
      <style:paragraph-properties fo:line-height="150%">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6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6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66"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bold" style:font-size-asian="12pt" style:font-style-asian="normal" style:font-weight-asian="bold" style:font-name-complex="Times New Roman" style:font-size-complex="12pt" style:font-weight-complex="bold"/>
    </style:style>
    <style:style style:name="P67"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68"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69"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7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style:text-underline-style="none" style:font-size-asian="12pt" style:font-name-complex="Times-Roman" style:font-size-complex="12pt"/>
    </style:style>
    <style:style style:name="P71"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72"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P73"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P74"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P75"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76"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77" style:family="paragraph" style:parent-style-name="Standard">
      <style:paragraph-properties style:line-height-at-least="0.0693in"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78" style:family="paragraph" style:parent-style-name="Standard">
      <style:paragraph-properties style:line-height-at-least="0.0693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79"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P80" style:family="paragraph" style:parent-style-name="Standard">
      <style:text-properties style:use-window-font-color="true" fo:font-size="12pt" fo:font-style="normal" style:text-underline-style="none" style:font-name-asian="Cochin" style:font-size-asian="12pt" style:font-style-asian="normal" style:font-name-complex="Times New Roman" style:font-size-complex="12pt" style:font-style-complex="normal"/>
    </style:style>
    <style:style style:name="P81"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82" style:family="paragraph" style:parent-style-name="Standard">
      <style:paragraph-properties style:line-height-at-least="0.139in" style:text-autospace="none">
        <style:tab-stops>
          <style:tab-stop style:position="-0.111in"/>
          <style:tab-stop style:position="0.278in"/>
          <style:tab-stop style:position="0.6665in"/>
          <style:tab-stop style:position="1.0555in"/>
          <style:tab-stop style:position="1.4445in"/>
          <style:tab-stop style:position="1.8335in"/>
          <style:tab-stop style:position="2.222in"/>
          <style:tab-stop style:position="2.611in"/>
          <style:tab-stop style:position="3in"/>
          <style:tab-stop style:position="3.389in"/>
          <style:tab-stop style:position="3.778in"/>
          <style:tab-stop style:position="4.1665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83" style:family="paragraph" style:parent-style-name="Standard">
      <style:paragraph-properties style:line-height-at-least="0.139in"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84" style:family="paragraph" style:parent-style-name="Standard">
      <style:paragraph-properties style:line-height-at-least="0.139in"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bold" style:font-name-asian="Cochin" style:font-size-asian="12pt" style:font-style-asian="normal" style:font-weight-asian="bold" style:font-name-complex="Times New Roman" style:font-size-complex="12pt" style:font-style-complex="normal" style:font-weight-complex="bold"/>
    </style:style>
    <style:style style:name="P85"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font-name-asian="Cochin" style:font-size-asian="12pt" style:font-style-asian="normal" style:font-name-complex="Times New Roman" style:font-size-complex="12pt" style:font-style-complex="normal"/>
    </style:style>
    <style:style style:name="P86"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bold" style:font-name-asian="Cochin" style:font-size-asian="10pt" style:font-weight-asian="bold" style:font-name-complex="Times New Roman" style:font-size-complex="10pt" style:font-weight-complex="bold"/>
    </style:style>
    <style:style style:name="P87"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normal" style:font-name-asian="Cochin" style:font-size-asian="10pt" style:font-weight-asian="normal" style:font-name-complex="Times New Roman" style:font-size-complex="10pt" style:font-weight-complex="normal"/>
    </style:style>
    <style:style style:name="P88"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P89"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P90"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fo:background-color="#ffff66" style:font-name-asian="Cochin" style:font-size-asian="10pt" style:font-style-asian="italic" style:font-weight-asian="normal" style:font-name-complex="Times New Roman" style:font-size-complex="10pt" style:font-style-complex="italic" style:font-weight-complex="normal"/>
    </style:style>
    <style:style style:name="P91"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P92"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93" style:family="paragraph" style:parent-style-name="Standard">
      <style:paragraph-properties style:line-height-at-least="0.139in" fo:text-align="start" style:justify-single-word="false" style:text-autospace="none"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94"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P95" style:family="paragraph" style:parent-style-name="Standard">
      <style:paragraph-properties style:line-height-at-least="0.139in" fo:text-align="start" style:justify-single-word="false" fo:orphans="2" fo:widows="2">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P96" style:family="paragraph" style:parent-style-name="Standard">
      <style:paragraph-properties style:line-height-at-least="0.139in" fo:text-align="start" style:justify-single-word="false" fo:orphans="2" fo:widows="2"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P97"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style>
    <style:style style:name="P98"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style>
    <style:style style:name="P99" style:family="paragraph" style:parent-style-name="Standard">
      <style:paragraph-properties style:line-height-at-least="0.0693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style>
    <style:style style:name="P100" style:family="paragraph" style:parent-style-name="Standard">
      <style:paragraph-properties style:line-height-at-least="0.0693in" fo:text-align="start" style:justify-single-word="false" style:vertical-align="top"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font-size="10pt" style:font-size-asian="10pt" style:font-name-complex="Times New Roman" style:font-size-complex="10pt"/>
    </style:style>
    <style:style style:name="P101" style:family="paragraph" style:parent-style-name="Standard">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P102" style:family="paragraph" style:parent-style-name="Standard">
      <style:paragraph-properties style:line-height-at-least="0.139in" fo:orphans="2" fo:widows="2"/>
      <style:text-properties fo:font-size="12pt" style:font-size-asian="12pt" style:font-name-complex="Times New Roman" style:font-size-complex="12pt"/>
    </style:style>
    <style:style style:name="P103" style:family="paragraph" style:parent-style-name="Standard">
      <style:paragraph-properties style:line-height-at-least="0.139in" fo:text-align="start" style:justify-single-word="false" fo:orphans="2" fo:widows="2"/>
      <style:text-properties fo:font-size="12pt" style:font-size-asian="12pt" style:font-name-complex="Times New Roman" style:font-size-complex="12pt"/>
    </style:style>
    <style:style style:name="P104" style:family="paragraph" style:parent-style-name="Standard">
      <style:paragraph-properties style:line-height-at-least="0.139in" fo:text-align="start" style:justify-single-word="false" fo:orphans="2" fo:widows="2"/>
      <style:text-properties fo:font-size="12pt" fo:font-style="normal" style:font-size-asian="12pt" style:font-style-asian="normal" style:font-name-complex="Times New Roman" style:font-size-complex="12pt" style:font-style-complex="normal"/>
    </style:style>
    <style:style style:name="P10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10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07" style:family="paragraph" style:parent-style-name="Standard">
      <style:paragraph-properties fo:text-align="center" style:justify-single-word="false"/>
    </style:style>
    <style:style style:name="P108" style:family="paragraph" style:parent-style-name="Standard">
      <style:text-properties fo:language="en" fo:country="US"/>
    </style:style>
    <style:style style:name="P109" style:family="paragraph" style:parent-style-name="Standard">
      <style:paragraph-properties fo:margin-left="0.5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10" style:family="paragraph" style:parent-style-name="Standard">
      <style:paragraph-properties fo:margin-left="0.5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P111" style:family="paragraph" style:parent-style-name="Standard">
      <style:paragraph-properties fo:margin-left="0.5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2" style:family="paragraph" style:parent-style-name="Standard">
      <style:paragraph-properties fo:margin-left="0.5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3"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style:font-size-asian="12pt" style:font-name-complex="Times New Roman" style:font-size-complex="12pt"/>
    </style:style>
    <style:style style:name="P114"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115"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116"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7"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8"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119" style:family="paragraph" style:parent-style-name="Standard">
      <style:paragraph-properties fo:margin-left="0in" fo:margin-right="0in" style:line-height-at-least="0.139in" fo:text-align="start" style:justify-single-word="false" fo:text-indent="0.4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bold"/>
    </style:style>
    <style:style style:name="P120"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21"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122" style:family="paragraph" style:parent-style-name="Standard">
      <style:paragraph-properties fo:margin-left="0in" fo:margin-right="0in" style:line-height-at-least="0.139in" fo:text-align="start" style:justify-single-word="false" fo:text-indent="0.4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123"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font-size="12pt" style:font-size-asian="12pt" style:font-name-complex="Times New Roman" style:font-size-complex="12pt"/>
    </style:style>
    <style:style style:name="P124" style:family="paragraph" style:parent-style-name="Text_20_body">
      <style:paragraph-properties fo:margin-left="0in" fo:margin-right="0in" fo:text-indent="0.4in" style:auto-text-indent="false"/>
    </style:style>
    <style:style style:name="P125" style:family="paragraph" style:parent-style-name="Standard">
      <style:paragraph-properties fo:margin-left="0.2in" fo:margin-right="0in" style:line-height-at-least="0.139in" fo:text-align="start" style:justify-single-word="false" fo:orphans="2" fo:widows="2" fo:text-indent="-0.2in" style:auto-text-indent="false" fo:break-before="page" style:writing-mode="lr-tb"/>
      <style:text-properties fo:font-size="12pt" style:font-size-asian="12pt" style:font-name-complex="Times New Roman" style:font-size-complex="12pt"/>
    </style:style>
    <style:style style:name="P126"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font-size="12pt" style:font-size-asian="12pt" style:font-name-complex="Times New Roman" style:font-size-complex="12pt"/>
    </style:style>
    <style:style style:name="P127" style:family="paragraph" style:parent-style-name="Standard">
      <style:paragraph-properties fo:margin-left="0.2in" fo:margin-right="0in" style:line-height-at-least="0.139in" fo:text-align="start" style:justify-single-word="false" fo:orphans="2" fo:widows="2" fo:text-indent="-0.2in" style:auto-text-indent="false" style:writing-mode="lr-tb"/>
    </style:style>
    <style:style style:name="P128" style:family="paragraph" style:parent-style-name="Standard">
      <style:paragraph-properties fo:margin-left="0.2in" fo:margin-right="0in" style:line-height-at-least="0.139in" fo:text-align="start" style:justify-single-word="false" fo:orphans="2" fo:widows="2" fo:text-indent="-0.2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P129" style:family="paragraph" style:parent-style-name="Text_20_body">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130" style:family="paragraph" style:parent-style-name="Text_20_body">
      <style:text-properties fo:font-size="12pt" style:font-size-asian="12pt" style:font-name-complex="Times New Roman" style:font-size-complex="12pt"/>
    </style:style>
    <style:style style:name="P131" style:family="paragraph" style:parent-style-name="Text_20_body">
      <style:text-properties fo:background-color="transparent"/>
    </style:style>
    <style:style style:name="P132" style:family="paragraph" style:parent-style-name="Text_20_body">
      <style:text-properties fo:color="#000000" fo:font-size="12pt" style:font-size-asian="12pt" style:font-name-complex="Times New Roman" style:font-size-complex="12pt"/>
    </style:style>
    <style:style style:name="P133" style:family="paragraph" style:parent-style-name="Text_20_body">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style>
    <style:style style:name="P134" style:family="paragraph" style:parent-style-name="Heading_20_1">
      <style:text-properties fo:color="#000000" fo:font-size="12pt" fo:letter-spacing="normal" fo:font-style="normal" style:text-underline-style="none" fo:font-weight="bold" style:letter-kerning="true" style:font-size-asian="12pt" style:font-style-asian="normal" style:font-weight-asian="bold" style:font-name-complex="Times New Roman" style:font-size-complex="12pt" style:font-weight-complex="bold"/>
    </style:style>
    <style:style style:name="P135" style:family="paragraph" style:parent-style-name="Heading_20_1">
      <style:text-properties fo:color="#000000" fo:font-style="normal" style:text-underline-style="none" style:font-style-asian="normal"/>
    </style:style>
    <style:style style:name="P136" style:family="paragraph" style:parent-style-name="Heading_20_1">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137" style:family="paragraph" style:parent-style-name="Heading_20_1">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4pt" fo:font-style="normal" style:text-underline-style="none" fo:font-weight="bold" style:font-name-asian="Cochin" style:font-size-asian="14pt" style:font-style-asian="normal" style:font-weight-asian="bold" style:font-name-complex="Times New Roman" style:font-size-complex="14pt" style:font-style-complex="normal" style:font-weight-complex="bold"/>
    </style:style>
    <style:style style:name="P138" style:family="paragraph" style:parent-style-name="Heading_20_1" style:master-page-name="Standard">
      <style:paragraph-properties fo:line-height="150%" style:page-number="auto"/>
    </style:style>
    <style:style style:name="P139" style:family="paragraph" style:parent-style-name="Heading_20_1">
      <style:paragraph-properties fo:margin-left="0in" fo:margin-right="0in" style:line-height-at-least="0.139in" fo:text-indent="0.25in" style:auto-text-indent="false"/>
    </style:style>
    <style:style style:name="P140" style:family="paragraph" style:parent-style-name="Heading_20_1">
      <style:paragraph-properties fo:break-before="page"/>
    </style:style>
    <style:style style:name="P141" style:family="paragraph" style:parent-style-name="Heading_20_1" style:master-page-name="Convert_20_1">
      <style:paragraph-properties style:page-number="auto" fo:break-before="page"/>
    </style:style>
    <style:style style:name="P142" style:family="paragraph" style:parent-style-name="Heading_20_1" style:master-page-name="Convert_20_2">
      <style:paragraph-properties style:page-number="1" fo:break-before="page"/>
    </style:style>
    <style:style style:name="P143" style:family="paragraph" style:parent-style-name="Heading_20_1" style:master-page-name="Convert_20_3">
      <style:paragraph-properties style:page-number="1" fo:break-before="page"/>
    </style:style>
    <style:style style:name="P144" style:family="paragraph" style:parent-style-name="Heading_20_1" style:master-page-name="Convert_20_4">
      <style:paragraph-properties fo:line-height="150%" style:page-number="auto" fo:break-before="page"/>
    </style:style>
    <style:style style:name="P145" style:family="paragraph" style:parent-style-name="Heading_20_1" style:master-page-name="Convert_20_5">
      <style:paragraph-properties style:page-number="1" fo:break-before="page"/>
    </style:style>
    <style:style style:name="P146" style:family="paragraph" style:parent-style-name="Heading_20_1" style:master-page-name="Convert_20_6">
      <style:paragraph-properties style:page-number="1" fo:break-before="page"/>
    </style:style>
    <style:style style:name="P147" style:family="paragraph" style:parent-style-name="Heading_20_1" style:master-page-name="Convert_20_7">
      <style:paragraph-properties fo:line-height="150%" style:page-number="auto" fo:break-before="page"/>
    </style:style>
    <style:style style:name="P148" style:family="paragraph" style:parent-style-name="Standard" style:list-style-name="L1"/>
    <style:style style:name="P149" style:family="paragraph" style:parent-style-name="Standard" style:list-style-name="L1">
      <style:text-properties fo:language="en" fo:country="US"/>
    </style:style>
    <style:style style:name="P150" style:family="paragraph" style:parent-style-name="Standard" style:list-style-name="L1">
      <style:text-properties fo:font-weight="normal" style:font-weight-asian="normal" style:font-weight-complex="normal"/>
    </style:style>
    <style:style style:name="P151" style:family="paragraph" style:parent-style-name="Standard" style:list-style-name="L2">
      <style:text-properties fo:font-weight="normal" style:font-weight-asian="normal" style:font-weight-complex="normal"/>
    </style:style>
    <style:style style:name="P152" style:family="paragraph" style:parent-style-name="Standard" style:list-style-name="WW8Num2">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53" style:family="paragraph" style:parent-style-name="Standard" style:list-style-name="WW8Num3">
      <style:paragraph-properties style:line-height-at-least="0.139in">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54" style:family="paragraph" style:parent-style-name="Standard" style:list-style-name="WW8Num3">
      <style:paragraph-properties style:line-height-at-least="0.139in">
        <style:tab-stops>
          <style:tab-stop style:position="1.1528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55" style:family="paragraph" style:parent-style-name="Standard" style:list-style-name="WW8Num3">
      <style:paragraph-properties style:line-height-at-least="0.139in">
        <style:tab-stops>
          <style:tab-stop style:position="0.6528in"/>
          <style:tab-stop style:position="1in"/>
          <style:tab-stop style:position="1.5in"/>
          <style:tab-stop style:position="2in"/>
          <style:tab-stop style:position="2.5in"/>
          <style:tab-stop style:position="3in"/>
        </style:tab-stops>
      </style:paragraph-properties>
    </style:style>
    <style:style style:name="P156" style:family="paragraph" style:parent-style-name="Standard" style:list-style-name="WW8Num3">
      <style:paragraph-properties style:line-height-at-least="0.139in">
        <style:tab-stops>
          <style:tab-stop style:position="1.1528in"/>
          <style:tab-stop style:position="1.5in"/>
          <style:tab-stop style:position="2in"/>
          <style:tab-stop style:position="2.5in"/>
          <style:tab-stop style:position="3in"/>
        </style:tab-stops>
      </style:paragraph-properties>
    </style:style>
    <style:style style:name="P157" style:family="paragraph" style:parent-style-name="Standard">
      <style:paragraph-properties fo:text-align="start" style:justify-single-word="false"/>
    </style:style>
    <style:style style:name="P158" style:family="paragraph" style:parent-style-name="Standard">
      <style:paragraph-properties fo:text-align="center" style:justify-single-word="false"/>
    </style:style>
    <style:style style:name="P159" style:family="paragraph" style:parent-style-name="Standard">
      <style:paragraph-properties fo:margin-left="0in" fo:margin-right="0in" fo:text-indent="0in" style:auto-text-indent="false"/>
      <style:text-properties style:use-window-font-color="true"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P160" style:family="paragraph" style:parent-style-name="Standard">
      <style:paragraph-properties fo:margin-left="0in" fo:margin-right="0in" fo:text-indent="0.25in" style:auto-text-indent="false"/>
      <style:text-properties style:use-window-font-color="true" fo:font-size="12pt" fo:font-style="normal" style:text-underline-style="none" style:font-name-asian="Cochin" style:font-size-asian="12pt" style:font-style-asian="normal" style:font-name-complex="Times New Roman" style:font-size-complex="12pt" style:font-style-complex="normal" text:display="true"/>
    </style:style>
    <style:style style:name="P161" style:family="paragraph" style:parent-style-name="Standard" style:list-style-name="WW8Num2">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162" style:family="paragraph" style:parent-style-name="Standard" style:list-style-name="WW8Num2">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style>
    <style:style style:name="P163" style:family="paragraph" style:parent-style-name="Standard">
      <style:paragraph-properties fo:margin-left="0in" fo:margin-right="0in" fo:text-indent="0.25in" style:auto-text-indent="false"/>
      <style:text-properties fo:font-weight="normal" fo:background-color="transparent" style:font-weight-asian="normal" style:font-weight-complex="normal"/>
    </style:style>
    <style:style style:name="P164" style:family="paragraph" style:parent-style-name="Standard">
      <style:paragraph-properties fo:margin-left="0in" fo:margin-right="0in" fo:margin-top="0in" fo:margin-bottom="0in" style:line-height-at-least="0.139in" fo:orphans="2" fo:widows="2" fo:text-indent="0.25in" style:auto-text-indent="false"/>
    </style:style>
    <style:style style:name="P165" style:family="paragraph" style:parent-style-name="Standard" style:list-style-name="WW8Num2">
      <style:paragraph-properties fo:margin-left="0.5in" fo:margin-right="0in" style:line-height-at-least="0.0693in" fo:text-indent="-0.3472in" style:auto-text-indent="false">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66" style:family="paragraph" style:parent-style-name="Standard" style:list-style-name="WW8Num3">
      <style:paragraph-properties fo:margin-left="0.5in" fo:margin-right="0in" style:line-height-at-least="0.0693in" fo:text-indent="-0.3472in" style:auto-text-indent="false">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67" style:family="paragraph" style:parent-style-name="Standard" style:list-style-name="WW8Num2">
      <style:paragraph-properties fo:margin-left="0.5in" fo:margin-right="0in" style:line-height-at-least="0.139in" fo:text-indent="-0.25in" style:auto-text-indent="false" style:text-autospace="none">
        <style:tab-stops>
          <style:tab-stop style:position="0in"/>
          <style:tab-stop style:position="0.5in"/>
          <style:tab-stop style:position="1in"/>
          <style:tab-stop style:position="1.5in"/>
          <style:tab-stop style:position="2in"/>
          <style:tab-stop style:position="2.5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168" style:family="paragraph" style:parent-style-name="Standard" style:master-page-name="Convert_20_8">
      <style:paragraph-properties fo:text-align="center" style:justify-single-word="false" style:page-number="auto" fo:break-before="page"/>
    </style:style>
    <style:style style:name="P169" style:family="paragraph" style:parent-style-name="Standard" style:master-page-name="Convert_20_9">
      <style:paragraph-properties fo:margin-left="0.2in" fo:margin-right="0in" style:line-height-at-least="0.139in" fo:text-align="center" style:justify-single-word="false" fo:orphans="2" fo:widows="2" fo:text-indent="-0.2in" style:auto-text-indent="false" style:page-number="auto" fo:break-before="page" style:writing-mode="lr-tb"/>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1" style:family="text">
      <style:text-properties fo:font-size="14pt" style:font-size-asian="14pt" style:font-size-complex="14pt"/>
    </style:style>
    <style:style style:name="T2" style:family="text">
      <style:text-properties fo:font-size="14pt" style:font-size-asian="14pt" style:font-name-complex="Times New Roman" style:font-size-complex="14pt" style:font-style-complex="normal"/>
    </style:style>
    <style:style style:name="T3" style:family="text">
      <style:text-properties fo:font-size="14pt" fo:font-style="normal" style:font-size-asian="14pt" style:font-style-asian="normal" style:font-name-complex="Times New Roman" style:font-size-complex="14pt" style:font-style-complex="normal"/>
    </style:style>
    <style:style style:name="T4" style:family="text">
      <style:text-properties fo:font-size="14pt" fo:font-style="normal" style:text-underline-style="none" style:font-size-asian="14pt" style:font-style-asian="normal" style:font-name-complex="Times New Roman"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4pt" fo:font-style="italic" style:font-size-asian="14pt" style:font-style-asian="italic" style:font-name-complex="Times New Roman" style:font-size-complex="14pt" style:font-style-complex="italic"/>
    </style:style>
    <style:style style:name="T7" style:family="text">
      <style:text-properties fo:font-size="14pt" fo:font-style="italic" style:text-underline-style="none" style:font-size-asian="14pt" style:font-style-asian="italic" style:font-name-complex="Times New Roman" style:font-size-complex="14pt" style:font-style-complex="italic"/>
    </style:style>
    <style:style style:name="T8" style:family="text">
      <style:text-properties fo:font-style="normal" style:font-style-asian="normal" style:font-style-complex="normal"/>
    </style:style>
    <style:style style:name="T9" style:family="text">
      <style:text-properties fo:font-style="normal" style:text-underline-style="none" fo:font-weight="normal" style:font-name-asian="Cochin" style:font-style-asian="normal" style:font-weight-asian="normal"/>
    </style:style>
    <style:style style:name="T10" style:family="text">
      <style:text-properties fo:font-style="normal" style:text-underline-style="none" fo:font-weight="normal" style:font-name-asian="Cochin" style:font-style-asian="normal" style:font-weight-asian="normal" style:font-style-complex="normal"/>
    </style:style>
    <style:style style:name="T11" style:family="text">
      <style:text-properties fo:font-style="normal" style:text-underline-style="none" fo:font-weight="normal" style:font-name-asian="Cochin" style:font-style-asian="normal" style:font-weight-asian="normal" style:font-name-complex="Times New Roman"/>
    </style:style>
    <style:style style:name="T12" style:family="text">
      <style:text-properties fo:font-style="normal" style:text-underline-style="none" fo:font-weight="normal" style:font-name-asian="Cochin" style:font-style-asian="normal" style:font-weight-asian="normal" style:font-name-complex="Times New Roman" style:font-style-complex="normal"/>
    </style:style>
    <style:style style:name="T13" style:family="text">
      <style:text-properties fo:font-style="normal" fo:background-color="transparent" style:font-style-asian="normal" style:font-style-complex="normal"/>
    </style:style>
    <style:style style:name="T14" style:family="text">
      <style:text-properties fo:color="#000000"/>
    </style:style>
    <style:style style:name="T15" style:family="text">
      <style:text-properties fo:color="#000000" fo:font-size="12pt" style:font-size-asian="12pt" style:font-name-complex="Times New Roman" style:font-size-complex="12pt"/>
    </style:style>
    <style:style style:name="T16" style:family="text">
      <style:text-properties fo:color="#000000" fo:font-size="12pt" fo:font-style="normal" style:font-size-asian="12pt" style:font-style-asian="normal" style:font-name-complex="Times New Roman" style:font-size-complex="12pt"/>
    </style:style>
    <style:style style:name="T17" style:family="text">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T18" style:family="text">
      <style:text-properties fo:color="#000000" fo:font-size="12pt" fo:font-style="normal" style:text-underline-style="none" fo:font-weight="normal" style:font-size-asian="12pt" style:font-style-asian="normal" style:font-weight-asian="normal" style:font-name-complex="Times New Roman" style:font-size-complex="12pt" style:font-style-complex="normal"/>
    </style:style>
    <style:style style:name="T19" style:family="text">
      <style:text-properties fo:color="#000000" fo:font-size="12pt" fo:font-style="normal" style:text-underline-style="none" fo:font-weight="normal" style:font-size-asian="12pt" style:font-style-asian="normal" style:font-weight-asian="normal" style:font-name-complex="Times-Roman" style:font-size-complex="12pt"/>
    </style:style>
    <style:style style:name="T20" style:family="text">
      <style:text-properties fo:color="#000000" fo:font-size="12pt" fo:font-style="normal" style:text-underline-style="none" fo:font-weight="normal" style:font-size-asian="12pt" style:font-style-asian="normal" style:font-weight-asian="normal" style:font-name-complex="Times-Roman" style:font-size-complex="12pt" style:font-weight-complex="normal"/>
    </style:style>
    <style:style style:name="T21"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T22"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T23"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text:display="true"/>
    </style:style>
    <style:style style:name="T24" style:family="text">
      <style:text-properties fo:color="#000000" fo:font-size="12pt" fo:font-style="normal" style:text-underline-style="none" fo:font-weight="normal" fo:background-color="#ffff66" style:font-size-asian="12pt" style:font-style-asian="normal" style:font-weight-asian="normal" style:font-name-complex="Times New Roman" style:font-size-complex="12pt"/>
    </style:style>
    <style:style style:name="T25" style:family="text">
      <style:text-properties fo:color="#000000" fo:font-size="12pt" fo:font-style="normal" style:text-underline-style="none" fo:font-weight="normal" fo:background-color="#ffff66" style:font-size-asian="12pt" style:font-style-asian="normal" style:font-weight-asian="normal" style:font-name-complex="Times-Roman" style:font-size-complex="12pt"/>
    </style:style>
    <style:style style:name="T26" style:family="text">
      <style:text-properties fo:color="#000000" fo:font-size="12pt" fo:font-style="italic" style:font-size-asian="12pt" style:font-style-asian="italic" style:font-name-complex="Times New Roman" style:font-size-complex="12pt"/>
    </style:style>
    <style:style style:name="T27" style:family="text">
      <style:text-properties fo:color="#000000" fo:font-size="12pt" fo:font-style="italic" style:font-size-asian="12pt" style:font-style-asian="italic" style:font-name-complex="Times New Roman" style:font-size-complex="12pt" style:font-style-complex="italic"/>
    </style:style>
    <style:style style:name="T28" style:family="text">
      <style:text-properties fo:color="#000000" fo:font-size="12pt" fo:font-style="italic" style:text-underline-style="none" fo:font-weight="normal" style:font-size-asian="12pt" style:font-style-asian="italic" style:font-weight-asian="normal" style:font-name-complex="Times New Roman" style:font-size-complex="12pt"/>
    </style:style>
    <style:style style:name="T29" style:family="text">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style>
    <style:style style:name="T30"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style>
    <style:style style:name="T31"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style>
    <style:style style:name="T32"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33"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text:display="true"/>
    </style:style>
    <style:style style:name="T34"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35"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36"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italic"/>
    </style:style>
    <style:style style:name="T37"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38"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39"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bold"/>
    </style:style>
    <style:style style:name="T40"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41" style:family="text">
      <style:text-properties fo:color="#000000" fo:font-size="12pt" fo:letter-spacing="normal" fo:font-style="normal" style:text-underline-style="none" fo:font-weight="normal" style:letter-kerning="true" fo:background-color="#ffff66" style:font-size-asian="12pt" style:font-style-asian="normal" style:font-weight-asian="normal" style:font-name-complex="Times New Roman" style:font-size-complex="12pt"/>
    </style:style>
    <style:style style:name="T42" style:family="text">
      <style:text-properties fo:color="#0000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style>
    <style:style style:name="T43"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44"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45"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46"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47" style:family="text">
      <style:text-properties fo:color="#0000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style>
    <style:style style:name="T48" style:family="text">
      <style:text-properties fo:color="#000000" fo:font-size="12pt" fo:letter-spacing="normal" fo:font-style="italic" style:text-underline-style="none" fo:font-weight="normal" style:letter-kerning="true" fo:background-color="#ffff66" style:font-size-asian="12pt" style:font-style-asian="italic" style:font-weight-asian="normal" style:font-name-complex="Times New Roman" style:font-size-complex="12pt"/>
    </style:style>
    <style:style style:name="T49" style:family="text">
      <style:text-properties fo:color="#000000" fo:font-size="12pt" style:text-underline-style="none" style:font-size-asian="12pt" style:font-name-complex="Times-Roman" style:font-size-complex="12pt"/>
    </style:style>
    <style:style style:name="T50" style:family="text">
      <style:text-properties fo:color="#000000" style:text-position="super 58%"/>
    </style:style>
    <style:style style:name="T51" style:family="text">
      <style:text-properties fo:color="#000000" style:text-position="super 58%" fo:font-size="12pt" fo:font-style="normal" style:font-size-asian="12pt" style:font-style-asian="normal" style:font-name-complex="Times New Roman" style:font-size-complex="12pt"/>
    </style:style>
    <style:style style:name="T52" style:family="text">
      <style:text-properties fo:color="#000000" style:text-position="super 58%" fo:font-size="12pt" fo:font-style="normal" style:text-underline-style="none" fo:font-weight="normal" style:font-size-asian="12pt" style:font-style-asian="normal" style:font-weight-asian="normal" style:font-name-complex="Times New Roman" style:font-size-complex="12pt"/>
    </style:style>
    <style:style style:name="T53"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style>
    <style:style style:name="T54"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font-weight-complex="normal"/>
    </style:style>
    <style:style style:name="T55"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 New Roman" style:font-size-complex="12pt"/>
    </style:style>
    <style:style style:name="T56" style:family="text">
      <style:text-properties fo:color="#000000" style:text-position="super 58%"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57" style:family="text">
      <style:text-properties fo:color="#000000" style:text-position="super 58%"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58" style:family="text">
      <style:text-properties fo:color="#000000" style:text-position="super 58%"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59" style:family="text">
      <style:text-properties fo:color="#000000" style:text-position="super 58%"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60" style:family="text">
      <style:text-properties fo:color="#000000" style:text-position="super 58%" fo:font-size="12pt" style:text-underline-style="none" style:font-size-asian="12pt" style:font-name-complex="Times-Roman" style:font-size-complex="12pt"/>
    </style:style>
    <style:style style:name="T61" style:family="text">
      <style:text-properties fo:color="#000000" style:text-position="super 58%"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62" style:family="text">
      <style:text-properties fo:color="#000000" style:text-position="super 58%" fo:letter-spacing="normal" fo:font-style="normal" style:text-underline-style="none" fo:font-weight="normal" style:letter-kerning="true" style:font-style-asian="normal" style:font-weight-asian="normal"/>
    </style:style>
    <style:style style:name="T63" style:family="text">
      <style:text-properties fo:color="#000000" style:text-position="super 58%" fo:letter-spacing="normal" fo:font-style="normal" style:text-underline-style="none" fo:font-weight="normal" style:letter-kerning="true" style:font-style-asian="normal" style:font-weight-asian="normal" style:font-name-complex="Cochin"/>
    </style:style>
    <style:style style:name="T64" style:family="text">
      <style:text-properties fo:color="#000000" style:text-position="super 58%" fo:letter-spacing="normal" fo:font-style="normal" style:text-underline-style="none" fo:font-weight="normal" style:letter-kerning="true" fo:background-color="transparent" style:font-style-asian="normal" style:font-weight-asian="normal"/>
    </style:style>
    <style:style style:name="T65" style:family="text">
      <style:text-properties fo:color="#000000" style:text-position="super 58%" fo:font-style="normal" style:text-underline-style="none" fo:font-weight="normal" style:font-style-asian="normal" style:font-weight-asian="normal"/>
    </style:style>
    <style:style style:name="T66" style:family="text">
      <style:text-properties fo:color="#000000" style:text-position="super 58%" fo:font-style="normal" style:text-underline-style="none" fo:font-weight="normal" style:font-style-asian="normal" style:font-weight-asian="normal" style:font-name-complex="Cochin"/>
    </style:style>
    <style:style style:name="T67" style:family="text">
      <style:text-properties fo:color="#000000" fo:font-size="10pt" fo:letter-spacing="normal" fo:font-style="normal" style:text-underline-style="none" fo:font-weight="normal" style:letter-kerning="true" style:font-size-asian="10pt" style:font-style-asian="normal" style:font-weight-asian="normal" style:font-size-complex="10pt"/>
    </style:style>
    <style:style style:name="T68" style:family="text">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69" style:family="text">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70" style:family="text">
      <style:text-properties fo:color="#000000" fo:font-size="10pt" fo:letter-spacing="normal" fo:font-style="normal" style:text-underline-style="none" fo:font-weight="normal" style:letter-kerning="true" fo:background-color="transparent" style:font-name-asian="Cochin" style:font-size-asian="10pt" style:font-style-asian="normal" style:font-weight-asian="normal" style:font-name-complex="Times New Roman" style:font-size-complex="10pt"/>
    </style:style>
    <style:style style:name="T71"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72"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font-style-complex="normal"/>
    </style:style>
    <style:style style:name="T73"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style>
    <style:style style:name="T74"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font-style-complex="italic"/>
    </style:style>
    <style:style style:name="T75"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T76"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font-style-complex="italic"/>
    </style:style>
    <style:style style:name="T77" style:family="text">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T78"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79"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font-style-complex="italic"/>
    </style:style>
    <style:style style:name="T80" style:family="text">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T81" style:family="text">
      <style:text-properties fo:color="#000000" fo:font-size="10pt" fo:font-style="italic" style:text-underline-style="none" fo:font-weight="normal" style:font-size-asian="10pt" style:font-style-asian="italic" style:font-weight-asian="normal" style:font-name-complex="Times New Roman" style:font-size-complex="10pt" style:font-style-complex="italic"/>
    </style:style>
    <style:style style:name="T82" style:family="text">
      <style:text-properties fo:color="#000000" fo:letter-spacing="normal" fo:font-style="normal" style:text-underline-style="none" fo:font-weight="normal" style:letter-kerning="true" style:font-style-asian="normal" style:font-weight-asian="normal"/>
    </style:style>
    <style:style style:name="T83" style:family="text">
      <style:text-properties fo:color="#000000" fo:letter-spacing="normal" fo:font-style="normal" style:text-underline-style="none" fo:font-weight="normal" style:letter-kerning="true" style:font-style-asian="normal" style:font-weight-asian="normal" style:font-name-complex="Cochin"/>
    </style:style>
    <style:style style:name="T84" style:family="text">
      <style:text-properties fo:color="#000000" fo:letter-spacing="normal" fo:font-style="normal" style:text-underline-style="none" fo:font-weight="normal" style:letter-kerning="true" style:font-style-asian="normal" style:font-weight-asian="normal" style:font-name-complex="LucidaGrande"/>
    </style:style>
    <style:style style:name="T85" style:family="text">
      <style:text-properties fo:color="#000000" fo:letter-spacing="normal" fo:font-style="normal" style:text-underline-style="none" fo:font-weight="normal" style:letter-kerning="true" style:font-style-asian="normal" style:font-weight-asian="normal" style:font-style-complex="normal"/>
    </style:style>
    <style:style style:name="T86" style:family="text">
      <style:text-properties fo:color="#000000" fo:letter-spacing="normal" fo:font-style="normal" style:text-underline-style="none" fo:font-weight="normal" style:letter-kerning="true" fo:background-color="transparent" style:font-style-asian="normal" style:font-weight-asian="normal"/>
    </style:style>
    <style:style style:name="T87" style:family="text">
      <style:text-properties fo:color="#000000" fo:letter-spacing="normal" fo:font-style="normal" style:text-underline-style="none" fo:font-weight="normal" style:letter-kerning="true" fo:background-color="transparent" style:font-style-asian="normal" style:font-weight-asian="normal" style:font-name-complex="Cochin"/>
    </style:style>
    <style:style style:name="T88" style:family="text">
      <style:text-properties fo:color="#000000" fo:letter-spacing="normal" fo:font-style="normal" style:text-underline-style="none" fo:font-weight="normal" style:letter-kerning="true" fo:background-color="#ffff66" style:font-style-asian="normal" style:font-weight-asian="normal"/>
    </style:style>
    <style:style style:name="T89" style:family="text">
      <style:text-properties fo:color="#000000" fo:letter-spacing="normal" fo:font-style="normal" style:text-underline-style="none" fo:font-weight="bold" style:letter-kerning="true" style:font-style-asian="normal" style:font-weight-asian="bold" style:font-weight-complex="bold"/>
    </style:style>
    <style:style style:name="T90" style:family="text">
      <style:text-properties fo:color="#000000" fo:letter-spacing="normal" fo:font-style="italic" style:text-underline-style="none" fo:font-weight="normal" style:letter-kerning="true" style:font-style-asian="italic" style:font-weight-asian="normal"/>
    </style:style>
    <style:style style:name="T91" style:family="text">
      <style:text-properties fo:color="#000000" fo:letter-spacing="normal" fo:font-style="italic" style:text-underline-style="none" fo:font-weight="normal" style:letter-kerning="true" style:font-style-asian="italic" style:font-weight-asian="normal" style:font-style-complex="italic"/>
    </style:style>
    <style:style style:name="T92" style:family="text">
      <style:text-properties fo:color="#000000" fo:letter-spacing="normal" fo:font-style="italic" style:text-underline-style="none" fo:font-weight="normal" style:letter-kerning="true" style:font-style-asian="italic" style:font-weight-asian="normal" style:font-name-complex="Cochin"/>
    </style:style>
    <style:style style:name="T93" style:family="text">
      <style:text-properties fo:color="#000000" fo:letter-spacing="normal" fo:font-style="italic" style:text-underline-style="none" fo:font-weight="normal" style:letter-kerning="true" fo:background-color="transparent" style:font-style-asian="italic" style:font-weight-asian="normal"/>
    </style:style>
    <style:style style:name="T94" style:family="text">
      <style:text-properties fo:color="#000000" fo:letter-spacing="normal" fo:font-style="italic" style:text-underline-style="none" fo:font-weight="normal" style:letter-kerning="true" fo:background-color="transparent" style:font-style-asian="italic" style:font-weight-asian="normal" style:font-style-complex="italic"/>
    </style:style>
    <style:style style:name="T95" style:family="text">
      <style:text-properties fo:color="#000000" fo:letter-spacing="normal" fo:font-style="italic" style:text-underline-style="none" fo:font-weight="normal" style:letter-kerning="true" fo:background-color="transparent" style:font-style-asian="italic" style:font-weight-asian="normal" style:font-name-complex="Cochin"/>
    </style:style>
    <style:style style:name="T96" style:family="text">
      <style:text-properties fo:color="#000000" fo:letter-spacing="normal" fo:font-style="italic" style:text-underline-style="none" fo:font-weight="normal" style:letter-kerning="true" fo:background-color="#ffff66" style:font-style-asian="italic" style:font-weight-asian="normal"/>
    </style:style>
    <style:style style:name="T97"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98"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99"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100" style:family="text">
      <style:text-properties fo:color="#000000" style:text-position="0% 100%" fo:font-size="12pt" fo:letter-spacing="normal" fo:font-style="normal" style:text-underline-style="none" fo:font-weight="normal" style:letter-kerning="true" fo:background-color="#ffff66" style:font-size-asian="12pt" style:font-style-asian="normal" style:font-weight-asian="normal" style:font-name-complex="Times New Roman" style:font-size-complex="12pt"/>
    </style:style>
    <style:style style:name="T101" style:family="text">
      <style:text-properties fo:color="#000000"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102"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103"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104"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105" style:family="text">
      <style:text-properties fo:color="#000000"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normal" style:font-weight-complex="normal"/>
    </style:style>
    <style:style style:name="T106"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style>
    <style:style style:name="T107"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108" style:family="text">
      <style:text-properties fo:color="#000000" style:text-position="0% 100%" fo:font-size="10pt" fo:letter-spacing="normal" fo:font-style="normal" style:text-underline-style="none" fo:font-weight="normal" style:letter-kerning="true" fo:background-color="transparent" style:font-size-asian="10pt" style:font-style-asian="normal" style:font-weight-asian="normal"/>
    </style:style>
    <style:style style:name="T109" style:family="text">
      <style:text-properties fo:color="#000000" style:text-position="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10" style:family="text">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T111"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style>
    <style:style style:name="T112"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font-style-complex="italic"/>
    </style:style>
    <style:style style:name="T113" style:family="text">
      <style:text-properties fo:color="#000000" style:text-position="0% 100%" fo:font-size="10pt" fo:letter-spacing="normal" fo:font-style="italic" style:text-underline-style="none" fo:font-weight="normal" style:letter-kerning="true" fo:background-color="transparent" style:font-size-asian="10pt" style:font-style-asian="italic" style:font-weight-asian="normal"/>
    </style:style>
    <style:style style:name="T114" style:family="text">
      <style:text-properties fo:color="#000000" style:text-position="0% 100%" fo:font-size="10pt" fo:letter-spacing="normal" fo:font-style="italic" style:text-underline-style="none" fo:font-weight="normal" style:letter-kerning="true" fo:background-color="#ffff66" style:font-size-asian="10pt" style:font-style-asian="italic" style:font-weight-asian="normal"/>
    </style:style>
    <style:style style:name="T115" style:family="text">
      <style:text-properties fo:color="#000000" style:text-position="0% 1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116" style:family="text">
      <style:text-properties fo:color="#000000" style:text-position="0% 100%" style:font-name="Helvetica" fo:font-size="9pt" fo:font-style="normal" style:font-name-asian="Helvetica" style:font-size-asian="9pt" style:font-style-asian="normal" style:font-name-complex="Helvetica" style:font-size-complex="9pt" style:font-style-complex="normal"/>
    </style:style>
    <style:style style:name="T117" style:family="text">
      <style:text-properties fo:color="#000000" fo:font-style="normal" style:text-underline-style="none" fo:font-weight="normal" style:font-style-asian="normal" style:font-weight-asian="normal"/>
    </style:style>
    <style:style style:name="T118" style:family="text">
      <style:text-properties fo:color="#000000" fo:font-style="normal" style:text-underline-style="none" fo:font-weight="normal" style:font-style-asian="normal" style:font-weight-asian="normal" style:font-name-complex="Cochin"/>
    </style:style>
    <style:style style:name="T119" style:family="text">
      <style:text-properties fo:color="#000000" fo:font-style="normal" style:text-underline-style="none" fo:font-weight="normal" style:font-style-asian="normal" style:font-weight-asian="normal" style:font-name-complex="LucidaGrande"/>
    </style:style>
    <style:style style:name="T120" style:family="text">
      <style:text-properties fo:color="#000000" fo:font-style="normal" style:text-underline-style="none" fo:font-weight="normal" fo:background-color="transparent" style:font-style-asian="normal" style:font-weight-asian="normal"/>
    </style:style>
    <style:style style:name="T121" style:family="text">
      <style:text-properties fo:color="#000000" fo:font-style="normal" style:text-underline-style="none" fo:font-weight="normal" fo:background-color="transparent" style:font-style-asian="normal" style:font-weight-asian="normal" style:font-name-complex="Cochin"/>
    </style:style>
    <style:style style:name="T122" style:family="text">
      <style:text-properties fo:color="#000000" fo:font-style="normal" style:text-underline-style="none" fo:font-weight="normal" fo:background-color="transparent" style:font-style-asian="normal" style:font-weight-asian="normal" style:font-name-complex="LucidaGrande"/>
    </style:style>
    <style:style style:name="T123" style:family="text">
      <style:text-properties fo:color="#000000" fo:font-style="italic" style:text-underline-style="none" fo:font-weight="normal" style:font-style-asian="italic" style:font-weight-asian="normal"/>
    </style:style>
    <style:style style:name="T124" style:family="text">
      <style:text-properties fo:color="#000000" fo:font-style="italic" style:text-underline-style="none" fo:font-weight="normal" style:font-style-asian="italic" style:font-weight-asian="normal" style:font-name-complex="Cochin"/>
    </style:style>
    <style:style style:name="T125" style:family="text">
      <style:text-properties fo:color="#000000" fo:font-style="italic" style:text-underline-style="none" fo:font-weight="normal" style:font-style-asian="italic" style:font-weight-asian="normal" style:font-name-complex="Cochin" style:font-style-complex="italic"/>
    </style:style>
    <style:style style:name="T126" style:family="text">
      <style:text-properties fo:color="#000000" fo:font-style="italic" style:text-underline-style="none" fo:font-weight="normal" style:font-style-asian="italic" style:font-weight-asian="normal" style:font-name-complex="LucidaGrande" style:font-style-complex="italic"/>
    </style:style>
    <style:style style:name="T127" style:family="text">
      <style:text-properties fo:color="#000000" fo:font-style="italic" style:text-underline-style="none" fo:font-weight="normal" fo:background-color="transparent" style:font-style-asian="italic" style:font-weight-asian="normal"/>
    </style:style>
    <style:style style:name="T128" style:family="text">
      <style:text-properties fo:color="#000000" fo:font-style="italic" style:text-underline-style="none" fo:font-weight="normal" fo:background-color="transparent" style:font-style-asian="italic" style:font-weight-asian="normal" style:font-name-complex="Cochin"/>
    </style:style>
    <style:style style:name="T129" style:family="text">
      <style:text-properties fo:color="#000000" fo:font-style="italic" style:text-underline-style="none" fo:font-weight="normal" fo:background-color="transparent" style:font-style-asian="italic" style:font-weight-asian="normal" style:font-name-complex="Cochin" style:font-style-complex="italic"/>
    </style:style>
    <style:style style:name="T130" style:family="text">
      <style:text-properties fo:color="#000000" fo:font-style="italic" style:text-underline-style="none" fo:font-weight="normal" fo:background-color="#ffff66" style:font-style-asian="italic" style:font-weight-asian="normal"/>
    </style:style>
    <style:style style:name="T131" style:family="text">
      <style:text-properties fo:color="#000000" fo:font-style="italic" style:text-underline-style="none" fo:font-weight="normal" fo:background-color="#ffff66" style:font-style-asian="italic" style:font-weight-asian="normal" style:font-name-complex="Cochin"/>
    </style:style>
    <style:style style:name="T132" style:family="text">
      <style:text-properties fo:color="#000000" style:text-position="10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33" style:family="text">
      <style:text-properties fo:color="#000000" style:font-name="LucidaGrande" fo:font-size="12pt" fo:font-style="normal" style:text-underline-style="none" fo:font-weight="normal" style:font-size-asian="12pt" style:font-style-asian="normal" style:font-weight-asian="normal" style:font-name-complex="LucidaGrande" style:font-size-complex="12pt"/>
    </style:style>
    <style:style style:name="T134" style:family="text">
      <style:text-properties fo:color="#000000" style:font-name="Source Sans Pro1"/>
    </style:style>
    <style:style style:name="T135" style:family="text">
      <style:text-properties fo:font-size="12pt" style:font-size-asian="12pt" style:font-name-complex="Times New Roman" style:font-size-complex="12pt"/>
    </style:style>
    <style:style style:name="T136" style:family="text">
      <style:text-properties fo:font-size="12pt" fo:background-color="transparent" style:font-size-asian="12pt" style:font-name-complex="Times New Roman" style:font-size-complex="12pt"/>
    </style:style>
    <style:style style:name="T137" style:family="text">
      <style:text-properties fo:font-size="12pt" fo:font-style="italic" style:font-size-asian="12pt" style:font-style-asian="italic" style:font-name-complex="Times New Roman" style:font-size-complex="12pt"/>
    </style:style>
    <style:style style:name="T138" style:family="text">
      <style:text-properties fo:font-size="12pt" fo:font-style="italic" style:font-size-asian="12pt" style:font-style-asian="italic" style:font-name-complex="Times New Roman" style:font-size-complex="12pt" style:font-style-complex="italic"/>
    </style:style>
    <style:style style:name="T139" style:family="text">
      <style:text-properties fo:font-size="12pt" fo:font-style="italic" fo:background-color="transparent" style:font-size-asian="12pt" style:font-style-asian="italic" style:font-name-complex="Times New Roman" style:font-size-complex="12pt" style:font-style-complex="italic"/>
    </style:style>
    <style:style style:name="T140" style:family="text">
      <style:text-properties fo:font-size="12pt" fo:font-style="italic" fo:background-color="#ffff66" style:font-size-asian="12pt" style:font-style-asian="italic" style:font-name-complex="Times New Roman" style:font-size-complex="12pt"/>
    </style:style>
    <style:style style:name="T141" style:family="text">
      <style:text-properties fo:font-size="12pt" fo:font-style="normal" style:font-size-asian="12pt" style:font-style-asian="normal" style:font-name-complex="Times New Roman" style:font-size-complex="12pt" style:font-style-complex="normal"/>
    </style:style>
    <style:style style:name="T142" style:family="text">
      <style:text-properties fo:font-size="12pt" style:font-name-asian="Cochin" style:font-size-asian="12pt" style:font-name-complex="Cochin" style:font-size-complex="12pt"/>
    </style:style>
    <style:style style:name="T143" style:family="text">
      <style:text-properties fo:font-size="12pt" style:font-name-asian="Times-Roman" style:font-size-asian="12pt" style:font-name-complex="Times-Roman" style:font-size-complex="12pt"/>
    </style:style>
    <style:style style:name="T144" style:family="text">
      <style:text-properties fo:font-size="12pt" fo:background-color="#ffff66" style:font-size-asian="12pt" style:font-name-complex="Times New Roman" style:font-size-complex="12pt"/>
    </style:style>
    <style:style style:name="T145" style:family="text">
      <style:text-properties fo:font-weight="normal" style:font-weight-asian="normal" style:font-weight-complex="normal"/>
    </style:style>
    <style:style style:name="T146" style:family="text">
      <style:text-properties fo:font-style="italic" style:font-style-asian="italic" style:font-style-complex="italic"/>
    </style:style>
    <style:style style:name="T147" style:family="text">
      <style:text-properties fo:font-style="italic" style:text-underline-style="none" fo:font-weight="normal" style:font-name-asian="Cochin" style:font-style-asian="italic" style:font-weight-asian="normal"/>
    </style:style>
    <style:style style:name="T148" style:family="text">
      <style:text-properties fo:font-style="italic" style:text-underline-style="none" fo:font-weight="normal" style:font-name-asian="Cochin" style:font-style-asian="italic" style:font-weight-asian="normal" style:font-style-complex="italic"/>
    </style:style>
    <style:style style:name="T149" style:family="text">
      <style:text-properties fo:font-style="italic" style:text-underline-style="none" fo:font-weight="normal" style:font-name-asian="Cochin" style:font-style-asian="italic" style:font-weight-asian="normal" style:font-name-complex="Times New Roman"/>
    </style:style>
    <style:style style:name="T150" style:family="text">
      <style:text-properties fo:font-style="italic" style:text-underline-style="none" fo:font-weight="normal" style:font-name-asian="Cochin" style:font-style-asian="italic" style:font-weight-asian="normal" style:font-name-complex="Times New Roman" style:font-style-complex="italic"/>
    </style:style>
    <style:style style:name="T151" style:family="text">
      <style:text-properties fo:font-style="italic" fo:font-weight="normal" style:font-style-asian="italic" style:font-weight-asian="normal" style:font-style-complex="italic" style:font-weight-complex="normal"/>
    </style:style>
    <style:style style:name="T152" style:family="text">
      <style:text-properties fo:font-style="italic" fo:background-color="transparent" style:font-style-asian="italic" style:font-style-complex="italic"/>
    </style:style>
    <style:style style:name="T153" style:family="text">
      <style:text-properties style:font-name="Times New Roman" style:font-name-complex="Times New Roman"/>
    </style:style>
    <style:style style:name="T154" style:family="text">
      <style:text-properties fo:background-color="transparent"/>
    </style:style>
    <style:style style:name="T155" style:family="text">
      <style:text-properties style:font-name="TimesNewRomanPSMT" fo:font-size="12pt" style:font-size-asian="12pt" style:font-name-complex="TimesNewRomanPSMT"/>
    </style:style>
    <style:style style:name="T156" style:family="text">
      <style:text-properties style:font-name="TimesNewRomanPSMT" fo:font-size="12pt" fo:font-style="italic" fo:background-color="#ffff00" style:font-size-asian="12pt" style:font-style-asian="italic" style:font-name-complex="TimesNewRomanPSMT" style:font-style-complex="italic"/>
    </style:style>
    <style:style style:name="T157" style:family="text">
      <style:text-properties style:font-name="TimesNewRomanPSMT" fo:font-size="12pt" fo:background-color="#ffff00" style:font-size-asian="12pt" style:font-name-complex="TimesNewRomanPSMT"/>
    </style:style>
    <style:style style:name="T158" style:family="text">
      <style:text-properties style:font-name="TimesNewRomanPSMT" fo:font-size="12pt" fo:background-color="transparent" style:font-size-asian="12pt" style:font-name-complex="TimesNewRomanPSMT"/>
    </style:style>
    <style:style style:name="T159" style:family="text">
      <style:text-properties style:use-window-font-color="true" fo:font-size="12pt" fo:font-style="normal" style:text-underline-style="none" style:font-name-asian="Cochin" style:font-size-asian="12pt" style:font-style-asian="normal" style:font-name-complex="Times New Roman" style:font-size-complex="12pt" style:font-style-complex="normal"/>
    </style:style>
    <style:style style:name="T160" style:family="text">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T161" style:family="text">
      <style:text-properties style:use-window-font-color="true" fo:font-size="12pt" fo:font-style="normal" style:text-underline-style="none" fo:font-weight="normal" fo:background-color="#ff3333" style:font-name-asian="Cochin" style:font-size-asian="12pt" style:font-style-asian="normal" style:font-weight-asian="normal" style:font-name-complex="Times New Roman" style:font-size-complex="12pt" style:font-style-complex="normal" style:font-weight-complex="normal"/>
    </style:style>
    <style:style style:name="T162" style:family="text">
      <style:text-properties style:use-window-font-color="true" fo:font-size="12pt" fo:font-style="normal" style:text-underline-style="none" fo:font-weight="normal" style:font-name-asian="LucidaGrande" style:font-size-asian="12pt" style:font-style-asian="normal" style:font-weight-asian="normal" style:font-name-complex="Times New Roman" style:font-size-complex="12pt" style:font-style-complex="normal" style:font-weight-complex="normal"/>
    </style:style>
    <style:style style:name="T163" style:family="text">
      <style:text-properties style:use-window-font-color="true" fo:font-size="12pt" fo:font-style="normal" style:text-underline-style="none" fo:font-weight="normal" fo:background-color="#ffff66" style:font-name-asian="Cochin" style:font-size-asian="12pt" style:font-style-asian="normal" style:font-weight-asian="normal" style:font-name-complex="Times New Roman" style:font-size-complex="12pt" style:font-style-complex="normal" style:font-weight-complex="normal"/>
    </style:style>
    <style:style style:name="T164" style:family="text">
      <style:text-properties style:use-window-font-color="true"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65" style:family="text">
      <style:text-properties style:use-window-font-color="true" fo:font-size="12pt" fo:font-style="normal" style:text-underline-style="none" fo:background-color="transparent" style:font-name-asian="Cochin" style:font-size-asian="12pt" style:font-style-asian="normal" style:font-name-complex="Times New Roman" style:font-size-complex="12pt" style:font-style-complex="normal"/>
    </style:style>
    <style:style style:name="T166" style:family="text">
      <style:text-properties style:use-window-font-color="true" fo:font-size="12pt" fo:font-style="italic" style:text-underline-style="none" style:font-name-asian="Cochin" style:font-size-asian="12pt" style:font-style-asian="italic" style:font-name-complex="Times New Roman" style:font-size-complex="12pt" style:font-style-complex="italic"/>
    </style:style>
    <style:style style:name="T167" style:family="text">
      <style:text-properties style:use-window-font-color="true" fo:font-size="12pt" fo:font-style="italic" style:text-underline-style="none" fo:font-weight="normal" style:font-name-asian="Cochin" style:font-size-asian="12pt" style:font-style-asian="italic" style:font-weight-asian="normal" style:font-name-complex="Times New Roman" style:font-size-complex="12pt" style:font-style-complex="italic" style:font-weight-complex="normal"/>
    </style:style>
    <style:style style:name="T168" style:family="text">
      <style:text-properties style:use-window-font-color="true" fo:font-size="12pt" fo:font-style="italic" style:text-underline-style="none" fo:font-weight="normal" fo:background-color="#ffff66" style:font-name-asian="Cochin" style:font-size-asian="12pt" style:font-style-asian="italic" style:font-weight-asian="normal" style:font-name-complex="Times New Roman" style:font-size-complex="12pt" style:font-style-complex="italic" style:font-weight-complex="normal"/>
    </style:style>
    <style:style style:name="T169" style:family="text">
      <style:text-properties style:use-window-font-color="true" fo:font-size="12pt" fo:font-style="italic" style:text-underline-style="none" fo:font-weight="normal" fo:background-color="transparent" style:font-name-asian="Cochin" style:font-size-asian="12pt" style:font-style-asian="italic" style:font-weight-asian="normal" style:font-name-complex="Times New Roman" style:font-size-complex="12pt" style:font-style-complex="italic" style:font-weight-complex="normal"/>
    </style:style>
    <style:style style:name="T170" style:family="text">
      <style:text-properties style:use-window-font-color="true" fo:font-size="12pt" fo:font-style="italic" style:text-underline-style="none" fo:background-color="transparent" style:font-name-asian="Cochin" style:font-size-asian="12pt" style:font-style-asian="italic" style:font-name-complex="Times New Roman" style:font-size-complex="12pt" style:font-style-complex="italic"/>
    </style:style>
    <style:style style:name="T171" style:family="text">
      <style:text-properties style:use-window-font-color="true"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72" style:family="text">
      <style:text-properties style:use-window-font-color="true" fo:font-size="14pt" fo:font-style="normal" style:text-underline-style="none" fo:font-weight="bold" style:font-name-asian="Cochin" style:font-size-asian="14pt" style:font-style-asian="normal" style:font-weight-asian="bold" style:font-name-complex="Times New Roman" style:font-size-complex="14pt" style:font-style-complex="normal" style:font-weight-complex="bold"/>
    </style:style>
    <style:style style:name="T173" style:family="text">
      <style:text-properties style:use-window-font-color="true" fo:font-size="14pt" fo:font-style="normal" style:text-underline-style="none" fo:font-weight="bold" fo:background-color="#ff3333" style:font-name-asian="Cochin" style:font-size-asian="14pt" style:font-style-asian="normal" style:font-weight-asian="bold" style:font-name-complex="Times New Roman" style:font-size-complex="14pt" style:font-style-complex="normal" style:font-weight-complex="bold"/>
    </style:style>
    <style:style style:name="T174" style:family="text">
      <style:text-properties style:use-window-font-color="true" fo:font-size="14pt" fo:font-style="italic" style:text-underline-style="none" fo:font-weight="bold" style:font-name-asian="Cochin" style:font-size-asian="14pt" style:font-style-asian="italic" style:font-weight-asian="bold" style:font-name-complex="Times New Roman" style:font-size-complex="14pt" style:font-style-complex="italic" style:font-weight-complex="bold"/>
    </style:style>
    <style:style style:name="T175" style:family="text">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T176" style:family="text">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177" style:family="text">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T178" style:family="text">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79" style:family="text">
      <style:text-properties style:use-window-font-color="true"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180" style:family="text">
      <style:text-properties style:use-window-font-color="true" fo:font-size="10pt" fo:font-style="normal" style:text-underline-style="none" fo:font-weight="normal" style:font-name-asian="LucidaGrande" style:font-size-asian="10pt" style:font-style-asian="normal" style:font-weight-asian="normal" style:font-name-complex="LucidaGrande" style:font-size-complex="10pt" style:font-style-complex="normal" style:font-weight-complex="normal"/>
    </style:style>
    <style:style style:name="T181" style:family="text">
      <style:text-properties style:use-window-font-color="true"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182" style:family="text">
      <style:text-properties style:use-window-font-color="true" fo:font-style="normal" style:text-underline-style="none" fo:font-weight="normal" style:font-name-asian="Cochin" style:font-style-asian="normal" style:font-weight-asian="normal" style:font-name-complex="Cochin" style:font-style-complex="normal" style:font-weight-complex="normal"/>
    </style:style>
    <style:style style:name="T183" style:family="text">
      <style:text-properties style:use-window-font-color="true" fo:font-style="normal" style:text-underline-style="none" fo:font-weight="normal" style:font-name-asian="LucidaGrande" style:font-style-asian="normal" style:font-weight-asian="normal" style:font-name-complex="LucidaGrande" style:font-style-complex="normal" style:font-weight-complex="normal"/>
    </style:style>
    <style:style style:name="T184" style:family="text">
      <style:text-properties style:use-window-font-color="true" fo:font-style="normal" style:text-underline-style="none" fo:font-weight="normal" fo:background-color="#ffff66" style:font-name-asian="Cochin" style:font-style-asian="normal" style:font-weight-asian="normal" style:font-name-complex="Cochin" style:font-style-complex="normal" style:font-weight-complex="normal"/>
    </style:style>
    <style:style style:name="T185" style:family="text">
      <style:text-properties style:use-window-font-color="true" fo:font-style="italic" style:text-underline-style="none" fo:font-weight="normal" style:font-name-asian="Cochin" style:font-style-asian="italic" style:font-weight-asian="normal" style:font-name-complex="Cochin" style:font-style-complex="italic" style:font-weight-complex="normal"/>
    </style:style>
    <style:style style:name="T186" style:family="text">
      <style:text-properties style:use-window-font-color="true" fo:font-style="italic" style:text-underline-style="none" fo:font-weight="normal" style:font-name-asian="LucidaGrande" style:font-style-asian="italic" style:font-weight-asian="normal" style:font-name-complex="LucidaGrande" style:font-style-complex="italic" style:font-weight-complex="normal"/>
    </style:style>
    <style:style style:name="T187" style:family="text">
      <style:text-properties style:use-window-font-color="true" fo:font-style="italic" style:text-underline-style="none" fo:font-weight="normal" fo:background-color="#ffff66" style:font-name-asian="Cochin" style:font-style-asian="italic" style:font-weight-asian="normal" style:font-name-complex="Cochin" style:font-style-complex="italic" style:font-weight-complex="normal"/>
    </style:style>
    <style:style style:name="T188"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style>
    <style:style style:name="T189"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T190"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191"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style>
    <style:style style:name="T192"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font-weight-complex="normal"/>
    </style:style>
    <style:style style:name="T193" style:family="text">
      <style:text-properties style:use-window-font-color="true" style:font-name="TimesNewRomanPSMT" fo:font-size="12pt" fo:font-style="normal" style:text-underline-style="none" fo:font-weight="normal" fo:background-color="#ffff00" style:font-name-asian="Cochin" style:font-size-asian="12pt" style:font-style-asian="normal" style:font-weight-asian="normal" style:font-name-complex="Times New Roman" style:font-size-complex="12pt" style:font-style-complex="normal" style:font-weight-complex="normal"/>
    </style:style>
    <style:style style:name="T194" style:family="text">
      <style:text-properties style:use-window-font-color="true" style:font-name="TimesNewRomanPSMT"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95" style:family="text">
      <style:text-properties style:font-name-asian="Cochin"/>
    </style:style>
    <style:style style:name="T196" style:family="text">
      <style:text-properties style:font-name-asian="Cochin" style:font-name-complex="Times New Roman"/>
    </style:style>
    <style:style style:name="T197" style:family="text">
      <style:text-properties fo:font-size="10pt" style:font-size-asian="10pt" style:font-size-complex="10pt"/>
    </style:style>
    <style:style style:name="T198" style:family="text">
      <style:text-properties fo:font-size="10pt" style:font-size-asian="10pt" style:font-name-complex="Times New Roman" style:font-size-complex="10pt"/>
    </style:style>
    <style:style style:name="T199" style:family="text">
      <style:text-properties fo:font-size="10pt" style:font-name-asian="Cochin" style:font-size-asian="10pt" style:font-name-complex="Times New Roman" style:font-size-complex="10pt"/>
    </style:style>
    <style:style style:name="T200"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T201"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style>
    <style:style style:name="T202"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203" style:family="text">
      <style:text-properties fo:font-size="10pt" fo:font-style="normal" style:text-underline-style="none" fo:font-weight="normal" fo:background-color="transparent" style:font-name-asian="Cochin" style:font-size-asian="10pt" style:font-style-asian="normal" style:font-weight-asian="normal" style:font-name-complex="Times New Roman" style:font-size-complex="10pt"/>
    </style:style>
    <style:style style:name="T204" style:family="text">
      <style:text-properties fo:font-size="10pt" fo:font-style="normal" style:text-underline-style="none" fo:font-weight="normal" fo:background-color="#ffff66" style:font-name-asian="Cochin" style:font-size-asian="10pt" style:font-style-asian="normal" style:font-weight-asian="normal" style:font-name-complex="Times New Roman" style:font-size-complex="10pt"/>
    </style:style>
    <style:style style:name="T205" style:family="text">
      <style:text-properties fo:font-size="10pt" fo:font-style="normal" style:text-underline-style="none" fo:font-weight="normal" fo:background-color="#ffff66" style:font-name-asian="Times-Roman" style:font-size-asian="10pt" style:font-style-asian="normal" style:font-weight-asian="normal" style:font-name-complex="Times-Roman" style:font-size-complex="10pt" style:font-style-complex="normal" style:font-weight-complex="normal"/>
    </style:style>
    <style:style style:name="T206" style:family="text">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07" style:family="text">
      <style:text-properties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08" style:family="text">
      <style:text-properties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209" style:family="text">
      <style:text-properties fo:font-size="10pt" fo:font-style="normal" style:text-underline-style="none" fo:font-weight="normal" style:font-name-asian="LucidaGrande" style:font-size-asian="10pt" style:font-style-asian="normal" style:font-weight-asian="normal" style:font-name-complex="LucidaGrande" style:font-size-complex="10pt" style:font-style-complex="normal" style:font-weight-complex="normal"/>
    </style:style>
    <style:style style:name="T210" style:family="text">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T211" style:family="text">
      <style:text-properties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212"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style>
    <style:style style:name="T213"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14"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215"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style>
    <style:style style:name="T216"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style>
    <style:style style:name="T217" style:family="text">
      <style:text-properties fo:font-size="10pt" fo:font-style="italic" style:text-underline-style="none" fo:font-weight="normal" fo:background-color="#ffff66" style:font-name-asian="Cochin" style:font-size-asian="10pt" style:font-style-asian="italic" style:font-weight-asian="normal" style:font-name-complex="Times New Roman" style:font-size-complex="10pt"/>
    </style:style>
    <style:style style:name="T218" style:family="text">
      <style:text-properties fo:font-size="10pt" fo:font-style="italic" style:text-underline-style="none" fo:font-weight="normal" style:font-name-asian="Verdana" style:font-size-asian="10pt" style:font-style-asian="italic" style:font-weight-asian="normal" style:font-name-complex="Times New Roman" style:font-size-complex="10pt" style:font-style-complex="italic" style:font-weight-complex="normal"/>
    </style:style>
    <style:style style:name="T219"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style>
    <style:style style:name="T220"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font-style-complex="italic"/>
    </style:style>
    <style:style style:name="T221" style:family="text">
      <style:text-properties fo:font-size="10pt" fo:background-color="transparent" style:font-name-asian="Cochin" style:font-size-asian="10pt" style:font-name-complex="Times New Roman" style:font-size-complex="10pt"/>
    </style:style>
    <style:style style:name="T222" style:family="text">
      <style:text-properties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223" style:family="text">
      <style:text-properties fo:font-size="10pt" style:font-name-asian="Times-Roman" style:font-size-asian="10pt" style:font-name-complex="Times New Roman" style:font-size-complex="10pt"/>
    </style:style>
    <style:style style:name="T224" style:family="text">
      <style:text-properties style:font-name="Cochin" fo:font-size="12pt" style:font-name-asian="Cochin" style:font-size-asian="12pt" style:font-name-complex="Cochin" style:font-size-complex="12pt"/>
    </style:style>
    <style:style style:name="T225" style:family="text">
      <style:text-properties style:text-position="10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26" style:family="text">
      <style:text-properties style:text-position="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27" style:family="text">
      <style:text-properties style:text-position="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28"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style>
    <style:style style:name="T229"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30" style:family="text">
      <style:text-properties style:text-position="0% 100%" fo:font-size="14.5500001907349pt" style:text-underline-style="none" style:letter-kerning="true" style:font-name-asian="Cochin" style:font-size-asian="12pt" style:font-style-asian="normal" style:font-weight-asian="normal" style:font-name-complex="Times New Roman" style:font-size-complex="12pt" style:font-style-complex="normal" style:font-weight-complex="normal"/>
    </style:style>
    <style:style style:name="T231" style:family="text">
      <style:text-properties fo:background-color="#ffff66"/>
    </style:style>
    <style:style style:name="T232" style:family="text">
      <style:text-properties fo:background-color="#ff3333"/>
    </style:style>
    <style:style style:name="T233" style:family="text">
      <style:text-properties style:text-position="5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34" style:family="text">
      <style:text-properties fo:language="en" fo:country="US"/>
    </style:style>
    <style:style style:name="T235" style:family="text">
      <style:text-properties fo:language="en" fo:country="US" style:text-underline-style="none" fo:font-weight="bold" style:font-weight-asian="bold" style:font-weight-complex="bold"/>
    </style:style>
    <style:style style:name="T236" style:family="text">
      <style:text-properties fo:language="en" fo:country="US" fo:font-weight="bold" style:font-weight-asian="bold" style:font-weight-complex="bold"/>
    </style:style>
    <style:style style:name="T237" style:family="text">
      <style:text-properties fo:language="en" fo:country="US" fo:font-weight="normal" style:font-weight-asian="normal" style:font-weight-complex="normal"/>
    </style:style>
    <style:style style:name="T238" style:family="text">
      <style:text-properties style:text-position="super 58%"/>
    </style:style>
    <style:style style:name="T239" style:family="text">
      <style:text-properties fo:font-variant="normal" fo:text-transform="none" fo:color="#1a1a1a" style:font-name="serif" fo:font-size="12.9499998092651pt"/>
    </style:style>
    <style:style style:name="T240" style:family="text">
      <style:text-properties fo:font-variant="normal" fo:text-transform="none" fo:color="#1a1a1a" style:font-name="serif" fo:font-size="12.9499998092651pt" fo:font-style="italic"/>
    </style:style>
    <style:style style:name="T241" style:family="text">
      <style:text-properties fo:font-variant="normal" fo:text-transform="none" fo:color="#1a1a1a" style:font-name="serif" fo:font-size="12.9499998092651pt" fo:letter-spacing="normal" fo:font-style="normal" fo:font-weight="normal"/>
    </style:style>
    <style:style style:name="T242" style:family="text">
      <style:text-properties fo:font-variant="normal" fo:text-transform="none" fo:color="#1a1a1a" style:font-name="serif" fo:font-size="12.9499998092651pt" fo:letter-spacing="normal" fo:font-style="italic" fo:font-weight="normal"/>
    </style:style>
    <style:style style:name="T243" style:family="text">
      <style:text-properties fo:font-variant="normal" fo:text-transform="none" fo:color="#1a1a1a" style:text-position="0% 100%" style:font-name="serif" fo:font-size="12.9499998092651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fr1" style:family="graphic" style:parent-style-name="OLE">
      <style:graphic-properties style:wrap="none" style:vertical-pos="from-top" style:vertical-rel="paragraph" style:horizontal-pos="from-left" style:horizontal-rel="paragraph" fo:padding="0.0102in"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8" text:outline-level="1"><text:span text:style-name="T1">Introduction</text:span><text:span text:style-name="T4">: Avicenna on Emotion</text:span></text:h>
      <text:p text:style-name="P24"><text:span text:style-name="T17">The growing interest in affective psychology among historians and philosophers alike is understandable: few things affect our quality of life, or lack thereof, more than emotions. Yet little has been written about how such topics were dealt with in Classical Arabic philosophy. One of the barriers to this is that many of the relevant texts remain untranslated. This dissertation, which includes a full translation of Avicenna’s section on emotion in his </text:span><text:span text:style-name="T29">Healing: Rhetoric</text:span><text:span text:style-name="T17">, addresses that lacuna by offering the first detailed explication of Avicenna's theory of emotions. Avicenna (Ibn Sīna, d. 1098 CE) is known to have influenced the course of psychology in the Muslim East and the Latin West. Over the course of five chapters, I examine his accounts of animal and human emotions, their physiology, and their relation to voluntary action and moral dispositions. I show that Avicenna, despite not having a single treatise explicitly dedicated to emotions, has a nuanced affective psychology that can be seen by considering his corpus collectively.</text:span></text:p>
      <text:p text:style-name="P24"/>
      <text:p text:style-name="P66">1. How to approach studying emotions in Avicenna</text:p>
      <text:p text:style-name="P24"/>
      <text:p text:style-name="P23">A problem facing any study of emotion in the history of philosophy is that it is difficult to locate a historical category that precisely overlaps with our modern category of emotion. But the reason for this lack of overlap is not that premodern philosophy did not deal with the same topic. Rather, it is that even today it is notoriously hard to agree upon what counts as an “emotion,” leading to a wide range of theories of what an emotion is. So it is no use looking for something in the history of philosophy that fills exactly the same role as our modern category for emotions, since we are far from agreement on what that role is.</text:p>
      <text:p text:style-name="P23">Yet it is clear that Avicenna and his contemporaries are attempting to explain similar phenomena as modern day emotion theorists if we take our cues from particular emotions. That is, there are certain states (fear, joy, envy) that basically everyone wants to call emotions, though for different reasons, and if we look at how Avicenna deals with terms like that, we see a more clear picture emerge.</text:p>
      <text:p text:style-name="P23">Once we have identified the texts where emotions are dealt with, the best way of understanding them is to follow the inner logic of Avicenna’s own system. That is, there might be questions we want to have answered about what emotions are, or issues we think should be discussed. But this dissertation will primarily be an exposition of Avicenna's approach to emotions, taking its cues from what is central to his mode of explanation. For example, he has a section in his <text:span text:style-name="T146">Healing: Rhetoric</text:span> that deals with specific emotions, and one might be tempted to start there. However, given that emotions are psychological phenomena, they are most fundamentally explained through Avicenna's major divisions of psychological faculties found in <text:span text:style-name="T146">Healing: Psychology</text:span>, so we will start with the issues he raises in that text. <text:span text:style-name="T146">Healing: Rhetoric</text:span> does add to the picture, but it is secondary from Avicenna's point of view, and should be fit into the schema laid out by the texts on psychology, not the other way around.</text:p>
      <text:p text:style-name="P23">Relatedly, but more particular to this dissertation, I should specify that my primary goal here is to present Avicenna's texts and views on emotions, not necessarily to defend them or supply copious analysis not already found in the texts. As will be made clear later in this introduction, very little work has been done on emotions in Avicenna (or on emotions in Classical Arabic philosophy more generally), so my goal is just to present as comprehensive and coherent of an account of what is available in Avicenna's corpus on this topic. I will attempt to describe what might have motivated Avicenna's concerns based on issues internal to his own writings or <text:soft-page-break/>relevant background, as appropriate. But sometimes there are no philosophical puzzles motivating the discussions being presented—there is just Avicenna's attempt to articulate the nature of emotions in as nuanced a way as possible, and my attempt to clearly present what he has said.</text:p>
      <text:p text:style-name="P5"/>
      <text:p text:style-name="P9">2. A basic sketch of Avicenna's views on emotions</text:p>
      <text:p text:style-name="P5"/>
      <text:p text:style-name="P52">Before anything else, it will help to have a plain account of what emotions are according to Avicenna. Support for this interpretation will come in the chapters that follow.</text:p>
      <text:p text:style-name="P23">The first distinction necessary for understanding what emotions are for Avicenna is the distinction between motive and cognitive psychological faculties. To call something a psychological faculty is just to say that it is an ability that living things have, which inanimate objects do not. Cognitive psychological faculties are faculties that animals and humans have which help them take in and process information about themselves or the world. Motive psychological faculties are faculties that do not deal with information directly, but which are instead responsive to information, in the sense that they help cause voluntary motion.<text:note text:id="ftn1" text:note-class="footnote"><text:note-citation>1</text:note-citation><text:note-body><text:p text:style-name="Footnote">“Voluntary” is specified here because involuntary motion is just motion that is not in response to cognition. There is motion involved in the blood circulating and the stomach digesting, and these only happen in living beings, but since these things happen automatically/naturally, they are not meant to be explained by the motive faculty.</text:p></text:note-body></text:note> For example, we might have a cognition that a pot of honey is delicious, and a motive faculty would respond to that cognition by instigating us to have a taste.</text:p>
      <text:p text:style-name="P23">Emotions fall on the motive side of the cognitive-motive divide. That is, emotions are responses to behaviorally relevant value judgments, and they do not themselves convey any new information. What sort of responses are emotions? They do not instigate any actual movement, but are rather <text:span text:style-name="T146">inclinations</text:span> (Ar: <text:span text:style-name="T45">inbiʿāthāt</text:span><text:span text:style-name="T38">/</text:span><text:span text:style-name="T45">nizāʿāt ) </text:span>towards particular objects and activities. For example, when we judge that some bit of food would be pleasant to eat, we might have an emotion that inclines us to acquire and eat it. Of if we judge some person to be offensive we might have an emotion that inclines us to shout at them. Emotions do not get us all the way to any particular movement or activity, but they orient us in that direction. Another way of putting the idea that emotions are on the motive side of the cognitive-motive divide would be to say that inclinations are felt, rather than thought. To be angry at someone is not to have the thought, “that person is odious,” but rather to feel the visceral drive to do something about it.</text:p>
      <text:p text:style-name="P23">That emotions have an inclining role is clarified by the fact that Avicenna accounts for actual motion with sub-faculties of the motive faculty, called the resolving/decisive faculty and the locomotive faculty. As this suggests, Avicenna uses the term motive faculty (<text:span text:style-name="T43">al-quwwa al-muḥarrika</text:span><text:span text:style-name="T35">) as a generic term, making the inclining faculty, the resolving faculty, and the locomotive faculty three branches (i.e., sub-faculties) of the motive faculty (or three motive facult</text:span><text:span text:style-name="T44">ies</text:span><text:span text:style-name="T35">, as he will sometimes say).</text:span></text:p>
      <text:p text:style-name="P23"><text:span text:style-name="T35">The resolving faculty,</text:span> too, is a non-cognitive faculty, which responds to certain types of cognitions. We can contrast the inclining and resolving motive faculties as follows: an act of the inclining faculty is called an emotion/inclination; an act of the resolving faculty is called a resolution (<text:span text:style-name="T28">ijmā</text:span><text:span text:style-name="T17">ʿ).</text:span> Emotions are motive responses to value judgments; resolutions are responses to practical judgments. Practical judgments go one step further than value judgments: not just the cognition that some bit of food <text:span text:style-name="T146">would be</text:span> pleasant (value judgment), but the judgment that <text:span text:style-name="T146">I should seek it out </text:span><text:span text:style-name="T8">(practical judgment)</text:span>; not just the cognition that some person <text:span text:style-name="T146">is offensive</text:span>, but the judgment that <text:span text:style-name="T146">I should shout at them</text:span>. The locomotive faculty (<text:span text:style-name="T146">al-</text:span><text:span text:style-name="T43">fā</text:span><text:span text:style-name="T34">ʿ</text:span><text:span text:style-name="T43">il</text:span><text:span text:style-name="T35">) is the power in the </text:span><text:soft-page-break/><text:span text:style-name="T35">muscles and ligaments to actually carry out said actions.</text:span></text:p>
      <text:p text:style-name="P23">One final bit of terminology that should be clarified upfront is the notion of being a motive <text:span text:style-name="T146">principle </text:span><text:span text:style-name="T8">(</text:span><text:span text:style-name="T44">mabda</text:span><text:span text:style-name="T36">ʾ</text:span><text:span text:style-name="T44"> mu</text:span><text:span text:style-name="T46">ḥarrik</text:span><text:span text:style-name="T8">)</text:span>. Sometimes Avicenna will refer to some cognitive faculties, and the motive faculties, all together as motive principles. Motive principle is thus a broader term than motive faculty. It is not extremely well defined, but Avicenna seems to use it to capture the motive faculties themselves, and cognitive faculties, insofar as they are capable of triggering motive faculties. It is thus a useful way of picking out the aspects of our psychology most closely related to facilitating voluntary movement. Cognitive faculties also have plenty of functions <text:span text:style-name="T146">not</text:span> associated with motion, such as making mathematical calculations. The thought “2 + 2 = 4” is not behaviorally relevant in any immediate way. The practical intellect is responsible for making behaviorally relevant practical judgments, but it also seems to be involved in the basic process of particularizing aspects of theoretical reasoning (i.e., moving from the definition of what a tree is, to the judgment that <text:span text:style-name="T146">this</text:span> is a tree). So, again, the term motive principle captures motive faculties, and cognitive faculties <text:span text:style-name="T146">insofar as</text:span> they are relevant to voluntary motion.</text:p>
      <text:p text:style-name="P23">Two charts will help visualize the distinctions made so far. First, we can distinguish the various categories of motive principles as follows, together with some examples that will be discussed in the ensuing chapters:</text:p>
      <text:p text:style-name="P45"/>
      <text:list xml:id="list1434600976414513358" text:style-name="L1">
        <text:list-item>
          <text:p text:style-name="P149">Motive principles</text:p>
          <text:list>
            <text:list-item>
              <text:p text:style-name="P148"><text:span text:style-name="T235">Cognitive</text:span><text:span text:style-name="T237"> faculties</text:span><text:span text:style-name="T234"> (responsible for evaluative and practical judgments)</text:span></text:p>
              <text:list>
                <text:list-item>
                  <text:p text:style-name="P149">imagination</text:p>
                </text:list-item>
                <text:list-item>
                  <text:p text:style-name="P149">estimation</text:p>
                </text:list-item>
                <text:list-item>
                  <text:p text:style-name="P149">practical intellect</text:p>
                </text:list-item>
              </text:list>
            </text:list-item>
            <text:list-item>
              <text:p text:style-name="P150"><text:span text:style-name="T236">Non-cognitive, motive</text:span><text:span text:style-name="T234"> faculties</text:span></text:p>
              <text:list>
                <text:list-item>
                  <text:p text:style-name="P148"><text:span text:style-name="T234">The inclining motive faculty (acts of this faculty and its sub-faculties constitute </text:span><text:span text:style-name="T236">emotions</text:span><text:span text:style-name="T234">)</text:span></text:p>
                  <text:list>
                    <text:list-item>
                      <text:p text:style-name="P149">Concupiscible and irascible appetites (the most basic sort of emotions)</text:p>
                    </text:list-item>
                    <text:list-item>
                      <text:p text:style-name="P149">Capacity for more complex animal emotions</text:p>
                    </text:list-item>
                    <text:list-item>
                      <text:p text:style-name="P149">Capacity for uniquely human emotions</text:p>
                    </text:list-item>
                  </text:list>
                </text:list-item>
                <text:list-item>
                  <text:p text:style-name="P149">The resolving/decisive motive faculty</text:p>
                </text:list-item>
                <text:list-item>
                  <text:p text:style-name="P149">The locomotive faculty</text:p>
                </text:list-item>
              </text:list>
            </text:list-item>
          </text:list>
        </text:list-item>
      </text:list>
      <text:p text:style-name="P108"/>
      <text:p text:style-name="P108">One aspect of this chart in need of explanation is the various sub-faculties of the inclining motive faculties. As will be discussed at length in chapter two, Avicenna distinguishes capacities for types of emotions according to their final objects. Concupiscible emotions aim at external pleasure, while irascible emotions aim at dominance. More complex animal emotions aim at pleasures of the imagination, rather than just pleasures of the the external senses. For example, the urge to eat a pot of honey is basic concupiscible emotion, while tenderness towards one's offspring is more complex. Similarly, some emotions are focused on objects of which only humans are capable of grasping, like the joy of learning some new abstract idea. Another way of putting this is that different types of emotions are oriented at the perfections of different types of cognitive faculties. Concupiscible appetite seeks the pleasure of the external senses, while some emotions seek pleasures unique to the imagination, and some seek pleasures of the mind.</text:p>
      <text:p text:style-name="P108"><text:tab/>A second chart will be helpful to visualize how the various motive principles outlined above work together to cause voluntary motion:</text:p>
      <text:p text:style-name="P108"/>
      <table:table table:name="Table6" table:style-name="Table6">
        <table:table-column table:style-name="Table6.A"/>
        <table:table-column table:style-name="Table6.B"/>
        <table:table-column table:style-name="Table6.C"/>
        <table:table-column table:style-name="Table6.D"/>
        <table:table-column table:style-name="Table6.E"/>
        <text:soft-page-break/>
        <table:table-row table:style-name="Table6.1">
          <table:table-cell table:style-name="Table6.A1" office:value-type="string">
            <text:p text:style-name="P77"/>
          </table:table-cell>
          <table:table-cell table:style-name="Table6.A1" table:number-columns-spanned="2" office:value-type="string">
            <text:p text:style-name="P78">Stage 1</text:p>
          </table:table-cell>
          <table:covered-table-cell/>
          <table:table-cell table:style-name="Table6.D1" table:number-columns-spanned="2" office:value-type="string">
            <text:p text:style-name="P78">Stage 2</text:p>
          </table:table-cell>
          <table:covered-table-cell/>
        </table:table-row>
        <table:table-row table:style-name="Table6.1">
          <table:table-cell table:style-name="Table6.A2" office:value-type="string">
            <text:p text:style-name="P76">Process leading to action</text:p>
          </table:table-cell>
          <table:table-cell table:style-name="Table6.A2" office:value-type="string">
            <text:p text:style-name="P97"><text:span text:style-name="T107">Cognition 1 (</text:span><text:span text:style-name="T110">evaluation</text:span><text:span text:style-name="T107">) —&gt;</text:span></text:p>
          </table:table-cell>
          <table:table-cell table:style-name="Table6.A2" office:value-type="string">
            <text:p text:style-name="P76">Motive Act 1 —&gt;</text:p>
          </table:table-cell>
          <table:table-cell table:style-name="Table6.A2" office:value-type="string">
            <text:p text:style-name="P97"><text:span text:style-name="T107">Cognition 2 (</text:span><text:span text:style-name="T110">practical judgment</text:span><text:span text:style-name="T107">) —&gt;</text:span></text:p>
          </table:table-cell>
          <table:table-cell table:style-name="Table6.E2" office:value-type="string">
            <text:p text:style-name="P76">Motive Act 2</text:p>
          </table:table-cell>
        </table:table-row>
        <table:table-row table:style-name="Table6.1">
          <table:table-cell table:style-name="Table6.A2" office:value-type="string">
            <text:p text:style-name="P79">Animal</text:p>
          </table:table-cell>
          <table:table-cell table:style-name="Table6.A2" office:value-type="string">
            <text:p text:style-name="P76">Imaginative act</text:p>
          </table:table-cell>
          <table:table-cell table:style-name="Table6.A2" office:value-type="string">
            <text:p text:style-name="P76">Inclining will (emotion)</text:p>
          </table:table-cell>
          <table:table-cell table:style-name="Table6.A2" office:value-type="string">
            <text:p text:style-name="P76">Estimative belief</text:p>
          </table:table-cell>
          <table:table-cell table:style-name="Table6.E2" office:value-type="string">
            <text:p text:style-name="P76">Resolved will</text:p>
          </table:table-cell>
        </table:table-row>
        <table:table-row table:style-name="Table6.1">
          <table:table-cell table:style-name="Table6.A2" office:value-type="string">
            <text:p text:style-name="P79">Rational</text:p>
          </table:table-cell>
          <table:table-cell table:style-name="Table6.A2" office:value-type="string">
            <text:p text:style-name="P76">Conceptual act</text:p>
          </table:table-cell>
          <table:table-cell table:style-name="Table6.A2" office:value-type="string">
            <text:p text:style-name="P76">Inclining will (emotion)</text:p>
          </table:table-cell>
          <table:table-cell table:style-name="Table6.A2" office:value-type="string">
            <text:p text:style-name="P76">Intellectual belief</text:p>
          </table:table-cell>
          <table:table-cell table:style-name="Table6.E2" office:value-type="string">
            <text:p text:style-name="P76">Resolved will</text:p>
          </table:table-cell>
        </table:table-row>
      </table:table>
      <text:p text:style-name="P108"/>
      <text:p text:style-name="P108">The concepts in this chart will be unpacked more fully in chapter three, but it is helpful to see ahead of time where emotions are supposed to fall in the sequence of cognitions and motive acts leading to voluntary motion. The first stage of psychological activity involved in causing voluntary motion consists of inclining towards some object or activity, which is a non-cognitive act (i.e., an emotion), caused by an evaluative judgment (e.g., that honey would be delicious to eat). The second stage involved in causing voluntary motion is to have a non-cognitive resolution, caused by a practical judgment (e.g., I should go eat that honey). All other things being equal, and provided there are no impediments,<text:note text:id="ftn2" text:note-class="footnote"><text:note-citation>2</text:note-citation><text:note-body><text:p text:style-name="Footnote">It is of course possible that one could try to act, but be prevented by external impediments (like being chained in prison) or internal impediments (like the force of habit pulling in the other direction).These factors will be discussed in chapters four and five.</text:p></text:note-body></text:note> a subject with that sequence of cognitive and non-cognitive states will activate their locomotive faculty to in fact go eat some honey. One thing that the chart helps emphasize is that emotions are caused by their respective cognitions, and that the cognitions <text:span text:style-name="T146">precede</text:span> those emotions. Again, emotions themselves are non-cognitive.</text:p>
      <text:p text:style-name="P108"><text:tab/>The chart is divided into the categories “animal” and “rational” because it is possible for the cognitions involved in this sequence to be the product of rational, discursive reasoning (as in humans), or not. In other words, an emotion can be caused by a discursive thought, or by a thought much more like an animal instinct. Humans do not always act or feel emotions based on discursive thought, but they can. Animals, on the other hand, always act or feel emotions based on cognitions that are much more like instinct. Humans can also act or feel emotions based on instinct, they are just not making use of their full range of cognitive resources when they do so.</text:p>
      <text:p text:style-name="Standard"/>
      <text:p text:style-name="P9">3. Avicenna's sources for views on emotions</text:p>
      <text:p text:style-name="P9"/>
      <text:p text:style-name="P46">Avicenna was unique in a number of ways: from the complexity he attributes to animal emotion, to the attention he pays to uniquely human emotions, to the way he integrates his medical and physiological knowledge with his philosophical psychology. But his basic view of emotions is not surprising, given the Aristotelian tradition in which he is working.</text:p>
      <text:p text:style-name="P46">Avicenna's chief source for affective psychology would have been the Arabic versions of Aristotle's <text:span text:style-name="T146">De Anima</text:span> and the <text:span text:style-name="T146">Parva Naturalia</text:span>. These would have been available in Arabic by the beginning of the 10<text:span text:style-name="T238">th</text:span> century, well before Avicenna. The <text:span text:style-name="T146">De Anima</text:span> is fairly faithful to the original text,<text:note text:id="ftn3" text:note-class="footnote"><text:note-citation>3</text:note-citation><text:note-body><text:p text:style-name="Footnote">Text available in in editions by Badawi (1954) and al-Ahwani (1962). See discussion of translation history at D'Ancona (2013), fn. 68.</text:p></text:note-body></text:note> while the <text:span text:style-name="T146">Parva Naturalia</text:span> was passed down to the Classical Arabic philosophers in more of a paraphrase.<text:note text:id="ftn4" text:note-class="footnote"><text:note-citation>4</text:note-citation><text:note-body><text:p text:style-name="Footnote">The complicated relationship between the original <text:span text:style-name="T146">Parva Naturalia</text:span> and the Arabic version is discussed in chapter 4, fn. ????.</text:p></text:note-body></text:note> These texts will be discussed in more detail at they become relevant in the chapters that follow. The <text:span text:style-name="T146">De Motu</text:span> would of course also have been relevant to Avicenna's discussion, but it does not appear to have been available to him.<text:note text:id="ftn5" text:note-class="footnote"><text:note-citation>5</text:note-citation><text:note-body><text:p text:style-name="Footnote">Discussed in chapter 3, fn. ????.</text:p></text:note-body></text:note></text:p>
      <text:p text:style-name="P46">Like the late antique commentary culture before him, Avicenna's work is often organized as a <text:soft-page-break/>development of the Aristotelian corpus. Avicenna eschewed commentary, and instead sought to present new syntheses covering similar topics as those discussed by Aristotle.<text:note text:id="ftn6" text:note-class="footnote"><text:note-citation>6</text:note-citation><text:note-body><text:p text:style-name="Footnote">Avicenna's lack of interest in commentary is recorded by his disciple al-Jūzjānī in Jūzjānī 's introduction to Avicenna's <text:span text:style-name="T146">Healing</text:span>. See Gutas (2014), 32.</text:p></text:note-body></text:note> He nonetheless used the late antique commentators, especially Alexander of Aphrodisias and Themistius, to understand Aristotle. Thus, Aristotelian background, and the commentary tradition on Aristotle, is frequently used as background in this dissertation for the sake of understanding Avicenna. Knowing what Aristotle or one of the commentators said on some issue is useful for orienting us towards what Avicenna is likely to say.</text:p>
      <text:p text:style-name="P46">Avicenna's dependence on the Aristotelian tradition of psychology can be seen in the way that adopts a basically Aristotelian conception of the soul, in contrast to a Platonic/Galenic conception. The Platonic/Galenic schema was available to Avicenna in Arabic translations of Galen's own works, which included paraphrases of Platonic texts like the <text:span text:style-name="T146">Timaeus</text:span><text:span text:style-name="T8">.</text:span><text:span text:style-name="T8"><text:note text:id="ftn7" text:note-class="footnote"><text:note-citation>7</text:note-citation><text:note-body><text:p text:style-name="Footnote">Relevant works by Galen translated into Arabic include his <text:span text:style-name="T146">On Character Traits</text:span> [<text:span text:style-name="T146">De Moribus</text:span>], <text:span text:style-name="T146">On Affections and Errors of the Soul</text:span> [<text:span text:style-name="T146">Aff. Dig./Pecc. Dig.</text:span>], <text:span text:style-name="T146">Capacities of the Soul Depend on the Mixture of the Body</text:span><text:span text:style-name="T116">,</text:span> <text:span text:style-name="T146">On Plato and Hippocrates,</text:span><text:span text:style-name="T8"> and compendiums/paraphrases of Plato's </text:span><text:span text:style-name="T146">Timaeus</text:span><text:span text:style-name="T8"> and </text:span><text:span text:style-name="T146">Republic</text:span><text:span text:style-name="T8">. See Gutas (2010), 8-7-808.</text:span></text:p></text:note-body></text:note></text:span><text:span text:style-name="T8"> </text:span>With Aristotle, Avicenna thought that each living being has one soul, with various faculties (vegetative, animal or rational). Humans have rational faculties as their species defining trait, plus all the rest. Humans and animals both have animal faculties, similar in a generic sense, but particularized according to each species. For example, animals and humans both have concupiscible and irascible appetite, but the precise character of these faculties differs from species to species. What Avicenna objected to was the way that Plato and Galen seemed to divide the soul into appetitive, spirited, and rational “parts,” which he thought was not ideal in terms of organization, and too often ended up sounded like there were three “substances” in a single human (localized in the liver, heart and brain, respectively).<text:note text:id="ftn8" text:note-class="footnote"><text:note-citation>8</text:note-citation><text:note-body><text:p text:style-name="Footnote"><text:span text:style-name="T200">Avicenna, </text:span><text:span text:style-name="T212">Healing: Psychology</text:span><text:span text:style-name="T200"> (1959) 5.7, p. 252.</text:span></text:p></text:note-body></text:note></text:p>
      <text:p text:style-name="P46">Avicenna also had access to Stoic psychology, again via Galen, which is of course a tradition rich with debate over the nature of emotions.<text:note text:id="ftn9" text:note-class="footnote"><text:note-citation>9</text:note-citation><text:note-body><text:p text:style-name="Footnote">Galen outlines the debates between Stoics over the nature of emotions in <text:span text:style-name="T146">On Plato and Hippocrates. </text:span><text:span text:style-name="T8">See discussion in chapter four.</text:span></text:p></text:note-body></text:note> We discuss some of this as background to particular issues in chapter four. That is, the Stoics wrestled with some features of emotions that needed explanation, like why the same value judgment is able to cause an emotion in one person, and not another, or at one time, and not another. But Avicenna does not appear to have been influenced in any fundamental way by Stoic views on the nature of the soul or emotions.</text:p>
      <text:p text:style-name="P46">Amongst Avicenna's predecessors in the Classical Arabic tradition, emotions mostly arise in the context of works that address how we should correct one's thoughts in order to dispel unwanted emotions. The main texts of this sort include:</text:p>
      <text:p text:style-name="P10"/>
      <text:list xml:id="list7515620719237116826" text:style-name="L2">
        <text:list-item>
          <text:p text:style-name="P151"><text:span text:style-name="T146">Art of Dispelling Sorrows, </text:span>Al-Kindī (d. 873)</text:p>
        </text:list-item>
        <text:list-item>
          <text:p text:style-name="P151"><text:span text:style-name="T170">Sustenance of the Soul, </text:span><text:span text:style-name="T165">Al-Balkhī (d. 934) </text:span></text:p>
        </text:list-item>
        <text:list-item>
          <text:p text:style-name="P151"><text:span text:style-name="T152">Directing Attention to the Way of Happiness</text:span><text:span text:style-name="T13">, Al-Fārābī (d. 950)</text:span></text:p>
        </text:list-item>
        <text:list-item>
          <text:p text:style-name="P151"><text:span text:style-name="T165">Two distinct texts, both titled </text:span><text:span text:style-name="T170">Reformation of Morals</text:span><text:span text:style-name="T165">, by Yaḥyā ibn ʿadī (d. 974) and Miskawayh (d. 1030)</text:span><text:span text:style-name="T165"><text:note text:id="ftn10" text:note-class="footnote"><text:note-citation>10</text:note-citation><text:note-body><text:p text:style-name="Footnote">After these thinkers, and after Avicenna, major strides in the field of emotion come by way of al-Ghazālī, whose work integrates emotions into an ethic more explicitly influenced by Islam. On this, see, most recently, Kukkonen (2016).</text:p></text:note-body></text:note></text:span></text:p>
        </text:list-item>
      </text:list>
      <text:p text:style-name="P159"/>
      <text:p text:style-name="P10"><text:soft-page-break/><text:span text:style-name="T165">These works generally express the idea that the rational faculties can be used to order the </text:span><text:span text:style-name="T165">appetitive faculties, either through discipline, or through cognitive therapy. For example, Yaḥyā ibn ʿadī focuses on how developing good habits through attending mosque, listening to good music, keeping good company, and so on, can improve one's overall happiness.</text:span><text:span text:style-name="T165"><text:note text:id="ftn11" text:note-class="footnote"><text:note-citation>11</text:note-citation><text:note-body><text:p text:style-name="Footnote"><text:s/><text:span text:style-name="T164">4.2</text:span></text:p></text:note-body></text:note></text:span><text:span text:style-name="T165"> Al-Fārābī meets negative emotions more head on with countervailing beliefs: don't be sad about misfortunes, because since misfortunes are a necessary part of life, wishing you never experienced misfortunes is tantamount to wishing that you don't exist.</text:span><text:span text:style-name="T165"><text:note text:id="ftn12" text:note-class="footnote"><text:note-citation>12</text:note-citation><text:note-body><text:p text:style-name="Footnote">6.8</text:p></text:note-body></text:note></text:span><text:span text:style-name="T165"> It is possible that this whole genre is to some degree a product of the influence of the Stoic tradition, but there is no direct evidence of Stoic texts on cognitive therapy having been translated into Arabic.</text:span><text:span text:style-name="T165"><text:note text:id="ftn13" text:note-class="footnote"><text:note-citation>13</text:note-citation><text:note-body><text:p text:style-name="Footnote">Gutas (1994), 4959-4962.</text:p></text:note-body></text:note></text:span><text:span text:style-name="T165"> </text:span></text:p>
      <text:p text:style-name="P163"><text:span text:style-name="T159">In any case, Avicenna himself produced no work focused on cognitive therapy, so although it is a rich line of thought in the Classical Arabic tradition, it does not constitute a major source for the present discussion. Avicenna was focused primarily on the nature of the emotions as an aspect of philosophical psychology and physiology. The texts in the tradition of cognitive therapy typically begin with some sort of overview of the nature of the soul (along Platonic or Aristotelian lines, depending on the author), and then focus on issues more specific or practical than those Avicenna takes up.</text:span></text:p>
      <text:p text:style-name="P9"/>
      <text:p text:style-name="P9">4. The variety of discussions of emotions in Avicenna's corpus</text:p>
      <text:p text:style-name="P51"/>
      <text:p text:style-name="P27">Avicenna's works in which we find discussions of emotions fall into roughly four categories:</text:p>
      <text:p text:style-name="P27"/>
      <text:list xml:id="list3111422601615717236" text:style-name="WW8Num2">
        <text:list-item>
          <text:p text:style-name="P161">Philosophical psychology</text:p>
        </text:list-item>
        <text:list-item>
          <text:p text:style-name="P161">Medical/biological texts</text:p>
        </text:list-item>
        <text:list-item>
          <text:p text:style-name="P162">Healing: Categories</text:p>
        </text:list-item>
        <text:list-item>
          <text:p text:style-name="P161">Works related to rhetoric and poetics</text:p>
        </text:list-item>
      </text:list>
      <text:p text:style-name="P24"/>
      <text:p text:style-name="P8"><text:span text:style-name="T17">Avicenna's texts on philosophical psychology contain the most relevant material, particularly in Avicenna's various summative works on the nature of the soul. These texts are primarily relevant for their discussions of the motive faculty, of which emotions are acts, and the cognitive faculties, which lead to emotions. Avicenna's first philosophical treatise, </text:span><text:span text:style-name="T29">Compendium on the Soul </text:span><text:span text:style-name="T18">(c. 999 CE)</text:span><text:span text:style-name="Footnote_20_Symbol"><text:span text:style-name="T18"><text:note text:id="ftn15" text:note-class="footnote"><text:note-citation>14</text:note-citation><text:note-body><text:p text:style-name="Footnote"><text:s/>For dating, see Gutas (2014), 165.</text:p></text:note-body></text:note></text:span></text:span><text:span text:style-name="T17">, contains discussions of all these faculties, but in far less detail than his later works. He divides the motive faculty into two branches, the concupiscible and the irascible, which exist because animals—unlike plants—need a way to seek out things that are useful, and drive away things that are harmful.</text:span><text:span text:style-name="Footnote_20_Symbol"><text:span text:style-name="T17"><text:note text:id="ftn16" text:note-class="footnote"><text:note-citation>15</text:note-citation><text:note-body><text:p text:style-name="Footnote"><text:s/>Avicenna, Compendium (1875), 352.</text:p></text:note-body></text:note></text:span></text:span><text:span text:style-name="T17"> He says that in non-rational animals, the motive faculty is the “end [al-ghāya]” with respect to the cognitive faculties, since the cognitive faculties exist in order to provide information that leads to motion, whereas in rational animals the motive faculty exists to carry out the will of the rational faculties.</text:span><text:span text:style-name="Footnote_20_Symbol"><text:span text:style-name="T17"><text:note text:id="ftn17" text:note-class="footnote"><text:note-citation>16</text:note-citation><text:note-body><text:p text:style-name="Footnote"><text:s/>Avicenna, Compendium (1875), 353.</text:p></text:note-body></text:note></text:span></text:span></text:p>
      <text:p text:style-name="P24"><text:span text:style-name="T17">Far more detail is provided in Avicenna's magnum opus on psychology, </text:span><text:span text:style-name="T29">Healing: Psychology </text:span><text:span text:style-name="T18">(c. 1020-1027).</text:span><text:span text:style-name="T17"> As a whole, the </text:span><text:span text:style-name="T29">Healing</text:span><text:span text:style-name="T17"> is organized into four parts, beginning with logic, then physics, mathematics, and finally metaphysics. </text:span><text:span text:style-name="T29">Psychology</text:span><text:span text:style-name="T17"> is the sixth work in the </text:span><text:soft-page-break/><text:span text:style-name="T17">physics division. It is preceded in the physics division of the </text:span><text:span text:style-name="T29">Healing</text:span><text:span text:style-name="T17"> by various works on the elements, matter, change, and followed by books focused on plants and animals.</text:span><text:span text:style-name="Footnote_20_Symbol"><text:span text:style-name="T17"><text:note text:id="ftn18" text:note-class="footnote"><text:note-citation>17</text:note-citation><text:note-body><text:p text:style-name="Footnote"><text:s/>Gutas (2014), 105.</text:p></text:note-body></text:note></text:span></text:span><text:span text:style-name="T17"> Psychology </text:span><text:span text:style-name="T17">itself is organized into five books:</text:span></text:p>
      <text:p text:style-name="P24"/>
      <text:p text:style-name="P27">Book 1: The nature of the soul in general</text:p>
      <text:p text:style-name="P27">Book 2: The vegetative faculties and the external senses, excluding vision</text:p>
      <text:p text:style-name="P27">Book 3: Vision</text:p>
      <text:p text:style-name="P27">Book 4: The internal senses and the motive faculty</text:p>
      <text:p text:style-name="P27">Book 5: The rational faculties</text:p>
      <text:p text:style-name="P27"/>
      <text:p text:style-name="P24"><text:span text:style-name="T17">The motive faculty is discussed in 4.4, the final section of the fourth book. Avicenna's concerns in 4.4, as with the rest of </text:span><text:span text:style-name="T29">Psychology</text:span><text:span text:style-name="T17">, are broadly modeled on those in Aristotle's </text:span><text:span text:style-name="T29">De Anima</text:span><text:span text:style-name="T18">, with some additions, as will be noted throughout the chapters in this dissertation. For example, </text:span><text:span text:style-name="T17">4.4 in turn can be broken down into roughly the following sections (this is an approximation, as Avicenna's text does not contain further divisions):</text:span></text:p>
      <text:p text:style-name="P24"/>
      <text:p text:style-name="P27">4.4a A discussion of the various branches of the motive faculty found in animals, including, but not limited to, concupiscible and irascible appetite.</text:p>
      <text:p text:style-name="P24"/>
      <text:p text:style-name="P24"><text:span text:style-name="T17">4.4b A discussion of other psychological states, such as sleeping and waking, health and sickness, modeled on some concerns from </text:span><text:span text:style-name="T29">Parva Naturalia</text:span><text:span text:style-name="T17">.</text:span><text:span text:style-name="Footnote_20_Symbol"><text:span text:style-name="T17"><text:note text:id="ftn19" text:note-class="footnote"><text:note-citation>18</text:note-citation><text:note-body><text:p text:style-name="Footnote"><text:s/>This is discussed more in chapter 4.5.1.</text:p></text:note-body></text:note></text:span></text:span></text:p>
      <text:p text:style-name="P24"/>
      <text:p text:style-name="P27">4.4c A discussion of the unique abilities found in the “prophetic” state of the motive faculties, such as the ability to affect motion at a distance.</text:p>
      <text:p text:style-name="P24"/>
      <text:p text:style-name="P24"><text:span text:style-name="T17">It is thus the first part of chapter 4 (labelled 4.4a), in which the most important, guiding texts for this dissertation are found. For most of the topics to be discussed in what follows, there is corresponding discussion in Avicenna's slightly later </text:span><text:span text:style-name="T29">Salvation: Psychology</text:span><text:span text:style-name="T17">. But the latter is rarely referenced in this dissertation, because at for these topics </text:span><text:span text:style-name="T29">Salvation: Psychology</text:span><text:span text:style-name="T17"> is essentially an abridgment of </text:span><text:span text:style-name="T29">Healing: Psychology.</text:span></text:p>
      <text:p text:style-name="P24"><text:span text:style-name="T17">Three other philosophical psychology texts will be important for this topic. These are distinct from the preceding in that they are not as tightly tied to the organization of the Aristotelian sciences. On the one hand, we have the appendix to the physics section of Avicenna's late </text:span><text:span text:style-name="T29">Remarks and Admonitions</text:span><text:span text:style-name="T17"> (c. 1030-1034). </text:span><text:span text:style-name="T29">Remarks</text:span><text:span text:style-name="T17"> as a whole is organized according to the Aristotelian sciences, but the appendix to the physics section contains discussions of a variety of topics related to the motive faculty that are not discussed elsewhere. There is also the </text:span><text:span text:style-name="T29">Marginal Glosses</text:span><text:span text:style-name="T17"> (c. 1029), a </text:span><text:span text:style-name="T22">record of Avicenna's thought process as he read the Arabic translation of Aristotle's </text:span><text:span text:style-name="T32">De Anima. </text:span><text:span text:style-name="T22">It is thought to have been originally written by Avicenna in the margins of his copy of Aristotle, hence the title. Finally, there is his early </text:span><text:span text:style-name="T32">Treatise on Love</text:span><text:span text:style-name="T22"> (from a similar period as the</text:span><text:span text:style-name="T32"> Compendium</text:span><text:span text:style-name="T22">). In the </text:span><text:span text:style-name="T32">Treatise</text:span><text:span text:style-name="T22">, Avicenna broadly discusses various beings' inborn love (i.e., their teleology, or what they tend towards), from rocks on up to God. Of particular </text:span><text:span text:style-name="T22">interest for our purposes is his characterizations of the aims of the motive faculties, and how they relate to the goals of other faculties. These three texts will all be used throughout the dissertation to provide insight into emotions as part of Avicenna's philosophical psychology, but it is the </text:span><text:soft-page-break/><text:span text:style-name="T32">Healing: Psychology </text:span><text:span text:style-name="T22">4.4 which makes most clear Avicenna's priorities and mature way of thinking about emotions.</text:span></text:p>
      <text:p text:style-name="P24"><text:span text:style-name="T22">As for Avicenna's writings that relate to the physiology of the emotions, these include </text:span><text:span text:style-name="T22">primarily </text:span><text:span text:style-name="T32">Healing: Psychology</text:span><text:span text:style-name="T22"> 5.8, the </text:span><text:span text:style-name="T32">Canon of Medicine</text:span><text:span text:style-name="T22">, and </text:span><text:span text:style-name="T32">Cardiac Drugs</text:span><text:span text:style-name="T22">. That Avicenna thought there was an overlap in the concerns of philosophical psychology and medicine/biology </text:span><text:span text:style-name="T22">can be seen in the fact that the final chapter of </text:span><text:span text:style-name="T32">Healing: Psychology</text:span><text:span text:style-name="T22">, 5.8, provides an overview of physiology that Avicenna deems relevant to the study of the soul. Yet most of what is in fact relevant for our purposes is found in the latter two texts just mentioned.</text:span></text:p>
      <text:p text:style-name="P24"><text:span text:style-name="T22">The </text:span><text:span text:style-name="T32">Canon</text:span><text:span text:style-name="T22"> is Avicenna's magnum opus on the medical practice, and contains specific </text:span><text:span text:style-name="T22">etiology for certain emotional disorders (like melancholy), along with advice for how to treat them. </text:span><text:span text:style-name="T32">Cardiac Drugs</text:span><text:span text:style-name="T22"> is a work focused on the medical conditions related to the heart. As will be seen, Avicenna believes that the seat of emotions is the vital spirit that is in the heart, and much of the </text:span><text:span text:style-name="T32">Cardiac Drugs</text:span><text:span text:style-name="T22"> is taken up with discussing what accounts for certain emotional dispositions, and how emotions affect the body.</text:span></text:p>
      <text:p text:style-name="P30">These texts will be introduced further at the beginning of chapter four, but one thing to note for now is that they will be consulted primarily for how they relate to philosophical psychology. It is beyond the scope of this dissertation to investigate the specifics of Avicenna's medical recommendations. Rather, chapter four will be taken up with explaining what philosophical issues Avicenna thinks are best illumined by attending to physiology. For example, we might wonder what it is that causes one person to have an emotion, and another not to, when they both evaluate some situation as horrific. In some cases, the answer might simply boil down to their temperaments.</text:p>
      <text:p text:style-name="P24"><text:span text:style-name="T22">The final texts that need to be mentioned in the context of emotions are three texts from the first, logical part of the </text:span><text:span text:style-name="T32">Healing</text:span><text:span text:style-name="T22">, namely, the </text:span><text:span text:style-name="T32">Categories</text:span><text:span text:style-name="T22">, </text:span><text:span text:style-name="T32">Poetics</text:span><text:span text:style-name="T22">, and </text:span><text:span text:style-name="T32">Rhetoric</text:span><text:span text:style-name="T22">. All of these texts have something to say about the nature of emotions, or specific emotions, and I will analyze a translation of the section on emotions from </text:span><text:span text:style-name="T32">Healing: Rhetoric</text:span><text:span text:style-name="T22"> in chapter five. Like Aristotle's </text:span><text:span text:style-name="T32">Rhetoric</text:span><text:span text:style-name="T22">, Avicenna's section on emotions in this text primarily consists of a discussion of specific emotions, with an eye towards how a rhetorician can still them up, and what sort of effect that would have on their audience.</text:span></text:p>
      <text:p text:style-name="P7"/>
      <text:p text:style-name="P27">5. Prior work on emotions in Avicenna</text:p>
      <text:p text:style-name="P6"/>
      <text:p text:style-name="P26">The need for a study such as this is clear from the influence Avicenna had on the field of psychology, plus the fact that little work has been done unpacking his affective psychology. Much has been done to examine Avicenna's cognitive psychology, especially his accounts of the imaginative/cogitative, estimative and intellectual faculties.<text:note text:id="ftn20" text:note-class="footnote"><text:note-citation>19</text:note-citation><text:note-body><text:p text:style-name="Footnote">See Black (1993), (2013) and (2014).</text:p></text:note-body></text:note> The influence of those cognitive faculties on the Latin West has also been traced in detail.<text:note text:id="ftn21" text:note-class="footnote"><text:note-citation>20</text:note-citation><text:note-body><text:p text:style-name="Footnote">See Black (2000) and Hasse (2000).</text:p></text:note-body></text:note> But Avicenna's affective psychology, which includes his appetitive/motive faculties, under which falls the concept of emotion, has not been given the same sort of attention. </text:p>
      <text:p text:style-name="P23"><text:span text:style-name="T17">As for what has been written thus far, there is an overview Avicenna's views on emotions in Simo Knuuttila's </text:span><text:span text:style-name="T29">Emotions in Ancient and Medieval Philosophy</text:span><text:span text:style-name="T17">.</text:span><text:span text:style-name="T17"><text:note text:id="ftn22" text:note-class="footnote"><text:note-citation>21</text:note-citation><text:note-body><text:p text:style-name="Footnote">Knuuttila (2004) <text:span text:style-name="T146">Emotions in Ancient and Medieval Philosophy, </text:span><text:span text:style-name="T8">pp. 218-225.</text:span></text:p></text:note-body></text:note></text:span><text:span text:style-name="T17"> This dissertation does not disagree with anything there, but Knuuttila's overview is brief, and necessarily only focused on a small subset of Avicenna's writings on emotions. There is also </text:span>some analysis of the concepts of <text:soft-page-break/>inclination and resolution in Gätje (1975) and Van Riet (1967).<text:note text:id="ftn23" text:note-class="footnote"><text:note-citation>22</text:note-citation><text:note-body><text:p text:style-name="Footnote">Their work discussed at the beginning of chapter 3.</text:p></text:note-body></text:note> But, again, these concepts need to be unpacked in more detail, and fitted in the context of Avicenna's broader work on affective psychology.</text:p>
      <text:p text:style-name="P26">There is no doubt that Avicenna spent more of his time analyzing the nature of cognition, and his work there likely had more of an impact than what he wrote on affective psychology. So the focus thus far has been warranted. But what he says about emotions is nonetheless unique, detailed, and worth studying on its own. Probing the influence of his affective psychology of course have to wait until his affective psychology is understood on its own terms.</text:p>
      <text:p text:style-name="P27"/>
      <text:h text:style-name="P139" text:outline-level="1">6. Outline of what is to come</text:h>
      <text:p text:style-name="P48"/>
      <text:p text:style-name="P47"><text:span text:style-name="T135">What follows is a summary of the parts of this dissertation, which reiterates some of the overview material from section 2, above:</text:span></text:p>
      <text:p text:style-name="P47"><text:span text:style-name="T135">In chapter one of this dissertation I argue that Avicenna’s main account of</text:span><text:span text:style-name="T136"> animal emotions (in his </text:span><text:span text:style-name="T139">Healing: Psychology</text:span><text:span text:style-name="T136"> 4.4) shows that they are construed as inclinations (</text:span><text:span text:style-name="T139">nizāʿāt/inbiʿāthāt</text:span><text:span text:style-name="T136">) in response to positive or negative object-evaluations. The notion of inclination is intenti</text:span><text:span text:style-name="T135">onally broader than terms used by Avicenna’s predecessors (Gr. </text:span><text:span text:style-name="T138">orexis</text:span><text:span text:style-name="T135">, Ar. </text:span><text:span text:style-name="T138">shawq</text:span><text:span text:style-name="T135">), because Avicenna wants to articulate a range of affective states of which animals are capable beyond Aristotelian concupiscible and irascible appetite. Concupiscible and irascible appetite relate to pleasures and </text:span><text:span text:style-name="T135">pains appreciable by the external senses, but animals also incline towards things like freedom, companionship, and aesthetic experience. Further, animals experience varieties of pleasure, which Avicenna regards as an inclination, insofar as it inclines us to keep going in some activity.</text:span></text:p>
      <text:p text:style-name="P47"><text:span text:style-name="T135">In chapter two I argue that Avicenna’s account of uniquely human emotions (in </text:span><text:span text:style-name="T138">Psychology</text:span><text:span text:style-name="T135"> 5.1 and his </text:span><text:span text:style-name="T138">Treatise on Love</text:span><text:span text:style-name="T135">) is highly integrated with his account of animal emotion. Animal emotions are acts of the motive faculty, and are localized in the heart and vital spirits, the organs most responsible for action-readiness. Uniquely human emotions involve actualizations of this same hardware, but their cognitive causes differ in being more complex. For example, shame is fundamentally an act of the shared animal motive faculty, but is caused by a cognition related to social norms of which non-human animals are not capable. Avicenna articulates a standard account of how reason can be said to govern animal emotions (i.e., using self-control to be less angry), but he also attends in detail to emotions that seem to have no parallel in animals, such as wonder, anxiety, shame, and future-oriented fear and desire.</text:span></text:p>
      <text:p text:style-name="P47"><text:span text:style-name="T135">But, of course, to incline on account of some evaluation is not the same thing as to act, so a question naturally arises—most clearly in his </text:span><text:span text:style-name="T138">Healing: Metaphysics </text:span><text:span text:style-name="T141">4.2</text:span><text:span text:style-name="T138">—</text:span><text:span text:style-name="T135">as to how emotions relate to voluntary action. In chapter three, I argue that Avicenna makes a distinction between inclination-to-act (which is what an emotion is) and resolution-to-act (which leads directly to </text:span><text:span text:style-name="T135">voluntary motion). Both inclination and resolution are acts of the animal motive faculty, but they have differing cognitive causes. Inclinations (i.e., emotions) are caused by simple evaluations of objects, while resolutions are caused by reaching the conclusion of a practical syllogism. Humans arrive at the conclusion of a practical syllogism through deliberation, whereas Avicenna says that animals arrive at something analogous through a more instinctual process.</text:span></text:p>
      <text:p text:style-name="P47"><text:span text:style-name="T135">In chapter four I flesh out the aspects of physiology that are relevant to Avicenna's philosophy of emotion. That is, in Avicenna's </text:span><text:span text:style-name="T138">Healing: Psychology</text:span><text:span text:style-name="T135">, two issues arise which Avicenna thinks actually best illuminated by considering physiology. On the one hand, we might sometimes wonder why </text:span><text:span text:style-name="T155">the same evaluative judgment sometimes causes an emotion, sometimes </text:span><text:soft-page-break/><text:span text:style-name="T155">not, and, when it does, why the emotion varies in strength. For example, two people evaluate a situation as dangerous, yet one person cowers, and the other is brave. If we stipulate that the judgment in these cases is the same, the best explanation for their different responses has to do with their temperamental dispositions. A second issue related to physiology that arises is that our understanding of what an emotion itself precisely is will be determined partially by what sort of physical changes we think are constitutive of an emotion, and which are merely the emotion's effects. For Avicenna, the changes underlying an occurent emotion are actually quite narrow in scope (basically limited to changes in the heart, and the vital spirit in the heart), whereas other changes we often associate with emotions (like going pale from fear) would be considered effects. In chapter four I touch on the issue of how a medical doctor might diagnose and treat emotional disorders, but I do not delve deeply into that issue, as I am primarily concerned with emotions from the point of view of philosophical psychology.</text:span></text:p>
      <text:p text:style-name="P47"><text:span text:style-name="T158">Such are the key philosophical issues Avicenna deals with in relation to emotions. Chapter five and appendix one focus on the section on emotions from Avicenna's Healing: Rhetoric. Chapter five is the analysis, while appendix one is the translation. Appendix one also contains a translation of a brief parallel work, from Avicenna's earlier and short Compilation. As mentioned earlier, texts like these are not where we would expect to find Avicenna's primarily account of the nature of emotions, and this explains their position later in the dissertation. Nonetheless, they allow for some interesting supplemental discussions, touching on the way that emotions affect</text:span><text:span text:style-name="T194"> cognition, their </text:span><text:span text:style-name="T164">positive or negative hedonic quality, the objects of specific emotions, and the relation between emotions and</text:span><text:span text:style-name="T160"> psychological character traits.</text:span></text:p>
      <text:p text:style-name="P47"><text:span text:style-name="T160">Similarly, Avicenna's </text:span><text:span text:style-name="T167">Healing: Categories </text:span><text:span text:style-name="T160">is not as fundamental as his psychological texts to this discussion, but it does provide some insight into, unsurprisingly, how we should categorize emotions. Thus appendix two looks at emotions as types of qualities: specifically, they are transitory, passing “conditions”, in contrast to more stable qualities like “states.”</text:span></text:p>
      <text:p text:style-name="P47"><text:span text:style-name="T160">Appendix three consists of a chart listing the various specific emotions discussed, in which of Avicenna's works. This dissertation does not spend much time analyzing specific emotions, nor does Avicenna (outside of the </text:span><text:span text:style-name="T167">Healing: Rhetoric</text:span><text:span text:style-name="T160">), but this serves as a useful guide for where emotions are in fact discussed. </text:span></text:p>
      <text:p text:style-name="P40"/>
      <text:p text:style-name="P160"/>
      <text:h text:style-name="P140" text:outline-level="1"><text:span text:style-name="T14">Chapter 1: Varieties of Emotions in the Animal Motive Soul</text:span><text:span text:style-name="Footnote_20_Symbol"><text:span text:style-name="T50"><text:note text:id="ftn24" text:note-class="footnote"><text:note-citation>23</text:note-citation><text:note-body><text:p text:style-name="Footer"><text:span text:style-name="T199"><text:s/></text:span><text:span text:style-name="T200">All translations of the Arabic in this dissertation are my own, unless noted.</text:span></text:p></text:note-body></text:note></text:span></text:span></text:h>
      <text:p text:style-name="Text_20_body"/>
      <text:p text:style-name="P41"><text:span text:style-name="T17">A desire for food and fear of a predator. Wonder at art and a longing for freedom. Some would insist on calling the latter two states “emotions,” and the former “animal appetites.” Naturally, how we parse this depends on what we say emotions are. If emotions are something more elevated, constituted by evaluative judgments, while animal appetites are just hardwired impulses towards specific objects, then such a distinction makes sense.</text:span><text:span text:style-name="Footnote_20_Symbol"><text:span text:style-name="T52"><text:note text:id="ftn25" text:note-class="footnote"><text:note-citation>24</text:note-citation><text:note-body><text:p text:style-name="Footer"><text:span text:style-name="T224"><text:s/></text:span><text:span text:style-name="T200">See Martha Nussbaum, developing a theory she takes to be in the Stoic tradition, in Nussbaum (2001)</text:span><text:span text:style-name="T212"> </text:span><text:span text:style-name="T200">131.</text:span></text:p></text:note-body></text:note></text:span></text:span><text:span text:style-name="T17"> Avicenna—notable within classical Arabic philosophy for his optimism about what animal nature is capable of—approaches the matter differently. But this is not because he thinks there is no difference between animal and human emotional life. Rather, it’s because he thinks that states seemingly as different as the above-mentioned pairs are fundamentally actualizations of the same faculty, shared by all anima</text:span><text:span text:style-name="T21">ls, human and non-human. That is, all these states are </text:span><text:span text:style-name="T30">inclinations</text:span><text:span text:style-name="T21"> (translating </text:span><text:span text:style-name="T30">inbiʿāth</text:span><text:span text:style-name="T21"> or </text:span><text:span text:style-name="T30">nizāʿ</text:span><text:span text:style-name="T21">), with cognitive causes of varying complexity. They are emotions insofar as they incline their subject to various acts and objects, and insofar as they are inclinations, they are basically alike.</text:span></text:p>
      <text:p text:style-name="P41"><text:span text:style-name="T21">In what follows I will argue that Avicenna’s understanding of emotion captures a wider range of affective states than had previously been recognized in his tradition, by showing how Avicenna deemphasizes traditional Aristotelian terminology (Gr. </text:span><text:span text:style-name="T30">orexis</text:span><text:span text:style-name="T21">, Ar. </text:span><text:span text:style-name="T30">shawq</text:span><text:span text:style-name="T21">), and instead makes use of this idea of “inclination (again, </text:span><text:span text:style-name="T30">inbiʿāth</text:span><text:span text:style-name="T21"> or </text:span><text:span text:style-name="T30">nizāʿ</text:span><text:span text:style-name="T21">)” as that which is fundamental to being an emotion. My argument will largely be borne out through a d</text:span><text:span text:style-name="T17">etailed contextualization and analysis of some difficult texts that have not thus far been treated in detail: Avicenna’s most comprehensive account of the motive faculty, in his </text:span><text:span text:style-name="T28">Healing: Psychology</text:span><text:span text:style-name="T17"> 1.5 and 4.4.</text:span><text:span text:style-name="Footnote_20_Symbol"><text:span text:style-name="T52"><text:note text:id="ftn26" text:note-class="footnote"><text:note-citation>25</text:note-citation><text:note-body><text:p text:style-name="Footer"><text:span text:style-name="T199"><text:s/></text:span><text:span text:style-name="T203">The first scholar to draw attention to Avicenna’s usage of </text:span><text:span text:style-name="T215">inbiʿāth</text:span><text:span text:style-name="T203"> and </text:span><text:span text:style-name="T215">nizāʿ</text:span><text:span text:style-name="T203"> was Helmut Gätje, in </text:span><text:span text:style-name="T70">“Zur Psychologie der Willenshandlungen in der islamischen Philosophie,”</text:span><text:span text:style-name="T70"> pp.</text:span><text:span text:style-name="T71"> 357-359. What I present here will not disagree with Gätje, but it will show that Avicenna’s picture is complex in ways Gätje’s brief treatment does not address. The only other place this topic has been discussed is in </text:span><text:span text:style-name="T71">Simo Knuuttila, </text:span><text:span text:style-name="T78">Emotions in Ancient and Medieval Philosophy</text:span><text:span text:style-name="T71">, pp. </text:span><text:span text:style-name="T71">218-225. Again, there is little I disagree with in his treatment of Avicenna, but much remains to be filled in.</text:span></text:p></text:note-body></text:note></text:span></text:span><text:span text:style-name="T17"> <text:s/></text:span></text:p>
      <text:p text:style-name="P41"><text:bookmark-start text:name="Intro"/><text:span text:style-name="T17">We</text:span><text:bookmark-end text:name="Intro"/><text:span text:style-name="T17"> will see Avicenna begin by discussing basic concupiscible and irascible emotions</text:span><text:span text:style-name="Footnote_20_Symbol"><text:span text:style-name="T17"><text:note text:id="ftn27" text:note-class="footnote"><text:note-citation>26</text:note-citation><text:note-body><text:p text:style-name="Footnote"><text:span text:style-name="T197"><text:s/>T</text:span><text:span text:style-name="T80">he structure of this chapter is shaped by the order in which Avicenna presents concepts in </text:span><text:span text:style-name="T81">Psychology</text:span><text:span text:style-name="T80"> 1.5 and 4.4, supplemented by additional texts along the way that are necessary for understanding them. Thus, some of the rationale for distinguishing the concupiscible and irascible faculty are not discussed until well after the initial distinctions are made. But we can briefly summarize that rationale here: the concupiscible faculty is the faculty responsible for our attraction to sensible pleasures, and our aversion to sensible pains (these are the most basic types of animal emotions/inclinations). The irascible faculty is posited to explain our urge to dominate potential harms, and avoid defeat/humiliation.</text:span></text:p><text:p text:style-name="Footnote"><text:span text:style-name="T80"><text:tab/>One might wonder whether the irascible faculty's emotions/inclinations could just be explained by the concupiscible faculty, calling into question the need for the irascible faculty in the first place. For example, when an animal sees a predator, its choice to either attack and defend itself, or run away, could perhaps just be explained in terms of a desire to avoid pain. Yet while the second of these (running away) could be so explained, attacking and defending behavior only </text:span><text:span text:style-name="T81">indirectly</text:span><text:span text:style-name="T80"> involves avoiding pain. Directly, attacking and defending oneself might actually temporarily </text:span><text:span text:style-name="T81">increase</text:span><text:span text:style-name="T80"> pain. Or again, if you upset a dog by taking its food away, and then give it back, the dog might still be upset with you, even though you are no longer posing a threat or withholding pleasure. This is why we need to say that there exists an irascible faculty, with an attraction to </text:span><text:span text:style-name="T81">dominance</text:span><text:span text:style-name="T80">, and an aversion to its opposite.</text:span></text:p><text:p text:style-name="P1"><text:tab/>And once we have said that, another reason for distinguishing these two faculties is clear: dominance (and its opposite) is a more abstract goal than sensible pleasure and pain, requiring more advanced cognitive abilities. Thus, as we will see, some animals (like sea sponges, to use Aristotle and Avicenna's example) only have the concupiscible faculty, and are indeed guided by mere attraction to pleasure and aversion to pain. But higher cognitive abilities allow for more complex behavior, like male deer locking antlers to prove their dominance during mating season.</text:p></text:note-body></text:note></text:span></text:span><text:span text:style-name="T17">, and </text:span><text:soft-page-break/><text:span text:style-name="T17">then slowly broaden the category of emotion to include emotions that are </text:span><text:span text:style-name="T28">like</text:span><text:span text:style-name="T17"> concupiscible emotions, but which have what he calls “internal” goods as their object, as opposed to “external” goods. From there, I will show how he expands the category of emotion to include affective states unique to humans, and then, finally, varieties of pleasure. These are all presented as states of the animal motive faculty, which makes the last of these especially unexpected, since pleasure is a completion-state, not a state wherein any new object is desired. But since inclination is a broader concept than desire or appetite, all these states end up able to be grouped together in a meaningful way.</text:span></text:p>
      <text:p text:style-name="P41"/>
      <text:p text:style-name="P29"/>
      <text:h text:style-name="Heading_20_1" text:outline-level="1">1. Aristot<text:span text:style-name="T154">elian Background for the Concept of "Moved-Mover"</text:span></text:h>
      <text:p text:style-name="P131"/>
      <text:p text:style-name="P31"><text:s/>In its most basic terms, an inclination is just some sort of non-cognitive state than inclines its subject towards or away from some object (e.g., a bear's desire for the honey in the honeypot is a type of inclination). “Inclination” is roughly synonymous with terms like desire and appetite, but these latter terms apply to more specific types of inclination for Avicenna, and inclination is the generic term. Inclinations, being non-cognitive states, are caused by cognitions that evaluate an object in some way (e.g., the bear judges that the honey would be delicious). And these non-cognitive inclinations are part of the causal chain leading to actual motion (e.g., the bear sticks its hand in the honeypot). Inclinations on their own do not cause movement, but the orient us towards objects in ways that we might eventually choose to act on (to summarize: the bear judges the honey would be delicious, then inclines towards it, then acts on that inclination).</text:p>
      <text:p text:style-name="P41"><text:span text:style-name="T21">This basic picture is shared by Avicenna and Aristotle. But we can be a bit more specific, showing how this maps onto the terminology Aristotle uses in the </text:span><text:span text:style-name="T31">De Anima</text:span><text:span text:style-name="T21">. That is, Avicenna’s notion of “inclination” fills roughly the same role in his psychology as that of “moved-mover” for Aristotle, being an elaboration of the terrain covered by Aristotle in </text:span><text:span text:style-name="T30">De Anima</text:span><text:span text:style-name="T21"> 3.9-11.</text:span><text:span text:style-name="Footnote_20_Symbol"><text:span text:style-name="T55"><text:note text:id="ftn28" text:note-class="footnote"><text:note-citation>27</text:note-citation><text:note-body><text:p text:style-name="Footer"><text:span text:style-name="T199"><text:s/></text:span><text:span text:style-name="T200">Aristotle’s </text:span><text:span text:style-name="T212">De Motu Animalium</text:span><text:span text:style-name="T200"> is of course another key text for the motive faculty, but—despite Averroes’ later awareness of </text:span><text:span text:style-name="T212">De Motu</text:span><text:span text:style-name="T200"> in broad strokes—the text itself does not seem to have ever been translated into Arabic. See </text:span><text:span text:style-name="T71">Gutas (2014)</text:span><text:span text:style-name="T78"> </text:span><text:span text:style-name="T71">361, n. 5.</text:span></text:p></text:note-body></text:note></text:span></text:span><text:span text:style-name="Footnote_20_Symbol"><text:span text:style-name="T55"> <text:s/></text:span></text:span><text:span text:style-name="T21">After this section, we will not make extensive use of the “moved-mover” terminology, instead relying on the basic picture sketched above. But it is worth briefly discussing the technical terms found in the original source for the basic picture.</text:span></text:p>
      <text:p text:style-name="P41"><text:span text:style-name="T21">At the start of 3.9 Aristotle divides animal and human psychological faculties into two kinds: those enabling cognition, and those enabling voluntary motion.</text:span><text:span text:style-name="Footnote_20_Symbol"><text:span text:style-name="T55"><text:note text:id="ftn29" text:note-class="footnote"><text:note-citation>28</text:note-citation><text:note-body><text:p text:style-name="Footer"><text:span text:style-name="T199"><text:s/></text:span><text:span text:style-name="T71">Aristotle, </text:span><text:span text:style-name="T78">On the Soul</text:span><text:span text:style-name="T71"> (1986) </text:span><text:span text:style-name="T71">3.9, 432b</text:span><text:span text:style-name="T71">.</text:span></text:p></text:note-body></text:note></text:span></text:span><text:span text:style-name="T37"> Aristotle says that voluntary motion involves four things: two causes of movement, the means of movement, and the moving subject. This is seen in the following text, where Aristotle initially says there are “three factors,” but he then specifies that the first factor is in fact of of “two kinds”:</text:span></text:p>
      <text:p text:style-name="P43"/>
      <text:p text:style-name="Block"><text:span text:style-name="T69">But movement involves three factors: first the moving cause, secondly the means by which it produces movement, and thirdly the thing moved. The moving cause is of two kinds: one is unmoved and the other both moves and is moved. The former is the practical good, while that which both moves and is moved is the appetite (for that which is moved is moved qua influenced by appetite, and appetite qua actual is a kind of </text:span><text:soft-page-break/><text:span text:style-name="T69">movement), and the thing moved is the animal.</text:span><text:span text:style-name="Footnote_20_Symbol"><text:span text:style-name="T61"><text:note text:id="ftn30" text:note-class="footnote"><text:note-citation>29</text:note-citation><text:note-body><text:p text:style-name="Footer"><text:span text:style-name="T199"><text:s/></text:span><text:span text:style-name="T71">Aristotle, </text:span><text:span text:style-name="T78">On the Soul</text:span><text:span text:style-name="T71"> (1986) </text:span><text:span text:style-name="T71">3.10, 433b.</text:span></text:p></text:note-body></text:note></text:span></text:span></text:p>
      <text:p text:style-name="P43"/>
      <text:p text:style-name="P97"><text:span text:style-name="T37">The last two factors involved in voluntary motion are the most straightforward: in the case of animal motion, the </text:span><text:span text:style-name="T45">subject</text:span><text:span text:style-name="T37"> of movement is the whole animal, and the </text:span><text:span text:style-name="T45">means</text:span><text:span text:style-name="T37"> of movement are the various organs and muscles that operate by pushing and pulling. Shortly after this text, Aristotle argues that there must be a central axis for all this pushing and pulling, which later commentators understood to be the heart.</text:span><text:span text:style-name="Footnote_20_Symbol"><text:span text:style-name="T57"><text:note text:id="ftn31" text:note-class="footnote"><text:note-citation>30</text:note-citation><text:note-body><text:p text:style-name="Footer"><text:span text:style-name="T199"><text:s/></text:span><text:span text:style-name="T200">Themistius, </text:span><text:span text:style-name="T213">On Aristotle On the Soul</text:span><text:span text:style-name="T200"> (1996) 223.</text:span></text:p></text:note-body></text:note></text:span></text:span></text:p>
      <text:p text:style-name="P41"><text:span text:style-name="T37">Prior to the means and the subject of motion is the cause of motion, which Aristotle breaks down into the practical good and appetite. Aristotle does not explain what he means by “practical good” in this context, but Themistius interprets him to simply mean a good that is relevant to and within reach of some agent, as opposed to goodness in some unqualified and universal sense.</text:span><text:span text:style-name="Footnote_20_Symbol"><text:span text:style-name="T57"><text:note text:id="ftn32" text:note-class="footnote"><text:note-citation>31</text:note-citation><text:note-body><text:p text:style-name="Footer"><text:span text:style-name="T199"><text:s/></text:span><text:span text:style-name="T200">Themistius, </text:span><text:span text:style-name="T213">On Aristotle On the Soul</text:span><text:span text:style-name="T200"> (1996) 220.</text:span></text:p></text:note-body></text:note></text:span></text:span><text:span text:style-name="T37"> Similarly, Alexander of Aphrodisias understands the starting point of movement to mean some external object understood as something to be pursued or avoided.</text:span><text:span text:style-name="Footnote_20_Symbol"><text:span text:style-name="T57"><text:note text:id="ftn33" text:note-class="footnote"><text:note-citation>32</text:note-citation><text:note-body><text:p text:style-name="Footer"><text:span text:style-name="T199"><text:s/></text:span><text:span text:style-name="T71">Alexander of Aphrodisias, </text:span><text:span text:style-name="T78">De Anima</text:span><text:span text:style-name="T71"> (1980) </text:span><text:span text:style-name="T71">98, section 2.89</text:span><text:span text:style-name="T71">.</text:span></text:p></text:note-body></text:note></text:span></text:span><text:span text:style-name="T37"> This would make a “practical good” any specific object, understood in such a way as to be relevant to appetite. For example, not </text:span><text:span text:style-name="T45">the</text:span><text:span text:style-name="T37"> good, but </text:span><text:span text:style-name="T45">a</text:span><text:span text:style-name="T37"> good, like food; and not just food, but food </text:span><text:span text:style-name="T45">grasped as</text:span><text:span text:style-name="T37"> pleasant or nutritious. The reason the practical good is an “unmoved-mover” is because it is the end of action. In a commentary attributed to John Philoponus, the notion of something being an unmoved-mover is explained by pointing out the sense in which God is called an unmoved-mover: God is not changed, but is rather the goal towards which changeable things direct their actions.</text:span><text:span text:style-name="Footnote_20_Symbol"><text:span text:style-name="T57"><text:note text:id="ftn34" text:note-class="footnote"><text:note-citation>33</text:note-citation><text:note-body><text:p text:style-name="Footer"><text:span text:style-name="T199"><text:s/></text:span><text:span text:style-name="T200">See (Pseudo) John Philoponus, </text:span><text:span text:style-name="T212">On Aristotle On the Soul</text:span><text:span text:style-name="T200"> (2013) 39, section 587.5ff.</text:span></text:p></text:note-body></text:note></text:span></text:span><text:span text:style-name="T37"> So the practical good is an unmoved-mover because an object, when evaluated in a certain light, can be the goal for motion.</text:span><text:span text:style-name="Footnote_20_Symbol"><text:span text:style-name="T57"><text:note text:id="ftn35" text:note-class="footnote"><text:note-citation>34</text:note-citation><text:note-body><text:p text:style-name="Footer"><text:span text:style-name="T221"><text:s/></text:span><text:span text:style-name="T203">Towards the end of the section on voluntary movement, there is a text where it might seem that Aristotle is identifying the unmoved-mover with the cognition, not the object, saying “the cognitive faculty is not moved but remains still (3.11, 434a)." But, of course, cognition is a kind of change, which means it is not the best candidate for being the unmoved-mover, precisely speaking. So what must be meant here is that the object, </text:span><text:span text:style-name="T215">as presented by some cognitive, evaluative act,</text:span><text:span text:style-name="T203"> is the end which to which appetite responds, and that cognition does not have to undergo any further change in order to serve its purpose. The process of cognition is not the object of appetite, but is rather a necessary condition for the object to be relevant to appetite. In other words, one reaches out not for the thought of their object as pleasant, but rather just for the pleasant object. The thought of the object as pleasant merely occasions that reaching out.</text:span></text:p></text:note-body></text:note></text:span></text:span></text:p>
      <text:p text:style-name="P41"><text:span text:style-name="T37">The proximate cause of motion, on the other hand, is a </text:span><text:span text:style-name="T45">moved</text:span><text:span text:style-name="T37">-mover, and it is this component of Aristotle’s psychological schema that has traditionally been associated with emotion. Aristotle himself explains what he means by “moved-mover” as follows: “for that which is moved is moved qua influenced by appetite, and appetite qua actual is a kind of movement.”</text:span><text:span text:style-name="Footnote_20_Symbol"><text:span text:style-name="T57"><text:note text:id="ftn36" text:note-class="footnote"><text:note-citation>35</text:note-citation><text:note-body><text:p text:style-name="Footer"><text:span text:style-name="T199"><text:s/></text:span><text:span text:style-name="T71">Aristotle, </text:span><text:span text:style-name="T78">On the Soul</text:span><text:span text:style-name="T71"> (1986) </text:span><text:span text:style-name="T71">3.10, 433b.</text:span></text:p></text:note-body></text:note></text:span></text:span><text:span text:style-name="T37"> The first half of this simply tells us that appetite is one of the causes of motion, the second half tells us that appetite causes motion by itself being a kind of motion, or change. Just like how the sense in which practical good remains </text:span><text:span text:style-name="T45">un</text:span><text:span text:style-name="T37">changed helps us understand the sort of mover it is, so here the sense in which appetite </text:span><text:span text:style-name="T45">is</text:span><text:span text:style-name="T37"> a change helps us understand why it is a mover. Again, (Pseudo) John Philoponus attempts to explain the core of what it is to be a moved-mover when he says that appetite is a change “insofar as it reaches out.”</text:span><text:span text:style-name="Footnote_20_Symbol"><text:span text:style-name="T57"><text:note text:id="ftn37" text:note-class="footnote"><text:note-citation>36</text:note-citation><text:note-body><text:p text:style-name="Footer"><text:span text:style-name="T199"><text:s/></text:span><text:span text:style-name="T200">(Pseudo) John Philoponus, </text:span><text:span text:style-name="T212">On Aristotle On the Soul</text:span><text:span text:style-name="T200"> (2013) 41, section 591.10ff.</text:span></text:p></text:note-body></text:note></text:span></text:span><text:span text:style-name="T37"> This is an appeal to the </text:span><text:soft-page-break/><text:span text:style-name="T37">origins of the word appetite (or </text:span><text:span text:style-name="T45">orexis</text:span><text:span text:style-name="T37">). As Martha Nussbaum relates, prior to Aristotle, the verb </text:span><text:span text:style-name="T45">orego</text:span><text:span text:style-name="T37"> was fairly common outside of philosophical literature, and was used to refer to a literal reaching out (with one’s hand, for example) towards some physical object (like a cup).</text:span><text:span text:style-name="Footnote_20_Symbol"><text:span text:style-name="T57"><text:note text:id="ftn38" text:note-class="footnote"><text:note-citation>37</text:note-citation><text:note-body><text:p text:style-name="Footer"><text:span text:style-name="T199"><text:s/></text:span><text:span text:style-name="T200">Nussbaum (2001) pp. 130–31.</text:span></text:p></text:note-body></text:note></text:span></text:span><text:span text:style-name="T37"> Aristotle is obviously not using </text:span><text:span text:style-name="T45">orexis</text:span><text:span text:style-name="T37"> in this context to refer to the literal, external reaching, since he is focused on the internal causes of motion, rather than motion itself. Nussbaum considers it a major contribution of Aristotle’s to use </text:span><text:span text:style-name="T45">orexis</text:span><text:span text:style-name="T37"> to refer to an inner reaching out, which is the cause for action in the more literal, prior sense of the verb. If we are talking about an appetite to avoid, rather than to pursue, then the distance of Aristotle’s usage from the literal sense of </text:span><text:span text:style-name="T45">orego</text:span><text:span text:style-name="T37"> is even more clear.</text:span></text:p>
      <text:p text:style-name="P32">So the four factors involved in movement can be summarized as follows:</text:p>
      <text:p text:style-name="P32"/>
      <text:p text:style-name="P33">1) unmoved-mover: a practical good, i.e., an object cognized/represented in the subject</text:p>
      <text:p text:style-name="P33">2) moved-mover: an act of the motive faculty/appetite, in response to (1)</text:p>
      <text:p text:style-name="P33">3) means of motion: muscles and the ligaments</text:p>
      <text:p text:style-name="P42"><text:span text:style-name="T37">4) that which is moved: the subject as a whole</text:span><text:span text:style-name="Footnote_20_Symbol"><text:span text:style-name="T57"><text:note text:id="ftn39" text:note-class="footnote"><text:note-citation>38</text:note-citation><text:note-body><text:p text:style-name="Footer"><text:span text:style-name="T199"><text:s/></text:span><text:span text:style-name="T200">Avicenna most explicitly replicates this fourfold schema in </text:span><text:span text:style-name="T212">Healing: Metaphysics</text:span><text:span text:style-name="T200">, section 6.5.3. Some of the precise terminology differs between Aristotle and Avicenna. For example, Aristotle calls </text:span><text:span text:style-name="T212">orexis</text:span><text:span text:style-name="T200"> the proximate principle of motion, while Avicenna calls the means of motion the proximate principle, and differences in labeling ripple out from there. But the ordering and general point is the same.</text:span></text:p></text:note-body></text:note></text:span></text:span></text:p>
      <text:p text:style-name="P32"/>
      <text:p text:style-name="P97"><text:span text:style-name="T37">In the </text:span><text:span text:style-name="T45">De Anima</text:span><text:span text:style-name="T37">, Aristotle further subdivides appetite into concupiscible appetite (</text:span><text:span text:style-name="T45">epithumia</text:span><text:span text:style-name="T37">), irascible appetite (</text:span><text:span text:style-name="T45">thumos</text:span><text:span text:style-name="T37">), which are moved-movers in response to objects of sensation, and will or choice (</text:span><text:span text:style-name="T45">bouleisis</text:span><text:span text:style-name="T37">), which is in response to an object of thought</text:span><text:span text:style-name="Footnote_20_Symbol"><text:span text:style-name="T57"><text:note text:id="ftn40" text:note-class="footnote"><text:note-citation>39</text:note-citation><text:note-body><text:p text:style-name="Footer"><text:span text:style-name="T199"><text:s/></text:span><text:span text:style-name="T71">Aristotle, </text:span><text:span text:style-name="T78">On the Soul</text:span><text:span text:style-name="T71"> (1986) </text:span><text:span text:style-name="T71">3.9, 432b.</text:span></text:p></text:note-body></text:note></text:span></text:span><text:span text:style-name="T37">. </text:span><text:bookmark-start text:name="I_Aristotelian_Background"/><text:span text:style-name="T37">But</text:span><text:bookmark-end text:name="I_Aristotelian_Background"/><text:span text:style-name="T37"> he is less concerned in this text to define and distinguish these appetites from one another than to clarify the role of appetite in general as a cause of movement.</text:span></text:p>
      <text:p text:style-name="P34"/>
      <text:h text:style-name="Heading_20_1" text:outline-level="1">2. Basic Emotions in Avicenna: Concupiscible and Irascible Appetite</text:h>
      <text:p text:style-name="P34"/>
      <text:p text:style-name="P41"><text:span text:style-name="T34">The portions of Avicenna’s </text:span><text:span text:style-name="T43">Healing: Psychology</text:span><text:span text:style-name="T34"> (</text:span><text:span text:style-name="T43">Al-Shifā</text:span><text:span text:style-name="T34">ʾ</text:span><text:span text:style-name="T43">: Kitāb Al-Nafs</text:span><text:span text:style-name="T34">) where he treats emotions, and questions similar to those of </text:span><text:span text:style-name="T43">De Anima</text:span><text:span text:style-name="T34"> 3.9-11, are his discussions of the animal motive faculty (</text:span><text:span text:style-name="T43">al-quwwa al-muḥarrika</text:span><text:span text:style-name="T34">), and the practical intellect considered as a motive principle (</text:span><text:span text:style-name="T43">mabda</text:span><text:span text:style-name="T34">ʾ</text:span><text:span text:style-name="T43"> mu</text:span><text:span text:style-name="T45">ḥarrik</text:span><text:span text:style-name="T37">). These terms will be discussed at length in chapter three, but for now we can say that a motive </text:span><text:span text:style-name="T46">principle</text:span><text:span text:style-name="T37"> is a broader term than motive </text:span><text:span text:style-name="T46">faculty</text:span><text:span text:style-name="T37">. Motive principles are any faculties directly relevant to causing voluntary motion. This can include cognitive faculties (such as the practical intellect), and non-cognitive, motive faculties (such as concupiscible appetite). To call a cognitive faculty a motive principle is just to refer to that cognitive faculty insofar as it is able to trigger non-cognitive motive faculties. So something can be a motive principle without also being a motive faculty (e.g., practical intellect), but every motive faculty (e.g., concupiscible appetite) is a motive principle.</text:span></text:p>
      <text:p text:style-name="P41"><text:span text:style-name="T34">Avicenna introduces the motive faculty in </text:span><text:span text:style-name="T43">Healing: Psychology</text:span><text:span text:style-name="T34"> 1.5, in his initial enumeration of all psychological faculties, where motive faculties are distinguished at first from the apprehending (</text:span><text:span text:style-name="T43">mudrika</text:span><text:span text:style-name="T34">) faculties.</text:span><text:span text:style-name="Footnote_20_Symbol"><text:span text:style-name="T56"><text:note text:id="ftn41" text:note-class="footnote"><text:note-citation>40</text:note-citation><text:note-body><text:p text:style-name="Footer"><text:span text:style-name="T199"><text:s/></text:span><text:span text:style-name="T200">Lest this sound overly obscure, we should recall that talk of “psychological faculties” is just a way of describing the sort of abilities that living organisms have. One of the things some living organisms can do is engage in voluntary motion, and the “motive faculty” is an umbrella term for any faculty involved in voluntary motion.</text:span></text:p></text:note-body></text:note></text:span></text:span><text:span text:style-name="T34"> The motive faculty, next, is divided into two types: the </text:span><text:soft-page-break/><text:span text:style-name="T34">motive faculty as inclining (</text:span><text:span text:style-name="T43">bā</text:span><text:span text:style-name="T34">ʿ</text:span><text:span text:style-name="T43">itha</text:span><text:span text:style-name="T34">)</text:span><text:span text:style-name="Footnote_20_Symbol"><text:span text:style-name="T56"><text:note text:id="ftn42" text:note-class="footnote"><text:note-citation>41</text:note-citation><text:note-body><text:p text:style-name="Footer"><text:span text:style-name="T199"><text:s/></text:span><text:span text:style-name="T200">Avicenna elsewhere further subdivides the inclining side into inclination to act </text:span><text:span text:style-name="T212">and</text:span><text:span text:style-name="T200"> resolution to act (</text:span><text:span text:style-name="T212">ijmā</text:span><text:span text:style-name="T200">ʿ). For example, Avicenna, </text:span><text:span text:style-name="T212">Remarks: Physics</text:span><text:span text:style-name="T200"> (1960) Section 3, Supplement 25, page 435.</text:span></text:p></text:note-body></text:note></text:span></text:span><text:span text:style-name="T34"> with respect to movement, and the motive faculty in the sense of actually moving (</text:span><text:span text:style-name="T43">fā</text:span><text:span text:style-name="T34">ʿ</text:span><text:span text:style-name="T43">ila</text:span><text:span text:style-name="T34">).</text:span><text:span text:style-name="Footnote_20_Symbol"><text:span text:style-name="T56"><text:note text:id="ftn43" text:note-class="footnote"><text:note-citation>42</text:note-citation><text:note-body><text:p text:style-name="Footer"><text:span text:style-name="T199"><text:s/></text:span><text:span text:style-name="T200">A more literal translation of </text:span><text:span text:style-name="T212">fā</text:span><text:span text:style-name="T200">ʿ</text:span><text:span text:style-name="T212">ila</text:span><text:span text:style-name="T200"> would be “acting” or “doing,” but “moving” is appropriate because the act in question is specifically physical motion (from place to place, or in place).</text:span></text:p></text:note-body></text:note></text:span></text:span><text:span text:style-name="T34"> The inclining (</text:span><text:span text:style-name="T43">bā</text:span><text:span text:style-name="T34">ʿ</text:span><text:span text:style-name="T43">itha</text:span><text:span text:style-name="T34">) side is roughly synonymous with Aristotle’s ide</text:span><text:span text:style-name="T37">a of moved-mov</text:span><text:span text:style-name="T34">er, while the actually moving side is constituted by the muscles and ligaments, which Aristotle called the means of motion. So the inclining side instigates movement, and the actually moving side carries it out.</text:span><text:span text:style-name="Footnote_20_Symbol"><text:span text:style-name="T56"><text:note text:id="ftn44" text:note-class="footnote"><text:note-citation>43</text:note-citation><text:note-body><text:p text:style-name="Footer"><text:span text:style-name="T199"><text:s/></text:span><text:span text:style-name="T200">In </text:span><text:span text:style-name="T203">his </text:span><text:span text:style-name="T215">Psychology</text:span><text:span text:style-name="T203">, Avicenna is most interested in discussing motive faculty in the sense of being a motivating moved-mo</text:span><text:span text:style-name="T200">ver, i.e., in terms of emotions. Like Aristotle, who spent more time talking about the means of movement elsewhere, for example in his </text:span><text:span text:style-name="T212">De Motu</text:span><text:span text:style-name="T200">,</text:span><text:span text:style-name="T225"> </text:span><text:span text:style-name="T226">Avicenna discusses means of motion in his medical and biological works.</text:span></text:p></text:note-body></text:note></text:span></text:span><text:span text:style-name="T34"> As we will see, actualizations of the inclining (</text:span><text:span text:style-name="T43">bā</text:span><text:span text:style-name="T34">ʿ</text:span><text:span text:style-name="T43">itha</text:span><text:span text:style-name="T34">) side of the motive faculty constitute emotions, and so emotions on Avicenna’s schema can be thought of as fundamentally inclining with respect to movement. This does not mean that emotions are always </text:span><text:span text:style-name="T43">successful</text:span><text:span text:style-name="T34"> in triggering movement, just that they incline towards it.</text:span><text:span text:style-name="Footnote_20_Symbol"><text:span text:style-name="T56"><text:note text:id="ftn45" text:note-class="footnote"><text:note-citation>44</text:note-citation><text:note-body><text:p text:style-name="Footer"><text:span text:style-name="T199"><text:s/></text:span><text:span text:style-name="T200">See footnote 19 about the distinction between inclination and resolution. $</text:span></text:p></text:note-body></text:note></text:span></text:span><text:span text:style-name="T34"> The terms inclination and emotion can thus be used interchangeably when discussing Avicenna’s views.</text:span></text:p>
      <text:p text:style-name="P41"><text:span text:style-name="T34">Avicenna’s first foray into explaining varieties of emotions in </text:span><text:span text:style-name="T43">Psychology</text:span><text:span text:style-name="T34"> begins by distinguishing the concupiscible and irascible faculties. Given that he is working in the Aristotelian and Neoplatonic tradition, this is not surprising.</text:span><text:span text:style-name="Footnote_20_anchor"><text:span text:style-name="T34"><text:note text:id="ftn46" text:note-class="footnote"><text:note-citation>45</text:note-citation><text:note-body><text:p text:style-name="P4"><text:s/>The concupiscible and irascible faculties have their roots in Plato's appetitive and spirited parts of the soul, which were two parts of the tripartite division of the soul (see Knuuttila (2004) 7). Aristotle also speaks of appetitive and spirited parts of the soul, but more often just an appetitive faculty that has acts such as desire and anger (ibid., 26-27). </text:p></text:note-body></text:note></text:span></text:span><text:span text:style-name="T34"> But we need to understand </text:span><text:span text:style-name="T43">how</text:span><text:span text:style-name="T34"> Avicenna goes about introducing the motive faculty here in 1.5, as it will help us see how he identifies and contrasts other varieties of inclinations beyond concupiscible and irascible appetites later in 4.4:</text:span></text:p>
      <text:p text:style-name="P34"/>
      <text:p text:style-name="Block"><text:span text:style-name="T82">The motive faculty has two divisions: the motive faculty insofar as it instigates movement, and the motive faculty in</text:span><text:span text:style-name="T86">sofar as it carries out [movement]. The motive faculty insofar as it instigates is the appetitive [</text:span><text:span text:style-name="T93">al-nuzūʿiyya al-s</text:span><text:span text:style-name="T90">haw</text:span><text:span text:style-name="T93">qiyya</text:span><text:span text:style-name="Footnote_20_anchor"><text:span text:style-name="T77"><text:note text:id="ftn47" text:note-class="footnote"><text:note-citation>46</text:note-citation><text:note-body><text:p text:style-name="P4"><text:s/>This is the same faculty as what I called the inclining (<text:span text:style-name="T146">bāʿitha</text:span>) motive faculty above. There is some variation in how Avicenna refers to the inclining motive faculty, but it is normally very clear when he is referring to the inclining faculty in generic terms, and when he is talking about specific branches/sub-faculties, such as the concupiscible and irascible appetites.</text:p></text:note-body></text:note></text:span></text:span><text:span text:style-name="T86">] f</text:span><text:span text:style-name="T82">aculty, and this is the faculty that, when a form to be sought or to be avoided [</text:span><text:span text:style-name="T73">ṣūra maṭlūba aw mahrūba ʿanhā</text:span><text:span text:style-name="T67">] is inscribed in the imagination―a faculty we’ll discuss soon―it [the appetitive power] impels the other [loco]motive power―that we’re about to discuss―towards movement.</text:span></text:p>
      <text:p text:style-name="P38"/>
      <text:p text:style-name="Block"><text:span text:style-name="T68">And the appetitive faculty [</text:span><text:span text:style-name="T75">al-quwwa al-nazū</text:span><text:span text:style-name="T68">ʿ</text:span><text:span text:style-name="T75">iyya al-shawqiy</text:span><text:span text:style-name="T77">ya</text:span><text:span text:style-name="Footnote_20_anchor"><text:span text:style-name="T77"><text:note text:id="ftn48" text:note-class="footnote"><text:note-citation>47</text:note-citation><text:note-body><text:p text:style-name="P4"><text:s/>See prior note.</text:p></text:note-body></text:note></text:span></text:span><text:span text:style-name="T69">] has two branches: a branch that is called the concupiscible [</text:span><text:span text:style-name="T77">al-shahwāniyya</text:span><text:span text:style-name="T69">] faculty, which is a faculty that instigates motion by which it gets closer to the things imagined to be necessary or beneficial [</text:span><text:span text:style-name="T77">al-mutakhayyila ḍarūriyyatan aw nāfi</text:span><text:span text:style-name="T69">ʿ</text:span><text:span text:style-name="T77">atan</text:span><text:span text:style-name="T69">], seeking pleasure [</text:span><text:span text:style-name="T77">al-ladhdha</text:span><text:span text:style-name="T69">]. And the other faculty, called the irascible [</text:span><text:span text:style-name="T77">al-ghaḍabiyya</text:span><text:span text:style-name="T69">] faculty, is the faculty which instigates motion that defends against something imagined to be harmful or corruptive, seeking dominance [</text:span><text:span text:style-name="T77">al-ghalaba</text:span><text:span text:style-name="T69">].</text:span><text:span text:style-name="Footnote_20_Symbol"><text:span text:style-name="T61"><text:note text:id="ftn49" text:note-class="footnote"><text:note-citation>48</text:note-citation><text:note-body><text:p text:style-name="Footer"><text:span text:style-name="T199"><text:s/></text:span><text:span text:style-name="T200">Avicenna, </text:span><text:span text:style-name="T212">Healing: Psychology</text:span><text:span text:style-name="T200"> (1959) 1.5, p. 41.</text:span></text:p></text:note-body></text:note></text:span></text:span></text:p>
      <text:p text:style-name="P41"/>
      <text:p text:style-name="P97"><text:bookmark-start text:name="II_Basic_MovedMovers"/><text:span text:style-name="T34">Two</text:span><text:bookmark-end text:name="II_Basic_MovedMovers"/><text:span text:style-name="T34"> points need to be observed in this text to understand Avicenna’s general approach to emotions: 1) the inclining motive faculty (in a generic sense, as described in the first paragraph), </text:span><text:soft-page-break/><text:span text:style-name="T34">is the faculty responsible for instigating us towards objects of attraction, and away from things to be avoided, but 2) the concupiscible and irascible appetites each have their own particular objections of objects of attraction, constituting their final object (pleasure and dominance, respectively). In other words, it is </text:span><text:span text:style-name="T44">not</text:span><text:span text:style-name="T34"> the case that the concupiscible faculty is, say, the faculty for attraction, and the irascible faculty is the faculty for aversion. Rather, both of these faculties are responsible for attraction to a defined type of object. By understanding the sense in which the concupiscible and irascible faculties have final objects, and what those objects are, we'll be able to better see the </text:span><text:span text:style-name="T43">further</text:span><text:span text:style-name="T34"> distinctions Avicenna makes between types of emotions in </text:span><text:span text:style-name="T43">Psychology</text:span><text:span text:style-name="T34"> 4.4, since he appeals to distinct final objects for distinct types of emotions. (1) and (2) will be explained in more detail in sections 2.1 and 2.2 that follow presently.</text:span></text:p>
      <text:p text:style-name="P34"/>
      <text:h text:style-name="Heading_20_1" text:outline-level="1">2.1 Innate Attractions and Aversions in All Psychological Faculties</text:h>
      <text:p text:style-name="P34"/>
      <text:p text:style-name="P41"><text:span text:style-name="T34">A crucial point needed to understand Avicenna’s description of concupiscible and irascible emotions in Psychology 1.5, and how he categorizes further types of emotions (that we will see later on) is as follows: voluntary motion (motion in response to cognition) and involuntary, natural motion (motion that does not involve cognition) both involve faculties that have attractions and aversions. In talking about motive faculties, he is talking about faculties most directly responsible for voluntary motion, and these faculties themselves have natural, </text:span><text:span text:style-name="T43">in</text:span><text:span text:style-name="T34">voluntary attractions and aversions. In one of Avicenna’s early works, </text:span><text:span text:style-name="T43">Treatise on Love</text:span><text:span text:style-name="T34">, he makes the following point about how all psychological faculties incline towards their final objects, and away from the opposites of those objects:</text:span></text:p>
      <text:p text:style-name="P34"/>
      <text:p text:style-name="Block"><text:span text:style-name="T82">There is no doubt that each of the animal faculties is characterized by a type of behavior, impelled by an innate love [ʿ</text:span><text:span text:style-name="T90">ishq gharīzī</text:span><text:span text:style-name="T82">]. If animal faculties did not possess a natural aversion [</text:span><text:span text:style-name="T90">nufūr ṭabī</text:span><text:span text:style-name="T82">ʿ</text:span><text:span text:style-name="T90">ī</text:span><text:span text:style-name="T82">] whose principle is an innate hatred [</text:span><text:span text:style-name="T90">baghḍa gharīziyya</text:span><text:span text:style-name="T82">], and a natural desire [</text:span><text:span text:style-name="T90">tawaqān ṭabī</text:span><text:span text:style-name="T82">ʿ</text:span><text:span text:style-name="T90">ī</text:span><text:span text:style-name="T82">] whose source is innate love [ʿ</text:span><text:span text:style-name="T90">ishq gharīzī</text:span><text:span text:style-name="T82">], then their existence in the animal body would be superfluous. And it is apparent that that is the case for each of the divisions [of psychological faculties].</text:span><text:span text:style-name="Footnote_20_Symbol"><text:span text:style-name="T62"><text:note text:id="ftn50" text:note-class="footnote"><text:note-citation>49</text:note-citation><text:note-body><text:p text:style-name="Footer"><text:span text:style-name="T199"><text:s/></text:span><text:span text:style-name="T200">Avicenna, </text:span><text:span text:style-name="T212">Treatise on Love</text:span><text:span text:style-name="T200"> (1983) 251.</text:span></text:p></text:note-body></text:note></text:span></text:span></text:p>
      <text:p text:style-name="P34"/>
      <text:p text:style-name="P97"><text:bookmark-start text:name="IIa_Attracted_to_objects_in_co"/><text:span text:style-name="T34">As</text:span><text:bookmark-end text:name="IIa_Attracted_to_objects_in_co"/><text:span text:style-name="T34"> Avicenna’s examples in </text:span><text:span text:style-name="T43">Treatise on Love</text:span><text:span text:style-name="T34"> go on to show, this is essentially a statement that every psychological faculty is meant for some particular final object, or end, and is in a state of completion when it attains that object. The external and internal senses are made for perceiving certain types of sensibles, and are averse to perceiving others. This is </text:span><text:span text:style-name="T43">natural</text:span><text:span text:style-name="T34"> attraction and aversion and, like the stone’s natural attraction towards the earth, it results in natural, </text:span><text:span text:style-name="T43">in</text:span><text:span text:style-name="T34">voluntary movements. The eye flinches at something that is too bright; the imagination quakes at a ghastly thought. The only objects that can naturally attract or cause aversion to some faculty are those specifically in the domain that faculty is designed for.</text:span></text:p>
      <text:p text:style-name="P41"><text:span text:style-name="T34">But animals are capable of voluntary motion, and this is due to faculties that have attraction and aversion in response to </text:span><text:span text:style-name="T43">cognized</text:span><text:span text:style-name="T34"> objects. This is what Avicenna is trying to capture in Psychology 1.5 when he says that the motive faculty is the faculty that responds to things inscribed in the imagination as “to be sought or to be avoided.” If all he were saying here is that the motive faculty is attracted to its object, and averse to the opposite of its object, this would be nothing new―it would be natural attraction and aversion. What makes the motive faculties unique is that they respond to the specific objects of </text:span><text:span text:style-name="T43">any</text:span><text:span text:style-name="T34"> faculty, provided they are cognized as “to be sought or to be avoided.” Rather than just being in response to objects that are naturally attractive or repugnant to some faculty, there is an added layer of processing: one person might </text:span><text:soft-page-break/><text:span text:style-name="T34">cognize a bit of food as attractive, another might see it as repugnant. There follows from that evaluative cognition an attraction or repulsion in the motive faculty. It's the motive faculty's aversion or attraction to things </text:span><text:span text:style-name="T43">cognized</text:span><text:span text:style-name="T34"> in a particular way that makes it a capacity for voluntary motion.</text:span></text:p>
      <text:p text:style-name="P41"><text:span text:style-name="T34">So when Avicenna says in the text from Psychology 1.5 that there are at least two branches of the motive faculty, he is not saying that there is one faculty for “seeking,” and one faculty for “avoiding.” Based on the fact that the concupiscible faculty is the faculty associated explicitly with pleasurable things, and the irascible with harmful things, it would be tempting to associate the former with attraction, the latter with aversion, and to assimilate all motivation related to negative objects with the irascible faculty. But we know from the more general facts just mentioned about how </text:span><text:span text:style-name="T43">all</text:span><text:span text:style-name="T34"> faculties are structured that both branches have a certain function, and will lead to some emotions that constitute attractions to their final object, and some emotions that are aversions to its opposite. Clarifying that every faculty has attractions and aversions allows us to more precisely specify the objects of concupiscible and irascible emotions, as follows.</text:span></text:p>
      <text:p text:style-name="P34"/>
      <text:h text:style-name="Heading_20_1" text:outline-level="1"><text:bookmark-start text:name="IIb_Final_objects"/>2.2 The Fi<text:bookmark-end text:name="IIb_Final_objects"/>nal Objects of Concupiscible and Irascible Appetite</text:h>
      <text:p text:style-name="P34"/>
      <text:p text:style-name="P41"><text:span text:style-name="T34">Knowing that both concupiscible and irascible faculties have objects to which they are attracted as </text:span><text:span text:style-name="T43">final</text:span><text:span text:style-name="T34"> objects, we need to read the text from </text:span><text:span text:style-name="T43">Psychology</text:span><text:span text:style-name="T34"> 1.5 with a view to characterizing what those objects are. But this requires some careful parsing, since Avicenna mentions several things about each faculty. Here is the relevant text again:</text:span></text:p>
      <text:p text:style-name="P34"/>
      <text:p text:style-name="Block"><text:span text:style-name="T82">And the appetitive faculty [</text:span><text:span text:style-name="T91">al-quwwa al-nazūʿiyya al-</text:span><text:span text:style-name="T94">shawqiyya</text:span><text:span text:style-name="T86">] has two branches: a branch that is called the concupiscible [</text:span><text:span text:style-name="T94">al-shahwāniyya</text:span><text:span text:style-name="T86">] faculty, and it is a faculty that incites motion by which it gets closer to the things imagined to be necessary or beneficial [</text:span><text:span text:style-name="T94">al-mutakhayyila ḍarūriyyatan aw nāfiʿatan</text:span><text:span text:style-name="T86">], seeking pleasure [</text:span><text:span text:style-name="T94">al-ladhdha</text:span><text:span text:style-name="T86">]. And the other faculty, called the irascible [</text:span><text:span text:style-name="T94">al-ghaḍabiyya</text:span><text:span text:style-name="T86">] faculty, is the faculty which incites motion that defends against something imagined to be harmful or corruptive, seeking dominance [</text:span><text:span text:style-name="T94">al-ghalaba</text:span><text:span text:style-name="T86">].</text:span><text:span text:style-name="Footnote_20_Symbol"><text:span text:style-name="T64"><text:note text:id="ftn51" text:note-class="footnote"><text:note-citation>50</text:note-citation><text:note-body><text:p text:style-name="Footer"><text:span text:style-name="T199"><text:s/></text:span><text:span text:style-name="T200">Avicenna, </text:span><text:span text:style-name="T212">Healing: Psychology</text:span><text:span text:style-name="T200"> (1959) 1.5, 41.</text:span></text:p></text:note-body></text:note></text:span></text:span></text:p>
      <text:p text:style-name="P34"/>
      <text:p text:style-name="P97"><text:span text:style-name="T34">The concupiscible appetite </text:span><text:span text:style-name="T43">seeks</text:span><text:span text:style-name="T34"> pleasure, in response to something “</text:span><text:span text:style-name="T43">imagined</text:span><text:span text:style-name="T34"> to be necessary or beneficial,” and it aims to </text:span><text:span text:style-name="T43">acquire</text:span><text:span text:style-name="T34"> that imagined thing. Likewise, the irascible appetite </text:span><text:span text:style-name="T43">seeks</text:span><text:span text:style-name="T34"> dominance in response to something “</text:span><text:span text:style-name="T43">imagined</text:span><text:span text:style-name="T34"> to be harmful or corruptive,” and it aims to </text:span><text:span text:style-name="T43">defend</text:span><text:span text:style-name="T34"> against that imagined thing. There seems to be some goal, some cognition, and some associated action.</text:span></text:p>
      <text:p text:style-name="P41"><text:span text:style-name="T34">We can orient ourselves to determine which of these three items constitutes the faculties’ proper, final objects with a clue from, again, the </text:span><text:span text:style-name="T43">Treatise on Love</text:span><text:span text:style-name="T34">. After mentioning the attractions and aversions of the perceptive faculties, Avicenna says that the irascible faculty is attracted to revenge and dominance (</text:span><text:span text:style-name="T43">al-intiqām wa-al-taghallub</text:span><text:span text:style-name="T34">), and is averse to lowliness and submission (</text:span><text:span text:style-name="T43">al-dhull wa-al-istikāna</text:span><text:span text:style-name="T34">).</text:span><text:span text:style-name="Footnote_20_Symbol"><text:span text:style-name="T56"><text:note text:id="ftn52" text:note-class="footnote"><text:note-citation>51</text:note-citation><text:note-body><text:p text:style-name="Footer"><text:span text:style-name="T199"><text:s/></text:span><text:span text:style-name="T200">Avicenna, </text:span><text:span text:style-name="T212">Treatise on Love</text:span><text:span text:style-name="T200"> (1983) 251.</text:span></text:p></text:note-body></text:note></text:span></text:span><text:span text:style-name="T34"> In the Psychology 1.5 text, dominance is that which the irascible appetite “seeks,” so the parallel for the concupiscible appetite would be its “seeking pleasure.” Avicenna does not say so in the </text:span><text:span text:style-name="T43">Treatise on Love</text:span><text:span text:style-name="T34">, but we can assume that the opposite of pleasure would be pain, so the concupiscible appetite is attracted to pleasure, and averse to pain.</text:span></text:p>
      <text:p text:style-name="P41"><text:span text:style-name="T34">The associated cognitions and actions, then, flesh out what it means to be attracted to pleasure and dominance, respectively. Attraction to the possibility of pleasure can occur when </text:span><text:soft-page-break/><text:span text:style-name="T34">something is “imagined to be necessary or beneficial,” and the movement prompted by such attraction would be an attempt to acquire pleasure. Attraction to the possibility of dominance can occur when something is <text:s/>“imagined to be harmful or corruptive,” and the logical way of achieving dominance in light of such an imagination would be defensive, or retaliatory behavior. So the other aspects of the Psychology 1.5 text simply capture the cognition which occasions attraction from the concupiscible or irascible faculty, which we could call the faculty’s </text:span><text:span text:style-name="T43">intentional</text:span><text:span text:style-name="T34"> (as opposed to final) object, and the associated </text:span><text:span text:style-name="T43">generic behavior</text:span><text:span text:style-name="T34"> that would constitute acting on that emotion. For example, a puppy might see some food left on the table as delicious (an intentional object), and so try to eat it, on account of its final object, pleasure.</text:span></text:p>
      <text:p text:style-name="P41"><text:span text:style-name="T34">To be clear, these terms (final object, intentional object, and associated behavior) are my terms for clarifying what Avicenna is getting at, and are not in the text itself. By “final” object, I mean that towards which the faculty is attracted, or, in other words, towards which the act is directed (e.g., pleasure or dominance). By “intentional” object I mean how some other object is cognized so as to make it relevant to that final object (e.g., some object conceived of as pleasant or harmful).</text:span><text:span text:style-name="Footnote_20_Symbol"><text:span text:style-name="T56"><text:note text:id="ftn53" text:note-class="footnote"><text:note-citation>52</text:note-citation><text:note-body><text:p text:style-name="Footer"><text:span text:style-name="T195"><text:s/></text:span><text:span text:style-name="T9">Th</text:span><text:span text:style-name="T200">e fact that there is is something like an intentional object (i.e., an object cognized in such a way as to be relevant to the motive faculty), is supported by the following text, occurring later in </text:span><text:span text:style-name="T212">Psychology</text:span><text:span text:style-name="T200">:</text:span></text:p><text:p text:style-name="P53"/><text:p text:style-name="Footer"><text:span text:style-name="T200"><text:tab/>“For the irascible faculty is not affected by pleasures, and the concupiscible power is not affected by harmful things [</text:span><text:span text:style-name="T212">al-mu</text:span><text:span text:style-name="T200">ʾ</text:span><text:span text:style-name="T212">dhiyyāt</text:span><text:span text:style-name="T200">], and the apprehensive power is not influenced by that which influences these two, and nothing is conceptualized by these two [irascible and concupiscible faculties] insofar as these two are receptive of the apprehended form (5.7, 252).”</text:span></text:p><text:p text:style-name="P53"/><text:p text:style-name="P53"><text:tab/>This text makes it clear that one and the same object can have various properties: sensible properties and evaluative properties. Insofar as some object is grasped as pleasant or harmful, it is relevant to the concupiscible and irascible faculty, respectively.</text:p></text:note-body></text:note></text:span></text:span><text:span text:style-name="T34"> Motive acts are not cognitive, of course, so to say they have intentional objects means they are preceded by intentional cognitions.</text:span></text:p>
      <text:p text:style-name="P41"><text:span text:style-name="T34">To summarize, concupiscible and irascible faculties give rise to emotions that are attractions to their final objects, and to aversions to the opposites of those final objects. Since these are faculties for voluntary motion, they are actualized by cognized, intentional objects that make the final object (or its opposite) clear, which leads to characteristic behaviors. Avicenna has a similar discussion of the concupiscible and irascible appetite at the start of </text:span><text:span text:style-name="T43">Psychology</text:span><text:span text:style-name="T34"> 4.4, and apart from some minor variations in terminology, he gives the same general picture.</text:span><text:span text:style-name="Footnote_20_Symbol"><text:span text:style-name="T56"><text:note text:id="ftn54" text:note-class="footnote"><text:note-citation>53</text:note-citation><text:note-body><text:p text:style-name="Footer"><text:span text:style-name="T224"><text:s/></text:span><text:span text:style-name="T200">Avicenna, </text:span><text:span text:style-name="T212">Healing: Psychology</text:span><text:span text:style-name="T200"> (1959) 195, 4.4.</text:span></text:p></text:note-body></text:note></text:span></text:span><text:span text:style-name="T34"> A comparison of the two texts is as follows:</text:span></text:p>
      <text:p text:style-name="P3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0"/>
          </table:table-cell>
          <table:table-cell table:style-name="Table1.A1" office:value-type="string">
            <text:p text:style-name="P98"><text:span text:style-name="T75">Healing: Psychology</text:span><text:span text:style-name="T68"> 1.5</text:span></text:p>
          </table:table-cell>
          <table:table-cell table:style-name="Table1.C1" office:value-type="string">
            <text:p text:style-name="P98"><text:span text:style-name="T75">Healing: Psychology</text:span><text:span text:style-name="T68"> 4.4</text:span></text:p>
          </table:table-cell>
        </table:table-row>
        <table:table-row table:style-name="Table1.1">
          <table:table-cell table:style-name="Table1.A1" office:value-type="string">
            <text:p text:style-name="P71">Generic Name for Appetites</text:p>
          </table:table-cell>
          <table:table-cell table:style-name="Table1.A1" office:value-type="string">
            <text:p text:style-name="P73">al-shawqiyya</text:p>
          </table:table-cell>
          <table:table-cell table:style-name="Table1.C1" office:value-type="string">
            <text:p text:style-name="P73">al-shawqiyya</text:p>
          </table:table-cell>
        </table:table-row>
        <table:table-row table:style-name="Table1.1">
          <table:table-cell table:style-name="Table1.A1" office:value-type="string">
            <text:p text:style-name="P71">Concupiscible Name</text:p>
          </table:table-cell>
          <table:table-cell table:style-name="Table1.A1" office:value-type="string">
            <text:p text:style-name="P73">al-shahwāniyya</text:p>
          </table:table-cell>
          <table:table-cell table:style-name="Table1.C1" office:value-type="string">
            <text:p text:style-name="P73">al-shahwāniyya</text:p>
          </table:table-cell>
        </table:table-row>
        <table:table-row table:style-name="Table1.1">
          <table:table-cell table:style-name="Table1.A1" office:value-type="string">
            <text:p text:style-name="P71">Concupiscible Final Object</text:p>
          </table:table-cell>
          <table:table-cell table:style-name="Table1.A1" office:value-type="string">
            <text:p text:style-name="P71">Pleasure</text:p>
            <text:p text:style-name="P73">al-ladhdha</text:p>
          </table:table-cell>
          <table:table-cell table:style-name="Table1.C1" office:value-type="string">
            <text:p text:style-name="P71">That which is pleasant</text:p>
            <text:p text:style-name="P73">al-ladhīdh</text:p>
          </table:table-cell>
        </table:table-row>
        <table:table-row table:style-name="Table1.1">
          <table:table-cell table:style-name="Table1.A1" office:value-type="string">
            <text:p text:style-name="P71">Concupiscible Intentional Object</text:p>
          </table:table-cell>
          <table:table-cell table:style-name="Table1.A1" office:value-type="string">
            <text:p text:style-name="P72">Imagined to be necessary or beneficial</text:p>
            <text:p text:style-name="P98"><text:span text:style-name="T69">[</text:span><text:span text:style-name="T77">al-mutakhayyila ḍarūriyyatan aw nāfi</text:span><text:span text:style-name="T69">ʿ</text:span><text:span text:style-name="T77">atan</text:span><text:span text:style-name="T69">]</text:span></text:p>
          </table:table-cell>
          <table:table-cell table:style-name="Table1.C1" office:value-type="string">
            <text:p text:style-name="P72">Imagined to be beneficial</text:p>
            <text:p text:style-name="P98"><text:span text:style-name="T69">[</text:span><text:span text:style-name="T77">al-mutakhayyil nafi</text:span><text:span text:style-name="T69">ʿ</text:span><text:span text:style-name="T77">an</text:span><text:span text:style-name="T69">]</text:span></text:p>
          </table:table-cell>
        </table:table-row>
        <table:table-row table:style-name="Table1.1">
          <table:table-cell table:style-name="Table1.A1" office:value-type="string">
            <text:p text:style-name="P71">Concupiscible Associated Behavior</text:p>
          </table:table-cell>
          <table:table-cell table:style-name="Table1.A1" office:value-type="string">
            <text:p text:style-name="P72">Getting closer/approaching</text:p>
            <text:p text:style-name="P98"><text:span text:style-name="T69">[</text:span><text:span text:style-name="T77">yaqrub</text:span><text:span text:style-name="T69">]</text:span></text:p>
          </table:table-cell>
          <table:table-cell table:style-name="Table1.C1" office:value-type="string">
            <text:p text:style-name="P72">Acquiring</text:p>
            <text:p text:style-name="P98"><text:span text:style-name="T69">[</text:span><text:span text:style-name="T77">tajlab</text:span><text:span text:style-name="T69">]</text:span></text:p>
          </table:table-cell>
        </table:table-row>
        <table:table-row table:style-name="Table1.1">
          <table:table-cell table:style-name="Table1.A1" office:value-type="string">
            <text:p text:style-name="P71">Irascible Name</text:p>
          </table:table-cell>
          <table:table-cell table:style-name="Table1.A1" office:value-type="string">
            <text:p text:style-name="P74">al-ghaḍabiyya</text:p>
          </table:table-cell>
          <table:table-cell table:style-name="Table1.C1" office:value-type="string">
            <text:p text:style-name="P74">al-ghaḍabiyya</text:p>
          </table:table-cell>
        </table:table-row>
        <table:table-row table:style-name="Table1.1">
          <table:table-cell table:style-name="Table1.A1" office:value-type="string">
            <text:p text:style-name="P71">Irascible Final Object</text:p>
          </table:table-cell>
          <table:table-cell table:style-name="Table1.A1" office:value-type="string">
            <text:p text:style-name="P72">Dominance</text:p>
            <text:p text:style-name="P98"><text:soft-page-break/><text:span text:style-name="T69">[</text:span><text:span text:style-name="T77">al-ghalaba</text:span><text:span text:style-name="T69">]</text:span></text:p>
          </table:table-cell>
          <table:table-cell table:style-name="Table1.C1" office:value-type="string">
            <text:p text:style-name="P72">Dominance</text:p>
            <text:p text:style-name="P98"><text:soft-page-break/><text:span text:style-name="T69">[</text:span><text:span text:style-name="T77">al-ghalaba</text:span><text:span text:style-name="T69">]</text:span></text:p>
          </table:table-cell>
        </table:table-row>
        <table:table-row table:style-name="Table1.1">
          <table:table-cell table:style-name="Table1.A1" office:value-type="string">
            <text:p text:style-name="P71">Irascible Intentional Object</text:p>
          </table:table-cell>
          <table:table-cell table:style-name="Table1.A1" office:value-type="string">
            <text:p text:style-name="P72">Imagined to be harmful or corruptive</text:p>
            <text:p text:style-name="P98"><text:span text:style-name="T69">[</text:span><text:span text:style-name="T77">al-mutakhayyil ḍarran aw mufsidan</text:span><text:span text:style-name="T69">]</text:span></text:p>
          </table:table-cell>
          <table:table-cell table:style-name="Table1.C1" office:value-type="string">
            <text:p text:style-name="P72">Imagined as an obstacle</text:p>
            <text:p text:style-name="P98"><text:span text:style-name="T69">[</text:span><text:span text:style-name="T77">al-mutakhayyil munāfiyan</text:span><text:span text:style-name="T69">]</text:span></text:p>
          </table:table-cell>
        </table:table-row>
        <table:table-row table:style-name="Table1.1">
          <table:table-cell table:style-name="Table1.A1" office:value-type="string">
            <text:p text:style-name="P71">Irascible Associated Behavior</text:p>
          </table:table-cell>
          <table:table-cell table:style-name="Table1.A1" office:value-type="string">
            <text:p text:style-name="P71">Defense</text:p>
            <text:p text:style-name="P98"><text:span text:style-name="T68">[</text:span><text:span text:style-name="T75">yadfa</text:span><text:span text:style-name="T68">ʿ]</text:span></text:p>
          </table:table-cell>
          <table:table-cell table:style-name="Table1.C1" office:value-type="string">
            <text:p text:style-name="P71">Defense</text:p>
            <text:p text:style-name="P98"><text:span text:style-name="T68">[</text:span><text:span text:style-name="T75">tadfa</text:span><text:span text:style-name="T68">ʿ]</text:span></text:p>
          </table:table-cell>
        </table:table-row>
      </table:table>
      <text:p text:style-name="P41"/>
      <text:p text:style-name="P41"><text:span text:style-name="T34">The above table captures details of the concupiscible and irascible faculties related to their natural </text:span><text:span text:style-name="T43">attractions:</text:span><text:span text:style-name="T35"> the concupiscible faculty is attracted to pleasure, and is triggered when something is perceived as pleasurable or beneficial; the irascible faculty is attracted to dominance, and is triggered when something is perceived as harmful. </text:span><text:span text:style-name="T34">Avicenna is not explicit about the details concerning these faculties’ </text:span><text:span text:style-name="T43">aversions</text:span><text:span text:style-name="T34">—but we can work to fill in the blanks. We know from the </text:span><text:span text:style-name="T43">Treatise on Love</text:span><text:span text:style-name="T34"> that the irascible appetite is averse to lowliness (the opposite of dominance),</text:span><text:span text:style-name="Footnote_20_Symbol"><text:span text:style-name="T56"><text:note text:id="ftn55" text:note-class="footnote"><text:note-citation>54</text:note-citation><text:note-body><text:p text:style-name="Footer"><text:span text:style-name="T199"><text:s/></text:span><text:span text:style-name="T200">See above, footnote 26. $</text:span></text:p></text:note-body></text:note></text:span></text:span><text:span text:style-name="T34"> and we have inferred that the concupiscible appetite is averse to pain (the opposite of pleasure).</text:span></text:p>
      <text:p text:style-name="P41"><text:span text:style-name="T34"><text:s/>Support for the concupiscible appetite being averse to pain is evident from prior texts in the Aristotelian tradition, since it is because of the concupiscible faculty’s aversion response that, for example, zoophytes (plant-like animals) can still have voluntary responses to pain.</text:span><text:span text:style-name="Footnote_20_Symbol"><text:span text:style-name="T56"><text:note text:id="ftn56" text:note-class="footnote"><text:note-citation>55</text:note-citation><text:note-body><text:p text:style-name="Footer"><text:span text:style-name="T195"><text:s/></text:span><text:span text:style-name="T9">Aristotle discusses zoophytes in </text:span><text:span text:style-name="T147">De Anima</text:span><text:span text:style-name="T9"> 2.3. Themistius, commenting on that passage, makes it clear that they only have concupiscible appetite (</text:span><text:span text:style-name="T147">epithumia</text:span><text:span text:style-name="T9">), yet are still able to voluntary shrink away from pain. See </text:span><text:span text:style-name="T147">Commentary on Aristotle’s </text:span><text:span text:style-name="T9">De Anima (1996), p. 62.12-14</text:span></text:p><text:p text:style-name="Footer"/><text:p text:style-name="Footer"><text:span text:style-name="T9"><text:tab/>Avicenna’s own discussion of zoophytes proceeds along similar lines, but does not draw quite as explicit a conclusion about their lacking irascible appetite as does Themistius. In </text:span><text:span text:style-name="T147">Healing: Psychology</text:span><text:span text:style-name="T9"> 2.3, the chapter on the sense of touch, Avicenna incorporates zoophytes into his wider psychological scheme by drawing a basic distinction between two types of voluntary motion: motion in place, and motion from place to place (i.e., locomotion). He says that zoophytes’ attraction and aversion responses entail that they have the sense of touch, and this explains why they are able to move in place.</text:span></text:p></text:note-body></text:note></text:span></text:span><text:span text:style-name="T34"> Though traditionally thought of as lacking the conceptual apparatus for full defensive, retaliatory irascible behavior, zoophytes shrink away from things their meager imaginations conceive of as painful. So concupiscible behavior averse to pain would be occasioned by imagining something as painful (an intentional object), and the likely result of such an aversion would be an attempt to </text:span><text:span text:style-name="T34">avoid, escape, or turn away.</text:span></text:p>
      <text:p text:style-name="P41"><text:span text:style-name="T34">One might wonder whether there is some redundancy or infelicitous overlap in the fact that the concupiscible and irascible appetite both have some sort of response to pain/harm. To clarify this, we need to distinguish how pain and harm are relevant to both. For the concupiscible faculty, pain/harm is the final object of its </text:span><text:span text:style-name="T44">aversive</text:span><text:span text:style-name="T34"> tendency (since individual faculties have both attractions </text:span><text:span text:style-name="T44">and</text:span><text:span text:style-name="T34"> aversions, each with distinct final objects). For the irascible faculty, pain/harm is the intentional object that triggers an act of its attractive tendency towards the final object of dominance. In other words, what the irascible faculty really wants is dominance, and when we </text:span><text:span text:style-name="T44">notice something</text:span><text:span text:style-name="T34"> harmful, this is an occasion to exhibit irascible behavior towards the harmful object, so as to dominate it. On the other hand, harm is what the concupiscible faculty </text:span><text:span text:style-name="T44">tends away from</text:span><text:span text:style-name="T34">, so when we notice something harmful, this is an occasion to tend away from that </text:span><text:span text:style-name="T34">intentional object with concupiscible, evasive behavior. So pain is relevant to the concupiscible </text:span><text:soft-page-break/><text:span text:style-name="T34">faculty as the final object of its aversion, while pain is relevant to the irascible faculty as the intentional object of its attraction to dominance.</text:span></text:p>
      <text:p text:style-name="P41"><text:span text:style-name="T34">The intentional object and associated behavior for the irascible faculty’s aversion to lowliness are a bit more difficult to tease out. Avicenna describes the irascible faculty’s intentional object on account of its attraction to dominance as “harmful,” “corruptive,” or “qua obstacle.” But whereas the opposite of qua pleasant (i.e., qua painful) makes good sense as an intentional object for the concupiscible appetite’s aversive side, the opposites of harmful, corruptive, or qua obstacle (perhaps: beneficial, salubrious, or helpful) don’t make sense as probable intentional objects for the aversive side of the irascible faculty. A disposition to avoid lowliness would not be triggered by something “cognized as helpful,” without further qualification. What </text:span><text:span text:style-name="T43">would</text:span><text:span text:style-name="T34"> trigger a response based on someone’s aversion for lowliness? Presumably something like, “imagining x as in a position of dominance over oneself,” or “imagining x as impossible to overcome.” But this is far too specific to be the converse for what Avicenna actually says about what the irascible faculty is attracted to (again, all he says is that it is for some object cognized “as harmful,” etc.). This seems to indicate a lacuna in how Avicenna describes the intentional object of the irascible faculty, which later Latin medieval authors take up. Aquinas, for example, thinks of the irascible faculty’s positive response as triggered by something conceived of as, roughly, a “surmountable obstacle,” while its negative response is triggered by something conceived of as an “insurmountable obstacle.”</text:span><text:span text:style-name="Footnote_20_Symbol"><text:span text:style-name="T56"><text:note text:id="ftn57" text:note-class="footnote"><text:note-citation>56</text:note-citation><text:note-body><text:p text:style-name="Footer"><text:span text:style-name="T195"><text:s/></text:span><text:span text:style-name="T9">The distinction is helpful, in part, because defensive or retaliatory behavior is not best thought of as a push away from some object. Rather, it is pull towards that which, as an obstacle, could be painful. On this distinction see Peter King (2012) 220.</text:span></text:p></text:note-body></text:note></text:span></text:span><text:span text:style-name="T34"> There is no reason to think Avicenna would reject this approach, but is not yet there in his sparse description of the irascible faculty’s final object. Avicenna’s work is, nonetheless, a major step towards clarity on these issues.</text:span><text:span text:style-name="Footnote_20_anchor"><text:span text:style-name="T34"><text:note text:id="ftn58" text:note-class="footnote"><text:note-citation>57</text:note-citation><text:note-body><text:p text:style-name="Footer"><text:span text:style-name="T195"><text:s/></text:span><text:span text:style-name="T9">Avicenna’s careful characterization of the nature of the concupiscible and irascible appetites is a systematization of some various lines of thought in his predecessors. We see in the Greek commentators and Al-Farabi some reference to the idea of the irascible faculty as a faculty for retaliation, but more consistently animal movement is explained in terms of pursuit of pleasure and avoidance of pain (see See Themistius, Commentary on Aristotle’s </text:span><text:span text:style-name="T147">De Anima</text:span><text:span text:style-name="T9"> (1996) 139, 112.33ff. In Farabi’s </text:span><text:span text:style-name="T147">Political Regime</text:span><text:span text:style-name="T9"> (1971) 33.8, the irascible faculty is narrowly associated with things like fleeing, loathing, or avoidance. In the </text:span><text:span text:style-name="T147">Virtuous City</text:span><text:span text:style-name="T9"> (1985) 10.6, p. 170, the appetitive faculty (containing the concupiscible and irascible) is boiled down succinctly to that which moves us “towards [</text:span><text:span text:style-name="T147">ilā</text:span><text:span text:style-name="T9">]” or “away from [ʿ</text:span><text:span text:style-name="T147">an</text:span><text:span text:style-name="T9">]” an apprehended object. Appetites in Farabi are conceived of primarily as pulls (concupiscible) and pushes (irascible), with the ideas of defensiveness, attack, or retaliation being mostly absent.</text:span></text:p></text:note-body></text:note></text:span></text:span></text:p>
      <text:p text:style-name="P34"/>
      <text:h text:style-name="Heading_20_1" text:outline-level="1">2.3 Concupiscible and Irascible Appetite as Varieties of <text:span text:style-name="T146">Shawq</text:span></text:h>
      <text:p text:style-name="P34"/>
      <text:p text:style-name="P41"><text:span text:style-name="T34">A last thing we should notice from Avicenna’s introduction of the motive faculty in T1 is his identification of concupiscible and irascible emotions as varieties of </text:span><text:span text:style-name="T43">shawq</text:span><text:span text:style-name="T34"> (or more precisely, </text:span><text:span text:style-name="T43">al-quwwa al-shawqiyya</text:span><text:span text:style-name="T34"> in </text:span><text:span text:style-name="T43">Psychology</text:span><text:span text:style-name="T34"> 1.5), which is the Arabic translation of the Greek </text:span><text:span text:style-name="T43">orexis</text:span><text:span text:style-name="T34">/appetite. This is an important thing to notice because it paves the way for a major division between types of emotions. While Aristotle (and the Greek commentators following him) used the idea of appetite generically for all motive faculties (including </text:span><text:span text:style-name="T43">bouleisis</text:span><text:span text:style-name="T34">), Avicenna reserves </text:span><text:span text:style-name="T43">shawq</text:span><text:span text:style-name="T34"> for the concupiscible and irascible faculties in </text:span><text:span text:style-name="T43">Psychology</text:span><text:span text:style-name="T34"> 1.5 and 4.4. To look ahead a </text:span><text:soft-page-break/><text:span text:style-name="T34">bit, Avicenna seems inclined to restrict the usage of </text:span><text:span text:style-name="T43">shawq</text:span><text:span text:style-name="T34"> to concupiscible and irascible appetite, because he thinks of concupiscible and irascible appetites as responses to a perception of some sort of lack or vulnerability, especially pertaining to the external senses: things that would bring pleasure to the external senses signify concrete goods, and things that would bring pain to the external senses signify concrete obstacles or vulnerabilities.</text:span></text:p>
      <text:p text:style-name="P41"><text:span text:style-name="T34">As mentioned when discussing the Aristotelian background, the term </text:span><text:span text:style-name="T43">orexis</text:span><text:span text:style-name="T34"> originally related to the idea of a literal reaching out for the sake of some concrete concern or lack. Avicenna would not have been aware of the Greek linguistic background per se, but he would be aware of the associations surrounding these two faculties and the generic idea of </text:span><text:span text:style-name="T43">shawq</text:span><text:span text:style-name="T34">.</text:span><text:span text:style-name="Footnote_20_Symbol"><text:span text:style-name="T56"><text:note text:id="ftn59" text:note-class="footnote"><text:note-citation>58</text:note-citation><text:note-body><text:p text:style-name="Footer"><text:span text:style-name="T195"><text:s/></text:span><text:span text:style-name="T9">I am not arguing that the restriction of </text:span><text:span text:style-name="T147">orexis</text:span><text:span text:style-name="T9">/</text:span><text:span text:style-name="T147">shawq</text:span><text:span text:style-name="T9"> to goods or harms of the external senses accurately reflects what is going on in Aristotle―just that this is how Avicenna seems to use and understand the terminology.</text:span></text:p></text:note-body></text:note></text:span></text:span><text:span text:style-name="T34"> For example, in the </text:span><text:span text:style-name="T43">Healing: Metaphysics</text:span><text:span text:style-name="T34"> he describes God as having a will, but not </text:span><text:span text:style-name="T43">shawq</text:span><text:span text:style-name="T34">, because he is not in need of anything.</text:span><text:span text:style-name="Footnote_20_Symbol"><text:span text:style-name="T56"><text:note text:id="ftn60" text:note-class="footnote"><text:note-citation>59</text:note-citation><text:note-body><text:p text:style-name="Footer"><text:span text:style-name="T195"><text:s/></text:span><text:span text:style-name="T9">Avicenna, </text:span><text:span text:style-name="T147">Metaphysics of the Healing </text:span><text:span text:style-name="T9">(2005) 8.7, p. 292.</text:span></text:p></text:note-body></text:note></text:span></text:span><text:span text:style-name="T34"> The focus on pleasures and pains of the external senses in particular is suggested by Avicenna’s examples later in </text:span><text:span text:style-name="T43">Psychology</text:span><text:span text:style-name="T34"> 4.4: “greed, avarice and lust” are given as examples of the “bestial concupiscible faculty,” clearly in an effort to portray the concupiscible appetite as resulting in emotions oriented towards something like lower goods.</text:span><text:span text:style-name="Footnote_20_Symbol"><text:span text:style-name="T56"><text:note text:id="ftn61" text:note-class="footnote"><text:note-citation>60</text:note-citation><text:note-body><text:p text:style-name="Footer"><text:span text:style-name="T195"><text:s/></text:span><text:span text:style-name="T9">Avicenna, </text:span><text:span text:style-name="T147">Healing: Psychology </text:span><text:span text:style-name="T10">(1959)</text:span><text:span text:style-name="T147"> </text:span><text:span text:style-name="T9">4.4, p. 196.</text:span></text:p></text:note-body></text:note></text:span></text:span></text:p>
      <text:p text:style-name="P41"><text:span text:style-name="T34">These distinctions between significantly different types of final objects have a basis in Aristotle’s </text:span><text:span text:style-name="T43">Ethics</text:span><text:span text:style-name="T34">, where Aristotle distinguishes between bodily pleasures and pleasures of the soul.</text:span><text:span text:style-name="Footnote_20_Symbol"><text:span text:style-name="T56"><text:note text:id="ftn62" text:note-class="footnote"><text:note-citation>61</text:note-citation><text:note-body><text:p text:style-name="Footer"><text:span text:style-name="T195"><text:s/></text:span><text:span text:style-name="T9">Aristotle, </text:span><text:span text:style-name="T147">Nicomachean Ethics</text:span><text:span text:style-name="T9">, 1117b24-1118a1. For the interpretation of Aristotle as considering </text:span><text:span text:style-name="T147">epithumia</text:span><text:span text:style-name="T9"> to be primarily concerned with pleasures of the external senses, see John Philoponus, </text:span><text:span text:style-name="T147">On Aristotle On the Soul</text:span><text:span text:style-name="T9">, 2.1-6 (2005) 253.20ff.</text:span></text:p></text:note-body></text:note></text:span></text:span><text:span text:style-name="T34"> </text:span><text:bookmark-start text:name="IIIc_Varieties_of_shawq"/><text:span text:style-name="T34">Avicenna</text:span><text:bookmark-end text:name="IIIc_Varieties_of_shawq"/><text:span text:style-name="T34">, as we will see, makes things more fine grained by distinguishing between three broad types of objects to which we can be attracted: sensory, internal/imaginative and intellectual goods. In other words, there are different levels of goods, which are distinguished according to the types of faculties required for grasping them. Avicenna mostly discusses these distinctions in the context of a particular type of good, namely, pleasure: sensory pleasure (the final object of the concupiscible appetite), and imaginative or intellectual pleasure (the final objects of higher emotions). These distinctions would also apply to the irascible faculty's object: the final object of the irascible faculty is dominance, and while paradigm cases of irascibility (e.g., aggression, anger), are triggered by potential external threats, dominance itself seems to be an internal good—a good only grasped by a faculty higher than the external senses. But we will have to wait until </text:span><text:span text:style-name="T34">section 4, below, to see what else Avicenna says about the irascible faculty. Likewise, intellectual goods will mostly be bracketed until chapter 2 of this dissertation, where we focus on uniquely human emotions. That said, Avicenna’s distinction between animal emotions in response to external and internal pleasures will be clarified and verified and as we examine </text:span><text:span text:style-name="T43">Psychology</text:span><text:span text:style-name="T34"> 4.4, presently.</text:span></text:p>
      <text:p text:style-name="P97"/>
      <text:p text:style-name="P34"/>
      <text:h text:style-name="Heading_20_1" text:outline-level="1">3. Emotions Oriented Towards Internal Pleasures of the Imagination</text:h>
      <text:p text:style-name="P34"/>
      <text:p text:style-name="P41"><text:span text:style-name="T34">In </text:span><text:span text:style-name="T43">Psychology</text:span><text:span text:style-name="T34"> 4.4 Avicenna takes up the motive faculty again, but in more detail: after reviewing the distinction between the two types of </text:span><text:span text:style-name="T43">shawq</text:span><text:span text:style-name="T34"> (concupiscible and irascible appetite), </text:span><text:span text:style-name="T34">Avicenna immediately proceeds to describe animal emotions that </text:span><text:span text:style-name="T43">seem </text:span><text:span text:style-name="T34">related to </text:span><text:span text:style-name="T43">shawq</text:span><text:span text:style-name="T34">, but </text:span><text:soft-page-break/><text:span text:style-name="T34">which are better described as something “belonging to the imagination.” All of these states—those that fall under </text:span><text:span text:style-name="T44">shawq</text:span><text:span text:style-name="T34">, and those more related to the imagination—are emotions (</text:span><text:span text:style-name="T44">nizāʿāt</text:span><text:span text:style-name="T34">/ </text:span><text:span text:style-name="T44">inbiʿāthāt</text:span><text:span text:style-name="T34">). This is Avicenna’s most in-depth explanation of emotions beyond concupiscible and irascible appetite, so it is worth unpacking in some detail. As we will see, what makes these emotions unique is that they respond to final objects of a different kind: objects of the internal senses. This is contrasted explicitly with acts of the concupiscible appetite, which are attractions to objects of the external senses.</text:span></text:p>
      <text:p text:style-name="P41"><text:span text:style-name="T34">Before beginning the analysis of the relevant text from </text:span><text:span text:style-name="T44">Psychology</text:span><text:span text:style-name="T34"> 4.4, it is worth saying a word about the structure of what is to come. The text from 4.4 shows that Avicenna makes a distinction between types of emotions (related to external and internal pleasure) in his central discussion of emotion. But to truly show that this is an Avicennian concept requires showing how this distinction between different types of emotions is supported by the distinctions he makes elsewhere in his writings between external and internal goods/pleasures. So my interpretation of the text from </text:span><text:span text:style-name="T44">Psychology</text:span><text:span text:style-name="T34"> 4.4 in this initial part of section 3 is informed by what will be shown in sections 3.1 onward.</text:span></text:p>
      <text:p text:style-name="P34">Avicenna's discussion that introduces emotions related to internal pleasures spans three continuous paragraphs, but context helps clarify the obscurities, so we need to have the whole text at hand to begin the analysis:</text:p>
      <text:p text:style-name="P34"/>
      <text:p text:style-name="Block"><text:span text:style-name="T82">[a] And we may find [</text:span><text:span text:style-name="T90">wa-qad najid</text:span><text:span text:style-name="T82">] in animals impulses [</text:span><text:span text:style-name="T90">inbiʿāthāt</text:span><text:span text:style-name="T82">] not [just] for [</text:span><text:span text:style-name="T90">ilā</text:span><text:span text:style-name="T82">] the objects of concupiscible appetite [</text:span><text:span text:style-name="T90">shahawātihā</text:span><text:span text:style-name="T82">],</text:span><text:span text:style-name="Footnote_20_Symbol"><text:span text:style-name="T62"><text:note text:id="ftn63" text:note-class="footnote"><text:note-citation>62</text:note-citation><text:note-body><text:p text:style-name="Footer"><text:span text:style-name="T195"><text:s/></text:span><text:span text:style-name="T9">Two notes on translating </text:span><text:span text:style-name="T147">shahwātihā</text:span><text:span text:style-name="T9"> as “objects of the concupiscible appetite:</text:span></text:p><text:p text:style-name="Footer"/><text:p text:style-name="Footer"><text:span text:style-name="T9"><text:tab/>1) I take </text:span><text:span text:style-name="T147">hā</text:span><text:span text:style-name="T9"> to refer to the concupiscible appetite, which is discussed in the sentence just prior to what is quoted here.</text:span></text:p><text:p text:style-name="Footer"><text:span text:style-name="T9"><text:tab/>2) Taking </text:span><text:span text:style-name="T147">shahwa</text:span><text:span text:style-name="T9"> to refer to an object requires more explanation. Sometimes this term is used to refer to lower forms of appetite (e.g., Avicenna’s </text:span><text:span text:style-name="T147">Healing: Psychology</text:span><text:span text:style-name="T9"> (1959) 2.3, p. 68). But if it meant that here, this first line would be saying something like, “there are inclinations for appetites,” which sounds something like a second-order desire, and is obviously not what Avicenna means. Lane’s </text:span><text:span text:style-name="T147">Lexicon</text:span><text:span text:style-name="T9">, however, says that says that this term can sometimes be applied to “objects of desire,” citing Quran 13:4 as an example, where it speaks of “love of desires (ḥ</text:span><text:span text:style-name="T147">ubb al-shahwāt</text:span><text:span text:style-name="T9">),” where examples of desires include women, gold, and horses. So “desires” can also loosely refer to objects, in the sense of “objects of desire.”</text:span></text:p></text:note-body></text:note></text:span></text:span><text:span text:style-name="T82"> but also [we find] an inclin</text:span><text:span text:style-name="T86">ation [</text:span><text:span text:style-name="T93">nizāʿ</text:span><text:span text:style-name="T86">] of </text:span><text:span text:style-name="T82">the one who begat for [their] offspring, and of the one who befriends for the friend, and similarly their desiring escape from bonds </text:span><text:span text:style-name="T82">and chains. This, even though it is not an object [</text:span><text:span text:style-name="T90">shahwa</text:span><text:span text:style-name="T82">] belonging [</text:span><text:span text:style-name="T90">lil</text:span><text:span text:style-name="T82">] to the concupiscible faculty, it is a certain longing [</text:span><text:span text:style-name="T90">ishtiyāq mā</text:span><text:span text:style-name="T82">] for [</text:span><text:span text:style-name="T90">ilā</text:span><text:span text:style-name="T82">] an object [</text:span><text:span text:style-name="T90">shahwa</text:span><text:span text:style-name="T82">] owing to [</text:span><text:span text:style-name="T90">li</text:span><text:span text:style-name="T82">] to the imagination [</text:span><text:span text:style-name="T90">al-quwwa al-khayāliyya</text:span><text:span text:style-name="T82">].</text:span></text:p>
      <text:p text:style-name="Block"/>
      <text:p text:style-name="Block"><text:span text:style-name="T82">[b] For [</text:span><text:span text:style-name="T90">fa-inna</text:span><text:span text:style-name="T82">], there is particular to the apprehending faculty―</text:span><text:span text:style-name="T90">in what it apprehends, and in what it is transformed with regard to among the things that are renewed through sight, or [other] forms, for example</text:span><text:span text:style-name="T82">―a pleasure that is particular to it. So when [</text:span><text:span text:style-name="T90">fa-idhā</text:span><text:span text:style-name="T82">] it [the apprehending power] suffers the loss of that pleasure, it [the animal] longs [</text:span><text:span text:style-name="T90">ishtāqat</text:span><text:span text:style-name="T82">] for it naturally, then the decisive faculty resolves that the organs should move towards it, similar to how it resolves [to act] for the sake of concupiscible and irascible appetite, and for the sake of the intelligibles pertaining to the good also.</text:span></text:p>
      <text:p text:style-name="Block"/>
      <text:p text:style-name="Block"><text:span text:style-name="T82">[c] And so to concupiscible desire there belongs the increasing of appetite towards pleasure, and to the inclining power the resolution to act, and to the irascible power there belongs the increasing of appetite towards dominance, and to the inclining power the resolution to act, and likewise to the imagination [</text:span><text:span text:style-name="T90">lil-</text:span><text:soft-page-break/><text:span text:style-name="T90">takhayyul</text:span><text:span text:style-name="T82">] there is also something [</text:span><text:span text:style-name="T90">mā</text:span><text:span text:style-name="T82">] particular to it, and to the inclining power the resolution to act.</text:span><text:span text:style-name="Footnote_20_Symbol"><text:span text:style-name="T62"><text:note text:id="ftn64" text:note-class="footnote"><text:note-citation>63</text:note-citation><text:note-body><text:p text:style-name="Footer"><text:span text:style-name="T195"><text:s/></text:span><text:span text:style-name="T9">Avicenna, </text:span><text:span text:style-name="T147">Healing: Psychology</text:span><text:span text:style-name="T9"> (1959) 4.4, p. 195.</text:span></text:p></text:note-body></text:note></text:span></text:span></text:p>
      <text:p text:style-name="P34"/>
      <text:p text:style-name="P97"><text:span text:style-name="T34">The basic thrust of [a-c] is that there is some set of emotions, similar to concupiscible emotions, but more related to objects of the imagination. The first thing to notice about these texts is all the ways in which he signals in [a] that he is picking out something new, distinct from concupiscible and irascible appetite. Specifically, the generic vocabulary he uses to capture what he is now discussing is broader than what he has used before. Concupiscible and irascible faculties were types of </text:span><text:span text:style-name="T43">shawq</text:span><text:span text:style-name="T34">, whereas this is a new kind of inclin</text:span><text:span text:style-name="T37">ation (</text:span><text:span text:style-name="T45">nizāʿ</text:span><text:span text:style-name="T37">), distinc</text:span><text:span text:style-name="T34">t from concupiscible desire, under the heading of “impulses (</text:span><text:span text:style-name="T43">inbiʿāthāt</text:span><text:span text:style-name="T34">).” He is careful to not call this </text:span><text:span text:style-name="T43">shawq</text:span><text:span text:style-name="T34">, though it is related (it is an </text:span><text:span text:style-name="T43">ishtiyāq</text:span><text:span text:style-name="T34"> </text:span><text:span text:style-name="T43">mā</text:span><text:span text:style-name="T34">, or “some sort of longing,” a word derived from the same root). We do not want to hang too much on a couple of words, but in context he is clearly picking out a new category of emotions, something similar to but different from concupiscible appetite. Again, towards the end of [b] Avicenna compares the way that this new type of emotion, on the one hand, and concupiscible and irascible appetites, on the other, lead to movement. In making such a comparison, he affirms the difference between the two types of emotions. Finally, [c] summarizes the preceding, emphasizing that, broadly, three things have been discussed: concupiscible appetite, irascible appetite, and “something” particular to the imagination.</text:span></text:p>
      <text:p text:style-name="P41"><text:span text:style-name="T34">Avicenna tells us, in [a], that what distinguishes this new type of emotion from what has already been discussed is that it is more attributable to the imagination. By this, he cannot mean that the imagination itself is a type of motive faculty, since in an earlier part of 4.4 Avicenna reaffirms the distinction between the apprehending and motive faculties, saying that the apprehending powers have “nothing” of appetite.</text:span><text:span text:style-name="Footnote_20_Symbol"><text:span text:style-name="T56"><text:note text:id="ftn65" text:note-class="footnote"><text:note-citation>64</text:note-citation><text:note-body><text:p text:style-name="Footer"><text:span text:style-name="T195"><text:s/></text:span><text:span text:style-name="T9">Avicenna, </text:span><text:span text:style-name="T147">Healing: Psychology</text:span><text:span text:style-name="T9"> (1959) 4.4, p. 194.</text:span></text:p></text:note-body></text:note></text:span></text:span><text:span text:style-name="T34"> What he must mean, then, is that the imagination is involved in a distinct or more central way with these emotions than with concupiscible appetite. This does not mean that imagination is involved in these emotions, and has </text:span><text:span text:style-name="T43">nothing whatsoever</text:span><text:span text:style-name="T34"> to do with concupiscible appetite, since the intentional objects of the concupiscible faculty are those “imagined” to be pleasant, and we are eventually aware of perceptibles of the external senses in various internal senses. He is focusing on a difference in the </text:span><text:span text:style-name="T43">extent</text:span><text:span text:style-name="T34"> to which imagination is involved, not </text:span><text:span text:style-name="T43">whether</text:span><text:span text:style-name="T34"> there is imagination involved.</text:span></text:p>
      <text:p text:style-name="P41"><text:span text:style-name="T34">His examples of this new type of emotions in [a] are meant to explicate this new category of emotions. He mentions that animals have emotions towards things like distant friends and relations, and towards something as abstract as freedom when they are in captivity. One might think that what these examples have in common is that they are not oriented towards any type of </text:span><text:span text:style-name="T34">pleasure at all: indeed, it might seem somewhat crass to think of seeking out a distant friend or relation just for the sake of one’s own pleasure, and likewise with freedom. Seeking out friends and relations is distinctly others-oriented in a way that activities of concupiscible appetite are not. However, Avicenna does not take a stance on anything so specific about the character of these emotions. Rather, in [b] Avicenna elaborates, clarifying that what these emotions have in common is that they are inclinations oriented at the </text:span><text:span text:style-name="T43">imagination’s</text:span><text:span text:style-name="T34"> pleasures, as opposed to mere sensory pleasures. This can be seen in the details of the text as follows.</text:span></text:p>
      <text:p text:style-name="P41"><text:span text:style-name="T34">The transition word at the beginning of [b], for/</text:span><text:span text:style-name="T43">fa-inna</text:span><text:span text:style-name="T34">, tells us that this paragraph is meant to be in some way an elaboration of the new sort of emotion introduced in [a]. The second half of [b] is fairly straightforward, saying that there is a pleasure, or set of pleasures, particular to the imagination, and when they are absent, the animal soul can have inclinations for them, similar to how there are inclinations for concupiscible objects, irascible objects, and intelligible </text:span><text:soft-page-break/><text:span text:style-name="T34">objects―the last of which we will say more about later. The italicized portion of [b], towards the beginning, is somewhat enigmatic: this new category of pleasure, is found “in what [the apprehending faculty] apprehends, and in what it is transformed with regard to among the things that are renewed through sight, or [other] forms, for example.” This is a way of talking about the imagination, which is a kind of apprehending faculty. Given that perception is a kind of reception, it makes sense to talk of the apprehending faculty as “transformed” by the objects whose forms it </text:span><text:span text:style-name="T43">receives</text:span><text:span text:style-name="T34">, and its objects as “renewed,” in that they have their forms conveyed through increasing </text:span><text:span text:style-name="T43">levels of abstractness</text:span><text:span text:style-name="T34">, information moving from the external senses, to the imagination.</text:span><text:span text:style-name="Footnote_20_Symbol"><text:span text:style-name="T56"><text:note text:id="ftn66" text:note-class="footnote"><text:note-citation>65</text:note-citation><text:note-body><text:p text:style-name="Footer"><text:span text:style-name="T195"><text:s/></text:span><text:span text:style-name="T9">For another usage of this term in the context of perception, see elsewhere in the Avicenna, </text:span><text:span text:style-name="T147">Remarks: Metaphysics </text:span><text:span text:style-name="T10">(1960) </text:span><text:span text:style-name="T9">p. 256.</text:span></text:p></text:note-body></text:note></text:span></text:span><text:span text:style-name="T34"> [B], then, is just a condensed way of describing what it means to grasp objects in the imagination, in contrast to grasping objects at the level of the external senses.</text:span><text:span text:style-name="Footnote_20_Symbol"><text:span text:style-name="T56"><text:note text:id="ftn67" text:note-class="footnote"><text:note-citation>66</text:note-citation><text:note-body><text:p text:style-name="Footer"><text:span text:style-name="T195"><text:s/></text:span><text:span text:style-name="T9">All these inclinations at the animal level can be contrasted with that which is “for the sake of the intelligibles pertaining to good,” as mentioned at the end of the main text discussed in section 3. This is a reference to the unique sort of goods the human rational soul is able to appreciate, discussed more at length in chapter 2 of this dissertation.</text:span></text:p></text:note-body></text:note></text:span></text:span><text:span text:style-name="T34"> </text:span><text:bookmark-start text:name="III_MOVEDMOVERS_TRIGGERED_BY_I"/><text:span text:style-name="T34">So</text:span><text:bookmark-end text:name="III_MOVEDMOVERS_TRIGGERED_BY_I"/><text:span text:style-name="T34"> this category of emotion introduced in [a] has as its object a kind of pleasure that is available to the imagination, but not the external senses.</text:span></text:p>
      <text:p text:style-name="P34">In [c], Avicenna’s summary of the preceding paragraphs, he makes parallel claims about concupiscible emotions, irascible emotions, and these new emotions related to the imagination. Concupiscible appetite, he says, is oriented towards pleasure, irascible appetite is oriented towards dominance, and then there is “something particular to” the imagination. This last phrase on its own is concise to the point of being enigmatic, but in context he is clearly just referring to the unique class of pleasure he has picked out, towards which animals also incline. Thus, the main thrust of this passage is to distinguish emotions related to “external” pleasures (concupiscible emotions) and these new emotions more related to “internal” pleasures. This distinction between types of pleasures, which is the basis for a distinction between types of emotions, is borne out elsewhere in his works, as we will see presently.</text:p>
      <text:p text:style-name="P34"/>
      <text:h text:style-name="Heading_20_1" text:outline-level="1">3.1 Clarifying the Nature of External, Internal and Rational Pleasure</text:h>
      <text:p text:style-name="P34"/>
      <text:p text:style-name="P41"><text:span text:style-name="T34">Avicenna’s discussion of pleasure and pain at the beginning of book eight of </text:span><text:span text:style-name="T43">Remarks and Admonitions</text:span><text:span text:style-name="T34"> provides framework that can help with understanding the types of emotions distinguished in </text:span><text:span text:style-name="T43">Psychology</text:span><text:span text:style-name="T34"> 4.4. Over the course of his discussion in </text:span><text:span text:style-name="T43">Remarks</text:span><text:span text:style-name="T34">, he distinguishes </text:span><text:span text:style-name="T34">between pleasures of the external senses, internal senses, and the rational soul.</text:span></text:p>
      <text:p text:style-name="P41"><text:span text:style-name="T34">He begins by pointing out that the majority of people make an incorrect judgment concerning internal and external pleasures: “It has occurred to the imaginations of the masses that the strongest and highest pleasures are those of sensation [</text:span><text:span text:style-name="T43">hiyya al-ḥissiyya</text:span><text:span text:style-name="T34">], while what is contrasted with that are weak pleasures, all of which are of the imagination, [which they think of as] not being real.”</text:span><text:span text:style-name="Footnote_20_Symbol"><text:span text:style-name="T56"><text:note text:id="ftn68" text:note-class="footnote"><text:note-citation>67</text:note-citation><text:note-body><text:p text:style-name="Footer"><text:span text:style-name="T195"><text:s/></text:span><text:span text:style-name="T9">Avicenna, </text:span><text:span text:style-name="T147">Remarks: Mysticism </text:span><text:span text:style-name="T10">(1960) </text:span><text:span text:style-name="T9">8.1, p. 7.</text:span></text:p></text:note-body></text:note></text:span></text:span><text:span text:style-name="T34"> His examples of the pleasures of sensation include drink and sex, while those of the internal senses include things like the pleasure of offering a gift to someone, or achieving victory in a game. Avicenna goes on to partially affirm, partially criticize this opinion of the masses: he affirms that there is a distinction between external and internal pleasures, but he denies that the external is more worthwhile. Proof of this is that we will often sacrifice external pleasure for the sake of an internal pleasure, as when one gives their own food to a </text:span><text:soft-page-break/><text:span text:style-name="T34">friend. This is prioritizing the internal pleasure of friendship over the external pleasure of food.</text:span></text:p>
      <text:p text:style-name="P41"><text:span text:style-name="T34">The superiority of internal and rational pleasures to external pleasures is further clarified towards the same section, </text:span><text:span text:style-name="T43">Remarks</text:span><text:span text:style-name="T34"> 8.1. The overlap with </text:span><text:span text:style-name="T43">Psychology</text:span><text:span text:style-name="T34"> 4.4 is especially evident in the examples he uses to describe animals having internal pleasures:</text:span></text:p>
      <text:p text:style-name="P34"/>
      <text:p text:style-name="Block"><text:span text:style-name="T82">It has been made clear that internal pleasures [</text:span><text:span text:style-name="T90">al-ladhdhāt al-bāṭina</text:span><text:span text:style-name="T82">] are more lofty than sensible pleasures. And this is the case not only in rational beings, but also in speechless animals. For among hunting dogs there is the fact that they hunt, regardless of hunger, then grasp [the prey] for their master, and sometimes carry it to him. And the nursing animal prefers its offspring to itself, and sometimes takes risks [for the sake of] protecting [the offspring], greater than the risk-taking they take with regard to themselves.</text:span><text:span text:style-name="Footnote_20_Symbol"><text:span text:style-name="T62"><text:note text:id="ftn69" text:note-class="footnote"><text:note-citation>68</text:note-citation><text:note-body><text:p text:style-name="Footer"><text:span text:style-name="T195"><text:s/></text:span><text:span text:style-name="T9">Avicenna, </text:span><text:span text:style-name="T147">Remarks: Mysticism</text:span><text:span text:style-name="T9"> </text:span><text:span text:style-name="T10">(1960) </text:span><text:span text:style-name="T9">8.1, p. 9.</text:span></text:p></text:note-body></text:note></text:span></text:span></text:p>
      <text:p text:style-name="P34"/>
      <text:p text:style-name="P97"><text:span text:style-name="T34">One of the examples Avicenna provided of the new type of emotion he introduced at in </text:span><text:span text:style-name="T43">Psychology</text:span><text:span text:style-name="T34"> 4.4 (beyond concupiscible and irascible appetite) was the emotion of “the one who begat for [their] offspring.” Here there is a parallel in </text:span><text:span text:style-name="T43">Remarks</text:span><text:span text:style-name="T34">, since a nursing animal gets internal pleasure from taking great risks for their offspring, regardless of whether this means they lose out on some external pleasure. At the end of this section in </text:span><text:span text:style-name="T43">Remarks</text:span><text:span text:style-name="T34">, Avicenna briefly mentions that just as internal pleasures are higher than external, so intellectual pleasures [</text:span><text:span text:style-name="T43">al-</text:span><text:span text:style-name="T34">ʿ</text:span><text:span text:style-name="T43">aqliyya</text:span><text:span text:style-name="T34">] are higher than both.</text:span><text:span text:style-name="Footnote_20_Symbol"><text:span text:style-name="T56"><text:note text:id="ftn70" text:note-class="footnote"><text:note-citation>69</text:note-citation><text:note-body><text:p text:style-name="Footer"><text:span text:style-name="T195"><text:s/></text:span><text:span text:style-name="T9">Avicenna, </text:span><text:span text:style-name="T147">Remarks: Mysticism</text:span><text:span text:style-name="T9"> </text:span><text:span text:style-name="T10">(1960) </text:span><text:span text:style-name="T9">8.1, p. 9.</text:span></text:p></text:note-body></text:note></text:span></text:span><text:span text:style-name="T34"> This aligns with Avicenna’s offhand comment in </text:span><text:span text:style-name="T43">Psychology</text:span><text:span text:style-name="T34"> 4.4 that the animal motive faculty also moves “for the sake of the intelligibles pertaining to the good.”</text:span><text:span text:style-name="Footnote_20_Symbol"><text:span text:style-name="T56"><text:note text:id="ftn71" text:note-class="footnote"><text:note-citation>70</text:note-citation><text:note-body><text:p text:style-name="Footer"><text:span text:style-name="T195"><text:s/></text:span><text:span text:style-name="T9">See above, footnote 38. $</text:span></text:p></text:note-body></text:note></text:span></text:span><text:span text:style-name="T34"> So the types of pleasures distinguished in </text:span><text:span text:style-name="T43">Remarks</text:span><text:span text:style-name="T34"> correspond to the final objects of the varieties of emotions discussed in </text:span><text:span text:style-name="T43">Psychology</text:span><text:span text:style-name="T34"> 4.4. In other words, Avicenna’s distinctions between types of emotions in </text:span><text:span text:style-name="T43">Psychology</text:span><text:span text:style-name="T34"> 4.4 parallels his distinctions between types of pleasures in </text:span><text:span text:style-name="T43">Remarks</text:span><text:span text:style-name="T34">.</text:span></text:p>
      <text:p text:style-name="P41"><text:span text:style-name="T34">What makes some pleasures external, internal, or rational, is whether they are the perfection of an external sense faculty, an internal sense, or the rational soul, respectively. Shortly after distinguishing the three types of pleasures in </text:span><text:span text:style-name="T43">Remarks</text:span><text:span text:style-name="T34">, Avicenna goes on to define pleasure as follows:</text:span></text:p>
      <text:p text:style-name="P34"/>
      <text:p text:style-name="Block"><text:span text:style-name="T82">Pleasure is the perception and reaching of the attainment of that which, accordin</text:span><text:span text:style-name="T86">g to the perceiver [</text:span><text:span text:style-name="T94">ʿinda</text:span><text:span text:style-name="T93"> al-mudrik</text:span><text:span text:style-name="T86">], is a perfection and good, insofar as it is such [</text:span><text:span text:style-name="T93">min ḥaythu huwa ka-dhālika</text:span><text:span text:style-name="T86">]. And pain is the apprehension and reaching of attainment of what is, according to the perceiver [</text:span><text:span text:style-name="T94">ʿinda</text:span><text:span text:style-name="T93"> al-</text:span><text:span text:style-name="T90">mudrik</text:span><text:span text:style-name="T82">], a defect and evil. [...] Every pleasure is related to [</text:span><text:span text:style-name="T90">tata</text:span><text:span text:style-name="T82">ʿ</text:span><text:span text:style-name="T90">allaq bi-</text:span><text:span text:style-name="T82">] two things, a good perfection, and the perception of </text:span><text:span text:style-name="T82">that [perfection], insofar as it is like that [</text:span><text:span text:style-name="T90">min ḥaythu huwa ka-dhālika</text:span><text:span text:style-name="T82">].</text:span><text:span text:style-name="Footnote_20_Symbol"><text:span text:style-name="T62"><text:note text:id="ftn72" text:note-class="footnote"><text:note-citation>71</text:note-citation><text:note-body><text:p text:style-name="Footer"><text:span text:style-name="T195"><text:s/></text:span><text:span text:style-name="T9">Avicenna, </text:span><text:span text:style-name="T147">Remarks: Mysticism </text:span><text:span text:style-name="T10">(1960) </text:span><text:span text:style-name="T9">8.3, p. 11 &amp; 15.</text:span></text:p></text:note-body></text:note></text:span></text:span></text:p>
      <text:p text:style-name="P35"/>
      <text:p text:style-name="P97"><text:span text:style-name="T34">As mentioned above,</text:span><text:span text:style-name="Footnote_20_Symbol"><text:span text:style-name="T56"><text:note text:id="ftn73" text:note-class="footnote"><text:note-citation>72</text:note-citation><text:note-body><text:p text:style-name="Footer"><text:span text:style-name="T195"><text:s/></text:span><text:span text:style-name="T9">Section 2a.</text:span></text:p></text:note-body></text:note></text:span></text:span><text:span text:style-name="T34"> every faculty tends towards some final object. According to Avicenna, when that object is achieved, and we are aware of it having been achieved, we experience pleasure. This is clearly building upon Aristotle’s definition of pleasure in </text:span><text:span text:style-name="T43">Nicomachean Ethics</text:span><text:span text:style-name="T34"> 7.12 as something that supervenes on the “unimpeded activity of a natural process.” The key difference between the two definitions is between whether the pleasure and pain consist simply in</text:span><text:span text:style-name="T43"> undergoing</text:span><text:span text:style-name="T34"> some activity (shared by both Avicenna and Aristotle’s definitions), or awareness of and judgment </text:span><text:span text:style-name="T43">about</text:span><text:span text:style-name="T34"> the activity (only in Avicenna’s).</text:span></text:p>
      <text:p text:style-name="P41"><text:span text:style-name="T34">The pleasures of food are external pleasures, because they amount to doing what the faculty of taste is designed for. The pleasures of giving someone a gift, or winning a game (to use </text:span><text:soft-page-break/><text:span text:style-name="T34">Avicenna’s examples from above) are internal pleasures because they fulfill some capacity we have at a level of the animal soul, higher than the level of the external sense.</text:span><text:span text:style-name="Footnote_20_Symbol"><text:span text:style-name="T56"><text:note text:id="ftn74" text:note-class="footnote"><text:note-citation>73</text:note-citation><text:note-body><text:p text:style-name="Footer"><text:span text:style-name="T195"><text:s/></text:span><text:span text:style-name="T9">It might seem odd to think of imagination as having a capacity that is fulfilled in some way when we play a game, or give a gift. One might think we were veering precariously close to <text:s/>something like Franz Gall’s phrenology, where the fact that some people are good at chess means that they have a chess-playing faculty, while others do not. A major problem with Gall’s view is that it posits faculties that are not common to all members of a species, and so ceases to be explanatory (see Fodor (1983) section I.3, p. 14 ff.). Avicenna does not go into detail about what all the sub-faculties in the imagination are whose activity amounts to internal pleasure, but whatever he would say about this, they would be common to anything with a sensitive soul. We are not in the habit of distinguishing such faculties, and they are not as obvious as the external sense faculties which have obviously distinct organs, but that does not mean they are not there to be actualized.</text:span></text:p></text:note-body></text:note></text:span></text:span><text:span text:style-name="T34"> The faculties of estimation and memory also have objects that can be desired, and when those forms are acquired, or take shape (</text:span><text:span text:style-name="T43">takayyuf</text:span><text:span text:style-name="T34">) in the respective faculty, there is an internal pleasure particular to those faculties. Avicenna says that we could make similar descriptions of unique pleasures for the rest of the internal senses.</text:span><text:span text:style-name="Footnote_20_Symbol"><text:span text:style-name="T56"><text:note text:id="ftn75" text:note-class="footnote"><text:note-citation>74</text:note-citation><text:note-body><text:p text:style-name="Footer"><text:span text:style-name="T195"><text:s/></text:span><text:span text:style-name="T9">Avicenna, </text:span><text:span text:style-name="T147">Remarks: Mysticism </text:span><text:span text:style-name="T10">(1960) </text:span><text:span text:style-name="T9">8.9, 21.</text:span></text:p></text:note-body></text:note></text:span></text:span><text:span text:style-name="T34"> The pleasures of the rational soul include the attainment of truth, for the theoretical intellect, and the good, for the practical intellect. Avicenna also says that rational goods can include "receiving gratitude, and an abundance of praise, respect, and honor."</text:span><text:span text:style-name="Footnote_20_Symbol"><text:span text:style-name="T56"><text:note text:id="ftn76" text:note-class="footnote"><text:note-citation>75</text:note-citation><text:note-body><text:p text:style-name="Footer"><text:span text:style-name="T195"><text:s/></text:span><text:span text:style-name="T9">Avicenna, </text:span><text:span text:style-name="T147">Remarks: Mysticism </text:span><text:span text:style-name="T10">(1960) </text:span><text:span text:style-name="T9">8.9, 25</text:span></text:p></text:note-body></text:note></text:span></text:span><text:span text:style-name="T34"> It is not totally clear whether those are meant to be goods particular to the theoretical or practical intellect, or if they are just obviously goods of some capacity in the rational soul that fall outside of the standard two faculty distinction.</text:span></text:p>
      <text:p text:style-name="P41"><text:span text:style-name="T34">One thing worth making clear is that the difference between external, internal and rational pleasures has to do with which faculties’ perfection constitutes the </text:span><text:span text:style-name="T43">experience</text:span><text:span text:style-name="T34"> of something as pleasant, not which faculty is involved in knowing </text:span><text:span text:style-name="T43">that</text:span><text:span text:style-name="T34"> something would be pleasant. On the animal level, the judgmental faculty “estimation [</text:span><text:span text:style-name="T43">wahm</text:span><text:span text:style-name="T34">]” is involved in awareness </text:span><text:span text:style-name="T43">that</text:span><text:span text:style-name="T34"> various things would provide pleasant experiences, even if those pleasant experiences are as different from one another as external and internal pleasures. Through estimation, a dog naturally judges that food would be pleasant to eat,</text:span><text:span text:style-name="Footnote_20_Symbol"><text:span text:style-name="T56"><text:note text:id="ftn77" text:note-class="footnote"><text:note-citation>76</text:note-citation><text:note-body><text:p text:style-name="Footer"><text:span text:style-name="T195"><text:s/></text:span><text:span text:style-name="T9">Avicenna, </text:span><text:span text:style-name="T147">Healing: Psychology </text:span><text:span text:style-name="T10">(1959) </text:span><text:span text:style-name="T9">4.3, 184.</text:span></text:p></text:note-body></text:note></text:span></text:span><text:span text:style-name="T34"> and estimation would similarly explain how an animal identifies its offspring as something worth caring for. Doing the latter would bring with it a type </text:span><text:span text:style-name="T34">of internal pleasure, while the former is a pleasure of the external senses. To put the point conversely, the sense of taste doesn’t judge </text:span><text:span text:style-name="T43">that</text:span><text:span text:style-name="T34"> something would be pleasant, but when something appropriate is tasted, this constitutes a pleasurable experience. The external senses perceive objects according to their material, sensible properties (shapes, colors, sounds, and so on), while all properties like something’s being good, beneficial or pleasant, and their opposites, amount to aspects that are perceived by estimation.</text:span><text:span text:style-name="Footnote_20_Symbol"><text:span text:style-name="T56"><text:note text:id="ftn78" text:note-class="footnote"><text:note-citation>77</text:note-citation><text:note-body><text:p text:style-name="Footer"><text:span text:style-name="T195"><text:s/></text:span><text:span text:style-name="T9">Avicenna, </text:span><text:span text:style-name="T147">Healing: Psychology </text:span><text:span text:style-name="T10">(1959) </text:span><text:span text:style-name="T9">2.2, 60 and 4.3, 182-3.</text:span></text:p></text:note-body></text:note></text:span></text:span><text:span text:style-name="T34"> Estimation can judge that food is good (an external pleasure), and that friendship is good (an internal pleasure), which can in turn lead to emotions related to both sorts of objects. The same faculty—estimation—is involved in judging </text:span><text:span text:style-name="T43">that</text:span><text:span text:style-name="T34"> two things would be pleasant, even if they would be pleasant experiences of generically different varieties, owing to the fact that they would be completions of different types of faculties.</text:span></text:p>
      <text:p text:style-name="P41"><text:span text:style-name="T34">In the </text:span><text:span text:style-name="T43">Psychology</text:span><text:span text:style-name="T34"> 4.4 text from the prior section, Avicenna referred to internal pleasures as </text:span><text:soft-page-break/><text:span text:style-name="T34">pleasures of the imagination, using the term imagination loosely. That being the case, it is worth clarifying this category of "internal pleasure" that is relevant to the discussion of emotions from another sense in which pleasure is sometimes talked about in relation to the imagination. As a reminder, in </text:span><text:span text:style-name="T43">Psychology</text:span><text:span text:style-name="T34"> 4.4 Avicenna mentions a pleasure “particular to” the imagination, which is longed for when imagination “suffers its loss.” This is his way of saying that internal sense faculties have particular perfections which they naturally tend towards, and which give pleasure to the subject when they are achieved. This is different than the sort of pleasure of the imagination Avicenna discusses in his Healing: Rhetoric, where he says we can long for an object of sense perception, based on the pleasurable vestige of its image in the imagination, retained and recalled after the actual object is no longer directly perceived. That is, regardless of what sort of pleasure we are talking about (external, internal or rational), there is some pleasure involved in remembering the experience of that pleasure, which Avicenna describes as follows:</text:span></text:p>
      <text:p text:style-name="P34"/>
      <text:p text:style-name="Block"><text:span text:style-name="T82">As for the imagination, it has a type of pleasure [i.e., it experiences pleasure in a way], except that imagination is a weak sensation, like a vestige from sensation, and it delights in recalling or in hoping. Most of what is hoped for coincides with what is remembered, especially hoping for structures/arrangements from prior sensed particulars, for there is pleasure in memory or hope following sensible pleasure [initially] observed/experienced, then recalled, then hoped for. For sensation pertains to the present, memory to the past, hope to the future.</text:span><text:span text:style-name="Footnote_20_Symbol"><text:span text:style-name="T62"><text:note text:id="ftn79" text:note-class="footnote"><text:note-citation>78</text:note-citation><text:note-body><text:p text:style-name="Footer"><text:span text:style-name="T195"><text:s/></text:span><text:span text:style-name="T9">Avicenna, </text:span><text:span text:style-name="T147">Healing: Rhetoric </text:span><text:span text:style-name="T10">(1954) </text:span><text:span text:style-name="T9">2.6, p. 100.</text:span></text:p></text:note-body></text:note></text:span></text:span></text:p>
      <text:p text:style-name="P34"/>
      <text:p text:style-name="P97"><text:span text:style-name="T34">Just as we can experience some sensible particular as pleasant when in contact with it, we can recall the form of that same sense object, and our awareness of its form in the imagination conveys a similar, but weaker, kind of pleasure than the initial experience, which might lead us to long for the direct experience once again. Remembering a delicious meal can be pleasant, and make you want to have the same meal again. But this is not what is meant by a pleasure “particular to” the imagination in </text:span><text:span text:style-name="T43">Psychology</text:span><text:span text:style-name="T34"> 4.4. It is one thing to long for and then </text:span><text:span text:style-name="T35">experience</text:span><text:span text:style-name="T34"> an internal pleasure in the present, it is another thing to fondly </text:span><text:span text:style-name="T44">recall</text:span><text:span text:style-name="T34"> an internal pleasure, and then long for it. The vestigial pleasures of imaginative memory are not equivalent to the present experience of an external, internal or rational pleasure. Often, remembered pleasures are less intense or vivid, but more importantly, they are simply not constituted by activations of the precise faculties of which they are memories.</text:span></text:p>
      <text:p text:style-name="P41"><text:span text:style-name="T34">A sub-variety of animal emotions towards internal pleasures of the imagination that Avicenna treats elsewhere are those towards aesthetic pleasure, especially musical pleasure. As </text:span><text:span text:style-name="T34">Luis Xavier López-Farjeat has shown, there is a clear strand of thought in Avicenna’s </text:span><text:span text:style-name="T43">Healing: Book of Music</text:span><text:span text:style-name="T34"> which discusses how animals perceive, incline towards, and take pleasure in aesthetic beauty, even though they cannot label it as such, or produce it.</text:span><text:span text:style-name="Footnote_20_Symbol"><text:span text:style-name="T56"><text:note text:id="ftn80" text:note-class="footnote"><text:note-citation>79</text:note-citation><text:note-body><text:p text:style-name="Footer"><text:span text:style-name="T195"><text:s/></text:span><text:span text:style-name="T9">Luis Xavier López Farjeat (2013) esp. p. 103ff.</text:span></text:p></text:note-body></text:note></text:span></text:span><text:span text:style-name="T34"> </text:span><text:bookmark-start text:name="IIIa_INTERNAL_AND_EXTERNAL_PLE"/><text:span text:style-name="T34">Emotions</text:span><text:bookmark-end text:name="IIIa_INTERNAL_AND_EXTERNAL_PLE"/><text:span text:style-name="T34"> related to music would be different than emotions related to external, concupiscible pleasures, because aesthetic experience is not the perfection of any particular external sense: neither the ear nor the eye have any capacity to perceive aesthetic pleasure on their own. Only once particular sensibles are arranged in the imagination is it possible for aesthetic properties, lik</text:span><text:span text:style-name="T37">e harmony, to be appreciated. So while it might seem strange to think of brute animals as being moved to seek out aesthetic pleasure, we should remember that this is still something short of the full e</text:span><text:span text:style-name="T34">ngagement with aesthetic beauty of which humans are capable. Moreover, it does not need to be a terribly complicated sort of aesthetic pleasure. We can easily imagine an animal being affected by a potential mate’s colorful feather arrangement, and this is beyond the ability of any particular </text:span><text:soft-page-break/><text:span text:style-name="T34">external sense to appreciate.</text:span></text:p>
      <text:p text:style-name="P34"/>
      <text:h text:style-name="Heading_20_1" text:outline-level="1">3.2 Varieties of Pleasures and Varieties of Emotions</text:h>
      <text:p text:style-name="P34"/>
      <text:p text:style-name="P41"><text:span text:style-name="T34">To bring this discussion of pleasures back to emotions, we can now see how the distinctions Avicenna makes in </text:span><text:span text:style-name="T43">Psychology</text:span><text:span text:style-name="T34"> 4.4 are grounded in these prior distinctions between types of pleasures. There are three major types of emotions: those concerning goods of the external senses, those concerning goods of the internal senses, and those concerning rational goods.</text:span></text:p>
      <text:p text:style-name="P41"><text:span text:style-name="T34">Despite the neatness of this organization, one might wonder why the organization matters. Avicenna does not provide an answer to this in his emotion texts, but we can make some inferences. On the one hand, it is likely that the impetus for making these distinctions is the same as the impetus for distinguishing faculties in the first place: trying to come up with a more orderly body of scientific explanations for common phenomena. Beyond this, it is also clear that emotions involving objects of the external senses would result in very different behavior from those that have internal and rational objects. You would not necessarily want to “acquire” your friend or relative, just because you long for them. Upon being told that there is a beautiful landscape around the bend, you m</text:span><text:span text:style-name="T37">ight be moved to go</text:span><text:span text:style-name="T34"> appreciate it, but not consume it. On the other hand, inclinations towards pleasures of the external senses require direct contact for their satisfaction.</text:span></text:p>
      <text:p text:style-name="P41"><text:span text:style-name="T34">One might wonder, still, why it is necessary to distinguish these emotions related to internal and rational pleasures from emotions of the concupiscible faculty, rather than just noting that there is a difference between types of pleasures, and asserting that the concupiscible faculty responds to all of them. Again, Avicenna does not answer a question like this directly, but it is likely because these higher emotions are not found in all animals. That is, we have already noted that some animals, namely zoophytes, have the concupiscible faculty but not the irascible.</text:span><text:span text:style-name="Footnote_20_Symbol"><text:span text:style-name="T56"><text:note text:id="ftn81" text:note-class="footnote"><text:note-citation>80</text:note-citation><text:note-body><text:p text:style-name="Footer"><text:span text:style-name="T195"><text:s/></text:span><text:span text:style-name="T9">See section 2b.</text:span></text:p></text:note-body></text:note></text:span></text:span><text:span text:style-name="T34"> Presumably they also lack these higher emotions, for the same reason (their diminished cognitive capacities). Where there are significantly distinct final objects, and separability in terms of existence, there is a good reason to insist on a distinction of faculties.</text:span><text:span text:style-name="Footnote_20_Symbol"><text:span text:style-name="T56"><text:note text:id="ftn82" text:note-class="footnote"><text:note-citation>81</text:note-citation><text:note-body><text:p text:style-name="Footer"><text:span text:style-name="T195"><text:s/></text:span><text:span text:style-name="T9">Avicenna’s principle of distinguishing faculties based on objects occurs in </text:span><text:span text:style-name="T148">Psychology</text:span><text:span text:style-name="T9"> 1.4. The separability in existence argument is normally used to distinguish types of souls, or groupings of faculties, but it is also used to distinguish individual faculties at the beginning of section 4 of </text:span><text:span text:style-name="T148">Compendium on the Soul</text:span><text:span text:style-name="T9"> (1875).</text:span></text:p></text:note-body></text:note></text:span></text:span></text:p>
      <text:p text:style-name="P41"><text:span text:style-name="T34">To summarize, there are certain classes of objects that individuate major groupings of capacities of the animal soul. Some are objects of the external senses, some are objects of the imagination and intellect, broadly construed. Emotions towards pleasures of the first sort are acts of the concupiscible appetite. Emotions towards pleasures of the second and third sort are acts of higher capacities for emotion—more elevated than concupiscible appetite, and more related to the imagination and intellect, respectively.</text:span><text:span text:style-name="Footnote_20_Symbol"><text:span text:style-name="T56"><text:note text:id="ftn83" text:note-class="footnote"><text:note-citation>82</text:note-citation><text:note-body><text:p text:style-name="Footer"><text:span text:style-name="T195"><text:s/></text:span><text:span text:style-name="T9">Such a distinction between different types of pleasures at the level of the animal soul is seen later in Al-Ghazali’s distinction between biological, social/political, and intellectual pleasure. See Fakhry (1994) p. 203.</text:span></text:p></text:note-body></text:note></text:span></text:span><text:span text:style-name="T34"> </text:span><text:bookmark-start text:name="32"/><text:span text:style-name="T34">The</text:span><text:bookmark-end text:name="32"/><text:span text:style-name="T34"> key thing to notice is that there are distinct classes of emotions, based on major differences in final objects, but still treated as similar in Psychology 4.4 insofar as they are inclinations.</text:span></text:p>
      <text:p text:style-name="P34"/>
      <text:h text:style-name="Heading_20_1" text:outline-level="1"><text:soft-page-break/>3.3 Ruling Out an Alternative Interpretation</text:h>
      <text:p text:style-name="P34"/>
      <text:p text:style-name="P41"><text:span text:style-name="T34">Having looked at the </text:span><text:span text:style-name="T43">Rhetoric</text:span><text:span text:style-name="T34"> text about pleasures remembered in the imagination in section 3.1, one might object to my interpretation of the texts in </text:span><text:span text:style-name="T43">Psychology</text:span><text:span text:style-name="T34"> 4.4, arguing that in </text:span><text:span text:style-name="T43">Psychology</text:span><text:span text:style-name="T34"> 4.4 Avicenna actually saying is something more along the lines of what he says in the </text:span><text:span text:style-name="T43">Rhetoric</text:span><text:span text:style-name="T34">. That is, one might think concupiscible and irascible appetite are appetites in response to objects one is aware of as </text:span><text:span text:style-name="T43">present and nearby</text:span><text:span text:style-name="T34">, whereas it is also possible to recall </text:span><text:span text:style-name="T43">distant objects</text:span><text:span text:style-name="T34"> in the imaginative memory and be motivated towards them. On this interpretation, Avicenna’s examples in </text:span><text:span text:style-name="T43">Psychology</text:span><text:span text:style-name="T34"> 4.4 would actually just be referring to remembered objects (e.g., a desire for a friend or child </text:span><text:span text:style-name="T43">when they are not present</text:span><text:span text:style-name="T34">, or for </text:span><text:span text:style-name="T43">what life was like</text:span><text:span text:style-name="T34"> outside of the bonds of captivity). When Avicenna refers to the idea of the apprehending faculty “suffer[ing] the loss of that pleasure,” he could be taken to be emphasizing the fact that the object is no longer present, but is recalled in the imagination.</text:span></text:p>
      <text:p text:style-name="P41"><text:span text:style-name="T34">Despite its simplicity, the major problem with this alternative interpretation is that Avicenna never suggests that concupiscible and irascible appetite are only for things the animal is aware of as present and nearby. There is, no doubt, a line of thought in the tradition, going back to Aristotle, which distinguishes animal from human appetites on the grounds that animal appetites are only concerned with what seems pleasurable </text:span><text:span text:style-name="T43">in the present</text:span><text:span text:style-name="T34">, but this is a different distinction.</text:span><text:span text:style-name="Footnote_20_Symbol"><text:span text:style-name="T56"><text:note text:id="ftn84" text:note-class="footnote"><text:note-citation>83</text:note-citation><text:note-body><text:p text:style-name="Footer"><text:span text:style-name="T195"><text:s/></text:span><text:span text:style-name="T199"><text:s/></text:span><text:span text:style-name="T71">Aristotle, </text:span><text:span text:style-name="T78">On the Soul</text:span><text:span text:style-name="T71"> (1986) </text:span><text:span text:style-name="T9">3.10, 433b5-10.</text:span></text:p></text:note-body></text:note></text:span></text:span><text:span text:style-name="T34"> </text:span><text:bookmark-start text:name="Alt_Int"/><text:span text:style-name="T34">Avicenna</text:span><text:bookmark-end text:name="Alt_Int"/><text:span text:style-name="T34"> deals with this latter distinction in </text:span><text:span text:style-name="T43">Psychology</text:span><text:span text:style-name="T34"> 5.1, and the idea is basically that humans can evaluate whether something is worth pursuing all-things-considered, whereas animals simply see a pleasure and go towards it, without consideration for how it fits into their larger goals. For this reason humans can decline present pleasure for the sake of the future. Concupiscible appetite is for anything that seems good to the animal soul in that moment, but this does not mean that object of appetite needs to be something the animal is aware of as present and nearby, and it would be odd if it did: most appetites involve things that are not present or nearby, as opposed to what is, which is the very reason why one is in a state of desire, rather than satisfaction.</text:span></text:p>
      <text:p text:style-name="P34"/>
      <text:h text:style-name="Heading_20_1" text:outline-level="1">4. Deepening the Category of Emotion: More on the Irascible Faculty</text:h>
      <text:p text:style-name="P34"/>
      <text:p text:style-name="P41"><text:span text:style-name="T34">In the final part of his overview of emotions in </text:span><text:span text:style-name="T43">Psychology</text:span><text:span text:style-name="T34"> 4.4, Avicenna lists concrete examples of various types of emotions, which not only add to our understanding of previously distinguished types of emotions, but also introduce new types. We can view what this section </text:span><text:span text:style-name="T34">does as </text:span><text:span text:style-name="T43">deepening</text:span><text:span text:style-name="T34"> our understanding of previously distinguished irascible emotions, and then </text:span><text:span text:style-name="T43">widening</text:span><text:span text:style-name="T34"> the category of emotion to include some pleasurable completion-states as types of emotions. This section follows directly upon the key text from </text:span><text:span text:style-name="T43">Psychology</text:span><text:span text:style-name="T34"> 4.4, quoted at length at the beginning of section 3 above:</text:span></text:p>
      <text:p text:style-name="P34"/>
      <text:p text:style-name="Block"><text:soft-page-break/><text:span text:style-name="T82">Fear [</text:span><text:span text:style-name="T90">al-khawf</text:span><text:span text:style-name="T82">] and anxiety [</text:span><text:span text:style-name="T90">al-ghamm</text:span><text:span text:style-name="T82">] and sadness [</text:span><text:span text:style-name="T90">al-ḥuzn</text:span><text:span text:style-name="T82">]</text:span><text:span text:style-name="Footnote_20_Symbol"><text:span text:style-name="T62"><text:note text:id="ftn85" text:note-class="footnote"><text:note-citation>84</text:note-citation><text:note-body><text:p text:style-name="Footer"><text:span text:style-name="T195"><text:s/>It is noteworthy that anxiety and </text:span><text:span text:style-name="T9">sadness are considered states of the irascible faculty. This might lead one to think that the irascible faculty is the faculty responsible for painful emotions. But it seems that most emotions involve some sort of lack for what is desired, and hence a certain amount of pain (e.g., recall how emotions concerning internal pleasures can involve “suffering a loss.” See <text:s/>Avicenna, </text:span><text:span text:style-name="T147">Healing: Psychology</text:span><text:span text:style-name="T9"> (1959) 4.4, p. 195, discussed at fn. 38 ????, above). Anxiety and sadness are specific emotions, partially constituted by pain. But pain itself is a basic building block of many emotions.</text:span></text:p></text:note-body></text:note></text:span></text:span><text:span text:style-name="T82"> are actualizations [ʿ</text:span><text:span text:style-name="T90">awāriḍ</text:span><text:span text:style-name="Footnote_20_anchor"><text:span text:style-name="T90"><text:note text:id="ftn86" text:note-class="footnote"><text:note-citation>85</text:note-citation><text:note-body><text:p text:style-name="P4"><text:s/>This could also be translated as “accidents” or “occurrences,” which would also be true, in the sense that these emotions are affections/passions happening to the animal or person. But translating it as “actualizations” highlights the relationship between these states, and the irascible faculty that is mentioned in what immediately follows. That is, emotions are just actualizations of the the various inclining motive faculties, not something over and above them. Again, emotions are not something produced by those faculties, in the way that a carpenter might use their capacity for woodworking to make a table. Rather, emotions are related to the experiencing subject in the same way that the <text:span text:style-name="T146">act</text:span> of woodworking is related to the carpenter.</text:p></text:note-body></text:note></text:span></text:span><text:span text:style-name="T82">] of the irascible faculty with the participation [</text:span><text:span text:style-name="T90">bil-mushāraka</text:span><text:span text:style-name="T82">] of the perceptive faculties [</text:span><text:span text:style-name="T90">al-qiwā al-dirāka</text:span><text:span text:style-name="T82">]. And the irascible faculty, if it is opposed, following upon intellectual or imaginative conceptualization, there is fear. And if it does not fear, it becomes strong. Anxiety occurs to the irascible faculty on account of that which [at other times] causes anger, when something is prevented from defending against something else, or when one fears something else’s occurrence. And joy [</text:span><text:span text:style-name="T90">al-faraḥ</text:span><text:span text:style-name="T82">] which belongs in the category of subduing, is the end/final cause [</text:span><text:span text:style-name="T90">ghāya</text:span><text:span text:style-name="T82">] for this faculty also.</text:span><text:span text:style-name="Footnote_20_Symbol"><text:span text:style-name="T62"><text:note text:id="ftn87" text:note-class="footnote"><text:note-citation>86</text:note-citation><text:note-body><text:p text:style-name="Footer"><text:span text:style-name="T195"><text:s/></text:span><text:span text:style-name="T9">The statement that the irascible faculty seeks “joy in the category of subduing” coheres with the points we made in sections 2a-b about the final objects of motive faculties. Just as reaching an object of the concupiscible appetite brings a kind of pleasure, so a certain kind of pleasure attends any instance of overcoming an obstacle. The difference is that while concupiscible appetite seeks pleasure qua pleasure, the irascible appetite seeks overcoming qua overcoming, and when this goal is achieved, one experiences pleasure. The state of the person fighting for the love of fighting is different than the state of the person fighting out of self-defense, even though both might lead to pleasure. They both seek overcoming, but under different aspects: one qua overcoming, one as a pleasure. In fact, the person fighting for the love of fighting would best be classified as seeking a kind of internal pleasure of the imagination, as opposed to a concupiscible object. So “joy in the category of subduing” is just another way of saying that “subduing” is the final object of the irascible faculty, and by definition, achieving a final object brings satisfaction.</text:span></text:p></text:note-body></text:note></text:span></text:span><text:span text:style-name="T82"> Greediness [</text:span><text:span text:style-name="T90">al-ḥirṣ</text:span><text:span text:style-name="T82">], gluttony [</text:span><text:span text:style-name="T90">al-naham</text:span><text:span text:style-name="T82">], and lust [</text:span><text:span text:style-name="T90">al-shabq</text:span><text:span text:style-name="T82">], and what is similar to them, they belong to the bestial concupiscible faculty.</text:span></text:p>
      <text:p text:style-name="Block"/>
      <text:p text:style-name="Block"><text:span text:style-name="T82">Enjoyment of people [</text:span><text:span text:style-name="T90">al-istīnās</text:span><text:span text:style-name="T82">] and gladness [</text:span><text:span text:style-name="T90">al-surūr</text:span><text:span text:style-name="T82">] are among the actualizations [ʿ</text:span><text:span text:style-name="T90">awāriḍ</text:span><text:span text:style-name="T82">] of the perceptive faculties [</text:span><text:span text:style-name="T90">al-qiwā al-dirāka</text:span><text:span text:style-name="T82">]. As for the human faculties, there occurs to them other states [</text:span><text:span text:style-name="T90">aḥwāl</text:span><text:span text:style-name="T82">], particular to them, which we’ll talk about soon.</text:span><text:span text:style-name="Footnote_20_Symbol"><text:span text:style-name="T62"><text:note text:id="ftn88" text:note-class="footnote"><text:note-citation>87</text:note-citation><text:note-body><text:p text:style-name="Footer"><text:span text:style-name="T195"><text:s/></text:span><text:span text:style-name="T9">Avicenna, </text:span><text:span text:style-name="T148">Healing: Psychology</text:span><text:span text:style-name="T9"> (1959) 4.4, 196.</text:span></text:p></text:note-body></text:note></text:span></text:span></text:p>
      <text:p text:style-name="P34"/>
      <text:p text:style-name="P97"><text:span text:style-name="T34">In the first paragraph of this final section Avicenna deepens our understanding of what he has already discussed, showing how the irascible faculty’s tendency to achieve dominance results in different particular emotions, depending on how exactly some intentional object is conceived.</text:span><text:span text:style-name="Footnote_20_Symbol"><text:span text:style-name="T56"><text:note text:id="ftn89" text:note-class="footnote"><text:note-citation>88</text:note-citation><text:note-body><text:p text:style-name="Footer"><text:span text:style-name="T195"><text:s/></text:span><text:span text:style-name="T9">Avicenna, </text:span><text:span text:style-name="T147">Healing: Psychology </text:span><text:span text:style-name="T10">(1959) </text:span><text:span text:style-name="T9">4.4, 196.</text:span></text:p></text:note-body></text:note></text:span></text:span><text:span text:style-name="T34"> </text:span><text:span text:style-name="T34">Our general inclination to achieve dominance takes on the specific character of fear when it is in response to a conception of some obstacle as especially imposing (and hence unlikely to be successfully opposed), anger or courage if in response to an obstacle we think we can be overcome, or anxiety if we simply know it cannot be overcome.</text:span><text:span text:style-name="Footnote_20_Symbol"><text:span text:style-name="T56"><text:note text:id="ftn90" text:note-class="footnote"><text:note-citation>89</text:note-citation><text:note-body><text:p text:style-name="Footer"><text:span text:style-name="T195"><text:s/></text:span><text:span text:style-name="T9">These different inclinations nonetheless fall under the heading of the irascible faculty because Avicenna has described dominance as its final object, and these states that occur on account of being oriented towards dominance.</text:span></text:p></text:note-body></text:note></text:span></text:span><text:span text:style-name="T34"> These different inclinations all </text:span><text:soft-page-break/><text:span text:style-name="T34">fall under the heading of the irascible faculty because Avicenna has described dominance as its final object, and these are states that occur on account of our being oriented towards dominance.</text:span></text:p>
      <text:p text:style-name="P41"><text:span text:style-name="T34">One thing to notice is that, whereas Avicenna spent the lengthy prior section distinguishing different types of emotions that are similar to, but more complex than, concupiscible appetite (e.g., concupiscible emotions and emotions more related to the imagination), he does not do anything similar here. One might think it worthwhile to distinguish emotions associated with dominance over threats that would pain the external senses, from dominance over obstacles that would pain one inwardly. Indeed, in Avicenna’s </text:span><text:span text:style-name="T43">Healing: Rhetoric</text:span><text:span text:style-name="T34">, following Aristotle, he provides examples of states we would think of as irascible, like anger, but which are associated with dominance over obstacles that would cause </text:span><text:span text:style-name="T43">inward</text:span><text:span text:style-name="T34"> pain. For example, anger can be directed at a verbal slight or scorn.</text:span><text:span text:style-name="Footnote_20_Symbol"><text:span text:style-name="T56"><text:note text:id="ftn91" text:note-class="footnote"><text:note-citation>90</text:note-citation><text:note-body><text:p text:style-name="Footer"><text:span text:style-name="T195"><text:s/></text:span><text:span text:style-name="T9">Avicenna, </text:span><text:span text:style-name="T147">Healing: Rhetoric </text:span><text:span text:style-name="T10">(1954) </text:span><text:span text:style-name="T9">3.1, p. 130.</text:span></text:p></text:note-body></text:note></text:span></text:span><text:span text:style-name="T34"> Further, we can imagine obstacles to the internal pleasures Avicenna mentioned in </text:span><text:span text:style-name="T43">Remarks</text:span><text:span text:style-name="T34"> 8, such as an obstacle to achieving victory in a game. This is clearly a different type of obstacle in comparison to actual physical threats.</text:span></text:p>
      <text:p text:style-name="P41"><text:span text:style-name="T34">Avicenna does not discuss why he focuses on the external/internal distinction when it comes to pleasure, but does not do the same for dominance over external/internal threats. But it seems likely that the reason behind this lack of distinction is that irascible faculty, even when it is seeking dominance over physical threats, </text:span><text:span text:style-name="T43">already</text:span><text:span text:style-name="T34"> involves a higher level of cognition than concupiscible appetite. That is, while paradigmatic cases of irascible acts involve responding to physical threats, recoging something as an obstacle already requires a more abstract type of judgment than just knowing whether something is pleasant or painful. This is why, as discussed earlier,</text:span><text:span text:style-name="Footnote_20_Symbol"><text:span text:style-name="T56"><text:note text:id="ftn92" text:note-class="footnote"><text:note-citation>91</text:note-citation><text:note-body><text:p text:style-name="Footer"><text:span text:style-name="T195"><text:s/></text:span><text:span text:style-name="T9">Section 2b.</text:span></text:p></text:note-body></text:note></text:span></text:span><text:span text:style-name="T34"> some animals with lesser cognitive capacities are taken to only have concupiscible appetite. External, internal and rational pleasures correspond to different clusters of faculties, and their perfections. But achieving dominance is the perfection, simply, of the irascible faculty. So while it seemed worthwhile to Avicenna to make a distinction between types of pleasures, there is apparently no reason to make a similar distinction between types of obstacles.</text:span></text:p>
      <text:p text:style-name="P41"><text:span text:style-name="T34">A second thing to notice from the first paragraph above is the idea that evaluations are necessary but not sufficient causes for emotion. This is implied by the fact that fear, distress and sadness are said to be acts of the irascible faculty “with the participation” of the perceptive faculties, and presumably what is true of these acts is true for defining other particular emotions in general. To specify what fear is, you cannot just say, “it is a variety of irascible appetite.” Instead, you need to reference the associated intentional object, i.e., the way in which the pleasure or obstacle is cognized. This idea is just an extension of Avicenna’s general descriptions of the motivating side of the motive faculty (from </text:span><text:span text:style-name="T43">Psychology</text:span><text:span text:style-name="T34"> 1.5, discussed in section 2 above), where he has already stated that the motive faculty is dependent on evaluative acts of a particular sort. The point here is related to Martha Nussbaum’s argument for the centrality of evaluation to emotion, where she claims that anything but the cognitive component of an emotion is too underspecified to be the essence of an emotion. Emotions just aren’t the sort of thing it is easy to </text:span><text:span text:style-name="T34">put into words.</text:span><text:span text:style-name="Footnote_20_Symbol"><text:span text:style-name="T56"><text:note text:id="ftn93" text:note-class="footnote"><text:note-citation>92</text:note-citation><text:note-body><text:p text:style-name="Footer"><text:span text:style-name="T195"><text:s/></text:span><text:span text:style-name="T9">Nussbaum (2001) 29.</text:span></text:p></text:note-body></text:note></text:span></text:span><text:span text:style-name="T34"> </text:span><text:bookmark-start text:name="IV_Deepening_IRASC"/><text:span text:style-name="T34">Avicenna</text:span><text:bookmark-end text:name="IV_Deepening_IRASC"/><text:span text:style-name="T34"> would not agree with her view entirely, since he clearly thinks that the most central thing that makes anger what it is, for example, is that it is a type of </text:span><text:span text:style-name="T41">moved</text:span><text:span text:style-name="T34">-mover (an “actualizations of” the motive faculty, in the words of the text above). Since it is possible to have the very same evaluative act with or without an emotion, the two things are </text:span><text:soft-page-break/><text:span text:style-name="T34">distinct. But what allows us to </text:span><text:span text:style-name="T43">describe</text:span><text:span text:style-name="T34"> a specific type of emotion is the cognition that causes it.</text:span></text:p>
      <text:p text:style-name="P34">So in the first paragraph of the above text, Avicenna deepens our understanding of emotion, by showing how the single irascible faculty is posited to account for our tendency to seek dominance over a variety of threats, and by showing how cognitive evaluations are necessary, but not sufficient, causes of emotions.</text:p>
      <text:p text:style-name="P34"/>
      <text:h text:style-name="Heading_20_1" text:outline-level="1"><text:bookmark-start text:name="V_Perceptive"/>5. Widenin<text:bookmark-end text:name="V_Perceptive"/>g the Category of Emotion: Uniquely Human Emotions and Pleasurable Completion-States as Types of Emotions</text:h>
      <text:p text:style-name="P34"/>
      <text:p text:style-name="P41"><text:span text:style-name="T34">In the final part of Avicenna’s overview of emotions in </text:span><text:span text:style-name="T43">Psychology</text:span><text:span text:style-name="T34"> 4.4, he briefly mentions two varieties of emotions: pleasure-states particular to the perceptive faculties, and states dependent on the rational soul. It is important to remember that this text comes directly after Avicenna lists his further examples of irascible emotions, as this shows that we are still in the middle of a discussion of types of emotions:</text:span></text:p>
      <text:p text:style-name="P34"/>
      <text:p text:style-name="Block"><text:span text:style-name="T82">Enjoyment of people [</text:span><text:span text:style-name="T90">al-istīnās</text:span><text:span text:style-name="T82">] and gladness [</text:span><text:span text:style-name="T90">al-surūr</text:span><text:span text:style-name="T82">] are among the actualizations [</text:span><text:span text:style-name="T90">min</text:span><text:span text:style-name="T82"> </text:span><text:span text:style-name="T90">al-</text:span><text:span text:style-name="T82">ʿ</text:span><text:span text:style-name="T90">awāriḍ</text:span><text:span text:style-name="T82">] of the perceptive faculties [</text:span><text:span text:style-name="T90">al-qiwā al-dirāka</text:span><text:span text:style-name="T82">]. As for the human faculties, there occurs to them other states [</text:span><text:span text:style-name="T90">aḥwāl</text:span><text:span text:style-name="T82">], particular to them, which we’ll talk about soon.</text:span><text:span text:style-name="Footnote_20_anchor"><text:span text:style-name="T82"><text:note text:id="ftn94" text:note-class="footnote"><text:note-citation>93</text:note-citation><text:note-body><text:p text:style-name="Footer"><text:span text:style-name="T195"><text:s/></text:span><text:span text:style-name="T9">Avicenna, </text:span><text:span text:style-name="T147">Healing: Psychology </text:span><text:span text:style-name="T10">(1959) </text:span><text:span text:style-name="T9">4.4, 196.</text:span></text:p></text:note-body></text:note></text:span></text:span></text:p>
      <text:p text:style-name="P97"/>
      <text:p text:style-name="P67">These two quick sentences represent two distinct types of emotions, and I only present them here together to highlight the flow of the text. That is, it is important to see that both sorts of emotions (perceptive emotions like “enjoyment of people and gladness,” and emotions related to the human faculties) arise for Avicenna as a continuation and conclusion of his discussion of emotions of the animal motive faculty, rather than as a new discussion of categorically distinct phenomena. The reason why this is important will become clear as we discuss the two halves in turn.</text:p>
      <text:p text:style-name="P97"/>
      <text:h text:style-name="P134" text:outline-level="1">5.1. Human Emotions</text:h>
      <text:p text:style-name="P97"/>
      <text:p text:style-name="P97"><text:span text:style-name="T34"><text:tab/>In the second half of the above text, Avicenna refers to emotions of the rational soul, indicating that he will discuss them later. Indeed, the very next book of </text:span><text:span text:style-name="T44">Healing: Psychology</text:span><text:span text:style-name="T34"> (book 5) is the section in the rational soul, and in the first chapter of that book (5.1), he identifies some uniquely human emotions, such as shame and wonder, caused by cognitions of which only humans are capable. Nonetheless, his mentioning them here in 4.4 indicates that he wants us to think of uniquely human emotions as acts of the animal motive faculty, despite their being caused by uniquely human types of evaluations. That is, he is in the midst of a discussion of the animal motive faculty, and by mentioning “states particular to the human faculties” here, as a continuation of the previous discussion, it suggests that these are animal motive states caused by human cognitive faculties.</text:span><text:span text:style-name="Footnote_20_anchor"><text:span text:style-name="T34"><text:note text:id="ftn95" text:note-class="footnote"><text:note-citation>94</text:note-citation><text:note-body><text:p text:style-name="P97"><text:span text:style-name="T34"><text:s/>In other words, human emotions are not affective states of the rational soul. They are affective states of the animal soul, caused by cognitions of the human soul. This idea is reflected by Avicenna’s argument in the </text:span><text:span text:style-name="T43">Treatise on Love</text:span><text:span text:style-name="T34">, that the rational soul “partners with” and “makes use of” the animal motive faculty for its particular emotions. </text:span><text:span text:style-name="T42">Avicenna, </text:span><text:span text:style-name="T47">Treatise on Love</text:span><text:span text:style-name="T42"> (1983) 256.</text:span></text:p></text:note-body></text:note></text:span></text:span><text:span text:style-name="Footnote_20_anchor"><text:span text:style-name="T34"> </text:span></text:span><text:span text:style-name="T34">This is significant, in that it entails that all emotion is fundamentally </text:span><text:span text:style-name="T34">animal, in that all emotions are acts of the common animal motive faculty, regardless of how </text:span><text:soft-page-break/><text:span text:style-name="T34">complex the judgments causing them are. Since this chapter is meant to be an analysis of Avicenna's discussion of emotions in </text:span><text:span text:style-name="T44">Psychology</text:span><text:span text:style-name="T34"> 4.4, this brief mention of human motions could not just be passed over in silence. But given how significant this idea is, these points, and human emotions more generally, will be discussed at length in chapter two of this dissertation.</text:span></text:p>
      <text:p text:style-name="P97"/>
      <text:h text:style-name="P134" text:outline-level="1">5.2. Pleasurable Completion-States</text:h>
      <text:p text:style-name="P97"/>
      <text:p text:style-name="P34">In the first half of the above text, Avicenna mentions two emotions, "enjoyment of people and gladness,” calling them actualizations of the perceptive faculties, and in doing so indicates that the category of emotion can be widened to include pleasurable-completion states. Given that Avicenna is in the midst of explaining and listing various types of emotions that involve the animal soul, there is no reason not to take these actualizations of the perceptive powers under that general heading, as well.</text:p>
      <text:p text:style-name="P41"><text:span text:style-name="T34">To better understand the significance of these two emotions, we should first better understand them on their own. “</text:span><text:span text:style-name="T43">Surūr</text:span><text:span text:style-name="T34">/gladness,” is used elsewhere as a generic term for pleasure, contrasted with pain.</text:span><text:span text:style-name="Footnote_20_Symbol"><text:span text:style-name="T56"><text:note text:id="ftn96" text:note-class="footnote"><text:note-citation>95</text:note-citation><text:note-body><text:p text:style-name="Footer"><text:span text:style-name="T195"><text:s/></text:span><text:span text:style-name="T9">Avicenna, </text:span><text:span text:style-name="T147">Healing: Psychology </text:span><text:span text:style-name="T10">(1959) </text:span><text:span text:style-name="T9">1.3, 31-32. Although in </text:span><text:span text:style-name="T148">Healing: Rhetoric</text:span><text:span text:style-name="T9"> (1954) p. 158, Avicenna mentions </text:span><text:span text:style-name="T148">surūr</text:span><text:span text:style-name="T9"> as follows: “As for youth, [again], they have a strong love for their family and brothers and relatives, because they are spirited, and they love gaiety [surūr]. And gaiety only occurs when there is health and friendship together.” So it is possible that </text:span><text:span text:style-name="T148">surūr</text:span><text:span text:style-name="T9"> here in </text:span><text:span text:style-name="T148">Psychology</text:span><text:span text:style-name="T9"> it is meant to reflect the social connotations of </text:span><text:span text:style-name="T148">istinās</text:span><text:span text:style-name="T9">.</text:span></text:p></text:note-body></text:note></text:span></text:span><text:span text:style-name="T34"> Nothing too specific beyond the general idea of pleasure seems intended. The definition of “</text:span><text:span text:style-name="T43">istīnās</text:span><text:span text:style-name="T34">/enjoyment of people” is less straightforward. Given the linguistic form of the Arabic word (form 10), which often carries with it the idea of “seeking,” and the root in that form (ʾ</text:span><text:span text:style-name="T43">alif-nūn-sīn</text:span><text:span text:style-name="T34">), which refers to the idea of persons, one might think that it means something like “desire to be around people.” This would make sense of its place in the chapter on emotions, but no classical sources attest to such a definition.</text:span><text:span text:style-name="Footnote_20_anchor"><text:span text:style-name="T34"><text:note text:id="ftn97" text:note-class="footnote"><text:note-citation>96</text:note-citation><text:note-body><text:p text:style-name="Footnote">Although there are examples in Lane's Lexicon which suggest the action of searching for people in a sparsely populated area.</text:p></text:note-body></text:note></text:span></text:span><text:span text:style-name="T34"> Instead, one of the main classical definitions is “enjoyment of people”―not </text:span><text:span text:style-name="T43">seeking</text:span><text:span text:style-name="T34"> out people, but </text:span><text:span text:style-name="T43">enjoyment</text:span><text:span text:style-name="T34"> once their presence is attained. The 12th century Latin edition of Avicenna's </text:span><text:span text:style-name="T43">Psychology</text:span><text:span text:style-name="T34"> translates </text:span><text:span text:style-name="T43">istīnās</text:span><text:span text:style-name="T34"> as “</text:span><text:span text:style-name="T43">solatium</text:span><text:span text:style-name="T34">/relief from distress,” which might feel like a different notion altogether. But it makes sense as a translation if one considers that a primary way of finding consolation is to be around people. So </text:span><text:span text:style-name="T43">solatium</text:span><text:span text:style-name="T34"> is a bit of a loose translation, but it supports taking Avicenna to be talking about enjoyment of people as a completion-state, alongside gladness. Both of these emotions, then signify pleasurable-completion states.</text:span></text:p>
      <text:p text:style-name="P41"><text:span text:style-name="T34">Pleasurable-completion states make sense as a new type of emotion, but they are importantly different than any other type of emotion Avicenna has mentioned. At the start of </text:span><text:span text:style-name="T43">Psychology</text:span><text:span text:style-name="T34"> 4.4 Avicenna has said that perceptive faculties “have nothing” of appetite/</text:span><text:span text:style-name="T43">shawq</text:span><text:span text:style-name="T34">.</text:span><text:span text:style-name="Footnote_20_Symbol"><text:span text:style-name="T56"><text:note text:id="ftn98" text:note-class="footnote"><text:note-citation>97</text:note-citation><text:note-body><text:p text:style-name="Footer"><text:span text:style-name="T195"><text:s/></text:span><text:span text:style-name="T9">Avicenna, </text:span><text:span text:style-name="T147">Healing: Psychology </text:span><text:span text:style-name="T10">(1959) </text:span><text:span text:style-name="T9">4.4, 194.</text:span></text:p></text:note-body></text:note></text:span></text:span><text:span text:style-name="T34"> Cognitions cause appetite, but the two are acts of fundamentally distinct types of faculties. Moreover, the emotions we have been discussing thus far involve seeking things, like pleasure and dominance, whereas </text:span><text:span text:style-name="T34">in a pleasurable completion-state some object or perfection is acquired, not sought.</text:span><text:span text:style-name="Footnote_20_Symbol"><text:span text:style-name="T56"><text:note text:id="ftn99" text:note-class="footnote"><text:note-citation>98</text:note-citation><text:note-body><text:p text:style-name="Footer"><text:span text:style-name="T195"><text:s/></text:span><text:span text:style-name="T9">See above, section 3a.</text:span></text:p></text:note-body></text:note></text:span></text:span></text:p>
      <text:p text:style-name="P41"><text:span text:style-name="T34">This might seem to put Avicenna in a bind, but if we recall that throughout </text:span><text:span text:style-name="T43">Psychology</text:span><text:span text:style-name="T34"> 4.4 we have seen Avicenna gradually </text:span><text:span text:style-name="T43">widening</text:span><text:span text:style-name="T34"> our understanding of what can count as an emotion, this can be seen just as an extension of that project. Perceptive emotions do not involve </text:span><text:soft-page-break/><text:span text:style-name="T43">shawq</text:span><text:span text:style-name="T34">/appetite, because they are inclinations that do not involve any kind of lack, or reaching out: they are emotions of completion, where the object is already attained. But we could see completion-states as emotions in a wider sense, in that they directly affect behavior by orienting us towards some object (i.e., the thing being enjoyed). They incline us, in the words of some contemporary emotion theorists, to “keep going” in whatever it is we are doing.</text:span><text:span text:style-name="Footnote_20_Symbol"><text:span text:style-name="T56"><text:note text:id="ftn100" text:note-class="footnote"><text:note-citation>99</text:note-citation><text:note-body><text:p text:style-name="Footer"><text:span text:style-name="T195"><text:s/></text:span><text:span text:style-name="T9">See, for example, Matthen (2015) p. 179.</text:span></text:p></text:note-body></text:note></text:span></text:span><text:span text:style-name="T34"> Indeed, in </text:span><text:span text:style-name="T43">Remarks</text:span><text:span text:style-name="T34">, Avicenna says that experiences with the spiritual realm in this life bring with them a kind of pleasure that motivates one to pursue truth more fully.</text:span><text:span text:style-name="Footnote_20_Symbol"><text:span text:style-name="T56"><text:note text:id="ftn101" text:note-class="footnote"><text:note-citation>100</text:note-citation><text:note-body><text:p text:style-name="Footer"><text:span text:style-name="T195"><text:s/></text:span><text:span text:style-name="T9">Avicenna, </text:span><text:span text:style-name="T147">Remarks: Physics </text:span><text:span text:style-name="T10">(1960) </text:span><text:span text:style-name="T9">8.15-16. In this text he uses the term </text:span><text:span text:style-name="T147">bā</text:span><text:span text:style-name="T9">ʿ</text:span><text:span text:style-name="T147">ith</text:span><text:span text:style-name="T9"> for “motivate,” a term we have seen in </text:span><text:span text:style-name="T147">Healing: Psychology</text:span><text:span text:style-name="T9"> 4.4.</text:span></text:p></text:note-body></text:note></text:span></text:span><text:span text:style-name="T34"> Likewise, bodily pleasures affect behavior in that they </text:span><text:span text:style-name="T43">distract</text:span><text:span text:style-name="T34"> us from such pure pursuits.</text:span><text:span text:style-name="Footnote_20_Symbol"><text:span text:style-name="T56"><text:note text:id="ftn102" text:note-class="footnote"><text:note-citation>101</text:note-citation><text:note-body><text:p text:style-name="Footer"><text:span text:style-name="T195"><text:s/></text:span><text:span text:style-name="T9">Avicenna, </text:span><text:span text:style-name="T147">Remarks: Physics </text:span><text:span text:style-name="T10">(1960) </text:span><text:span text:style-name="T9">8.15-16.</text:span></text:p></text:note-body></text:note></text:span></text:span><text:span text:style-name="T34"> Apparently, appetite and pleasure-states can both be emotions, in a broad sense, even if pleasure states are not </text:span><text:span text:style-name="T43">appetitive</text:span><text:span text:style-name="T34">.</text:span><text:span text:style-name="Footnote_20_Symbol"><text:span text:style-name="T56"><text:note text:id="ftn103" text:note-class="footnote"><text:note-citation>102</text:note-citation><text:note-body><text:p text:style-name="Footer"><text:span text:style-name="T195"><text:s/></text:span><text:span text:style-name="T9">In this we can notice a contrast with how pleasure states are handled by, for example, Aquinas, who considers pleasure to have the concupiscible appetite as its subject. What he means by this is that pleasure is a state of the concupiscible appetite, when it achieves its object King (1999) pp. 18-19. For Avicenna, pleasure is not necessarily tied to the completion of an appetite, though completing appetites (concupiscible, irascible, or otherwise) does bring pleasure, since pleasure occurs whenever </text:span><text:span text:style-name="T147">any</text:span><text:span text:style-name="T9"> faculty achieves its object.</text:span></text:p></text:note-body></text:note></text:span></text:span><text:span text:style-name="T34"> That is, the broader category for all these states is “emotion/inclination,” not appetite, so it is consistent for Avicenna to think of them all as emotions, while also affirming that appetite and perception are distinct.</text:span></text:p>
      <text:p text:style-name="P41"><text:span text:style-name="T34">Insofar as Avicenna is committed to a fundamental division between motive and cognitive faculties, including these pleasurable completion-states (which are "actualizations of the perceptive faculties") as types of emotions does create a kind of tension. An alternate way of reading the above text would be to say that Avicenna’s mentioning enjoyment of people and gladness as acts of the perceptive faculty here is a way of reminding us that they are </text:span><text:span text:style-name="T43">distinct</text:span><text:span text:style-name="T34"> from the sort of thing he has been discussing in Psychology 4.4. In other words, he could just be choosing to mention some states that we </text:span><text:span text:style-name="T43">might </text:span><text:span text:style-name="T34">think of as emotions, in order to clarify that they are not. It would be as if Avicenna were saying, "as for states like these, they might seem to be emotions, but they’re really just acts of the perceptive faculties."</text:span></text:p>
      <text:p text:style-name="P41"><text:span text:style-name="T34">Of course, such a reading would involve a tension of its own, since it would be a break from common sense to consider something like "gladness" to not be an emotion. Avicenna’s predecessors in the field of psychology, like Al-Balkhī and A.B. Al-Rāzī, included states like gladness and pain in their discussions of emotions,</text:span><text:span text:style-name="Footnote_20_Symbol"><text:span text:style-name="T56"><text:note text:id="ftn104" text:note-class="footnote"><text:note-citation>103</text:note-citation><text:note-body><text:p text:style-name="Footer"><text:span text:style-name="T195"><text:s/></text:span><text:span text:style-name="T9">Al-Balkhi discusses pleasure and pain as emotions in the beginning of chapter 4 of his </text:span><text:span text:style-name="T147">Sustenance of the Soul </text:span><text:span text:style-name="T10">(2005).</text:span><text:span text:style-name="T9"> A.B. Al-Rāzī likewise discusses pleasure in chapter five of his <text:s/>AB Razi also discusses pleasure in chapter 5 of his </text:span><text:span text:style-name="T147">Spiritual Physick</text:span><text:span text:style-name="T9"> (1950).</text:span></text:p></text:note-body></text:note></text:span></text:span><text:span text:style-name="T34"> and Avicenna himself groups joy (another pleasurable completion-state) and pain with other emotions in his medical texts.</text:span><text:span text:style-name="Footnote_20_Symbol"><text:span text:style-name="T56"><text:note text:id="ftn105" text:note-class="footnote"><text:note-citation>104</text:note-citation><text:note-body><text:p text:style-name="Footer"><text:span text:style-name="T199"><text:s/></text:span><text:span text:style-name="T200">Avicenna concurs with prior thinkers on this point at </text:span><text:span text:style-name="T212">Cardiac Drugs </text:span><text:span text:style-name="T201">(1984) </text:span><text:span text:style-name="T200">226.</text:span></text:p></text:note-body></text:note></text:span></text:span><text:span text:style-name="T34"> Indeed, part of why it makes sense to group pleasure and pain with appetitive and irascible emotions is because </text:span><text:span text:style-name="T34">of the felt, bodily aspect to all such states. So it may indeed be that pleasurable-completion states (and their opposites, pain states) do not fit neatly into the sort of explanatory schema offered by </text:span><text:span text:style-name="T43">Healing: Psychology</text:span><text:span text:style-name="T34">, centered around divisions of faculties. This is perhaps why Avicenna’s more in depth treatment of pleasure and pain occurs in </text:span><text:span text:style-name="T43">Remarks</text:span><text:span text:style-name="T34">, as has already been discussed. But insofar as they could fit into the schema offered by </text:span><text:span text:style-name="T43">Psychology</text:span><text:span text:style-name="T34">, it makes sense to think of </text:span><text:soft-page-break/><text:span text:style-name="T34">them as emotions.</text:span><text:span text:style-name="Footnote_20_Symbol"><text:span text:style-name="T56"><text:note text:id="ftn106" text:note-class="footnote"><text:note-citation>105</text:note-citation><text:note-body><text:p text:style-name="Footer"><text:span text:style-name="T199"><text:s/></text:span><text:span text:style-name="T200">Still yet another way of reading the text would be to argue that when Avicenna says that gladness and enjoyment of people are "min al-ʿawāriḍ" of the perceptive faculties, the "min" does not mean "among," but "on account of." In other words, enjoyment of people and gladness are emotions (acts of the motive faculty) that have perceptive faculties as a prior cause. This reading, however, leaves the status of these emotions even more ambiguous. It is unclear why Avicenna would need to mention this mundane fact, since all emotions have prior cognitive causes, and it does not give any new insight into the sort of state these emotions are.</text:span></text:p></text:note-body></text:note></text:span></text:span></text:p>
      <text:p text:style-name="P34"/>
      <text:h text:style-name="Heading_20_1" text:outline-level="1"><text:bookmark-start text:name="VI_AVICENNIAN_TERMINOLOGY_FOR_"/>6. The Var<text:bookmark-end text:name="VI_AVICENNIAN_TERMINOLOGY_FOR_"/>iety of Emotions Involving the Animal Motive Soul According to Avicenna</text:h>
      <text:p text:style-name="Text_20_body"/>
      <text:p text:style-name="P41"><text:span text:style-name="T34">Now that we have seen the varieties of emotions Avicenna attributes to the animal, sensitive soul in </text:span><text:span text:style-name="T43">Healing: Psychology</text:span><text:span text:style-name="T34">—his most comprehensive overview of such matters—we can step back and consider his overall contribution. The preceding texts from </text:span><text:span text:style-name="T43">Psychology</text:span><text:span text:style-name="T34"> 4.4 are sometimes meandering, but this befits the messy task of wrestling with the nature of emotion, and what emerges is an innovative, wide array of animal affective states, unified under the carefully honed central concept of “inclination”. To review, Avicenna has discussed the following as types of emotions:</text:span></text:p>
      <text:p text:style-name="P44"/>
      <text:list xml:id="list318558541" text:continue-numbering="true" text:style-name="WW8Num2">
        <text:list-item>
          <text:p text:style-name="P152">Acts of the concupiscible appetite, ordered towards pleasures of the external senses</text:p>
        </text:list-item>
        <text:list-item>
          <text:p text:style-name="P152">Acts similar to those of the concupiscible appetite, but ordered towards pleasures of the imagination (i.e., internal pleasures)</text:p>
        </text:list-item>
        <text:list-item>
          <text:p text:style-name="P152">Acts of the irascible appetite (higher and lower varieties)</text:p>
        </text:list-item>
        <text:list-item>
          <text:p text:style-name="P152">Pleasurable completion-states (and conversely, pain-states)</text:p>
        </text:list-item>
        <text:list-item>
          <text:p text:style-name="P152">Uniquely human emotions (i.e., affective states of the animal motive faculty, caused by cognitions of the rational soul)</text:p>
        </text:list-item>
      </text:list>
      <text:p text:style-name="P34"/>
      <text:p text:style-name="P41"><text:span text:style-name="T34">The terms</text:span><text:span text:style-name="T37"> in </text:span><text:span text:style-name="T45">Psychology</text:span><text:span text:style-name="T37"> 4.4 that are used generically to capture all of these states are </text:span><text:span text:style-name="T45">inbiʿāthāt</text:span><text:span text:style-name="T37"> and </text:span><text:span text:style-name="T45">nizāʿāt</text:span><text:span text:style-name="T37">, both of which convey the idea that these emotional states are, at their core, something like impulses, inclinations, or motivations. Avicenna uses these terms early on in the key text we looked a</text:span><text:span text:style-name="T34">t from </text:span><text:span text:style-name="T43">Psychology</text:span><text:span text:style-name="T34"> 4.4, when he says that “we find in animals impulses [</text:span><text:span text:style-name="T43">inbiʿāthāt</text:span><text:span text:style-name="T34">] not [just] for their concupisci</text:span><text:span text:style-name="T37">ble pleasures, but also an inclination [</text:span><text:span text:style-name="T45">nizāʿ</text:span><text:span text:style-name="T37">] towards” internal pleasures.</text:span><text:span text:style-name="Footnote_20_Symbol"><text:span text:style-name="T57"><text:note text:id="ftn107" text:note-class="footnote"><text:note-citation>106</text:note-citation><text:note-body><text:p text:style-name="Footer"><text:span text:style-name="T199"><text:s/></text:span><text:span text:style-name="T200">See section 3.</text:span></text:p></text:note-body></text:note></text:span></text:span><text:span text:style-name="T37"> These two Arabic terms, </text:span><text:span text:style-name="T45">inbiʿāth</text:span><text:span text:style-name="T37"> and </text:span><text:span text:style-name="T45">nizāʿ</text:span><text:span text:style-name="T37">, and words related to their Arabic roots, are used elsewhere by Avicenna and others in the tradition to connote something related to but broader than concupiscible or irascible appetite.</text:span><text:span text:style-name="Footnote_20_Symbol"><text:span text:style-name="T57"><text:note text:id="ftn108" text:note-class="footnote"><text:note-citation>107</text:note-citation><text:note-body><text:p text:style-name="Standard"><text:span text:style-name="T199"><text:s/></text:span><text:span text:style-name="T200">Helmut Gätje has suggested that </text:span><text:span text:style-name="T215">inbiʿāthāt</text:span><text:span text:style-name="T203"> and </text:span><text:span text:style-name="T215">nizāʿāt</text:span><text:span text:style-name="T203"> in Avicenna’s philosophy have roughly the same scope as the Greek </text:span><text:span text:style-name="T215">hormē</text:span><text:span text:style-name="T203"> (impulse), used by some of Aristotle’s commenta</text:span><text:span text:style-name="T200">tors and the Stoics in the context of emotions, which seems correc</text:span><text:span text:style-name="T198">t. See </text:span><text:span text:style-name="T200">Gätje (1974)</text:span><text:span text:style-name="T198"> p. 3</text:span>59.</text:p></text:note-body></text:note></text:span></text:span><text:span text:style-name="T99"> For example, when introducing the motive faculty in </text:span><text:span text:style-name="T104">Psychology</text:span><text:span text:style-name="T99"> 1.5, Avicenna says that “the motive power insofar </text:span><text:span text:style-name="T99">as it motivates is the </text:span><text:span text:style-name="T104">inclining </text:span><text:span text:style-name="T99">[</text:span><text:span text:style-name="T104">al-nuzūʿiyya</text:span><text:span text:style-name="T99">], appetitive faculty.”</text:span><text:span text:style-name="Footnote_20_Symbol"><text:span text:style-name="T57"><text:note text:id="ftn109" text:note-class="footnote"><text:note-citation>108</text:note-citation><text:note-body><text:p text:style-name="Footer"><text:span text:style-name="T199"><text:s/></text:span><text:span text:style-name="T200">Avicenna, </text:span><text:span text:style-name="T212">Healing: Psychology </text:span><text:span text:style-name="T201">(1959) </text:span><text:span text:style-name="T200">1.5, 41.</text:span></text:p></text:note-body></text:note></text:span></text:span><text:span text:style-name="T99"> Al-Farabi and Averroes likewise use </text:span><text:span text:style-name="T104">nizāʿ</text:span><text:span text:style-name="T99"> in a generic sense.</text:span><text:span text:style-name="Footnote_20_Symbol"><text:span text:style-name="T57"><text:note text:id="ftn110" text:note-class="footnote"><text:note-citation>109</text:note-citation><text:note-body><text:p text:style-name="Footer"><text:span text:style-name="T199"><text:s/></text:span><text:span text:style-name="T200">See Al-Farabi, </text:span><text:span text:style-name="T212">Virtuous City</text:span><text:span text:style-name="T200"> (1985) 10.6, p. 170; also Averroes, </text:span><text:span text:style-name="T212">Epitome of the </text:span><text:span text:style-name="T200">De Anima (1950), pp. 96-100.</text:span></text:p></text:note-body></text:note></text:span></text:span><text:span text:style-name="T99"> In 1.5, Avicenna uses a word related to </text:span><text:span text:style-name="T104">inbiʿāth</text:span><text:span text:style-name="T99"> to distinguish the motive faculty qua motivating (</text:span><text:span text:style-name="T104">bā</text:span><text:span text:style-name="T99">ʿ</text:span><text:span text:style-name="T104">itha</text:span><text:span text:style-name="T99">) from the motive power in the muscles that actually moves (</text:span><text:span text:style-name="T104">fā</text:span><text:span text:style-name="T99">ʿ</text:span><text:span text:style-name="T104">ila</text:span><text:span text:style-name="T99">). Of course, Avicenna also uses appetite/</text:span><text:span text:style-name="T104">shawq</text:span><text:span text:style-name="T99"> to convey something </text:span><text:soft-page-break/><text:span text:style-name="T99">generic, capturing both concupiscible or irascible appetite, but we have seen that this has a more narrow scope for him, and was not as useful as </text:span><text:span text:style-name="T104">inbiʿāth</text:span><text:span text:style-name="T99"> or </text:span><text:span text:style-name="T104">nizāʿ</text:span><text:span text:style-name="T99"> for referring to all of the affective states listed above</text:span><text:span text:style-name="T104">.</text:span><text:span text:style-name="T99"> </text:span></text:p>
      <text:p text:style-name="P41"><text:span text:style-name="Footnote_20_Symbol"><text:span text:style-name="T99">While it would be correct to call the above affective states </text:span></text:span><text:span text:style-name="Footnote_20_Symbol"><text:span text:style-name="T104">inbiʿāthāt</text:span></text:span><text:span text:style-name="Footnote_20_Symbol"><text:span text:style-name="T99"> or </text:span></text:span><text:span text:style-name="Footnote_20_Symbol"><text:span text:style-name="T104">nizāʿāt</text:span></text:span><text:span text:style-name="Footnote_20_Symbol"><text:span text:style-name="T99">, it is </text:span></text:span><text:span text:style-name="Footnote_20_Symbol"><text:span text:style-name="T104">nizāʿāt</text:span></text:span><text:span text:style-name="Footnote_20_Symbol"><text:span text:style-name="T99"> that seems to more precisely pick out the phenomena that belongs exclusively to the discussion in </text:span></text:span><text:span text:style-name="Footnote_20_Symbol"><text:span text:style-name="T104">Psychology</text:span></text:span><text:span text:style-name="Footnote_20_Symbol"><text:span text:style-name="T99"> 4.4. This is because sometimes </text:span></text:span><text:span text:style-name="Footnote_20_Symbol"><text:span text:style-name="T104">inbiʿāth</text:span></text:span><text:span text:style-name="Footnote_20_Symbol"><text:span text:style-name="T99"> has an even broader sense in Avicenna’s writings than </text:span></text:span><text:span text:style-name="Footnote_20_Symbol"><text:span text:style-name="T104">nizāʿ</text:span></text:span><text:span text:style-name="Footnote_20_Symbol"><text:span text:style-name="T99">, used to mean “somethin</text:span></text:span><text:span text:style-name="Footnote_20_Symbol"><text:span text:style-name="T97">g instinctive,” as when he uses the term to refer to the evaluative judgments made by the faculty of estimation in animals.</text:span></text:span><text:span text:style-name="Footnote_20_Symbol"><text:span text:style-name="T56"><text:note text:id="ftn111" text:note-class="footnote"><text:note-citation>110</text:note-citation><text:note-body><text:p text:style-name="Footer"><text:span text:style-name="T199"><text:s/></text:span><text:span text:style-name="T200">Avicenna, </text:span><text:span text:style-name="T212">Healing: Psychology </text:span><text:span text:style-name="T201">(1959)</text:span><text:span text:style-name="T212"> </text:span><text:span text:style-name="T200">4.3, 182.</text:span></text:p></text:note-body></text:note></text:span></text:span><text:span text:style-name="Footnote_20_Symbol"><text:span text:style-name="T97"> But in any case, both of these terms point to the fact that Avicenna thinks of emotions as states wherein animals (human and non-) are disposed to act in a certain way, without yet actually acting.</text:span></text:span><text:span text:style-name="Footnote_20_Symbol"><text:span text:style-name="T56"><text:note text:id="ftn112" text:note-class="footnote"><text:note-citation>111</text:note-citation><text:note-body><text:p text:style-name="Footer"><text:span text:style-name="T199"><text:s/></text:span><text:span text:style-name="T200">What finally pushes us towards actual motion is a motive state called resolution, discussed in chapter 3 of this dissertation.</text:span></text:p></text:note-body></text:note></text:span></text:span><text:span text:style-name="Footnote_20_Symbol"><text:span text:style-name="T97"> </text:span></text:span></text:p>
      <text:h text:style-name="P141" text:outline-level="1">Chapter 2: Avicenna on Uniquely Human Emotions</text:h>
      <text:p text:style-name="P60"/>
      <text:p text:style-name="P24"><text:span text:style-name="T15">The goal of this chapter is to present Avicenna’s views on the uniquely human aspects of emotional experience. Specifically, I will show that for Avicenna there is a sense in which human emotions are similar to animal emotions, and a sense in which they are unique. Human emotions are </text:span><text:span text:style-name="T26">similar</text:span><text:span text:style-name="T16"> to animal emotions in that they involve activations of broadly the same psychological hardware, that is, the same motive faculty shared between animals and humans, albeit caused by a variety of higher cognitions. But because of those unique cognitive causes, we get distinctive activations of those animal faculties, and these constitute uniquely human emotions. In the same way that animals experience different appetites in response to different objects (different types of concupiscible and irascible acts being the main subdivisions), there are further shades of appetitive, motive activity brought about by human cognition. These are activations of the shared animal motive faculty, but they are not reducible to any emotions experienced by not human animals (such as concupiscible or irascible acts).</text:span></text:p>
      <text:p text:style-name="P24"><text:span text:style-name="T16">Thus, human emotions are </text:span><text:span text:style-name="T26">unique</text:span><text:span text:style-name="T16">, both in terms of the more complex cognitions which </text:span><text:span text:style-name="T26">cause</text:span><text:span text:style-name="T16"> them, and in terms of the specific shades of inclination, or motivation, which </text:span><text:span text:style-name="T26">constitute</text:span><text:span text:style-name="T16"> them. To explain this distinction further, recall that in chapter one we saw Avicenna begin by describing concupiscible and irascible acts of the motive faculty, but then broaden our understanding of emotion by showing that there are other motive states that don't fall under the narrow categories of “concupiscible” and “irascible” (e.g., inclinations concerning internal pleasures). Likewise, human emotions are caused by cognitions involving the intellect, but they still activate the shared animal motive faculty, being constituting by motive states that are distinct from motive states that do not have intellectual causes (such as concupiscible and irascible acts, which do not have intellectual causes). In other words, there is no “human motive faculty” in the rational soul, analogous to the notion of the “faculty of the will” discussed by some Latin philosophers. Rather, the rational soul has cognitive faculties (i.e., practical and theoretical intellect), and these faculties can activate the very same motive faculty that is activated when we have more basic, animal emotions. And again, just because human emotions and animal emotions are activations of the same generic faculty, does not mean that they “feel” the same. After all, as we saw in chapter one, animals themselves are already capable of shades of affect (i.e., motive states) beyond mere concupiscible and irascible emotion.</text:span></text:p>
      <text:p text:style-name="P25"/>
      <text:h text:style-name="Heading_20_1" text:outline-level="1"><text:bookmark-start text:name="Overview_of_the_evidence"/>1. Overvie<text:bookmark-end text:name="Overview_of_the_evidence"/>w of the Evidence that Human Emotions Involve the Animal Motive Soul</text:h>
      <text:p text:style-name="P25"/>
      <text:p text:style-name="P25">The above schema is not presented unambiguously by Avicenna, but there are texts which could be taken as direct affirmations of it, and an accumulation of adjacent texts that suggest they should be taken as such. In other words, the above schema seems to underly his numerous texts that deal with the topic, though it is not stated explicitly. Before diving into the particulars, then, an overview of the evidence is in order, so that it is clear not too much weight is being put on any one text.</text:p>
      <text:p text:style-name="P24"><text:span text:style-name="T16">This chapter builds off of two key pointers Avicenna gives us in texts from </text:span><text:span text:style-name="T26">Psychology</text:span><text:span text:style-name="T16"> 4.4 (discussed in chapter one of this dissertation). Firstly, we saw Avicenna say that the motive faculty actualizes in response to external pleasures and internal pleasures, both goods accessible to non-human animals. He immediately adds to this that the motive faculty is likewise triggered “for the sake of the intelligibles pertaining to the good," which is to say, for intellectual goods </text:span><text:soft-page-break/><text:span text:style-name="T16">only accessible to humans.</text:span><text:span text:style-name="Footnote_20_Symbol"><text:span text:style-name="T51"><text:note text:id="ftn113" text:note-class="footnote"><text:note-citation>112</text:note-citation><text:note-body><text:p text:style-name="Standard"><text:span text:style-name="Footnote_20_Symbol"><text:span text:style-name="T153"/></text:span></text:p><text:p text:style-name="P17"/><text:p text:style-name="P17"/><text:p text:style-name="P17"/><text:p text:style-name="P17"/><text:p text:style-name="P17"/><text:p text:style-name="P17"/><text:p text:style-name="P16"><text:span text:style-name="T199"><text:tab/> </text:span><text:span text:style-name="T200">Avicenna, </text:span><text:span text:style-name="T212">Healing: Psychology </text:span><text:span text:style-name="T201">(1959) </text:span><text:span text:style-name="T200">4.4, 195.</text:span></text:p></text:note-body></text:note></text:span></text:span><text:span text:style-name="T17"> Throughout this enumeration of causes Avicenna has not shifted away from discussing the shared motive faculty—this is still a continuation of the overall goal in 4.4 of explaining the animal motive faculty. So this seems to be an indication that there are some uniquely human motive states (i.e., uniquely human emotions), constituted by activations of the shared animal motive faculty. Secondly, shortly thereafter, as he is widening our understanding of what sorts of things count as emotions, he mentions pleasurable completion states (e.g., enjoyment of people and gladness), and follows this by mentioning that “as for the human faculties, there occurs to them other states [</text:span><text:span text:style-name="T28">aḥwāl</text:span><text:span text:style-name="T17">], particular to them, which we’ll talk about soon.”</text:span><text:span text:style-name="Footnote_20_Symbol"><text:span text:style-name="T52"><text:note text:id="ftn114" text:note-class="footnote"><text:note-citation>113</text:note-citation><text:note-body><text:p text:style-name="Footer"><text:span text:style-name="T199"><text:s/></text:span><text:span text:style-name="T200">Avicenna, </text:span><text:span text:style-name="T212">Healing: Psychology </text:span><text:span text:style-name="T201">(1959) </text:span><text:span text:style-name="T200">4.4, 196.</text:span></text:p></text:note-body></text:note></text:span></text:span><text:span text:style-name="T17"> Again, given that this comes in the context of his enumerating various states of the animal motive faculty (i.e., emotions), it seems natural to take this as simply saying that there are also uniquely human activations of the animal motive soul, but that he is postponing talk about them (until 5.1, as we will see). If this were </text:span><text:span text:style-name="T28">not</text:span><text:span text:style-name="T17"> a reference to uniquely human activations of the animal motive soul, there would be much less of a reason for him to mention it here. Unlike philosophers in the Latin West, Avicenna does not have any human faculty of the will, so there is no new faculty later introduced that this could be referring to. So neither of these points is unambiguous, but they begin to paint a picture of how uniquely human emotional life involves the animal motive faculty, a picture which the texts we will look at in this chapter support.</text:span></text:p>
      <text:p text:style-name="P24"><text:span text:style-name="T17">Before we turn to those new texts in detail, it is worth pointing out what we will see in them that is relevant to supporting the above picture. First, Avicenna’s discussions of specific human emotions (from Psychology 5.1) and the practical intellect (from 1.5) together show that certain states of the practical intellect (i.e., virtues or vices) dispose humans towards or away from some uniquely human emotions. Avicenna specifically says that this is a way that the practical intellect is related to the animal motive faculty. So the virtues and vices here are states of the practical intellect, but they lead to uniquely human emotions, and those emotions (not the virtues and vices) are states of the animal motive faculty. Secondly, in Avicenna’s </text:span><text:span text:style-name="T28">Treatise on Love</text:span><text:span text:style-name="T17">, he describes how the rational faculties “adapt” the lower faculties to their aims, this being a kind of “partnership.”</text:span><text:span text:style-name="Footnote_20_Symbol"><text:span text:style-name="T52"><text:note text:id="ftn115" text:note-class="footnote"><text:note-citation>114</text:note-citation><text:note-body><text:p text:style-name="Footer"><text:span text:style-name="T199"><text:s/></text:span><text:span text:style-name="T200">Avicenna, </text:span><text:span text:style-name="T212">Treatise on Love </text:span><text:span text:style-name="T201">(1983) </text:span><text:span text:style-name="T200">256, 259.</text:span></text:p></text:note-body></text:note></text:span></text:span><text:span text:style-name="T17"> The animal motive faculties are among those ennobled by their proximity to higher faculties in humans, and one result of this is emotions that non-human animals do not have. As cognitive faculties, the rational faculties are able to cause unique states of the animal motive faculties because of their unique goals and cognitions. The key thing to see in both of these texts is that human emotions are presented as a partnership between the rational faculties (as cause) and the animal motive faculties (as constitutive of the emotion), just as animal emotions are presented as a partnership involving the animal cognitive faculties.</text:span><text:span text:style-name="Footnote_20_Symbol"><text:span text:style-name="T52"><text:note text:id="ftn116" text:note-class="footnote"><text:note-citation>115</text:note-citation><text:note-body><text:p text:style-name="Footer"><text:span text:style-name="T199"><text:s/></text:span><text:span text:style-name="T200">See </text:span><text:span text:style-name="T213">Healing: Psychology</text:span><text:span text:style-name="T200"> 4.4, discussed in chapter 1, section 4.</text:span></text:p></text:note-body></text:note></text:span></text:span></text:p>
      <text:p text:style-name="P24"><text:span text:style-name="T17">Of course, there are also places where Avicenna discusses human emotions and does not mention the animal motive faculties, so this is—again—not unambiguous. But Avicenna’s </text:span><text:soft-page-break/><text:span text:style-name="T17">numerous assertions and suggestions that human emotions </text:span><text:span text:style-name="T28">do</text:span><text:span text:style-name="T17"> involve the animal motive faculty, and a dearth of texts to the contrary, strongly supports the idea that Avicenna has the previously-mentioned schema in mind. Moreover, it just seems in keeping with Avicenna’s general habits as a philosopher to think in this way: wherever possible, Avicenna builds more complex activities on existing psychological faculties, and highlights ways in which the intellect depends on animal faculties.</text:span><text:span text:style-name="Footnote_20_Symbol"><text:span text:style-name="T52"><text:note text:id="ftn117" text:note-class="footnote"><text:note-citation>116</text:note-citation><text:note-body><text:p text:style-name="Footer"><text:span text:style-name="T196"><text:s/></text:span><text:span text:style-name="T11">As Avicenna says in</text:span><text:span text:style-name="T149"> Healing: Psychology</text:span><text:span text:style-name="T11"> </text:span><text:span text:style-name="T201">(1959) </text:span><text:span text:style-name="T11">5.1, the practical intellect depends on the body and its faculties for “all” its actions, and the theoretical intellect is in mostly the same position (with an exception later made for the reception of intelligibles). See 5.1, 208.</text:span></text:p></text:note-body></text:note></text:span></text:span><text:span text:style-name="T17"> There is ample evidence that some distinctly human cognitive capacities engage the internal senses, and the schema being described here would just be a parallel to that on the motive side of the soul.</text:span><text:span text:style-name="Footnote_20_Symbol"><text:span text:style-name="T52"><text:note text:id="ftn118" text:note-class="footnote"><text:note-citation>117</text:note-citation><text:note-body><text:p text:style-name="Footer"><text:span text:style-name="T196"><text:s/></text:span><text:span text:style-name="T11">The chief example of this on the cognitive side of things is how Avicenna calls the imagination the cogitative faculty when it is engaged in carrying out functions for the intellect. See Black (2013).</text:span></text:p></text:note-body></text:note></text:span></text:span><text:span text:style-name="T17"> </text:span></text:p>
      <text:p text:style-name="P27"/>
      <text:h text:style-name="Heading_20_1" text:outline-level="1">2. The Practical Intellect as a Motive Principle</text:h>
      <text:p text:style-name="P27"/>
      <text:p text:style-name="P24"><text:span text:style-name="T17">The practical intellect is relevant to the discussion of emotions insofar as the practical intellect is a “principle of motion.” In chapter one we saw how Avicenna refers to appetitive faculties as motive </text:span><text:span text:style-name="T28">faculties</text:span><text:span text:style-name="T17">, strictly speaking. Motive </text:span><text:span text:style-name="T28">principle</text:span><text:span text:style-name="T17"> is a more general category for Avicenna, comprising motive faculties (concupiscible appetite, etc.), and any cognitive faculties that can trigger those motive faculties. That is, to call a cognitive faculty a motive principle is just to refer to that cognitive faculty insofar as it is able to trigger acts of actual motive faculties. This distinction between motive principles and motive faculties (shown in the texts discussed below) helps clarify what is unique about human emotions, and what they have in common with animal emotions. That is, human emotions have a unique motive principle (they have a uniquely human cognitive causes), though they are ultimately activations of the shared animal motive faculty (albeit of a distinctive variety). He uses this terminology in two main places in </text:span><text:span text:style-name="T28">Healing: Psychology</text:span><text:span text:style-name="T17">. The notion of the practical intellect as a motive principle first arises in Avicenna’s overview of the human soul’s faculties in 1.5:</text:span></text:p>
      <text:p text:style-name="P27"/>
      <text:p text:style-name="Block"><text:span text:style-name="T118">The practical [intellect] is a faculty that is the motive principle [</text:span><text:span text:style-name="T124">madba</text:span><text:span text:style-name="T119">ʾ</text:span><text:span text:style-name="T124"> muḥarrik</text:span><text:span text:style-name="T118">] for the human body towards concrete acts that are particularly associated with deliberation [</text:span><text:span text:style-name="T124">rawīya</text:span><text:span text:style-name="T118">]— deliberation, that is, in accordance with the demands of beliefs that are particularly associated with it [the practical intellect] about that which is appropriate to do.</text:span><text:span text:style-name="Footnote_20_Symbol"><text:span text:style-name="T66"><text:note text:id="ftn119" text:note-class="footnote"><text:note-citation>118</text:note-citation><text:note-body><text:p text:style-name="Footer"><text:span text:style-name="T196"><text:s/></text:span><text:span text:style-name="T11">“That which is appropriate to do,” translating </text:span><text:span text:style-name="T149">i</text:span><text:span text:style-name="T11">ṣṭ</text:span><text:span text:style-name="T149">ilā</text:span><text:span text:style-name="T11">ḥ</text:span><text:span text:style-name="T149">iyya</text:span><text:span text:style-name="T11">. This term is a bit difficult to translate in a way that makes sense of the passage. In his translation of a similar passage in the </text:span><text:span text:style-name="T149">Najāt</text:span><text:span text:style-name="T11">, Rahman translates this term as “purposive,” a definition which I am unable to find evidence for elsewhere. “Conventional” would seem appropriate, given that the practical intellect often urges action on the basis of widespread opinion, but when this word is used to mean “conventional,” it is typically in the context of of technical “conventions” in language. The translation of “that which is appropriate to do” picks up on the core idea of the root of this verb, and fits with what the practical intellect in fact does.</text:span></text:p></text:note-body></text:note></text:span></text:span><text:span text:style-name="T118"> And it [the practical intellect] has an activity in cooperation with [lit: an aspect in relation to: </text:span><text:span text:style-name="T124">lahā i</text:span><text:span text:style-name="T119">ʿ</text:span><text:span text:style-name="T124">tibār bil-qiyās ilā</text:span><text:span text:style-name="T118">] the animal motive/appetitive [</text:span><text:span text:style-name="T124">al-nazū</text:span><text:span text:style-name="T119">ʿ</text:span><text:span text:style-name="T124">iyya</text:span><text:span text:style-name="T118">] faculty, and an activity in cooperation with the animal imaginative, estimative power, and an activity proper to itself.</text:span><text:span text:style-name="Footnote_20_Symbol"><text:span text:style-name="T66"><text:note text:id="ftn120" text:note-class="footnote"><text:note-citation>119</text:note-citation><text:note-body><text:p text:style-name="Footer"><text:span text:style-name="T196"><text:s/></text:span><text:span text:style-name="T11">Avicenna, </text:span><text:span text:style-name="T150">Healing: Psychology </text:span><text:span text:style-name="T201">(1959) </text:span><text:span text:style-name="T11">1.5, 45-46.</text:span></text:p></text:note-body></text:note></text:span></text:span></text:p>
      <text:p text:style-name="P27"/>
      <text:p text:style-name="P54"><text:soft-page-break/><text:span text:style-name="T17">From this text, it seems that for the practical intellect to be a motive </text:span><text:span text:style-name="T29">principle</text:span><text:span text:style-name="T17"> is for it be related to motion, but not necessarily in as direct a sense as the motive </text:span><text:span text:style-name="T18">faculty</text:span><text:span text:style-name="T17"> [</text:span><text:span text:style-name="T28">al-nazū</text:span><text:span text:style-name="T17">ʿ</text:span><text:span text:style-name="T28">iyya</text:span><text:span text:style-name="T17">], with which it is said to merely have a cooperative relationship. We will unpack the various cooperative relationships mentioned in the above text shortly, but for now we just want to continue laying out the basic terminology. To that end, we can see Avicenna again using the specification of "motive principle" in </text:span><text:span text:style-name="T28">Psychology</text:span><text:span text:style-name="T17"> 5.1, just after giving a more detailed account of the practical and theoretical intellect:</text:span></text:p>
      <text:p text:style-name="P27"/>
      <text:p text:style-name="Block"><text:span text:style-name="T118">For each person has a sensitive judgmental faculty [lit: a sensitive judge], and an estimative judgmental faculty ([that operates] in the realm of imagination), and intellectual and practical judgmental faculties. And there are motive pri</text:span><text:span text:style-name="T121">nciples [</text:span><text:span text:style-name="T128">al-mabādiʾ al-bā</text:span><text:span text:style-name="T119">ʿ</text:span><text:span text:style-name="T124">itha</text:span><text:span text:style-name="T118">] that are relevant to the faculty that resolves on the movement of the organs, and these are estimative imagination, the practical intellect, and the concupiscible and irascible faculties. Other [non-human] animals have three of these [motive principles].</text:span><text:span text:style-name="Footnote_20_Symbol"><text:span text:style-name="T66"><text:note text:id="ftn121" text:note-class="footnote"><text:note-citation>120</text:note-citation><text:note-body><text:p text:style-name="Footer"><text:span text:style-name="T196"><text:s/></text:span><text:span text:style-name="T11">Avicenna, </text:span><text:span text:style-name="T150">Healing: Psychology </text:span><text:span text:style-name="T201">(1959) </text:span><text:span text:style-name="T11">5.1, 208.</text:span></text:p></text:note-body></text:note></text:span></text:span></text:p>
      <text:p text:style-name="P28"/>
      <text:p text:style-name="P54"><text:span text:style-name="T17">Here he says that humans are able to make four types of “judgments”: sensitive, estimative, theoretical, and practical. Moreover, humans have four “motive principl</text:span><text:span text:style-name="T21">es [</text:span><text:span text:style-name="T30">al-mabādiʾ al</text:span><text:span text:style-name="T28">-bā</text:span><text:span text:style-name="T17">ʿ</text:span><text:span text:style-name="T28">itha</text:span><text:span text:style-name="T17">],” which play a central role in bringing about a resolution</text:span><text:span text:style-name="Footnote_20_Symbol"><text:span text:style-name="T17"><text:note text:id="ftn122" text:note-class="footnote"><text:note-citation>121</text:note-citation><text:note-body><text:p text:style-name="Footnote"><text:s/>On the distinction between “resolution” and “inclination” see chapter 3 of this dissertation. In brief, resolution is the motive state wherein we are resolved on a particular course of action, and which triggers concrete motion (unless there is an impediment) as opposed to merely inclining towards some end.</text:p></text:note-body></text:note></text:span></text:span><text:span text:style-name="T17"> to actual motion: estimative imagination, practical intellect, and the concupiscible and irascible faculties.</text:span><text:span text:style-name="Footnote_20_Symbol"><text:span text:style-name="T52"><text:note text:id="ftn123" text:note-class="footnote"><text:note-citation>122</text:note-citation><text:note-body><text:p text:style-name="Footer"><text:span text:style-name="T196"><text:s/></text:span><text:span text:style-name="T11">Avicenna, </text:span><text:span text:style-name="T150">Healing: Psychology </text:span><text:span text:style-name="T201">(1959) </text:span><text:span text:style-name="T11">5.1, 208.</text:span></text:p></text:note-body></text:note></text:span></text:span><text:span text:style-name="T17"> As we saw when Avicenna initially distinguished the animal motive faculties from the animal apprehending faculties, there is a basic division between the motive and the apprehensive, so by calling all four of these faculties motive principles, he cannot mean that the faculties which show up in both of these lists are primarily motive </text:span><text:span text:style-name="T28">and</text:span><text:span text:style-name="T17"> cognitive. Rather, practical intellect and estimation are primarily identified as cognitive faculties, but they are also more relevant to motion in some way than sensation and the theoretical intellect (which are left off this list), making the former motive principles, and the later not. The practical intellect is </text:span><text:span text:style-name="T28">not</text:span><text:span text:style-name="T17">, on its own, the subject of an inclination, or appetite, but it accounts for different types of judgments that result in different actualizations of the animal motive faculties. The appetitive faculties are motive faculties, and can be called motive principles, but “motive principle” is a broader designation than “motive faculty,” since the former includes cognitive faculties, while the later does not.</text:span></text:p>
      <text:p text:style-name="P24"><text:span text:style-name="T17">In a general sense, the practical intellect is related to actions, because it deliberates about what it is appropriate to do. Both the mode (deliberation) and the content (pertaining to action) distinguish the practical intellectual from the theoretical intellect. The Arabic word for deliberation, </text:span><text:span text:style-name="T28">rawīya</text:span><text:span text:style-name="T17">, is a translation of the Greek </text:span><text:span text:style-name="T28">bouleisis</text:span><text:span text:style-name="T17">. Unlike the theoretical intellect, the goal of the practical intellect is not to receive new, universal information as a result of emanation from the Agent Intellect. Rather, information we already possess is used to make judgments that relate to action in the realm of the variable and corruptible. Nonetheless, Avicenna’s way of describing the practical intellect in the above text is quite broad, as there are multiple processes that affect what sort of action is ultimately taken. These multiple processes require that the practical intellect cooperates with other faculties, which is why Avicenna says at the end of the above text that the practical intellect has an “aspect in relation” to several powers. This is just another way of saying that, because humans have rationality, they have the capacity to guide their actions by reason, and this capacity augments or makes use of other capacities already </text:span><text:soft-page-break/><text:span text:style-name="T17">present in the animal soul.</text:span></text:p>
      <text:p text:style-name="P27">Avicenna goes on to specify three ways that our ability to deliberate about action plays out, i.e., the “aspects in relation” to several powers that belong to the practical intellect. Avicenna presents them in following order: the practical intellect in relation to 1) the motive faculties, 2) imagination and estimation, and 3) the intellect itself (practical and theoretical):</text:p>
      <text:p text:style-name="P27"/>
      <text:p text:style-name="Block"><text:span text:style-name="T118">[1] It cooperates with the animal appetitive faculty in the sense that</text:span><text:span text:style-name="Footnote_20_Symbol"><text:span text:style-name="T118"><text:note text:id="ftn124" text:note-class="footnote"><text:note-citation>123</text:note-citation><text:note-body><text:p text:style-name="Footnote"><text:s text:c="2"/>L<text:span text:style-name="T118">it: “its aspect in relation to the animal appetitive power is the respect, in view of which...” Same locution used at the start of the following paragraphs.</text:span></text:p></text:note-body></text:note></text:span></text:span><text:span text:style-name="T118"> there occur in it [the practical intellect</text:span><text:span text:style-name="Footnote_20_Symbol"><text:span text:style-name="T118"><text:note text:id="ftn125" text:note-class="footnote"><text:note-citation>124</text:note-citation><text:note-body><text:p text:style-name="Footnote"><text:s/>This “it” is ambiguous, but it seems to refer to the practical intellect, for two reasons: 1) rhetorically, there is a parallelism between the first and the second paragraph, and it is even more clear in the second paragraph that the “it” refers to the practical intellect. 2) philosophically, the character traits that govern human emotions would be states of the practical intellect, as discussed below.</text:p></text:note-body></text:note></text:span></text:span><text:span text:style-name="T118">] states [</text:span><text:span text:style-name="T124">hay</text:span><text:span text:style-name="T119">ʾ</text:span><text:span text:style-name="T124">āt</text:span><text:span text:style-name="T118">] that characterize a human by which one is prepared for quickness of action or passion, such as sha</text:span><text:span text:style-name="T121">me [</text:span><text:span text:style-name="T128">khajal</text:span><text:span text:style-name="T121">], embarrassment [</text:span><text:span text:style-name="T128">ḥayā</text:span><text:span text:style-name="T122">ʾ</text:span><text:span text:style-name="T121">], laughter [</text:span><text:span text:style-name="T128">ḍaḥka</text:span><text:span text:style-name="T121">], crying [</text:span><text:span text:style-name="T128">bukāʾ</text:span><text:span text:style-name="T121">], and [</text:span><text:span text:style-name="T118">other actions or passions] similar to those.</text:span></text:p>
      <text:p text:style-name="Block"/>
      <text:p text:style-name="Block">[2] <text:span text:style-name="T118">It cooperates with the animal imaginative and estimative faculty in the sense that</text:span> it joins to them when it is occupied with deducing methods of management in generable, corruptible matters and humans arts.</text:p>
      <text:p text:style-name="Block"/>
      <text:p text:style-name="Block"><text:span text:style-name="T118">[3] And has an activity proper to itself wherein beliefs are engendered between the practical intellect and the theoretical intellect that relate to actions and [which beliefs are] commonly accepted, [being] widely known [</text:span><text:span text:style-name="T124">dhā</text:span><text:span text:style-name="T119">ʾ</text:span><text:span text:style-name="T124">i</text:span><text:span text:style-name="T119">ʿ</text:span><text:span text:style-name="T124">a</text:span><text:span text:style-name="T118">], like that lying is bad and injustice is bad—not by means of demonstration or anything like that [derived] from defined premises. The distinction [between these practical beliefs] and the primary intelligibles is set out in the books of logic, even though were [the beliefs of the practical intellect] logically considered, they would come from the intelligibles in accordance with what is in the books of logic.</text:span></text:p>
      <text:p text:style-name="P28"/>
      <text:p text:style-name="P61">These are presented as three separate aspects, but they add up to a complete picture, showing how judgments of the practical intellect lead to acts of the animal motive faculty. Since acts of the animal motive faculty are equivalent to emotions, seeing how these three aspects relate this can help us understand how at least one variety of uniquely human emotions occurs.</text:p>
      <text:p text:style-name="P24"><text:span text:style-name="T17">Beginning at [3], the first thing deliberation needs to get off the ground is a universal judgment of some class of objects or actions as having some value. It is thanks to our capacity to engage in theoretical thought that we know things like “lying and injustice are bad,” to use Avicenna’s examples. In </text:span><text:span text:style-name="T28">Psychology</text:span><text:span text:style-name="T17"> 5.1 Avicenna says that the practical intellect is “supplied by” the theoretical intellect for these, the major premises of syllogisms related to a practical matters.</text:span><text:span text:style-name="Footnote_20_Symbol"><text:span text:style-name="T52"><text:note text:id="ftn126" text:note-class="footnote"><text:note-citation>125</text:note-citation><text:note-body><text:p text:style-name="Footer"><text:span text:style-name="T196"><text:s/></text:span><text:span text:style-name="T11">Avicenna, </text:span><text:span text:style-name="T150">Healing: Psychology </text:span><text:span text:style-name="T201">(1959) </text:span><text:span text:style-name="T11">5.1, 207.</text:span></text:p></text:note-body></text:note></text:span></text:span><text:span text:style-name="T17"> The typical way of coming to such evaluative judgments is through something less epistemically strong than demonstration,</text:span><text:span text:style-name="Footnote_20_Symbol"><text:span text:style-name="T52"><text:note text:id="ftn127" text:note-class="footnote"><text:note-citation>126</text:note-citation><text:note-body><text:p text:style-name="Footer"><text:span text:style-name="T196"><text:s/></text:span><text:span text:style-name="T11">This is why Avicenna says that they “spread out” and become “widely known,” referring to the sort of premises they are: not scientific or primary premises, but premises accepted on the basis of authority or communal consensus. This is discussed more in chapter three.</text:span></text:p></text:note-body></text:note></text:span></text:span><text:span text:style-name="T17"> but as they are a type of universal judgment, they nonetheless are grasped by the theoretical intellect, and then supplied to the practical intellect.</text:span></text:p>
      <text:p text:style-name="P24"><text:span text:style-name="T17">Of course, universal judgments on their own cannot lead to action in the realm of particulars, which is why Avicenna clarifies at [2] that the practical intellect needs to cooperate with the internal senses, in particular imagination and estimation. Prior to cooperation with the internal senses, universal judgments of value are being used to label particular objects as worth pursuing or not, and to evaluate courses of action, or “methods of management,” as worth pursuing or not. But it is one thing to know that lying is bad, and this the practical intellect gets from the </text:span><text:soft-page-break/><text:span text:style-name="T17">theoretical intellect. It is another thing to identify a particular instance of lying (actual or possible) as good or bad, and to in fact pursue or avoid it. This is why Avicenna later says, in 5.1, that the practical intellect needs, in all its actions, the body and its faculties</text:span><text:span text:style-name="Footnote_20_Symbol"><text:span text:style-name="T52"><text:note text:id="ftn128" text:note-class="footnote"><text:note-citation>127</text:note-citation><text:note-body><text:p text:style-name="Footer"><text:span text:style-name="T196"><text:s/></text:span><text:span text:style-name="T11">Avicenna, </text:span><text:span text:style-name="T150">Healing: Psychology </text:span><text:span text:style-name="T201">(1959) </text:span><text:span text:style-name="T11">5.1, 208.</text:span></text:p></text:note-body></text:note></text:span></text:span><text:span text:style-name="T17">: the practical intellect does not need the body to deliberate in a general sense about what sort of actions are appropriate—this is its relation “to itself.” But the point of these general judgments is to judge particular objects and initiate action, and that cannot be done without dealing with particulars.</text:span><text:span text:style-name="Footnote_20_Symbol"><text:span text:style-name="T52"><text:note text:id="ftn129" text:note-class="footnote"><text:note-citation>128</text:note-citation><text:note-body><text:p text:style-name="Footer"><text:span text:style-name="T196"><text:s/></text:span><text:span text:style-name="T11">There is quite a lot summarized quickly in the text we are unpacking here, and much of chapter three will be dedicated to unpacking the particular cognitions that give rise to acts of the motive faculty. In this chapter we will mostly be taking for granted that animals and humans have the capacity to evaluate particular objects, and that these evaluations give rise to the emotions.</text:span></text:p></text:note-body></text:note></text:span></text:span><text:span text:style-name="T17"> </text:span></text:p>
      <text:p text:style-name="P24"><text:span text:style-name="T17">Avicenna’s discussion of the practical intellect’s “aspect in relation” to the motive faculty at [1] focuses on the fact that the practical intellect can develop unique dispositions towards emotions that are not present in animals. He is not focused simply on the fact </text:span><text:span text:style-name="T28">that</text:span><text:span text:style-name="T17"> the practical intellect causes acts of the motive faculty, which appears to be something he takes for granted. What he is focused on explaining here is one of the ways in which the state of the practical intellect (that is, the state of our habits of mind and beliefs about practical matters) can influence the motive faculty.</text:span></text:p>
      <text:p text:style-name="P24"><text:span text:style-name="T17">Just as animals can develop dispositions towards certain emotions without the practical intellect, so humans can develop a unique variety of dispositions because of the practical intellect. Some of the actualizations of the animal appetitive faculty mentioned above are emotions of the sort also experienced by animals, and some, as we will see, are uniquely human emotions,</text:span><text:span text:style-name="Footnote_20_Symbol"><text:span text:style-name="T52"><text:note text:id="ftn130" text:note-class="footnote"><text:note-citation>129</text:note-citation><text:note-body><text:p text:style-name="Footer"><text:span text:style-name="T196"><text:s/></text:span><text:span text:style-name="T11">See the next section of this chapter.</text:span></text:p></text:note-body></text:note></text:span></text:span><text:span text:style-name="T17"> but Avicenna’s point here is not to go into detail about emotions as such. Rather, it seems that he is describing something like character traits, rooted in the practical intellect, which govern emotions. That this is the case is confirmed as he goes on in the following paragraphs of 1.5 to elaborate on how the practical intellect’s relation to the body accounts for good or bad moral dispositions (</text:span><text:span text:style-name="T28">aklhāq</text:span><text:span text:style-name="T17">).</text:span><text:span text:style-name="Footnote_20_Symbol"><text:span text:style-name="T52"><text:note text:id="ftn131" text:note-class="footnote"><text:note-citation>130</text:note-citation><text:note-body><text:p text:style-name="Footer"><text:span text:style-name="T196"><text:s/></text:span><text:span text:style-name="T11">Avicenna, </text:span><text:span text:style-name="T150">Healing: Psychology </text:span><text:span text:style-name="T201">(1959) </text:span><text:span text:style-name="T11">1.5, 46-47.</text:span></text:p></text:note-body></text:note></text:span></text:span><text:span text:style-name="T17"> </text:span><text:bookmark-start text:name="Practical_Intellect_as_Motive_"/><text:span text:style-name="T17">If</text:span><text:bookmark-end text:name="Practical_Intellect_as_Motive_"/><text:span text:style-name="T17"> the practical intellect is influenced by what is “above” it (the judgements of the theoretical intellect), good morals are developed. If influenced negatively by what is “below” it (the needs of the animal and vegetative faculties), bad morals are developed. Since the practical intellect is primarily a cognitive faculty, and influences the appetitive faculty insofar as it is a cognitive faculty, these character traits are probably constituted by firmly held beliefs, or habitual modes of thought. For example, if you firmly hold the belief that lying is bad, that is a kind of good character trait, and it will have implications for when you experience shame: if you yourself lie, and firmly believe lying is bad, you are likely to experience shame with little need for new deliberation. This “aspect” of the practical intellect, then, is just an extension of its standard, deliberative role.</text:span></text:p>
      <text:p text:style-name="P27">More could be said about the topics brought up in the above text. We will examine the cognitions that give rise to inclinations and actual motion in chapter three in more detail, and moral dispositions in chapter four. But for now it is enough to see that the practical intellect is a cognitive faculty, and gives rise to motive states, unique to humans, thanks to its particular cognitions. It depends on the theoretical intellect to form evaluative judgments, and it depends on the internal senses to apply these evaluations to particulars.</text:p>
      <text:p text:style-name="P27"/>
      <text:h text:style-name="Heading_20_1" text:outline-level="1"><text:bookmark-start text:name="Unique_acts_v_affections"/><text:soft-page-break/>3<text:bookmark-end text:name="Unique_acts_v_affections"/>. Avicenna’s Discussions of Specific Uniquely Human Emotions</text:h>
      <text:p text:style-name="P27"/>
      <text:p text:style-name="P24"><text:span text:style-name="T17">Avicenna gives precedence to the practical intellect when it comes to the distinction between motive faculties and motive principles, but he actually spends time unpacking particular human emotions in a portion of 5.1 that is not explicitly related to either the theoretical or practical intellect. As mentioned earlier, Avicenna says in </text:span><text:span text:style-name="T28">Psychology</text:span><text:span text:style-name="T17"> 4.4 that he will eventually discuss “states unique to the rational soul.” This seems to have been an indication that he would continue his discussion of states of the animal motive faculty (i.e., emotions), but with respect to cognitions that are uniquely human.</text:span></text:p>
      <text:p text:style-name="P27">Avicenna begins 5.1 by discussing activities unique to humans, such as engaging in trade and linguistic communication. These are obviously activities unique to humans, but they do not necessarily involve uniquely human emotions. Trade can be a way of acting on concupiscible appetite, and linguistic communication could help fulfill an inclination towards the internal pleasure of familial relations.</text:p>
      <text:p text:style-name="P24"><text:span text:style-name="T17">It is when Avicenna switches to talking about “affections [</text:span><text:span text:style-name="T28">infi</text:span><text:span text:style-name="T17">ʿ</text:span><text:span text:style-name="T28">ālāt</text:span><text:span text:style-name="T17">]” unique to humans in 5.1 that he is clearly not just interested in behavior unique to humans, but in unique emotions. </text:span><text:span text:style-name="T28">Infi</text:span><text:span text:style-name="T17">ʿ</text:span><text:span text:style-name="T28">āl</text:span><text:span text:style-name="T17"> is another generic term A</text:span><text:span text:style-name="T21">vicenna sometimes uses to circumscribe similar phenomena that fall under the heading of </text:span><text:span text:style-name="T30">inbiʿāth</text:span><text:span text:style-name="T21"> and </text:span><text:span text:style-name="T30">nizāʿ</text:span><text:span text:style-name="T21">. </text:span><text:span text:style-name="T30">Infi</text:span><text:span text:style-name="T21">ʿ</text:span><text:span text:style-name="T30">āl</text:span><text:span text:style-name="T21"> do</text:span><text:span text:style-name="T17">es not as precisely pick out the functional role that these phenomena serve in his psychology as does the idea of “inclination,” since it means more generally “passion,” or “that which one undergoes.” But it is a term that was in use to refer to emotions/inclinations prior to Avicenna, so it makes sense that he would use it here.</text:span></text:p>
      <text:p text:style-name="P27">The uniquely human emotions discussed in 5.1 do not seem to be chosen with an eye to being comprehensive or systematic, but each emotion is analyzed with an eye to what makes the cognitions that cause it uniquely human. The discussion can be broken in roughly three sections: 1) a discussion of wonder and grief, uniquely human emotions that also have uniquely human physical manifestations, 2) shame, a uniquely human emotion in response to behavior grasped as bad according to social norms, and 3) fear and hope with respect to the future, emotions based on a sense of time that is uniquely human.</text:p>
      <text:p text:style-name="P24"><text:span text:style-name="T17">As we look through these three sections, there will be two main take-aways. Firstly, we will see that these uniquely human emotions all depend on uniquely human judgments, as would be expected. But secondly, Avicenna makes no mention of which intellectual faculty—practical or theoretical—is behind these emotions. The emotions do not all seem obviously related to the sorts of concrete actions practical intellect is posited to explain, so it is possible that some of them are inclinations humans have as a result of more theoretical judgments.</text:span><text:span text:style-name="Footnote_20_Symbol"><text:span text:style-name="T17"><text:note text:id="ftn132" text:note-class="footnote"><text:note-citation>131</text:note-citation><text:note-body><text:p text:style-name="Footnote"><text:s/>A<text:span text:style-name="T17">nalogous to pleasure-emotions, caused by judgments of being in a completion-state, as discussed in chapter one.</text:span></text:p></text:note-body></text:note></text:span></text:span><text:span text:style-name="T17"> In other words, as will be discussed more in chapter 3, the practical intellect is posited primarily to account for engaging in deliberative thought, as when we construct practical syllogisms. Likewise, the theoretical intellect's proper act is grasping universal knowledge from the Agent Intellect. Neither of these activities seems to clearly capture what is going on in the judgments described below. We might make assumptions about which faculty is responsible for the judgments that cause human emotions, but ultimately this is something that Avicenna is not particularly concerned to specify. They are judgments of which only humans are capable, and that is sufficient to distinguish them from the judgments behind animal emotions.</text:span></text:p>
      <text:p text:style-name="P27"/>
      <text:h text:style-name="Heading_20_1" text:outline-level="1"><text:bookmark-start text:name="Static_emotions"/><text:soft-page-break/>3.1 Wonder<text:bookmark-end text:name="Static_emotions"/> and Grief</text:h>
      <text:p text:style-name="P27"/>
      <text:p text:style-name="P27">When Avicenna discusses wonder and grief, he is interested in showing that these emotions are caused by uniquely human cognitions, but also that they are accompanied by noteworthy, uniquely human physical manifestations:</text:p>
      <text:p text:style-name="P27"/>
      <text:p text:style-name="Block"><text:span text:style-name="T118">One of the distinguishing characteristics of humans is that there follows upon his apprehension of rare/witty [</text:span><text:span text:style-name="T124">nādira</text:span><text:span text:style-name="T118">] things an affection [</text:span><text:span text:style-name="T124">infi</text:span><text:span text:style-name="T119">ʿ</text:span><text:span text:style-name="T124">āl</text:span><text:span text:style-name="T118">] which is called wonder [</text:span><text:span text:style-name="T124">al-ta</text:span><text:span text:style-name="T119">ʿ</text:span><text:span text:style-name="T124">ajjub</text:span><text:span text:style-name="T118">]</text:span><text:span text:style-name="Footnote_20_Symbol"><text:span text:style-name="T66"><text:note text:id="ftn133" text:note-class="footnote"><text:note-citation>132</text:note-citation><text:note-body><text:p text:style-name="Footer"><text:span text:style-name="T196"><text:s/></text:span><text:span text:style-name="T11">No relation to the "wonder/aporia" discussed at the beginning of Aristotle’s </text:span><text:span text:style-name="T149">Metaphysics</text:span><text:span text:style-name="T11">, which is a different sort of phenomenon, and is translated in Arabic as </text:span><text:span text:style-name="T150">ḥayra</text:span><text:span text:style-name="T11"> or </text:span><text:span text:style-name="T150">ʿawīṣ</text:span><text:span text:style-name="T11">.</text:span></text:p></text:note-body></text:note></text:span></text:span><text:span text:style-name="T118">, and laughter follows [wonder]. And following his apprehension of harmful things there is an affection [</text:span><text:span text:style-name="T124">infi</text:span><text:span text:style-name="T119">ʿ</text:span><text:span text:style-name="T124">āl</text:span><text:span text:style-name="T118">] called grief [</text:span><text:span text:style-name="T124">ḍajar</text:span><text:span text:style-name="T118">], which is followed by crying.</text:span><text:span text:style-name="Footnote_20_Symbol"><text:span text:style-name="T66"><text:note text:id="ftn134" text:note-class="footnote"><text:note-citation>133</text:note-citation><text:note-body><text:p text:style-name="Footer"><text:span text:style-name="T196"><text:s/></text:span><text:span text:style-name="T11">Avicenna, </text:span><text:span text:style-name="T150">Healing: Psychology </text:span><text:span text:style-name="T201">(1959) </text:span><text:span text:style-name="T11">5.1, 204.</text:span></text:p></text:note-body></text:note></text:span></text:span></text:p>
      <text:p text:style-name="P28"/>
      <text:p text:style-name="P54"><text:span text:style-name="T17">Let us first consider wonder. On the surface, what Avicenna says here needs little explanation: when we see something rare, we wonder at it, and sometimes laugh (“Ha! Isn't that something!”). But Avicenna's reason for mentioning wonder here is likely due to how much time he had already spent discussing wonder in the logical portion of his </text:span><text:span text:style-name="T29">Healing. </text:span><text:span text:style-name="T18">Wonder is not limited to poetry, but</text:span><text:span text:style-name="T17"> turning briefly to that text can help give us more insight into the nature of wonder in general, and what makes it so distinctively human.</text:span></text:p>
      <text:p text:style-name="P54"><text:span text:style-name="T17"><text:tab/>In </text:span><text:span text:style-name="T29">Healing: Poetics</text:span><text:span text:style-name="T17">, wonder arises in the context of how imaginative speech can affect humans. Generally speaking, imaginative speech, or speech that evokes images in the listeners, is the sort of speech found in most poetry. Avicenna’s most sustained discussion of imaginative speech begins with a contrast of the sort of acquiescence caused by poetry with the sort of acquiescence caused by more scientific syllogisms:</text:span></text:p>
      <text:p text:style-name="P27"/>
      <text:p text:style-name="Block"><text:span text:style-name="T118">Imaginative speech [</text:span><text:span text:style-name="T125">al-mukhayyi</text:span><text:span text:style-name="T118">l] is speech to which the soul acquiesces [</text:span><text:span text:style-name="T125">tadh</text:span><text:span text:style-name="T126">ʿ</text:span><text:span text:style-name="T125">an</text:span><text:span text:style-name="T118">], such that it accepts or rejects matters without deliberation, cogitation, or choice [</text:span><text:span text:style-name="T125">min ghayr rawīya wa-fikr wa-ikhtiyār</text:span><text:span text:style-name="T118">]. In sum, the soul is affected on account of [such speech] emotionally [i</text:span><text:span text:style-name="T125">nfi</text:span><text:span text:style-name="T126">ʿ</text:span><text:span text:style-name="T125">ālan nafsāniyyan</text:span><text:span text:style-name="T118">], not through discursive thought [</text:span><text:span text:style-name="T125">fikriyyan</text:span><text:span text:style-name="T118">].</text:span><text:span text:style-name="Footnote_20_Symbol"><text:span text:style-name="T66"><text:note text:id="ftn135" text:note-class="footnote"><text:note-citation>134</text:note-citation><text:note-body><text:p text:style-name="Footer"><text:span text:style-name="T196"><text:s/></text:span><text:span text:style-name="T11">Avicenna, </text:span><text:span text:style-name="T150">Healing: Poetics </text:span><text:span text:style-name="T11">(1973) 161.</text:span></text:p></text:note-body></text:note></text:span></text:span></text:p>
      <text:p text:style-name="P28"/>
      <text:p text:style-name="P54"><text:span text:style-name="T17">When we connect with some bit of poetry, or hear a persuasive scientific argument, in both cases the soul acquiesces to something. But in the case of poetry, the images affect us emotionally, while scientific arguments cause what Avicenna terms assent. To use Avicenna’s example of imaginative acquiescence, if a poet describes so-and-so as a moon, because they are handsome, the listener may come to be convinced—in a manner of speaking—that that person is a moon, even when they know that this is literally false.</text:span><text:span text:style-name="Footnote_20_Symbol"><text:span text:style-name="T52"><text:note text:id="ftn136" text:note-class="footnote"><text:note-citation>135</text:note-citation><text:note-body><text:p text:style-name="Footer"><text:span text:style-name="T196"><text:s/></text:span><text:span text:style-name="T11">Black (1990) 212.</text:span></text:p></text:note-body></text:note></text:span></text:span><text:span text:style-name="T17"> On the other hand, when someone is convinced by a scientific argument, they assent to the proposition as literally true.</text:span></text:p>
      <text:p text:style-name="P27">Of course, this raises the question of just what constitutes imaginative acquiescence. In the prior text Avicenna glosses it as a kind of emotional affect, and shortly thereafter he fills out the picture.</text:p>
      <text:p text:style-name="P28"/>
      <text:p text:style-name="Block"><text:span text:style-name="T118">Imagination is a kind of acquiescence, and assent is a kind of acquiescence, but imagination is acquiescence owing to the wonder [</text:span><text:span text:style-name="T125">ta</text:span><text:span text:style-name="T126">ʿ</text:span><text:span text:style-name="T125">ajjub</text:span><text:span text:style-name="T118">] and pleasure caused by the speech, while assent is acquiescence owing to acceptance that the thing is as it is said to be.</text:span><text:span text:style-name="Footnote_20_Symbol"><text:span text:style-name="T66"><text:note text:id="ftn137" text:note-class="footnote"><text:note-citation>136</text:note-citation><text:note-body><text:p text:style-name="Footer"><text:span text:style-name="T196"><text:s/></text:span><text:span text:style-name="T11">Avicenna, </text:span><text:span text:style-name="T150">Healing: Poetics </text:span><text:span text:style-name="T11">(1973) 162.</text:span></text:p></text:note-body></text:note></text:span></text:span></text:p>
      <text:p text:style-name="P27"><text:soft-page-break/></text:p>
      <text:p text:style-name="P54"><text:span text:style-name="T17">So when you acquiescence to the thought that so-and-so is a moon, the acquiescence is based on an imagination of the relevant image, but it is constituted by the fact that you wonder or take pleasure in the speech. Imaginative acquiescence requires a skilled poet to deploy images in creative and evocative ways,</text:span><text:span text:style-name="Footnote_20_Symbol"><text:span text:style-name="T52"><text:note text:id="ftn138" text:note-class="footnote"><text:note-citation>137</text:note-citation><text:note-body><text:p text:style-name="Footer"><text:span text:style-name="T196"><text:s/></text:span><text:span text:style-name="T11">Discussed at Harb (2013) 28-29.</text:span></text:p></text:note-body></text:note></text:span></text:span><text:span text:style-name="T17"> but the acquiescence is achieved when the image stirs up an emotional reaction. To react emotionally to an image is to acquiesce to it.</text:span></text:p>
      <text:p text:style-name="P24"><text:span text:style-name="T17">In a section on imaginative propositions in the logical part of Avicenna’s </text:span><text:span text:style-name="T28">Remarks and Admonitions</text:span><text:span text:style-name="T17">, Avicenna adds more to our picture of the role played by wonder: "Imagined propositions are such that, when they are stated, they leave in the soul an astonishing effect [</text:span><text:span text:style-name="T28">ta </text:span><text:span text:style-name="T17">ʾ</text:span><text:span text:style-name="T28">thīr </text:span><text:span text:style-name="T17">ʿ</text:span><text:span text:style-name="T28">ajīb</text:span><text:span text:style-name="T17">] of tension or release [</text:span><text:span text:style-name="T29">qabḍ wa-basṭ</text:span><text:span text:style-name="T17">]."</text:span><text:span text:style-name="Footnote_20_Symbol"><text:span text:style-name="T52"><text:note text:id="ftn139" text:note-class="footnote"><text:note-citation>138</text:note-citation><text:note-body><text:p text:style-name="Footer"><text:span text:style-name="T196"><text:s/></text:span><text:span text:style-name="T11">Remarks: Logic (1960) p. 362 (Dunya). Here using Inati’s translation (p. 127), modifying her translation of "distress or pleasure" to "tension or release."</text:span></text:p></text:note-body></text:note></text:span></text:span><text:span text:style-name="T17"> The word translated as "astonishing" is the same same root as the word for "wonder" in the text from the last paragraph. The connection is unlikely to be an accident, and indeed it would make sense if this were a way of clarifying that wonder is characterized by feelings of both tension and release. Often the flow of great poetry is designed to do just that, and the release can itself lead to what Avicenna says is a characteristic physical manifestation of wonder, namely, laughter.</text:span></text:p>
      <text:p text:style-name="P24"><text:span text:style-name="T17">As for laughter itself, this is clearly something that comes after the emotion of wonder, but presumably Avicenna includes it here because of its uniqueness to humans. Laughter holds a notable place within Aristotelian works on psychology, because of Aristotle’s statement in </text:span><text:span text:style-name="T28">Parts of Animals</text:span><text:span text:style-name="T17"> that humans are the only animal that laugh.</text:span><text:span text:style-name="Footnote_20_Symbol"><text:span text:style-name="T52"><text:note text:id="ftn140" text:note-class="footnote"><text:note-citation>139</text:note-citation><text:note-body><text:p text:style-name="Footer"><text:span text:style-name="T196"><text:s/></text:span><text:span text:style-name="T11">Aristotle, </text:span><text:span text:style-name="T150">Parts of Animals</text:span><text:span text:style-name="T11"> (2002) 3.10, 673a.</text:span></text:p></text:note-body></text:note></text:span></text:span><text:span text:style-name="T17"> </text:span><text:span text:style-name="T28">Parts of Animals</text:span><text:span text:style-name="T17"> was translated in the 8th century, along with </text:span><text:span text:style-name="T28">History of Animals</text:span><text:span text:style-name="T17"> and </text:span><text:span text:style-name="T28">Generation of Animals</text:span><text:span text:style-name="T17">, by Yaḥyā Ibn al-Biṭrīq</text:span><text:span text:style-name="Footnote_20_anchor"><text:span text:style-name="T17"><text:note text:id="ftn141" text:note-class="footnote"><text:note-citation>140</text:note-citation><text:note-body><text:p text:style-name="Footnote">Ibn al-Nadīm ascribes a translation to Ibn al-Biṭrīq. This was doubted by Endress, but Hugonnard-Roche resolves those doubts and confirms the ascription at ‘Les Livres sur les animaux d’Aristote’ (2017) 173-4, fn. 3.</text:p></text:note-body></text:note></text:span></text:span><text:span text:style-name="T17">, so Avicenna would have been aware of this specification. In </text:span><text:span text:style-name="T28">Parts of Animals</text:span><text:span text:style-name="T17">, Aristotle mentions laughter as unique to humans due to the physical makeup of their diaphragm. Given Avicenna’s focus on the cognitions leading to wonder and laughter here, it is plausible to take this as a suggestion that laughter is also unique to humans because of the sort of cognitions required to give rise to laughter. That is, we may laugh in response to the wondrousness of art, broadly construed, insofar as it thwarts expectations, surprises, grips us, and creates a kind of tension and release. </text:span></text:p>
      <text:p text:style-name="P27">Returning to Avicenna’s original definition of wonder in Psychology 5.1, then, we see that wonder is caused by an apprehension of rare/witty things, paradigmatically found in poetry. Wonder can be further glossed as a feeling of tension and release, which often leads to laughter, a uniquely human behavior. <text:s/>That Avicenna does not mention poetry in 5.1 suggests that wonder need not be limited to poetry. But the sort of creativity and rational activity that goes into poetry, and thereby the sort of rational activity required to appreciate what is wondrous about poetry, makes it clear why this emotion would only be available to humans.</text:p>
      <text:p text:style-name="P24"><text:span text:style-name="T17">The other uniquely human emotion Avicenna discusses here is grief (</text:span><text:span text:style-name="T28">ḍajar</text:span><text:span text:style-name="T17">). This is the only time Avicenna uses this term in the context of emotions, so it is difficult to know exactly how to translate it, yet grief seems appropriate for several reasons. Lane’s Lexicon gives numerous instances of translating </text:span><text:span text:style-name="T28">ḍajar </text:span><text:span text:style-name="T17">as being vexed, annoyed, frustrated, due to some sort of grief or loss. It appears to be a negative emotion, caused by the loss of something, especially a loved one. Moreover, Avicenna lists a characteristic physical manifestation following </text:span><text:span text:style-name="T28">ḍajar</text:span><text:span text:style-name="T17"> to be crying, </text:span><text:soft-page-break/><text:span text:style-name="T17">which does seem uniquely tied to grief. The Latins translated </text:span><text:span text:style-name="T28">ḍajar</text:span><text:span text:style-name="T17"> as </text:span><text:span text:style-name="T28">anxietas</text:span><text:span text:style-name="T17">, which is of course an emotion that pervades human life</text:span><text:span text:style-name="Footnote_20_Symbol"><text:span text:style-name="T52"><text:note text:id="ftn142" text:note-class="footnote"><text:note-citation>141</text:note-citation><text:note-body><text:p text:style-name="Footer"><text:span text:style-name="T196"><text:s/></text:span><text:span text:style-name="T11">Avicenna, </text:span><text:span text:style-name="T150">Liber de anima </text:span><text:span text:style-name="T11">(1968) 5.1, vol. 2, p. 74.</text:span></text:p></text:note-body></text:note></text:span></text:span><text:span text:style-name="T17">, and could lead to crying. But mere anxiety does not seem as uniquely human as grief: no doubt animals miss their loved ones when they are apart (we saw Avicenna describe as much in Psychology 4.4, which we looked at in chapter one)</text:span><text:span text:style-name="Footnote_20_Symbol"><text:span text:style-name="T52"><text:note text:id="ftn143" text:note-class="footnote"><text:note-citation>142</text:note-citation><text:note-body><text:p text:style-name="Footer"><text:span text:style-name="T196"><text:s/></text:span><text:span text:style-name="T11">See chapter one, section 3.</text:span></text:p></text:note-body></text:note></text:span></text:span><text:span text:style-name="T17">, but there is no clear parallel in the animal world to what humans do in terms of funerals, lamenting and grieving.</text:span></text:p>
      <text:p text:style-name="P24"><text:span text:style-name="T17">In addition to these observations, comments in two predecessors suggest that grief over the loss of a loved one is likely what Avicenna may mean by </text:span><text:span text:style-name="T28">ḍajar</text:span><text:span text:style-name="T17">. Though the terminology is not set, there was apparently an awareness of the idea that grief was uniquely human, and a sense that this was worth discussing. On the one hand, the term </text:span><text:span text:style-name="T28">ḍajar</text:span><text:span text:style-name="T17"> is used in al-Balkhī’s </text:span><text:span text:style-name="T28">Sustenance of the Soul</text:span><text:span text:style-name="T17">, grouped together with </text:span><text:span text:style-name="T28">ḥuzn</text:span><text:span text:style-name="T17"> and </text:span><text:span text:style-name="T28">ghamm</text:span><text:span text:style-name="T17">, (two two other general negative emotions) </text:span><text:span text:style-name="T21">and </text:span><text:span text:style-name="T30">ghaḍab</text:span><text:span text:style-name="T21"> (anger)</text:span><text:span text:style-name="T17">, and opposed to pains that afflict the body.</text:span><text:span text:style-name="Footnote_20_Symbol"><text:span text:style-name="T52"><text:note text:id="ftn144" text:note-class="footnote"><text:note-citation>143</text:note-citation><text:note-body><text:p text:style-name="Footer"><text:span text:style-name="T196"><text:s/></text:span><text:span text:style-name="T11">Page 515 in the Arabic text.</text:span></text:p></text:note-body></text:note></text:span></text:span><text:span text:style-name="T17"> On its own, this is not illuminating, but by seeing </text:span><text:span text:style-name="T28">ḍajar </text:span><text:span text:style-name="T17">associated with </text:span><text:span text:style-name="T28">ghamm</text:span><text:span text:style-name="T17"> in a generic context, we can assume that there is some fluidity between the terms. Then, in a work written around the same period, A.B. Al-Rāzī’s</text:span><text:span text:style-name="T28"> Spiritual Physick,</text:span><text:span text:style-name="T17"> we see </text:span><text:span text:style-name="T28">ghamm</text:span><text:span text:style-name="T17"> described as a kind of unbearable suffering caused by rational reflection on loss of a loved one.</text:span><text:span text:style-name="Footnote_20_Symbol"><text:span text:style-name="T52"><text:note text:id="ftn145" text:note-class="footnote"><text:note-citation>144</text:note-citation><text:note-body><text:p text:style-name="Footer"><text:span text:style-name="T196"><text:s/></text:span><text:span text:style-name="T11">Chapter 12, </text:span><text:span text:style-name="T150">Spiritual Physick</text:span><text:span text:style-name="T11">, page 23 in the Arabic edition. Avicenna mentions </text:span><text:span text:style-name="T150">ghamm</text:span><text:span text:style-name="T11"> as an irascible emotion at </text:span><text:span text:style-name="T149">Healing: Psychology</text:span><text:span text:style-name="T11"> (1959) 4.4, p. 195. Discussed in chapter one, at fn. 38. ????</text:span></text:p></text:note-body></text:note></text:span></text:span><text:span text:style-name="T17"> Ghamm, according to Rāzī, is uniquely human, apparently both because of the unique bonds humans make with family and friends, and because of our ability to conceptualize a loss as a loss. Both of these points suggest that there was some notion of "grief over the loss of a loved one" as a uniquely human emotion floating around prior to Avicenna, and it makes sense that that is what he would be referring to in this section under the heading of </text:span><text:span text:style-name="T28">ḍajar</text:span><text:span text:style-name="T17">. </text:span></text:p>
      <text:p text:style-name="P24"><text:span text:style-name="T17">Humans’ propensity to cry is common throughout ancient discussions of emotions, but Avicenna seems to be the first to group it with laughter as a manifestation of a uniquely human emotion. Galen is the first to discuss the tear duct in detail, and he notes that one of its functions is to release moisture from the lacrimal glands.</text:span><text:span text:style-name="Footnote_20_Symbol"><text:span text:style-name="T52"><text:note text:id="ftn146" text:note-class="footnote"><text:note-citation>145</text:note-citation><text:note-body><text:p text:style-name="Footer"><text:span text:style-name="T196"><text:s/></text:span><text:span text:style-name="T11">Galen, </text:span><text:span text:style-name="T150">On the Usefulness of the Parts of the Body </text:span><text:span text:style-name="T12">(1968) </text:span><text:span text:style-name="T11">489-490.</text:span></text:p></text:note-body></text:note></text:span></text:span><text:span text:style-name="T17"> His discussion makes no mention of this being unique to humans, since of course it is not. But animals moistening their eyes out of physical necessity is different from what it is like to cry, and Avicenna seems to pick up on the difference.</text:span></text:p>
      <text:p text:style-name="P27">Today there is debate about whether humans are, in fact, the only animals that cry or laugh, and after many more years of animal observation it is by no means clear that these physical manifestations do signify uniquely human inclinations. But the fact that there is lively debate about these phenomena shows that it was astute for Avicenna to have pointed it out.</text:p>
      <text:p text:style-name="P24"><text:span text:style-name="T17">Avicenna does not state explicitly why he chose to group these two emotions together. The most obvious reason would be that wonder and grief are uniquely human emotions, known to be so because of the uniquely human cognitions that cause them (apprehensions of rare/witty wondrous things, and apprehensions of loss, respectively), </text:span><text:span text:style-name="T28">and because</text:span><text:span text:style-name="T17"> they lead to apparently uniquely human physical manifestations. Not every uniquely human emotion Avicenna goes on to discuss also has a unique physical behavior associated with it, so that makes wonder and grief a suitable pair.</text:span><text:span text:style-name="Footnote_20_Symbol"><text:span text:style-name="T52"><text:note text:id="ftn147" text:note-class="footnote"><text:note-citation>146</text:note-citation><text:note-body><text:p text:style-name="Footer"><text:span text:style-name="T196"><text:s/></text:span><text:span text:style-name="T11">It is certainly going beyond what is explicit in the text, but one might speculate that these emotions are also the two key emotions associated with the poetic genres of comedy and tragedy, respectively. Though Aristotle’s treatise on comedy was lost, Avicenna would have known that comedy and tragedy were two main poetic, dramatic forms, one typically leading to wonder and laugher, and the other to grief and tears.</text:span></text:p></text:note-body></text:note></text:span></text:span></text:p>
      <text:p text:style-name="P27"><text:soft-page-break/></text:p>
      <text:p text:style-name="P27"/>
      <text:h text:style-name="Heading_20_1" text:outline-level="1">3.2 Shame as a Response to Social Order</text:h>
      <text:p text:style-name="P27"/>
      <text:p text:style-name="P27">Avicenna’s overview of uniquely human emotions continues with shame. He introduces the concept of shame by discussing the way that humans set up moral standards for communal benefit in a way that animals do not. Picking up where he left off the analysis of wonder and anxiety, Avicenna paves the way for his definition of shame by explaining the difference between animal and human moral standards:</text:p>
      <text:p text:style-name="P27"/>
      <text:p text:style-name="Block"><text:span text:style-name="T118">And something that is particular to humans is that there are some acts which it is not appropriate to do—for the sake of mutual association and what is beneficial. One begins to learn this when they are small, and grow up learning it, accustomed from youth to hearing that such-and-such is not appropriate to do, so that this belief becomes like an instinct [</text:span><text:span text:style-name="T124">ka-al-gharīzī</text:span><text:span text:style-name="T118">]. And there are other acts contrary to [the inappropriate ones], and the first are called bad, the latter good.</text:span></text:p>
      <text:p text:style-name="Block"/>
      <text:p text:style-name="Block"><text:span text:style-name="T118">This is not the case with other animals. For if other animals abandon the acts which it is their wont [205] to do (like when a lion is trained not to eat its master or its offspring), the cause for this is not a belief [</text:span><text:span text:style-name="T124">i</text:span><text:span text:style-name="T119">ʿ</text:span><text:span text:style-name="T124">tiqād</text:span><text:span text:style-name="T118">] in the soul or a kind of knowledge [</text:span><text:span text:style-name="T124">ra</text:span><text:span text:style-name="T119">ʾ</text:span><text:span text:style-name="T124">y</text:span><text:span text:style-name="T118">], but rather a different kind of disposition [</text:span><text:span text:style-name="T124">hay</text:span><text:span text:style-name="T119">ʾ</text:span><text:span text:style-name="T124">a</text:span><text:span text:style-name="T118">], e.g., that the animal prefers by nature the existence of what pleases him [i.e., food], and the survival of [the person who gives him food], such that the one who provides for him and who feeds him becomes pleasurable to him, because everything which is beneficial is by nature pleasurable to the one benefited. So the thing preventing [the lion’s] tearing apart [its owner] is not a belief, but rather some disposition [</text:span><text:span text:style-name="T124">hay</text:span><text:span text:style-name="T119">ʾ</text:span><text:span text:style-name="T124">a</text:span><text:span text:style-name="T118">], some other psychological state [</text:span><text:span text:style-name="T119">ʿ</text:span><text:span text:style-name="T124">āriḍ nafsāniyya]</text:span><text:span text:style-name="T118">].</text:span></text:p>
      <text:p text:style-name="Block"/>
      <text:p text:style-name="Block"><text:span text:style-name="T118">And it is possible that this state could occur due to nature [</text:span><text:span text:style-name="T124">jibilla</text:span><text:span text:style-name="T118">], or as a kind of divine inspiration [</text:span><text:span text:style-name="T124">ilhām ilāhī</text:span><text:span text:style-name="T118">], as in the love of every animal for its offspring. And this happens without any kind of belief at all. Rather, [this state] is like the imagining by some human [that] something is beneficial and pleasurable, or his distaste for something in whose form there is that which repels him.</text:span></text:p>
      <text:p text:style-name="P28"/>
      <text:p text:style-name="P54"><text:span text:style-name="T17">Humans form complex societies, and standards have arisen in order to promote the common good. The way we typically come to learn these standards is not by way of logical proofs, but rather by indoctrination: we are told that something is wrong over and over, until this belief becomes ingrained in us.</text:span><text:span text:style-name="Footnote_20_Symbol"><text:span text:style-name="T52"><text:note text:id="ftn148" text:note-class="footnote"><text:note-citation>147</text:note-citation><text:note-body><text:p text:style-name="Footer"><text:span text:style-name="T199"><text:s/></text:span><text:span text:style-name="T200">The way Avicenna discusses human moral development here is reminiscent of Aristotle’s discussion of virtue, acquired as a second nature, in </text:span><text:span text:style-name="T213">Nicomachean</text:span><text:span text:style-name="T212"> Ethics</text:span><text:span text:style-name="T200"> (1984) 2.1.</text:span></text:p></text:note-body></text:note></text:span></text:span><text:span text:style-name="T17"> This is an illustration of how "widely known" practical beliefs spread, something we have already seen Avicenna say is characteristic of the practical intellect’s activity.</text:span><text:span text:style-name="Footnote_20_Symbol"><text:span text:style-name="T52"><text:note text:id="ftn149" text:note-class="footnote"><text:note-citation>148</text:note-citation><text:note-body><text:p text:style-name="Footer"><text:span text:style-name="T199"><text:s/></text:span><text:span text:style-name="T200">See section 2.</text:span></text:p></text:note-body></text:note></text:span></text:span></text:p>
      <text:p text:style-name="P27">This is not the most epistemically strong sort of belief, but it is more than non-human animals have. Non-human animals might seem to be cooperating for the common good at times, such as by not eating their masters, but what is actually going on there is something more basic and related to simple sensory pleasures and pains. Animals want to eat, because this gives them pleasure, and they know that their master brings them food, so their master is associated with pleasure. At no point are animals motivated by any kind of propositional belief, much less a <text:soft-page-break/>societal standard. They just do what is in their interest, for the sake of pleasure.</text:p>
      <text:p text:style-name="P27">Because of this cognitive difference, a difference in emotional experience follows. Avicenna uses the above insights to offer his analysis of the uniquely human emotion of shame:</text:p>
      <text:p text:style-name="P27"/>
      <text:p text:style-name="Block"><text:span text:style-name="T118">And there follows from a person’s awareness that someone else is aware that he did something which it is agreed upon that one should not do a psychological affection [</text:span><text:span text:style-name="T124">infi</text:span><text:span text:style-name="T119">ʿ</text:span><text:span text:style-name="T124">āl nafsānī</text:span><text:span text:style-name="T118">] called shame [</text:span><text:span text:style-name="T131">khajal</text:span><text:span text:style-name="T118">]. And this is also one of the distinguishing characteristics of humans.</text:span><text:span text:style-name="Footnote_20_Symbol"><text:span text:style-name="T66"><text:note text:id="ftn150" text:note-class="footnote"><text:note-citation>149</text:note-citation><text:note-body><text:p text:style-name="Footer"><text:span text:style-name="T199"><text:s/></text:span><text:span text:style-name="T200">Avicenna, </text:span><text:span text:style-name="T213">Healing: Psychology </text:span><text:span text:style-name="T201">(1959) </text:span><text:span text:style-name="T200">5.1, 205.</text:span></text:p></text:note-body></text:note></text:span></text:span><text:span text:style-name="T118"> </text:span></text:p>
      <text:p text:style-name="P28"/>
      <text:p text:style-name="P54"><text:bookmark-start text:name="Social_conventions"/><text:span text:style-name="T17">The</text:span><text:bookmark-end text:name="Social_conventions"/><text:span text:style-name="T17"> reason humans can experience shame, and brute animals cannot, is that animals do not set up moral standards for communal benefit. Shame occurs specifically when you know that you have done something wrong (according to agreed-upon societal standards) and you know that someone else also knows that you have done that same thing wrong. This would make shame different than guilt, which seems able to be felt even if no one else is aware. Shame requires the scrutiny and judgment of another person, and reference to agreed-upon standards. One does not typically feel shame as a result of the judgment of someone from another culture, with whose moral standards they are not in agreement. Non-human animals cannot feel shame since, of course, they do not have communal moral beliefs, or the capacity to form them.</text:span></text:p>
      <text:p text:style-name="P27"/>
      <text:h text:style-name="Heading_20_1" text:outline-level="1">3.3 Fear and Hope: Emotions Related to a Uniquely Human Awareness of Time</text:h>
      <text:p text:style-name="P27"/>
      <text:p text:style-name="P24"><text:span text:style-name="T17">Avicenna concludes his discussion of uniquely human emotions by describing those that are in response to objects that might cause harm or pleasure in the future. The two names he uses for emotions that can be about future objects, fear [</text:span><text:span text:style-name="T28">al-khawf</text:span><text:span text:style-name="T17">] and hope [</text:span><text:span text:style-name="T28">al-rajā</text:span><text:span text:style-name="T17">ʾ], are sometimes also used for animal inclination. However, Avicenna explains that certain types of fear and hope are unique to humans:</text:span></text:p>
      <text:p text:style-name="P27"/>
      <text:p text:style-name="Block"><text:span text:style-name="T118">And when someone believes something in the future will harm them, there could occur to that person a psychological emotion [</text:span><text:span text:style-name="T124">infi</text:span><text:span text:style-name="T119">ʿ</text:span><text:span text:style-name="T124">āl nafsānī</text:span><text:span text:style-name="T118">] called fear [</text:span><text:span text:style-name="T124">al-khawf</text:span><text:span text:style-name="T118">]. Other animals only have [an emotion concerning harm] in relation to what they think of as likely to occur in the present, and connected to the present.</text:span></text:p>
      <text:p text:style-name="Block"><text:span text:style-name="T117"><text:s text:c="4"/></text:span><text:span text:style-name="T118">And humans have, in contrast with [future-oriented] fear, hope [</text:span><text:span text:style-name="T124">al-rajā</text:span><text:span text:style-name="T119">ʾ</text:span><text:span text:style-name="T118">], while animals have [hope] merely in relation to the present, and for that which is not far off from the present. That which animals do is rote, and because they are not aware of time nor that which pertains to it. Indeed, [what animals have] is a kind of instinct [lit: a kind of inspiration; </text:span><text:span text:style-name="T124">ḍarb min al-ilhām</text:span><text:span text:style-name="T118">]; for example, that which ants do in terms of moving provisions to their burrow (which signals rain) [this behavior is because] they imagine that there is something which is happening at that time, just like when an animal flees an opponent when it imagines that the other one is going to strike him at that time.</text:span><text:span text:style-name="Footnote_20_Symbol"><text:span text:style-name="T66"><text:note text:id="ftn151" text:note-class="footnote"><text:note-citation>150</text:note-citation><text:note-body><text:p text:style-name="Footer"><text:span text:style-name="T199"><text:s/></text:span><text:span text:style-name="T200">Avicenna, </text:span><text:span text:style-name="T213">Healing: Psychology </text:span><text:span text:style-name="T201">(1959) </text:span><text:span text:style-name="T200">5.1, 205-206.</text:span></text:p></text:note-body></text:note></text:span></text:span></text:p>
      <text:p text:style-name="Block"/>
      <text:p text:style-name="P54"><text:span text:style-name="T17">Aristotle noticed the relevance of time to psychology in</text:span><text:span text:style-name="T28"> De Anima</text:span><text:span text:style-name="T17"> 3.10, saying that it is humans’ ability to perceive time that allows them to resist now-oriented animal appetite, putting off such immediate pleasures for the sake of future goods.</text:span><text:span text:style-name="Footnote_20_Symbol"><text:span text:style-name="T52"><text:note text:id="ftn152" text:note-class="footnote"><text:note-citation>151</text:note-citation><text:note-body><text:p text:style-name="Footer"><text:span text:style-name="T199"><text:s/></text:span><text:span text:style-name="T71">Aristotle, </text:span><text:span text:style-name="T78">On the Soul</text:span><text:span text:style-name="T71"> (1986) </text:span><text:span text:style-name="T200">3.10, </text:span><text:span text:style-name="T222">433b5-10.</text:span></text:p></text:note-body></text:note></text:span></text:span><text:span text:style-name="T17"> Avicenna is less interested here in conflicting inclinations, than in the fact that perception of time makes certain uniquely human emotions possible. It is the difference between the attempt to restrain a present concupiscible appetite out of considerations for the future (what Aristotle was focused on in </text:span><text:span text:style-name="T28">De Anima</text:span><text:span text:style-name="T17"> 3.10), </text:span><text:soft-page-break/><text:span text:style-name="T17">and having fear or hope about some possible pleasure or harm that does not yet exist (what Avicenna is focused on).</text:span></text:p>
      <text:p text:style-name="P24"><text:span text:style-name="T17">Avicenna explains elsewhere what he means by time, and human perception of it,</text:span><text:span text:style-name="Footnote_20_Symbol"><text:span text:style-name="T52"><text:note text:id="ftn153" text:note-class="footnote"><text:note-citation>152</text:note-citation><text:note-body><text:p text:style-name="Footer"><text:span text:style-name="T199"><text:s/></text:span><text:span text:style-name="T200">Avicenna, </text:span><text:span text:style-name="T213">Healing: Physics</text:span><text:span text:style-name="T200"> (2009) 2.10-11.</text:span></text:p></text:note-body></text:note></text:span></text:span><text:span text:style-name="T17"> but it is uncontroversial in his tradition that humans have the ability to perceive time, and other animals in general do not.</text:span><text:span text:style-name="Footnote_20_Symbol"><text:span text:style-name="T52"><text:note text:id="ftn154" text:note-class="footnote"><text:note-citation>153</text:note-citation><text:note-body><text:p text:style-name="Footer"><text:span text:style-name="T199"><text:s/></text:span><text:span text:style-name="T71">Aristotle, </text:span><text:span text:style-name="T78">On the Soul</text:span><text:span text:style-name="T71"> (1986) </text:span><text:span text:style-name="T200">3.10, </text:span><text:span text:style-name="T222">433b5ff.</text:span></text:p></text:note-body></text:note></text:span></text:span><text:span text:style-name="T17"> Admittedly, some animals exhibit behavior where it looks like they are aware of time, and even seem to prepare for the future. Themistius, commenting on </text:span><text:span text:style-name="T28">De Anima</text:span><text:span text:style-name="T17"> 3.10, speculates that this may be because select animals, like ants and bees, do in fact perceive time.</text:span><text:span text:style-name="Footnote_20_Symbol"><text:span text:style-name="T52"><text:note text:id="ftn155" text:note-class="footnote"><text:note-citation>154</text:note-citation><text:note-body><text:p text:style-name="Footer"><text:span text:style-name="T199"><text:s/></text:span><text:span text:style-name="T200">Themistius, </text:span><text:span text:style-name="T213">An Arabic Translation of Themistius's Commentary on Aristotle's </text:span><text:span text:style-name="T201">De Anima</text:span><text:span text:style-name="T200">, p. 221, </text:span><text:span text:style-name="T222">120.10ff.</text:span></text:p></text:note-body></text:note></text:span></text:span><text:span text:style-name="T17"> But in the above text Avicenna has a different explanation for that behavior: some sort of instinct prompts them to imagine that it is raining in the present, and presumably to imagine that it is just about to rain in the present, which provokes behavior that to us looks like preparation.</text:span></text:p>
      <text:p text:style-name="P27">Despite Avicenna seeming to talk about present- and future-oriented hope and fear, it is perhaps just as likely that his point in this passage is that hope and fear—properly understood—are themselves uniquely human emotions, with animals simply having analogous emotions related to the present. We may sometimes call the animal analogues "hope" and "fear," but they are really something substantially different. Even in the above text, Avicenna never explicitly says that animals have hope and fear. He says that humans have hope and fear, which are future-oriented, and that animals also have emotions that are similar, but related to the present. Beyond the ambiguity of the above text, Avicenna’s definitions of these emotions elsewhere in his work support thinking of them as uniquely human.</text:p>
      <text:p text:style-name="P27">Avicenna discusses fear in his Healing: Rhetoric, and hope earlier in the Psychology, and both of these discussions focus on these emotions as future-oriented. The opening of his discussion of fear is as follows:</text:p>
      <text:p text:style-name="P27"/>
      <text:p text:style-name="Block"><text:span text:style-name="T118">And as for fear, it is a pain [</text:span><text:span text:style-name="T125">ḥuzn</text:span><text:span text:style-name="T118">] and agitation [</text:span><text:span text:style-name="T125">ikhtilāṭ</text:span><text:span text:style-name="T118">] of the soul, on account of [</text:span><text:span text:style-name="T125">li</text:span><text:span text:style-name="T118">] imagining an expected, debilitating evil either reaching [total] corruption or not. Not every evil is feared. For envy or a person’s being licentious are among the sort of things that are not feared. Among evil things, that which is feared is that which will harm the one to whom it will occur, with corruption or pain, and it [the object of fear] is </text:span><text:span text:style-name="T124">something in the future</text:span><text:span text:style-name="T118">. As for that which has passed, or that which occurred, fear about it has passed away. And the object of fear is, despite its </text:span><text:span text:style-name="T124">being in the future, expected, i.e., close to happening</text:span><text:span text:style-name="T118">. For that which is far off is not feared. For that reason not everyone fears death, but rather only he fears it who is on the brink of it. So objects of fear, then, are those things which have the ability to inflict this sort of harm. </text:span></text:p>
      <text:p text:style-name="P28"/>
      <text:p text:style-name="P61">For something to be an object of fear, it must be some appropriate distance in the future. Fear is not about things in the present, but it is also not about things so far off in the future that they do not seem to be a reality. Death is certainly not a pleasant thought, but according to Avicenna, only those on the brink of death (for whom it is something expected) fear it. The rest of us, perhaps, just have angst or worry about death.</text:p>
      <text:p text:style-name="P27">Avicenna’s definition of hope earlier in the Psychology comes in the midst of his discussion of the estimative faculty and memory. Specifically, he is trying to show how connected the internal senses are, such that experiencing an emotion could arouse memories of something that previously caused that emotion, or how thinking of some prior cause of an emotion could re-trigger the emotion again. When he switches to talking about hope and wishful thinking, he does not draw these points as explicitly:</text:p>
      <text:p text:style-name="P27"/>
      <text:p text:style-name="Block"><text:soft-page-break/><text:span text:style-name="T118">Wishful thinking [</text:span><text:span text:style-name="T125">al-</text:span><text:span text:style-name="T126">ʾ</text:span><text:span text:style-name="T125">amānī</text:span><text:span text:style-name="T118">] and hope [a</text:span><text:span text:style-name="T125">l-rajā</text:span><text:span text:style-name="T126">ʿ</text:span><text:span text:style-name="T118">] also do that. And hope [</text:span><text:span text:style-name="T125">al-rajā</text:span><text:span text:style-name="T126">ʿ</text:span><text:span text:style-name="T118">] is different than wishful thinking [</text:span><text:span text:style-name="T129">al-umniyya</text:span><text:span text:style-name="T121">], for hope [al-rajā</text:span><text:span text:style-name="T122">ʿ</text:span><text:span text:style-name="T121">] is the imagination of something with the judgment or belief that it </text:span><text:span text:style-name="T128">probably [will] exist</text:span><text:span text:style-name="T121">, while wishful thinking [</text:span><text:span text:style-name="T129">al-umniyya</text:span><text:span text:style-name="T121">] is the imagination of something and the desire for it [</text:span><text:span text:style-name="T129">shahwatihi</text:span><text:span text:style-name="T121">] along with the judgment that </text:span><text:span text:style-name="T128">[it] would cause</text:span><text:span text:style-name="T121"> pleasure [</text:span><text:span text:style-name="T129">ilt</text:span><text:span text:style-name="T125">idhādh</text:span><text:span text:style-name="T118">] if it came about. And fear [</text:span><text:span text:style-name="T125">al-khawf</text:span><text:span text:style-name="T118">] is opposed to hope [</text:span><text:span text:style-name="T125">al-rajā</text:span><text:span text:style-name="T126">ʿ</text:span><text:span text:style-name="T118">] by means of contrariety, and despair [</text:span><text:span text:style-name="T125">al-ya</text:span><text:span text:style-name="T126">ʾ</text:span><text:span text:style-name="T125">s</text:span><text:span text:style-name="T118">] is the opposite of [wishful thinking]. And all of these are judgments belonging to estimation.⁠</text:span><text:span text:style-name="Footnote_20_Symbol"><text:span text:style-name="T66"><text:note text:id="ftn156" text:note-class="footnote"><text:note-citation>155</text:note-citation><text:note-body><text:p text:style-name="Footer"><text:span text:style-name="T199"><text:s/></text:span><text:span text:style-name="T200">Avicenna, </text:span><text:span text:style-name="T213">Healing: Psychology </text:span><text:span text:style-name="T201">(1959) </text:span><text:span text:style-name="T200">4.3, 187.</text:span></text:p></text:note-body></text:note></text:span></text:span></text:p>
      <text:p text:style-name="P28"/>
      <text:p text:style-name="P61">Both wishful thinking and hope are future-oriented emotions, directed at good objects. But hope, according to Avicenna, brings with it the expectation that the good in question will probably exist, whereas wishful thinking just has the expectation that the good in question would cause pleasure. So hope is a bit more expectant, wishful thinking a bit more like daydreaming. In any case, hope, like fear, is defined as fundamentally future-oriented.</text:p>
      <text:p text:style-name="P27">But, of course, animals wait for their food with expectation, and they shrink away from their master’s rod, which is why in the above texts Avicenna does not deny that animals have something like fear and hope. So what is the difference? If it were just a matter of degrees (something in the near future versus the far off future) that would not be much of a difference.</text:p>
      <text:p text:style-name="P27">The key difference seems to have to do with the idea of expectation. When animals wait for food in the present, the focus is on wanting the food, not the expectation that it will occur. When animals "fear" their master’s discipline in the present, they are aware that the bad thing is in fact about to happen. There is no reckoning up of probability and expectation-forming, there is just the reality that they are about to be punished.</text:p>
      <text:p text:style-name="P24"><text:span text:style-name="T17">It is worth mentioning that there is a system of classification of emotions developed prior to Avicenna—by the Stoics—that likewise makes key divisions in relation to time. Nonetheless, it is not obviously a forerunner to the specific distinctions Avicenna makes in this passage. That is, the Stoics (about whom Avicenna knew second hand, mostly via Galen) generally held to a fourfold classification of basic emotions, divided according to object (good or bad) and time (present or future). An emotion towards the good in the present is called pleasure, towards a good in the future is called desire. An emotion towards something bad in the present is pain/distress, towards something bad in the future is called fear.</text:span><text:span text:style-name="Footnote_20_Symbol"><text:span text:style-name="T52"><text:note text:id="ftn157" text:note-class="footnote"><text:note-citation>156</text:note-citation><text:note-body><text:p text:style-name="Footer"><text:span text:style-name="T199"><text:s/></text:span><text:span text:style-name="T200">Knuuttila (2004) 51-52.</text:span></text:p></text:note-body></text:note></text:span></text:span><text:span text:style-name="T17"> </text:span><text:bookmark-start text:name="Temporal_emotions"/><text:span text:style-name="T17">The</text:span><text:bookmark-end text:name="Temporal_emotions"/><text:span text:style-name="T17"> difference between this set of distinctions, and the one Avicenna is unpacking in Psychology 5.1, is that pleasure and pain/distress have to do with the actual occurrence of some good or harm. There is no expectation. Whatever analogous emotions Avicenna thinks animals have to future-oriented fear and hope, they are not pleasure and pain/distress.</text:span></text:p>
      <text:p text:style-name="P24"><text:bookmark-start text:name="Summary"/><text:span text:style-name="T17">To</text:span><text:bookmark-end text:name="Summary"/><text:span text:style-name="T17"> summarize, the emotions Avicenna points out here, unique to humans, are distinguished as follows: wonder and grief, which are typically accompanied by laughter and crying, respectively, shame in response to others being aware of your violating social norms, and future-oriented fear and hope (which may just be standard fear and hope). In Avicenna’s descriptions of these emotions, explanatory emphasis is placed on the intellectual acts that precede them, but he does not specify whether it is the practical or theoretical intellect at work. Presumably it is some combination of the two.</text:span></text:p>
      <text:p text:style-name="P27"/>
      <text:h text:style-name="Heading_20_1" text:outline-level="1">4. Pleasures of the Rational Soul</text:h>
      <text:p text:style-name="P27"/>
      <text:p text:style-name="P27">The third broad category of uniquely human emotions Avicenna discusses are pleasures of the intellect, and here again Avicenna does not specify whether he has the theoretical or practical <text:soft-page-break/>intellect in mind. As discussed in chapter 1, a pleasurable emotion occurs when a faculty attains some completion, and the agent is aware of having done so, while pain is awareness of some defect or lack of completion. So a pleasure of the theoretical intellect is what happens when the theoretical intellect performs its function of grasping intelligibles. This is an activity that does not seem to involve the practical intellect. So, whereas the unique emotions in the prior section (shame, wonder, etc.) were not clearly assigned to any intellectual faculty in particular, and may be interpreted as belonging to the theoretical intellect, the practical, or a combination of both, these human emotions are more clearly emotions of the theoretical intellect alone.</text:p>
      <text:p text:style-name="P24"><text:span text:style-name="T17">In </text:span><text:span text:style-name="T28">Remarks and Admonitions</text:span><text:span text:style-name="T17"> Avicenna discusses intellectual pleasures of the theoretical intellect as the highest sort of pleasure. It is the highest sort of pleasure, both because of the nature of the object being apprehended, and because of the nature of the faculty apprehending that object. Avicenna describes various things that fall under the scope of the theoretical intellect’s object: the First Truth, celestial substances, and indeed the whole of existence, in the sense of the various essences that exist, free of material attachments.</text:span><text:span text:style-name="Footnote_20_Symbol"><text:span text:style-name="T52"><text:note text:id="ftn158" text:note-class="footnote"><text:note-citation>157</text:note-citation><text:note-body><text:p text:style-name="Footer"><text:span text:style-name="T199"><text:s/></text:span><text:span text:style-name="T200">Avicenna, </text:span><text:span text:style-name="T213">Remarks: Mysticism</text:span><text:span text:style-name="T200"> (1960) 8.9.</text:span></text:p></text:note-body></text:note></text:span></text:span><text:span text:style-name="T17"> These objects are more abstract and stable than the objects of sensation, and to grasp them requires a faculty more able to penetrate to those depths.</text:span></text:p>
      <text:p text:style-name="P24"><text:span text:style-name="T17">When any of those objects are grasped by the theoretical intellect, humans experience the highest pleasure available to them, in this life or the next. Of course, it is more difficult to experience the pleasures of the theoretical intellect in this life, because we are prone to be distracted by the body, but Avicenna insists that we do get glimpses of it nonetheless, if we work hard at reducing those distractions.</text:span><text:span text:style-name="Footnote_20_Symbol"><text:span text:style-name="T52"><text:note text:id="ftn159" text:note-class="footnote"><text:note-citation>158</text:note-citation><text:note-body><text:p text:style-name="Footer"><text:span text:style-name="T199"><text:s/></text:span><text:span text:style-name="T200">Avicenna, </text:span><text:span text:style-name="T213">Remarks: Mysticism</text:span><text:span text:style-name="T200"> (1960) 8.15-16.</text:span></text:p></text:note-body></text:note></text:span></text:span><text:span text:style-name="T17"> Some people might question whether such pleasures are actually more intense than those of lower faculties, but to this Avicenna simply responds that they must be the sort of people who are weighed down by worldly distractions.</text:span><text:span text:style-name="Footnote_20_Symbol"><text:span text:style-name="T52"><text:note text:id="ftn160" text:note-class="footnote"><text:note-citation>159</text:note-citation><text:note-body><text:p text:style-name="Footer"><text:span text:style-name="T199"><text:s/></text:span><text:span text:style-name="T200">Avicenna, </text:span><text:span text:style-name="T213">Remarks: Mysticism</text:span><text:span text:style-name="T200"> (1960) 8.2.</text:span></text:p></text:note-body></text:note></text:span></text:span></text:p>
      <text:p text:style-name="P24"><text:span text:style-name="T17">Despite the fact that the theoretical intellect does not attain its specific acts of grasping intelligibles through a physical organ, when that is done in this life these acts nonetheless they have an effect on lower faculties. An example of this comes early on in </text:span><text:span text:style-name="T28">Healing: Psychology</text:span><text:span text:style-name="T17">, in the midst of Avicenna’s initial effort to define the soul as a substance and first actuality of the body. There, he explains the soul’s relationship to the body in a way that highlights the effects from distinctly human emotions on the vegetative faculties. The point of this in context is just to show that the human soul’s potentially separability does not prevent it from having important connections to the body in this life. The complex passage has been numbered throughout for the sake of reference below:</text:span></text:p>
      <text:p text:style-name="P27"/>
      <text:p text:style-name="Block"><text:span text:style-name="T118">And the governance of the soul over the body causes the strengthening of the faculty of </text:span><text:span text:style-name="T124">growth</text:span><text:span text:style-name="T118"> and its weakening, in view of [1] the soul’s awareness of propositions [</text:span><text:span text:style-name="T124">qaḍāyā</text:span><text:span text:style-name="T118">] that it [2] hates</text:span><text:span text:style-name="T121"> or loves with a hate that is not at all bodily. And that is when there is [3] occurring to the soul a certain assent [</text:span><text:span text:style-name="T128">taṣdīqan mā</text:span><text:span text:style-name="T121">], and that is not at all that which affects the body insofar as it is a belief, but rather there follows from that b</text:span><text:span text:style-name="T118">elief [4] the affect [</text:span><text:span text:style-name="T124">infi</text:span><text:span text:style-name="T119">ʿ</text:span><text:span text:style-name="T124">āl</text:span><text:span text:style-name="T118">] of joy [</text:span><text:span text:style-name="T124">surūr</text:span><text:span text:style-name="T118">] or pain [</text:span><text:span text:style-name="T124">ghamm</text:span><text:span text:style-name="T118">], and that also is one of the psychological apprehensions, and does not occu</text:span><text:span text:style-name="T121">r to the body insofar as it is body, [5] and [that joy or pain] affects the </text:span><text:span text:style-name="T128">growing, nutritive</text:span><text:span text:style-name="T121"> power such that there occurs in it, on account of the occurrence that first occurs to the soul—let that be intellectual joy [</text:span><text:span text:style-name="T128">al-faraḥ al-nuṭqī</text:span><text:span text:style-name="T121">]—a strength and effectiveness in its act, and on account of the contrary occurrence—let that be intellectual pain [</text:span><text:span text:style-name="T128">al-ghamm al-nuṭqī</text:span><text:span text:style-name="T121">], in which t</text:span><text:span text:style-name="T118">here is no physical pain—a weakness and an impotence that corrupts its effectiveness. And perhaps the temperamental disposition will be broken down through that [weakness and impotence].</text:span><text:span text:style-name="Footnote_20_Symbol"><text:span text:style-name="T66"><text:note text:id="ftn161" text:note-class="footnote"><text:note-citation>160</text:note-citation><text:note-body><text:p text:style-name="Footer"><text:span text:style-name="T199"><text:s/></text:span><text:span text:style-name="T71">Avicenna, </text:span><text:span text:style-name="T79">Healing: Psychology </text:span><text:span text:style-name="T72">(1959) </text:span><text:span text:style-name="T71">1.3, 31-32. Emphasis mine.</text:span></text:p></text:note-body></text:note></text:span></text:span></text:p>
      <text:p text:style-name="P27"><text:soft-page-break/></text:p>
      <text:p text:style-name="P61">To clarify, humans sometimes experience intellectual joy and pain, the terms he uses at [5]. At their core, these are intellectual acts, and as Avicenna says they do not occur to "the body insofar as it is a body ([4])." Intellectual joy and pain are caused by some sort of assent to a proposition ([1, 3]), which is also something that is "not at all bodily ([2])", but it is not specified whether he is talking about the practical or theoretical intellect. Presumably intellect joy or pain could be caused by either faculty reaching one of its completion states (i.e., doing that which they are uniquely suited to do).</text:p>
      <text:p text:style-name="P27">They key thing to see for our passages is that the assent and intellectual joy or pain, despite being in themselves intellectual and non-bodily, have an effect on the body, described at ([5]). Intellectual joy causes a "strength of effectiveness" in the vegetative faculties, whereas intellectual pain causes a "weakness and an impotence" in the vegetative faculties. The only further description Avicenna gives of what he has in mind here is that because of intellectual pain, we might experience some sort of breakdown or corruption of our temperament. But it is not difficult to fill in the blanks: as a medical doctor, Avicenna’s basic point is probably just the observation that positive and emotions affect the whole person. Examples are most easily identifiable in what we know today about the negative physical effects of mental distress: stress can affect fertility, digestion, and more.</text:p>
      <text:p text:style-name="P24"><text:span text:style-name="T17">The way that higher pleasures are integrated with the body in this life for humans can be contrasted with discussions of pleasures experienced by celestial substances, and God, which Avicenna never refers to with the language of “passion (</text:span><text:span text:style-name="T28">infi</text:span><text:span text:style-name="T17">ʿ</text:span><text:span text:style-name="T28">āl</text:span><text:span text:style-name="T17">),” that would imply passivity, or bodily affect. In particular, in the </text:span><text:span text:style-name="T28">Metaphysics</text:span><text:span text:style-name="T17">, in the midst of Avicenna’s account of the attributes of God (i.e., the Necessary Existent), he says that God experiences pleasure in apprehending God’s own nature. In keeping with the above definition, this means that God is in a state of perfection, and being aware of this is pleasurable. Indeed, paralleling his descriptions of human intellectual pleasure above, Avicenna says God’s pleasure is of the highest sort, because it is the greatest perfection apprehended by the one who is most able to apprehend things.</text:span><text:span text:style-name="Footnote_20_Symbol"><text:span text:style-name="T52"><text:note text:id="ftn162" text:note-class="footnote"><text:note-citation>161</text:note-citation><text:note-body><text:p text:style-name="Footer"><text:span text:style-name="T199"><text:s/></text:span><text:span text:style-name="T200">Avicenna, </text:span><text:span text:style-name="T213">Healing: Metaphysics</text:span><text:span text:style-name="T200"> (2005) 8.7, 297.</text:span></text:p></text:note-body></text:note></text:span></text:span><text:span text:style-name="T17"> As to the pleasure of the celestial substances, one place this comes up is when Avicenna describes the sort of pleasure humans will have once their rational soul is no longer associated with a body. He says that it is difficult to grasp this sort of pleasure, but that we know it will be like that which the celestial substances currently experience.</text:span><text:span text:style-name="Footnote_20_Symbol"><text:span text:style-name="T52"><text:note text:id="ftn163" text:note-class="footnote"><text:note-citation>162</text:note-citation><text:note-body><text:p text:style-name="Footer"><text:span text:style-name="T199"><text:s/></text:span><text:span text:style-name="T200">Avicenna, </text:span><text:span text:style-name="T213">Healing: Metaphysics</text:span><text:span text:style-name="T200"> (2005) 9.7, 352.</text:span></text:p></text:note-body></text:note></text:span></text:span><text:span text:style-name="T17"> </text:span><text:bookmark-start text:name="Intellectual_Pleasures"/><text:span text:style-name="T17">The</text:span><text:bookmark-end text:name="Intellectual_Pleasures"/><text:span text:style-name="T17"> pleasures of God and celestial substances are indeed pleasures, as they fall under the heading of “awareness of a perfection,” but they do not really pertain to the discussion of emotions as such, presumably because they involve no bodily passivity.</text:span></text:p>
      <text:p text:style-name="P27"/>
      <text:h text:style-name="Heading_20_1" text:outline-level="1">5. Ennobling of the Lower Faculties by Higher Faculties</text:h>
      <text:p text:style-name="P27"/>
      <text:p text:style-name="P24"><text:span text:style-name="T17">The prior senses in which humans’ emotional life goes beyond animals’ emotional life can be supplemented by some further distinctions made by Avicenna in an early work, </text:span><text:span text:style-name="T28">Treatise on Love</text:span><text:span text:style-name="T17">. That is, in </text:span><text:span text:style-name="T28">Treatise on Love</text:span><text:span text:style-name="T17">, Avicenna discusses how various higher faculties ennoble the lower faculties to which they are joined. The ennobling of the lower by the higher can take many forms, from correcting, to providing unique goals, to providing better methods of obtaining goals. This relationship is not necessarily exclusive to an emotional context (since, e.g., sensation is also ennobled by proximity to the intellect), but it provides us with language for further </text:span><text:soft-page-break/><text:span text:style-name="T17">describing, and perhaps gives us further instances of, the intellectual faculties functioning as motive principles. To the extent that the intellect corrects, or provides reasons and goals for different activations of the animal motive faculty, this adds to our picture of how Avicenna understands human emotional experience. Though Avicenna does not explicitly draw the connections in his later works (which we have been discussing) to what he discusses here, it is possible for the concepts discussed in </text:span><text:span text:style-name="T28">Treatise on Love</text:span><text:span text:style-name="T17"> to shed light on what is going on in some of the previously discussed aspects of uniquely human emotional experience.</text:span></text:p>
      <text:p text:style-name="P24"><text:span text:style-name="T17">The </text:span><text:span text:style-name="T28">Treatise on Love</text:span><text:span text:style-name="T17"> is so called because its broader goal is to show how everything—from inanimate objects to celestial bodies—moves on account of a love for that which is suitable for it. Avicenna’s basic point here is teleological: everything flows from God, the source of existence, and naturally desires to return to God. That is, everything, owing to the sort of thing that it is, tends towards the Good to the extent that it is able. It is suitable for rocks to tend downwards, and to this extent they partake of the Good. Plants’ characteristic acts—nutrition, growth, reproduction—reflect the Good, insofar as they aim at preservation of the species, which is an imitation of divine eternality.</text:span><text:span text:style-name="Footnote_20_Symbol"><text:span text:style-name="T52"><text:note text:id="ftn164" text:note-class="footnote"><text:note-citation>163</text:note-citation><text:note-body><text:p text:style-name="Footer"><text:span text:style-name="T199"><text:s/></text:span><text:span text:style-name="T71">Avicenna, </text:span><text:span text:style-name="T79">Treatise on Love</text:span><text:span text:style-name="T71"> (1983) 267. Also discussed in section 4 of his </text:span><text:span text:style-name="T78">Compendium: Psychology </text:span><text:span text:style-name="T72">(1875).</text:span></text:p></text:note-body></text:note></text:span></text:span><text:span text:style-name="T34"> Humans, here the subject of our focus, naturally desire knowledge, which is much closer to the nature of the Good.</text:span></text:p>
      <text:p text:style-name="P24"><text:span text:style-name="T34">What the </text:span><text:span text:style-name="T43">Treatise</text:span><text:span text:style-name="T34"> has to say about uniquely human emotional life primarily comes up as an explanation of the senses in which animal appetites are integrated with the rational faculties, involved in human pursuit towards the good. The issue he appears to be concerned with is that—having just described the objects of love for the vegetative and animal faculties—it seems as though humans, with still yet a third set of faculties in their nature, will be pulled in too many directions. He gets around this by arguing that, when combined in the same subject, lower faculties are ennobled, and thereby subordinated to the highest faculty’s goals. The following passage is his most explicit statement to this effect:</text:span><text:span text:style-name="Footnote_20_Symbol"><text:span text:style-name="T56"><text:note text:id="ftn165" text:note-class="footnote"><text:note-citation>164</text:note-citation><text:note-body><text:p text:style-name="Footer"><text:span text:style-name="T199"><text:s/></text:span><text:span text:style-name="T200">Avicenna was possibly influenced in this by Alexander of Aphrodisias: “For this reason, even though there are many soul powers in [living] things in which the rational power is present, the soul constituted from them all is one, because no subsequent power can occur without the power that comes before it. Rather, they all belong to it as parts, where successive [powers] are joined to the preceding ones and the preceding ones are because of this expanded and developed.” See </text:span><text:span text:style-name="T78">On the Soul: Part I </text:span><text:span text:style-name="T72">(2012)</text:span><text:span text:style-name="T78"> </text:span><text:span text:style-name="T71">section 30.</text:span></text:p></text:note-body></text:note></text:span></text:span></text:p>
      <text:p text:style-name="P36"/>
      <text:p text:style-name="Block"><text:span text:style-name="T83">Every one of the psychological faculties, whenever it is joined to a higher, more noble faculty, there occurs in it [lit: passes over into it] an increase in refinement and nobility, on account of this connection and the height of [the higher faculty's] beauty, such that actions proceeding from the lower faculty experience an increase, either in terms of number, or excellence of mastery, or elegance of their method and quest towards their end. For every higher faculty has an ability to support the lower and strengthen it, and to prevent the lower from harm in such a way that it causes the lower to receive an increase of beauty and nobility [...] like the support of the concupiscible animal faculty for the vegetative faculties, and how the irascible faculty protects [the vegetative faculties] from something that could harm their matter (though they cannot prevent the vegetative faculties’ natural tendency towards degeneration) [...] and likewise the rational faculty adapts the animal to its goals.</text:span><text:span text:style-name="Footnote_20_Symbol"><text:span text:style-name="T63"><text:note text:id="ftn166" text:note-class="footnote"><text:note-citation>165</text:note-citation><text:note-body><text:p text:style-name="Footer"><text:span text:style-name="T199"><text:s/></text:span><text:span text:style-name="T71">Avicenna, </text:span><text:span text:style-name="T79">Treatise on Love</text:span><text:span text:style-name="T71"> (1983) </text:span><text:span text:style-name="T71">254.</text:span></text:p></text:note-body></text:note></text:span></text:span></text:p>
      <text:p text:style-name="P36"/>
      <text:p text:style-name="P54"><text:span text:style-name="T34">In this text, we see how the various faculties work together in several ways. First, higher faculties help the lower faculties by </text:span><text:span text:style-name="T43">defending</text:span><text:span text:style-name="T34"> them from harms. For example, the animal soul helps the nutritive faculty (in animals) avoid harm (the nutritive faculty in plants get no such help). A plant is defenseless against something that wants to make a meal of it, but the digestive tract of an animal is somewhat more secure, since it is protected by the same instinct to flee a </text:span><text:soft-page-break/><text:span text:style-name="T34">predator that every other part of the animal benefits from. Second, higher faculties provide </text:span><text:span text:style-name="T43">better methods</text:span><text:span text:style-name="T34"> to achieve lower goals, as with how humans acquire nourishment much more efficiently than most animals, from the way we store food, to the way we cook it. Finally, lower faculties can be given </text:span><text:span text:style-name="T43">more objects</text:span><text:span text:style-name="T34"> than they would otherwise have. For example, animals only know to eat what instinct tells them to, but humans have invented all manner of new dishes.</text:span></text:p>
      <text:p text:style-name="P24"><text:span text:style-name="T34">All these modes of integration of the higher and lower can be summed up by the phrase in the last line of the text, where Avicenna says that higher faculties “adapt (</text:span><text:span text:style-name="T43">tawfīq</text:span><text:span text:style-name="T34">)” lower faculties to higher goals. Avicenna elsewhere calls this a “partnership (</text:span><text:span text:style-name="T43">ishtirāk</text:span><text:span text:style-name="T34">).”</text:span><text:span text:style-name="Footnote_20_Symbol"><text:span text:style-name="T56"><text:note text:id="ftn167" text:note-class="footnote"><text:note-citation>166</text:note-citation><text:note-body><text:p text:style-name="Footer"><text:span text:style-name="T199"><text:s/></text:span><text:span text:style-name="T71">Avicenna, </text:span><text:span text:style-name="T79">Treatise on Love</text:span><text:span text:style-name="T71"> (1983) </text:span><text:span text:style-name="T71">256.</text:span></text:p></text:note-body></text:note></text:span></text:span><text:span text:style-name="T34"> This adaptation or partnership does not essentially change the lower faculties, but it does integrate them with the higher. Of course, Avicenna acknowledges that sometimes lower faculties are disordered and need reigning in,</text:span><text:span text:style-name="Footnote_20_Symbol"><text:span text:style-name="T56"><text:note text:id="ftn168" text:note-class="footnote"><text:note-citation>167</text:note-citation><text:note-body><text:p text:style-name="Footer"><text:span text:style-name="T199"><text:s/></text:span><text:span text:style-name="T71">Avicenna, </text:span><text:span text:style-name="T79">Treatise on Love</text:span><text:span text:style-name="T71"> (1983) </text:span><text:span text:style-name="T71">259.</text:span></text:p></text:note-body></text:note></text:span></text:span><text:span text:style-name="T34"> so the ideal form of this integration is not a given.</text:span></text:p>
      <text:p text:style-name="P24"><text:span text:style-name="T34">Of particular interest for our purposes here is the sense in which the rational faculties can provide different objects for the animal motive faculty. Avicenna’s discussion in Treatise on Love seems to suggest two ways in which we can understand this. First of all, intellectual faculties can provide uniquely human reasons for the pursuit of concupiscible and irascible objects. Normally, the concupiscible appetite is actualized when we are thinking about some pleasure to the external senses, the irascible when we are thinking about some obstacle that would cause pain to the external senses. In non-human animals objects are presented in the imagination more or less at random, involuntarily (“</text:span><text:span text:style-name="T43">min ghayr qaṣd.</text:span><text:span text:style-name="T34">”)</text:span><text:span text:style-name="Footnote_20_Symbol"><text:span text:style-name="T56"><text:note text:id="ftn169" text:note-class="footnote"><text:note-citation>168</text:note-citation><text:note-body><text:p text:style-name="Footer"><text:span text:style-name="T199"><text:s/></text:span><text:span text:style-name="T71">Avicenna, </text:span><text:span text:style-name="T79">Treatise on Love</text:span><text:span text:style-name="T71"> (1983) 256.</text:span></text:p></text:note-body></text:note></text:span></text:span><text:span text:style-name="T34"> Humans, however, can attempt to rouse their own appetites for physical pleasure or dominance for more noble reasons, such as preservation of the species, or defending a city, and they can do so at will (i.e., self-control). Insofar as these are inclinations, they are not uniquely human. They are actualizations of the specifically same sort of inclinations that animals can have, just stirred up intentionally.</text:span><text:span text:style-name="Footnote_20_Symbol"><text:span text:style-name="T56"><text:note text:id="ftn170" text:note-class="footnote"><text:note-citation>169</text:note-citation><text:note-body><text:p text:style-name="Footer"><text:span text:style-name="T199"><text:s/></text:span><text:span text:style-name="T200">As we will see in the next chapter, objects can be evaluated in a natural, instinctual way, or a rational/deliberative way.</text:span></text:p></text:note-body></text:note></text:span></text:span><text:span text:style-name="T34"> But insofar as animals are not able to govern inclinations in this way, the phenomena is uniquely human.</text:span><text:span text:style-name="Footnote_20_Symbol"><text:span text:style-name="T56"><text:note text:id="ftn171" text:note-class="footnote"><text:note-citation>170</text:note-citation><text:note-body><text:p text:style-name="Footer"><text:span text:style-name="T199"><text:s/></text:span><text:span text:style-name="T200">Another example of the higher being integrated with the lower is between the vegetative faculties and the concupiscible appetite. the generative faculty is oriented at reproduction of the species. The concupiscible appetite, likewise, while it is </text:span><text:span text:style-name="T212">ultimately</text:span><text:span text:style-name="T200"> oriented towards sensory pleasure, often seeks to find sensory pleasure in acts related to reproduction. A major difference between the generative faculty and the concupiscible appetite, however, is that the concupiscible appetite is a faculty for pursuing goals in a voluntary manner (</text:span><text:span text:style-name="T212">bil-ikhtiyār</text:span><text:span text:style-name="T200">), whereas the vegetative faculties act in a natural, involuntarily way (</text:span><text:span text:style-name="T212">bi-naw</text:span><text:span text:style-name="T200">ʿ</text:span><text:span text:style-name="T212"> </text:span><text:span text:style-name="T200">ṭ</text:span><text:span text:style-name="T212">abī</text:span><text:span text:style-name="T200">ʿ</text:span><text:span text:style-name="T212">ī</text:span><text:span text:style-name="T201">; note that this does not mean vegetative faculties are not psychological, since not every psychological faculty relates to volition</text:span><text:span text:style-name="T200">). When in partnership, however, Avicenna says the vegetative faculties can concur (</text:span><text:span text:style-name="T212">tuwāfiq</text:span><text:span text:style-name="T200">) with the concupiscible appetite, such that it </text:span><text:span text:style-name="T212">seems</text:span><text:span text:style-name="T200"> vegetative faculties reach their goal in a voluntary manner. In other words, when partnering with a voluntary faculty pursuing the same generic sort of goal, vegetative faculties experience the benefits of voluntary action, which means seeking a goal on one’s own terms, in one’s own way. A plant cannot choose when to blossom and scatter seed, but animals and humans can choose mates. </text:span><text:span text:style-name="T71">Avicenna, </text:span><text:span text:style-name="T79">Treatise on Love</text:span><text:span text:style-name="T71"> (1983) </text:span><text:span text:style-name="T71">217.</text:span></text:p></text:note-body></text:note></text:span></text:span><text:span text:style-name="T34"> That makes these sort of acts of the motive faculty unlike the particular uniquely human emotions from section 2, which do not seem to be activations of the concupiscible and irascible appetites, strictly speaking.</text:span></text:p>
      <text:p text:style-name="P24"><text:span text:style-name="T34">On the other hand, the intellect sometimes the governs the animal motive faculties according to its own objects, in a way that goes beyond simply providing different reasons for concupiscible and irascible appetite. Recall from chapter one that in </text:span><text:span text:style-name="T43">Psychology</text:span><text:span text:style-name="T34"> 4.4, text T1.5b, Avicenna briefly mentioned that the animal motive faculty can be actualized “for the sake of the </text:span><text:soft-page-break/><text:span text:style-name="T34">intelligibles pertaining to the good.” No further explanation is given for this sort of remark in 4.4, or anywhere else in Avicenna’s later works, about what this means. But in the </text:span><text:span text:style-name="T43">Treatise on Love</text:span><text:span text:style-name="T34">, after describing the way that the intellect can guide the concupiscible and irascible faculties, he mentions something similar:</text:span></text:p>
      <text:p text:style-name="P36"/>
      <text:p text:style-name="Block"><text:span text:style-name="T83">And acts could proceed from a person, from the core of their rational faculty, such as the conceiving of intelligibles, inclinati</text:span><text:span text:style-name="T87">on [</text:span><text:span text:style-name="T95">nizāʿ</text:span><text:span text:style-name="T87">] towards</text:span><text:span text:style-name="T83"> important matters, love of the next life and [love of] being close to the noble one.</text:span><text:span text:style-name="Footnote_20_Symbol"><text:span text:style-name="T63"><text:note text:id="ftn172" text:note-class="footnote"><text:note-citation>171</text:note-citation><text:note-body><text:p text:style-name="Footer"><text:span text:style-name="T199"><text:s/></text:span><text:span text:style-name="T71">Avicenna, </text:span><text:span text:style-name="T79">Treatise on Love</text:span><text:span text:style-name="T71"> (1983) </text:span><text:span text:style-name="T71">256.</text:span></text:p></text:note-body></text:note></text:span></text:span></text:p>
      <text:p text:style-name="P36"/>
      <text:p text:style-name="P69">These activities, which we could summarize as seeking intelligibles and seeking the divine, are objects to which non-human animals simply do not have access, and therefore cannot experience emotions towards. We can see the connection of this passage to 4.4 because, summarizing still further, these things are objects which it would be appropriate to call good.</text:p>
      <text:p text:style-name="P24"><text:span text:style-name="T34">The good, as Avicenna defines it in his </text:span><text:span text:style-name="T43">Rhetoric</text:span><text:span text:style-name="T34">, is that which is sought for its own sake.</text:span><text:span text:style-name="Footnote_20_Symbol"><text:span text:style-name="T56"><text:note text:id="ftn173" text:note-class="footnote"><text:note-citation>172</text:note-citation><text:note-body><text:p text:style-name="Footer"><text:span text:style-name="T199"><text:s/></text:span><text:span text:style-name="T200">Avicenna, </text:span><text:span text:style-name="T213">Healing: Rhetoric </text:span><text:span text:style-name="T200">(1954) 2.3, p. 80.</text:span></text:p></text:note-body></text:note></text:span></text:span><text:span text:style-name="T34"> We can understand this in two ways. Firstly, in this context, the good is that which is not sought merely for the sake of pleasure. While there is a broad sense of “good” which Avicenna will sometimes use to refer to sensible objects, and activities which are done well, he does not use the term “good” when discussing the final objects of strictly animal inclinations. Rather, as we have seen, they are for the sake of external and internal pleasure, or dominance. Humans, on the other hand, have the capacity to seek out that which is good in and of itself. Of course, experiences of the good (intelligibles and the divine) are pleasant, but they are not sought for that reason. The second way of understanding the good is as that whose goodness is not dependent on anything else. In this sense, God is the true good.</text:span><text:span text:style-name="Footnote_20_Symbol"><text:span text:style-name="T56"><text:note text:id="ftn174" text:note-class="footnote"><text:note-citation>173</text:note-citation><text:note-body><text:p text:style-name="Footer"><text:span text:style-name="T199"><text:s/></text:span><text:span text:style-name="T200">Avicenna, </text:span><text:span text:style-name="T79">Treatise on Love</text:span><text:span text:style-name="T71"> (1983) </text:span><text:span text:style-name="T200">263.</text:span></text:p></text:note-body></text:note></text:span></text:span><text:span text:style-name="T34"> It is not always clear which sense of good Avicenna is using when he refers to uniquely human objects of inclination, but what is clear is that he thinks such uniquely human objects of inclination exist. We have inclination towards the good insofar as it is presented to the animal motive faculty as something “to be sought after,” in the language of </text:span><text:span text:style-name="T43">Psychology</text:span><text:span text:style-name="T34"> 1.5.</text:span></text:p>
      <text:p text:style-name="P36">Avicenna’s discussion of the integration of higher and lower faculties, then, covers cases where rational faculties modify preexisting concupiscible and irascible appetites, and cases where uniquely human objects are pursued, resulting in truly uniquely human inclinations. The former seems more relevant to the discussion of the practical intellect as motive principle in section one, and the latter to our discussion of uniquely human emotions in section two, but ultimately the discussion in Treatise on Love stands on its own as a distinct contribution to Avicenna’s thoughts on human emotional experience.</text:p>
      <text:p text:style-name="P36">In his later works, Avicenna does not repeat his in-depth discussion of the fact that lower faculties are integrated with higher faculties, but he takes it as a given and applies the framework. One place he does mention it explicitly is at the beginning of his analysis of the estimative faculty, in Psychology 4.3:</text:p>
      <text:p text:style-name="P36"/>
      <text:p text:style-name="Block"><text:span text:style-name="T83">Animals, and animal-like humans, only follow estimative judgment in their acts, even though for the human there could occur—to his senses and [lower] faculties, because of the proximity of reason—that which almost makes their internal senses rational, contrary to beasts. And on account of this, [humans] attain things to which other animals do not attain—benefits [</text:span><text:span text:style-name="T92">fawā</text:span><text:span text:style-name="T84">ʾ</text:span><text:span text:style-name="T92">id</text:span><text:span text:style-name="T83">] like composite [</text:span><text:span text:style-name="T92">mu</text:span><text:span text:style-name="T84">ʾ</text:span><text:span text:style-name="T92">allafa</text:span><text:span text:style-name="T83">] sounds, composite colors and smells, and composite tastes, and hoping and wishing. And this is because it is as though the light of </text:span><text:soft-page-break/><text:span text:style-name="T83">reason emanates, roaming about over these faculties.</text:span></text:p>
      <text:p text:style-name="P37"/>
      <text:p text:style-name="P57"><text:span text:style-name="T34">And the imaginative faculty also in humans becomes a subject for reason, after being [merely] the subject for estimation in animals, so that humans can make use of the sciences. And memory is also beneficial in the sciences, as with the experimental, which memory attains to, and the particulars of astronomy, and suchlike.</text:span><text:span text:style-name="Footnote_20_Symbol"><text:span text:style-name="T56"><text:note text:id="ftn175" text:note-class="footnote"><text:note-citation>174</text:note-citation><text:note-body><text:p text:style-name="Footer"><text:span text:style-name="T199"><text:s/></text:span><text:span text:style-name="T200">Avicenna, </text:span><text:span text:style-name="T213">Healing: Psychology </text:span><text:span text:style-name="T201">(1959) </text:span><text:span text:style-name="T200">4.3, 183.</text:span></text:p></text:note-body></text:note></text:span></text:span></text:p>
      <text:p text:style-name="P36">Animals and humans both have the faculties of estimation, imagination and memory. In animals these faculties perform their basic functions, involving the grasping and retaining of intentions and forms. But humans are able to make use of these basic functions to carry out more complex activities. In the second paragraph, regarding imagination and memory, it seems clear that Avicenna’s point is that reason requires their grasp of particulars, past and present, for the data of sciences.</text:p>
      <text:p text:style-name="P24"><text:span text:style-name="T34">Similarly, his point about estimation in the prior paragraph seems to be that reason takes the basic information given to it about particulars by estimation, and makes use of this in more complex thoughts. Avicenna speaks above of the "benefits" of composite objects, and hoping and wishing.</text:span><text:span text:style-name="Footnote_20_Symbol"><text:span text:style-name="T56"><text:note text:id="ftn176" text:note-class="footnote"><text:note-citation>175</text:note-citation><text:note-body><text:p text:style-name="Footer"><text:span text:style-name="T199"><text:s/></text:span><text:span text:style-name="T200">We discussed the text on hoping and wishing in section 3c of this chapter, above.</text:span></text:p></text:note-body></text:note></text:span></text:span><text:span text:style-name="T34"> </text:span><text:bookmark-start text:name="Ennobling_of_other_faculties"/><text:span text:style-name="T34">Throughout</text:span><text:bookmark-end text:name="Ennobling_of_other_faculties"/><text:span text:style-name="T34"> the rest of the chapter, he comes back to estimation as that which tells us of something being beneficial or harmful, so presumably his point is that humans making use of reason can make judgments about the value of some complex object, or benefits and harms in the future. For example, an animal could perhaps judge whether all the individual ingredients for some dish on the menu at a fine dining restaurant would be good for it to eat, and would likely even be inclined to eat a slice of gourmet quiche, but they would not be able to appreciate it as a gourmet, culinary achievement.</text:span></text:p>
      <text:p text:style-name="P24"><text:span text:style-name="T34">In all these examples of from </text:span><text:span text:style-name="T43">Psychology</text:span><text:span text:style-name="T34"> 4.3, the ennobling of the lower faculties by the higher involves reason making use of the lower faculties’ basic functions. The lower faculties are transformed, not essentially, but by being wrapped up in a larger, more complex project.</text:span></text:p>
      <text:p text:style-name="P36"/>
      <text:h text:style-name="Heading_20_1" text:outline-level="1"><text:bookmark-start text:name="Conclusion"/>6<text:bookmark-end text:name="Conclusion"/>. Conclusion</text:h>
      <text:p text:style-name="P36"/>
      <text:p text:style-name="P24"><text:span text:style-name="Footnote_20_Symbol"><text:span text:style-name="T97">What we see, then, having looked at all these cases of uniquely human emotional experience, is that some aspects of human emotional life are unique in that they are are ways of ennobling the same sort of acts or impulses already found in animals, while others are unique in that they do not fit as well under the heading of animal concupiscible and irascible appetite. The former would include instances of when practical judgments lead to actions that depend upon, or govern, animal appetites, while the later would include cases of uniquely human emotions (e.g., shame and wonder), inclinations towards the good in and of itself, and intellectual pleasures. But all of these cases seem to involve the cooperation of the rational faculties (as a cause) with the animal motive faculties (as constitutive of the emotion). Avicenna’s picture of human emotional life, then, is well integrated with his account of animal emotion, but keenly attentive to the wide variety of emotions it seems humans experience, beyond those experienced by animals.</text:span></text:span></text:p>
      <text:h text:style-name="P142" text:outline-level="1">Chapter 3: Emotions and Resolution-to-act</text:h>
      <text:p text:style-name="P132"/>
      <text:h text:style-name="Heading_20_1" text:outline-level="1">1. Introduction: emotion is not sufficient for action</text:h>
      <text:p text:style-name="P133"/>
      <text:p text:style-name="P41"><text:span text:style-name="T15">A major theme we saw from the texts discussed in chapters one and two is that all the states we would want to call “emotions”—whether belonging to all animals or specific to humans—are understood as acts of the animal motive faculty qua inclining (i.e., emotions are inclinations, or impulses, towards objects). This raises the issue for Avicenna of how we get from inclination to actually carrying out an act. After all, at the start of </text:span><text:span text:style-name="T26">Psychology</text:span><text:span text:style-name="T16"> 4.4 Avicenna makes it clear that his primary purpose in this text is to explain actual voluntary motion,</text:span><text:span text:style-name="Footnote_20_Symbol"><text:span text:style-name="T51"><text:note text:id="ftn177" text:note-class="footnote"><text:note-citation>176</text:note-citation><text:note-body><text:p text:style-name="Footer"><text:span text:style-name="T199"><text:tab/> </text:span><text:span text:style-name="T200">“Since we ha</text:span><text:span text:style-name="T203">ve spoken of the apprehensive animal faculties, it is appropriate for us to discuss the animal motive [</text:span><text:span text:style-name="T215">mu</text:span><text:span text:style-name="T203">ḥ</text:span><text:span text:style-name="T215">arrikah</text:span><text:span text:style-name="T203">] powe</text:span><text:span text:style-name="T200">rs. We say that the animal, unless it has an appetite for [</text:span><text:span text:style-name="T212">yashtāq</text:span><text:span text:style-name="T200">] something with an appetite that it is aware of, or that it imagines, or [even] that it is not aware of, it is not impelled towards seeking that thing through movement.” Avicenna, </text:span><text:span text:style-name="T213">Healing: Psychology </text:span><text:span text:style-name="T200">(1959) 4.4, 194.</text:span></text:p></text:note-body></text:note></text:span></text:span><text:span text:style-name="T17"> </text:span><text:bookmark-start text:name="Introduction_inclination_is_no"/><text:span text:style-name="T17">and</text:span><text:bookmark-end text:name="Introduction_inclination_is_no"/><text:span text:style-name="T17"> to incline towards some object or course of action is not the same thing as to actually move. Unpacking Avicenna’s way of dealing with the relation between inclination and actual motion involves seeing how the various parts of his overall schema for voluntary action fit together, and helps clarify emotions’ role as inclinations. Up until this point, we have primarily been discussing one branch of the motive faculty, namely, the </text:span><text:span text:style-name="T29">inclining</text:span><text:span text:style-name="T17"> motive faculty. That is the branch whose acts constitute emotions. But in this chapter we also need to discuss the second branch of the motive faculty, called the </text:span><text:span text:style-name="T29">resolving/decisive</text:span><text:span text:style-name="T17"> faculty.</text:span></text:p>
      <text:p text:style-name="P41"><text:span text:style-name="T17">What this chapter will show is that emotions tend towards, but are not sufficient to cause, voluntary motion. Emotions are caused by one sort of cognition, an evaluation, but there needs to be a further, practical judgment in order to bring about what Avicenna calls the “resolution-to-act.” The term "resolution (</text:span><text:span text:style-name="T28">ijmā</text:span><text:span text:style-name="T17">ʿ)” is how Avicenna refers to the motive faculty when it reaches a stage where it necessarily causes motion, provided there are no external impediments. Each of these branches of the motive faculty has its own type of cognitive cause. There are uniquely human ways of </text:span><text:span text:style-name="T28">evaluating</text:span><text:span text:style-name="T17"> something (which lead to uniquely human emotions) and ways of evaluating things that all animals share (which lead to common emotions). Then, there are uniquely human ways of making a </text:span><text:span text:style-name="T28">practical judgment</text:span><text:span text:style-name="T17"> (which leads to resolution), and there is an analogue to this on the animal level (which also leads to resolution). So there is an initial judgment</text:span><text:span text:style-name="Footnote_20_Symbol"><text:span text:style-name="T17"><text:note text:id="ftn178" text:note-class="footnote"><text:note-citation>177</text:note-citation><text:note-body><text:p text:style-name="Footnote"><text:s/>“Judgment [ḥukm]” is often used as a generic term for Avicenna, interchangeable with “cognition.”</text:p></text:note-body></text:note></text:span></text:span><text:span text:style-name="T17"> (a value judgment</text:span><text:span text:style-name="Footnote_20_Symbol"><text:span text:style-name="T17"><text:note text:id="ftn179" text:note-class="footnote"><text:note-citation>178</text:note-citation><text:note-body><text:p text:style-name="Footnote"><text:s/>In what follows, “value” and “evaluation” are not meant to have strictly ethical overtones.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p></text:note-body></text:note></text:span></text:span><text:span text:style-name="T17">) which leads to the motive state called emotion/inclination, followed by a second judgment (a practical judgment), which leads to the motive state called resolution. In such a schema, emotions play an important role in setting goals and focusing attention, but they do not ultimately determine what we do.</text:span></text:p>
      <text:p text:style-name="P29">Although Avicenna uses this schema consistently, there is no one place where he attempts to unpack it directly, in all its detail. Moreover, there are some places where he elides certain components, especially when it is not the main subject under discussion. So, the analysis here will rely on several key discussions, each of which individually only gives part of the picture, but which nonetheless fit together. Avicenna is clear enough in the separate texts that it seems reasonable to believe we are describing a schema he has in mind, rather than imposing something <text:soft-page-break/>from the outside.</text:p>
      <text:p text:style-name="P29">In discussing resolution alongside emotion, we are following Avicenna’s lead, who most often discusses the two topics alongside one another. Presumably one reason for this is that getting clear on both aspects of the motive faculty together (emotion and resolution) helps clarify each aspect individually. Since emotion and resolution are both closely related acts of the motive faculty, it would be easy to erroneously map the role of one onto the other. So while some of this discussion will focus on resolution, and the cognitions behind resolution and emotion, Avicenna nonetheless thinks this is relevant to clarifying the role of emotion.</text:p>
      <text:p text:style-name="P29"/>
      <text:h text:style-name="Heading_20_1" text:outline-level="1">2. Inclination is distinct from resolution</text:h>
      <text:p text:style-name="P29"/>
      <text:p text:style-name="P41"><text:span text:style-name="T17">The distinction between two branches</text:span><text:span text:style-name="Footnote_20_Symbol"><text:span text:style-name="T17"><text:note text:id="ftn180" text:note-class="footnote"><text:note-citation>179</text:note-citation><text:note-body><text:p text:style-name="Footnote"><text:s/>Avicenna sometimes uses the term “branches” to distinguish “sub-faculties” of a generic faculty. If we want to stick with the language of powers/faculties, we should technically call resolution a sub-faculty of the motive faculty, and I discuss this distinction below in this same section.</text:p></text:note-body></text:note></text:span></text:span><text:span text:style-name="T17"> of the motive faculty—inclination and, as we will see shortly, resolution—shows that, for Avicenna, there is more nuance to the four factors involved in voluntary motion than just what we looked at in chapter one. As a reminder, the four factors required for voluntary movement in the Aristotelian schema, to which Avicenna generally subscribes, are as follows:</text:span><text:span text:style-name="Footnote_20_Symbol"><text:span text:style-name="T17"><text:note text:id="ftn181" text:note-class="footnote"><text:note-citation>180</text:note-citation><text:note-body><text:p text:style-name="Footnote"><text:s/><text:span text:style-name="T154">As in chapter 1, the “moved-mover” terminology is just used initially to show the parallels between Aristotle and Avicenna, but in what follows I leave it behind and adopt more Avicennian terminology.</text:span></text:p></text:note-body></text:note></text:span></text:span></text:p>
      <text:p text:style-name="P29"/>
      <text:p text:style-name="P109"><text:span text:style-name="T17">1) u</text:span><text:span text:style-name="T21">nmoved-mover: the cognized object, a practical good represented to the subject in some way</text:span></text:p>
      <text:p text:style-name="P110">2) moved-mover: the motive faculty, which acts in response to (1)</text:p>
      <text:p text:style-name="P110">3) means of motion: muscles and the ligaments</text:p>
      <text:p text:style-name="P109"><text:span text:style-name="T21">4) that which is moved: the </text:span><text:span text:style-name="T17">subject as a whole.</text:span><text:span text:style-name="Footnote_20_Symbol"><text:span text:style-name="T52"><text:note text:id="ftn182" text:note-class="footnote"><text:note-citation>181</text:note-citation><text:note-body><text:p text:style-name="Footer"><text:span text:style-name="T199"><text:s/></text:span><text:span text:style-name="T200">Some of their precise terminology differs. Aristotle calls </text:span><text:span text:style-name="T212">orexis</text:span><text:span text:style-name="T200"> the proximate principle of motion, while Avicenna calls the means of motion the proximate principle, and differences ripple out from there. But the ordering and general point is the same.</text:span></text:p></text:note-body></text:note></text:span></text:span></text:p>
      <text:p text:style-name="P62"/>
      <text:p text:style-name="P97"><text:span text:style-name="T17">As Martha Nussbaum has pointed out in reference to Aristotle, this four-element schema, found in Aristotle’s </text:span><text:span text:style-name="T28">De Anima</text:span><text:span text:style-name="T17">, leaves some things unspecified</text:span><text:span text:style-name="Footnote_20_Symbol"><text:span text:style-name="T52"><text:note text:id="ftn183" text:note-class="footnote"><text:note-citation>182</text:note-citation><text:note-body><text:p text:style-name="Footer"><text:span text:style-name="T199"><text:s/></text:span><text:span text:style-name="T200">Nussbaum (1983) 136-137.</text:span></text:p></text:note-body></text:note></text:span></text:span><text:span text:style-name="T17">. In particular, it does not specify in what way exactly a practical good is represented to the subject, and how we account for all the cases where we seem to want something, but don’t actually </text:span><text:span text:style-name="T28">do</text:span><text:span text:style-name="T17"> anything about it. In the </text:span><text:span text:style-name="T28">De Motu</text:span><text:span text:style-name="T17"> Aristotle goes into more detail, distinguishing various ways in which the object can be cognized relevant to actio</text:span><text:span text:style-name="T21">n, and explaining how we get from inclination to actual motion. Avicenna would not have had access to the </text:span><text:span text:style-name="T30">De Motu</text:span><text:span text:style-name="T21">,</text:span><text:span text:style-name="Footnote_20_Symbol"><text:span text:style-name="T55"><text:note text:id="ftn184" text:note-class="footnote"><text:note-citation>183</text:note-citation><text:note-body><text:p text:style-name="Footer"><text:span text:style-name="T199"><text:s/></text:span><text:span text:style-name="T200">Gutas notes this at (2014) 361, n. 5. While Moerbeke's Latin edition of the </text:span><text:span text:style-name="T212">Book of Animals</text:span><text:span text:style-name="T200"> did have </text:span><text:span text:style-name="T212">De Motu </text:span><text:span text:style-name="T200">folded into it, his was not one of the editions made using an Arabic intermediary. The edition made using an Arabic intermediary was that of Michael Scot, and it only included </text:span><text:span text:style-name="T78">Hist., De part., De gener. </text:span><text:span text:style-name="T71">(see</text:span><text:span text:style-name="T78"> </text:span><text:span text:style-name="T71">Burnett (2014) 795).</text:span><text:span text:style-name="T78"> </text:span><text:span text:style-name="T71">We know from Averroes that there </text:span><text:span text:style-name="T72">wa</text:span><text:span text:style-name="T71">s a summary of Aristotle’s works on animals by Nicolaus Damascenus, including some material on the content of </text:span><text:span text:style-name="T79">De </text:span><text:span text:style-name="T78">Motu,</text:span><text:span text:style-name="T71"> that was translated into Arabic. But it is not extant, so it is impossible to say to what it included, and to what extent it may have influenced Avicenna. On that, see Zonta (1999) 61, 65.</text:span></text:p></text:note-body></text:note></text:span></text:span><text:span text:style-name="T37"> but we nonetheless find him nuancing parts of the four-</text:span><text:span text:style-name="T37">element schema of voluntary motion in a similar way. What Avicenna ends up affirming, in brief, is that that there are two of types ways in which the unmoved-mover (the practical good) is grasped, which lead to two distinct types of moved-movers (inclination, then resolution). That is, </text:span><text:soft-page-break/><text:span text:style-name="T37">there are two types of cognitions related to practical goods, which lead to two different acts of the motive faculty, before the means of motion are actually engaged.</text:span></text:p>
      <text:p text:style-name="P41"><text:span text:style-name="T37">The two types of moved-movers</text:span><text:span text:style-name="Footnote_20_Symbol"><text:span text:style-name="T37"><text:note text:id="ftn185" text:note-class="footnote"><text:note-citation>184</text:note-citation><text:note-body><text:p text:style-name="Footnote"><text:s/>I am using Ari<text:span text:style-name="T154">stotle's “moved-mover” termin</text:span>ology to refer to appetites and resolution. Though Avicenna starts the text below with a generic use of appetite, that is not used to include resolut<text:span text:style-name="T154">ion. So moved-mover is</text:span> the best terminology we have to group together appetites and resolution (other than the even more generic “acts of the motive faculty”).</text:p></text:note-body></text:note></text:span></text:span><text:span text:style-name="T37"> are distinguished in the followin</text:span><text:span text:style-name="T34">g text, which occurs towards the beginning of Avicenna’s </text:span><text:span text:style-name="T43">Healing: Psychology</text:span><text:span text:style-name="T34"> 4.4, just before Avicenna explains the various types of emotions that we looked at in chapter one:</text:span></text:p>
      <text:p text:style-name="P67"/>
      <text:p text:style-name="Block"><text:span text:style-name="T82">And appetite [</text:span><text:span text:style-name="T90">shawq</text:span><text:span text:style-name="T82">] may vary.</text:span><text:span text:style-name="Footnote_20_Symbol"><text:span text:style-name="T62"><text:note text:id="ftn186" text:note-class="footnote"><text:note-citation>185</text:note-citation><text:note-body><text:p text:style-name="Footer"><text:span text:style-name="T199"><text:s/></text:span><text:span text:style-name="T200">Not yet having made careful distinctions between types of animal emotions, Avicenna is using the term appetite [</text:span><text:span text:style-name="T212">shawq</text:span><text:span text:style-name="T200">] here loosely, simply with the goal of sketching how emotion can lead to action. As we saw in chapter one, his more technical way of referring to emotions is with the terms </text:span><text:span text:style-name="T213">inbiʿāthā</text:span><text:span text:style-name="T216">t </text:span><text:span text:style-name="T203">and </text:span><text:span text:style-name="T216">nizāʿāt</text:span><text:span text:style-name="T203">.</text:span></text:p></text:note-body></text:note></text:span></text:span><text:span text:style-name="T82"> For among [different kinds of appetite] there is that which remains weak, and there is that which strengthens to the point where it brings about [</text:span><text:span text:style-name="T90">yūjib</text:span><text:span text:style-name="T82">] resolution-to-act [</text:span><text:span text:style-name="T90">al-ijmā</text:span><text:span text:style-name="T82">ʿ]—</text:span><text:span text:style-name="T90">though resolution-to-act [al-ijmā</text:span><text:span text:style-name="T82">ʿ</text:span><text:span text:style-name="T90">] is not the same as appetite</text:span><text:span text:style-name="T82">. Appetite might strengthen towards something yet there be no resolution-to-act [</text:span><text:span text:style-name="T91">al-ijmāʿ</text:span><text:span text:style-name="T82">] towards movement at all, analogous to when the imagination grows strong while there is no appetite for what is in the imagination.</text:span></text:p>
      <text:p text:style-name="Block"/>
      <text:p text:style-name="Block"><text:span text:style-name="T82">And when the resolution-to-act [</text:span><text:span text:style-name="T90">al-ijmā</text:span><text:span text:style-name="T82">ʿ] happens properly, the locomotive powers (whose function is simply to contract and expand the muscles) obey—though this is not the same thing as appetite, nor [is it the same as] resolution-to-act [</text:span><text:span text:style-name="T90">al-ijmā</text:span><text:span text:style-name="T82">ʿ]. For someone prevented from movement is not prevented from having a strong appetite, nor from resolution-to-act [</text:span><text:span text:style-name="T90">al-ijmā</text:span><text:span text:style-name="T82">ʿ]—but [when constrained] he will not find obedience from the other powers, whose only function is locomotion, and which are in the muscles.</text:span><text:span text:style-name="Footnote_20_Symbol"><text:span text:style-name="T62"><text:note text:id="ftn187" text:note-class="footnote"><text:note-citation>186</text:note-citation><text:note-body><text:p text:style-name="Footer"><text:span text:style-name="T199"><text:s/></text:span><text:span text:style-name="T200">Avicenna, </text:span><text:span text:style-name="T213">Healing: Psychology </text:span><text:span text:style-name="T200">(1959), 195. Emphasis mine.</text:span></text:p></text:note-body></text:note></text:span></text:span></text:p>
      <text:p text:style-name="P67"/>
      <text:p text:style-name="P67">Here Avicenna is making the point that there are three distinct acts of the motive soul: appetite (i.e., inclination/emotion), resolution, and locomotion. He shows that these are distinct by showing how it is possible to have a full actualization of one, without the others. For example, it is possible to have an emotion, even a very strong emotion, yet still not have the resolve to do anything about it. Again, one could be resolved to take some sort of action, yet be physically prevented from doing so (e.g., because they are in captivity).</text:p>
      <text:p text:style-name="P41"><text:soft-page-break/><text:span text:style-name="T34">Avicenna is not always clear about how we should categorize</text:span><text:span text:style-name="T43"> al-ijmā</text:span><text:span text:style-name="T34">ʿ, in terms of its being merely an activity of an existing faculty, or a distinct faculty/capacity, but it seems the available evidence suggests the latter. He does not mention </text:span><text:span text:style-name="T43">al-ijmā</text:span><text:span text:style-name="T34">ʿ in his initial enumeration of faculties in </text:span><text:span text:style-name="T43">Psychology</text:span><text:span text:style-name="T34"> 1.5, but in 4.4 and elsewhere he does use the term faculty (</text:span><text:span text:style-name="T43">quwwa</text:span><text:span text:style-name="T34">) to refer to </text:span><text:span text:style-name="T43">al-ijmā</text:span><text:span text:style-name="T34">ʿ: "The resolving faculty [</text:span><text:span text:style-name="T44">al-quwwa al-ijmāʿiyya</text:span><text:span text:style-name="T34">] follows the previously mentioned [emotional] faculties, so that when their inclination grows strong, it resolves to act.”</text:span><text:span text:style-name="Footnote_20_Symbol"><text:span text:style-name="T56"><text:note text:id="ftn188" text:note-class="footnote"><text:note-citation>187</text:note-citation><text:note-body><text:p text:style-name="Footer"><text:span text:style-name="T199"><text:s/></text:span><text:span text:style-name="T200">Avicenna, </text:span><text:span text:style-name="T213">Healing: Psychology </text:span><text:span text:style-name="T200">(1959), 4.4, 196.</text:span></text:p></text:note-body></text:note></text:span></text:span><text:span text:style-name="T34"> Moreover, in a previous section of </text:span><text:span text:style-name="T43">Psychology</text:span><text:span text:style-name="T34">, 1.4, he specifies that some things which make actions different do not thereby necessitate positing of new faculties, such as: differences in movements of the will (you can will to move to point A or point B, but you do not need two locomotive </text:span><text:span text:style-name="T34">faculties to do so), states of the organs used (someone with an impaired memory does not have a different kind of memory, just an impaired one), external impediments (if you put on tinted glasses, this does not change the basic structure of the visual faculty), strong/weak or positive/negative manifestations of the same activity (we can believe, be certain, and doubt, from the same faculty).</text:span><text:span text:style-name="Footnote_20_Symbol"><text:span text:style-name="T56"><text:note text:id="ftn189" text:note-class="footnote"><text:note-citation>188</text:note-citation><text:note-body><text:p text:style-name="Footer"><text:span text:style-name="T199"><text:s/></text:span><text:span text:style-name="T200">Avicenna, </text:span><text:span text:style-name="T213">Healing: Psychology </text:span><text:span text:style-name="T200">(1959), 1.4, 33-34.</text:span></text:p></text:note-body></text:note></text:span></text:span><text:span text:style-name="T34"> His concern to show in the above text that </text:span><text:span text:style-name="T43">al-ijmā</text:span><text:span text:style-name="T34">ʿ is </text:span><text:span text:style-name="T43">not</text:span><text:span text:style-name="T34"> merely the same as strong inclination suggests that he has the last of these points in mind: if </text:span><text:span text:style-name="T43">al-ijmā</text:span><text:span text:style-name="T34">ʿ were equivalent </text:span><text:soft-page-break/><text:span text:style-name="T34">to a strong appetite, we would not need to posit two distinct faculties—but it is something more than strong appetite. So while Avicenna does not single out </text:span><text:span text:style-name="T43">al-ijmā</text:span><text:span text:style-name="T34">ʿ in his overview of psychological faculties, there is evidence that he thinks it is worth considering a distinct faculty.</text:span></text:p>
      <text:p text:style-name="P41"><text:span text:style-name="T34">Granted, there are cases where Avicenna is not careful with this distinction, and sometimes refers to the appetitive faculty itself as resolving, but these should not be taken to override his more focused discussion in </text:span><text:span text:style-name="T43">Psychology</text:span><text:span text:style-name="T34"> 4.4. For example, the following text from his </text:span><text:span text:style-name="T43">Marginal Glosses on Aristotle’s</text:span><text:span text:style-name="T34"> De Anima blurs the lines between inclination and resolution:</text:span></text:p>
      <text:p text:style-name="P68"/>
      <text:p text:style-name="Block"><text:span text:style-name="T82">And he [Aristotle] says that by appetite, he does not mean the trivial appetite that increases and diminishes and goes away and differs, but rather decisive, resolving appetite [</text:span><text:span text:style-name="T90">al-shawq al-</text:span><text:span text:style-name="T82">ʿ</text:span><text:span text:style-name="T90">azmī al-ijmā</text:span><text:span text:style-name="T82">ʿ</text:span><text:span text:style-name="T90">ī</text:span><text:span text:style-name="T82">]; for it moves necessarily if there is no impediment. This is not like the appetite of the ascetic, for that is merely concupiscible desire, along with which there is not the decisive resolution [</text:span><text:span text:style-name="T90">al-</text:span><text:span text:style-name="T82">ʿ</text:span><text:span text:style-name="T90">azim al-ijmā</text:span><text:span text:style-name="T82">ʿ</text:span><text:span text:style-name="T90">ī</text:span><text:span text:style-name="T82">] whose course of action is from the intellect [</text:span><text:span text:style-name="T90">allādhī huwa min al-</text:span><text:span text:style-name="T82">ʿ</text:span><text:span text:style-name="T90">aql mashyuhu</text:span><text:span text:style-name="T82">]</text:span><text:span text:style-name="Footnote_20_Symbol"><text:span text:style-name="T62"><text:note text:id="ftn190" text:note-class="footnote"><text:note-citation>189</text:note-citation><text:note-body><text:p text:style-name="Footer"><text:span text:style-name="T199"><text:s/></text:span><text:span text:style-name="T200">Avicenna, </text:span><text:span text:style-name="T213">Marginal Glosses</text:span><text:span text:style-name="T200"> (1947) 113.19.</text:span></text:p></text:note-body></text:note></text:span></text:span><text:span text:style-name="T82">.</text:span></text:p>
      <text:p text:style-name="P111"/>
      <text:p text:style-name="P97"><text:span text:style-name="T34">Here Avicenna is commenting on </text:span><text:span text:style-name="T43">De Anima</text:span><text:span text:style-name="T34"> 3.9, 433a9, where Aristotle discusses how some people are especially good at controlling their desires. These are the self-controlled, the </text:span><text:span text:style-name="T43">egkrateis</text:span><text:span text:style-name="T34"> in Greek, which is here discussed under the heading of those who are ascetics, or pious devotees (</text:span><text:span text:style-name="T43">nāsik/nussāk</text:span><text:span text:style-name="T34">). Since Aristotle does not make a clear distinction between his faculties of appetite and resolution, Avicenna follows suit, calling the difference between the ascetic’s inclination and one who acts on their inclination the difference between “mere” appetite and “decisive, resolving” appetite. So this blurring of lines here makes sense, given that Avicenna is glossing Aristotle, who himself did not make this distinction. Moreover, there certainly is a sense in which both inclining appetite and </text:span><text:span text:style-name="T43">al-ijmā</text:span><text:span text:style-name="T34">ʿ are sub-faculties of the more generic animal motive faculty. So depending on how finely we want to slice faculties, inclination and resolution could be more or less identified.</text:span></text:p>
      <text:p text:style-name="P41"><text:span text:style-name="T44">A</text:span><text:span text:style-name="T43">l-ijmā</text:span><text:span text:style-name="T34">ʿ, or </text:span><text:span text:style-name="T43">al-quwwa al-ijmā</text:span><text:span text:style-name="T34">ʿ</text:span><text:span text:style-name="T43">iyya</text:span><text:span text:style-name="T34">, is sometimes referred to as the “decisive faculty,” sometimes the “resolving faculty.”</text:span><text:span text:style-name="Footnote_20_Symbol"><text:span text:style-name="T56"><text:note text:id="ftn191" text:note-class="footnote"><text:note-citation>190</text:note-citation><text:note-body><text:p text:style-name="Footer"><text:span text:style-name="T199"><text:s/></text:span><text:span text:style-name="T200">See, for example, Marmura usage of the translation “decisive” in 4.2 of </text:span><text:span text:style-name="T213">Healing: Metaphysics</text:span><text:span text:style-name="T200"> (2005).</text:span></text:p></text:note-body></text:note></text:span></text:span><text:span text:style-name="T34"> Here I will prefer translating </text:span><text:span text:style-name="T43">al-ijmā</text:span><text:span text:style-name="T34">ʿ as "resolution," because "decision" has cognitive overtones, and Avicenna is clear that </text:span><text:span text:style-name="T43">al-ijmā</text:span><text:span text:style-name="T34">ʿ is not a cognitive function. Clear evidence for that is the fact that he introduces </text:span><text:span text:style-name="T43">al-ijmā</text:span><text:span text:style-name="T34">ʿ in his discussion of motive faculties, and consistently refers to </text:span><text:span text:style-name="T43">al-ijmā</text:span><text:span text:style-name="T34">ʿ as part of (</text:span><text:span text:style-name="T43">min</text:span><text:span text:style-name="T34">),</text:span><text:span text:style-name="Footnote_20_Symbol"><text:span text:style-name="T56"><text:note text:id="ftn192" text:note-class="footnote"><text:note-citation>191</text:note-citation><text:note-body><text:p text:style-name="Footer"><text:span text:style-name="T199"><text:s/></text:span><text:span text:style-name="T200">Avicenna, </text:span><text:span text:style-name="T213">Healing: Metaphysics </text:span><text:span text:style-name="T200">(2005) 6.5.3.</text:span></text:p></text:note-body></text:note></text:span></text:span><text:span text:style-name="T34"> or belonging to (</text:span><text:span text:style-name="T43">li</text:span><text:span text:style-name="T34">),</text:span><text:span text:style-name="Footnote_20_Symbol"><text:span text:style-name="T56"><text:note text:id="ftn193" text:note-class="footnote"><text:note-citation>192</text:note-citation><text:note-body><text:p text:style-name="Footer"><text:span text:style-name="T199"><text:s/></text:span><text:span text:style-name="T200">Avicenna, </text:span><text:span text:style-name="T213">Healing: Psychology </text:span><text:span text:style-name="T200">(1959) 195.</text:span></text:p></text:note-body></text:note></text:span></text:span><text:span text:style-name="T34"> the motive faculty.</text:span></text:p>
      <text:p text:style-name="P41"><text:span text:style-name="T34">Nonetheless, the term is used in a cognitive sense in other contexts, and these usages can shed some light on its application by Avicenna. Al-Farabi uses </text:span><text:span text:style-name="T43">al-ijmā</text:span><text:span text:style-name="T34">ʿ at the beginning of </text:span><text:span text:style-name="T43">Conditions of Certitude</text:span><text:span text:style-name="T34"> as a synonym for knowledge (</text:span><text:span text:style-name="T43">ra</text:span><text:span text:style-name="T34">ʾ</text:span><text:span text:style-name="T43">y</text:span><text:span text:style-name="T34">), under the genus of certainty (</text:span><text:span text:style-name="T44">yaqīn</text:span><text:span text:style-name="T34">).</text:span><text:span text:style-name="Footnote_20_Symbol"><text:span text:style-name="T56"><text:note text:id="ftn194" text:note-class="footnote"><text:note-citation>193</text:note-citation><text:note-body><text:p text:style-name="Footer"><text:span text:style-name="T199"><text:s/></text:span><text:span text:style-name="T200">Al-Fārābī, </text:span><text:span text:style-name="T213">Conditions of Certitude</text:span><text:span text:style-name="T200"> (1987), 98.5.</text:span></text:p></text:note-body></text:note></text:span></text:span><text:span text:style-name="T34"> Here, resolution involves the certainty that something is “thus [</text:span><text:span text:style-name="T44">kadhā</text:span><text:span text:style-name="T34">], or not thus.” </text:span><text:span text:style-name="T34">For example, at a distance you might be unsure whether a certain shape is a square or a circle. But, once closer, you will have certainty that it is, e.g., a circle, not a square. </text:span><text:span text:style-name="T43">Al-ijmā</text:span><text:span text:style-name="T34">ʿ is also an important term in Islamic law, signifying the unanimous agreement of a group of authorities on some moral or doctrinal issue.</text:span><text:span text:style-name="Footnote_20_Symbol"><text:span text:style-name="T56"><text:note text:id="ftn195" text:note-class="footnote"><text:note-citation>194</text:note-citation><text:note-body><text:p text:style-name="Footer"><text:span text:style-name="T199"><text:s/></text:span><text:span text:style-name="T200">Bernand (2012).</text:span></text:p></text:note-body></text:note></text:span></text:span><text:span text:style-name="T34"> The thread common to both of these usages is that of resolving on one choice out of many, selecting between different options, and that that selection is final, or settled. Though for Avicenna this cognitive selection happens prior to the motive resolution (and </text:span><text:soft-page-break/><text:span text:style-name="T34">after an emotion), resolution is the state of the motive faculty where one is no longer merely inclining to one option, leaving the door open for another. The motive faculty is, as the name suggests, </text:span><text:span text:style-name="T44">resolved</text:span><text:span text:style-name="T34"> on a particular course of action.</text:span></text:p>
      <text:p text:style-name="P41"><text:span text:style-name="T37">One particularly striking text that illustrates the distinction between</text:span><text:span text:style-name="T34"> resolution and cognition occurs at the beginning of Avicenna’s section on the animal motive faculties in his </text:span><text:span text:style-name="T43">Remarks and Admonitions</text:span><text:span text:style-name="T34">:</text:span></text:p>
      <text:p text:style-name="P34"/>
      <text:p text:style-name="Block"><text:span text:style-name="T82">As for voluntary motion, it is more lively [</text:span><text:span text:style-name="T90">ashadd nafsāniyyatan</text:span><text:span text:style-name="T82">], and it has a determining, resolving [ʿ</text:span><text:span text:style-name="T90">āzim mujammi</text:span><text:span text:style-name="T82">ʿ</text:span><text:span text:style-name="Footnote_20_anchor"><text:span text:style-name="T82"><text:note text:id="ftn196" text:note-class="footnote"><text:note-citation>195</text:note-citation><text:note-body><text:p text:style-name="Footnote">According to voweling in the edition.</text:p></text:note-body></text:note></text:span></text:span><text:span text:style-name="T82">] principle, [which is] acquiescent and passive to [</text:span><text:span text:style-name="T91">mudhʿinan</text:span><text:span text:style-name="T90"> wa munfa</text:span><text:span text:style-name="T82">ʿ</text:span><text:span text:style-name="T90">ilan </text:span><text:span text:style-name="T82">ʿ</text:span><text:span text:style-name="T90">an</text:span><text:span text:style-name="T82">] imagination, or estimation, or intellect [</text:span><text:span text:style-name="T90">khayāl aw wahm aw </text:span><text:span text:style-name="T82">ʿ</text:span><text:span text:style-name="T90">aql</text:span><text:span text:style-name="T82">], from which proceeds the irascible power, which pushes away from harm, or the concupiscible, which attracts to it that which is necessary or the beneficial for animals. The locomotive faculty, which stretches out in the muscles, obeys it, and is subservient to those commands.</text:span><text:span text:style-name="Footnote_20_Symbol"><text:span text:style-name="T62"><text:note text:id="ftn197" text:note-class="footnote"><text:note-citation>196</text:note-citation><text:note-body><text:p text:style-name="Footer"><text:span text:style-name="T199"><text:s/></text:span><text:span text:style-name="T200">Avicenna, </text:span><text:span text:style-name="T213">Remarks: Physics </text:span><text:span text:style-name="T200">(1960) Section 3, Supplement, 25, page 435.</text:span></text:p></text:note-body></text:note></text:span></text:span></text:p>
      <text:p text:style-name="P68"/>
      <text:p text:style-name="P97"><text:span text:style-name="T34">What is noteworthy about this text is that the resolving faculty is clearly linked with appetite and inclination as an “acquiescent and passive” counterpart to cognitive principles of imagination, estimation and intellect. So even though resolution is active in the sense of directly activating the means of motion in the muscles, it is nonetheless responsive to cognition, just like inclination. This coheres with what we saw in a the previously quoted text from </text:span><text:span text:style-name="T43">Marginal Glosses</text:span><text:span text:style-name="T34">, that decisive resolution gets its “course of action” from the mind, but it is motive, rather than cognitive.</text:span><text:span text:style-name="Footnote_20_Symbol"><text:span text:style-name="T56"><text:note text:id="ftn198" text:note-class="footnote"><text:note-citation>197</text:note-citation><text:note-body><text:p text:style-name="Footer"><text:span text:style-name="T199"><text:s/></text:span><text:span text:style-name="T200">See above, footnote 9. $$$$</text:span></text:p></text:note-body></text:note></text:span></text:span></text:p>
      <text:p text:style-name="P41"><text:span text:style-name="T34">So it seems appropriate to render </text:span><text:span text:style-name="T43">al-ijmā</text:span><text:span text:style-name="T34">ʿ as resolution, keeping in mind that this is non-cognitive, and always a resolution </text:span><text:span text:style-name="T43">to act</text:span><text:span text:style-name="T34">, not simply resolution </text:span><text:span text:style-name="T43">that</text:span><text:span text:style-name="T34"> some action would be good to do. That is, it is not a mere thought, but an embodied resolution towards action caused by a thought. This leads directly to the next issue that is central to clarifying how inclination and resolution fit into the schema for voluntary motion: the differing cognitions that trigger each of them.</text:span></text:p>
      <text:p text:style-name="P41"><text:span text:style-name="T34">Looking at the differing cognitions that trigger inclination and resolution in Avicenna’s psychology will show him to have a coherent picture of how they fit together. This coherent picture has not always been recognized, as prior comments by Gätje and Van Riet on the term </text:span><text:span text:style-name="T43">al-ijmā</text:span><text:span text:style-name="T34">ʿ in Avicenna have shown. Both point out that the Latin tradition had a difficult time translating </text:span><text:span text:style-name="T43">al-ijmā</text:span><text:span text:style-name="T34">ʿ, variously using </text:span><text:span text:style-name="T43">desiderium, voluntas, effectus, or optare</text:span><text:span text:style-name="T34">,</text:span><text:span text:style-name="Footnote_20_Symbol"><text:span text:style-name="T56"><text:note text:id="ftn199" text:note-class="footnote"><text:note-citation>198</text:note-citation><text:note-body><text:p text:style-name="Footer"><text:span text:style-name="T199"><text:s/></text:span><text:span text:style-name="T200">Gätje (1975) 360.</text:span></text:p></text:note-body></text:note></text:span></text:span><text:span text:style-name="T34"> blurring the lines between inclination and resolution, and sometimes even using </text:span><text:span text:style-name="T43">consensus communis</text:span><text:span text:style-name="T34">,</text:span><text:span text:style-name="Footnote_20_Symbol"><text:span text:style-name="T56"><text:note text:id="ftn200" text:note-class="footnote"><text:note-citation>199</text:note-citation><text:note-body><text:p text:style-name="Footer"><text:span text:style-name="T199"><text:s/></text:span><text:span text:style-name="T200">Van Riet (1967) 646.</text:span></text:p></text:note-body></text:note></text:span></text:span><text:span text:style-name="T34"> suggesting a conflation of Avicenna’s use of </text:span><text:span text:style-name="T43">al-ijmā</text:span><text:span text:style-name="T34">ʿ with the Islamic legal use. Gätje reports that in the 20</text:span><text:span text:style-name="T56">th</text:span><text:span text:style-name="T97"> century some scholars have tried to understand </text:span><text:span text:style-name="T102">al-ijmā</text:span><text:span text:style-name="T97">ʿ as related to the Stoic </text:span><text:span text:style-name="T97">notion of </text:span><text:span text:style-name="T102">synkatathesis</text:span><text:span text:style-name="T97">—a kind of cognitive assent—which Avicenna might have absorbed in some manner through Alexander of Aphrodisias’ Stoic-inspired writings.</text:span><text:span text:style-name="Footnote_20_Symbol"><text:span text:style-name="T56"><text:note text:id="ftn201" text:note-class="footnote"><text:note-citation>200</text:note-citation><text:note-body><text:p text:style-name="Footer"><text:span text:style-name="T199"><text:s/></text:span><text:span text:style-name="T200">Gätje (1975) 356.</text:span></text:p></text:note-body></text:note></text:span></text:span><text:span text:style-name="T97"> </text:span><text:bookmark-start text:name="Inclination_is_distinct_from_r"/><text:span text:style-name="T97">A</text:span><text:bookmark-end text:name="Inclination_is_distinct_from_r"/><text:span text:style-name="T97"> close look at the cognitive causes behind both inclination and resolution will show that Avicenna is consistent in distinguishing inclination from resolution, and in holding that both are states of different branches (different sub-faculties) of the motive faculty, rather than themselves types of cognitions.</text:span></text:p>
      <text:p text:style-name="P39"><text:soft-page-break/></text:p>
      <text:h text:style-name="Heading_20_1" text:outline-level="1">3. Different cognitions for different motive faculties<text:span text:style-name="Footnote_20_Symbol"><text:note text:id="ftn202" text:note-class="footnote"><text:note-citation>201</text:note-citation><text:note-body><text:p text:style-name="Footnote"><text:s/>Avicenna sometimes refers to one “motive faculty” as a generic way of referring to the cause of inclination, resolution, and locomotion. But, as we have seen, he sometimes discusses a more specific branch, or sub-faculty, behind each of the three acts (i.e., the resolving faculty, the appetitive faculty, the locomotive faculty), and these sub-faculties are sometimes described as motive facult<text:span text:style-name="T146">ies</text:span> (though none of them individually constitutes <text:span text:style-name="T146">the</text:span> motive faculty). So we can talk about <text:span text:style-name="T146">the</text:span> motive faculty, and motive facult<text:span text:style-name="T146">ies</text:span>, without contradiction.</text:p></text:note-body></text:note></text:span></text:h>
      <text:p text:style-name="P39"/>
      <text:p text:style-name="P39">Though emotion and resolution are not cognitive, the cognitions that trigger them constitute an important part of understanding their place in Avicenna’s schema for explaining voluntary motion. In other words, emotions and resolution are acts of the motive faculty, each caused by a different type of cognition that is distinct from the motive act, and precedes the motive act. Moreover, there is an order to all these acts, with resolution occurring last, preceded by a practical judgment, which practical judgment in turn must be preceded by a relevant emotion, caused by some evaluation.</text:p>
      <text:p text:style-name="P41"><text:span text:style-name="T97">Avicenna’s clearest explanation </text:span><text:span text:style-name="T102">that</text:span><text:span text:style-name="T97"> there are cognitions that trigger inclination and resolution, and that they differ, is in </text:span><text:span text:style-name="T102">Healing: Metaphysics</text:span><text:span text:style-name="T97"> 4.2. It is part of Avicenna’s explanation of the concepts potency and actuality, specifically natural principles of motion versus voluntary principles of motion, paralleling Aristotle’s </text:span><text:span text:style-name="T102">Metaphysics</text:span><text:span text:style-name="T97"> Theta 5. Avicenna’s way of framing the issue and his choice of what to focus on seems to be a true development unique to him, as there was little in the way of source material other than Aristotle’s text itself.</text:span><text:span text:style-name="Footnote_20_Symbol"><text:span text:style-name="T97"><text:note text:id="ftn203" text:note-class="footnote"><text:note-citation>202</text:note-citation><text:note-body><text:p text:style-name="Footnote"><text:s/>The only Greek commentaries translated into Arabic on Aristotle’s <text:span text:style-name="T146">Metaphysics</text:span> were the Book Delta portions of the commentaries by Alexander of Aphrodisias and Themistius (Bertolacci (2006) 73). And while Al-Farabi’s <text:span text:style-name="T146">Aims of Aristotle’s Metaphysics</text:span> was helpful in orienting Avicenna towards the work as a whole, it does not contain analysis of this specific section.</text:p></text:note-body></text:note></text:span></text:span></text:p>
      <text:p text:style-name="P39">The core issue in this text, for Avicenna, is how to best conceive of the distinction between capacities for motion that act automatically upon encountering a suitable object (natural faculties), and those that do not (voluntary faculties). That is, some capacities, like fire’s ability to heat, operate automatically when put in proximity with something capable of being heated. Other capacities, like a doctor’s ability to heal, do not operate automatically. Upon encountering a sick person, a doctor might heal, but might not, and this fact needs explanation.</text:p>
      <text:p text:style-name="P39">As it turns out, there are two things that explain this. That is, specific voluntary abilities, like the ability to heal or not heal, depend on two things. First is the fact that we have cognitions that are a “powers over a thing and its opposite,” a notion that will be unpacked shortly. Secondly, in addition to these cognitions, there is what Aristotle calls “appetite” or “choice,” or, in Avicenna’s language, various states of the motive faculty. So the fact that a doctor heals or does not heal in a given situation is due to his ability to have complex cognitions, which are followed by states of the motive faculty. We will unpack the core Avicennian text that deals with these issues by breaking it into three parts.</text:p>
      <text:p text:style-name="P41"><text:span text:style-name="T97">Avicenna begins by distinguishing the two types of capacities he plans to discuss. As </text:span><text:span text:style-name="T97">mentioned, the essential distinction is between natural/automatic capacities, and voluntary capacities. In the text on which Avicenna bases his discussion, Aristotle labels the former non-rational, and the latter rational.</text:span><text:span text:style-name="Footnote_20_Symbol"><text:span text:style-name="T97"><text:note text:id="ftn204" text:note-class="footnote"><text:note-citation>203</text:note-citation><text:note-body><text:p text:style-name="Footnote"><text:s/>Aristotle, Metaphyics (2006), 1048a.</text:p></text:note-body></text:note></text:span></text:span><text:span text:style-name="T97"> Avicenna broadens those labels, considering natural/automatic capacities to be those </text:span><text:span text:style-name="T103">not</text:span><text:span text:style-name="T97"> related to cognition, while voluntary capacities </text:span><text:span text:style-name="T103">are</text:span><text:span text:style-name="T97"> related to cognition:</text:span></text:p>
      <text:p text:style-name="P39"/>
      <text:p text:style-name="Block"><text:span text:style-name="T106">[a] [To turn to] those powers that are principles for motions and actions,</text:span><text:span text:style-name="Footnote_20_Symbol"><text:span text:style-name="T62"><text:note text:id="ftn205" text:note-class="footnote"><text:note-citation>204</text:note-citation><text:note-body><text:p text:style-name="Footer"><text:span text:style-name="T199"><text:s/></text:span><text:span text:style-name="T200">As we saw in chapter two, section one, something can be a principle of motion, but not necessarily a motive faculty. “Principle of motion” is a broader category, including motive faculties, and the cognitive faculties that serve as proximate causes for the motive faculties.</text:span></text:p></text:note-body></text:note></text:span></text:span><text:span text:style-name="T106"> some are associated with reason </text:span><text:soft-page-break/><text:span text:style-name="T106">and imagination, while some are not associated with these. Those associated with reason and imagination are of the same genus as reason and imagination. For it is almost the case that man and not-man are known by one power and that it belongs to one power to imagine pleasure and pain and, in general, to imagine a thing and its opposite. Likewise, these powers themselves are, in their individual instances, each a power over a thing and its opposite.</text:span><text:span text:style-name="Footnote_20_Symbol"><text:span text:style-name="T62"><text:note text:id="ftn206" text:note-class="footnote"><text:note-citation>205</text:note-citation><text:note-body><text:p text:style-name="Footer"><text:span text:style-name="T199"><text:s/></text:span><text:span text:style-name="T200">[a-c] are a continuous text taken from Avicenna, </text:span><text:span text:style-name="T213">Healing: Metaphysics</text:span><text:span text:style-name="T200"> (2005), 4.2.10-11. The translation used here is Marmura’s, slightly modified.</text:span></text:p></text:note-body></text:note></text:span></text:span></text:p>
      <text:p text:style-name="P112"/>
      <text:p text:style-name="P75">Here Avicenna first makes a distinction between powers that are principles for motion which are “associated with” reason and imagination, and those which are not. He immediately clarifies this locution, “associated with,” saying that he means faculties that could be considered rational or imaginative in some generic sense, and those that are not. In other words, he is making a distinction between cognitive faculties at the level of both the animal and human soul, on the one hand, and non-cognitive faculties, on the other.</text:p>
      <text:p text:style-name="P41"><text:span text:style-name="T97">Avicenna wants to point out that part of what makes cognitive faculties able to be principles of voluntary motion is that they are “power[s] over a thing and its opposite.” Of course, as Avicenna's examples illustrate, cognitive faculties are powers over a thing and its opposite </text:span><text:span text:style-name="T98">even</text:span><text:span text:style-name="T97"> when they are not functioning as motive principles. Avicenna’s first example of being a power over a thing and its opposite is just the ability to know and not know someone, which is not a cognition directly related to motion. These two acts are opposite, and they can both be performed by the same cognitive faculty. He also discusses our ability to sense both pleasure and pain by the same sensitive faculty. So there seem to be two possible ways of being considered a “power over a thing and its opposite”: on the one hand, if a power has different types of act with respect to one and the same object (to know x or not know x), or if a power has the ability to know one thing, but also know its opposite (to sense pleasure, but also pain). These are illustrating the broader notion that is also at play when cognitive faculties are principles of motion: a doctor’s medical knowledge consists of the knowledge of how to treat a patient, but also how to harm them. A builder knows how to build, but also how to tear down.</text:span></text:p>
      <text:p text:style-name="P41"><text:span text:style-name="T97">Given that cognitive principles of motion are powers over a thing its opposite, Aristotle argues that we need “something else” in order to actually enact motion. When a natural faculty encounters its appropriate object, it acts automatically (e.g., fire burns wood without any choice involved). By that logic, a doctor can heal or harm, but without some further factor, it seems that they would attempt to perform both actions upon encountering some patient, which is of course absurd. The same faculty cannot do x and not-x at the same time. For Aristotle, the thing that makes the difference is “appetite” or “choice.”</text:span><text:span text:style-name="Footnote_20_Symbol"><text:span text:style-name="T56"><text:note text:id="ftn207" text:note-class="footnote"><text:note-citation>206</text:note-citation><text:note-body><text:p text:style-name="Footer"><text:span text:style-name="T199"><text:s/></text:span><text:span text:style-name="T200">Aristotle, </text:span><text:span text:style-name="T213">Metaphysics</text:span><text:span text:style-name="T200"> (2006) 1048a.</text:span></text:p></text:note-body></text:note></text:span></text:span><text:span text:style-name="Footnote_20_Symbol"><text:span text:style-name="T56"> </text:span></text:span><text:span text:style-name="T97"><text:s/>A doctor could do both, but will in fact only desire or choose one. Avicenna would broadly agree with this, but for him, the picture is more complex. In this </text:span><text:span text:style-name="T103">Metaphysics</text:span><text:span text:style-name="T97"> text, Avicenna is not explicitly concerned with what accounts for </text:span><text:span text:style-name="T97">settling on on one opposite or the other (e.g., treating or harming).</text:span><text:span text:style-name="Footnote_20_anchor"><text:span text:style-name="T97"><text:note text:id="ftn208" text:note-class="footnote"><text:note-citation>207</text:note-citation><text:note-body><text:p text:style-name="P4"><text:s/>As we will see in section 6 below, such decisions for Avicenna are cognitive. In the <text:span text:style-name="T146">Metaphysics</text:span> Theta 5 text, Aristotle seems to suggest that it is the motive state itself (appetite or choice) that determines which of the “opposites” is pursued. But for Avicenna, it is the practical judgment that determines what is in fact pursued. Of course, Aristotle elsewhere has discussions of practical judgment, so it is probable he is just being concise here, and would not have a problem with Avicenna's more fleshed out view.</text:p></text:note-body></text:note></text:span></text:span><text:span text:style-name="T97"> Rather, he is concerned to articulate how the capacity for healing as a whole could move from the cognitive level, to the level of concrete action. In other words, how do we get from judgment, to action.</text:span></text:p>
      <text:p text:style-name="P41"><text:soft-page-break/><text:span text:style-name="T97">To fully account for the fact that a doctor sometimes treats a patient, and sometimes does not treat a patient, we need to appeal to the states of the motive faculty. Avicenna continues in </text:span><text:span text:style-name="T102">Metaphysics</text:span><text:span text:style-name="T97"> 4.2 as follows:</text:span></text:p>
      <text:p text:style-name="P112"/>
      <text:p text:style-name="Block"><text:span text:style-name="T106">[b] In reality, however, it would not be a complete power—that is, a principle of change, complete and in actuality, of one thing in another (inasmuch as [the latter] is another)—unless the will <text:s/>conjoins it [</text:span><text:span text:style-name="T112">iqtarana bi-hā </text:span><text:span text:style-name="T111">al-irāda</text:span><text:span text:style-name="T106">], impelled either by an estimative belief [</text:span><text:span text:style-name="T111">i</text:span><text:span text:style-name="T106">ʿ</text:span><text:span text:style-name="T111">tiqād wahmī</text:span><text:span text:style-name="T106">] that fol</text:span><text:span text:style-name="T108">lows an appetitive or irascible imaginative act [</text:span><text:span text:style-name="T113">takhayyul shahwānī aw ghaḍabī</text:span><text:span text:style-name="T108">] or by an intellectual belief</text:span><text:span text:style-name="Footnote_20_Symbol"><text:span text:style-name="T64"><text:note text:id="ftn209" text:note-class="footnote"><text:note-citation>208</text:note-citation><text:note-body><text:p text:style-name="Footer"><text:span text:style-name="T199"><text:s/></text:span><text:span text:style-name="T200">Marmura had “opinion” fo</text:span><text:span text:style-name="T203">r </text:span><text:span text:style-name="T215">raʾy</text:span><text:span text:style-name="T203">, but the following text from Psychology suggests “belief” or “knowledge” would be better: “Knowledge [</text:span><text:span text:style-name="T215">raʾy</text:span><text:span text:style-name="T203">] is belief that is settled, while opinion [ẓ</text:span><text:span text:style-name="T215">ann</text:span><text:span text:style-name="T203">] is belief one is inclined towards, along with the admission that the alternative </text:span><text:span text:style-name="T200">might be true. And not everyone who opines believes, just like not everyone who senses thinks, or everyone who imagines opines or believes or knows.” </text:span><text:span text:style-name="T213">Healing: Psychology</text:span><text:span text:style-name="T200"> (1959) 5.1, 207-208.</text:span></text:p></text:note-body></text:note></text:span></text:span><text:span text:style-name="T108"> [</text:span><text:span text:style-name="T113">raʾy </text:span><text:span text:style-name="T108">ʿ</text:span><text:span text:style-name="T113">aqlī</text:span><text:span text:style-name="T108">] following intellectual thought [</text:span><text:span text:style-name="T113">fikra </text:span><text:span text:style-name="T108">ʿ</text:span><text:span text:style-name="T113">aqliyya</text:span><text:span text:style-name="T108">] or the conceptualization of an intellectual form [</text:span><text:span text:style-name="T113">taṣawwur ṣūra </text:span><text:span text:style-name="T108">ʿ</text:span><text:span text:style-name="T113">aqliyya</text:span><text:span text:style-name="T108">]. Then, if that will, still not being a will that [only] inclines [</text:span><text:span text:style-name="T113">irāda mumīla</text:span><text:span text:style-name="T108">], but a decisive will [</text:span><text:span text:style-name="T113">irāda jazima</text:span><text:span text:style-name="T108">] (namely, the one which constitutes the resolution [</text:span><text:span text:style-name="T113">al-ijmā</text:span><text:span text:style-name="T108">ʿ] that necessitates the movement o</text:span><text:span text:style-name="T106">f the organs), conjoins [the power, then the latter] becomes necessarily the principle of necessitating action.</text:span></text:p>
      <text:p text:style-name="P112"/>
      <text:p text:style-name="P97"><text:span text:style-name="T97">In this text, Avicenna orders some of the factors involved in voluntary motion in a way that is consonant with his psychological works (looked at in chapters 1 and 2), and more explicit in this regard. In general, Avicenna orders various psychological functions in text [b] in order to show the relationship between different types of cognitive and motive faculties. When Avicenna says that “will [</text:span><text:span text:style-name="T102">irāda</text:span><text:span text:style-name="T97">]” must join to the cognitive faculties in order for motion to actually occur, this “will” is a standard, generic term, referring to any branch of the motive faculty associated with voluntary motion, in the same way that “power associated with reason and imagination” was used generically earlier in the same passage for various cognitive faculties. What we see in text [b], then, are basically two processes, two ways for cognitive principles of motion to lead to actual motion:</text:span></text:p>
      <text:p text:style-name="P39"/>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77"/>
          </table:table-cell>
          <table:table-cell table:style-name="Table2.A1" table:number-columns-spanned="2" office:value-type="string">
            <text:p text:style-name="P99"><text:span text:style-name="T107">Stage 1</text:span><text:span text:style-name="Footnote_20_Symbol"><text:span text:style-name="T97"><text:note text:id="ftn210" text:note-class="footnote"><text:note-citation>209</text:note-citation><text:note-body><text:p text:style-name="Footnote"><text:s/>The items in bold in this chart are terms supplied by me, based on the analysis that will follow in this chapter. So, to be clear, I am not saying that everything in this chart is found in the <text:span text:style-name="T146">Metaphysics</text:span> 4.2 text. Calling cognition 1 “evaluation” and cognition 2 “practical judgment” is due to what Avicenna says about these stages in other texts which, again, we will look at in the remaining sections of this chapter. But the terms in bold are included here to help see how everything is meant to fit together.</text:p></text:note-body></text:note></text:span></text:span></text:p>
          </table:table-cell>
          <table:covered-table-cell/>
          <table:table-cell table:style-name="Table2.D1" table:number-columns-spanned="2" office:value-type="string">
            <text:p text:style-name="P78">Stage 2</text:p>
          </table:table-cell>
          <table:covered-table-cell/>
        </table:table-row>
        <table:table-row table:style-name="Table2.1">
          <table:table-cell table:style-name="Table2.A2" office:value-type="string">
            <text:p text:style-name="P76">Process leading to action</text:p>
          </table:table-cell>
          <table:table-cell table:style-name="Table2.A2" office:value-type="string">
            <text:p text:style-name="P97"><text:span text:style-name="T107">Cognition 1 (</text:span><text:span text:style-name="T110">evaluation</text:span><text:span text:style-name="T107">) —&gt;</text:span></text:p>
          </table:table-cell>
          <table:table-cell table:style-name="Table2.A2" office:value-type="string">
            <text:p text:style-name="P76">Motive Act 1 —&gt;</text:p>
          </table:table-cell>
          <table:table-cell table:style-name="Table2.A2" office:value-type="string">
            <text:p text:style-name="P97"><text:span text:style-name="T107">Cognition 2 (</text:span><text:span text:style-name="T110">practical judgment</text:span><text:span text:style-name="T107">) —&gt;</text:span></text:p>
          </table:table-cell>
          <table:table-cell table:style-name="Table2.E2" office:value-type="string">
            <text:p text:style-name="P76">Motive Act 2</text:p>
          </table:table-cell>
        </table:table-row>
        <table:table-row table:style-name="Table2.1">
          <table:table-cell table:style-name="Table2.A2" office:value-type="string">
            <text:p text:style-name="P79">Animal</text:p>
          </table:table-cell>
          <table:table-cell table:style-name="Table2.A2" office:value-type="string">
            <text:p text:style-name="P76">Imaginative act</text:p>
          </table:table-cell>
          <table:table-cell table:style-name="Table2.A2" office:value-type="string">
            <text:p text:style-name="P76">Inclining will (emotion)</text:p>
          </table:table-cell>
          <table:table-cell table:style-name="Table2.A2" office:value-type="string">
            <text:p text:style-name="P76">Estimative belief</text:p>
          </table:table-cell>
          <table:table-cell table:style-name="Table2.E2" office:value-type="string">
            <text:p text:style-name="P76">Resolved will</text:p>
          </table:table-cell>
        </table:table-row>
        <table:table-row table:style-name="Table2.1">
          <table:table-cell table:style-name="Table2.A2" office:value-type="string">
            <text:p text:style-name="P79">Rational</text:p>
          </table:table-cell>
          <table:table-cell table:style-name="Table2.A2" office:value-type="string">
            <text:p text:style-name="P76">Conceptual act</text:p>
          </table:table-cell>
          <table:table-cell table:style-name="Table2.A2" office:value-type="string">
            <text:p text:style-name="P76">Inclining will (emotion)</text:p>
          </table:table-cell>
          <table:table-cell table:style-name="Table2.A2" office:value-type="string">
            <text:p text:style-name="P76">Intellectual belief</text:p>
          </table:table-cell>
          <table:table-cell table:style-name="Table2.E2" office:value-type="string">
            <text:p text:style-name="P76">Resolved will</text:p>
          </table:table-cell>
        </table:table-row>
      </table:table>
      <text:p text:style-name="P109"/>
      <text:p text:style-name="P97"><text:span text:style-name="T97">The chart relates to the text as follows: the two processes described in the above text are how </text:span><text:span text:style-name="T97">voluntary motion takes place at the level of the animal and rational soul, respectively.</text:span><text:span text:style-name="Footnote_20_Symbol"><text:span text:style-name="T97"><text:note text:id="ftn211" text:note-class="footnote"><text:note-citation>210</text:note-citation><text:note-body><text:p text:style-name="Footnote"><text:s/>Avicenna does not use the terms “animal” and “rational” in the above text, but they accurately capture what level of psychological faculties (animal or human) are being used in a given series of cognition and action.</text:p></text:note-body></text:note></text:span></text:span><text:span text:style-name="T97"> The column “Cognition 1” contains the two cognitive principles of motion that get the process started (imagination and conceptualization), followed by the factors Avicenna says need to come after them, respectively, in order for actual motion to occur. Midway through text [b] Avicenna makes a clear distinction between two processes, one where an estimative belief follows an imaginative act, and another where a rational belief follows a conceptual act (or an “intellectual thought,” as </text:span><text:soft-page-break/><text:span text:style-name="T97">he paraphrases). What the second cognitive act (the estimative or intellectual belief, respectively) leads to in both processes, according to text [b], is a </text:span><text:span text:style-name="T102">resolved</text:span><text:span text:style-name="T97"> will, as opposed to a merely inclining will. Prior to the second cognitive act, the first cognitive act (the imaginative or conceptual act) merely leads to an </text:span><text:span text:style-name="T102">inclined</text:span><text:span text:style-name="T97"> will, which corresponds to inclination, or emotion. Avicenna does not here describe these components (i.e., the belief and motive states) in more detail because, individually, they are all discussed at more length in the psychological texts. His main point in this section is just to show what the something else is that enables a cognitive principle of motion to actually enact motion, as part of an overall voluntary capacity. That additional faculty is the resolved will, </text:span><text:span text:style-name="T102">al-ijmā</text:span><text:span text:style-name="T97">ʿ.</text:span></text:p>
      <text:p text:style-name="P41"><text:span text:style-name="T97">Again, all that this </text:span><text:span text:style-name="T103">Metaphysics</text:span><text:span text:style-name="T97"> text shows for our purposes is that there is a sequence of cognitive and motive stages involved in voluntary action. Other texts, which we will exam later, show more about the character of each cognitive and motive stage. However, to look ahead a bit, we could call cognitions 1 and 2 both types of judgments. Cognitions at stage 1 are merely </text:span><text:span text:style-name="T103">evaluative</text:span><text:span text:style-name="T97"> judgements: judgments that something, e.g., would be pleasant, or would be painful. No course of action is tied to these judgments, which is why all that results from them is inclination. But when we proceed to cognition 2, which is a </text:span><text:span text:style-name="T103">practical</text:span><text:span text:style-name="T97"> judgment wherein we decide on a course of action, this second cognition can lead to the resolved state of the will which actually triggers action.</text:span></text:p>
      <text:p text:style-name="P41"><text:span text:style-name="T97">Distinguishing </text:span><text:span text:style-name="T102">al-ijmā</text:span><text:span text:style-name="T97">ʿ as a “something else” necessary for a cognitive principle to enact motion is a development on Avicenna’s part.</text:span><text:span text:style-name="Footnote_20_Symbol"><text:span text:style-name="T97"><text:note text:id="ftn212" text:note-class="footnote"><text:note-citation>211</text:note-citation><text:note-body><text:p text:style-name="Footnote"><text:s/>That Avicenna is making a development may not be obvious at first, since recent work on Aristotle’s Metaphysics Theta renders the Greek of Aristotle’s way of referring to desire and choice as “that which is decisive [kurios].” Since al-ijmāʿ is sometimes rendered the <text:s/>“decisive faculty,” this could make it seem like Avicenna is in some way getting the core of his idea for al-ijmāʿ from the Aristotle text, even if Aristotle did not present it so explicitly. See the translation at Aristotle, Metaphysics (2006) 1048a and Nussbaum’s discussion of the term at (1983) 139, 146, and 150.</text:p></text:note-body></text:note></text:span></text:span><text:span text:style-name="T97"> The Arabic text of Aristotle’s </text:span><text:span text:style-name="T102">Metaphysics</text:span><text:span text:style-name="T97"> that Avicenna would have had access to, at least as it is preserved in Averroes’s </text:span><text:span text:style-name="T102">Long Commentary on the </text:span><text:span text:style-name="T98">Metaphysics</text:span><text:span text:style-name="T97">, makes no mention of </text:span><text:span text:style-name="T102">al-ijmā</text:span><text:span text:style-name="T97">ʿ. Rather, the phrase (in Greek) that describes the additional motive component as “that which is decisive [</text:span><text:span text:style-name="T102">kurios</text:span><text:span text:style-name="T97">]” is rendered (in Arabic) as the “true ruler [</text:span><text:span text:style-name="T102">al-masūd al-ḥaqqī</text:span><text:span text:style-name="T97">].”</text:span><text:span text:style-name="Footnote_20_Symbol"><text:span text:style-name="T56"><text:note text:id="ftn213" text:note-class="footnote"><text:note-citation>212</text:note-citation><text:note-body><text:p text:style-name="Footer"><text:span text:style-name="T199"><text:s/></text:span><text:span text:style-name="T200">Averroes, </text:span><text:span text:style-name="T213">Long Commentary on the </text:span><text:span text:style-name="T201">Metaphysics</text:span><text:span text:style-name="T200"> (1967) 5.2, Book Theta, p. 1149.</text:span></text:p></text:note-body></text:note></text:span></text:span><text:span text:style-name="T97"> That is, Avicenna would have read that the motive faculty (in particular appetite/</text:span><text:span text:style-name="T102">shawq</text:span><text:span text:style-name="T97"> and choice/</text:span><text:span text:style-name="T102">ikhtiyār</text:span><text:span text:style-name="T97">) is the true ruler when it comes to whether powers associated with reason act or do not act. While Avicenna would acknowledge the importance of appetite (which refers to inclination) and choice (which refers to the judgments of the practical intellect), there is no mention of </text:span><text:span text:style-name="T102">al-ijmā</text:span><text:span text:style-name="T97">ʿ in the Arabic of Aristotle’s </text:span><text:span text:style-name="T102">Metaphysics</text:span><text:span text:style-name="T97">, nor even a clear distinction between inclination and resolution. Rather, in Aristotle’s text, we just have the equivalent of inclination, and this alone somehow makes the difference between whether a doctor would choose to heal or not. If Avicenna were speaking loosely, he would broadly agree with something like that. But in texts [a] and [b] above he is careful to distinguish </text:span><text:span text:style-name="T97">inclination from resolution, since it is not merely having an emotion that makes the difference in whether the doctor heals or not, it is having a resolution to act.</text:span></text:p>
      <text:p text:style-name="P41"><text:span text:style-name="T97">One phrase in text [b] that needs explanation is how this additional motive component finally makes it so that the voluntary power in question is a “complete power.” Avicenna goes on to unpack this idea in the remainder of his discussion of cognitive principles for motion in </text:span><text:span text:style-name="T102">Metaphysics</text:span><text:span text:style-name="T97"> 4.2. There are several paragraphs which follow, but their first two sentences sum up the idea:</text:span></text:p>
      <text:p text:style-name="P39"/>
      <text:p text:style-name="Block"><text:soft-page-break/><text:span text:style-name="T106">[c] For we have shown that, so long as a cause does not become a cause in terms of necessitation whereby a thing is necessitated by it, the effect would not come into existence through it. Before this state, the will [</text:span><text:span text:style-name="T111">al-irāda</text:span><text:span text:style-name="T106">] would have been weak, [resolution] [</text:span><text:span text:style-name="T111">al-ijmā</text:span><text:span text:style-name="T106">ʿ] not having taken place.</text:span></text:p>
      <text:p text:style-name="P39"/>
      <text:p text:style-name="P97"><text:span text:style-name="T97">For Avicenna, a power is called a complete power when an effect is necessitated by the power, given the appropriate circumstances.</text:span><text:span text:style-name="Footnote_20_Symbol"><text:span text:style-name="T56"><text:note text:id="ftn214" text:note-class="footnote"><text:note-citation>213</text:note-citation><text:note-body><text:p text:style-name="Footer"><text:span text:style-name="T199"><text:s/></text:span><text:span text:style-name="T200">McGinnis, &amp; Ruffus (2015) 161, 174.</text:span></text:p></text:note-body></text:note></text:span></text:span><text:span text:style-name="T97"> He says he has already argued for this, likely referring to an earlier section in the same book, </text:span><text:span text:style-name="T102">Metaphysics</text:span><text:span text:style-name="T97"> 4.1.10, where he argues that if a cause, </text:span><text:span text:style-name="T102">x</text:span><text:span text:style-name="T97">, were a “complete cause” of </text:span><text:span text:style-name="T102">y</text:span><text:span text:style-name="T97">, yet </text:span><text:span text:style-name="T102">x</text:span><text:span text:style-name="T97"> did not necessitate </text:span><text:span text:style-name="T102">y</text:span><text:span text:style-name="T97"> when </text:span><text:span text:style-name="T102">x</text:span><text:span text:style-name="T97"> and </text:span><text:span text:style-name="T102">y</text:span><text:span text:style-name="T97"> coexist, then the only thing that would make the difference in terms of whether </text:span><text:span text:style-name="T102">x </text:span><text:span text:style-name="T97">is a cause of </text:span><text:span text:style-name="T102">y</text:span><text:span text:style-name="T97"> is whether </text:span><text:span text:style-name="T102">y</text:span><text:span text:style-name="T97"> exists or not. Since that is absurd, </text:span><text:span text:style-name="T102">x</text:span><text:span text:style-name="T97"> is a complete cause for </text:span><text:span text:style-name="T102">y </text:span><text:span text:style-name="T97">only when </text:span><text:span text:style-name="T102">y</text:span><text:span text:style-name="T97"> is necessitated by </text:span><text:span text:style-name="T102">x</text:span><text:span text:style-name="T97">.</text:span></text:p>
      <text:p text:style-name="P41"><text:span text:style-name="T97">A cognitive principle for motion, like the doctor’s knowledge of how to heal, does not on its own necessarily cause motion, so it is not a complete cause for motion. It is only with something additional, namely, </text:span><text:span text:style-name="T102">al-ijmā</text:span><text:span text:style-name="T97">ʿ, that we get a complete power, from which motion follows necessarily, assuming there is an appropriate patient and no impediments. When the will is “weak”—when it is mere “inclination,” as described in text [b]—action will not take place, even when the appropriate object is at hand. Of course, cognitive faculties are not always thought of as principles of motion. It is possible to just imagine or conceptualize something, with no relation at all to motion. But insofar as cognitive faculties imagine or deliberate </text:span><text:span text:style-name="T102">about</text:span><text:span text:style-name="T97"> action, they are principles for motion, and only complete when accompanied by a resolution.</text:span></text:p>
      <text:p text:style-name="P41"><text:span text:style-name="T97">Avicenna’s concluding analysis in [c] shows that the idea of some act being necessary is not opposed to the idea of it being voluntary. Avicenna concludes his discussion of cognitive principles for motion in 4.2 by saying that when resolution accompanies a cognitive principle for motion, the subject would “then act by necessity.”</text:span><text:span text:style-name="Footnote_20_Symbol"><text:span text:style-name="T56"><text:note text:id="ftn215" text:note-class="footnote"><text:note-citation>214</text:note-citation><text:note-body><text:p text:style-name="Footer"><text:span text:style-name="T199"><text:s/></text:span><text:span text:style-name="T200">Avicenna, </text:span><text:span text:style-name="T213">Healing: Metaphysics</text:span><text:span text:style-name="T200"> (2005) 4.2.11.</text:span></text:p></text:note-body></text:note></text:span></text:span><text:span text:style-name="T97"> What precisely is necessitated was mentioned earlier, in text [b] when Avicenna says that the resolution-to-act [</text:span><text:span text:style-name="T102">irāda jazima</text:span><text:span text:style-name="T97">, translated by Marmura as “decisive will”] “necessitates the movement of the organs.” A doctor is not bound to conclude that treating some patient is the right thing to do, but once they do so conclude, and then have resolution to heal, they will act to treat the patient when in proximity to the patient. Of course, the cognitive faculties and the resolving faculty are themselves complete capacities in their own domains, and so certain cognitions or resolutions are necessary in appropriate circumstances.</text:span><text:span text:style-name="Footnote_20_Symbol"><text:span text:style-name="T97"><text:note text:id="ftn216" text:note-class="footnote"><text:note-citation>215</text:note-citation><text:note-body><text:p text:style-name="Footnote"><text:s/>This is not to say that appetites can occur without cognitions, just that, given a certain cognition, an appetite is bound to happen. </text:p></text:note-body></text:note></text:span></text:span><text:span text:style-name="T97"> In other words, when all the necessary causes are in place to trigger a cognition, or a resolution, these faculties don't need an additional “something else” to activate—they activate necessarily. It is not random that a doctor with a certain web of beliefs would determine that healing is the best course of action. And there is no indication that the resolving faculty is self-determining or self-moving—it is responsive to cognition under normal circumstances. So necessity seems to run straight through the process. [Stage 1] and [Stage 2] </text:span><text:span text:style-name="T97">describe different aspects of the process leading up to voluntary motion, and resolution is needed as an additional “something else” in the context of this wider process. But on their own, none of these powers needs an additional “something else” to perform its specific function. This highlights the fact that the key difference between voluntary and involuntary motion for Avicenna is not that one involves necessary actualization of faculties, and the other does not. Rather, one involves cognitive and motive faculties, while the other does not.</text:span><text:span text:style-name="Footnote_20_Symbol"><text:span text:style-name="T56"><text:note text:id="ftn217" text:note-class="footnote"><text:note-citation>216</text:note-citation><text:note-body><text:p text:style-name="Footer"><text:span text:style-name="T199"><text:s/></text:span><text:span text:style-name="T200">You could argue that, on this view, if we had a detailed enough understanding of someone’s web of beliefs, we would be able to predict what they will conclude is good for themselves or not in a given situation, in the same way that we could predict what type of nuts an oak tree will produce. Even if this is true, a key difference would remain between the two cases, in that the latter is entirely predictable based on the nature of thing (oak trees always produce acorns), whereas nothing about the nature of a human being tells you how a particular human being will actualize their powers over opposites. For an interpretation of Avicenna’s texts that relate to the issue of human freedom, see McGinnis, &amp; Ruffus (2015).</text:span></text:p></text:note-body></text:note></text:span></text:span></text:p>
      <text:p text:style-name="P41"><text:bookmark-start text:name="Different_cognitions_for_diffe"/><text:soft-page-break/><text:span text:style-name="T97">The</text:span><text:bookmark-end text:name="Different_cognitions_for_diffe"/><text:span text:style-name="T97"> preceding analysis of </text:span><text:span text:style-name="T102">Healing: Metaphysics</text:span><text:span text:style-name="T97"> 4.2 has shown that cognitive powers are principles for motion only insofar as they work through the motive faculties. In clarifying what he means by this, Avicenna shows that there are two levels as which cognitive powers can trigger motive faculties: first by making the motive faculty </text:span><text:span text:style-name="T102">incline</text:span><text:span text:style-name="T97"> towards some object, and then by making the motive faculty resolved towards some course of action. When there is resolution, this is when there is a complete principle of motion, necessitating movement of the muscles and organs.</text:span></text:p>
      <text:p text:style-name="P41"><text:span text:style-name="T97">In order to get a better grasp on the distinction between inclination and resolution, and how one leads to the other, we need to delineate in more detail the cognitive causes by which each occur. Since Avicenna is not focused on clarifying the cognitions themselves in </text:span><text:span text:style-name="T102">Metaphysics</text:span><text:span text:style-name="T97"> 4.2, in what follows I want to show that other Avicennian texts fill in the picture, and that Avicenna endorses the following schema:</text:span></text:p>
      <text:p text:style-name="P75"/>
      <text:p text:style-name="Block">[Stage 1] First, some practical good (the object, un<text:span text:style-name="T154">moved-mover) is judged as having some sort of value (i.e., an evaluative judgment), which can lead to an emotion/inclination (</text:span>e.g., food is seen as beneficial, then desired).</text:p>
      <text:p text:style-name="Block"/>
      <text:p text:style-name="Block">[Stage 2] Then, some practical judgment is made about a course of action, which can lead to a resolution-to-act (e.g., someone decides to open the cupboard to get a snack, and the motive faculty actually attempts to instigate action).</text:p>
      <text:p text:style-name="P112"/>
      <text:p text:style-name="P97"><text:span text:style-name="T97">To be clear, the </text:span><text:span text:style-name="T102">Metaphysics</text:span><text:span text:style-name="T97"> 4.2 text mere shows </text:span><text:span text:style-name="T102">that</text:span><text:span text:style-name="T97"> there is a progression of cognitions and motive states, but I think other texts fill in the picture in this way. Some cognitions lead to inclinations, others lead to resolutions-to-act. The evaluation in [Stage 1] and the practical judgment in [Stage 2] are supposed to correspond to what is mentioned under Cognition 1 and Cognition 2, respectively, in the above table. In other words, two types of evaluations (one at the animal level, one human) lead to inclination, and two types of practical judgments (one at the animal level, one human) lead to resolution. In the following sections, I will explain the components of [Stage 1] and [Stage 2] in more detail, showing that these distinctions are ones Avicenna is interested in making, and what they amount to.</text:span></text:p>
      <text:p text:style-name="P75"/>
      <text:h text:style-name="Heading_20_1" text:outline-level="1">4. Emotions for means, resolution for ends</text:h>
      <text:p text:style-name="P39"/>
      <text:p text:style-name="P41"><text:span text:style-name="T97">The distinctions made in [Stage 1] and [Stage 2] can be seen as a development of Aristotle’s distinction between ends of motion versus means of motion. In other words, it seems plausible </text:span><text:span text:style-name="T97">that Avicenna is making the distinctions in [Stage 1] and [Stage 2] as a way of building on notions already found in Aristotle. To be clear, Avicenna himself does not make this connection explicit, but it is worth briefly mentioning here as a way of showing how the above analysis of the </text:span><text:span text:style-name="T103">Metaphysics</text:span><text:span text:style-name="T97"> 4.2 text coheres with the broader picture seen elsewhere.</text:span></text:p>
      <text:p text:style-name="P41"><text:span text:style-name="T97">In </text:span><text:span text:style-name="T102">Nicomachean Ethics—</text:span><text:span text:style-name="T97">a text Avicenna would have had access to, despite not writing a text of similar scope—Aristotle says that “[virtue] determines the end and [practical intellect] makes us do the things that lead to the end.”</text:span><text:span text:style-name="Footnote_20_Symbol"><text:span text:style-name="T56"><text:note text:id="ftn218" text:note-class="footnote"><text:note-citation>217</text:note-citation><text:note-body><text:p text:style-name="Footer"><text:span text:style-name="T199"><text:s/></text:span><text:span text:style-name="T200">Aristotle, </text:span><text:span text:style-name="T213">Nicomachean Ethics </text:span><text:span text:style-name="T200">(1984) 6.13, 1145a.</text:span></text:p></text:note-body></text:note></text:span></text:span><text:span text:style-name="T97"> The general idea here is relevant to the discussion of </text:span><text:soft-page-break/><text:span text:style-name="T97">emotions because virtues determine ends to the extent that some of them govern appetites and emotions, and therefore what we are inclined to pursue or not pursue.</text:span><text:span text:style-name="Footnote_20_Symbol"><text:span text:style-name="T56"><text:note text:id="ftn219" text:note-class="footnote"><text:note-citation>218</text:note-citation><text:note-body><text:p text:style-name="Footer"><text:span text:style-name="T199"><text:s/></text:span><text:span text:style-name="T200">Aristotle, </text:span><text:span text:style-name="T213">Nicomachean Ethics</text:span><text:span text:style-name="T200"> (1984) 2.5, 1106a.</text:span></text:p></text:note-body></text:note></text:span></text:span><text:span text:style-name="T97"> </text:span><text:bookmark-start text:name="Means_and_Ends"/><text:span text:style-name="T97">The</text:span><text:bookmark-end text:name="Means_and_Ends"/><text:span text:style-name="T97"> practical intellect, on the other hand, decides how to pursue that which emotions incline towards. If someone is disposed to feel merciful to another person (i.e., they have the virtue of being merciful), helping that person in need of mercy becomes an object towards which they incline. Exactly what emotions we have is governed by the sort of dispositions or virtues we have, but it is </text:span><text:span text:style-name="T103">because of the emotion</text:span><text:span text:style-name="T97"> that we are actually oriented towards some end in a given situation. So emotions orient us towards ends, as described in [Stage 1] but do not determine the means to the ends. Upon having an emotion, a practical judgment of the sort, “I ought to help them in such and such a way” could lead to action. This determines the means. The practical judgment shifts the focus from the value of the object (in this case, helping someone), to how the subject ought to carry out the act. Avicenna’s schema, as summarized by [Stage 1] and [Stage 2], likewise has a place for judgments that determine ends (and lead to emotions) as well as judgments that determine means (and—according to Avicenna—lead to resolution).</text:span></text:p>
      <text:p text:style-name="P41"><text:span text:style-name="T97">One text where we see Avicenna using means and ends language in the context of voluntary motion is, again, in </text:span><text:span text:style-name="T102">Healing: Metaphysics</text:span><text:span text:style-name="T97">. In 6.5.4-6. Avicenna’s main goal is to show that all voluntary motion has an end. Say there are two points, A and B. In some cases the end is identical with what the motion itself achieves, as in simply having the desire to move from point A to point B. Here, the end is to move, and the end is achieved through that very motion. In other cases, the motion is in the service to some other goal, like meeting up with a friend at point B. In order to meet with a friend at point B, you still need to move from point A to point B, so the motion (the means) </text:span><text:span text:style-name="T102">looks</text:span><text:span text:style-name="T97"> the same as in the previous case, but the </text:span><text:span text:style-name="T102">end</text:span><text:span text:style-name="T97"> differs. Avicenna’s main point is that in both cases there is a goal, and a means to serve that goal, even in cases where the goal and the means to the goal are difficult to distinguish, as in the first case.</text:span></text:p>
      <text:p text:style-name="P39">What this shows for our purposes is that the idea of an end—the object of inclination—is not the same as the means of movement towards that object. It is one thing to desire to meet up with a friend, it is another to resolve on concrete steps to get to them. Even the case of desiring to get from point A to point B requires actually resolving on doing those actions. The two steps—desiring an end and resolving on a practical course of action—are distinct.</text:p>
      <text:p text:style-name="P39"/>
      <text:h text:style-name="Heading_20_1" text:outline-level="1">5. <text:span text:style-name="T154">Evaluations lead to inclination</text:span></text:h>
      <text:p text:style-name="P39"/>
      <text:p text:style-name="P41"><text:span text:style-name="T97">What triggers emotions is just an evaluation of some object, without any decision about a particular course of action. That is, emotions are triggered when we judge</text:span><text:span text:style-name="Footnote_20_Symbol"><text:span text:style-name="T97"><text:note text:id="ftn220" text:note-class="footnote"><text:note-citation>219</text:note-citation><text:note-body><text:p text:style-name="Footnote"><text:s/>Again, “judgment [ḥukm]” is often used as a generic term for Avicenna, interchangeable with “cognition.” So to <text:span text:style-name="T146">judge</text:span> something as having a certain value can just be to <text:span text:style-name="T146">imagine</text:span>, or <text:span text:style-name="T146">perceive</text:span> it as having a certain value.</text:p></text:note-body></text:note></text:span></text:span><text:span text:style-name="T97"> some object to have a certain value. The evaluative judgment happens first, and the emotion follows (assuming there </text:span><text:span text:style-name="T97">are no impediments—see chapter four on emotional dispositions). To be clear, “value” and “evaluation” are not meant to have strictly ethical overtones here.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span></text:p>
      <text:p text:style-name="P41"><text:span text:style-name="T97">The main place we see evidence of emotions being caused by evaluations is in the opening to Avicenna’s descriptions of the inclining motive faculty. He tends to describe emotions as caused </text:span><text:soft-page-break/><text:span text:style-name="T97">by things “imagined to be” beneficial or harmful, not by decisions that something ought to be pursued or avoided through a particular course of action. This can be made most clear by referring back to the table in chapter one where we broke down Avicenna’s descriptions of the inclining motive faculty.</text:span><text:span text:style-name="Footnote_20_Symbol"><text:span text:style-name="T56"><text:note text:id="ftn221" text:note-class="footnote"><text:note-citation>220</text:note-citation><text:note-body><text:p text:style-name="Footer"><text:span text:style-name="T199"><text:s/></text:span><text:span text:style-name="T200">See chapter 1, section 2b.</text:span></text:p></text:note-body></text:note></text:span></text:span><text:span text:style-name="T97"> There we see that, in </text:span><text:span text:style-name="T102">Psychology</text:span><text:span text:style-name="T97"> 1.5, concupiscible appetite responds to that which is “imagined to be necessary or beneficial,” and again, “imagined to be beneficial” in 4.4. The irascible appetite actualizes in response to that which is “imagined to be harmful or corruptive,” in 1.5, and “imagined as an obstacle” in 4.4. The word for “imagined” in all these cases is </text:span><text:span text:style-name="T102">mutakhayyal</text:span><text:span text:style-name="T97"> and his purpose in using it will be clarified shortly. But the consistency with which the locution “imagined as” is chosen to discuss the cause of inclinations, and </text:span><text:span text:style-name="T102">not</text:span><text:span text:style-name="T97"> used to discuss the cause of resolution (as we will see), strongly suggests that he intends to contrast merely imagining something as harmful or beneficial with making a practical, imperative judgment.</text:span></text:p>
      <text:p text:style-name="P41"><text:span text:style-name="T97">This close association between emotions and evaluations is not unique to the </text:span><text:span text:style-name="T102">Healing</text:span><text:span text:style-name="T97">, but recurs in his other texts, for example in the later psychological part of his </text:span><text:span text:style-name="T102">Salvation</text:span><text:span text:style-name="T97">:</text:span></text:p>
      <text:p text:style-name="P39"/>
      <text:p text:style-name="Block"><text:span text:style-name="T106">The motive faculty, insofar as it is motivating is the inclining, appetitive faculty, and it is the faculty which, when there is inscribed in the imagination [</text:span><text:span text:style-name="T111">irtasama fī al-takhayyul</text:span><text:span text:style-name="T106">] […] an image of something to be sought or avoided, it incites [</text:span><text:span text:style-name="T111">ḥamalat</text:span><text:span text:style-name="T106">] to motion.</text:span><text:span text:style-name="Footnote_20_Symbol"><text:span text:style-name="T62"><text:note text:id="ftn222" text:note-class="footnote"><text:note-citation>221</text:note-citation><text:note-body><text:p text:style-name="Footer"><text:span text:style-name="T199"><text:s/></text:span><text:span text:style-name="T200">Avicenna, </text:span><text:span text:style-name="T213">Salvation: Psychology</text:span><text:span text:style-name="T200"> (1985) p. 197.</text:span></text:p></text:note-body></text:note></text:span></text:span></text:p>
      <text:p text:style-name="P39"/>
      <text:p text:style-name="P97"><text:bookmark-start text:name="Objectevaluations_lead_to_incl"/><text:span text:style-name="T97">Avicenna</text:span><text:bookmark-end text:name="Objectevaluations_lead_to_incl"/><text:span text:style-name="T97"> is again specifically discussing inclination, as opposed to resolution, and the cause is described solely in terms of something being imagined in a particular way. This text is especially vivid, talking about the harmful or beneficial object as “inscribed” in the imagination. It appears that certain objects, when conceived in the imagination with some value, simply have the ability to trigger inclinations. But, as was said, the turn of phrase “imagined as having some sort of value” is in need of explanation.</text:span></text:p>
      <text:p text:style-name="P41"><text:span text:style-name="T97">Avicenna’s writings provide two ways of better understanding this locution, which require keeping straight two usages of words related “imagination.” On the one hand, for something to be “imagined as having some sort of value,” is for it to be an evaluation that is undergirded by images in the imagination, and affects appetite via those images. On the other hand, something can be evaluated in various ways, the two main divisions being “imaginatively” or arrived at through discursive, reasoned thought. So the phrase “imagined” in “imagined as having some sort of value” picks out that this evaluative process is </text:span><text:span text:style-name="T102">undergirded by images</text:span><text:span text:style-name="T97">, meaning that these judgments are about something inscribed in the imagination. But the evaluative process itself comes in </text:span><text:span text:style-name="T102">various modes</text:span><text:span text:style-name="T97"> (all undergirded by images), one of which modes is called “imaginative,” and the other which is called “discursive” or “reason-based.” These modes of evaluation refer to how exactly the object (inscribed in the imagination) is evaluated—whether </text:span><text:span text:style-name="T97">using reason (“discursive”), or not (“imaginative”). The next two sections will examine the key texts where these distinctions arise, so as to get a better understanding of [Stage 1], where evaluations trigger emotions.</text:span></text:p>
      <text:p text:style-name="P39"/>
      <text:h text:style-name="Heading_20_1" text:outline-level="1">5.1 Evaluations are about particulars</text:h>
      <text:p text:style-name="P39"/>
      <text:p text:style-name="P41"><text:span text:style-name="T97">All evaluations that lead to emotion are undergirded by images in the imagination because they are in response to particulars, and the sensitive faculties required to perceive particulars are </text:span><text:soft-page-break/><text:span text:style-name="T97">loosely referred to as “imagination.” Avicenna makes clear that imagination is necessary for any particular inclination in a text from his </text:span><text:span text:style-name="T102">Remarks and Admonitions</text:span><text:span text:style-name="T97">. The text comes from a supplement he added to the psychological part of the </text:span><text:span text:style-name="T102">Remarks</text:span><text:span text:style-name="T97">, which addresses issues that are not normally treated so explicitly in his psychological texts. A main issue he takes up in the supplement is that of distinguishing the different types of volitions belonging to celestial beings and humans. In making these distinctions, human voluntary motion is described in ways that emphasize the role of imagination. The distinctions he makes about the volitions of celestial beings are necessary for understanding the discussion of human volition.</text:span></text:p>
      <text:p text:style-name="P41"><text:span text:style-name="T97">The motion of celestial bodies, moving in their circular orbits, is identified as voluntary rather than natural because it has more than one sort of movement with respect to its object. In keeping with the description of voluntary motion from </text:span><text:span text:style-name="T102">Healing: Metaphysics</text:span><text:span text:style-name="T97"> 4.2 as stemming from a power over a thing and its opposites,</text:span><text:span text:style-name="Footnote_20_Symbol"><text:span text:style-name="T56"><text:note text:id="ftn223" text:note-class="footnote"><text:note-citation>222</text:note-citation><text:note-body><text:p text:style-name="Footer"><text:span text:style-name="T199"><text:s/></text:span><text:span text:style-name="T200">See section 2 above.</text:span></text:p></text:note-body></text:note></text:span></text:span><text:span text:style-name="T97"> Avicenna says that because the motion of the celestial bodies is circular, it by definition goes away from </text:span><text:span text:style-name="T102">and</text:span><text:span text:style-name="T97"> towards its object—he does not specify exactly what the object is—and this is enough to be sure that it is voluntary, not natural. Natural motion would only go either towards some object, or away from it. For example, rocks will always fall down, never up. But celestial bodies repeatedly switch between the two types of emotion with respect to the same object, owing to some sort of volition.</text:span><text:span text:style-name="Footnote_20_Symbol"><text:span text:style-name="T56"><text:note text:id="ftn224" text:note-class="footnote"><text:note-citation>223</text:note-citation><text:note-body><text:p text:style-name="Footer"><text:span text:style-name="T199"><text:s/></text:span><text:span text:style-name="T213">Remarks: Physics</text:span><text:span text:style-name="T200"> (1960) Section 3, Supplement 26, p. 438.</text:span></text:p></text:note-body></text:note></text:span></text:span></text:p>
      <text:p text:style-name="P41"><text:span text:style-name="T97">Avicenna next clarifies that the movement belonging to the “first body,” or the outermost sphere, is also voluntary—even though it does not move in terms of position. To make that claim he first needs to make a distinction between types of voluntary motion: sensible and intellectual.</text:span><text:span text:style-name="Footnote_20_Symbol"><text:span text:style-name="T56"><text:note text:id="ftn225" text:note-class="footnote"><text:note-citation>224</text:note-citation><text:note-body><text:p text:style-name="Footer"><text:span text:style-name="T199"><text:s/></text:span><text:span text:style-name="T200">This distinction is of course compatible with other divisions Avicenna makes, such as dividing voluntary motion in terms of in place or from place to place. For the later distinction, Avicenna, </text:span><text:span text:style-name="T213">Healing: Psychology</text:span><text:span text:style-name="T200"> (1959) beginning of 2.3.</text:span></text:p></text:note-body></text:note></text:span></text:span><text:span text:style-name="T97"> Sensible volitions are directed at sensible intentions, and intellectual volitions are directed at intellectual intentions. Intellectual intentions are defined as those which “are predicated of many, being unrestricted.”</text:span><text:span text:style-name="Footnote_20_Symbol"><text:span text:style-name="T56"><text:note text:id="ftn226" text:note-class="footnote"><text:note-citation>225</text:note-citation><text:note-body><text:p text:style-name="Footer"><text:span text:style-name="T199"><text:s/></text:span><text:span text:style-name="T213">Remarks: Physics</text:span><text:span text:style-name="T200"> (1960) Section 3, Section 3, Supplement 27, p. 438.</text:span></text:p></text:note-body></text:note></text:span></text:span><text:span text:style-name="T97"> As examples he provides “son of Adam,” or “human being.” He does not define sensible intentions, but we know from other similar discussions in </text:span><text:span text:style-name="T102">Psychology</text:span><text:span text:style-name="T97"> that sensible intentions are particular,</text:span><text:span text:style-name="Footnote_20_Symbol"><text:span text:style-name="T56"><text:note text:id="ftn227" text:note-class="footnote"><text:note-citation>226</text:note-citation><text:note-body><text:p text:style-name="Footer"><text:span text:style-name="T199"><text:s/></text:span><text:span text:style-name="T200">Avicenna, </text:span><text:span text:style-name="T213">Healing: Psychology</text:span><text:span text:style-name="T200"> (1959) 2.2, 60. Emphasis mine.</text:span></text:p></text:note-body></text:note></text:span></text:span><text:span text:style-name="T97"> in that what is being conceived cannot be predicated of a whole species (Adam himself, as opposed to human being in general). </text:span></text:p>
      <text:p text:style-name="P41"><text:span text:style-name="T97">Avicenna then makes use of this distinction to show that the volition of the first body is “intellectual,” being directed at a general intention, contrasting this with the volitions of humans and animals, which are sensible, in that they are directed at particulars. That the first mover’s volition is directed at a general intention is manifested in that it seeks position in general, rather than specific positions. The notion of position "in general" makes sense if we remember that the </text:span><text:span text:style-name="T97">first body, the outermost sphere, is beyond even the sphere of the fixed stars, and does not have any planets or particular bodies inside it that move from place to place.</text:span><text:span text:style-name="Footnote_20_Symbol"><text:span text:style-name="T56"><text:note text:id="ftn228" text:note-class="footnote"><text:note-citation>227</text:note-citation><text:note-body><text:p text:style-name="Footer"><text:span text:style-name="T199"><text:s/></text:span><text:span text:style-name="T200">Discussion of the “first body” at Davidson (1992) 45, 74.</text:span></text:p></text:note-body></text:note></text:span></text:span><text:span text:style-name="T97"> Rather, its motion is just the rotation of its entire area, which therefore would amount to no particular motion. Avicenna admits that this is difficult to conceive of, but the next section, on particular volitions, is more familiar, and directly bears on the nature of the evaluations that can trigger inclination in animals and humans.</text:span></text:p>
      <text:p text:style-name="P41"><text:span text:style-name="T97">Animal and human motion (in contrast with volitions of the first body, but </text:span><text:span text:style-name="T102">similar to </text:span><text:soft-page-break/><text:span text:style-name="T97">volitions of the other celestial bodies) involves particular movements, and is due to cognition of particulars. Avicenna initially bases this claim on what he takes as an axiom:</text:span></text:p>
      <text:p text:style-name="P39"/>
      <text:p text:style-name="Block"><text:span text:style-name="T106">No particular, determined thing proceeds from universal knowledge. For [universal knowledge] is, of course, only determined to this particular rather than on account of some determination joined to it. This [the proceeding of some particular thing from the universal] does not happen through [universal knowledge] alone.</text:span><text:span text:style-name="Footnote_20_Symbol"><text:span text:style-name="T62"><text:note text:id="ftn229" text:note-class="footnote"><text:note-citation>228</text:note-citation><text:note-body><text:p text:style-name="Footer"><text:span text:style-name="T199"><text:s/></text:span><text:span text:style-name="T213">Remarks: Physics</text:span><text:span text:style-name="T200"> (1960) Section 3, Section 3, Supplement 29, p. 442-443.</text:span></text:p></text:note-body></text:note></text:span></text:span></text:p>
      <text:p text:style-name="P112"/>
      <text:p text:style-name="P97"><text:span text:style-name="T97">Before any concrete action can be taken, universal knowledge must first be related to some particular object. As Avicenna goes on to illustrate, the cause of an animal seeking food is not simply its considering food in general to be nourishing, but considering this particular thing nourishing. In his words, “the desiring animal […] desires and imagines particular nourishment, and there proceeds from that [desire and imagination] a particular animal volition.”</text:span><text:span text:style-name="Footnote_20_Symbol"><text:span text:style-name="T56"><text:note text:id="ftn230" text:note-class="footnote"><text:note-citation>229</text:note-citation><text:note-body><text:p text:style-name="Footer"><text:span text:style-name="T199"><text:s/></text:span><text:span text:style-name="T213">Remarks: Physics</text:span><text:span text:style-name="T200"> (1960) Section 3, Section 3, Supplement 29, p. 443-444: </text:span><text:span text:style-name="T198">“[443…] The desiring animal, [who desires] nourishment through its animal faculty, desires and imagines particular nourishment, and there proceeds from that [desire and imagination] a particular animal volition. [444] And then it seeks nourishment through its movement.”</text:span></text:p></text:note-body></text:note></text:span></text:span><text:span text:style-name="T97"> There first needs to be imagination and appetite towards a particular, and only then is it possible for concrete action to be conceived of and resolved upon.</text:span></text:p>
      <text:p text:style-name="P41"><text:span text:style-name="T97">But, of course, there is a sense in which it seems that we </text:span><text:span text:style-name="T102">do</text:span><text:span text:style-name="T97"> incline towards general objects, and Avicenna immediately faces this objection. Playing devil’s advocate, he notes that animals, when hungry, can be satisfied by multiple specific instances of nourishment, suggesting that they do not have one particular type in mind to begin with, but rather something general. For example, if a dog is hungry, it will not care which of two bowls of dog food it is offered. Continuing to play devil’s advocate, he adds a related worry: when desiring to cross some distance, it seems that we want something quite general (that is, crossing the entire field), which is then carried out by crossing bits and pieces of it. In both cases, it seems that the initial object is general, not particular.</text:span></text:p>
      <text:p text:style-name="P39">Avicenna’s response to both of these worries is to argue that specific objects can be pursued via related actions and related objects, without this meaning that there was some first, more general object of desire, of which the objects of these related actions are species. This core of this response, which he makes explicit at the end of his discussion, is as follows:</text:p>
      <text:p text:style-name="P39"/>
      <text:p text:style-name="Block"><text:span text:style-name="T106">We say also that we might draw a universal conclusion from universal premises […]</text:span><text:span text:style-name="Footnote_20_Symbol"><text:span text:style-name="T62"><text:note text:id="ftn231" text:note-class="footnote"><text:note-citation>230</text:note-citation><text:note-body><text:p text:style-name="Footer"><text:span text:style-name="T199"><text:s/></text:span><text:span text:style-name="T200">A universal conclusion is different than a universal volition. A universal conclusion is a precursor to particulars volition in humans. A universal volition is something that only the first body is capable of, as described above.</text:span></text:p></text:note-body></text:note></text:span></text:span><text:span text:style-name="T106"> then we follow that with a particular conclusion from which proceed appetite and volition, particularized by a kind of estimative determination [</text:span><text:span text:style-name="T111">al-ta</text:span><text:span text:style-name="T106">ʿ</text:span><text:span text:style-name="T111">ayyun al-wahmī</text:span><text:span text:style-name="T106">]. Then from there the motive power proceeds towards particular movements, which [movements] become the object of volition [</text:span><text:span text:style-name="T111">murāda</text:span><text:span text:style-name="T106">], for the sake of the initial object of </text:span><text:span text:style-name="T106">volition.</text:span><text:span text:style-name="Footnote_20_Symbol"><text:span text:style-name="T62"><text:note text:id="ftn232" text:note-class="footnote"><text:note-citation>231</text:note-citation><text:note-body><text:p text:style-name="Footer"><text:span text:style-name="T199"><text:s/></text:span><text:span text:style-name="T213">Remarks: Physics</text:span><text:span text:style-name="T200"> (1960) Section 3, Section 3, Supplement 29, p. 445-448.</text:span></text:p></text:note-body></text:note></text:span></text:span></text:p>
      <text:p text:style-name="P112"/>
      <text:p text:style-name="P75">In this text, Avicenna is focused on the distinction between cognitions that orient us towards some initial object of pursuit, and the particular cognitions and movements that actually constitute the pursuit of that object. As such, there is some overlap between [Stage 1], evaluations that set goals (which are now discussing), and [Stage 2], practical judgments that set means to goals (which we will discuss shortly). But the general idea seems to be that once there <text:soft-page-break/>is an inclination towards the “initial object of volition,” then practical judgments—according to the process described in section III—settle on a course of actions, which become objects that are then sought for the sake of that initial object of inclination. Object-evaluations are oriented at particulars, and they are sought through particular actions, determined by practical judgments.</text:p>
      <text:p text:style-name="P41"><text:span text:style-name="T97">With this in mind, we can understand his responses to the above worries about seeking nourishment and crossing a distance. To the worry about multiple instances of nourishment being acceptable to an animal, he simply says this “does not mean that that [universal knowledge] is represented to it [as the object of desire].”</text:span><text:span text:style-name="Footnote_20_Symbol"><text:span text:style-name="T56"><text:note text:id="ftn233" text:note-class="footnote"><text:note-citation>232</text:note-citation><text:note-body><text:p text:style-name="Footer"><text:span text:style-name="T199"><text:s/></text:span><text:span text:style-name="T213">Remarks: Physics</text:span><text:span text:style-name="T200"> (1960) Section 3, Section 3, Supplement 29, p. 444.</text:span></text:p></text:note-body></text:note></text:span></text:span><text:span text:style-name="T97"> Presumably what he means is that the animal initially desired some particular instance of nourishment. Towards the end of a series of actions of nourishment-seeking it will finally encounter some object it knows to be nourishment. Though slightly different than what it had initially imagined, it will nonetheless make something akin to the practical judgment, “I ought to eat this thing to satisfy my initial appetite.” We can notice similarities between the actual objects we encounter, and the particular objects we initially desire, and so fulfill the initial inclination. Even if this reasoning process requires noticing similarities that rely to an extent on a more general concept, this does not show that the initial object of desire is general.</text:span></text:p>
      <text:p text:style-name="P39">His response to the worry about crossing a distance is more extended:</text:p>
      <text:p text:style-name="P112"/>
      <text:p text:style-name="Block"><text:span text:style-name="T106">And similar to [the prior worry], in crossing a distance particular limits are represented to someone, which they intend, and perhaps that representation [of the distance] would be cut off, and perhaps its existence [i.e., the existence of the representation] would be renewed in some manner, by a renewal of continual, connected motion. And that does not prevent individuality and particularity in the representation, just as it does not prevent motion.</text:span><text:span text:style-name="Footnote_20_Symbol"><text:span text:style-name="T62"><text:note text:id="ftn234" text:note-class="footnote"><text:note-citation>233</text:note-citation><text:note-body><text:p text:style-name="Footer"><text:span text:style-name="T199"><text:s/></text:span><text:span text:style-name="T213">Remarks: Physics</text:span><text:span text:style-name="T200"> (1960) Section 3, Section 3, Supplement 29, p. 444.</text:span></text:p></text:note-body></text:note></text:span></text:span></text:p>
      <text:p text:style-name="P112"/>
      <text:p text:style-name="P97"><text:bookmark-start text:name="Objectevaluations_are_about_pa"/><text:span text:style-name="T97">His</text:span><text:bookmark-end text:name="Objectevaluations_are_about_pa"/><text:span text:style-name="T97"> point here is that an initial volition—to cross some distance—is carried out by a series of more discrete, but equally particular volitions, based on successive representations. Once you get started crossing a distance, the initial representation and desire to cross it is inevitably “cut off” as your focus is turned to navigating the new particulars of the path. In navigating these particulars, the initial representation is renewed “in some manner,” in that your more specific goals bear some relation to the initial goal. For example, first you desire crossing the distance as a whole (which is itself a particular), then you desire getting to the tree that is a third of the way across the distance, then you desire getting to the rock that is two thirds of the way across the distance, and so on. In any case, the fact that an initial desire is carried out by a series of smaller actions does not show that the object which actualized inclination in the first place was a universal. The broader view of the distance was still a view of a particular distance.</text:span></text:p>
      <text:p text:style-name="P41"><text:span text:style-name="T97">To summarize, Avicenna’s discussion in </text:span><text:span text:style-name="T102">Remarks</text:span><text:span text:style-name="T97"> shows that emotions occur in response to particular cognitions by diffusing the worry that having an initial goal—to which successive </text:span><text:span text:style-name="T97">actions are related—somehow means that the initial object was a universal. This way of moving voluntarily is similar to that of the celestial bodies, insofar as it is based on particulars, but different than that of the first body, which moves simply on the basis of general knowledge. Actions in animals and humans can be related to an initial particular object, whose representation either persists or is replaced, while nonetheless allowing a connected, coherent series of actions for the sake of that initial particular object.</text:span></text:p>
      <text:p text:style-name="P41"><text:span text:style-name="T97">The passage therefore shows that particular representations in the imagination undergird the evaluations that cause emotion. A similar point is articulated, though not defended, in a brief </text:span><text:soft-page-break/><text:span text:style-name="T97">passage from Avicenna’s </text:span><text:span text:style-name="T102">Discussions [al-Mubāḥathāt]</text:span><text:span text:style-name="T97">, when Avicenna’s interlocutor asks, “How do we understand the idea that the appetitive and resolving faculties are corporeal?” Avicenna’s answer is as follows:</text:span></text:p>
      <text:p text:style-name="P39"/>
      <text:p text:style-name="Block">Estimative resolution is the faculty arrived at by the influence of the particular, such that [the particular] moves it [estimative resolution] towards causing motion insofar as it is affected/<text:span text:style-name="T231">moved</text:span> by the particular. And this is on account of corporeality. And the appetitive faculty enters into this, for there is conveyed to it [the appetitive faculty] a taste, or smell, or an imaginative memory of suchlike, and it is affected/<text:span text:style-name="T231">moved</text:span> towards seeking.<text:span text:style-name="Footnote_20_anchor"><text:span text:style-name="T97"><text:note text:id="ftn235" text:note-class="footnote"><text:note-citation>234</text:note-citation><text:note-body><text:p text:style-name="Footnote">Avicenna, Discussions (1995), section 861.</text:p></text:note-body></text:note></text:span></text:span></text:p>
      <text:p text:style-name="P112"/>
      <text:p text:style-name="P75">The point being made here about the evaluations that trigger emotions also applies to resolution: emotion and resolution are rooted in the corporeal, in the sense that the cognitions that cause them are about particulars, known via the internal senses that make use of bodily organs. This is true whether emotion and resolution are about things currently being sensed, or simply recollections. In the sense of being based on particulars, emotion is based on corporeal imagination. That this is also asserted for the cognitions that undergird resolution shows that it is not something that makes the evaluations undergirding emotions particularly unique. But the point nonetheless helps us understand what Avicenna means when he says that inclinations are in response to something “imagined with some value.”</text:p>
      <text:p text:style-name="P97"><text:span text:style-name="T97"><text:tab/>The texts we have looked at in this section support the general idea that all emotions are undergirded by particular imagination. One possible concern about this conclusion, though, would be when it comes to the human emotions discussed in chapter two. After all, if there is one place where Avicenna is at pains to say that the soul is better off without the body and its corporeal faculties, it is with the intellect. Yet even here, the sense in which the intellect operates independently from the body and its faculties is quite restricted. Attaining to universal knowledge is a special act, between the human intellect and the Agent Intellect alone. But even for this act, the soul depends on embodied faculties for its “principles,” to prepare it for that reception.</text:span><text:span text:style-name="Footnote_20_Symbol"><text:span text:style-name="T97"><text:note text:id="ftn236" text:note-class="footnote"><text:note-citation>235</text:note-citation><text:note-body><text:p text:style-name="Footnote"><text:s/><text:span text:style-name="T200">Avicenna, </text:span><text:span text:style-name="T213">Healing: Psychology</text:span><text:span text:style-name="T200"> (1959) 5.3, 222-223. For a discussion of intellection in Avicenna, and its relation to the body, see Black (2014), 325.</text:span></text:p></text:note-body></text:note></text:span></text:span><text:span text:style-name="T97"> In most other cases, Avicenna falls back on the general Aristotelian dictum that “the soul never thinks without an image,” which is especially apparent given the pains he takes to show that most of human thought makes use of the “cogitative faculty”—which is just another way of referring to “imagination” when made use of by the intellect.</text:span><text:span text:style-name="Footnote_20_Symbol"><text:span text:style-name="T97"><text:note text:id="ftn237" text:note-class="footnote"><text:note-citation>236</text:note-citation><text:note-body><text:p text:style-name="Footnote"><text:s/>For a discussion of the general Aristotelian principle in the Arabic context, see Black (1990) 189 and Black (2013), 79-80.</text:p></text:note-body></text:note></text:span></text:span><text:span text:style-name="T97"> So, given that 1) Avicenna says that emotions in general depend on particular imagination, in the texts we have seen in this section, and 2) Avicenna elsewhere says that acts of the rational soul generally depend on the imagination, save for intellection, it seems reasonable to assume that the </text:span><text:span text:style-name="T97">evaluative judgments triggering humans emotions would likewise depend on imagination. Textual evidence aside, this seems intuitive: for example, the human emotion of shame would be triggered by a judgment of a particular act as wrong, and as publicly vilified. But we should be clear that this point about human emotions involves making an inference based on Avicenna's explicit texts, and is not a point made explicitly by Avicenna himself.</text:span></text:p>
      <text:p text:style-name="P75"/>
      <text:p text:style-name="P75"/>
      <text:h text:style-name="Heading_20_1" text:outline-level="1"><text:soft-page-break/>5.2 Evaluations can be imaginative or reason-based</text:h>
      <text:p text:style-name="P39"/>
      <text:p text:style-name="P41"><text:span text:style-name="T97">All evaluations that lead to emotions appear to be undergirded by particular imagination, but not all such evaluations are “imaginat</text:span><text:span text:style-name="T102">ive</text:span><text:span text:style-name="T97">,” since “imaginative” is one of the two in which evaluations can take place, alongside “cogitative.” The distinction between imaginative and cogitative evaluation is the distinction between an evaluation that proceeds with the aid of reason (cogitative), and that which proceeds via the internal senses alone (imaginative). Cogitative evaluations are not always correct, but they involve a discursive process that imaginative evaluations simply do not.</text:span></text:p>
      <text:p text:style-name="P41"><text:span text:style-name="T97">Avicenna’s division between imaginative and cogitative evaluations is clearest in two texts from his </text:span><text:span text:style-name="T102">Healing: Rhetoric</text:span><text:span text:style-name="T97">. The first comes in the midst of his describing various sources of human action, as part of an attempt to distinguish acts that constitute wrongdoing from those that do not, in order to help rhetoricians paint their subjects in a positive or negative light</text:span><text:span text:style-name="Footnote_20_Symbol"><text:span text:style-name="T56"><text:note text:id="ftn238" text:note-class="footnote"><text:note-citation>237</text:note-citation><text:note-body><text:p text:style-name="Footer"><text:span text:style-name="T199"><text:s/></text:span><text:span text:style-name="T200">Avicenna, </text:span><text:span text:style-name="T213">Healing: Rhetoric</text:span><text:span text:style-name="T200"> (1954) 2.5, 96ff.</text:span></text:p></text:note-body></text:note></text:span></text:span><text:span text:style-name="T97">: some acts are unintentional and involuntary [</text:span><text:span text:style-name="T102">bi-ghayr qasḍ wa-irāda</text:span><text:span text:style-name="T97">], and thus not blameworthy, such as those due to chance, nature, or compulsion. The category of intentional, voluntary acts, on the other hand, includes acts due to habit (since we have control over which habits we develop) and those due to appetite. Under the category of intentional, voluntary action, he makes two further distinctions: between acts in response to objects evaluated </text:span><text:span text:style-name="T102">imaginatively</text:span><text:span text:style-name="T97">, and objects evaluated </text:span><text:span text:style-name="T102">rationally </text:span><text:span text:style-name="T98">(i.e., using reason, though necessarily correctly)</text:span><text:span text:style-name="T97">. This division is most evident in the second of the following two paragraphs, since Avicenna initially uses some language from the text on which he is basing the discussion (Aristotle’s </text:span><text:span text:style-name="T102">Rhetoric</text:span><text:span text:style-name="T97">), and then clarifies the matter in his own terminology:</text:span></text:p>
      <text:p text:style-name="P39"/>
      <text:p text:style-name="Block"><text:span text:style-name="T106">As for the acts that are from the will, they include [</text:span><text:span text:style-name="T111">min-hā</text:span><text:span text:style-name="T106">] those […] that follow upon animal appetite [</text:span><text:span text:style-name="T111">shawqan ḥayawāniyyan</text:span><text:span text:style-name="T106">], either desire for pleasure, and this is the concupiscible power, or desire for repelling and overcoming, and this is the irascible power. And among them [appetite-based acts]</text:span><text:span text:style-name="Footnote_20_Symbol"><text:span text:style-name="T62"><text:note text:id="ftn239" text:note-class="footnote"><text:note-citation>238</text:note-citation><text:note-body><text:p text:style-name="Footer"><text:span text:style-name="T199"><text:s/></text:span><text:span text:style-name="T200">Here Avicenna, less careful than in </text:span><text:span text:style-name="T212">Psychology</text:span><text:span text:style-name="T200"> 4.4, seems to be using the term appetite [</text:span><text:span text:style-name="T212">shawq</text:span><text:span text:style-name="T200">] to refer to inclination in general.</text:span></text:p></text:note-body></text:note></text:span></text:span><text:span text:style-name="T106"> there are those that follow upon cogitative desire [</text:span><text:span text:style-name="T111">shawqan fikriyyan</text:span><text:span text:style-name="T106">], or those that follow upon rational desire [</text:span><text:span text:style-name="T111">shawqan manṭiqiyyan</text:span><text:span text:style-name="T106">].</text:span><text:span text:style-name="Footnote_20_anchor"><text:span text:style-name="T106"><text:note text:id="ftn240" text:note-class="footnote"><text:note-citation>239</text:note-citation><text:note-body><text:p text:style-name="Footnote">Note that <text:span text:style-name="T146">shawq</text:span> is here being used generically to refer to any state of the motive faculty, qualified by adjectives like “rational” or “cogitative.” As we saw in chapter one, in his explicitly psychological texts, Avicenna tends to reserve <text:span text:style-name="T146">shawq</text:span> for referring to the sorts of concupiscible and irascible appetites shared by all animals.</text:p></text:note-body></text:note></text:span></text:span></text:p>
      <text:p text:style-name="Block"/>
      <text:p text:style-name="Block"><text:span text:style-name="T106">And it seems that what is meant by “cogitative [</text:span><text:span text:style-name="T111">al-fikrī</text:span><text:span text:style-name="T106">]” is what proceeds from cogitation [</text:span><text:span text:style-name="T111">al-fikr</text:span><text:span text:style-name="T106">] towards any goal whatsoever, even though the goal is not rational or good [</text:span><text:span text:style-name="T111">ghayr </text:span><text:span text:style-name="T106">ʿ</text:span><text:span text:style-name="T111">aqlī aw ghayr jamīl</text:span><text:span text:style-name="T106">], and [what is meant by] “rational [</text:span><text:span text:style-name="T111">al-manṭiqī</text:span><text:span text:style-name="T106">]” is what proceeds towards the good and the rational. So it seems that what is [actually] meant by “cogitative” is “imaginative,” and by “rational,” “cogitative in the proper sense.”</text:span><text:span text:style-name="Footnote_20_Symbol"><text:span text:style-name="T62"><text:note text:id="ftn241" text:note-class="footnote"><text:note-citation>240</text:note-citation><text:note-body><text:p text:style-name="Footer"><text:span text:style-name="T199"><text:s/></text:span><text:span text:style-name="T200">Avicenna, </text:span><text:span text:style-name="T213">Healing: Rhetoric</text:span><text:span text:style-name="T200"> (1954) 2.5, 96.</text:span></text:p></text:note-body></text:note></text:span></text:span></text:p>
      <text:p text:style-name="P75"/>
      <text:p text:style-name="P75">Avicenna encounters some difficulty here in his effort to clearly articulate the distinction between types of evaluative bases for emotions, while remaining faithful to the distinctions in Aristotle’s text as it appears in Arabic. Thus we see him, in the second paragraph, modify a way of speaking from the first paragraph that he finds imprecise. Prying apart why Avicenna shifts his vocabulary over the course of these two paragraphs will help us see exactly what his core point is.</text:p>
      <text:p text:style-name="P41"><text:span text:style-name="T97">In the original Greek of Aristotle’s </text:span><text:span text:style-name="T102">Rhetoric</text:span><text:span text:style-name="T97">, the distinction is simply made between rational </text:span><text:soft-page-break/><text:span text:style-name="T97">and non-rational appetites, identifying concupiscible and irascible appetite with non-rational. In the Arabic translation of Aristotle's </text:span><text:span text:style-name="T103">Rhetoric</text:span><text:span text:style-name="T97">, however, two distinctions are made: first, between </text:span><text:span text:style-name="T102">cogitative</text:span><text:span text:style-name="T97"> desire and rational desire, and then between </text:span><text:span text:style-name="T102">non-rationa</text:span><text:span text:style-name="T103">l</text:span><text:span text:style-name="T97"> and rational desire, with concupiscible and irascible appetite being given as examples of the non-rational. So the Arabic text of Aristotle’s </text:span><text:span text:style-name="T102">Rhetoric</text:span><text:span text:style-name="T97"> text makes it seem as though “cogitative” and “non-rational” are different ways of talking about the same category of emotion, to be contrasted with what is rational. What follows is a translation of the problematic Arabic rendering of Aristotle’s text:</text:span></text:p>
      <text:p text:style-name="P75"/>
      <text:p text:style-name="Block"><text:span text:style-name="T106">[Among acts involving appetite] there is that which is for the sake of </text:span><text:span text:style-name="T111">cogitative</text:span><text:span text:style-name="T106"> desire [</text:span><text:span text:style-name="T111">al-shahwa al-fikriyya</text:span><text:span text:style-name="T106">], and what is for the sake of rational [</text:span><text:span text:style-name="T111">al-mantiqiyya</text:span><text:span text:style-name="T106">] [desire]. Volition is thought-based and rational [when] the agent only wills that which they think to be good. As for </text:span><text:span text:style-name="T111">irrational</text:span><text:span text:style-name="T106"> appetites, they are irascible and concupiscible appetite.</text:span><text:span text:style-name="Footnote_20_Symbol"><text:span text:style-name="T62"><text:note text:id="ftn242" text:note-class="footnote"><text:note-citation>241</text:note-citation><text:note-body><text:p text:style-name="Footer"><text:span text:style-name="T199"><text:s/></text:span><text:span text:style-name="T200">Avicenna, </text:span><text:span text:style-name="T213">Healing: Rhetoric </text:span><text:span text:style-name="T200">(1954) 2.5, 96. Emphasis mine.</text:span></text:p></text:note-body></text:note></text:span></text:span></text:p>
      <text:p text:style-name="P75"/>
      <text:p text:style-name="P97"><text:span text:style-name="T97">Since cogitative and non-rational are parallels in this text, they it appears they are being used as two different ways of talking about the same sort of phenomena. But for Avicenna “cogitation” is the way of referring to the sort of thought process wherein reason makes use of the internal senses,</text:span><text:span text:style-name="Footnote_20_anchor"><text:span text:style-name="T97"><text:note text:id="ftn243" text:note-class="footnote"><text:note-citation>242</text:note-citation><text:note-body><text:p text:style-name="Footnote">See Black (2013).</text:p></text:note-body></text:note></text:span></text:span><text:span text:style-name="T97"> so it just does not seem right to lump cogitation together with the non-rational. Thus, the first paragraph of Avicenna’s text from </text:span><text:span text:style-name="T102">Healing: Rhetoric</text:span><text:span text:style-name="T97">, above, follows the terminology of the Arabic Aristotle more closely, but he corrects this in the second paragraph, saying that “imaginative” is what should replace “cogitative” as that which is “irrational,” in opposition to the “rational.” Aristotle’s original text merely distinguishes between rational and irrational desires, so Avicenna’s clarification has the advantage of being closer to what the original text intended. In other words, Avicenna must have noticed that the Arabic text he was looking at infelicitously seemed to use the term “cogitative [</text:span><text:span text:style-name="T102">fikriyya</text:span><text:span text:style-name="T97">]” to describe a process that does not involve reason.</text:span></text:p>
      <text:p text:style-name="P97"><text:span text:style-name="T97"><text:tab/>So it seems that Avicenna is interested in being clear when it comes to the difference between emotions with imaginative/non-rational cognitive causes, and those with cogitative/rational causes. Of course, this raises the issue of just what is the substantive difference between those two types of underlying cognitions. Avicenna gave a partial answer above, when he says that the first type of emotion (eventually relabelled as imaginative/non-rational) proceeds towards “any goal whatsoever,” while cogitative/rational emotions proceed towards what has been identified as good. But more is said about the substance behind this distinction in a second text from </text:span><text:span text:style-name="T102">Healing: Rhetoric </text:span><text:span text:style-name="T98">that comes shortly thereafter</text:span><text:span text:style-name="T97">.</text:span></text:p>
      <text:p text:style-name="P41"><text:span text:style-name="T97">In the section of his </text:span><text:span text:style-name="T102">Rhetoric</text:span><text:span text:style-name="T97"> immediately following the distinction between different types of acts, Avicenna describes what pleasure is, again for the sake of improving the rhetorician’s understanding of the motivations of their audience. Avicenna distinguishes pleasures as rational or non-rational, the difference corresponding to the way in which something is evaluated as worth pursuing or not. A non-rational pleasure is defined negatively, as having been evaluated as </text:span><text:span text:style-name="T97">worth pursuing </text:span><text:span text:style-name="T102">without</text:span><text:span text:style-name="T97"> any kind of discursive thought:</text:span></text:p>
      <text:p text:style-name="P39"/>
      <text:p text:style-name="Block"><text:span text:style-name="T106">And what is longed for [</text:span><text:span text:style-name="T111">al-mushtahā</text:span><text:span text:style-name="T106">] has a pleasurable quality, whether [it is] a rational [</text:span><text:span text:style-name="T111">nuṭqiyya</text:span><text:span text:style-name="T106">] pleasure or a non-rational pleasure. The non-rational [object of desire] is what desire [</text:span><text:span text:style-name="T111">shawq</text:span><text:span text:style-name="T106">] is directed towards without being due to cogitation [</text:span><text:span text:style-name="T111">fik</text:span><text:span text:style-name="T113">ra</text:span><text:span text:style-name="T108">] or knowledge [</text:span><text:span text:style-name="T113">raʾy</text:span><text:span text:style-name="T108">] or analog</text:span><text:span text:style-name="T106">y [</text:span><text:span text:style-name="T111">tamthīl</text:span><text:span text:style-name="T106">] that has clarified whether it is necessary that one pursue or not pursue it. And this [desire towards non-rational objects] is what pertains to nature and sensation.</text:span><text:span text:style-name="Footnote_20_Symbol"><text:span text:style-name="T62"><text:note text:id="ftn244" text:note-class="footnote"><text:note-citation>243</text:note-citation><text:note-body><text:p text:style-name="Footer"><text:span text:style-name="T199"><text:s/></text:span><text:span text:style-name="T200">Avicenna, </text:span><text:span text:style-name="T213">Healing: Rhetoric</text:span><text:span text:style-name="T200"> (1954) 2.6, 100. Emphasis mine.</text:span></text:p></text:note-body></text:note></text:span></text:span></text:p>
      <text:p text:style-name="P39"><text:soft-page-break/></text:p>
      <text:p text:style-name="P97"><text:span text:style-name="T97">If non-rational pleasures are those things longed for on the basis of object-evaluations that </text:span><text:span text:style-name="T102">do not</text:span><text:span text:style-name="T97"> involve deliberation, knowledge, or analogy, then, by implication, rational pleasures are longed for on the basis of object-evaluations that </text:span><text:span text:style-name="T102">do</text:span><text:span text:style-name="T97"> involve deliberation, knowledge, or analogy. Not every one of these terms is fleshed out here in detail but, broadly speaking, he clearly means to contrast two things: on the one hand, any kind of process where one uses some sort of discursive thought (analysis and synthesis)</text:span><text:span text:style-name="Footnote_20_Symbol"><text:span text:style-name="T56"><text:note text:id="ftn245" text:note-class="footnote"><text:note-citation>244</text:note-citation><text:note-body><text:p text:style-name="Footer"><text:span text:style-name="T199"><text:s/></text:span><text:span text:style-name="T200">Black (2013) 70.</text:span></text:p></text:note-body></text:note></text:span></text:span><text:span text:style-name="T97"> to arrive at an evaluation, as opposed to the evaluation just naturally arising due to the natural operations of the internal senses.</text:span></text:p>
      <text:p text:style-name="P41"><text:span text:style-name="T97">We can say more about the second type: “nature and sensation” are provided as examples to illustrate how non-rational evaluations are arrived at. In other words, animal faculties are hardwired to evaluate certain objects as pleasant or painful, without any need for discursive thought. When an animal sees food, that image is joined to the intention of pleasure in their memory or instinct, and they want to pursue it. This is based on experience, to be sure, but it is not based on any discursive process—it is automatic.</text:span><text:span text:style-name="Footnote_20_Symbol"><text:span text:style-name="T56"><text:note text:id="ftn246" text:note-class="footnote"><text:note-citation>245</text:note-citation><text:note-body><text:p text:style-name="Footer"><text:span text:style-name="T199"><text:s/></text:span><text:span text:style-name="T200">In contemporary terms, these would not be reasons on a reason internalist view. See Tappolet (2016) 164.</text:span></text:p></text:note-body></text:note></text:span></text:span><text:span text:style-name="T97"> In contemporary terms, we could think of merely imagining something to be beneficial or harmful as “construing” it to be so, or “entertaining the thought that” it is so, without making a considered judgment that this is the case.</text:span><text:span text:style-name="Footnote_20_Symbol"><text:span text:style-name="T56"><text:note text:id="ftn247" text:note-class="footnote"><text:note-citation>246</text:note-citation><text:note-body><text:p text:style-name="Footer"><text:span text:style-name="T199"><text:s/></text:span><text:span text:style-name="T200">Deonna &amp; Teroni (2012) 55.</text:span></text:p></text:note-body></text:note></text:span></text:span><text:span text:style-name="Footnote_20_Symbol"><text:span text:style-name="T56"> </text:span></text:span><text:span text:style-name="T97">These are imaginative/non-rational cognitive causes for emotions.</text:span></text:p>
      <text:p text:style-name="P41"><text:span text:style-name="T97">It is worth making two clarifications about the initial </text:span><text:span text:style-name="T102">Rhetoric</text:span><text:span text:style-name="T97"> text quoted above, related to what imaginative and cogitative desire are not, respectively. First of all, cogitative desire is always towards that which is determined to be “good and rational,” but this does not mean that the agent will necessarily be correct that their goal is good. Avicenna’s emphasis has been on the discursive process behind cogitative desires, not their validity. Secondly, although non-rational, imaginative desire can proceed towards “any goal whatsoever,”</text:span><text:span text:style-name="Footnote_20_Symbol"><text:span text:style-name="T56"><text:note text:id="ftn248" text:note-class="footnote"><text:note-citation>247</text:note-citation><text:note-body><text:p text:style-name="Footer"><text:span text:style-name="T199"><text:s/></text:span><text:span text:style-name="T200">This is the way he describes what he initially calls deliberative desire, but which he corrects as imaginative in the last sentence. So this descriptor more truly applies to imaginative desire. See text above at fn. 49. $</text:span></text:p></text:note-body></text:note></text:span></text:span><text:span text:style-name="T97"> this does not mean that the agent could pursue something that it has evaluated as </text:span><text:span text:style-name="T102">not</text:span><text:span text:style-name="T97"> good, all things considered. It is a truism in Avicenna’s tradition that no one pursues any object unless they think it is worth pursuing, in some way. Again, by saying that imaginative desire proceeds towards "any goal whatsoever," the emphasis seems to be on the unguided nature of the process leading to the evaluation. So to call a desire cogitative/rational, or imaginative/non-rational, relates more to the </text:span><text:span text:style-name="T102">way</text:span><text:span text:style-name="T97"> in which an evaluation is arrived at.</text:span></text:p>
      <text:p text:style-name="P41"><text:span text:style-name="T97">Avicenna makes use of the distinction between imaginative and cogitative evaluative bases for emotion in at least two other texts. First, there is Avicenna’s discussion in </text:span><text:span text:style-name="T102">Metaphysics</text:span><text:span text:style-name="T97"> 6.5 about how no voluntary action is pointless, because voluntary action is always in response to some emotion, and that emotion is always for some object. Key for our purposes is where Avicenna says that this object is grasped either imaginatively or cogitatively:</text:span></text:p>
      <text:p text:style-name="P39"/>
      <text:p text:style-name="Block"><text:span text:style-name="T106">Hence, the proximate principle of every psychological movement is a motive power in the muscle of the organ, and the principle that comes after it is desire—desire, as you have learned in the </text:span><text:span text:style-name="T111">Psychology</text:span><text:span text:style-name="T106">, being necessarily consequent on some [act of] imagination or cogitation [</text:span><text:span text:style-name="T111">takhayyul aw fikr</text:span><text:span text:style-name="T106">], so that the most remote principle would be either imaginative or cogitative [</text:span><text:span text:style-name="T111">takhayyulan aw fikran</text:span><text:span text:style-name="T106">].</text:span><text:span text:style-name="Footnote_20_Symbol"><text:span text:style-name="T62"><text:note text:id="ftn249" text:note-class="footnote"><text:note-citation>248</text:note-citation><text:note-body><text:p text:style-name="Footer"><text:span text:style-name="T199"><text:s/></text:span><text:span text:style-name="T200">Avicenna, </text:span><text:span text:style-name="T213">Healing: Metaphysics</text:span><text:span text:style-name="T200"> (2005) 6.5.7.</text:span></text:p></text:note-body></text:note></text:span></text:span></text:p>
      <text:p text:style-name="P75"/>
      <text:p text:style-name="P97"><text:span text:style-name="T97">He goes on to classify actions that proceed from imagination or deliberation, respectively, with </text:span><text:soft-page-break/><text:span text:style-name="T97">special attention to how we should think about acts that proceed from imagination. If imagination alone is involved, and there is thus no discursive thought, we call the end towards which an act is directed “trivial” and the act itself “haphazard.”</text:span><text:span text:style-name="Footnote_20_Symbol"><text:span text:style-name="T56"><text:note text:id="ftn250" text:note-class="footnote"><text:note-citation>249</text:note-citation><text:note-body><text:p text:style-name="Footer"><text:span text:style-name="T199"><text:s/></text:span><text:span text:style-name="T200">Avicenna, </text:span><text:span text:style-name="T213">Healing: Metaphysics</text:span><text:span text:style-name="T200"> (2005) 6.5.10, 12.</text:span></text:p></text:note-body></text:note></text:span></text:span><text:span text:style-name="T97"> There is still an end, or an object, but it would merely be due to “nature and sensation.”</text:span></text:p>
      <text:p text:style-name="P41"><text:span text:style-name="T97">Finally, the distinction between imaginative and deliberative is evident in a text from Avicenna’s </text:span><text:span text:style-name="T102">Notes </text:span><text:span text:style-name="T97">[</text:span><text:span text:style-name="T102">al-Ta</text:span><text:span text:style-name="T97">ʿ</text:span><text:span text:style-name="T102">līqāt</text:span><text:span text:style-name="T97">] titled “Explaining [the Necessary Existent’s] Volition [</text:span><text:span text:style-name="T102">bayān</text:span><text:span text:style-name="T97"> </text:span><text:span text:style-name="T102">irādatihi</text:span><text:span text:style-name="T97">].” The main purpose of this particular discussion is to clarify the sense in which the Necessary Existent has volition, but along the way voluntary action in general is explained in such a way as sheds light on imaginative versus cogitative evaluation, especially in the following passage:</text:span></text:p>
      <text:p text:style-name="P39"/>
      <text:p text:style-name="Block"><text:span text:style-name="T106">[E]very action that proceeds from a will, the principle of that will is either knowledge [ʿ</text:span><text:span text:style-name="T111">ilm</text:span><text:span text:style-name="T106">] or opinion [</text:span><text:span text:style-name="T111">ẓann</text:span><text:span text:style-name="T106">] or imagination [</text:span><text:span text:style-name="T111">takhayyul</text:span><text:span text:style-name="T106">]. An example of what proceeds from understanding is the action of the geometer or physician. An example of what proceeds from opinion is being cautious of that in which there is risk, while an example of what proceeds from imagination is seeking something that appears to be either noble or excellent in order that a likeness to the noble or excellent thing is obtained.</text:span><text:span text:style-name="Footnote_20_Symbol"><text:span text:style-name="T62"><text:note text:id="ftn251" text:note-class="footnote"><text:note-citation>250</text:note-citation><text:note-body><text:p text:style-name="Footer"><text:span text:style-name="T199"><text:s/></text:span><text:span text:style-name="T200">Avicenna, </text:span><text:span text:style-name="T213">Notes</text:span><text:span text:style-name="T200"> (1973) p. 16. Avicenna goes on to show that while most voluntary actions are passive, in the sense that the agent is acted upon in forming an evaluation of it as worth pursuing, it is possible for understanding-based volition to not be passive, this being characteristic of the Necessary Existent. So voluntary action can be rooted in a cognition that is active or passive, which McGinnis and Ruffus takes to correspond to the difference between the act being free or determined. For more on the later point, see McGinnis &amp; Ruffus (2015).</text:span></text:p></text:note-body></text:note></text:span></text:span></text:p>
      <text:p text:style-name="P112"/>
      <text:p text:style-name="P97"><text:span text:style-name="T97">For our purposes this text can been seen as augmenting the merely twofold distinction between imagination and cogitative thought, subdividing cogitation into processes that lead to knowledge or opinion. Avicenna does not explicitly say that knowledge and opinion are meant to be grouped together, in contrast to imagination, but they fit well with the description of discursive/reason-based evaluations that we have seen in this section. Consider Avicenna’s examples: to </text:span><text:span text:style-name="T102">know</text:span><text:span text:style-name="T97"> something as good is to have a deep grasp of why it is the way it is, such as a geometer or physician have of their objects. One’s reasons are firm and have been made explicit. To believe something as good </text:span><text:span text:style-name="T102">according to opinion</text:span><text:span text:style-name="T97"> is to have a reason for preferring one thing over another, but to admit that the other option is possible. This is not as firmly grasped of a reason, but it is still explicit.</text:span><text:span text:style-name="Footnote_20_Symbol"><text:span text:style-name="T56"><text:note text:id="ftn252" text:note-class="footnote"><text:note-citation>251</text:note-citation><text:note-body><text:p text:style-name="Footer"><text:span text:style-name="T199"><text:s/></text:span><text:span text:style-name="T200">A related distinction is between knowledge and opinion: “Knowled</text:span><text:span text:style-name="T203">ge [</text:span><text:span text:style-name="T216">raʾy</text:span><text:span text:style-name="T203">] is belief that is settled, while opinion [ẓ</text:span><text:span text:style-name="T216">ann</text:span><text:span text:style-name="T203">] is belief one is inclined towards, along with the admission that the alternative</text:span><text:span text:style-name="T200"> might be true. And not everyone who opines believes, just like not everyone who senses thinks, or everyone who imagines opines or believes or knows.” Avicenna, </text:span><text:span text:style-name="T213">Healing: Psychology</text:span><text:span text:style-name="T200"> (1959) 5.1, 207-208.</text:span></text:p></text:note-body></text:note></text:span></text:span><text:span text:style-name="T97"> </text:span><text:bookmark-start text:name="Objectevaluations_can_be_imagi"/><text:span text:style-name="T97">On</text:span><text:bookmark-end text:name="Objectevaluations_can_be_imagi"/><text:span text:style-name="T97"> the other hand, when something is construed as good according to the imagination, there is no mention of reasons—something simply “appears [or seems: </text:span><text:span text:style-name="T102">yushbih</text:span><text:span text:style-name="T97">]” worth pursuing, and that is that. Appearances are not necessarily wrong, they are just not based on discursive thought.</text:span></text:p>
      <text:p text:style-name="P41"><text:span text:style-name="T97">So in the last two sections we have seen two senses in which imagination relates to emotion. </text:span><text:span text:style-name="T97">On the one hand, all emotions are triggered by evaluations, insofar as those evaluations are based on particulars, conceived in the imagination (even if higher faculties are also involved in the evaluative process). On the other hand, some emotions are based on imaginat</text:span><text:span text:style-name="T102">ive</text:span><text:span text:style-name="T97"> evaluations (not involving discursive thought), while others are based on cogitative evaluations (which do involve discursive thought). Both these senses in which imagination is involved are important for an overall understanding of Avicenna’s views on emotion. But in Avicenna’s initial definition of the inclining motive faculty, when he says that emotions are due to "imagining" some object as </text:span><text:soft-page-break/><text:span text:style-name="T97">worth pursuing or not, it seems most likely that he has the former sense of imagination in mind. That is, he is simply pointing out that inclinations/emotions are caused by evaluations of particulars.</text:span></text:p>
      <text:p text:style-name="P41"><text:span text:style-name="T97">For the purposes of this chapter, this confirms that Avicenna indeed has the view expressed in [Stage 1]: some practical good (the ob</text:span><text:span text:style-name="T99">ject, unmoved-mover), ima</text:span><text:span text:style-name="T97">gined as having some sort of value, is what leads to an inclination/emotion (all other things being equal). In the next section, we will see how different cognitions are involved in [Stage 2], leading to the resolution-to-act. As a reminder of what we are building towards: when both [Stage 1] and [Stage 2] are finished being fleshed out in detail, we will have a better sense of the role that emotion plays in a broader theory of action.</text:span></text:p>
      <text:p text:style-name="P39"/>
      <text:h text:style-name="Heading_20_1" text:outline-level="1">6<text:bookmark-start text:name="Practical_judgments_lead_to_re"/>. Practic<text:bookmark-end text:name="Practical_judgments_lead_to_re"/>al judgments lead to resolution</text:h>
      <text:p text:style-name="P39"/>
      <text:p text:style-name="P41"><text:span text:style-name="T97">Once a subject has an emotion/inclination (</text:span><text:span text:style-name="T103">nizāʿ</text:span><text:span text:style-name="T97">/</text:span><text:span text:style-name="T102">inbiʿāth</text:span><text:span text:style-name="T97">) towards or away from some object, triggered by an evaluative judgment ([Stage 1]), they are in a position to determine what to do about that object. Now we are at what I previously labeled as [Stage 2], wherein Avicenna describes how we form a judgment about what to do or not do, which leads to the motive state called resolution (</text:span><text:span text:style-name="T102">al-ijmā</text:span><text:span text:style-name="T97">ʿ). In the </text:span><text:span text:style-name="T103">Metaphysics</text:span><text:span text:style-name="T97"> 4.2 text we looked at earlier, the cognitions leading to resolution were simply described as estimative and intellectual beliefs, which does not tell us too much about what they are actually like. In this section, I want to show that based on what Avicenna says elsewhere, the label “practical judgment” would indeed be the most helpful way to refer to the judgments made at this stage, whether animal or rational.</text:span></text:p>
      <text:p text:style-name="P41"><text:span text:style-name="T97">Avicenna describes practical judgments, particularly with reference to the rational soul, in </text:span><text:span text:style-name="T102">Healing: Psychology</text:span><text:span text:style-name="T97"> 5.1. This section builds off of the general sketch of the practical intellect in 1.5 that we looked at in chapter two, on human emotion, but in it he more fully unpacks the nature of practical judgments and their relation to the resolution-to-act is more fully unpacked. The main thing that we need to see in this text is that not just any judgment leads to a resolution-to-act, but only the conclusion of a practical syllogism, or the analogue to a the conclusion of a practical syllogism at the animal level.</text:span><text:span text:style-name="Footnote_20_Symbol"><text:span text:style-name="T56"><text:note text:id="ftn253" text:note-class="footnote"><text:note-citation>252</text:note-citation><text:note-body><text:p text:style-name="Footer"><text:span text:style-name="T199"><text:s/></text:span><text:span text:style-name="T200">The animal equivalent to a practical judgment is not the same thing as the conclusion of a practical syllogism, since animals cannot reason discursively. Non-human animals do, however, have cognitions that settle on courses of action. Avicenna says this in an aside at the end of the a text discussed below: “If this [the practical intellect] judges, there follows a movement of the faculty that resolves on [</text:span><text:span text:style-name="T212">al-quwwa al-ijmā</text:span><text:span text:style-name="T200">ʿ</text:span><text:span text:style-name="T212">iyyya ilā</text:span><text:span text:style-name="T200">] movement of the body, just as [movement of the body] follows judgments of other faculties in animals (</text:span><text:span text:style-name="T212">Healing: Psychology </text:span><text:span text:style-name="T200">(1959) 5.1, 207).”</text:span></text:p></text:note-body></text:note></text:span></text:span><text:span text:style-name="T97"> In the language of Aristotle looked at earlier, it is this cognition which determines the </text:span><text:span text:style-name="T102">means</text:span><text:span text:style-name="T97"> to achieve some end.</text:span></text:p>
      <text:p text:style-name="P41"><text:span text:style-name="T97">To be clear again about the sequence of acts: although practical judgment and resolution-to-act are technically </text:span><text:span text:style-name="T103">post</text:span><text:span text:style-name="T97">-emotion, these acts are all closely related, and part of the same overall theory of action. Getting clear on practical judgments and resolution-to-act ([Stage 2]), which </text:span><text:span text:style-name="T103">follow</text:span><text:span text:style-name="T97"> </text:span><text:span text:style-name="T98">emotions</text:span><text:span text:style-name="T97">, will help us confirm the role played by emotions described in prior sections. </text:span><text:span text:style-name="T97">One reason it makes sense for Avicenna to think of emotions merely as inclinations caused by evaluative judgments ([Stage 1]), is precisely because he distinguishes these other acts ([Stage 2]), which follow emotions, and help to actually bring about concrete action.</text:span></text:p>
      <text:p text:style-name="P41"><text:span text:style-name="T97">Avicenna introduces his discussion of practical judgments with a contrast, clarifying that judgments of theoretical intellect are </text:span><text:span text:style-name="T102">not</text:span><text:span text:style-name="T97"> essentially related to action:</text:span></text:p>
      <text:p text:style-name="P39"/>
      <text:p text:style-name="Block"><text:span text:style-name="T106">[a]</text:span><text:span text:style-name="Footnote_20_Symbol"><text:span text:style-name="T62"><text:note text:id="ftn254" text:note-class="footnote"><text:note-citation>253</text:note-citation><text:note-body><text:p text:style-name="Footer"><text:span text:style-name="T199"><text:s/></text:span><text:span text:style-name="T200">The texts labeled [a-e] are a mostly continuous section from </text:span><text:span text:style-name="T212">Healing: Psychology </text:span><text:span text:style-name="T200">(1959) 5.1, 206-207.</text:span></text:p></text:note-body></text:note></text:span></text:span><text:span text:style-name="T106"> Humans have governance in particular matters and in universal matters. In universal matters there is </text:span><text:soft-page-break/><text:span text:style-name="T106">only belief, even if it is about action. For one type of belief is the universal belief about how a house should be built. From this [universal] belief alone and primarily, however, there will not issue the enacting of a particular house. For actions deal with particular matters, and issue from particular judgments, and that is because the universal, insofar as it is universal, is not related to this rather than that. Let us postpone explanation of this, relying on what will come to you in the metaphysical art, in the last part.</text:span><text:span text:style-name="Footnote_20_Symbol"><text:span text:style-name="T62"><text:note text:id="ftn255" text:note-class="footnote"><text:note-citation>254</text:note-citation><text:note-body><text:p text:style-name="Footer"><text:span text:style-name="T199"><text:s/></text:span><text:span text:style-name="T200">The “postponement” Avicenna mentions refers to further discussion of universals qua universals, which he returns to in the </text:span><text:span text:style-name="T213">Healing: Metaphysics</text:span><text:span text:style-name="T200"> 5.2, </text:span><text:span text:style-name="T226">but this is his primary explanation of the difference between universal and practical judgments.</text:span></text:p></text:note-body></text:note></text:span></text:span></text:p>
      <text:p text:style-name="P39"/>
      <text:p text:style-name="P75">Here, human thought about universal matters is contrasted with deliberation about particular matters. Beliefs on a universal level can be about action in general, and could theoretically apply to many particulars and situations. But enacting motion requires selecting and interacting with one set of particulars, with “this rather than that,” so universal beliefs are too general to have immediate implications for what one ought to do. You can have a general belief about the best way of building houses, but without deciding to build a particular house nothing will get done. You can believe that apples are nutritious and worth eating, but without deciding to eat this particular nutritious apple, you will never eat any apple at all.</text:p>
      <text:p text:style-name="P41"><text:span text:style-name="T97">With the universal judgments of the theoretical intellect determined to be insufficient for prompting action, Avicenna contrasts this with the sort of judgments that </text:span><text:span text:style-name="T102">can</text:span><text:span text:style-name="T97"> lead to action, these being the particular judgments of the practical intellect:</text:span></text:p>
      <text:p text:style-name="P39"/>
      <text:p text:style-name="Block"><text:span text:style-name="T106">[b] Humans have, then, a faculty concerned with universal matters and another concerned with deliberation [</text:span><text:span text:style-name="T111">al-rawīya</text:span><text:span text:style-name="T106">] in particular matters, about what should be done and not done, about what is beneficial and harmful, beautiful and ugly, good and bad. And that [is done] through a type of syllogism and reflection, [which can be] correct or faulty, whose goal is to produce a belief [</text:span><text:span text:style-name="T114">raʾy</text:span><text:span text:style-name="T106">] about some particular, future thing from among that which is possible. For one does not deliberate about whether or not to do things that are necessary or non-existent, nor [does one deliberate about whether or not to do things] pertaining to what is past [because] the past cannot be enacted. If this faculty judges, there follows a movement of the faculty that resolves on [</text:span><text:span text:style-name="T111">al-quwwa al-ijmā</text:span><text:span text:style-name="T106">ʿ</text:span><text:span text:style-name="T111">iyya ilā</text:span><text:span text:style-name="T106">] movement of the body, just as [movement of the body] follows judgments of other faculties in animals.</text:span><text:span text:style-name="Footnote_20_Symbol"><text:span text:style-name="T62"><text:note text:id="ftn256" text:note-class="footnote"><text:note-citation>255</text:note-citation><text:note-body><text:p text:style-name="Footer"><text:span text:style-name="T199"><text:s/></text:span><text:span text:style-name="T200">Avicenna, </text:span><text:span text:style-name="T212">Healing: Psychology </text:span><text:span text:style-name="T200">(1959) 5.1, 207.</text:span></text:p></text:note-body></text:note></text:span></text:span></text:p>
      <text:p text:style-name="P112"/>
      <text:p text:style-name="P97"><text:span text:style-name="T97">In this last sentence Avicenna says that the judgments described in this paragraph lead, directly, to an actualization of the resolving faculty, not mere inclination. He does not specifically say that judgments of the practical intellect lead to acts of the resolving faculty, </text:span><text:span text:style-name="T102">as opposed to</text:span><text:span text:style-name="T97"> inclination, but the distinctions from the immediately preceding book 4.4 (examined in section 1 above), are supposed to be fresh in our minds. So he has just finished describing emotion and its causes in 4.4, and now in 5.1 is describing how to get from emotion to resolution, via practical judgments. At the end of this section (text [e] below), he again connects practical judgments to the resolution-to-act, with no mention of emotion, showing that he is indeed meaning to talk about the cognitions leading to </text:span><text:span text:style-name="T102">al-ijmā</text:span><text:span text:style-name="T97">ʿ here.</text:span></text:p>
      <text:p text:style-name="P41"><text:span text:style-name="T97">The thought process leading to practical judgments, at the human level, is described in text [b] as syllogistic, but involving syllogisms of a different sort than those leading to universal judgments. Avicenna says that the syllogisms constructed by the practical intellect have two features: 1) they are “about what should and shouldn’t be done,” and 2) they are about the particular, future, and possible. To unpack the first point, Avicenna is not saying that the practical intellect is the only human faculty involved in determining what should and shouldn’t be done, or that it alone can think about particular, future, or possible things. As we have seen, the theoretical intellect can indeed make descriptive judgments about good or evil in a general </text:span><text:soft-page-break/><text:span text:style-name="T97">sense, such as that all apples are nutritious. But with the aid of estimation and imagination, we identify particulars as this or that (i.e., this is an apple, that is not), and then the practical intellect is posited specifically to account for identifying what we should do about those evaluative judgments. That is, the practical intellect does not judge things as good or bad—it rather judges courses of action about those things.</text:span><text:span text:style-name="Footnote_20_Symbol"><text:span text:style-name="T97"><text:note text:id="ftn257" text:note-class="footnote"><text:note-citation>256</text:note-citation><text:note-body><text:p text:style-name="Footnote"><text:s/>This is of course not the only role that the practical intellect has in Avicenna's psychology. Since “judgment” is a generic term for Avicenna, there are other things we could call “judgments of the practical intellect.” But I am using the term “practical judgment” to capture this specific role that Avicenna highlights, and which is central to the theory of action being described here (namely, making judgments about what we should or should not do).</text:p></text:note-body></text:note></text:span></text:span><text:span text:style-name="T97"> There are other judgments that we might , the practical intellect can do other things, and is involved in other processes. But “ are other , but it is the way that the practical intellect is most relevant to the theory of actin being d</text:span></text:p>
      <text:p text:style-name="P39">If practical judgments are going to be coherent, Avicenna specifies above that the courses of action identified as good or bad need to be in the future, and possible. Since the conclusions drawn by the practical intellect involve action, it wouldn’t make sense to draw those conclusions about things in the past (“I will spend more time studying for that last exam”), or courses of action that are impossible (“I will give out lots of square circles as party gifts”). We can have such thoughts, but presumably these would be the “faulty” acts of the practical intellect, which he mentions in [b]. What Avicenna describes in this text is, as he says, the “goal,” or the ideal operation of the practical intellect.</text:p>
      <text:p text:style-name="P39">From here, Avicenna goes on to describe the relationship between the theoretical and practical intellect in light of the practical intellect’s goal of arriving at conclusions about what ought and ought not be done. He begins by emphasizing that the practical intellect does not do this entirely on its own:</text:p>
      <text:p text:style-name="P39"/>
      <text:p text:style-name="Block">[c] And this faculty [the practical intellect] is supplied by the faculty that deals with universals, and from there it [the practical intellect] takes major premises concerning what it deliberates about, and draws conclusions in the realm of particulars.</text:p>
      <text:p text:style-name="P39"/>
      <text:p text:style-name="P97"><text:span text:style-name="T97">Avicenna does not provide examples of how this works, but we could take for example the following simple practical syllogism: apples are healthy, this is an apple, eat this apple. Avicenna says that the major premise of such syllogisms (in this case, “apples are healthy”) would be “taken from” the theoretical intellect, which deals with universals. Even though this major premise is here used in a practical syllogism, the aim of this premise, considered on its own, is truth (i.e., it simply provides universal knowledge). On the other hand, the conclusion, “eat this carrot,” aims at action. Avicenna consistently relates notions of benefit and harm, and their synonyms, to the practical intellect, even though the theoretical intellect can make general judgments about benefits and harms, because the practical intellect is concerned with commanding the pursuit of benefits and avoiding harms, while the theoretical intellect is concerned with affirming truth, and rejecting falsehood. The concepts Avicenna repeatedly </text:span><text:span text:style-name="T97">associates with both faculties have to do with their </text:span><text:span text:style-name="T102">goals</text:span><text:span text:style-name="T97"> as faculties (truth vs. action), not the </text:span><text:span text:style-name="T102">content</text:span><text:span text:style-name="T97"> of the premises they make use of.</text:span></text:p>
      <text:p text:style-name="P39">In the penultimate section of Avicenna’s discussion of the practical intellect, he elaborates on the structure of the practical syllogism, in comparison to the sort of syllogisms the theoretical intellect constructs. The first few sentences are a review of what has already been said, but about halfway through he provides new details by distinguishing the “principles” of both faculties:</text:p>
      <text:p text:style-name="P39"/>
      <text:p text:style-name="Block">[d] The first power belonging to the human soul is a power related to intellection, and so it is called the <text:soft-page-break/>theoretical intellect. And the second is a power related to action, and it is called the practical intellect. The former pertains to truth and falsehood, the latter to good and evil in particular matters. The former pertains to the necessary, the possible and the impossible, the latter to the evil, the good and the morally permitted. The principles of the former are the primary premises, and the principles of the later are well known, accepted, opined, weak experiential [premises]—the ones that are not among the strong experiential [premises] […]</text:p>
      <text:p text:style-name="P39"/>
      <text:p text:style-name="P97"><text:span text:style-name="T97">When Avicenna says that the principles of the theoretical intellect are “primary premises,” he is referring, as defined in </text:span><text:span text:style-name="T102">Remarks and Admonitions</text:span><text:span text:style-name="T97">, to propositions “that are necessitated by the essence and instinct of a clear intellect, and not by any cause external to it.”</text:span><text:span text:style-name="Footnote_20_Symbol"><text:span text:style-name="T56"><text:note text:id="ftn258" text:note-class="footnote"><text:note-citation>257</text:note-citation><text:note-body><text:p text:style-name="Footer"><text:span text:style-name="T199"><text:s/></text:span><text:span text:style-name="T200">Avicenna, </text:span><text:span text:style-name="T213">Remarks: Logic</text:span><text:span text:style-name="T200"> (1984, trans. Inati) 119.</text:span></text:p></text:note-body></text:note></text:span></text:span><text:span text:style-name="T97"> In other words, propositions like “the whole is greater than its parts,” are axiomatic in the sense that their truth is automatically assented to, once they are understood.</text:span><text:span text:style-name="Footnote_20_Symbol"><text:span text:style-name="T56"><text:note text:id="ftn259" text:note-class="footnote"><text:note-citation>258</text:note-citation><text:note-body><text:p text:style-name="Footer"><text:span text:style-name="T199"><text:s/></text:span><text:span text:style-name="T200">“Axiomatic” is Inati’s word. See Avicenna, </text:span><text:span text:style-name="T213">Remarks: Logic </text:span><text:span text:style-name="T200">(1984, trans. Inati) 119, fn. 5.</text:span></text:p></text:note-body></text:note></text:span></text:span><text:span text:style-name="T97"> <text:s/>Assent to them is given because they are grasped as necessarily true in themselves, on the basis of the essences under consideration, not on the basis of any external evidence.</text:span></text:p>
      <text:p text:style-name="P41"><text:span text:style-name="T97">On the other hand, Avicenna says that the principles of the practical intellect include those that are “well known, accepted, opined, weak experiential [premises].” Each of the descriptors in this sentence refer to a different type of premise, or a different way of knowing a premise.</text:span><text:span text:style-name="Footnote_20_Symbol"><text:span text:style-name="T56"><text:note text:id="ftn260" text:note-class="footnote"><text:note-citation>259</text:note-citation><text:note-body><text:p text:style-name="Footer"><text:span text:style-name="T199"><text:s/></text:span><text:span text:style-name="T200">Black (2013a) 124.</text:span></text:p></text:note-body></text:note></text:span></text:span><text:span text:style-name="T97"> Avicenna elsewhere discusses each of these types of premises in more detail, but his point here seems to simply be that the sort of premises involved in practical syllogisms are not known with axiomatic certainty. When discussing “well known” premises in </text:span><text:span text:style-name="T102">Remarks</text:span><text:span text:style-name="T97">, such as that “stealing the wealth of others is an ugly act and that lying is an ugly act which must not be pursued,” Avicenna says that these are premises whose acceptance is typically brought about thanks to our social and moral upbringing.</text:span><text:span text:style-name="Footnote_20_Symbol"><text:span text:style-name="T56"><text:note text:id="ftn261" text:note-class="footnote"><text:note-citation>260</text:note-citation><text:note-body><text:p text:style-name="Footer"><text:span text:style-name="T199"><text:s/></text:span><text:span text:style-name="T200">Avicenna, </text:span><text:span text:style-name="T213">Remarks: Logic </text:span><text:span text:style-name="T200">(1984, trans. Inati) 122.</text:span></text:p></text:note-body></text:note></text:span></text:span></text:p>
      <text:p text:style-name="P39">These weaker premises are still “taken from” the theoretical intellect, in the language of [c], above, in that they are general premises initially accepted by the theoretical intellect, and then made use of in a practical syllogism. The practical intellect is not posited for every aspect of a practical syllogism, but rather for the unique ability to draw a conclusion that makes some general value judgment into an imperative for an individual in a particular situation. These non-axiomatic premises are “principles” of the practical intellect in the sense that they are the premises the practical intellect needs in order to perform its unique function of drawing practical judgments.</text:p>
      <text:p text:style-name="P41"><text:span text:style-name="T97">Though Avicenna thinks that the practical intellect </text:span><text:span text:style-name="T102">typically</text:span><text:span text:style-name="T97"> relies on a weaker sorts of premises, a text we looked at earlier in chapter two from Avicenna’s </text:span><text:span text:style-name="T102">Psychology</text:span><text:span text:style-name="T97"> 1.5 shows that practical judgments can also be verified in a more certain way.</text:span><text:span text:style-name="Footnote_20_Symbol"><text:span text:style-name="T56"><text:note text:id="ftn262" text:note-class="footnote"><text:note-citation>261</text:note-citation><text:note-body><text:p text:style-name="Footer"><text:span text:style-name="T199"><text:s/></text:span><text:span text:style-name="T200">See discussion in chapter 2, section 2.</text:span></text:p></text:note-body></text:note></text:span></text:span><text:span text:style-name="T97"> As we saw, in 1.5 Avicenna briefly indicates that the premises the practical intellect uses, like “lying and injustice are bad” </text:span><text:span text:style-name="T97">are “well known” and “not demonstrated,” which coheres well enough with what we have seen in 5.1. However he also adds in 1.5 that “were [the beliefs of the practical intellect] logically considered, they would come from the intelligibles in accordance with what is in the books of logic.”</text:span><text:span text:style-name="Footnote_20_Symbol"><text:span text:style-name="T56"><text:note text:id="ftn263" text:note-class="footnote"><text:note-citation>262</text:note-citation><text:note-body><text:p text:style-name="Footer"><text:span text:style-name="T199"><text:s/></text:span><text:span text:style-name="T200">Avicenna </text:span><text:span text:style-name="T212">Healing: Psychology </text:span><text:span text:style-name="T200">(1959) 1.5, 46.</text:span></text:p></text:note-body></text:note></text:span></text:span><text:span text:style-name="T97"> It is difficult to read this as saying anything other than that premises like “lying and injustice are bad” could also be demonstrated by way of “primary premises,” which is much stronger than being based merely on social and moral upbringing. What this suggests is that the distinctions Avicenna makes in 5.1 refer simply to the </text:span><text:span text:style-name="T102">typical</text:span><text:span text:style-name="T97"> way in which we arrive at practical </text:span><text:soft-page-break/><text:span text:style-name="T97">conclusions. Even though it would be possible to demonstrate that lying is bad from primary premises, most people take this, and most ethical principles for that matter, to be an accepted premise simply on the basis of moral upbringing.</text:span></text:p>
      <text:p text:style-name="P39">In the conclusion to 5.1’s discussion of the practical intellect, Avicenna reaffirms that he has been discussing specifically the sort of cognition undergirding the transition to the motive state of resolution. At the same time, he reaffirms the point that this same sort of function exists, albeit via a different mechanism, in animals:</text:p>
      <text:p text:style-name="P39"/>
      <text:p text:style-name="Block"><text:span text:style-name="T106">[e] For there is in humans a sensible judge, and an estimative judge in the re</text:span><text:span text:style-name="T108">alm of imagination, and an intellectual and practical judge. And the motivating principles that belong to [</text:span><text:span text:style-name="T113">al-mabādiʾ al-bā</text:span><text:span text:style-name="T108">ʿ</text:span><text:span text:style-name="T113">itha li-</text:span><text:span text:style-name="T108">] humans’ faculty that resolves upon [</text:span><text:span text:style-name="T113">quwwatihi al-ijmā</text:span><text:span text:style-name="T108">ʿ</text:span><text:span text:style-name="T113">iyya </text:span><text:span text:style-name="T108">ʿ</text:span><text:span text:style-name="T113">alā</text:span><text:span text:style-name="T108">] the movement of the org</text:span><text:span text:style-name="T106">ans are imaginative estimation [</text:span><text:span text:style-name="T111">wahm khayālī</text:span><text:span text:style-name="T106">], the practical intellect, and the concupiscible and irascible faculties. Other animals have three of these.</text:span></text:p>
      <text:p text:style-name="P39"/>
      <text:p text:style-name="P97"><text:span text:style-name="T97">Of the four main types of cognitive faculties, two of them (estimation and the practical intellect) make judgments oriented especially towards causing an act of the resolving faculty. Judgements <text:s/>of the imagination and judgments of the theoretical intellect may provide data or premises to estimation and the practical intellect, but on their own imagination and theoretical intellect do not trigger resolution. When Avicenna says that other animals “have three of these,” he means that estimation alone, without the practical intellect, is responsible for the analogous sort of practical judgments in animals that lead to resolution. Again, this analogous judgment in animals is not the conclusion of a practical syllogism, but it nonetheless settles on a course of action. This coheres with the what we saw Avicenna say towards the start of this section in Psychology, that just as resolution follows practical judgments for humans, so it <text:s/>“follows judgments of other faculties in animals.”</text:span><text:span text:style-name="Footnote_20_Symbol"><text:span text:style-name="T97"><text:note text:id="ftn264" text:note-class="footnote"><text:note-citation>263</text:note-citation><text:note-body><text:p text:style-name="Footnote"><text:s/>See above, fn. ????</text:p></text:note-body></text:note></text:span></text:span><text:span text:style-name="T97"> Likewise, this coheres with the </text:span><text:span text:style-name="T102">Metaphysics</text:span><text:span text:style-name="T97"> 4.2 text we looked at earlier (text [b], section 2) which said that the judgment prior to a resolved will can just be a kind of “estimative belief [</text:span><text:span text:style-name="T102">i</text:span><text:span text:style-name="T97">ʿ</text:span><text:span text:style-name="T102">atiqād wahmī</text:span><text:span text:style-name="T97">],” when resolution is reached without the involvement of rational faculties.</text:span><text:span text:style-name="Footnote_20_Symbol"><text:span text:style-name="T56"><text:note text:id="ftn265" text:note-class="footnote"><text:note-citation>264</text:note-citation><text:note-body><text:p text:style-name="Footer"><text:span text:style-name="T199"><text:s/></text:span><text:span text:style-name="T200">See chart in section 2 of this chapter.</text:span></text:p></text:note-body></text:note></text:span></text:span><text:span text:style-name="T97"> These texts are not linked in a straightforward way, but the general picture is the same in both, with analogous practical judgments on the animal and human level able to lead to resolution.</text:span></text:p>
      <text:p text:style-name="P41"><text:span text:style-name="T97">Avicenna is not explicit in any text in his corpus about the precise role estimation plays in non-human animals for the sake of bringing about resolution. Of course he has plenty to say in </text:span><text:span text:style-name="T102">Psychology</text:span><text:span text:style-name="T97"> 4.4 about how animals make general value judgments</text:span><text:span text:style-name="Footnote_20_Symbol"><text:span text:style-name="T97"><text:note text:id="ftn266" text:note-class="footnote"><text:note-citation>265</text:note-citation><text:note-body><text:p text:style-name="Footnote"><text:s/>Again, “value” and “evaluation” are not meant to have strictly ethical overtones here. See explanation at the beginning of section 5.</text:p></text:note-body></text:note></text:span></text:span><text:span text:style-name="T97">: some knowledge of harms and benefits is built into animals as instinct, some is learned through experience.</text:span><text:span text:style-name="Footnote_20_Symbol"><text:span text:style-name="T56"><text:note text:id="ftn267" text:note-class="footnote"><text:note-citation>266</text:note-citation><text:note-body><text:p text:style-name="Footer"><text:span text:style-name="T199"><text:s/></text:span><text:span text:style-name="T200">Avicenna, </text:span><text:span text:style-name="T212">Healing: Psychology </text:span><text:span text:style-name="T200">(1959) 4.3, 183-184.</text:span></text:p></text:note-body></text:note></text:span></text:span><text:span text:style-name="T97"> But it is not </text:span><text:span text:style-name="T97">clear whether these are meant to be merely evaluations, such as can lead to emotion, or whether they are the animal analogue to practical judgments. He seems to leave the matter at assuming estimation somehow produces something analogous to the intellect’s practical judgments, despite not sharing in the human ability to construct syllogisms.</text:span></text:p>
      <text:p text:style-name="P41"><text:span text:style-name="T97">In text [e], the conclusion, Avicenna has emphasized the importance of both emotion and practical judgment as causes of resolution-to-act, because if either of these things are missing, there can be no resolution. Judging something to be worth doing, but having no initial inclination to do it, provides no motive state for the practical judgment to help push into a resolution, while </text:span><text:soft-page-break/><text:span text:style-name="T97">having an emotion without a practical judgment is bound to remain mere inclination. Sometimes Avicenna will talk about the practical judgment alone as a proximate cause of resolution-to-act, and sometimes he does a similar thing with emotion, as in a text from 4.4 we looked at earlier, where inclination “strengthens to the point where it brings about [</text:span><text:span text:style-name="T102">yūjib</text:span><text:span text:style-name="T97">] resolution-to-act [</text:span><text:span text:style-name="T102">al-ijmā</text:span><text:span text:style-name="T97">ʿ].”</text:span><text:span text:style-name="Footnote_20_Symbol"><text:span text:style-name="T56"><text:note text:id="ftn268" text:note-class="footnote"><text:note-citation>267</text:note-citation><text:note-body><text:p text:style-name="Footer"><text:span text:style-name="T199"><text:s/></text:span><text:span text:style-name="T200">Avicenna, </text:span><text:span text:style-name="T212">Healing: Psychology </text:span><text:span text:style-name="T200">(1959) 195. Discussed at the beginning of the section 1, above.</text:span></text:p></text:note-body></text:note></text:span></text:span><text:span text:style-name="T97"> The different emphases in each makes sense, since both inclination and practical judgment need to come together if there is going to be resolution.</text:span></text:p>
      <text:p text:style-name="P41"><text:span text:style-name="T97">The preceding analysis of the text on the practical intellect in 5.1 has confirmed the general picture summarized in [Stage 2]: some practical good (the object, unmover-mover), represented as part of a practical judgment, can lead to a resolution-to-act</text:span><text:span text:style-name="Footnote_20_Symbol"><text:span text:style-name="T56"><text:note text:id="ftn269" text:note-class="footnote"><text:note-citation>268</text:note-citation><text:note-body><text:p text:style-name="Footer"><text:span text:style-name="T199"><text:s/></text:span><text:span text:style-name="T200">Avicenna is aware that any illustration of the factors involved in voluntary movement is going to seem overly simplistic, as this one may have. In his </text:span><text:span text:style-name="T213">Healing: Physics</text:span><text:span text:style-name="T200"> (2009, trans. McGinnis) 1.15.5, he says concerning volition that “it is difficult to produce the cause completely, for the will is incited to act [only] after a number of factors are fulfilled, the enumeration of which is not easy. Also, one might not even be conscious of many of them so as to include them in the account.” A single decision of the practical intellect, such as that planting a garden would be good, does not lead to actual planting without a number of further judgments, influenced by numerous factors, conscious and unconscious. But the general schema could be applied to any of these intermediary judgments and actions, as well.</text:span></text:p></text:note-body></text:note></text:span></text:span><text:span text:style-name="T97"> (e.g., someone decides to open the cupboard to get a snack, and the motive faculty actually attempts to instigate action</text:span><text:span text:style-name="Footnote_20_Symbol"><text:span text:style-name="T97"><text:note text:id="ftn270" text:note-class="footnote"><text:note-citation>269</text:note-citation><text:note-body><text:p text:style-name="Footnote"><text:s/>One might challenge Avicenna's analysis of action along the following lines: it seems that something else is still needed, even after the practical judgment, to instigate action. It seems possible to “decide” to go get a snack, but then merely incline towards getting a snack. One can “decide” to lose weight, but not actually do anything about it. Avicenna does not respond to this sort of worry, but I suspect he would say that, if we haven't actually acted, then either there is some impediment (some countervailing judgment or habit), or we have just misdescribed what is going on in the cognition (we were really only judging that it would be pleasant to eat a snack, or to lose weight, but we have not really personalized that evaluation into a command).</text:p></text:note-body></text:note></text:span></text:span><text:span text:style-name="T97">).</text:span></text:p>
      <text:p text:style-name="P39"/>
      <text:p text:style-name="P39"/>
      <text:h text:style-name="Heading_20_1" text:outline-level="1">7. Conclusion: reviewing the distinctions</text:h>
      <text:p text:style-name="P39"/>
      <text:p text:style-name="P39">We can summarize the distinctions that have been made as follows. Inclination and resolution are two separate acts of the motive faculty (or two separate faculties, depending on how finely faculties are being parsed), and they are triggered by different cognitive processes. Those two cognitive processes are as follows:</text:p>
      <text:p text:style-name="P39"/>
      <text:list xml:id="list807129683" text:continue-numbering="true" text:style-name="WW8Num2">
        <text:list-item>
          <text:p text:style-name="P165">Evaluations: cognitions that ascribe value to objects/ends in some way</text:p>
        </text:list-item>
        <text:list-item>
          <text:p text:style-name="P165">Practical judgments: cognitions about the course of action to take regarding some evaluated object/end</text:p>
        </text:list-item>
      </text:list>
      <text:p text:style-name="P39"/>
      <text:p text:style-name="P75">Evaluations lead to emotions, practical judgments lead to a resolution. Avicenna’s standard way of describing the evaluation that leads to inclination involves the phrase that something is “imagined as having some sort of value.” We have understood the sense in which imagination is relevant to the evaluations that cause emotion along two lines:</text:p>
      <text:p text:style-name="P39"/>
      <text:list xml:id="list7682193800540582539" text:style-name="WW8Num3">
        <text:list-item>
          <text:p text:style-name="P166">Evaluations are cognitions that involve particular imagination.</text:p>
        </text:list-item>
        <text:list-item>
          <text:p text:style-name="P166">Evaluations can ascribe value to their objects via imaginative/non-rational or cogitative/rational processes.</text:p>
        </text:list-item>
      </text:list>
      <text:p text:style-name="P39"/>
      <text:p text:style-name="P97"><text:soft-page-break/><text:span text:style-name="T97">When Avicenna says that emotions are triggered when something is “imagined as having some sort of value," he probably does </text:span><text:span text:style-name="T102">not</text:span><text:span text:style-name="T97"> have the second sense sense of "imaginative" involvement in mind. That is, the evaluations leading to emotions can be imaginative or cogitative, where imaginative means "lacking discursive thought." But this does not apply to all evaluations (since cogitative evaluations </text:span><text:span text:style-name="T102">do</text:span><text:span text:style-name="T97"> involve discursive thought), so it wouldn’t make sense to interpret this as what Avicenna means in the phrase "imagined as having some value." On the other hand, all emotions (animal and human) are in fact based on cognitions that engage the imagination for the sake of particularity. So when Avicenna says that emotions are caused when something is “imagined as having some sort of value,” he is merely emphasizing the particularly of the evaluation leading to emotion.</text:span><text:span text:style-name="Footnote_20_Symbol"><text:span text:style-name="T97"><text:note text:id="ftn271" text:note-class="footnote"><text:note-citation>270</text:note-citation><text:note-body><text:p text:style-name="Footnote"><text:s/>Being based on particulars is not unique to the evaluations behind emotions, since practical judgments engage the imagination as well (s<text:span text:style-name="T200">ee section 5, above.)</text:span>, but it is nonetheless an important feature of his explanation of the evaluations behind emotions.</text:p></text:note-body></text:note></text:span></text:span></text:p>
      <text:p text:style-name="P41"><text:span text:style-name="T97">Going back to some of the previously mentioned earlier understandings of </text:span><text:span text:style-name="T102">al-ijmā</text:span><text:span text:style-name="T97">ʿ,</text:span><text:span text:style-name="Footnote_20_Symbol"><text:span text:style-name="T97"><text:note text:id="ftn272" text:note-class="footnote"><text:note-citation>271</text:note-citation><text:note-body><text:p text:style-name="Footnote"><text:s/>See end of section 2.</text:p></text:note-body></text:note></text:span></text:span><text:span text:style-name="T97"> it should be clear that the Latin tendency of sometimes translating </text:span><text:span text:style-name="T102">al-ijmā</text:span><text:span text:style-name="T97">ʿ with terms that capture inclination was a mistake, since inclination and resolution are distinct. Moreover, </text:span><text:span text:style-name="T102">al-ijmā</text:span><text:span text:style-name="T97">ʿ in Avicenna does not have any particular association with </text:span><text:span text:style-name="T102">al-ijmā</text:span><text:span text:style-name="T97">ʿ in Islamic legal theory. It describes a state of the motive faculty, not the coming together of various faculties in any way that resembles a number of legal judges coming together. We could think of motion in fact occurring at the point where cognition and motive faculties finally “come together” to cause movement, but this is not precisely what Avicenna picks out by the term </text:span><text:span text:style-name="T102">al-ijmā</text:span><text:span text:style-name="T97">ʿ. Finally, there is no obvious Stoic influence on Avicenna’s concept of </text:span><text:span text:style-name="T102">al-ijmā</text:span><text:span text:style-name="T97">ʿ. On the contrary, given that it is motive, rather than cognitive, it seems uniquely unsuited to be a successor to the Stoic concept of </text:span><text:span text:style-name="T102">synkatathesis</text:span><text:span text:style-name="T97">. It might be that the </text:span><text:span text:style-name="T102">practical judgment</text:span><text:span text:style-name="T97"> leading to </text:span><text:span text:style-name="T102">al-ijmā</text:span><text:span text:style-name="T97">ʿ fulfills a similar role in Avicenna’s psychology as </text:span><text:span text:style-name="T102">synkatathesis </text:span><text:span text:style-name="T97">does in the Stoic tradition, but the practical judgment is, of course, something distinct from </text:span><text:span text:style-name="T102">al-ijmā</text:span><text:span text:style-name="T97">ʿ itself.</text:span></text:p>
      <text:p text:style-name="P41"><text:span text:style-name="Footnote_20_Symbol"><text:span text:style-name="T97">Avicenna’s formulation can be seen as a development of Aristotle’s ends-means distinction, in that emotions focus us on some evaluated end, while resolution enacts motion according to the means clarified by a practical judgment. Avicenna is not always careful about making these distinctions, which is understandable, since he is really just talking about two different branches, or functions, that follow from the one animal motive faculty, and he is introducing a new concept (resolution) alongside older terms (e.g., appetite) that previously were used to capture everything in this conceptual terrain. But despite the fact that in some places he glosses over the careful distinctions he makes elsewhere, we should take seriously his careful distinctions when considering his overall schema. Emotions, then, according to Avicenna, are best thought of as varieties of inclination, which orient us towards objects or goals, but are not in themselves directly action-guiding.</text:span></text:span></text:p>
      <text:p text:style-name="P39"/>
      <text:p text:style-name="P75"/>
      <text:h text:style-name="P143" text:outline-level="1">Chapter 4: Physiology in Avicenna's Affective Psychology</text:h>
      <text:p text:style-name="P113"/>
      <text:p text:style-name="P121"><text:span text:style-name="T15">In this chapter, I will present the aspects of physiology found in Avicenna’s philosophical and medical texts that are relevant to his affective psychology. I will </text:span><text:span text:style-name="T27">not</text:span><text:span text:style-name="T15"> be examining everything Avicenna says in his medical texts about the physiology of specific emotions, or specific cures for emotion-related maladies. Rather, what follows is an examination of the way physiology is incorporated into, or appealed to, in Avicenna's philosophical analysis of emotion.</text:span></text:p>
      <text:p text:style-name="P121"><text:span text:style-name="T15">What Avicenna has to say about the physiology of emotions in his affective psychology can be categorized under three headings: physiology underlying occurrent emotions, dispositions for emotions, and effects of emotions. By physiology of an occurrent emotion, I mean the matter, or organ, that underlies the core notion of an emotional “impulse,” or “inclination,” that we examined in chapter one. To look ahead, all emotions have their seat in the heart, and the vital spirit that is in the heart, despite having dispositions and effects localized elsewhere in the body.</text:span><text:span text:style-name="Footnote_20_Symbol"><text:span text:style-name="T15"><text:note text:id="ftn273" text:note-class="footnote"><text:note-citation>272</text:note-citation><text:note-body><text:p text:style-name="Standard"><text:span text:style-name="Footnote_20_Symbol"><text:span text:style-name="T153"/></text:span></text:p><text:p text:style-name="P17"/><text:p text:style-name="P17"/><text:p text:style-name="P17"/><text:p text:style-name="P17"/><text:p text:style-name="P17"/><text:p text:style-name="P17"/><text:p text:style-name="P17"/><text:p text:style-name="P17"/><text:p text:style-name="P17"/><text:p text:style-name="P17"/><text:p text:style-name="P16"><text:tab/> <text:s/>Avicenna is not explicit about how exactly we should classify this matter (in terms of being the “seat,” “subject,” “organ,” and so on), but one thing that does become clear is that it should probably not be referred to as the “material cause” of an emotion. That is because, for Avicenna, the material cause is part of the essence of the thing (McGinnis 2010, 41), and to the extent that Avicenna does address this issue, he refers to emotions as embodied, but “primarily of the soul (see discussion in 5.1 and 5.4 of this chapter).” Emotions are necessarily embodied in some sort of matter, but what matter in particular does not appear to be part of the essence of an emotion.</text:p></text:note-body></text:note></text:span></text:span><text:span text:style-name="T15"> </text:span><text:span text:style-name="T17">As for the second and third topics to be discussed, </text:span><text:bookmark-start text:name="Intro1"/><text:span text:style-name="T17">Avicenna</text:span><text:bookmark-end text:name="Intro1"/><text:span text:style-name="T17"> actually has comparatively more to say about the physiology about </text:span><text:span text:style-name="T28">dispositions</text:span><text:span text:style-name="T17"> for emotions (which are prior to emotions), and the characteristic physiological </text:span><text:span text:style-name="T28">effects</text:span><text:span text:style-name="T17"> of emotions (which follow).</text:span></text:p>
      <text:p text:style-name="P121"><text:span text:style-name="T17">These latter two aspects of physiology are best framed by prior distinctions he makes in his philosophical psychology, and can be seen as responses to two corresponding points of discussion among his philosophical predecessors (especially Aristotle and the Stoics, as will be shown). First, Avicenna's focus on physiology when it comes to emotional </text:span><text:span text:style-name="T28">dispositions</text:span><text:span text:style-name="T17"> is in part a response to the need to explain why the same evaluative judgment sometimes causes an emotion, sometimes not, and, when it does, why the emotion varies in strength. For example, your physical state partially determines whether seeing someone with a pleasant thing you want will give rise to envy. As for Avicenna’s focus on the physiology of emotional </text:span><text:span text:style-name="T28">effects</text:span><text:span text:style-name="T17">, this is due to the sort of changes he thinks, properly speaking, do and do not underly occurent emotions. For example, one might think of turning red as a core component of what it means to experience shame. But since, as mentioned above, Avicenna thinks that the matter underlying an occurent emotion is specifically the heart, and the vital spirit in the heart, he would consider turning red </text:span><text:soft-page-break/><text:span text:style-name="T17">merely a possible effect of sh</text:span><text:span text:style-name="T21">ame. Drawing the line where he does is not simply a verbal issue, but reflects what Avicenna thinks constitutes the essence of an emotion.</text:span></text:p>
      <text:p text:style-name="P121"><text:span text:style-name="T23">One distinction that will recur in Avicenna's texts that follow is the distinction between psychological states that are “primarily of the soul,” and those that are “primarily of the body.” Emotions are states that are best characterized in terms of the faculties of the soul. That is, they are states of the motive soul, caused by cognitions. They are embodied, of course, and localized in the heart, but they are primarily psychological. Physiological dispositions and effects, on the other hand, are primarily of the body. They can be fully described in terms of the material elements of a living body (i.e., temperaments, humours, physical aches and pains), despite the fact that they only exist due to the fact that the body is a living, ensouled body. I mention this at the outset because a big reason for distinguishing the physiology underlying </text:span><text:span text:style-name="T33">occurent</text:span><text:span text:style-name="T23"> emotions from emotional </text:span><text:span text:style-name="T33">dispositions</text:span><text:span text:style-name="T23"> and </text:span><text:span text:style-name="T33">effects</text:span><text:span text:style-name="T23">, is this distinction between states that primarily of the body, versus primarily of the soul. Emotions are states that are primarily of the soul, and as embodied psychological acts, they of course have an underlying physiology. On the other hand, the physiological dispositions and effects Avicenna discusses are </text:span><text:span text:style-name="T33">different</text:span><text:span text:style-name="T23"> states, states that are primarily of the body, and not to be identified with the physiology underlying occurent emotional states.</text:span></text:p>
      <text:p text:style-name="P123"/>
      <text:h text:style-name="Heading_20_1" text:outline-level="1">1. Avicenna’s writings on the physiology of emotions</text:h>
      <text:p text:style-name="P123"/>
      <text:p text:style-name="P121"><text:span text:style-name="T17">In addition to the philosophical texts that frame Avicenna’s discussion of emotions, there are three texts relevant primarily to the physiology of emotions: section 5.8 of Avicenna’s </text:span><text:span text:style-name="T28">Healing: Psychology</text:span><text:span text:style-name="T17">, the </text:span><text:span text:style-name="T28">Canon of Medicine</text:span><text:span text:style-name="T17">, and his </text:span><text:span text:style-name="T28">Cardiac Drugs</text:span><text:span text:style-name="T17">. </text:span><text:span text:style-name="T28">Psychology</text:span><text:span text:style-name="T17"> 5.8 is the final section of Avicenna’s main work of philosophical psychology, and it is an overview of the human physiology relevant to psychology. Much of the chapter is taken up with the question of whether there is one organ that has priority over all the other organs, that being the heart, (a la Aristotle), or whether there is more of a cooperative foundation for life’s activities between the heart, brain and liver (a la Galen). Avicenna takes a middle-way between Aristotle and Galen, saying that the heart, with the vital spirit, is in some sense the sou</text:span><text:span text:style-name="T21">rce of life, but that the brain and liver have governance in different domains. So Avicenna calls the heart “the principle” organ (</text:span><text:span text:style-name="T30">al-madba</text:span><text:span text:style-name="T21">ʾ), while also allowing that other organs can be principles of more </text:span><text:span text:style-name="T17">specialized activities. As we will see, 5.8 is primarily valuable for the discussion of emotions insofar as it clarifies where occurrent emotions are localized.</text:span></text:p>
      <text:p text:style-name="P121"><text:span text:style-name="T17">The </text:span><text:span text:style-name="T28">Canon</text:span><text:span text:style-name="T17"> is, of course, Avicenna’s systematic, influential work on the nature of medicine, along with the causes of diseases and their treatments. It is comprised of five sections, of which the first and third are most relevant to the discussion of emotions.</text:span><text:span text:style-name="Footnote_20_Symbol"><text:span text:style-name="T52"><text:note text:id="ftn274" text:note-class="footnote"><text:note-citation>273</text:note-citation><text:note-body><text:p text:style-name="Footer"><text:span text:style-name="T199"><text:s/></text:span><text:span text:style-name="T200">There is so far only a critical edition of the first book of Avicenna’s </text:span><text:span text:style-name="T213">Canon</text:span><text:span text:style-name="T200">, published by Vikas in 1982. For the rest, the standard version to use is that edited by Al-Qashsh in 1987, which is a more readable version, with commentary and index, of the 1877 Būlāq (non-critical) text.</text:span></text:p></text:note-body></text:note></text:span></text:span><text:span text:style-name="T17"> The first is relevant for its discussion of the vital spirit, which is referred to frequently when discussing the dispositions and effects for emotions, while the third is relevant because it contains Avicenna’s discussion of some mental illnesses, the most detailed of such discussions concerns melancholy.</text:span></text:p>
      <text:p text:style-name="P121"><text:span text:style-name="T17">As Avicenna explains at the outset of the </text:span><text:span text:style-name="T28">Canon</text:span><text:span text:style-name="T17">, medicine has both a theoretical and a practical component. This is not a distinction between, say, thinking about medicine versus going out and actively performing </text:span><text:span text:style-name="T21">it. Rather, the distinction is between different types of principles: those that need to be known in order to understand the the treatment of disease and maintenance </text:span><text:soft-page-break/><text:span text:style-name="T21">of health, and then the concrete principles for doing so.</text:span><text:span text:style-name="Footnote_20_Symbol"><text:span text:style-name="T55"><text:note text:id="ftn275" text:note-class="footnote"><text:note-citation>274</text:note-citation><text:note-body><text:p text:style-name="Footer"><text:span text:style-name="T199"><text:s/></text:span><text:span text:style-name="T200">Avicenna, </text:span><text:span text:style-name="T213">Canon</text:span><text:span text:style-name="T200"> (1982), I.1.1, 33-34.</text:span></text:p></text:note-body></text:note></text:span></text:span><text:span text:style-name="T21"> For example, you need to understand what a liver is, in general, before you are able to understa</text:span><text:span text:style-name="T17">nd the specific instructions for diagnosing and treating its ailments. The theoretical component of medicine thus contains discussion on roughly the same level of generality as what we found in the </text:span><text:span text:style-name="T28">Psychology</text:span><text:span text:style-name="T17">, albeit restricted to the general theory needed for the art of medicine. This means that some of Avicenna’s discussions of emotions in the </text:span><text:span text:style-name="T28">Canon</text:span><text:span text:style-name="T17"> give us insight into the general nature of emotions, not just the treatment of emotional disorders.</text:span></text:p>
      <text:p text:style-name="P121"><text:span text:style-name="T17">The </text:span><text:span text:style-name="T28">Cardiac Drugs</text:span><text:span text:style-name="T17"> is a much shorter treatise than the </text:span><text:span text:style-name="T28">Canon</text:span><text:span text:style-name="T17">, focused on the workings of the heart, along with its particular ailments and treatments.</text:span><text:span text:style-name="Footnote_20_Symbol"><text:span text:style-name="T52"><text:note text:id="ftn276" text:note-class="footnote"><text:note-citation>275</text:note-citation><text:note-body><text:p text:style-name="Footer"><text:span text:style-name="T199"><text:s/></text:span><text:span text:style-name="T200">There is no critical edition of </text:span><text:span text:style-name="T212">Cardiac Drugs</text:span><text:span text:style-name="T200">, though the Arabic version used here (ed. al-Bābā) is based on three different manuscripts. See Alpina (2017) 371.</text:span></text:p></text:note-body></text:note></text:span></text:span><text:span text:style-name="T17"> </text:span><text:span text:style-name="T28">Cardiac Drugs</text:span><text:span text:style-name="T17"> is thought to initially have been a stand-alone treatise, but has been inserted both into the </text:span><text:span text:style-name="T28">Canon</text:span><text:span text:style-name="T17"> and the </text:span><text:span text:style-name="T28">Healing: Psychology</text:span><text:span text:style-name="T17"> at different points. More recently, </text:span><text:span text:style-name="T28">Cardiac Drugs</text:span><text:span text:style-name="T17"> has been inserted into English translations of the </text:span><text:span text:style-name="T28">Canon</text:span><text:span text:style-name="T17">, as a way of supplementing the Canon’s discussion of the vital spirit.</text:span><text:span text:style-name="Footnote_20_Symbol"><text:span text:style-name="T52"><text:note text:id="ftn277" text:note-class="footnote"><text:note-citation>276</text:note-citation><text:note-body><text:p text:style-name="Footer"><text:span text:style-name="T199"><text:s/></text:span><text:span text:style-name="T200">For example, this choice is described in Bakhtiar’s introduction to Avicenna, Canon (1999), lxvi. Texts from Cardiac Drugs are also inserted into the edition of Gruner (1973). See final note on page 122, introducing the insertion of </text:span><text:span text:style-name="T212">Cardiac Drugs</text:span><text:span text:style-name="T200"> which follows.</text:span></text:p></text:note-body></text:note></text:span></text:span><text:span text:style-name="T17"> However, there was a premodern tradition, apparently begun by Avicenna’s disciple Jūzjāni, of including </text:span><text:span text:style-name="T28">Cardiac Drugs</text:span><text:span text:style-name="T17"> after section 4.4 of </text:span><text:span text:style-name="T28">Healing: Psychology</text:span><text:span text:style-name="T17">. As described by Tommaso Alpina, some Arabic and Latin manuscripts reflect this tradition, though modern critical editions of the Arabic </text:span><text:span text:style-name="T28">Healing: Psychology </text:span><text:span text:style-name="T17">do not. Simone Van Riet’s modern Latin edition of the </text:span><text:span text:style-name="T28">Healing: Psychology</text:span><text:span text:style-name="T17"> does include </text:span><text:span text:style-name="T28">Cardiac Drugs</text:span><text:span text:style-name="T17">, albeit as an appendix to the work as a whole. In any case, the impetus for attaching </text:span><text:span text:style-name="T28">Cardiac Drugs</text:span><text:span text:style-name="T17"> to </text:span><text:span text:style-name="T28">Psychology</text:span><text:span text:style-name="T17"> 4.4 is Avicenna’s own remark, at the end of 4.4:</text:span></text:p>
      <text:p text:style-name="P114"/>
      <text:p text:style-name="Block"><text:span text:style-name="T117">And we have discussed in our books of medicine, to a degree of detail and accuracy not found in any predecessors, the reason for the dispositions [</text:span><text:span text:style-name="T123">isti</text:span><text:span text:style-name="T117">ʿ</text:span><text:span text:style-name="T123">dādāt</text:span><text:span text:style-name="T117">] of different people—on account of their natural temperament [</text:span><text:span text:style-name="T123">jibilla</text:span><text:span text:style-name="T117">] and their different states [</text:span><text:span text:style-name="T123">aḥwāl</text:span><text:span text:style-name="T117">]—to joy, depression, anger, gentleness, rancor, calmness, and suchlike. So let someone read [</text:span><text:span text:style-name="T123">about such things</text:span><text:span text:style-name="T117">] there.</text:span><text:span text:style-name="Footnote_20_Symbol"><text:span text:style-name="T65"><text:note text:id="ftn278" text:note-class="footnote"><text:note-citation>277</text:note-citation><text:note-body><text:p text:style-name="Footer"><text:span text:style-name="T199"><text:s/></text:span><text:span text:style-name="T200">Avicenna, </text:span><text:span text:style-name="T213">Healing: Psychology</text:span><text:span text:style-name="T200"> (1959), 4.4. 201.</text:span></text:p></text:note-body></text:note></text:span></text:span></text:p>
      <text:p text:style-name="P115"/>
      <text:p text:style-name="P54"><text:bookmark-start text:name="Literature_review"/><text:span text:style-name="T17">As</text:span><text:bookmark-end text:name="Literature_review"/><text:span text:style-name="T17"> has been shown in previous chapters, 4.4 is where Avicenna gives his most fundamental, general account of the nature of emotion, as part of a discussion of the motive soul. As this text makes clear, though, there is more to be said about emotions, which can be found in Avicenna’s medical texts. Avicenna’s </text:span><text:span text:style-name="T28">Canon</text:span><text:span text:style-name="T17"> does contain some discussion of emotions, but it makes sense to take the above text as pointing us towards </text:span><text:span text:style-name="T28">Cardiac Drugs</text:span><text:span text:style-name="T17"> in particular. As a percentage of the text, </text:span><text:span text:style-name="T28">Cardiac Drugs</text:span><text:span text:style-name="T17"> is much more focused on emotions, and in particular on the sort of dispositions for emotions to which Avicenna’s concluding remark refers.</text:span></text:p>
      <text:p text:style-name="P114"/>
      <text:h text:style-name="P135" text:outline-level="1">2. The nature of the vital spirit</text:h>
      <text:p text:style-name="P114"/>
      <text:p text:style-name="P121"><text:span text:style-name="T17">Before looking at how Avicenna distinguishes between the subject of occurent emotions, their dispositions, and their effects, we need some context for the terminology he uses in those discussions. In particular, Avicenna frequently links emotions to the vital spirit, [</text:span><text:span text:style-name="T28">rūḥ</text:span><text:span text:style-name="T17">], also called the vital faculty [</text:span><text:span text:style-name="T28">al-quwwa al-ḥaywāniyya</text:span><text:span text:style-name="T17">]. For example, the following text begins Avicenna’s discussion of the vital spirit in the </text:span><text:span text:style-name="T28">Canon:</text:span></text:p>
      <text:p text:style-name="P114"><text:soft-page-break/></text:p>
      <text:p text:style-name="Block"><text:span text:style-name="T117">As for the vital faculty [</text:span><text:span text:style-name="T123">al-quwwa al-ḥaywaniyya</text:span><text:span text:style-name="T117">]—and they mean by this, the power whereby if it occurs in the organs, it prepares them for receiving the power of sensation and movement and the acts of life—they [prior physicians] link [</text:span><text:span text:style-name="T123">yuḍīfūn</text:span><text:span text:style-name="T117">] to this the movements of fear [</text:span><text:span text:style-name="T123">al-khawf</text:span><text:span text:style-name="T117">] and anger [</text:span><text:span text:style-name="T123">al-</text:span><text:span text:style-name="T130">ghaḍab</text:span><text:span text:style-name="T117">] on account of what they find in them in terms of expansion and contraction of the vital spirit [</text:span><text:span text:style-name="T123">al-rūḥ</text:span><text:span text:style-name="T117">] related to this faculty.</text:span><text:span text:style-name="Footnote_20_Symbol"><text:span text:style-name="T117"><text:note text:id="ftn279" text:note-class="footnote"><text:note-citation>278</text:note-citation><text:note-body><text:p text:style-name="Footer"><text:span text:style-name="T199"><text:s/></text:span><text:span text:style-name="T200">Avicenna, </text:span><text:span text:style-name="T213">Canon</text:span><text:span text:style-name="T200"> (1982), I.6.4, 126.</text:span></text:p></text:note-body></text:note></text:span></text:span></text:p>
      <text:p text:style-name="P114"/>
      <text:p text:style-name="P54"><text:span text:style-name="T17">The vital spirit is initially posited to account for how a body comes to receive psychological faculties in animals (vegetative, sensitive and motive), that is, how animals become living. As will be shown, the vital spirit does not explain those very psychological functions, but it explains a body's </text:span><text:span text:style-name="T29">receptivity</text:span><text:span text:style-name="T17"> to the faculties responsible for those functions. In addition to this, it is also frequently appealed to as part of emotional experience, both as that which underlies occurrent emotions (which we have seen), and as a key component of emotional dispositions and effects (which we will look at shortly). These discussions of dispositions and effects will make more sense if we already have in hand an understanding of the vital spirit on its own terms.</text:span></text:p>
      <text:p text:style-name="P121"><text:span text:style-name="T17">The first step towards understanding all this terminology is to see it in the context of Avicenna’s division of faculties in his medical texts, which differs from that of his psychological texts. In the </text:span><text:span text:style-name="T28">Canon</text:span><text:span text:style-name="T17">, Avicenna groups the faculties of living organisms into three broad categories, and discusses them in the following order: the natural [</text:span><text:span text:style-name="T28">al-ṭabī</text:span><text:span text:style-name="T17">ʿ</text:span><text:span text:style-name="T28">iyya</text:span><text:span text:style-name="T17">], the vital [</text:span><text:span text:style-name="T28">al-ḥayawāniyya</text:span><text:span text:style-name="T17">],</text:span><text:span text:style-name="Footnote_20_Symbol"><text:span text:style-name="T52"><text:note text:id="ftn280" text:note-class="footnote"><text:note-citation>279</text:note-citation><text:note-body><text:p text:style-name="Footer"><text:span text:style-name="T199"><text:s/>“</text:span><text:span text:style-name="T200">Animal” would also be an appropriate way of translating this term, but “vital” more accurately reflects the faculty's role. The vital faculty has more to do with making something living [</text:span><text:span text:style-name="T213">ḥayy</text:span><text:span text:style-name="T200">] than making it of the genus animal. In other words, as we will see, the vital spirit underlies vegetative and sensitive faculties in animals, and is present in the relevant organs even when those faculties become damaged—thus making the organs alive (due to the vital spirit), but without their proper function.</text:span></text:p></text:note-body></text:note></text:span></text:span><text:span text:style-name="T17"> and the psychological [</text:span><text:span text:style-name="T28">al-nafsāniyya</text:span><text:span text:style-name="T17">]. The “natural faculties” of the </text:span><text:span text:style-name="T28">Canon</text:span><text:span text:style-name="T17"> correspond to the “vegetative faculties” in the </text:span><text:span text:style-name="T28">Psychology</text:span><text:span text:style-name="T17">, which include faculties for nutrition, growth and generation. The </text:span><text:span text:style-name="T28">Canon’s</text:span><text:span text:style-name="T17"> “psychological faculties” explicitly correspond to the sensitive and motive faculties described in book IV of the </text:span><text:span text:style-name="T28">Psychology</text:span><text:span text:style-name="T17">, with particular emphasis in the </text:span><text:span text:style-name="T28">Canon</text:span><text:span text:style-name="T17"> on the sensitive faculties. To put this more schematically:</text:span></text:p>
      <text:p text:style-name="P12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2">In the medical texts</text:p>
          </table:table-cell>
          <table:table-cell table:style-name="Table3.A1" office:value-type="string">
            <text:p text:style-name="P21"/>
          </table:table-cell>
          <table:table-cell table:style-name="Table3.C1" office:value-type="string">
            <text:p text:style-name="P22">In the psychological texts</text:p>
          </table:table-cell>
        </table:table-row>
        <table:table-row table:style-name="Table3.1">
          <table:table-cell table:style-name="Table3.A2" office:value-type="string">
            <text:p text:style-name="P20">Natural faculties (includes nutrition, growth, reproduction)</text:p>
          </table:table-cell>
          <table:table-cell table:style-name="Table3.A2" office:value-type="string">
            <text:p text:style-name="P20">equivalent to </text:p>
          </table:table-cell>
          <table:table-cell table:style-name="Table3.C2" office:value-type="string">
            <text:p text:style-name="P20">Vegetative faculties</text:p>
          </table:table-cell>
        </table:table-row>
        <table:table-row table:style-name="Table3.1">
          <table:table-cell table:style-name="Table3.A2" office:value-type="string">
            <text:p text:style-name="P20">Vital faculties</text:p>
          </table:table-cell>
          <table:table-cell table:style-name="Table3.A2" office:value-type="string">
            <text:p text:style-name="P21"/>
          </table:table-cell>
          <table:table-cell table:style-name="Table3.C2" office:value-type="string">
            <text:p text:style-name="P21"/>
          </table:table-cell>
        </table:table-row>
        <table:table-row table:style-name="Table3.1">
          <table:table-cell table:style-name="Table3.A2" office:value-type="string">
            <text:p text:style-name="P20"><text:s/>Psychological faculties (includes sensation and motion)</text:p>
          </table:table-cell>
          <table:table-cell table:style-name="Table3.A2" office:value-type="string">
            <text:p text:style-name="P20">equivalent to</text:p>
          </table:table-cell>
          <table:table-cell table:style-name="Table3.C2" office:value-type="string">
            <text:p text:style-name="P20">Animal faculties</text:p>
          </table:table-cell>
        </table:table-row>
      </table:table>
      <text:p text:style-name="P54"/>
      <text:p text:style-name="P61">Avicenna never gives a reason for the difference in terminology, but presumably it has to do with medicine's focus on humans. In psychological texts, faculties are grouped according to the three <text:soft-page-break/>varieties of living beings (plants, animals and humans). Medicine, on the other hand, does not need to be concerned with which faculties in a human are generically similar to animals and plants.</text:p>
      <text:p text:style-name="P121"><text:span text:style-name="T21">Avicenna typically uses the term “spiritual” to refer to a particular type of </text:span><text:span text:style-name="T31">physical</text:span><text:span text:style-name="T21"> substance, and this is no different when it comes to the vital spirit. M</text:span><text:span text:style-name="T17">ost fundamentally, the vital spirit is a lightweight, fine physical substance produced by the heart.</text:span><text:span text:style-name="Footnote_20_Symbol"><text:span text:style-name="T52"><text:note text:id="ftn281" text:note-class="footnote"><text:note-citation>280</text:note-citation><text:note-body><text:p text:style-name="Footer"><text:span text:style-name="T199"><text:s/></text:span><text:span text:style-name="T200">In positing something like this, Avicenna is depending chiefly on Galen, though the theory of vital spirit (Greek: </text:span><text:span text:style-name="T212">pneuma</text:span><text:span text:style-name="T200">) goes at least back to Aristotle.</text:span><text:span text:style-name="T225"> </text:span><text:span text:style-name="T226">For a discussion of pneuma in Aristotle, see Generation of Animals (1943), Appendix B. For a discussion of pneuma in Galen, see On the Natural Faculties (1916), introduction, xxxiv-xxxv.</text:span></text:p></text:note-body></text:note></text:span></text:span><text:span text:style-name="T17"> It flows to not-yet-animate organs, giving them life, and enabling them to receive the further vegetative, sensitive or motive faculties that we typically associate with them. Avicenna relates the development of the vital spirit in an almost poetic section of </text:span><text:span text:style-name="T28">Cardiac Drugs</text:span><text:span text:style-name="T17">, describing how all of life derives from God. Vital spirit, Avicenna says, is “a physical substance, coming from the mixture of the elements, approaching a likeness to the heavenly bodies.”</text:span><text:span text:style-name="Footnote_20_Symbol"><text:span text:style-name="T52"><text:note text:id="ftn282" text:note-class="footnote"><text:note-citation>281</text:note-citation><text:note-body><text:p text:style-name="Footer"><text:span text:style-name="T199"><text:s/></text:span><text:span text:style-name="T200">Avicenna, </text:span><text:span text:style-name="T213">Cardiac Drugs</text:span><text:span text:style-name="T200"> (1984), 226.</text:span></text:p></text:note-body></text:note></text:span></text:span><text:span text:style-name="T17"> The vital spirit is often described in physical terms, but it also has a functional description, which leads to Avicenna shifting between referring to it as a “spirit” or “faculty” unceremoniously, suggesting that neither label is meant to refer exclusively to its material aspect. Rather, either “vital spirit” or “vital faculty” refers to this fine substance, which can also be described in terms of its form, or function.</text:span></text:p>
      <text:p text:style-name="P121"><text:span text:style-name="T17">The vital spirit is initially posited to account for the beginning stages of the development of living organisms. In broad strokes, this process unfolds via elements being combined together, composing humours, which ultimately compose organs and substances, ranging from the crude and coarse, to the fine and harmonious. In </text:span><text:span text:style-name="T28">Cardiac Drugs</text:span><text:span text:style-name="T17"> and the </text:span><text:span text:style-name="T28">Canon</text:span><text:span text:style-name="T17">, Avicenna explains how this process of organ and substance development works in the case of humans: the heart emerges prior to all other organs (except possibly the liver) as a “storehouse” for vital spirit (</text:span><text:span text:style-name="T28">khizānat al-rūḥ</text:span><text:span text:style-name="T17">), and proceeding from there the vital spirit gives life to the other organs.</text:span><text:span text:style-name="Footnote_20_Symbol"><text:span text:style-name="T52"><text:note text:id="ftn283" text:note-class="footnote"><text:note-citation>282</text:note-citation><text:note-body><text:p text:style-name="Footer"><text:span text:style-name="T199"><text:s/></text:span><text:span text:style-name="T200">Avicenna, </text:span><text:span text:style-name="T213">Cardiac Drugs</text:span><text:span text:style-name="T200"> (1984), 221.</text:span></text:p></text:note-body></text:note></text:span></text:span><text:span text:style-name="Footnote_20_Symbol"><text:span text:style-name="T52"> </text:span></text:span><text:span text:style-name="T17">Those organs, to which the vital spirit gives life, originate from the liver. Whereas the heart produces the fine spirit that gives life, the liver produces something much more coarse, which is suitable for shaping the matter of the other organs.</text:span><text:span text:style-name="Footnote_20_Symbol"><text:span text:style-name="T52"><text:note text:id="ftn284" text:note-class="footnote"><text:note-citation>283</text:note-citation><text:note-body><text:p text:style-name="Footer"><text:span text:style-name="T199"><text:s/></text:span><text:span text:style-name="T200">Avicenna, </text:span><text:span text:style-name="T213">Canon</text:span><text:span text:style-name="T200"> (1982), I.6.4, 126.</text:span></text:p></text:note-body></text:note></text:span></text:span><text:span text:style-name="T17"> In other words, the liver produces the raw material to be shaped into organs, and the heart produces the physical, vital spirit which enlivens them. It is not apparent from these texts how the liver and the heart themselves first arise, or which one comes first, but presumably the important thing for the physician to know is the role the liver and the heart play once they in fact exist.</text:span></text:p>
      <text:p text:style-name="P121"><text:span text:style-name="T17">In the medical discussions of human life, “life” refers to the existence of the vital spirit in various organs.</text:span><text:span text:style-name="Footnote_20_Symbol"><text:span text:style-name="T52"><text:note text:id="ftn285" text:note-class="footnote"><text:note-citation>284</text:note-citation><text:note-body><text:p text:style-name="Footer"><text:span text:style-name="T142"><text:s/></text:span><text:span text:style-name="T200">Most would, of course, say that plants are also alive, yet they do not have the vital spirit. Avicenna discusses the status of plants with respect to “life [</text:span><text:span text:style-name="T212">al-</text:span><text:span text:style-name="T200">ḥ</text:span><text:span text:style-name="T212">ayā</text:span><text:span text:style-name="T200">]” towards the beginning of his </text:span><text:span text:style-name="T212">Healing: Book of Plants</text:span><text:span text:style-name="T200">. He argues that this is primarily a verbal dispute:</text:span></text:p><text:p text:style-name="P53"/><text:p text:style-name="Footer"><text:span text:style-name="T200"><text:tab/>“One strays from truth if they argue that plants have sensation on account of the fact that [</text:span><text:span text:style-name="T213">li-</text:span><text:span text:style-name="T200">] they also have thought and understanding, like Anaxagoras and Empedocles and Democritus. Now if activity in the realm of nutrition were called life—so that a body, if it persists through nutrition, is [called] living, and then, if it is unable to maintain its individuality through nutrition, outside corruption has power over it so that its mixture changes, and its power dissipates, then it [is said to] die—then [if that is what we mean by life] it is appropriate to call a plant living. And if [calling a plant living] is on the condition that [life means] perception and non-voluntary movement, then it is not permitted to call plants living in any respect. And this dispute is mostly verbal (</text:span><text:span text:style-name="T212">laf</text:span><text:span text:style-name="T200">ṭ</text:span><text:span text:style-name="T212">ī</text:span><text:span text:style-name="T200">). (</text:span><text:span text:style-name="T71">Avicenna, </text:span><text:span text:style-name="T78">Healing: Book of Plants</text:span><text:span text:style-name="T71">, 3.)”</text:span></text:p><text:p text:style-name="P53"/><text:p text:style-name="P53"><text:tab/>Because plants are capable of nutrition, growth and reproduction, some call them alive. If that is all we mean by “living,” Avicenna has no problem calling plants alive. But some, conflating the idea of life with thought, understanding, and sensation, assume that plants must have the latter faculties in some measure as well, since or if they are to be considered alive. This is a mistake, Avicenna thinks, because we know those later faculties are only given to living beings capable of voluntary motion and, as mentioned in the paragraph just prior to the above quote, plants cannot act on the basis of information concerning harms and benefits. So it is appropriate to call plants living, provided we understand that there is life capable of voluntary motion (animals and humans), and life which is not (plants).</text:p><text:p text:style-name="Footer"/><text:p text:style-name="Footer"><text:span text:style-name="T71"><text:tab/>This exposition runs contrary to Tawara's recent article, “Avicenna’s Denial of Life of Plants.”</text:span><text:span text:style-name="T132">⁠</text:span><text:span text:style-name="T109"> In this article, Tawara argues that while Avicenna early on, in the </text:span><text:span text:style-name="T115">Compendium</text:span><text:span text:style-name="T109">, attributed life to plants (because they have souls), he later revised his view in the </text:span><text:span text:style-name="T115">Book of Plants</text:span><text:span text:style-name="T109">. The key text for Tawara's claim is the one just presented, where Avicenna says towards the end that “it is not permitted to call plants living in any respect (see Tawara (2014) 129).” But as we have seen, this statement is part of Avicenna’s permissive stance that we can either call plants alive or not alive, </text:span><text:span text:style-name="T115">depending on what we mean by life</text:span><text:span text:style-name="T109">. So Avicenna does not decisively deny life to plants in this text.</text:span></text:p><text:p text:style-name="Footer"><text:span text:style-name="T109"><text:tab/> <text:s text:c="3"/>Tawara claims to find further support for his view in Avicenna’s </text:span><text:span text:style-name="T115">Canon of Medicine</text:span><text:span text:style-name="T109">. There, according to Tawara, Avicenna says life is not present in plants, because plants lack the vital faculty. The vital faculty is “the faculty that makes the organs prepare for accepting the faculty of sensation and movement, and the functions of life (ibid., 135).” Based on this, it may seem Avicenna is denying life to plants in the </text:span><text:span text:style-name="T115">Canon</text:span><text:span text:style-name="T109">: life is associated with sensation and movement, and other functions of life, and if anything is certain, plants do not have these sorts of abilities.</text:span></text:p><text:p text:style-name="Footer"><text:span text:style-name="T109"><text:tab/> <text:s text:c="3"/>But context suggests that Avicenna is, again, not going so far as to deny plants life. In the </text:span><text:span text:style-name="T115">Canon</text:span><text:span text:style-name="T109">, Avicenna is dealing primarily with humans from a medical point of view. The vital spirit is indeed a condition for a certain kind of life, namely, animal and human life. But just because plants lack the same conditions for life as humans, does not mean that we have to say that plants lack life. Again, in </text:span><text:span text:style-name="T115">Healing: Psychology</text:span><text:span text:style-name="T109"> Avicenna insists that plants have a soul, and says that he is perfectly happy with calling something alive, if by alive we mean “has a soul (1.1, p. 15).”</text:span><text:span text:style-name="T132">⁠</text:span><text:span text:style-name="T109"> So viewed, Avicenna’s later statements concerning of life of plants are ambivalent and less dramatic.</text:span></text:p></text:note-body></text:note></text:span></text:span><text:span text:style-name="T17"> Once these organs have the vital spirit, they by that fact have a vital faculty, </text:span><text:soft-page-break/><text:span text:style-name="T17">which is essentially the ability to receive the vegetative or sensitive faculty we more typically associate with those organs.</text:span><text:span text:style-name="Footnote_20_Symbol"><text:span text:style-name="T52"><text:note text:id="ftn286" text:note-class="footnote"><text:note-citation>285</text:note-citation><text:note-body><text:p text:style-name="Footer"><text:span text:style-name="T199"><text:s/></text:span><text:span text:style-name="T200">Avicenna, </text:span><text:span text:style-name="T213">Canon</text:span><text:span text:style-name="T200"> (1982), I.6.4, 126-127.</text:span></text:p></text:note-body></text:note></text:span></text:span><text:span text:style-name="T17"> In other words, taking the lungs as an example, there are three states we can distinguish: 1) the to-be-enlivened matter of the lungs, from the liver 2) the lungs, enlivened by the vital spirit, and technically “alive” in Avicenna’s medical terminology, and 3) the lungs, with the power for respiration, able to do the breathing we typically associate with them. So an organ like the lungs can can be “living” even when not yet breathing or even </text:span><text:span text:style-name="T28">able</text:span><text:span text:style-name="T17"> to breath.</text:span></text:p>
      <text:p text:style-name="P121"><text:span text:style-name="T17">Avicenna argues that this distinction between when an organ is living, versus when it is performing or capable of performing its function, is necessary to account for the fact that sometimes an organ is not “dead,” yet it seems to have lost its ability to perform the act which we uniquely associate with it. For example, as described in the </text:span><text:span text:style-name="T28">Canon</text:span><text:span text:style-name="T17">, an organ of sensation might have some obstruction, or be paralyzed, and so be unable to sense, lacking the power of sensation, but it would not thereby </text:span><text:span text:style-name="T28">also</text:span><text:span text:style-name="T17"> be dead. On the contrary, precisely in virtue of having vital spirit, it is still alive—just lacking its particular power.</text:span><text:span text:style-name="Footnote_20_Symbol"><text:span text:style-name="T52"><text:note text:id="ftn287" text:note-class="footnote"><text:note-citation>286</text:note-citation><text:note-body><text:p text:style-name="Footer"><text:span text:style-name="T199"><text:s/></text:span><text:span text:style-name="T200">Avicenna, </text:span><text:span text:style-name="T213">Canon</text:span><text:span text:style-name="T200"> (1982), I.6.4, 126-127.</text:span></text:p></text:note-body></text:note></text:span></text:span><text:span text:style-name="T17"> So in the </text:span><text:span text:style-name="T28">Canon</text:span><text:span text:style-name="T17"> and </text:span><text:span text:style-name="T28">Cardiac Drugs</text:span><text:span text:style-name="T17">, the primary function of the vital spirit is to provide life, and thereby the ability (the vital </text:span><text:span text:style-name="T28">potentiality</text:span><text:span text:style-name="T17">) to acquire further abilities.</text:span></text:p>
      <text:p text:style-name="P121"><text:span text:style-name="T17">While the </text:span><text:span text:style-name="T28">Canon</text:span><text:span text:style-name="T17"> and </text:span><text:span text:style-name="T28">Cardiac Drugs</text:span><text:span text:style-name="T17"> are substantially in agreement about the nature of the vital spirit, there are some surface differences worth clarifying. In brief, these texts use somewhat different language when discussing 1) whether there is one “spirit,” or three, and 2) whether the further vegetative, sensitive and appetitive powers exist in the vital spirit </text:span><text:span text:style-name="T28">before</text:span><text:span text:style-name="T17"> </text:span><text:soft-page-break/><text:span text:style-name="T17">mingling with the unique temperament of the to-be-enlivened organ, or after the vital spirit encounters the matter of the organ. To illustrate the first point, in </text:span><text:span text:style-name="T28">Cardiac Drugs</text:span><text:span text:style-name="T17">, Avicenna says that there are three things properly called spirits [</text:span><text:span text:style-name="T28">arwāh</text:span><text:span text:style-name="T17">]—vital, natural/vegetative, and psychological—with the vital spirit being the foundation for the others.</text:span><text:span text:style-name="Footnote_20_Symbol"><text:span text:style-name="T52"><text:note text:id="ftn288" text:note-class="footnote"><text:note-citation>287</text:note-citation><text:note-body><text:p text:style-name="Footer"><text:span text:style-name="T199"><text:s/></text:span><text:span text:style-name="T200">Avicenna, </text:span><text:span text:style-name="T213">Cardiac Drugs</text:span><text:span text:style-name="T200"> (1984), 222-223.</text:span></text:p></text:note-body></text:note></text:span></text:span><text:span text:style-name="T17"> On the other hand, in the </text:span><text:span text:style-name="T28">Canon</text:span><text:span text:style-name="T17">, he firmly asserts that there is only one thing that should properly be called spirit, and that is the vital spirit,</text:span><text:span text:style-name="Footnote_20_Symbol"><text:span text:style-name="T52"><text:note text:id="ftn289" text:note-class="footnote"><text:note-citation>288</text:note-citation><text:note-body><text:p text:style-name="Footer"><text:span text:style-name="T199"><text:s/></text:span><text:span text:style-name="T200">Avicenna, </text:span><text:span text:style-name="T213">Canon</text:span><text:span text:style-name="T200"> (1982), I.6.4, 127.</text:span></text:p></text:note-body></text:note></text:span></text:span><text:span text:style-name="T17"> with the vegetative and psychological simply being labeled faculties. As for the second point—whether the vital spirit bears the further faculties prior to mingling with the temperaments, or whether these come to be after the organs are enlivened—in </text:span><text:span text:style-name="T28">Cardiac Drugs</text:span><text:span text:style-name="T17"> he mentions both views, without taking a side</text:span><text:span text:style-name="Footnote_20_Symbol"><text:span text:style-name="T52"><text:note text:id="ftn290" text:note-class="footnote"><text:note-citation>289</text:note-citation><text:note-body><text:p text:style-name="Footer"><text:span text:style-name="T199"><text:s/></text:span><text:span text:style-name="T200">Avicenna, </text:span><text:span text:style-name="T213">Cardiac Drugs</text:span><text:span text:style-name="T200"> (1984), 224.</text:span></text:p></text:note-body></text:note></text:span></text:span><text:span text:style-name="T17">. In the </text:span><text:span text:style-name="T28">Canon</text:span><text:span text:style-name="T17"> he is again more decisive, saying that the further faculties do </text:span><text:span text:style-name="T28">not</text:span><text:span text:style-name="T17"> appear until vital spirit mingles with the organs.</text:span><text:span text:style-name="Footnote_20_Symbol"><text:span text:style-name="T17"><text:note text:id="ftn291" text:note-class="footnote"><text:note-citation>290</text:note-citation><text:note-body><text:p text:style-name="Footer"><text:span text:style-name="T199"><text:s/></text:span><text:span text:style-name="T200">Avicenna, </text:span><text:span text:style-name="T213">Canon</text:span><text:span text:style-name="T200"> (1982), I.6.4, 127.</text:span></text:p></text:note-body></text:note></text:span></text:span></text:p>
      <text:p text:style-name="P121"><text:span text:style-name="T17">The difference between the two texts is only on the surface, and can be explained for reasons historical and substantive. Though Avicenna lists three “spirits” in </text:span><text:span text:style-name="T28">Cardiac Drugs</text:span><text:span text:style-name="T17">, only one of the them is the vital spirit, and only it has the function that has been described above. Further, even though Avicenna is not firmly settled on the temporal priority of the vital spirit in the </text:span><text:span text:style-name="T28">Cardiac Drugs</text:span><text:span text:style-name="T17">, he lists it as a legitimate option, and says nothing against it.</text:span></text:p>
      <text:p text:style-name="P121"><text:span text:style-name="T17">As for why there is the divergence, as a point of history, Avicenna’s disciple Juzjānī records that </text:span><text:span text:style-name="T28">Cardiac Drugs </text:span><text:span text:style-name="T17">was finished in 1015 and given to a patron,</text:span><text:span text:style-name="Footnote_20_Symbol"><text:span text:style-name="T52"><text:note text:id="ftn292" text:note-class="footnote"><text:note-citation>291</text:note-citation><text:note-body><text:p text:style-name="Footer"><text:span text:style-name="T199"><text:s/></text:span><text:span text:style-name="T200">Gutas (2014), 514.</text:span></text:p></text:note-body></text:note></text:span></text:span><text:span text:style-name="T17"> with Avicenna never going back to modify it. The </text:span><text:span text:style-name="T28">Canon</text:span><text:span text:style-name="T17">, on the other hand, continued to be modified until 1024, being finished during Avicenna’s last stay in Isfahan.</text:span><text:span text:style-name="Footnote_20_Symbol"><text:span text:style-name="T52"><text:note text:id="ftn293" text:note-class="footnote"><text:note-citation>292</text:note-citation><text:note-body><text:p text:style-name="Footer"><text:span text:style-name="T199"><text:s/></text:span><text:span text:style-name="T200">Gutas (2014), 512.</text:span></text:p></text:note-body></text:note></text:span></text:span><text:span text:style-name="T17"> So the time lapse provides space for development.</text:span></text:p>
      <text:p text:style-name="P121"><text:span text:style-name="T17">Substantively, there are two possibilities for why such a development might occur. On the one hand, since the vital spirit is that which enlivens and makes possible all the remaining faculties, it plays a role in medicine akin to the soul. As Avicenna argues in the </text:span><text:span text:style-name="T28">Canon</text:span><text:span text:style-name="T17">, if we were to talk about three spirits—even if they are not all vital spirit—we would verge precariously close to affirming the view that there are three souls, as some prior physicians have done.</text:span><text:span text:style-name="Footnote_20_Symbol"><text:span text:style-name="T52"><text:note text:id="ftn294" text:note-class="footnote"><text:note-citation>293</text:note-citation><text:note-body><text:p text:style-name="Footer"><text:span text:style-name="T199"><text:s/></text:span><text:span text:style-name="T200">Avicenna, </text:span><text:span text:style-name="T213">Canon</text:span><text:span text:style-name="T200"> (1982), I.6.4, 127.</text:span></text:p></text:note-body></text:note></text:span></text:span><text:span text:style-name="T17"> So Avicenna’s considered view on the vital spirit’s fundamental nature seems to be found in the </text:span><text:span text:style-name="T28">Canon</text:span><text:span text:style-name="T17">: there is only one “spirit,” not three, whose function is to give the organs (produced by the liver) potentiality for receiving further faculties, as opposed to these faculties already existing in the separate vital spirit. On the other hand, Alpina speculates that the </text:span><text:span text:style-name="T28">Cardiac Drug</text:span><text:span text:style-name="T17">s’ more complex schema of the vital spirit’s function may simply be due to its more philosophical orientation.</text:span><text:span text:style-name="Footnote_20_Symbol"><text:span text:style-name="T52"><text:note text:id="ftn295" text:note-class="footnote"><text:note-citation>294</text:note-citation><text:note-body><text:p text:style-name="Footer"><text:span text:style-name="T199"><text:s/></text:span><text:span text:style-name="T200">Alpina (2017) 376-377.</text:span></text:p></text:note-body></text:note></text:span></text:span><text:span text:style-name="T17"> That is, in general, Avicenna tends to avoid philosophical nuances in the </text:span><text:span text:style-name="T28">Canon</text:span><text:span text:style-name="T17">, whereas the </text:span><text:span text:style-name="T28">Cardiac Drugs,</text:span><text:span text:style-name="T17"> as discussed above,</text:span><text:span text:style-name="Footnote_20_Symbol"><text:span text:style-name="T52"><text:note text:id="ftn296" text:note-class="footnote"><text:note-citation>295</text:note-citation><text:note-body><text:p text:style-name="Footer"><text:span text:style-name="T199"><text:s/></text:span><text:span text:style-name="T200">See section 1, above.</text:span></text:p></text:note-body></text:note></text:span></text:span><text:span text:style-name="T17"> appears to have been conceived by Avicenna as more of an extension of his philosophical project in </text:span><text:span text:style-name="T28">Healing: Psychology</text:span><text:span text:style-name="T17">.</text:span></text:p>
      <text:p text:style-name="P121"><text:span text:style-name="T17">The vital spirit is not only active at the beginning of life, but continues to play a role as life persists. That is, the vital spirit remains in the body, passing through the brain as it circulates, where the brain alters it as needed it, and then redistributes it in such a way as facilitates the other functions of and communication between different organs (vegetative, sensitive and </text:span><text:soft-page-break/><text:span text:style-name="T17">motive).</text:span><text:span text:style-name="Footnote_20_Symbol"><text:span text:style-name="T52"><text:note text:id="ftn297" text:note-class="footnote"><text:note-citation>296</text:note-citation><text:note-body><text:p text:style-name="Footer"><text:span text:style-name="T199"><text:s/></text:span><text:span text:style-name="T200">On the role of the brain in redistributing vital spirit, see: Avicenna, </text:span><text:span text:style-name="T213">Healing: Psychology</text:span><text:span text:style-name="T200"> (1959), 5.8, 263 ff.</text:span></text:p></text:note-body></text:note></text:span></text:span><text:span text:style-name="T17"> </text:span><text:span text:style-name="T24">That is, the matter underlying every faculty includes vital spirit of a particular variety, and it is the brain that tailors the vital spirit to serve those functions. Moreover, the specific varieties of vital spirit distributed throughout the body can fluctuate in minute ways, and these changes affect how exactly a particular act of that faculty occurs. </text:span><text:span text:style-name="T17">For example, Avicenna explains some vagaries of vision via the disposition of the vital spirit in the eye.</text:span><text:span text:style-name="Footnote_20_Symbol"><text:span text:style-name="T52"><text:note text:id="ftn298" text:note-class="footnote"><text:note-citation>297</text:note-citation><text:note-body><text:p text:style-name="Footer"><text:span text:style-name="T199"><text:s/></text:span><text:span text:style-name="T200">Avicenna, </text:span><text:span text:style-name="T213">Healing: Psychology</text:span><text:span text:style-name="T200"> (1959), 3.8, 155.</text:span></text:p></text:note-body></text:note></text:span></text:span><text:span text:style-name="T17"> So the vital spirit remains coursing through and between all the organs, similar enough in all of them to provide some unity and communication, but distinct enough in each locale to play a role in particular functions. In brief, the vital spirit enlivens organs, and then undergirds those organs’ functions and cooperation.</text:span></text:p>
      <text:p text:style-name="P121"><text:span text:style-name="T17">As a final point, Avicenna describes the vital spirit's activity as resembling middle-ground between the vegetative and animal faculties. The vital faculty is like the vegetative, in that its acts are not volitional. He makes this distinction, apparently, to help justify why it should be considered in its own category, rather than subsumed under vegetative or animal (see chart at the beginning of this section). According to Avicenna’s distinction in </text:span><text:span text:style-name="T28">Healing: Metaphysics</text:span><text:span text:style-name="T17"> 4.2 between volitional and non-volitional faculties (examined above, in chapter 3), this means that the vital spirit is not a power over opposites, and not part of the belief-appetite system of faculties.</text:span><text:span text:style-name="Footnote_20_Symbol"><text:span text:style-name="T52"><text:note text:id="ftn299" text:note-class="footnote"><text:note-citation>298</text:note-citation><text:note-body><text:p text:style-name="Footer"><text:span text:style-name="T199"><text:s/></text:span><text:span text:style-name="T200">See chapter 3, section 2. $</text:span></text:p></text:note-body></text:note></text:span></text:span><text:span text:style-name="T17"> </text:span><text:bookmark-start text:name="Nature_of_Vital_Spirit"/><text:span text:style-name="T17">Yet</text:span><text:bookmark-end text:name="Nature_of_Vital_Spirit"/><text:span text:style-name="T17"> the vital spirit is also like the animal, sensitive faculties, in that it exhibits contrary movements. Whereas the vegetative faculties just act according to one pattern (e.g., nutrition heats food), the vital spirit can expand and contract, can heat and cool. So its variated movement makes it similar to animal, sensitive faculties, but not quite the same since it lacks will.</text:span></text:p>
      <text:p text:style-name="P114">With an understanding of the vital spirit in hand, we will now turn to Avicenna’s discussions of the physiology underlying occurent emotions, as well as emotional dispositions and effects, which incorporate the concept of vital spirit throughout. In addressing each, we will begin with the philosophical framework into which the physiological texts fit, and then discuss the physiology itself.</text:p>
      <text:h text:style-name="Heading_20_1" text:outline-level="1"/>
      <text:h text:style-name="Heading_20_1" text:outline-level="1">3. The physiology underlying occurrent emotions</text:h>
      <text:p text:style-name="P114"/>
      <text:p text:style-name="P121"><text:span text:style-name="T17">Avicenna’s brief remarks about what underlies occurrent emotions can serve as a foundation to his discussions of the physiology of emotional dispositions and effects. When we experience an emotion, triggered by some cognitive evaluation, what we experience most fundamentally is an </text:span><text:span text:style-name="T28">inclination/impulse</text:span><text:span text:style-name="T17"> (that is how Avicenna likes to describe the initial act of the motive faculty, prior to the resolution to act). Physiologically, what underlies that inclination/impulse is the heart, and the vital spirit that is in the heart. This can be seen by putting together several texts. First, there is Avicenna’s remark about the organ of the irascible faculty in 5.8 of his </text:span><text:span text:style-name="T28">Healing: Psychology</text:span><text:span text:style-name="T17">:</text:span></text:p>
      <text:p text:style-name="P114"/>
      <text:p text:style-name="Block"><text:span text:style-name="T117">As for the faculty of anger and what is related to it, it does not need an organ other t</text:span><text:span text:style-name="T120">han “the principle” [</text:span><text:span text:style-name="T127">a</text:span><text:span text:style-name="T123">l-mabda</text:span><text:span text:style-name="T117">ʾ], because its act is one and it is suited to the strong, hot temperament [therein], and it needs this.</text:span><text:span text:style-name="Footnote_20_Symbol"><text:span text:style-name="T65"><text:note text:id="ftn300" text:note-class="footnote"><text:note-citation>299</text:note-citation><text:note-body><text:p text:style-name="Footer"><text:span text:style-name="T199"><text:s/></text:span><text:span text:style-name="T200">Avicenna, </text:span><text:span text:style-name="T213">Healing: Psychology </text:span><text:span text:style-name="T200">(1959), 5.8, 268.</text:span></text:p></text:note-body></text:note></text:span></text:span></text:p>
      <text:p text:style-name="P115"/>
      <text:p text:style-name="P54"><text:span text:style-name="T17">As mentioned above, Avicenna affirms in 5.8 that the heart is the principal organ, with the brain </text:span><text:soft-page-break/><text:span text:style-name="T17">and liver b</text:span><text:span text:style-name="T21">eing principles in a subsidiary sense, in more specific domains. So when Avicenna says in the above text that the organ of the irascible faculty is “the principle,” without any kind of qualification, we should take him to be referring to the heart. The heart in the Aristotelian tradition is considered the source of the body’s vital heat, so identifying “the principle” with the heart is supported by Avicenna’s ensuing explanation that this organ is suited to the irasc</text:span><text:span text:style-name="T17">ible faculty because of its “strong, hot temperament.” What Avicenna says about the underlying organ for the acts of the irascible faculty applies to other types of emotions, as well, as seen by the qualifier that what he says is meant for the faculty of anger and “what is related to it.” Nowhere else in 5.8 does Avicenna discuss an organ for concupiscible acts, or any other types of emotions, so it is best to take this as a way of saying that the seat of </text:span><text:span text:style-name="T28">any</text:span><text:span text:style-name="T17"> emotion is the heart.</text:span></text:p>
      <text:p text:style-name="P114">In the next two texts, we see that in addition to the heart, the vital spirit that is in the heart underlies an occurrent emotion. These texts are from different works, but complement one another to make a similar point:</text:p>
      <text:p text:style-name="P114"/>
      <text:p text:style-name="Block"><text:span text:style-name="T117">For anger and fear and what is similar to them are passions[s] [</text:span><text:span text:style-name="T123">infi</text:span><text:span text:style-name="T117">ʿ</text:span><text:span text:style-name="T123">āl</text:span><text:span text:style-name="T117">] of this [vital]</text:span><text:span text:style-name="Footnote_20_Symbol"><text:span text:style-name="T117"><text:note text:id="ftn301" text:note-class="footnote"><text:note-citation>300</text:note-citation><text:note-body><text:p text:style-name="Footnote"><text:s/>Though Avicenna does not name the vital spirit here, he does earlier, and it is clear that he is carving out a role for the vital spirit. In the prior paragraph he mentions the vital spirit as partially resembling the vegetative faculty in terms of its function, and partly resembling the animal, sensitive faculty. He then goes on to elaborate on this distinction, showing that certain functions are attributed to both the vegetative and the animal/sensitive faculties, but that other functions remain in need of a third drive/faculty to be assigned to—and this third drive is the vital faculty.</text:p></text:note-body></text:note></text:span></text:span><text:span text:style-name="T117"> faculty, even though th</text:span><text:span text:style-name="T120">eir principle [</text:span><text:span text:style-name="T127">ma</text:span><text:span text:style-name="T123">bda</text:span><text:span text:style-name="T117">ʾ</text:span><text:span text:style-name="T123">uhā</text:span><text:span text:style-name="T117">] is sensation and estimation and the apprehensive faculties related to these faculties.</text:span><text:span text:style-name="Footnote_20_Symbol"><text:span text:style-name="T65"><text:note text:id="ftn302" text:note-class="footnote"><text:note-citation>301</text:note-citation><text:note-body><text:p text:style-name="Footer"><text:span text:style-name="T199"><text:s/></text:span><text:span text:style-name="T200">Avicenna, </text:span><text:span text:style-name="T213">Canon</text:span><text:span text:style-name="T200"> (1982), I.6.4, 128.</text:span></text:p></text:note-body></text:note></text:span></text:span></text:p>
      <text:p text:style-name="Block"/>
      <text:p text:style-name="Block"><text:span text:style-name="T117">It seems that the sages and their followers among the doctors have agreed that joy [</text:span><text:span text:style-name="T123">al-faraḥ</text:span><text:span text:style-name="T117">] and depression [</text:span><text:span text:style-name="T123">al-ghamm</text:span><text:span text:style-name="T117">] and fear [</text:span><text:span text:style-name="T123">al-khawf</text:span><text:span text:style-name="T117">] and anger [</text:span><text:span text:style-name="T123">al-</text:span><text:span text:style-name="T130">ghaḍab</text:span><text:span text:style-name="T117">], [that] they are are among the affections [</text:span><text:span text:style-name="T123">al-inf</text:span><text:span text:style-name="T117">ʿ</text:span><text:span text:style-name="T123">ālāt</text:span><text:span text:style-name="T117">] proper to [</text:span><text:span text:style-name="T123">al-khāṣa bi</text:span><text:span text:style-name="T117">] the vital spirit [</text:span><text:span text:style-name="T123">al-rūḥ</text:span><text:span text:style-name="T117">] that is in the heart.</text:span><text:span text:style-name="Footnote_20_Symbol"><text:span text:style-name="T65"><text:note text:id="ftn303" text:note-class="footnote"><text:note-citation>302</text:note-citation><text:note-body><text:p text:style-name="Footer"><text:span text:style-name="T199"><text:s/></text:span><text:span text:style-name="T200">Avicenna, </text:span><text:span text:style-name="T213">Cardiac Drugs</text:span><text:span text:style-name="T200"> (1984), 226.</text:span></text:p></text:note-body></text:note></text:span></text:span></text:p>
      <text:p text:style-name="P114"/>
      <text:p text:style-name="P54"><text:bookmark-start text:name="Material_Cause"/><text:span text:style-name="T17">As</text:span><text:bookmark-end text:name="Material_Cause"/><text:span text:style-name="T17"> seen in chapter one, the proximate cause of an emotion is an evaluative cognition. But the emotion itself is realized in the vital spirit that is in the heart, which is distinct from the brain and the vital spirit in the brain (where the cognitive faculties are localized). The first text makes it fairly clear that Avicenna wants to localize occurrent emotions in the vital spirit, and the second text clarifies that this is the vital spirit “in the heart” in particular. This is an important clarification because, as we will see in the next section, the vital spirit taken generally underlies </text:span><text:span text:style-name="T28">all</text:span><text:span text:style-name="T17"> psychological faculties, so it wouldn’t mean much to just say that the emotions are passions of the vital spirit, taken generally.</text:span></text:p>
      <text:p text:style-name="P114">So the idea is that when an emotion is triggered, the impulse or inclination is realized in a unique activity in the heart, and the vital spirit in the heart. This is a fairly circumscribed view of what the matter or organ of an occurrent emotion is, but it fits with what we will see Avicenna say about the broader effects of emotions, which extend well beyond those confines.</text:p>
      <text:p text:style-name="P114"/>
      <text:p text:style-name="P114"/>
      <text:h text:style-name="Heading_20_1" text:outline-level="1">4. Physiology of emotional dispositions</text:h>
      <text:p text:style-name="P124"/>
      <text:h text:style-name="Heading_20_1" text:outline-level="1"><text:soft-page-break/>4.1 Observations in need of an explanation</text:h>
      <text:p text:style-name="P114"/>
      <text:p text:style-name="P121"><text:span text:style-name="T17">In </text:span><text:span text:style-name="T28">Healing: Psychology</text:span><text:span text:style-name="T17"> 4.4 Avicenna lays out some observations that he thinks give rise to several related questions: why do acts of the motive faculty occur at some times, and not others, and with greater or lesser degrees of intensity? For example, why might one person get sad as a result of hearing some piece of news, and another person not? Coming at the start of 4.4, as Avicenna transitions away from his discussion of the sensitive powers of the animal soul, the most direct impetus for these observations is to show that we need to posit some additional, distinct faculty, besides the apprehensive faculties (namely, the motive faculty):</text:span></text:p>
      <text:p text:style-name="P114"/>
      <text:p text:style-name="Block"><text:span text:style-name="T117">For people agree in apprehending what they sense and imagine insofar as they sense or imagine, but they differ in what they have appetites for from among those things they sense or imagine. For one person’s own state [ḥāluhu] might differ in regard to this. For he imagines food and has an appetite for it at the time of hunger, and does not have an appetite for it at the time of satiety, and also the person with good morals [al-ḥasn al-akhlāq], if he imagines despicable pleasures, he does not have an appetite for them, while another person does. And these two states don’t only belong to humans, rather, they also belong to animals.</text:span><text:span text:style-name="Footnote_20_Symbol"><text:span text:style-name="T65"><text:note text:id="ftn304" text:note-class="footnote"><text:note-citation>303</text:note-citation><text:note-body><text:p text:style-name="Footer"><text:span text:style-name="T199"><text:s/></text:span><text:span text:style-name="T200">Avicenna, </text:span><text:span text:style-name="T213">Healing: Psychology </text:span><text:span text:style-name="T200">(1959), 4.4, 194.</text:span></text:p></text:note-body></text:note></text:span></text:span></text:p>
      <text:p text:style-name="P115"/>
      <text:p text:style-name="P61">Avicenna’s point is obvious once stated: it is possible to have an apprehension, but no emotion. Sometimes when we notice food, we want it, and sometimes we don't. Since the same cognition sometimes does and sometimes does not lead to acts of the motive faculty, the two are thereby distinct, not essentially connected. This shows us both that acts of the motive faculty are distinct from apprehensions, and gives us some information about how emotions function.</text:p>
      <text:p text:style-name="P121"><text:span text:style-name="T17">Though Avicenna is not explicit in the above text, it seems best to assume that the sort of apprehensions or cognitions he has in mind are </text:span><text:span text:style-name="T28">evaluative</text:span><text:span text:style-name="T17"> apprehensive acts, because if that were not the case, Avicenna’s point would be trivial. No one expects a non-evaluative judgment, like grasping a definition, or noticing the material properties of a piece of food, to result in an emotion. But when we judge something to be good, pleasant or useful, there is some expectation that these judgments have relevance to feeling and behavior. We thus need an explanation for why sometimes the motive faculty is triggered by those judgments, and at other times it does not.</text:span></text:p>
      <text:p text:style-name="P114">Avicenna indicates in the above text that the explanation for why certain evaluations trigger emotions comes down to someone’s “state” upon having the judgment. As his examples show, one’s “state” can include cognitive as well as physiological dispositions. Someone who is satiated from food will not respond to a judgment of something as delicious or nutritious in the same way as a hungry person, nor will a person of good morals respond to something judged as pleasant, but immoral, in the same way as a vicious person. So physiology is an important part of the explanation for why judgments sometimes result in emotions, and other times not.</text:p>
      <text:p text:style-name="P121"><text:span text:style-name="T17">Our responsiveness to evaluative judgments not only varies along the lines of </text:span><text:span text:style-name="T28">whether</text:span><text:span text:style-name="T17"> we will have certain emotions, or not—there is also a difference in </text:span><text:span text:style-name="T28">intensity</text:span><text:span text:style-name="T17">. Immediately following the above text, Avicenna observes that:</text:span></text:p>
      <text:p text:style-name="P114"/>
      <text:p text:style-name="Block"><text:span text:style-name="T117">Appetite may vary. For among [different kinds of appetite] there is that which remains weak, and there is that which strengthens to the point where it causes the resolution [to act]—though the resolution is not the same as appetite.</text:span><text:span text:style-name="Footnote_20_Symbol"><text:span text:style-name="T65"><text:note text:id="ftn305" text:note-class="footnote"><text:note-citation>304</text:note-citation><text:note-body><text:p text:style-name="Footer"><text:span text:style-name="T199"><text:s/></text:span><text:span text:style-name="T200">Avicenna, </text:span><text:span text:style-name="T213">Healing: Psychology</text:span><text:span text:style-name="T200"> (1959), 4.4, 195.</text:span></text:p></text:note-body></text:note></text:span></text:span></text:p>
      <text:p text:style-name="P114"/>
      <text:p text:style-name="P61">Avicenna is making two points here: first, that appetite grows strong and diminishes, and that <text:soft-page-break/>sometimes it grows strong enough to the point where the resolution to act occurs. As we have seen in chapter three, part of what accounts for the transition to the resolution to act is the move from mere evaluative judgment to practical judgment (e.g., the evaluation “that apple is is pleasant” can cause an inclined will, while “I should eat that apple” can cause a resolved will). But even prior to the resolution to act, the motive faculty can incline with varying strengths. You see something, judge it as delicious, and the inclination grows from mild to all-consuming, without any change in the evaluative judgment. So there needs to be some other explanation for why one and the same value judgment can result in different degrees of intensity for emotions.</text:p>
      <text:p text:style-name="P121"><text:span text:style-name="T17">Avicenna does not provide a complete answer in </text:span><text:span text:style-name="T28">Psychology</text:span><text:span text:style-name="T17"> 4.4 for these issues, but two points within the chapter suggest that he is particularly interested in the role of physiological dispositions. Firstly, about halfway through 4.4, as a conclusion to his overview of the motive faculty, Avicenna states that emotions “do not occur without the participation of the body” because,</text:span></text:p>
      <text:p text:style-name="P114"/>
      <text:p text:style-name="Block"><text:span text:style-name="T117">…the bodily temperaments [</text:span><text:span text:style-name="T123">amzija</text:span><text:span text:style-name="T117">] change with [these emotions], and also, these [emotions] come about with the occurrence of [various] bodily temperaments. For from some temperaments a disposition towards anger follows, and from some temperaments, a disposition towards concupiscible desire. And cowardice and fear follow upon certain temperaments. Some people have angry dispositions, such that they are quick to anger, and some are fearful, that is, cowards, quick to fear.</text:span></text:p>
      <text:p text:style-name="P114"/>
      <text:p text:style-name="P54"><text:span text:style-name="T17">As becomes evident in what follows, Avicenna is claiming that an emotional episode </text:span><text:span text:style-name="T28">causes</text:span><text:span text:style-name="T17"> changes in the body’s temperaments—that is, the state of the elemental properties and humours in the body—and also that an emotional episode is, at least in part, </text:span><text:span text:style-name="T28">caused</text:span><text:span text:style-name="T17"> by changes in the body’s temperaments. By paraphrasing Avicenna as saying that emotions are caused by the temperaments, I mean something like dispositional cause, where the temperaments provide suitable conditions for an emotion, or a particular strength of an emotion. But, of course, the preceding cognitions more directly determine specifically what type of emotion (e.g., anger vs. envy) may arise.</text:span></text:p>
      <text:p text:style-name="P114">Moreover, at the end of the chapter he points us in the direction of his more full response, in a text we looked at earlier. Concluding 4.4, he says:</text:p>
      <text:p text:style-name="P114"/>
      <text:p text:style-name="Block"><text:span text:style-name="T117">And we have discussed in our books of medicine, to a degree of detail and accuracy not found in any predecessors, the reason for the dispositions [</text:span><text:span text:style-name="T123">isti</text:span><text:span text:style-name="T117">ʿ</text:span><text:span text:style-name="T123">dādāt</text:span><text:span text:style-name="T117">] of different people—on account of their natural temperament [</text:span><text:span text:style-name="T123">jibilla</text:span><text:span text:style-name="T117">] and their different states [</text:span><text:span text:style-name="T123">aḥwāl</text:span><text:span text:style-name="T117">]—to joy, depression, anger, gentleness, rancor, calmness, and suchlike. So let someone read [about such things] there.</text:span><text:span text:style-name="Footnote_20_Symbol"><text:span text:style-name="T65"><text:note text:id="ftn306" text:note-class="footnote"><text:note-citation>305</text:note-citation><text:note-body><text:p text:style-name="Footer"><text:span text:style-name="T199"><text:s/></text:span><text:span text:style-name="T200">Avicenna, </text:span><text:span text:style-name="T213">Healing: Psychology </text:span><text:span text:style-name="T200">(1959), 4.4, 201.</text:span></text:p></text:note-body></text:note></text:span></text:span></text:p>
      <text:p text:style-name="P114"/>
      <text:p text:style-name="P54"><text:bookmark-start text:name="Dispositions_as_a_phil_solutio"/><text:span text:style-name="T17">The</text:span><text:bookmark-end text:name="Dispositions_as_a_phil_solutio"/><text:span text:style-name="T17"> terms he uses here, </text:span><text:span text:style-name="T28">jibilla</text:span><text:span text:style-name="T17"> and </text:span><text:span text:style-name="T28">ḥāl</text:span><text:span text:style-name="T17">, do not on their own clarify that we are talking about physiological dispositions, but </text:span><text:span text:style-name="T28">jibilla</text:span><text:span text:style-name="T17"> is certainly suggestive of that, being used often in that context. In any case, taken alongside the reference to his medical texts, we can infer that he wants to explain our dispositions (</text:span><text:span text:style-name="T28">isti</text:span><text:span text:style-name="T17">ʿ</text:span><text:span text:style-name="T28">dādāt</text:span><text:span text:style-name="T17">) in terms of physiological states—and that is in fact what Avicenna does in his medical texts, </text:span><text:span text:style-name="T28">Cardiac Drugs</text:span><text:span text:style-name="T17"> in particular. Thus, Avicenna begins 4.4 with his observations about how people are disposed in different ways towards emotions, and he concludes 4.4 by pointing us in the direction of what he thinks to be a key (though not total) part of the explanation, which is an appeal to the state of the body and its temperaments.</text:span></text:p>
      <text:p text:style-name="P114"/>
      <text:h text:style-name="Heading_20_1" text:outline-level="1"><text:soft-page-break/>4.2 Physiological dispositions in the context of Avicenna's predecessors</text:h>
      <text:p text:style-name="P114"/>
      <text:p text:style-name="P121"><text:span text:style-name="T17">In tying both these sorts of dispositions (whether an emotion occurs, and its intensity) to the body and its temperaments, Avicenna is building on several key discussions found in his predecessors. First, there is a set of issues Aristotle raises in </text:span><text:span text:style-name="T28">De Anima</text:span><text:span text:style-name="T17"> 1.1, 403a19-24. Here Aristotle begins to probe the issue of which psychological states depend on the soul and body together. Though this section of </text:span><text:span text:style-name="T29">De Anima</text:span><text:span text:style-name="T17"> is not intended as an account of emotion per se, Aristotle's use of emotions as an examples gives us insight into his views on their nature, and proved foundational for future theories of emotion among his followers. He cites emotions as prime examples of states that </text:span><text:span text:style-name="T29">do </text:span><text:span text:style-name="T17">involve soul and body, because we so readily associate certain physical acts with certain emotions (e.g., shame is partially constituted by the face going red). But Aristotle says that even more solid evidence of the hylomorphic nature of emotions is the fact that peoples’ temperamental dispositions affect whether and how they have certain emotions. For example, some people are physically constituted so that they will become fearful at the least provocation, while others are so disposed that they will not evince any sign of fear, even when something fearsome is right in front of them.</text:span></text:p>
      <text:p text:style-name="P121"><text:span text:style-name="T17">Avicenna’s discussion of physiological dispositions for emotions is clearly reminiscent of this passage in Aristotle, but the two have different aims in bringing up these observations. Aristotle is providing preliminary evidence that most acts of the soul must be embodied, contrary to what is true of states of the rational soul—a notion with which Avicenna concurs and deals with elsewhere. So when Avicenna brings up similar observations about the ways that the motive faculty depends on temperamental dispositions, it is to illustrate something about </text:span><text:span text:style-name="T28">how</text:span><text:span text:style-name="T17"> the motive faculty operates, not about what </text:span><text:span text:style-name="T28">sort</text:span><text:span text:style-name="T17"> of state motive states are (e.g., hylomorphic or not). Nonetheless, this </text:span><text:span text:style-name="T28">De Anima</text:span><text:span text:style-name="T17"> text is clearly foundational to the Aristotelian tradition’s tendency to discuss physiological dispositions for emotions. For example, Themistius and John Philoponus discuss physiological dispositions for emotions when commenting on this portion of </text:span><text:span text:style-name="T29">De Anima</text:span><text:span text:style-name="T17">, extending the points Aristotle makes, but they ultimately subordinate it to the point that these states are hylomorphic.</text:span><text:span text:style-name="Footnote_20_Symbol"><text:span text:style-name="T52"><text:note text:id="ftn307" text:note-class="footnote"><text:note-citation>306</text:note-citation><text:note-body><text:p text:style-name="Footer"><text:span text:style-name="T199"><text:s/></text:span><text:span text:style-name="T200">See John Philoponus (2005), 67-72 and Themistius (1996), 21, 6.34.</text:span></text:p></text:note-body></text:note></text:span></text:span><text:span text:style-name="T17"> Avicenna’s contribution lies not in the fact that he notes the dependence of emotions on temperaments, but in the fact that he discusses this relationship in its own right, and in greater depth.</text:span></text:p>
      <text:p text:style-name="P121"><text:span text:style-name="T21">Avicenna’s analysis of emotional dispositions also bears on a debate in the Stoic tradition, available to Avicenna in the Arabic version of Galen’s </text:span><text:span text:style-name="T30">Harmony of Plato and Hippocrates</text:span><text:span text:style-name="T21">.</text:span><text:span text:style-name="Footnote_20_Symbol"><text:span text:style-name="T55"><text:note text:id="ftn308" text:note-class="footnote"><text:note-citation>307</text:note-citation><text:note-body><text:p text:style-name="Footer"><text:span text:style-name="T199"><text:s/></text:span><text:span text:style-name="T200">Avicenna never cites this text, but it is a prominent enough debate within the ancient tradition that it is reasonable to think he would be aware of it as a central concern with which to be dealt.</text:span></text:p></text:note-body></text:note></text:span></text:span><text:span text:style-name="Footnote_20_Symbol"><text:span text:style-name="T55"> </text:span></text:span><text:span text:style-name="T21">In</text:span><text:span text:style-name="T17"> </text:span><text:span text:style-name="T28">Harmony</text:span><text:span text:style-name="T17">, Galen reports that two early figures in the history of Stoic theorizing about emotions, Zeno and Chrysippus, associated emotions with judgments, but in different ways.</text:span><text:span text:style-name="Footnote_20_Symbol"><text:span text:style-name="T52"><text:note text:id="ftn309" text:note-class="footnote"><text:note-citation>308</text:note-citation><text:note-body><text:p text:style-name="Footer"><text:span text:style-name="T199"><text:s/></text:span><text:span text:style-name="T200">The debate is recounted in </text:span><text:span text:style-name="T213">De placitis Hippocratis et Platonis</text:span><text:span text:style-name="T200"> books 4-7. The following key text (</text:span><text:span text:style-name="T71">5.1.4–6)</text:span><text:span text:style-name="T71"> is cited at Knuuttila (2004), 53</text:span><text:span text:style-name="T71">: “In the first book of his On Emotions Chrysippus tries to prove that emotions are certain judgements of reason while Zeno did not regard them as the judgements themselves but contractions, expansions, elations and dejections of the soul which supervene on judgements. Posidonius, disagreeing with both, praises and accepts Plato’s view. He disputes the view of the followers of Chrysippus arguing that emotions are neither judgements nor supervenient upon them, but certain movements of other irrational powers, which Plato called appetitive and spirited.” The exchange is also discussed at King (2012) 1-11.</text:span></text:p></text:note-body></text:note></text:span></text:span><text:span text:style-name="T34"> For Zeno, the emotion itself is a kind of non-cognitive movement of the soul that in some way accompanies or supervenes on a judgment. Chrysippus thought emotions themselves are, in fact, types of judgments—linguistic, but non-rational. Since emotions are linguistic, according to Chrysippus, </text:span><text:soft-page-break/><text:span text:style-name="T34">animals and infants are not able to experience them. As Galen recounts, Posidonius later adds to this debate, objecting to both of Zeno and Chrysippus, criticizing the notion that emotions are tied in any essential way to judgments. Posidonius’s first concern, more directed at Chryssipus, is that it seems obvious animals and infants </text:span><text:span text:style-name="T43">do</text:span><text:span text:style-name="T34"> experience what we call emotions, especially fear and anger. Secondly, and more relevant to our conversation here, is that it is possible to have one and the same judgment, but to fail to have the associated emotion. If emotions were types of judgments (of whatever kind), or necessarily supervened on judgments, they would track our affirming or denying particular propositions. But he notes that in the case of grief, the relevant judgment (e.g., that someone you love has died) does not change, while nonetheless grief may lessen over time.</text:span><text:span text:style-name="Footnote_20_Symbol"><text:span text:style-name="T56"><text:note text:id="ftn310" text:note-class="footnote"><text:note-citation>309</text:note-citation><text:note-body><text:p text:style-name="Footer"><text:span text:style-name="T199"><text:s/></text:span><text:span text:style-name="T200">Nussbaum (2001) discusses grief on page 79.</text:span></text:p></text:note-body></text:note></text:span></text:span></text:p>
      <text:p text:style-name="P121"><text:bookmark-start text:name="Response_to_tradition"/><text:span text:style-name="T34">Though</text:span><text:bookmark-end text:name="Response_to_tradition"/><text:span text:style-name="T34"> he does not mention this debate explicitly, Avicenna would have been well aware of it, and his presentation strikes a middle ground. Judgments are necessary causes of emotions, but they are not sufficient, either for the occurrence of an emotion, or for determining the strength of a particular occurrence. This is particularly relevant to Posidonius’s formulation, since Avicenna’s view provides a multi-faceted explanation for why emotional occurrences and strengths can vary in the face of one and the same judgment. Even if we still value someone and cognitively acknowledge their loss as tragic, one’s physiological disposition and background beliefs will partially affect just how strongly grief follows from that judgment, if at all.</text:span></text:p>
      <text:p text:style-name="P121"><text:span text:style-name="T34">In sum, through his analysis of dispositions for emotions, Avicenna moves the </text:span><text:span text:style-name="T43">De Anima</text:span><text:span text:style-name="T34"> conversation forward by honing in on physiological dispositions as a matter of analysis in its own right, and he moves the concerns expressed in the Stoic tradition forward by offering an account of how emotions relate to judgments.</text:span></text:p>
      <text:p text:style-name="P116"/>
      <text:h text:style-name="Heading_20_1" text:outline-level="1">4.3 Dispositions for emotions in Avicenna’s medical texts</text:h>
      <text:p text:style-name="P116"/>
      <text:p text:style-name="P121"><text:span text:style-name="T34">Avicenna fills in the picture of how the body’s states amount to dispositions for emotions in his medical texts. In the </text:span><text:span text:style-name="T43">Cardiac Drugs</text:span><text:span text:style-name="T34">, after Avicenna’s overview of the the vital spirit’s origin and dual purposes (described above in section 3), he immediately makes the following remark:</text:span></text:p>
      <text:p text:style-name="P116"/>
      <text:p text:style-name="Block"><text:span text:style-name="T82">It seems that the sages and their followers among the doctors have agreed that joy [</text:span><text:span text:style-name="T90">al-faraḥ</text:span><text:span text:style-name="T82">] and depression [</text:span><text:span text:style-name="T90">al-ghamm</text:span><text:span text:style-name="T82">] and fear [</text:span><text:span text:style-name="T90">al-khawf</text:span><text:span text:style-name="T82">] and anger [</text:span><text:span text:style-name="T90">al-</text:span><text:span text:style-name="T96">ghaḍab</text:span><text:span text:style-name="T82">] are among the affections [</text:span><text:span text:style-name="T90">al-inf</text:span><text:span text:style-name="T82">ʿ</text:span><text:span text:style-name="T90">ālāt</text:span><text:span text:style-name="T82">] particularly associated with [</text:span><text:span text:style-name="T90">al-khāṣa bi</text:span><text:span text:style-name="T82">] the vital spirit [</text:span><text:span text:style-name="T90">al-rūḥ</text:span><text:span text:style-name="T82">] that is the in heart. Moreover [</text:span><text:span text:style-name="T90">thumma inna</text:span><text:span text:style-name="T82">], every affection [</text:span><text:span text:style-name="T74">infi</text:span><text:span text:style-name="T76">ʿ</text:span><text:span text:style-name="T74">āl</text:span><text:span text:style-name="T85">]</text:span><text:span text:style-name="T90"> </text:span><text:span text:style-name="T82">which grows strong or weak, [does so] not because of the agent cause [</text:span><text:span text:style-name="T90">fā</text:span><text:span text:style-name="T82">ʿ</text:span><text:span text:style-name="T90">il</text:span><text:span text:style-name="T82">], but rather it accords in its intensification or weakening with the intensification or weakening of the passive substance [</text:span><text:span text:style-name="T90">al-jawhar al-munfa</text:span><text:span text:style-name="T82">ʿ</text:span><text:span text:style-name="T90">il</text:span><text:span text:style-name="T82">].</text:span><text:span text:style-name="Footnote_20_Symbol"><text:span text:style-name="T62"><text:note text:id="ftn311" text:note-class="footnote"><text:note-citation>310</text:note-citation><text:note-body><text:p text:style-name="Footer"><text:span text:style-name="T199"><text:s/></text:span><text:span text:style-name="T200">Avicenna, </text:span><text:span text:style-name="T213">Cardiac Drugs</text:span><text:span text:style-name="T200"> (1984), 226.</text:span></text:p></text:note-body></text:note></text:span></text:span></text:p>
      <text:p text:style-name="P117"/>
      <text:p text:style-name="P54"><text:span text:style-name="T34">The first part of this text is making the general point, discussed above in section 2, that the matter underlying occurrent emotions is the vital spirit in the heart (and the heart itself). The second part of the text is making the point that intensity or weakness of a particular emotion is due in a significant way to the state of the vital spirit. He does this by invoking the standard Aristotelian point that when some phenomenon is subject to intensification or weakening, it is typically due to the “passive substance.” For example, a weak fire is caused by wet wood, not impotent flames. It become becomes clear in the sections that follow that the passive substance relevant to emotions is the state of the vital spirit. That is, he proceeds from here to talk about what sort of </text:span><text:soft-page-break/><text:span text:style-name="T34">emotions arise from people with vital spirits of characteristic varieties. For example, people with a less harmonious, murky vital spirit (like the sick, the tired, or the elderly) tend towards more marked sadness, while those whose vital spirit remains harmonious and light tend towards joy.</text:span><text:span text:style-name="Footnote_20_Symbol"><text:span text:style-name="T56"><text:note text:id="ftn312" text:note-class="footnote"><text:note-citation>311</text:note-citation><text:note-body><text:p text:style-name="Footer"><text:span text:style-name="T199"><text:s/></text:span><text:span text:style-name="T200">Avicenna, </text:span><text:span text:style-name="T213">Cardiac Drugs</text:span><text:span text:style-name="T200"> (1984), 226.</text:span></text:p></text:note-body></text:note></text:span></text:span><text:span text:style-name="T34"> Of course, as we saw in the section on the nature of the vital spirit, the vital spirit undergirds the functioning of all psychological activities, so emotions are not unique in being affecting by the state of the vital spirit. We will return to that point below.</text:span></text:p>
      <text:p text:style-name="P121"><text:span text:style-name="T34">Emotional dispositions in the vital spirit are distinguished from the “agent cause [</text:span><text:span text:style-name="T43">fā</text:span><text:span text:style-name="T34">ʿ</text:span><text:span text:style-name="T43">il</text:span><text:span text:style-name="T34">]” of some emotion in the above text. Avicenna does not return to this precise language to unpack what he means, but he seems to flesh things out in a following section when he enumerates various “strong [</text:span><text:span text:style-name="T43">quwiyya</text:span><text:span text:style-name="T34">]” and “obvious [</text:span><text:span text:style-name="T43">ẓahira</text:span><text:span text:style-name="T34">]” causes of of joy and sadness, as distinct from those that are disposing, and less obvious. The strong and obvious causes of joy include things like good conversation, being surprised by something pleasant, acting freely according to one's wishes, and so on.</text:span><text:span text:style-name="Footnote_20_Symbol"><text:span text:style-name="T56"><text:note text:id="ftn313" text:note-class="footnote"><text:note-citation>312</text:note-citation><text:note-body><text:p text:style-name="Footer"><text:span text:style-name="T199"><text:s/></text:span><text:span text:style-name="T200">Avicenna, </text:span><text:span text:style-name="T213">Cardiac Drugs</text:span><text:span text:style-name="T200"> (1984), 232.</text:span></text:p></text:note-body></text:note></text:span></text:span><text:span text:style-name="Footnote_20_Symbol"><text:span text:style-name="T56"> </text:span></text:span></text:p>
      <text:p text:style-name="P121"><text:span text:style-name="T34">It is not entirely clear whether in discussing these agent causes Avicenna is referring to the thing itself (“a good conversation”), or the thing as evaluated in some way (“a conversation evaluated as good”). In this portion of the </text:span><text:span text:style-name="T43">Cardiac Drugs</text:span><text:span text:style-name="T34"> Avicenna mentions his “</text:span><text:span text:style-name="T43">Book of Rhetoric</text:span><text:span text:style-name="T34"> [</text:span><text:span text:style-name="T43">Kitāb Rīṭūrīqa</text:span><text:span text:style-name="T34">]” as a place where more such “strong and obvious causes” are discussed. And indeed, in Avicenna's </text:span><text:span text:style-name="T43">Healing: Rhetoric</text:span><text:span text:style-name="T34"> (</text:span><text:span text:style-name="T43">Kitāb al-Khaṭāba</text:span><text:span text:style-name="T34">), he likewise often switches between both these ways of talking when discussing proximate causes for emotions. For example, he says that an insult can lead to anger, but also that this is because the insult is understood to be offensive.</text:span><text:span text:style-name="Footnote_20_Symbol"><text:span text:style-name="T56"><text:note text:id="ftn314" text:note-class="footnote"><text:note-citation>313</text:note-citation><text:note-body><text:p text:style-name="Footer"><text:span text:style-name="T199"><text:s/></text:span><text:span text:style-name="T200">Avicenna, </text:span><text:span text:style-name="T213">Healing: Rhetoric</text:span><text:span text:style-name="T200"> (1954), 131.</text:span></text:p></text:note-body></text:note></text:span></text:span><text:span text:style-name="T34"> As we have seen in prior chapters, when Avicenna is being precise, he argues that the proximate cause for emotions is an evaluative judgment. So it seems it would be fair to assume that these “agent causes” are in fact agent causes only insofar as they are cognized as, e.g., pleasant or painful. But given that the overall point being made is more about the vital spirit as a explanation for why an emotion grows strong or weak, we do not need to settle the issue conclusively.</text:span></text:p>
      <text:p text:style-name="P121"><text:span text:style-name="T34">Later in the </text:span><text:span text:style-name="T43">Cardiac Drugs</text:span><text:span text:style-name="T34">, Avicenna also describes how the vital spirit similarly constitutes dispositions for whether emotions </text:span><text:span text:style-name="T43">happen or not</text:span><text:span text:style-name="T34">, plain and simple. Avicenna makes this point in the following two texts, which bookend a discussion of the effects of wine, and the “clear and obvious” causes of joy we just looked at:</text:span></text:p>
      <text:p text:style-name="P116"/>
      <text:p text:style-name="Block"><text:span text:style-name="T82">[For] that which is prepared for something, the weakest of its causes suffices for it, like sulphur for conflagration, for it is set aflame with the slightest spark, while wood is not set aflame with twice as much. So when the soul possesses a vital spirit prepared for passions from joy-causing things, it rejoices at the slightest cause</text:span><text:span text:style-name="Footnote_20_Symbol"><text:span text:style-name="T62"><text:note text:id="ftn315" text:note-class="footnote"><text:note-citation>314</text:note-citation><text:note-body><text:p text:style-name="Footer"><text:span text:style-name="T199"><text:s/></text:span><text:span text:style-name="T200">Avicenna, </text:span><text:span text:style-name="T213">Cardiac Drugs</text:span><text:span text:style-name="T200"> (1984), 230.</text:span></text:p></text:note-body></text:note></text:span></text:span><text:span text:style-name="T82">.</text:span></text:p>
      <text:p text:style-name="Block"/>
      <text:p text:style-name="Block"><text:span text:style-name="T82">[R]egarding preparation: the one who leans towards one side is </text:span><text:span text:style-name="T90">un</text:span><text:span text:style-name="T82">influenced by causes from the other side, unless they are strong, and they </text:span><text:span text:style-name="T90">are</text:span><text:span text:style-name="T82"> influenced by the causes [of the side he leans towards], even though they are weak</text:span><text:span text:style-name="Footnote_20_Symbol"><text:span text:style-name="T62"><text:note text:id="ftn316" text:note-class="footnote"><text:note-citation>315</text:note-citation><text:note-body><text:p text:style-name="Footer"><text:span text:style-name="T199"><text:s/></text:span><text:span text:style-name="T200">Avicenna, </text:span><text:span text:style-name="T213">Cardiac Drugs</text:span><text:span text:style-name="T200"> (1984), 233, emphasis mine.</text:span></text:p></text:note-body></text:note></text:span></text:span><text:span text:style-name="T82">.</text:span></text:p>
      <text:p text:style-name="P116"/>
      <text:p text:style-name="P69">In the first text, Avicenna’s point is that when someone is disposed in one emotional direction, very little is needed to trigger that emotion. In fact, he says, when people drink wine, it seems <text:soft-page-break/>that they sometimes experience emotions for no reason whatsoever. But of course this is not possible, since every effect needs to have an active cause. Wine simply makes the vital spirit more abundant and active, which makes it more likely for some judgment to result in an emotion. In the second text, Avicenna asserts that one’s vital spirit can be so far in one direction that some active cause rarely if ever leads to the emotion it normally would in most people. For example, while it is possible to be disposed towards grumpiness such that a positive evaluation will only make you a little pleased, it is also possible to be so strongly disposed towards grumpiness that a positive evaluation won’t trigger any emotion whatsoever. So we see that the state of the vital spirit affects whether some agent cause will result in an emotion and, if so, the strength of the emotion.</text:p>
      <text:p text:style-name="P116">These two points—whether an emotion occurs and its strength—are obviously related along a kind of spectrum. If your vital spirit is only disposed partially towards grumpiness you will experience weak positive emotions, but if your vital spirit goes too far in that direction, you will experience no relevant emotion. Presumably Avicenna emphasizes them as distinct points, because they account for phenomena that we typically classify as different. Just because the answer to two questions (i.e., “Why did that emotion occur?” “Why did it occur in that strength?”) make reference to the same sort of solution, does not make them the same question.</text:p>
      <text:p text:style-name="P121"><text:span text:style-name="T37">Returning to a point made earlier, it is important to note that the link Avicenna is drawing between emotions and vital spirits in terms of dispositions accords with the relationship other psychological phenomena have to the vital spirit. Insofar as the vital spirit facilitates the functioning and communication of various faculties, t</text:span><text:span text:style-name="T34">hose faculties will all have dispositions and effects in the vital spirit, to some degree or other.</text:span><text:span text:style-name="Footnote_20_Symbol"><text:span text:style-name="T56"><text:note text:id="ftn317" text:note-class="footnote"><text:note-citation>316</text:note-citation><text:note-body><text:p text:style-name="Footer"><text:span text:style-name="T199"><text:s/></text:span><text:span text:style-name="T200">See end of section 3.</text:span></text:p></text:note-body></text:note></text:span></text:span><text:span text:style-name="T34"> For example, Avicenna explains some vagaries of eyesight by an appeal to the vital spirit.</text:span><text:span text:style-name="Footnote_20_Symbol"><text:span text:style-name="T56"><text:note text:id="ftn318" text:note-class="footnote"><text:note-citation>317</text:note-citation><text:note-body><text:p text:style-name="Footer"><text:span text:style-name="T199"><text:s/></text:span><text:span text:style-name="T200">See end of section 3.</text:span></text:p></text:note-body></text:note></text:span></text:span><text:span text:style-name="T34"> Elsewhere Avicenna says that what parents imagine during intercourse can have an effect on the color [</text:span><text:span text:style-name="T43">lawn</text:span><text:span text:style-name="T34">] of child conceived, for example, thinking about red can add a tinge of red.</text:span><text:span text:style-name="Footnote_20_Symbol"><text:span text:style-name="T56"><text:note text:id="ftn319" text:note-class="footnote"><text:note-citation>318</text:note-citation><text:note-body><text:p text:style-name="Footer"><text:span text:style-name="T199"><text:s/></text:span><text:span text:style-name="T200">Avicenna, </text:span><text:span text:style-name="T213">Canon</text:span><text:span text:style-name="T200"> (1982), II.2.1.14, 160.</text:span></text:p></text:note-body></text:note></text:span></text:span><text:span text:style-name="T34"> He admits that this latter point may sound far-fetched, but he says it follows from his fundamental </text:span><text:span text:style-name="T37">principles</text:span><text:span text:style-name="T34"> that cognitions work by way of the vital spirit.</text:span></text:p>
      <text:p text:style-name="P121"><text:span text:style-name="T34">Further, in the </text:span><text:span text:style-name="T43">Canon</text:span><text:span text:style-name="T34">, Avicenna makes reference to the vital spirit in explaining treatment for other sorts of mental disorders, beyond the emotional. In book three (of five), Avicenna has a discussion of mental illness (</text:span><text:span text:style-name="T43">amrāḍ al-ra</text:span><text:span text:style-name="T34">ʾ</text:span><text:span text:style-name="T43">s</text:span><text:span text:style-name="T34">) which includes emotional disorders, such as melancholy and lovesickness, but also non-emotional mental disorders, such as sleep disorders, defects of the imagination or memory, and general mania.</text:span><text:span text:style-name="Footnote_20_Symbol"><text:span text:style-name="T56"><text:note text:id="ftn320" text:note-class="footnote"><text:note-citation>319</text:note-citation><text:note-body><text:p text:style-name="Footer"><text:span text:style-name="T199"><text:s/></text:span><text:span text:style-name="T200">Avicenna, </text:span><text:span text:style-name="T213">Canon</text:span><text:span text:style-name="T200"> (1987), vol. 2, 877-901.</text:span></text:p></text:note-body></text:note></text:span></text:span><text:span text:style-name="T34"> </text:span><text:bookmark-start text:name="Dispositions"/><text:span text:style-name="T34">For</text:span><text:bookmark-end text:name="Dispositions"/><text:span text:style-name="T34"> some of these cases, Avicenna recommends altering one’s mode of thinking, but there are also many references to changing one’s diet, and procedures like cupping, in order to affect one’s temperament, and ultimately the vital spirit. So the vital spirit underlies the functioning and dispositions of other faculties, but Avicenna is most interested in the relation between the vital spirit and the heart, and the </text:span><text:span text:style-name="T44">Cardiac Drugs</text:span><text:span text:style-name="T34"> is naturally where we get most of that discussion.</text:span></text:p>
      <text:p text:style-name="P54"/>
      <text:p text:style-name="P116"/>
      <text:h text:style-name="Heading_20_1" text:outline-level="1"><text:bookmark-start text:name="Virtue_cultivation"/>4.4 <text:bookmark-end text:name="Virtue_cultivation"/>Physiological emotional dispositions in relation to moral formation</text:h>
      <text:p text:style-name="P116"/>
      <text:p text:style-name="P121"><text:span text:style-name="T34">Avicenna makes the connection between the physiological side of how we are disposed to </text:span><text:soft-page-break/><text:span text:style-name="T34">emotions, and the broader topic of moral formation. He does not say much on this topic, but it is worth briefly exploring the significance of what he does say. In </text:span><text:span text:style-name="T43">Cardiac Drugs</text:span><text:span text:style-name="T34"> he makes the following comment in the midst of his discussion of different types of preparatory causes for emotions:</text:span></text:p>
      <text:p text:style-name="P116"/>
      <text:p text:style-name="Block"><text:span text:style-name="T82">[W]hen acts and emotions [</text:span><text:span text:style-name="T90">infi</text:span><text:span text:style-name="T82">ʿ</text:span><text:span text:style-name="T90">ālāt</text:span><text:span text:style-name="T82">] recur, a strong disposition [</text:span><text:span text:style-name="T90">malakā quwwiya</text:span><text:span text:style-name="T82">] is formed, and character traits [</text:span><text:span text:style-name="T90">al-akhlāq</text:span><text:span text:style-name="T82">] are acquired in this way. And it is possible that the cause for this is that every emotion leads to an actualization suitable to it, and what is suitable to something is unsuitable to its opposite. And that which is unsuitable for the opposite, if it is repeated many times, diminishes preparation for the contrary, and increases preparation for [that which is repeated] [...] If that is the case, then repetition of joy disposes to joy, and repetition of depression disposes to depression.</text:span><text:span text:style-name="Footnote_20_Symbol"><text:span text:style-name="T62"><text:note text:id="ftn321" text:note-class="footnote"><text:note-citation>320</text:note-citation><text:note-body><text:p text:style-name="Footer"><text:span text:style-name="T199"><text:s/></text:span><text:span text:style-name="T200">Avicenna, </text:span><text:span text:style-name="T213">Cardiac Drugs</text:span><text:span text:style-name="T200"> (1984), 235.</text:span></text:p></text:note-body></text:note></text:span></text:span></text:p>
      <text:p text:style-name="P116"/>
      <text:p text:style-name="P54"><text:span text:style-name="T34">The term translated here as character traits (</text:span><text:span text:style-name="T43">al-akhlāq</text:span><text:span text:style-name="T34">) is a flexible Arabic term, but it clearly has moral overtones to it. For example, in Al-Farabi’s </text:span><text:span text:style-name="T43">Directing Attention to the Way of Happiness</text:span><text:span text:style-name="T34">, he says that “all ethical traits [</text:span><text:span text:style-name="T43">al-akhlāq kulluhā</text:span><text:span text:style-name="T34">], from the virtuous to the vicious [</text:span><text:span text:style-name="T43">al-jamīl wal-qabīḥ</text:span><text:span text:style-name="T34">], are acquired [traits].”</text:span><text:span text:style-name="Footnote_20_Symbol"><text:span text:style-name="T56"><text:note text:id="ftn322" text:note-class="footnote"><text:note-citation>321</text:note-citation><text:note-body><text:p text:style-name="Footer"><text:span text:style-name="T199"><text:s/></text:span><text:span text:style-name="T200">Al-Farabi (1992) 235.</text:span></text:p></text:note-body></text:note></text:span></text:span><text:span text:style-name="T34"> Character traits are formed through habituation, and that habituation is partly realized as the vital spirits take on a particular predisposition. If the vital spirits are heated up during moments of anger over and over, their resting state will eventually be hotter, which makes it much easier to experience anger yet again. The converse is true as well: practicing being happy will lead one to have a more calm vital spirit, which will in turn make it easier to maintain happiness in difficult situatio</text:span><text:span text:style-name="T37">n. </text:span><text:span text:style-name="T39">There couldn’t be a person with a perfected disposition towards courage whose physiology looked just the same as a coward, because physiology affects how we respond to situations. </text:span><text:span text:style-name="T37">So o</text:span><text:span text:style-name="T34">ur moral character—our characteristic way of responding to situations from an ethical point of view—is to some extent realized in our physiology.</text:span></text:p>
      <text:p text:style-name="P54"><text:span text:style-name="T34"><text:tab/>There is a different sense in which physiology is relevant to moral formation, and that relates to what we do with the physiological dispositions that are given to us as a result of our birth or our situation in life. Sometimes, just because of our genetics, or our age, we may have a leg up when it comes to virtue, or have an internal obstacle that that needs to be overcome. For example, someone from a family prone to anger for genetic reasons would have a harder time developing patient. This sense in which we can be disposed to emotions should be distinguished from </text:span><text:span text:style-name="T44">cultivating</text:span><text:span text:style-name="T34"> moral dispositions, true virtue or vice, as described above, which is akin to cultivating true virtue or vice. Physiology also plays a more preparatory role. We will discuss this more preparatory aspect of physiology in relation to emotions and character traits in the next chapter, when we look at Avicenna's </text:span><text:span text:style-name="T44">Healing: Rhetoric</text:span><text:span text:style-name="T34">.</text:span></text:p>
      <text:p text:style-name="P116"/>
      <text:h text:style-name="Heading_20_1" text:outline-level="1">5. Physiology of emotional effects</text:h>
      <text:p text:style-name="P116"/>
      <text:h text:style-name="Heading_20_1" text:outline-level="1">5.1 Temperamental effects considered to be primarily of the body</text:h>
      <text:p text:style-name="P116"/>
      <text:p text:style-name="P116">In Psychology 4.4, in addition to discussing the nature of emotions, and the importance of physiology to our dispositions for emotions, Avicenna eventually comes to discuss the nature of emotional effects. What we see in the following passage is a distinction made between emotions, and the sort of physiological changes that we often associate with emotions. Avicenna wants to consider the latter effects, rather than a part of the emotion itself:</text:p>
      <text:p text:style-name="P116"><text:soft-page-break/></text:p>
      <text:p text:style-name="Block"><text:span text:style-name="T82">And [as for] fear and anger and depression, the passion [</text:span><text:span text:style-name="T90">infi</text:span><text:span text:style-name="T82">ʿ</text:span><text:span text:style-name="T90">āl</text:span><text:span text:style-name="T82">] whereby they occur happens primarily on account of the soul. Anger or depression, insofar as they are anger or depression, are </text:span><text:span text:style-name="T90">not passions among those passions afflicting the body</text:span><text:span text:style-name="T82">, even though they are followed by passions which afflict the body, like the rising or abating of heat, and suchlike. </text:span><text:span text:style-name="T90">For those things are not anger or depression itself [laysa nafs al-</text:span><text:span text:style-name="T96">ghaḍab</text:span><text:span text:style-name="T90"> wal-ghamm]</text:span><text:span text:style-name="T82">, but rather things that follow [</text:span><text:span text:style-name="T90">yatba</text:span><text:span text:style-name="T82">ʿ] anger or depression.</text:span><text:span text:style-name="Footnote_20_Symbol"><text:span text:style-name="T62"><text:note text:id="ftn323" text:note-class="footnote"><text:note-citation>322</text:note-citation><text:note-body><text:p text:style-name="Footer"><text:span text:style-name="T199"><text:s/></text:span><text:span text:style-name="T200">Avicenna, </text:span><text:span text:style-name="T213">Healing: Psychology</text:span><text:span text:style-name="T200"> (1959), 4.4, 198.</text:span></text:p></text:note-body></text:note></text:span></text:span></text:p>
      <text:p text:style-name="P116"/>
      <text:p text:style-name="P54"><text:span text:style-name="T34">Emotions exist “primarily on account of the soul,” and they need to be distinguished, according to Avicenna, from the temperamental effects that follow them, which “afflict the body.” In order to understand what Avicenna means by these specifications, referring some things more the soul, some to the body, we need to understand the section leading up to it, in which Avicenna discusses a variety of states that “belong to the soul with the participation of the body.”</text:span><text:span text:style-name="Footnote_20_Symbol"><text:span text:style-name="T56"><text:note text:id="ftn324" text:note-class="footnote"><text:note-citation>323</text:note-citation><text:note-body><text:p text:style-name="Footer"><text:span text:style-name="T199"><text:s/></text:span><text:span text:style-name="T200">Avicenna, </text:span><text:span text:style-name="T213">Healing: Psychology</text:span><text:span text:style-name="T200"> (1959), 4.4, 197.</text:span></text:p></text:note-body></text:note></text:span></text:span></text:p>
      <text:p text:style-name="P121"><text:span text:style-name="T34">In </text:span><text:span text:style-name="T43">Psychology</text:span><text:span text:style-name="T34"> 4.4, after the initial discussion about the motive faculties, but before the above text concerning emotional effects, Avicenna makes some distinctions about different types of psychological states: imagination, emotions, hunger, physical pain, health, and so on. Some such states are “primarily” psychological, while others are “primarily” physical. To be clear, the issue is not about whether any of these states are are psychological, or even hylomorphic, in general. Rather, Avicenna is making distinctions between different types of states, all which involve the soul to some degree, and </text:span><text:span text:style-name="T43">all</text:span><text:span text:style-name="T34"> of which “do not occur without the participation of the body.” In essence, he is trying to schematize all psychological states, save those that belong only to the intellect. His distinctions are as follows:</text:span></text:p>
      <text:p text:style-name="P116"/>
      <text:p text:style-name="Block"><text:span text:style-name="T82">[…] states [</text:span><text:span text:style-name="T90">aḥwāl</text:span><text:span text:style-name="T82">] that belong to the soul with the participation of [</text:span><text:span text:style-name="T90">bi-mushārik</text:span><text:span text:style-name="T96">ah</text:span><text:span text:style-name="T88">]</text:span><text:span text:style-name="T82"> the body come in different types. One of them is [1] what belongs to the body primarily but because it has a soul, and another is [2] what belongs to the soul primarily but because it is in a body, and [3] what is between the bodily and soul equally.</text:span><text:span text:style-name="Footnote_20_Symbol"><text:span text:style-name="T62"><text:note text:id="ftn325" text:note-class="footnote"><text:note-citation>324</text:note-citation><text:note-body><text:p text:style-name="Footer"><text:span text:style-name="T199"><text:s/></text:span><text:span text:style-name="T200">Avicenna, </text:span><text:span text:style-name="T213">Healing: Psychology</text:span><text:span text:style-name="T200"> (1959), 4.4, 197.</text:span></text:p></text:note-body></text:note></text:span></text:span></text:p>
      <text:p text:style-name="P117"/>
      <text:p text:style-name="P69">Avicenna goes on to provide examples of these three categories. His references to [1] and [2] are clearly laid out. That which is [1] “primarily body” includes includes sleep, waking, health, sickness. That which is [2] “primarily of the soul” includes imagination, memory, irascible and concupiscible appetite, depression, pity and sadness. If he provides any examples of [3], it is somewhat less clear, but the following seems meant to be an explication of states that belong to body and soul equally:</text:p>
      <text:p text:style-name="P116"/>
      <text:p text:style-name="Block"><text:span text:style-name="T82">As for pain from a strike, or from the transformation of [one’s] bodily temperament, the event therein is </text:span><text:span text:style-name="T90">something that exists in the body</text:span><text:span text:style-name="T82"> because of a fracturing of the connection and the temperament, on account of the </text:span><text:span text:style-name="T90">states of the body insofar as it is a body.</text:span><text:span text:style-name="T82"> </text:span><text:span text:style-name="T90">And it is also something existing in the senses</text:span><text:span text:style-name="T82"> which sense it insofar as it is sensed—but [the event that is sensed occurs] because of the body. And it seems that hunger and appetite [</text:span><text:span text:style-name="T90">shahw</text:span><text:span text:style-name="T96">ah</text:span><text:span text:style-name="T88">]</text:span><text:span text:style-name="Footnote_20_Symbol"><text:span text:style-name="T62"><text:note text:id="ftn326" text:note-class="footnote"><text:note-citation>325</text:note-citation><text:note-body><text:p text:style-name="Footer"><text:span text:style-name="T199"><text:s/></text:span><text:span text:style-name="T200">Despite this being the same term as “concupiscible appetite,” which is classified as a state that is primarily of the soul, it seems to be a way of referring to very basic animal urges, of which hunger would be a prime example, as opposed to emotions based on cognitive evaluations. Avicenna also uses </text:span><text:span text:style-name="T212">shahw</text:span><text:span text:style-name="T217">ah</text:span><text:span text:style-name="T204"> </text:span><text:span text:style-name="T200">as a genus that includes hunger in </text:span><text:span text:style-name="T213">Healing: Psychology</text:span><text:span text:style-name="T200"> (1959) 2.3, 67: “ hunger is [simply] the appetite [</text:span><text:span text:style-name="T212">shahw</text:span><text:span text:style-name="T217">ah</text:span><text:span text:style-name="T204">]</text:span><text:span text:style-name="T200"> [for] the hot and dry, and thirst is the appetite [</text:span><text:span text:style-name="T212">shahw</text:span><text:span text:style-name="T217">ah</text:span><text:span text:style-name="T204">]</text:span><text:span text:style-name="T200"> for the cold and moist.”</text:span></text:p></text:note-body></text:note></text:span></text:span><text:span text:style-name="T82"> are of this sort.</text:span><text:span text:style-name="Footnote_20_Symbol"><text:span text:style-name="T62"><text:note text:id="ftn327" text:note-class="footnote"><text:note-citation>326</text:note-citation><text:note-body><text:p text:style-name="Footer"><text:span text:style-name="T199"><text:s/></text:span><text:span text:style-name="T200">Avicenna, </text:span><text:span text:style-name="T213">Healing: Psychology</text:span><text:span text:style-name="T200"> (1959), 4.4, 198.</text:span></text:p></text:note-body></text:note></text:span></text:span></text:p>
      <text:p text:style-name="P116"/>
      <text:p text:style-name="P54"><text:soft-page-break/><text:span text:style-name="T34">Physical pain and hunger here are discussed as states that are due to states of the body, insofar as it is body, but they are </text:span><text:span text:style-name="T43">also</text:span><text:span text:style-name="T34"> something that exists in the senses. This is markedly different from they way he talks states that are “primarily of the soul,” about which he says “there is </text:span><text:span text:style-name="T43">nothing</text:span><text:span text:style-name="T34"> in [such states] which is an occurrence of the body insofar as it is a body.”</text:span><text:span text:style-name="Footnote_20_Symbol"><text:span text:style-name="T56"><text:note text:id="ftn328" text:note-class="footnote"><text:note-citation>327</text:note-citation><text:note-body><text:p text:style-name="Footer"><text:span text:style-name="T199"><text:s/></text:span><text:span text:style-name="T200">Avicenna, </text:span><text:span text:style-name="T213">Healing: Psychology</text:span><text:span text:style-name="T200"> (1959), 4.4, 197.</text:span></text:p></text:note-body></text:note></text:span></text:span><text:span text:style-name="T34"> States like imagination and emotions are primarily psychological, and though embodied, are not caused by anything in the body insofar as it is body. States like physical pain and physical hunger, however, are both sensed, </text:span><text:span text:style-name="T43">and</text:span><text:span text:style-name="T34"> owed to the body insofar as it is body.</text:span></text:p>
      <text:p text:style-name="P121"><text:span text:style-name="T34">With these distinctions, Avicenna appears to unpacking a similar distinction from the beginning of Aristotle’s </text:span><text:span text:style-name="T43">Parva Naturalia</text:span><text:span text:style-name="T34">. It is not surprising to find Avicenna incorporating discussions stemming from the </text:span><text:span text:style-name="T43">Parva Naturalia</text:span><text:span text:style-name="T34"> in </text:span><text:span text:style-name="T43">Psychology</text:span><text:span text:style-name="T34"> 4.4 since, as Hansberger has shown, much of Book 4 as a whole picks up on themes found in </text:span><text:span text:style-name="T43">Parva Naturalia</text:span><text:span text:style-name="T34">, in addition to </text:span><text:span text:style-name="T43">De Anima</text:span><text:span text:style-name="T34">.</text:span><text:span text:style-name="Footnote_20_Symbol"><text:span text:style-name="T56"><text:note text:id="ftn329" text:note-class="footnote"><text:note-citation>328</text:note-citation><text:note-body><text:p text:style-name="Footer"><text:span text:style-name="T199"><text:s/></text:span><text:span text:style-name="T200">Hansberger (2010) 158.</text:span></text:p></text:note-body></text:note></text:span></text:span><text:span text:style-name="T34"> The distinction in Aristotle’s text is somewhat different from that which Avicenna makes, which is likely due to the transmission history of this Aristotelian text. As shown (again) by Hansberger, the Arabic version of the </text:span><text:span text:style-name="T43">Parva Naturalia</text:span><text:span text:style-name="T34">, which went by the name of </text:span><text:span text:style-name="T43">Kitāb al-ḥiss wa-l-maḥsūs</text:span><text:span text:style-name="T34">, is less of a translation and more of an adaptation.</text:span><text:span text:style-name="Footnote_20_Symbol"><text:span text:style-name="T34"><text:note text:id="ftn330" text:note-class="footnote"><text:note-citation>329</text:note-citation><text:note-body><text:p text:style-name="Footnote"><text:s/>For clarity: the title “<text:span text:style-name="T146">Kitāb al-ḥiss wa-l-maḥsūs”</text:span> was used to refer to the whole text that paraphrases/adapts the whole collection of <text:span text:style-name="T146">Parva Naturalia</text:span>. This, despite the fact that “<text:span text:style-name="T146">Kitāb al-ḥiss wa-l-maḥsūs” </text:span>is actually a translation of the name for the first book of the <text:span text:style-name="T146">Parva Naturalia</text:span>, i.e., <text:span text:style-name="T146">De Sensu</text:span>. So the title <text:span text:style-name="T146">Kitāb al-ḥiss wa-l-maḥsūs</text:span> refers to the whole of the <text:span text:style-name="T146">Parva Naturalia</text:span>, despite taking its name from the first book of the Greek collection.</text:p></text:note-body></text:note></text:span></text:span><text:span text:style-name="T34"> But in this case we need to start with the original Parva Naturalia as a frame of reference, since the first part of </text:span><text:span text:style-name="T43">Kitāb al-ḥiss wa-l-maḥsūs </text:span><text:span text:style-name="T34">is not extant</text:span><text:span text:style-name="Footnote_20_Symbol"><text:span text:style-name="T56"><text:note text:id="ftn331" text:note-class="footnote"><text:note-citation>330</text:note-citation><text:note-body><text:p text:style-name="Footer"><text:span text:style-name="T199"><text:s/></text:span><text:span text:style-name="T200">Hansberger (2010) 144.</text:span></text:p></text:note-body></text:note></text:span></text:span></text:p>
      <text:p text:style-name="P121"><text:span text:style-name="T34">In the beginning of Aristotle’s original </text:span><text:span text:style-name="T43">De Sensu</text:span><text:span text:style-name="T34">—the first book of </text:span><text:span text:style-name="T43">Parva Naturalia</text:span><text:span text:style-name="T34">—he distinguishes between several ways of approaching the discussion of the soul. On the one hand, he says that he has already (in </text:span><text:span text:style-name="T43">De Anima</text:span><text:span text:style-name="T34">) talked about (1) features of the soul that are </text:span><text:span text:style-name="T44">common</text:span><text:span text:style-name="T34"> to many species, and which are understood with reference to the soul taken “by itself.” This includes sensation, memory, passion, desire, and appetite generally, and in addition to these pleasure and pain.”</text:span><text:span text:style-name="Footnote_20_Symbol"><text:span text:style-name="T56"><text:note text:id="ftn332" text:note-class="footnote"><text:note-citation>331</text:note-citation><text:note-body><text:p text:style-name="Footer"><text:span text:style-name="T199"><text:s/></text:span><text:span text:style-name="T200">See Aristotle, </text:span><text:span text:style-name="T212">On Sense and Sensible Objects </text:span><text:span text:style-name="T200">(1986), 463a. These sort of functions the essence of the soul which, as Avicenna explains at the beginning of the </text:span><text:span text:style-name="T212">Psychology</text:span><text:span text:style-name="T200">, is that which accounts for behavior that is “not according to a single pattern, or which does not lack will. (Avicenna, </text:span><text:span text:style-name="T213">Healing: Psychology</text:span><text:span text:style-name="T200"> (1959), 1.1, 4).</text:span><text:span text:style-name="T225"> </text:span><text:span text:style-name="T226">In other words, all psychological behavior exhibits some sort of goal-directed behavior. Plant life is “not according to a single pattern,” which can be seen by way of contrast with, say, rocks, that remain constant in terms of their capacities and tendencies. Plants grow in complex ways, changing over time, and adapting to their environment. Animal and human behavior is more clearly psychological, since it is voluntary, meaning that its actions are based off of appetites or choices in response to cognition. None of the sorts of states in category [1] (waking and sleep, etc.) are manifestations of goal-directed behavior.</text:span></text:p></text:note-body></text:note></text:span></text:span><text:span text:style-name="T34"> Thus, he says, there remains two further categories to discuss. There are (2) features of the soul that are </text:span><text:span text:style-name="T44">common</text:span><text:span text:style-name="T34"> to many species, but which are </text:span><text:span text:style-name="T44">not</text:span><text:span text:style-name="T34"> understood with respect to the soul “by itself” (rather, the body's involvement is more prominent). This second category includes “waking and sleep, youth and old age, inhalation and exhalation, life and death.”</text:span><text:span text:style-name="Footnote_20_Symbol"><text:span text:style-name="T56"><text:note text:id="ftn333" text:note-class="footnote"><text:note-citation>332</text:note-citation><text:note-body><text:p text:style-name="Footer"><text:span text:style-name="T199"><text:s/></text:span><text:span text:style-name="T200">Aristotle, </text:span><text:span text:style-name="T212">On Sense and Sensible Objects </text:span><text:span text:style-name="T200">(1986), 463a.</text:span></text:p></text:note-body></text:note></text:span></text:span><text:span text:style-name="T34"> Finally, there are (3) states that are particular to certain species. The last of these—faculties particular to species—are discussed in Aristotle’s biological works on plants and animals. And since, as mentioned, Aristotle says that type (1) states were already dealt with in </text:span><text:span text:style-name="T44">De Anima</text:span><text:span text:style-name="T34">, the </text:span><text:span text:style-name="T43">Parva Naturalia</text:span><text:span text:style-name="T34"> is ostensibly most concerned with type (2) states. But many of </text:span><text:soft-page-break/><text:span text:style-name="T34">the activities given as examples of type (1) nonetheless show up in the discussion of </text:span><text:span text:style-name="T43">Parva Naturalia </text:span><text:span text:style-name="T34">(e.g., </text:span><text:span text:style-name="T43">De Sensu</text:span><text:span text:style-name="T34"> and </text:span><text:span text:style-name="T43">De Memoria </text:span><text:span text:style-name="T34">discuss sensation and memory, respectively). This suggests that the distinction being made between (1) and (2) is not primarily between groupings of faculties, but between ways of approaching a discussion of psychological faculties. In other words, you could talk about sensation solely with respect to the soul, giving it a more abstract, formal account. Or you could integrate issues of physiology into your account about sensation, as done in the </text:span><text:span text:style-name="T43">Parva Naturalia</text:span><text:span text:style-name="T34">. So much for the distinctions Aristotle makes towards the beginning of the original </text:span><text:span text:style-name="T43">Parva Naturalia.</text:span></text:p>
      <text:p text:style-name="P121"><text:span text:style-name="T34">It is the distinction between (1) and (2) that Avicenna and (and perhaps the adaptor in </text:span><text:span text:style-name="T43">Kitāb al-ḥiss wa-l-maḥsūs</text:span><text:span text:style-name="T34">) appear to be trying to capture with the language of “primarily soul” and “primarily body.” These are both, of course, discussions of faculties that must be embodied in order to exist. But it is one thing to discuss common psychological faculties in the abstract, on a purely functional level. It is another thing to discuss how those common functions play out, when realized in bodies, and affected by particular material changes. As Avicenna explains, “Sleep, waking, health and sickness are states that belong to the body and</text:span><text:span text:style-name="T37"> its principles, so they b</text:span><text:span text:style-name="T34">elong to [the body] primarily, but nevertheless they only belong to the body because it has a soul.”</text:span><text:span text:style-name="Footnote_20_Symbol"><text:span text:style-name="T56"><text:note text:id="ftn334" text:note-class="footnote"><text:note-citation>333</text:note-citation><text:note-body><text:p text:style-name="Footer"><text:span text:style-name="T199"><text:s/></text:span><text:span text:style-name="T200">Avicenna, </text:span><text:span text:style-name="T213">Healing: Psychology</text:span><text:span text:style-name="T200"> (1959), 4.4, 197</text:span></text:p></text:note-body></text:note></text:span></text:span><text:span text:style-name="T34"> Non-living things do not experience sleep, waking, health and sickness. Sleep would not occur if there were no such thing as sensation. Health would not occur were the body not to have an ideal, soul-given function in the first place (in other words, only living bodies can be healthy). But what causes a living being to need sleep, or to fail in health, is not anything to do with the soul’s function, considered more generally. Rather, it has to do with the needs and failings of the body’s matter. We sleep not because sensation needs rest, but because sensation, as an embodied function, taxes physical resources, and those physical resources need time to recover.</text:span></text:p>
      <text:p text:style-name="P116">So Avicenna’s distinction between “primarily of the soul” and “primarily of the body” can be summarized as follows: for a state to be “primarily of the soul” is for it is be a psychological state, talked about strictly from the point of view of a living being’s soul-given, goal-oriented functions. For a state to be “primarily of the body,” is for it to be a psychological state that would not arise, were it not for the nature and demands of the particular body that the soul is embodied in.</text:p>
      <text:p text:style-name="P116">Avicenna’s distinction is thus different than Aristotle’s in the following way: Aristotle is trying to distinguish ways of talking about faculties, and some faculties can be discussed in both ways (e.g., sensation in the abstract, or the particulars of sensation ). Avicenna, on the other hand, is trying to distinguish categorically different types of psychological states: [1] those that are psychological, but whose root cause lies with the particular body the soul in instantiated in, and [2] those pertaining to the essence of the embodied soul and its goal-oriented functions.</text:p>
      <text:p text:style-name="P121"><text:span text:style-name="T34">Whether the development comes from Avicenna himself, or the adaptor of the text (and Avicenna is just mirroring it) is impossible to tell, since, as mentioned above, the first part of </text:span><text:span text:style-name="T43">Kitāb al-ḥiss wa-l-maḥsūs </text:span><text:span text:style-name="T34">is not extant. One bit of evidence that the development stems from the adaptor is that in Averroes relates the same categories as Avicenna's [1] and [2] in his </text:span><text:span text:style-name="T43">Epitome of the Parva Naturalia</text:span><text:span text:style-name="T34">, suggesting a common source for those distinctions in the Arabic </text:span><text:span text:style-name="T43">Kitāb al-ḥiss wa-l-maḥsūs.</text:span><text:span text:style-name="Footnote_20_Symbol"><text:span text:style-name="T59"><text:note text:id="ftn335" text:note-class="footnote"><text:note-citation>334</text:note-citation><text:note-body><text:p text:style-name="Footer"><text:span text:style-name="T199"><text:s/></text:span><text:span text:style-name="T71">These faculties are of two kinds: first, those that are attributed to the body of an animal by virtue of the existence of the soul in it, as for instance, sense-perception and motion; second, those that are attributed to the soul by virtue of the body [in which it exists]. The faculties of the second kind constitute genera, such as sleep and waking, youth and old age, death and life, inhalation and exhalation, health and disease, and length and shortness of life. See Averroes, </text:span><text:span text:style-name="T79">Epitome of the Parva Naturalia </text:span><text:span text:style-name="T71">(1961), 3. Averroes has a similar discussion, expanded to four distinctions, in his Long Commentary on the De Anima (2009), section 3.</text:span></text:p></text:note-body></text:note></text:span></text:span><text:span text:style-name="T34"> Averroes explains that “primarily body” states, like sleep, are in some sense </text:span><text:soft-page-break/><text:span text:style-name="T34">more necessary, and are related to the “primarily soul” functions as a genus is related to species. That is, sleep is a state wherein all the senses are “at rest.”</text:span><text:span text:style-name="Footnote_20_Symbol"><text:span text:style-name="T56"><text:note text:id="ftn336" text:note-class="footnote"><text:note-citation>335</text:note-citation><text:note-body><text:p text:style-name="Footer"><text:span text:style-name="T199"><text:s/></text:span><text:span text:style-name="T200">Averroes, </text:span><text:span text:style-name="T79">Epitome of the Parva Naturalia </text:span><text:span text:style-name="T200">(1961), 3-4.</text:span></text:p></text:note-body></text:note></text:span></text:span><text:span text:style-name="T34"> </text:span><text:bookmark-start text:name="Primarily_Psych"/><text:span text:style-name="T34">What</text:span><text:bookmark-end text:name="Primarily_Psych"/><text:span text:style-name="T34"> this sort of talk captures, that Avicenna would agree with, is that “primarily body” states are in a sense conditions without which the more essential functions would not exist. But of course, were there no essence of the soul, there would be no “primarily body” psychological states either, so this merely is a matter of emphasis. Nothing in Averroes’s analysis clashes with Avicenna’s analysis that what sets “primarily body” states apart is that they are most directly explained by material changes.</text:span></text:p>
      <text:p text:style-name="P116"/>
      <text:h text:style-name="Heading_20_1" text:outline-level="1">5.2 The distinction between emotions and their temperamental effects</text:h>
      <text:p text:style-name="P116"/>
      <text:p text:style-name="P116">With Avicenna’s distinction between states that are “primarily of the soul” and “primarily of the body” in hand, we can return to his remarks about emotions and their effects. If we keep in mind that this text comes just after the texts we have been unpacking regarding the three categories of psychological states, it is clear that he is appealing to those distinctions:</text:p>
      <text:p text:style-name="P117"/>
      <text:p text:style-name="Block"><text:span text:style-name="T82">And [as for] fear and anger and depression, the passion [</text:span><text:span text:style-name="T90">infi</text:span><text:span text:style-name="T82">ʿ</text:span><text:span text:style-name="T90">āl</text:span><text:span text:style-name="T82">] whereby they occur happens primarily on account of the soul. Anger or depression, insofar as they are anger or depression, are </text:span><text:span text:style-name="T90">not passions among those passions afflicting the body</text:span><text:span text:style-name="T82">, even though they are followed by passions which afflict the body, like the rising or abating of heat, and suchlike. </text:span><text:span text:style-name="T90">For those things are not anger or depression itself [laysa nafs al-</text:span><text:span text:style-name="T96">ghaḍab</text:span><text:span text:style-name="T90"> wal-ghamm]</text:span><text:span text:style-name="T82">, but rather things that follow [</text:span><text:span text:style-name="T90">yatba</text:span><text:span text:style-name="T82">ʿ] anger or depression.</text:span><text:span text:style-name="Footnote_20_Symbol"><text:span text:style-name="T62"><text:note text:id="ftn337" text:note-class="footnote"><text:note-citation>336</text:note-citation><text:note-body><text:p text:style-name="Footer"><text:span text:style-name="T199"><text:s/></text:span><text:span text:style-name="T200">Avicenna, </text:span><text:span text:style-name="T213">Healing: Psychology</text:span><text:span text:style-name="T200"> (1959), 4.4, 198.</text:span></text:p></text:note-body></text:note></text:span></text:span></text:p>
      <text:p text:style-name="P117"/>
      <text:p text:style-name="P54"><text:span text:style-name="T34">When Avicenna says that emotions are not passions that “afflict the body,” contrasting this with passions that do, like “the rising or abating of heat,”</text:span><text:span text:style-name="Footnote_20_Symbol"><text:span text:style-name="T56"><text:note text:id="ftn338" text:note-class="footnote"><text:note-citation>337</text:note-citation><text:note-body><text:p text:style-name="Footer"><text:span text:style-name="T199"><text:s/></text:span><text:span text:style-name="T200">This phrasing recalls Aristotle’s suggestion at the beginning of De Anima that things like rising or abating of heat count as the “material causes” of emotions, with what Avicenna calls their “essence” constituting their “formal cause (403a30).” Avicenna might not necessarily disagree with Aristotle on this point, since as we have seen, the emotion itself is localized in the heart and the vital spirit that is in the heart, which could itself get hot in certain emotions. But Avicenna is here concerned with something beyond the “material cause” of emotions.</text:span></text:p></text:note-body></text:note></text:span></text:span><text:span text:style-name="T34"> we should understand this to reflect the division between states that are primarily of the soul, versus those that are primarily of the body. These are both psychological states that happen with the participation of the body—just of different kinds.</text:span></text:p>
      <text:p text:style-name="P121"><text:span text:style-name="T34">Given that this distinction between emotions, and states that follows emotions, comes directly after Avicenna has outlined the three types of psychological states, we can use those earlier distinctions to further understand what is going on in the above text. When an emotion occurs, it is some kind of inclination or impulse, realized in some sort of matter. As we have seen, emotions are localized in the heart, and the vital spirit that is in the heart. But in most cases, an emotion would </text:span><text:span text:style-name="T35">then</text:span><text:span text:style-name="T34"> have </text:span><text:span text:style-name="T44">effects</text:span><text:span text:style-name="T34"> throughout the rest of the body, due to the way that the vital spirit proceeds to course through the various organs and arteries, and how it effects the pulse (for more evidence of this, see the next section, 5.3). But what shape these effects take precisely would be due to the material conditions of the body. Emotional effects are far more variable than the essence of an emotion. Anger is anger, from one person to another. But the physical effects of anger in a particular person will be largely determined “on account of the states of the body insofar as it is a body.” Of course, given that humans have roughly the same physiology, certain emotions have characteristic effects: anger mostly makes us feel hot all over. But this physical </text:span><text:soft-page-break/><text:span text:style-name="T34">effect could be otherwise, and anger would nonetheless still be anger. Two people might both feel the same sort of shame, but one person might be far more prone to turning red. It is presumably for these reasons that Avicenna distinguishes between the physiology of occurent emotions (discussed in section 3 of this chapter), and the physiology of emotional effects (discussed in this section).</text:span></text:p>
      <text:p text:style-name="P121"><text:span text:style-name="T34">One might argue that Avicenna is not describing two different events in the above text, but two different aspects of the same event (i.e., the rising and abating of the heat is not an emotional effect, but is rather that which underlies an occurent emotion). Yet Avicenna makes a sharp distinction in this text between that which is, precisely speaking, the emotion (</text:span><text:span text:style-name="T43">nafs al-</text:span><text:span text:style-name="T48">ghaḍab</text:span><text:span text:style-name="T43"> wal-ghamm</text:span><text:span text:style-name="T34">), and that which follows (</text:span><text:span text:style-name="T43">yatba</text:span><text:span text:style-name="T34">ʿ) the very emotion. This language of characteristic effects “following” emotions is also found in the </text:span><text:span text:style-name="T43">Cardiac Drugs, </text:span><text:span text:style-name="T34">so we know that his usage here is intentional</text:span><text:span text:style-name="Footnote_20_Symbol"><text:span text:style-name="T56"><text:note text:id="ftn339" text:note-class="footnote"><text:note-citation>338</text:note-citation><text:note-body><text:p text:style-name="Footer"><text:span text:style-name="T199"><text:s/></text:span><text:span text:style-name="T200">Avicenna, </text:span><text:span text:style-name="T213">Cardiac Drugs</text:span><text:span text:style-name="T200"> (1984), 235-236. Sometimes this term is used to describe the way that emotions follow dispositions, sometimes to describe the way temperamental effects follow emotions.</text:span></text:p></text:note-body></text:note></text:span></text:span><text:span text:style-name="T34">. </text:span><text:bookmark-start text:name="Effects"/><text:span text:style-name="T34">For</text:span><text:bookmark-end text:name="Effects"/><text:span text:style-name="T34"> something to “follow” something else implies a close relationship, but also distinction. It would be possible to translate “follows” as “entails” in this case, as well. So Avicenna realizes that these characteristic effects are vital to how emotions fulfill their role in animals and humans. But we wouldn’t want the closeness of the two phenomena to obscure the fact that Avicenna thinks it important to draw attention to their distinction, presumably due to the variability of the effects, which are more dependent on the state of the body.</text:span></text:p>
      <text:p text:style-name="P116"/>
      <text:h text:style-name="Heading_20_1" text:outline-level="1"><text:bookmark-start text:name="Medical_Effects"/>5.3 Furthe<text:bookmark-end text:name="Medical_Effects"/>r examples of emotional effects</text:h>
      <text:p text:style-name="P116"/>
      <text:p text:style-name="P121"><text:span text:style-name="T34">The place where Avicenna most schematically spells out the “primarily body” effects which follow of emotions is in a later section of the </text:span><text:span text:style-name="T43">Canon</text:span><text:span text:style-name="T34">, titled “the pulse of psychological emotions [</text:span><text:span text:style-name="T43">nabḍ al-</text:span><text:span text:style-name="T34">ʿ</text:span><text:span text:style-name="T43">awāriḍ al-nafsāniyya</text:span><text:span text:style-name="T34">].”</text:span><text:span text:style-name="Footnote_20_Symbol"><text:span text:style-name="T56"><text:note text:id="ftn340" text:note-class="footnote"><text:note-citation>339</text:note-citation><text:note-body><text:p text:style-name="Footer"><text:span text:style-name="T199"><text:s/></text:span><text:span text:style-name="T200">Avicenna, </text:span><text:span text:style-name="T213">Canon</text:span><text:span text:style-name="T200"> (1982), II.3.1.1.1, 200.</text:span></text:p></text:note-body></text:note></text:span></text:span><text:span text:style-name="T34"> The pulse, Avicenna holds, is an act of the heart and the arteries that move and modify the vital spirit.</text:span><text:span text:style-name="Footnote_20_Symbol"><text:span text:style-name="T56"><text:note text:id="ftn341" text:note-class="footnote"><text:note-citation>340</text:note-citation><text:note-body><text:p text:style-name="Footer"><text:span text:style-name="T199"><text:s/></text:span><text:span text:style-name="T200">Avicenna, </text:span><text:span text:style-name="T213">Canon</text:span><text:span text:style-name="T200"> (1982), II.3.1.18, 215.</text:span></text:p></text:note-body></text:note></text:span></text:span><text:span text:style-name="T34"> Avicenna describes different pulse states caused by five key emotions, and the the analyses are not surprising: anger [</text:span><text:span text:style-name="T48">ghaḍab</text:span><text:span text:style-name="T34">] causes an increased pulse, and an agitated vital spirit throughout the body. Pleasure [</text:span><text:span text:style-name="T43">ladhdha</text:span><text:span text:style-name="T34">] and gladness [</text:span><text:span text:style-name="T43">surūr</text:span><text:span text:style-name="T34">] lead to a calm pulse, and a calm vital spirit. Depression [</text:span><text:span text:style-name="T48">ghaḍab</text:span><text:span text:style-name="T34">] slows things down too much, with a sluggish pulse. Fear [</text:span><text:span text:style-name="T43">khawf</text:span><text:span text:style-name="T34">] makes the pulse erratic. Since the pulse is felt throughout the whole body, the vital spirit is affected in these ways throughout the whole body, which in turn affects the functioning of various organs.</text:span></text:p>
      <text:p text:style-name="P121"><text:span text:style-name="T34">That is, it is important to note that the changes in the vital spirit are just the beginning of the “primarily bodily” effect that emotions have. When Avicenna talks about emotional effects, he more often talks about “temperamental changes,” as opposed to changes in the vital spirit, and this is because every part of the body has a temperament that can be changed by the character of the vital spirit that runs through it. For example, in the following text (which we already looked at in the context of human emotions)</text:span><text:span text:style-name="Footnote_20_Symbol"><text:span text:style-name="T56"><text:note text:id="ftn342" text:note-class="footnote"><text:note-citation>341</text:note-citation><text:note-body><text:p text:style-name="Footer"><text:span text:style-name="T199"><text:s/></text:span><text:span text:style-name="T200">See chapter 2, at fn. 44. $</text:span></text:p></text:note-body></text:note></text:span></text:span><text:span text:style-name="T34">, Avicenna discusses how emotional pain can eventually lead to a break-down of the temperaments in the vegetative faculties, using some of the same distinctions between “primarily of the body or soul” that we have just seen in 4.4:</text:span></text:p>
      <text:p text:style-name="P116"/>
      <text:p text:style-name="Block"><text:span text:style-name="T82">The emotion [</text:span><text:span text:style-name="T90">infi</text:span><text:span text:style-name="T82">ʿ</text:span><text:span text:style-name="T90">āl</text:span><text:span text:style-name="T82">] of joy [</text:span><text:span text:style-name="T90">surūr</text:span><text:span text:style-name="T82">] or pain [</text:span><text:span text:style-name="T90">gham</text:span><text:span text:style-name="T82">], […] is one of the psychological apprehensions, and does not occur to the body insofar as it is body. [Joy or pain] affects the growing, nutritive power such that there </text:span><text:soft-page-break/><text:span text:style-name="T82">occurs in it, on account of the occurrence that first occurs to the soul—let that be rational joy</text:span><text:span text:style-name="Footnote_20_Symbol"><text:span text:style-name="T82"><text:note text:id="ftn343" text:note-class="footnote"><text:note-citation>342</text:note-citation><text:note-body><text:p text:style-name="Footnote"><text:s/>For discussion of the significance of this passage in relation to human emotions, see chapter 2, section 4.</text:p></text:note-body></text:note></text:span></text:span><text:span text:style-name="T82"> [</text:span><text:span text:style-name="T90">al-faraḥ al-</text:span><text:span text:style-name="T96">nuṭqī</text:span><text:span text:style-name="T82">]—a strength and effectiveness in its act, and on account of the contrary occurrence—let that be intellectual pain [</text:span><text:span text:style-name="T90">al-ghamm al-</text:span><text:span text:style-name="T96">nuṭqī</text:span><text:span text:style-name="T82">], in which there is no physical pain—a weakness and an impotence that corrupts its effectiveness. And perhaps the temperamental disposition will be broken down through that [weakness and impotence].</text:span><text:span text:style-name="Footnote_20_Symbol"><text:span text:style-name="T62"><text:note text:id="ftn344" text:note-class="footnote"><text:note-citation>343</text:note-citation><text:note-body><text:p text:style-name="Footer"><text:span text:style-name="T199"><text:s/></text:span><text:span text:style-name="T71">Avicenna, </text:span><text:span text:style-name="T79">Healing: Psychology</text:span><text:span text:style-name="T71"> (1959), </text:span><text:span text:style-name="T71">1.3, 31-32. Emphasis mine.</text:span></text:p></text:note-body></text:note></text:span></text:span></text:p>
      <text:p text:style-name="P117"/>
      <text:p text:style-name="P69">The familiar experience Avicenna seems to be describing here is how negative emotions can effect digestion, and make us physically unwell in a variety of ways. Those temperamental changes are contrasted in this text with the emotional states, which “do not occur to the body insofar as it is body.” To supply another example (not Avicenna’s), when someone’s face turns red because they are embarrassed, this has to do with changes in the blood vessels in the skin. The vital spirit would only be a remote cause for such a change. Again, anxiety might cause someone to sweat, which is something beyond an initial change in the vital spirit. Such physical changes go beyond mere changes in the vital spirit, though there is no doubt a connection.</text:p>
      <text:p text:style-name="P121"><text:span text:style-name="T34">How exactly an emotion plays out, in terms of its “primarily bodily,” temperamental effects, depends on the physical state of the emoter, which is why Avicenna’s approach of distinguishing these effects from the essence of the emotion makes sense. Some emotions frequently lead to sexual arousal,</text:span><text:span text:style-name="Footnote_20_Symbol"><text:span text:style-name="T56"><text:note text:id="ftn345" text:note-class="footnote"><text:note-citation>344</text:note-citation><text:note-body><text:p text:style-name="Footer"><text:span text:style-name="T199"><text:s/></text:span><text:span text:style-name="T200">Avicenna, </text:span><text:span text:style-name="T213">Cardiac Drugs</text:span><text:span text:style-name="T200"> (1984), 229, emphasis mine.</text:span></text:p></text:note-body></text:note></text:span></text:span><text:span text:style-name="T34"> others increase or mitigate disease symptoms.</text:span><text:span text:style-name="Footnote_20_Symbol"><text:span text:style-name="T56"><text:note text:id="ftn346" text:note-class="footnote"><text:note-citation>345</text:note-citation><text:note-body><text:p text:style-name="Footer"><text:span text:style-name="T199"><text:s/></text:span><text:span text:style-name="T200">Avicenna, </text:span><text:span text:style-name="T213">Canon</text:span><text:span text:style-name="T200"> (1982), II.2.1.14, 160.</text:span></text:p></text:note-body></text:note></text:span></text:span><text:span text:style-name="T34"> But despite certain temperamental changes being commonly associated with each emotion, things could be otherwise from species to species, or for individuals within species, without changing the core of what it is to experience a given emotion. Were Avicenna to build particular physical effects into the essence of a given emotion, it would compromise our ability to provide any kind of unified definitions of emotion-types.</text:span></text:p>
      <text:p text:style-name="P116"/>
      <text:h text:style-name="Heading_20_1" text:outline-level="1"><text:bookmark-start text:name="Marginal"/><text:span text:style-name="T89">5.4 Emotio</text:span><text:bookmark-end text:name="Marginal"/><text:span text:style-name="T89">ns and the necessity of some sort of physical effect</text:span></text:h>
      <text:p text:style-name="P116"/>
      <text:p text:style-name="P121"><text:span text:style-name="T34">Although emotions are essentially something distinct from their particular physical effects, it is essential that emotions have </text:span><text:span text:style-name="T43">some</text:span><text:span text:style-name="T34"> physical effect. This is a point Avicenna makes in separate text, his </text:span><text:span text:style-name="T43">Marginal Glosses on Aristotle’s </text:span><text:span text:style-name="T34">De Anima, but it helps balance out the conclusions of the preceding sections. The relevant discussion occurs in Avicenna’s commentary on Aristotle’s </text:span><text:span text:style-name="T43">De Anima</text:span><text:span text:style-name="T34"> 1.1, where Aristotle mentions “common affections” that involve both body and soul. In this text, Aristotle cites the following as examples of common affections: sensation, emotions like courage, pity and joy, and the concupiscible appetite and irascible appetites more generically. As seen in section 5.1 of this chapter, Avicenna understands there to be a variety of ways that states can be said to “involve both body and soul.” Aristotle’s discussion of common affections provides Avicenna fertile grounds to make some similar distinctions, this time under Aristotle’s heading of states that “only exist with the body.” What emerges from Avicenna’s analysis of Aristotle is that he thinks emotions (and the internal senses as well) are states that, while “primarily of the soul,” </text:span><text:span text:style-name="T43">necessarily</text:span><text:span text:style-name="T34"> have effects in the body. Up to this point we have been emphasizing the distinction between emotions and their effects, but </text:span><text:span text:style-name="T43">Marginal Glosses</text:span><text:span text:style-name="T34"> shows that we should not take from this distinction that we could have emotions without any physical effect whatsoever.</text:span></text:p>
      <text:p text:style-name="P116">In order to understand what Aristotle means when he says that emotions and appetites <text:soft-page-break/>cannot exist without the body, Avicenna distinguishes three senses in which something can be said to “not exist without a body.” Avicenna summaries the three senses upfront as follows:</text:p>
      <text:p text:style-name="P117"/>
      <text:p text:style-name="Block"><text:span text:style-name="T82">I know that “the thing which does not exist except with the body” is understood in three senses: [1] One of them is that that thing is a bodily form; [2] the second is that its cause is a state of the body; [3] the third is that there is together with it a bodily passion, necessarily.</text:span><text:span text:style-name="Footnote_20_Symbol"><text:span text:style-name="T62"><text:note text:id="ftn347" text:note-class="footnote"><text:note-citation>346</text:note-citation><text:note-body><text:p text:style-name="Footer"><text:span text:style-name="T199"><text:s/></text:span><text:span text:style-name="T200">Avicenna, </text:span><text:span text:style-name="T213">Marginal Glosses</text:span><text:span text:style-name="T200"> (1947), 77.16-18.</text:span></text:p></text:note-body></text:note></text:span></text:span></text:p>
      <text:p text:style-name="P117"/>
      <text:p text:style-name="P54"><text:span text:style-name="T34">This list is different from the schema of psychological states we saw earlier from </text:span><text:span text:style-name="T43">Psychology</text:span><text:span text:style-name="T34"> 4.4, because these are not all necessary states of an ensouled organism: Avicenna is just describing different states that could be referred to as requiring a body, in some way or another. The first and most straightforward sense refers to corporeal forms, Avicenna’s example being the smoothness of some body.</text:span><text:span text:style-name="Footnote_20_Symbol"><text:span text:style-name="T56"><text:note text:id="ftn348" text:note-class="footnote"><text:note-citation>347</text:note-citation><text:note-body><text:p text:style-name="Footer"><text:span text:style-name="T199"><text:s/></text:span><text:span text:style-name="T200">Avicenna, </text:span><text:span text:style-name="T213">Marginal Glosses</text:span><text:span text:style-name="T200"> (1947), 77.20.</text:span></text:p></text:note-body></text:note></text:span></text:span><text:span text:style-name="T34"> By definition, smoothness is an accidental form which cannot be predicated of anything that is not material. The second and third states that cannot exist without a body are both states—as Avicenna later makes clear—that exist because of the </text:span><text:span text:style-name="T43">participation</text:span><text:span text:style-name="T34"> between body and soul, rather than just being straightforwardly corporeal forms.</text:span><text:span text:style-name="Footnote_20_Symbol"><text:span text:style-name="T56"><text:note text:id="ftn349" text:note-class="footnote"><text:note-citation>348</text:note-citation><text:note-body><text:p text:style-name="Footer"><text:span text:style-name="T199"><text:s/></text:span><text:span text:style-name="T200">Avicenna, </text:span><text:span text:style-name="T213">Marginal Glosses</text:span><text:span text:style-name="T200"> (1947), 77.21, 25.</text:span></text:p></text:note-body></text:note></text:span></text:span><text:span text:style-name="T34"> Before discussing them further, we can outline them as follows:</text:span></text:p>
      <text:p text:style-name="P116"/>
      <text:list xml:id="list243166449" text:continue-numbering="true" text:style-name="WW8Num3">
        <text:list-item>
          <text:p text:style-name="P153">States that “do not exist except with a body”:</text:p>
          <text:list>
            <text:list-item>
              <text:p text:style-name="P155"><text:span text:style-name="T34">States that are </text:span><text:span text:style-name="T43">not</text:span><text:span text:style-name="T34"> due to the the participation between body and soul:</text:span></text:p>
              <text:list>
                <text:list-item>
                  <text:p text:style-name="P154">1) Corporeal forms (e.g., smoothness)</text:p>
                </text:list-item>
              </text:list>
            </text:list-item>
            <text:list-item>
              <text:p text:style-name="P155"><text:span text:style-name="T34">States that </text:span><text:span text:style-name="T43">are</text:span><text:span text:style-name="T34"> due to the the participation between body and soul:</text:span></text:p>
              <text:list>
                <text:list-item>
                  <text:p text:style-name="P156"><text:span text:style-name="T34">2) State of the soul </text:span><text:span text:style-name="T43">caused by</text:span><text:span text:style-name="T34"> a body</text:span></text:p>
                </text:list-item>
                <text:list-item>
                  <text:p text:style-name="P156"><text:span text:style-name="T34">3) State of the soul that necessarily </text:span><text:span text:style-name="T43">causes something in</text:span><text:span text:style-name="T34"> a body</text:span></text:p>
                </text:list-item>
              </text:list>
            </text:list-item>
          </text:list>
        </text:list-item>
      </text:list>
      <text:p text:style-name="P116"/>
      <text:p text:style-name="P54"><text:span text:style-name="T34">Turning to (2), this sort of state involves the body and soul, but in such a way that the body is the cause.</text:span><text:span text:style-name="Footnote_20_Symbol"><text:span text:style-name="T56"><text:note text:id="ftn350" text:note-class="footnote"><text:note-citation>349</text:note-citation><text:note-body><text:p text:style-name="Footer"><text:span text:style-name="T199"><text:s/></text:span><text:span text:style-name="T200">Avicenna, </text:span><text:span text:style-name="T213">Marginal Glosses</text:span><text:span text:style-name="T200"> (1947), 77.21.</text:span></text:p></text:note-body></text:note></text:span></text:span><text:span text:style-name="T34"> Avicenna’s immediate example of this sort of state is a hypothetical scenario, reached by reversing the normal situation between celestial intellects and spheres. To start with the normal scenario, Avicenna first recalls celestial intellects’ ability to influence the spheres that they are associated with. Intellects influence those spheres, but they do not inhere in the spheres as forms in matter. Having reminded us of this, Avicenna then constructs a hypothetical situation where the causality is reversed, such that we get an illustration of this second category of “only existing with a body”: if the celestial spheres were able to influence their associated intellects to be in some state, that state would only exist </text:span><text:span text:style-name="T43">because</text:span><text:span text:style-name="T34"> of a body (the sphere), even though the intellect (a non-body) would not be “joined” to the body which is doing the causing. As mentioned, Avicenna presents this as a hypothetical scenario, since celestial spheres do not in fact causally influence their intellects. But in his discussion of (3), we see that there are also more mundane examples of the way that body can influence soul.</text:span></text:p>
      <text:p text:style-name="P121"><text:span text:style-name="T34">Avicenna distinguishes states of type (3) as those which “do not exist except with a body” in the sense of entailing that something is necessarily caused </text:span><text:span text:style-name="T43">in</text:span><text:span text:style-name="T34"> a body, by a soul, as opposed to entailing (as in the second type) that something is caused </text:span><text:span text:style-name="T43">by</text:span><text:span text:style-name="T34"> a body, in a soul. Avicenna chooses to explain this third type by using appetites/emotions as an example, although he later makes clear that the rest of the acts of the animal faculties fall under this heading as well. And it is </text:span><text:soft-page-break/><text:span text:style-name="T34">immediately apparent that appetites are actually examples of both the second </text:span><text:span text:style-name="T43">and</text:span><text:span text:style-name="T34"> third way in which something “only exists with a body,” because the second way is pointed out in the explanation of appetites even before the third. In other words, in his illustration of the third distinction Avicenna actually incorporates both (2) and (3), as follows:</text:span></text:p>
      <text:p text:style-name="P116"/>
      <text:p text:style-name="Block"><text:span text:style-name="T82">[77.25] And likewise the cooperation [of the body and soul is sometimes] such that, given a passion in one of them, there follows from that fact [78.1] a passion in the other. He [Aristotle] brings up and example of this: concupiscible and irascible appetite. It cannot be shown that [lit: it does not suffice for proving that] concupiscible and irascible appetite are purely corporeal simply on the basis of the fact that the body, according to its states, is affected in an angry or desiderative way [by concupiscible and irascible appetite]. For [Type (2)] it is not unthinkable [i.e., it is reasonable to think] that when the body enters into [such] a state, there occurs to the soul, [which is] essentially separate from the body [but] connected to the body through a certain relation whose occurrence in it the soul is prepared for—a passion particular to the soul due to bodily causes.</text:span><text:span text:style-name="Footnote_20_Symbol"><text:span text:style-name="T62"><text:note text:id="ftn351" text:note-class="footnote"><text:note-citation>350</text:note-citation><text:note-body><text:p text:style-name="Footer"><text:span text:style-name="T199"><text:s/></text:span><text:span text:style-name="T200">The Arabic of the parenthetical in this sentence is difficult, but the rest seems clear.</text:span></text:p></text:note-body></text:note></text:span></text:span><text:span text:style-name="T82"> [And it is reasonable to think that] [Type (3)] when the soul enters a state which is particular to it, there follows from that [78.5] a state in the body in terms of the boiling of the blood or the spreading of the organ. And we know that the soul is not joined to the very blood dispersed in the body, [but nevertheless] there could happen to [the blood] passions following passions of the soul or [following passions] of the organ [i.e., the heart] by which there is the first connection to the soul.</text:span><text:span text:style-name="Footnote_20_Symbol"><text:span text:style-name="T62"><text:note text:id="ftn352" text:note-class="footnote"><text:note-citation>351</text:note-citation><text:note-body><text:p text:style-name="Footer"><text:span text:style-name="T199"><text:s/></text:span><text:span text:style-name="T200">Avicenna,</text:span><text:span text:style-name="T213"> Marginal Glosses</text:span><text:span text:style-name="T200"> (1947), 77.25-78.7.</text:span></text:p></text:note-body></text:note></text:span></text:span></text:p>
      <text:p text:style-name="P117"/>
      <text:p text:style-name="P54"><text:span text:style-name="T34">At the beginning of this text, Avicenna is cautioning against the idea that just because emotions are partially caused by bodily states, this “does not suffice to prove” that they are merely physical. The view Avicenna seems to be cautioning against here is the Galenic idea the animal and vegetative soul’s capacities just are equivalent to the mixture of the body, and that their activities are just constituted by changes in the body. This confirmed when Avicenna later mentions Galen in the same section, referencing the work wherein Galen affirms such a view, i.e., </text:span><text:span text:style-name="T43">The Capacities of the Soul Depend on the Mixture of the Body.</text:span><text:span text:style-name="Footnote_20_Symbol"><text:span text:style-name="T59"><text:note text:id="ftn353" text:note-class="footnote"><text:note-citation>352</text:note-citation><text:note-body><text:p text:style-name="Footer"><text:span text:style-name="T199"><text:s/></text:span><text:span text:style-name="T200">Avicenna, </text:span><text:span text:style-name="T213">Marginal Glosses</text:span><text:span text:style-name="T200"> (1947), 78.19. Galen’s work, </text:span><text:span text:style-name="T213">The Capacities of the Soul Depend on the Mixture of the Body</text:span><text:span text:style-name="T200">, was translated into Arabic and available. See Gutas (2010) 807. Such a view is affirmed in the text at Galen, </text:span><text:span text:style-name="T213">Capacities</text:span><text:span text:style-name="T200"> (2013), 386.</text:span></text:p></text:note-body></text:note></text:span></text:span></text:p>
      <text:p text:style-name="P121"><text:span text:style-name="T34">It is perfectly plausible, according to Avicenna, that acts of the animal and vegetative soul are indeed acts primarily of the soul, despite having with various relations to the body. Referring back to type (2) states, Avicenna reaffirms that emotions could have causes that can be construed as bodily, despite the emotion itself being something primarily psychological. Presumably the non-psychological bodily causes in mind here are dispositional physical causes, as seen in section 4 of this chapter. More to the point, Avicenna adds that, once caused, emotions themselves necessarily cause something in the body, despite being something of the soul (i.e., something “primarily psychological,” in the language of </text:span><text:span text:style-name="T43">Psychology</text:span><text:span text:style-name="T34"> 4.4). The effects described at the end of text above text are more explicitly of the temperaments, exemplified in involuntary rising blood pressure and sexual arousal. So this is what it means to “not exist except with a body” according to sense (3): to be something primarily psychological, which nonetheless necessarily has an effect in the body.</text:span></text:p>
      <text:p text:style-name="P121"><text:span text:style-name="T34">To put this in other words: emotions are the sort of phenomena they are because of the faculties of the soul (they are inclinations, caused by cognitions). But, of course, those faculties are embodied, and thus emotions can have bodily dispositional causes and effects. Those dispositional causes and effects get their character primarily from the non-psychological aspects of the body (its temperaments, its humours, its aches and pains). Of course, none of these states </text:span><text:soft-page-break/><text:span text:style-name="T34">are </text:span><text:span text:style-name="T44">only</text:span><text:span text:style-name="T34"> psychological or </text:span><text:span text:style-name="T44">only</text:span><text:span text:style-name="T34"> bodily: we are talking about necessarily embodied psychological faculties, and bodily states that only occur in living, ensouled bodies. But there is a difference in the degree to which different acts of a living organism depend on one side of the spectrum or the o</text:span><text:span text:style-name="T37">ther, and this is what Avicenna is trying to get across in the above texts.</text:span></text:p>
      <text:p text:style-name="P121"><text:span text:style-name="T37">Continuing from shortly whereafter the above text from </text:span><text:span text:style-name="T46">Marginal Glosses</text:span><text:span text:style-name="T37"> leaves off, we have additional evidence that the “first principle”of emotions is the soul:</text:span></text:p>
      <text:p text:style-name="P118"/>
      <text:p text:style-name="Block"><text:span text:style-name="T86">And evidence that anger and desire have some sort of separate account [</text:span><text:span text:style-name="T93">lahumā infirādu ḥukmin bi-wajhin</text:span><text:span text:style-name="T86">], is that the intellect prevents [</text:span><text:span text:style-name="T93">yamna</text:span><text:span text:style-name="T86">ʿ] anger and desire, but it is not able to prevent sensible pain or pleasure. So it is understood that the first principle of the</text:span><text:span text:style-name="T82">se [anger and desire] is the soul. […] For it is reasonable to think that anger and desire are something in the soul from which something bodily follows, without their being understood [merely] as an intention in the body or subsisting in it.</text:span><text:span text:style-name="Footnote_20_Symbol"><text:span text:style-name="T62"><text:note text:id="ftn354" text:note-class="footnote"><text:note-citation>353</text:note-citation><text:note-body><text:p text:style-name="Footer"><text:span text:style-name="T199"><text:s/></text:span><text:span text:style-name="T200">Avicenna, </text:span><text:span text:style-name="T213">Marginal Glosses</text:span><text:span text:style-name="T200"> (1947), 78.14-18.</text:span></text:p></text:note-body></text:note></text:span></text:span></text:p>
      <text:p text:style-name="P116"/>
      <text:p text:style-name="P54"><text:span text:style-name="T34">The idea here seems to be that emotions, unlike sensible pleasure and pain, are able to be guided by reason.</text:span><text:span text:style-name="Footnote_20_Symbol"><text:span text:style-name="T34"><text:note text:id="ftn355" text:note-class="footnote"><text:note-citation>354</text:note-citation><text:note-body><text:p text:style-name="Footnote"><text:s/>To use contemporary terminology, we would say that emotions are “cognitively penetrable.” Though since cognition is not the same thing as reason for Avicenna, this terminology would not be the best fit for Avicenna. The general idea, however, is the same. <text:span text:style-name="T200">For a discussion of this concept in Aquinas’s theory of emotions, see King (2012), 216.</text:span></text:p></text:note-body></text:note></text:span></text:span><text:span text:style-name="T34"> In other words, we are able to change things about occurrent emotions with our thoughts in ways that we cannot change sensible pleasure and pain. When you stub your toe, you cannot will or think the pain away. But when you experience emotional sadness, you can probe the beliefs underlying that emotion, and possibly make it go away.</text:span></text:p>
      <text:p text:style-name="P121"><text:span text:style-name="T34">So, we have seen in this section that Avicenna thinks acts of the animal and vegetative soul—using emotions as the most obvious example—are acts of the soul, despite the fact that they are “necessarily” followed by some sort of bodily passion. It is the word “necessarily” from the first text cited above that provides much of the payoff for the sake of our discussion.</text:span><text:span text:style-name="Footnote_20_Symbol"><text:span text:style-name="T56"><text:note text:id="ftn356" text:note-class="footnote"><text:note-citation>355</text:note-citation><text:note-body><text:p text:style-name="Footer"><text:span text:style-name="T199"><text:s/></text:span><text:span text:style-name="T200">See above at footnote 82. $</text:span></text:p></text:note-body></text:note></text:span></text:span><text:span text:style-name="T34"> In previous sections we saw Avicenna take pains to distinguish emotions (“primarily of the soul”) from their temperamental effects (“primarily of the body”). What we see here adds to that picture by showing that emotions are part of a class of acts where the effects that are “primarily of the body” are to some extent necessary. Insofar as emotions are acts of the animal soul, they must be followed by changes in the body. We saw in the prior section that the precise physical changes that follow are variable, but now we see that—despite this variability—there must be </text:span><text:span text:style-name="T43">some</text:span><text:span text:style-name="T34"> physical change, or we are no longer talking about the same sort of state.</text:span><text:span text:style-name="Footnote_20_Symbol"><text:span text:style-name="T56"><text:note text:id="ftn357" text:note-class="footnote"><text:note-citation>356</text:note-citation><text:note-body><text:p text:style-name="Footer"><text:span text:style-name="T199"><text:s/></text:span><text:span text:style-name="T200">Though Avicenna does not draw this point explicitly, an implication of the fact that emotions necessarily cause things in a body is that states analogous to particular emotions, but in subjects without a body, are not properly called emotions. Or at the very least, we would need to be aware of the significant difference between emotions that are necessarily followed by a bodily passion, and “emotions” that are not, if we wanted to stretch the terminology that far. Delight of the animal soul and intellectual joy, experienced in this life, with a body, are clearly emotions. But intellectual joy experienced once the rational soul is separated from the body, or the joy experienced by the Necessary Existent, while they could still be called a type of joy, would only be an emotion in a much looser sense. One of the things that seems essential to an emotion (and all other acts of the animal soul, for that matter), is that it has </text:span><text:span text:style-name="T212">some</text:span><text:span text:style-name="T200"> effect on the body. This is presumably why Avicenna, whenever discussing outlier “emotion” states, never uses the standard generic terminology that we see around his discussions of emotions, such as </text:span><text:span text:style-name="T212">infi</text:span><text:span text:style-name="T200">ʿ</text:span><text:span text:style-name="T212">ālāt</text:span><text:span text:style-name="T200">. See the introduction of the thesis for an overview of such terminology.</text:span></text:p></text:note-body></text:note></text:span></text:span></text:p>
      <text:p text:style-name="P116"/>
      <text:h text:style-name="Heading_20_1" text:outline-level="1">5.5 Further effects: action-readiness and cognitive influence</text:h>
      <text:p text:style-name="P116"/>
      <text:p text:style-name="P121"><text:soft-page-break/><text:span text:style-name="T34">Though Avicenna does not draw the connections explicitly, there seems to be some explanatory payoff to his emphasis on emotions’ temperamental effects. The first and most obvious is that it helps make sense of how how emotions play the role they do in animals and humans, in terms of putting us into states of inclination (or, in contemporary terminology, states of “action-readiness”). As we saw in chapter three, emotions are the stage of the motive faculty prior to a practical judgment, which practical judgment leads to concrete action. Emotions merely </text:span><text:span text:style-name="T43">incline</text:span><text:span text:style-name="T34"> towards some object or goal. That inclination, we have seen here, is essentially born out in terms of a state that is “primarily of the soul.” But as a matter of fact, emotions in animals and humans have temperamental effects throughout the body that put the organism, as a whole, into a state of inclination. Though Avicenna is writing far before the distinction between the sympathetic and parasympathetic nervous systems, his descriptions of what emotions do parallel their functions: the sympathetic system pumps blood rapidly to divert resources to muscles and action-oriented organs (as in anger), while once a goal is achieved, the parasympathetic system restores balance (as in joy).</text:span><text:span text:style-name="Footnote_20_Symbol"><text:span text:style-name="T56"><text:note text:id="ftn358" text:note-class="footnote"><text:note-citation>357</text:note-citation><text:note-body><text:p text:style-name="Footer"><text:span text:style-name="T199"><text:s/></text:span><text:span text:style-name="T200">See discussion in Johnston and Olson (2015), chapter 1.</text:span></text:p></text:note-body></text:note></text:span></text:span><text:span text:style-name="Footnote_20_Symbol"><text:span text:style-name="T56"> </text:span></text:span><text:span text:style-name="T34">Neither of these states actually cause us to take any action, rather, they incline us towards different sorts of actions.</text:span></text:p>
      <text:p text:style-name="P121"><text:span text:style-name="T34">A second payoff, albeit more tenuous, concerns the effect of emotions on cognition. The effect of emotions on cognitions is stated most bluntly in Avicenna’s definition of emotion at the start of his </text:span><text:span text:style-name="T43">Healing: Rhetoric:</text:span></text:p>
      <text:p text:style-name="P116"/>
      <text:p text:style-name="Block"><text:span text:style-name="T82">The emotions [</text:span><text:span text:style-name="T90">al-infi</text:span><text:span text:style-name="T82">ʿ</text:span><text:span text:style-name="T90">ālāt</text:span><text:span text:style-name="T82">] […] are states [</text:span><text:span text:style-name="T90">aḥwāl</text:span><text:span text:style-name="T82">] through which one’s judgment differs [</text:span><text:span text:style-name="T90">yakhtalif</text:span><text:span text:style-name="T82">], through a difference [brought about by] the transformation [</text:span><text:span text:style-name="T90">takayyuf</text:span><text:span text:style-name="T82">] of the judger [when they are in that emotional state].”</text:span><text:span text:style-name="Footnote_20_Symbol"><text:span text:style-name="T62"><text:note text:id="ftn359" text:note-class="footnote"><text:note-citation>358</text:note-citation><text:note-body><text:p text:style-name="Footer"><text:span text:style-name="T199"><text:s/></text:span><text:span text:style-name="T200">Avicenna, </text:span><text:span text:style-name="T213">Healing: Rhetoric</text:span><text:span text:style-name="T200"> (1954), 130. This of course parallels Aristotle’s own definition of emotions in the Arabic version of his Rhetoric: “The passions [</text:span><text:span text:style-name="T212">al-</text:span><text:span text:style-name="T200">ʾ</text:span><text:span text:style-name="T212"> ālām</text:span><text:span text:style-name="T226">] are those things which, when the one judging is changed [</text:span><text:span text:style-name="T228">yataghayyar</text:span><text:span text:style-name="T226">] by them, their judgments differ [</text:span><text:span text:style-name="T228">yakhtalif</text:span><text:span text:style-name="T226">], and pleasure [</text:span><text:span text:style-name="T228">al-ladhdha</text:span><text:span text:style-name="T226">] and pain [</text:span><text:span text:style-name="T228">al-adhā</text:span><text:span text:style-name="T226">] are necessarily involved in their occurrence [</text:span><text:span text:style-name="T228">yalzamuhā</text:span><text:span text:style-name="T226">].”</text:span><text:span text:style-name="T225"> </text:span><text:span text:style-name="T226">See: Aristotle, </text:span><text:span text:style-name="T229">Ars rhetorica </text:span><text:span text:style-name="T226">(1982), 83.</text:span></text:p></text:note-body></text:note></text:span></text:span></text:p>
      <text:p text:style-name="P117"/>
      <text:p text:style-name="P69">This definition occurs at the beginning of a discussion designed to help the rhetorician bring about emotions in the judge and jury, emotions that are suited to garnering sympathy for their defendant, or stoking animosity towards the accused. That this change in judgment is the result of undergoing an emotion helps explain why Avicenna earlier in the same section describes the rhetorician’s task as a kind of “subtle manipulation”: to get someone convicted of a crime merely because the jury is angry with them leaves plenty of room for error, since anger can be stirred up by causes that have nothing to do with their guilt, and then misplaced on the accused. If you become envious towards someone, you might be more likely to inflict the harm of a harsh sentence on them, however unjustified that might be.</text:p>
      <text:p text:style-name="P121"><text:span text:style-name="T34">However, the mechanism by which emotions “transform” the emoter is not discussed in detail. We know that the “transformation” is not simply a reference to the evaluative perception that triggered the emotion, since that evaluation is prior to the emotion, and we are here talking about an effect of the emotion itself. As the text quote above states, the change in judgment being discussed is brought about by an emotion, so change in judgment would necessarily be distinct from the judgment that preceded and caused the emotion. What seems more likely is that the general physiological changes which emotions cause, which can affect the body as a whole, cause our judgments to change. For example, cognitive function is affected by the temperament of the brain, and since the body is a connected system, emotions can affect that temperament.</text:span><text:span text:style-name="Footnote_20_Symbol"><text:span text:style-name="T56"><text:note text:id="ftn360" text:note-class="footnote"><text:note-citation>359</text:note-citation><text:note-body><text:p text:style-name="Footer"><text:span text:style-name="T199"><text:s/></text:span><text:span text:style-name="T200">Aquinas later says that this is how emotions affect changes in cognition. Discussed at Pickavé (2008), 193.</text:span></text:p></text:note-body></text:note></text:span></text:span><text:span text:style-name="Footnote_20_Symbol"><text:span text:style-name="T56"> </text:span></text:span><text:soft-page-break/><text:span text:style-name="T34">As an example of how this might work, recall that emotions don’t always have the same targets as the causes which trigger them: you might be mad about your performance at work one day (an emotion caused by some prior judgment about work), and then take this out on your spouse, who had nothing to do with work. This negative judgment about your spouse would be distinct from the judgment about work that caused the emotion, and it would have been brought about by the physiological state into which the emotion put the emoter. </text:span><text:bookmark-start text:name="ActionReadiness_and_Cognitive_"/><text:span text:style-name="T34">As</text:span><text:bookmark-end text:name="ActionReadiness_and_Cognitive_"/><text:span text:style-name="T34"> mentioned, Avicenna does not make this point explicitly, but he seems to have the resources to do so. Of course, emotions do not always affect cognition, nor do they do so in predictable ways. which is perhaps another reason why Avicenna keeps these whole-body temperamental changes distinct from the essence of an emotion.</text:span></text:p>
      <text:p text:style-name="P116"/>
      <text:h text:style-name="Heading_20_1" text:outline-level="1">6. Conclusion</text:h>
      <text:p text:style-name="P116"/>
      <text:p text:style-name="P121"><text:span text:style-name="T34">Avicenna’s discussions of the physiological side of affective psychology show a striking level of detail—as he himself reminded us in the text from the end of </text:span><text:span text:style-name="T43">Psychology</text:span><text:span text:style-name="T34"> 4.4—and they help him explain a variety of philosophical issues related to emotions. By separating out temperamental dispositions and effects from that which underlies an occurrent emotion, he isolates the core of an emotion itself. His discussions ground preliminary aspects of moral formation, and help fill out the picture of how emotions prepare us for action. Moreover, physiology helps explain why emotions occur in the face of the same object at some times, while at other times they do not, and why their strength varies when the objects stays the same.</text:span></text:p>
      <text:p text:style-name="P121"><text:span text:style-name="T34">To conclude, we should pause to reflect on the significance of Avicenna’s assertions in his medical writings that there is a strong link between emotions and the vital spirit. For example, in in texts cited in sections 2 and 3 of this chapter, emotions are “linked” to the vital spirit,</text:span><text:span text:style-name="Footnote_20_Symbol"><text:span text:style-name="T56"><text:note text:id="ftn361" text:note-class="footnote"><text:note-citation>360</text:note-citation><text:note-body><text:p text:style-name="Footer"><text:span text:style-name="T199"><text:s/></text:span><text:span text:style-name="T200">See footnote 10 above. $</text:span></text:p></text:note-body></text:note></text:span></text:span><text:span text:style-name="T34"> in they are “passions” of the vital spirit,</text:span><text:span text:style-name="Footnote_20_Symbol"><text:span text:style-name="T56"><text:note text:id="ftn362" text:note-class="footnote"><text:note-citation>361</text:note-citation><text:note-body><text:p text:style-name="Footer"><text:span text:style-name="T199"><text:s/></text:span><text:span text:style-name="T200">See footnote 8 above. $</text:span></text:p></text:note-body></text:note></text:span></text:span><text:span text:style-name="T34"> and they are “particularly associated” with the “vital spirit that is in the heart.”</text:span><text:span text:style-name="Footnote_20_Symbol"><text:span text:style-name="T56"><text:note text:id="ftn363" text:note-class="footnote"><text:note-citation>362</text:note-citation><text:note-body><text:p text:style-name="Footer"><text:span text:style-name="T199"><text:s/></text:span><text:span text:style-name="T200">See footnote 9 above. $</text:span></text:p></text:note-body></text:note></text:span></text:span><text:span text:style-name="T34"> </text:span><text:bookmark-start text:name="Conclusion1"/><text:span text:style-name="T34">At</text:span><text:bookmark-end text:name="Conclusion1"/><text:span text:style-name="T34"> first glance these descriptors might have be taken to mean that the vital spirit is in some way an organ solely dedicated to emotional functions. Yet, as we have seen, most of what Avicenna has to say about the vital spirit and its relation to emotions could be said of other psychological faculties, and indeed </text:span><text:span text:style-name="T43">is</text:span><text:span text:style-name="T34"> said of other faculties, though not in as much detail. Emotions are localized in the heart, and the vital spirit </text:span><text:span text:style-name="T43">in the heart</text:span><text:span text:style-name="T34">. But insofar as the vital spirit throughout the rest of the body facilitates the functioning and communication of various faculties, all the soul’s faculties will all have dispositions and effects in the vital spirit, to some degree or other.</text:span></text:p>
      <text:p text:style-name="P120">Finally, what Avicenna in fact says about the dispositions for emotions and effects of emotions in the vital spirit is significant, but it is not the whole story for either emotional dispositions or effects. We are disposed to emotions for cognitive reasons as well as physiological reasons, and while the vital spirit might be the most immediate effects of an emotion, characteristic effects of emotions involve other aspects of the body as well, as discussed in section 5.3 above. Thus, Avicenna manages to unpack the physiological of emotions to the high level of detail that he does, all while keepings these details in their proper place in an overall theory of motivation and action.</text:p>
      <text:h text:style-name="P144" text:outline-level="1"><text:span text:style-name="T4">Emotions in Avicenna's </text:span><text:span text:style-name="T7">Rhetoric</text:span></text:h>
      <text:p text:style-name="P55"/>
      <text:p text:style-name="P54"><text:span text:style-name="T97">Avicenna's </text:span><text:span text:style-name="T103">Healing: Poetics</text:span><text:span text:style-name="T97"> and </text:span><text:span text:style-name="T103">Rhetoric</text:span><text:span text:style-name="T97"> follows Aristotle's project of trying to articulate the goals of poetic and rhetorical modes of speech, and how to achieve those goals. As has been shown by Debor</text:span><text:span text:style-name="T100">ah </text:span><text:span text:style-name="T97">Black, the Classical Arabic philosophers were presented with translations of the </text:span><text:span text:style-name="T103">Poetics</text:span><text:span text:style-name="T97"> and </text:span><text:span text:style-name="T103">Rhetoric</text:span><text:span text:style-name="T98"> grouped with the other texts of </text:span><text:span text:style-name="T97">the Aristotelian logical corpus (the </text:span><text:span text:style-name="T103">Organon</text:span><text:span text:style-name="T97">). Thus, a large of their work on these topics sought to make sense of how poetical and rhetorical speech related to the broader goals of logic.</text:span><text:span text:style-name="Footnote_20_Symbol"><text:span text:style-name="T97"><text:note text:id="ftn364" text:note-class="footnote"><text:note-citation>363</text:note-citation><text:note-body><text:p text:style-name="Standard"><text:span text:style-name="Footnote_20_Symbol"><text:span text:style-name="T153"/></text:span></text:p><text:p text:style-name="P17"/><text:p text:style-name="P17"/><text:p text:style-name="P17"/><text:p text:style-name="P17"/><text:p text:style-name="P17"/><text:p text:style-name="P17"/><text:p text:style-name="P17"/><text:p text:style-name="P17"/><text:p text:style-name="P17"/><text:p text:style-name="P17"/><text:p text:style-name="P15"><text:tab/> Black (1990) 34.</text:p></text:note-body></text:note></text:span></text:span></text:p>
      <text:p text:style-name="P54"><text:span text:style-name="T97">Avicenna's way of making sense of how the poetic and rhetorical arts fit in with the standard branches of logic depending primarily on holding that all branches of logic sought something under the genus of acquiescence [</text:span><text:span text:style-name="T103">idhʿān</text:span><text:span text:style-name="T97">]. Standard logical modes, like deduction, lead to a type of acquiescence called assent [</text:span><text:span text:style-name="T103">tadṣīq</text:span><text:span text:style-name="T97">]. </text:span><text:span text:style-name="T103">Poetics</text:span><text:span text:style-name="T97">, on the other hand, leads to a kind of acquiescence better called “imaginative” acquiescence.</text:span><text:span text:style-name="Footnote_20_Symbol"><text:span text:style-name="T97"><text:note text:id="ftn365" text:note-class="footnote"><text:note-citation>364</text:note-citation><text:note-body><text:p text:style-name="Footnote"><text:s/>Will be discussed more in chapter 2, but see Black (1990) 182.</text:p></text:note-body></text:note></text:span></text:span><text:span text:style-name="T97"> This idea in </text:span><text:span text:style-name="T103">Poetics</text:span><text:span text:style-name="T97"> is relevant to a study on the nature of emotions because, as will be discussed in chapter two,</text:span><text:span text:style-name="Footnote_20_Symbol"><text:span text:style-name="T97"><text:note text:id="ftn366" text:note-class="footnote"><text:note-citation>365</text:note-citation><text:note-body><text:p text:style-name="Footnote"><text:s/>See chapter 2, section 3.1.</text:p></text:note-body></text:note></text:span></text:span><text:span text:style-name="T97"> imaginative acquiescence is a type of emotional reaction, wherein one is </text:span><text:span text:style-name="T100">moved</text:span><text:span text:style-name="T97"> emotionally by the speech, positively or negatively, as the speech dictates. For example, a poem about a landscape could be said to have the goal of convincing you that the landscape is beautiful. To the extent that you feel the sorts of things about the landscape as a result of the poem that you would normally feel towards a beautiful landscape (e.g., peace, wonder, joy), the poem has succeeding in convincing you.</text:span></text:p>
      <text:p text:style-name="P54"><text:span text:style-name="T97">As for the discipline of rhetoric, Avicenna says that the goal of rhetoric is a type of acquiescence called “persuasion [</text:span><text:span text:style-name="T103">iqnāʿ</text:span><text:span text:style-name="T97">].”</text:span><text:span text:style-name="Footnote_20_Symbol"><text:span text:style-name="T97"><text:note text:id="ftn367" text:note-class="footnote"><text:note-citation>366</text:note-citation><text:note-body><text:p text:style-name="Footnote"><text:s/>This explanation of rhetoric taken from Avicenna's early <text:span text:style-name="T146">Compilation: Rhetoric</text:span> (2013), 139.</text:p></text:note-body></text:note></text:span></text:span><text:span text:style-name="T97"> Persuasion, in turn, is not a emotion, but rather an opinion [</text:span><text:span text:style-name="T103">ẓann</text:span><text:span text:style-name="T97">], wherein one believes something is true, but simultaneously is consciously aware that their view could be false.</text:span><text:span text:style-name="Footnote_20_Symbol"><text:span text:style-name="T97"><text:note text:id="ftn368" text:note-class="footnote"><text:note-citation>367</text:note-citation><text:note-body><text:p text:style-name="Footnote"><text:s/><text:span text:style-name="T146">Compilation: Rhetoric</text:span> (2013), 139. Discussed at Black (1990) 108-111.</text:p></text:note-body></text:note></text:span></text:span><text:span text:style-name="T97"> For example, a great rhetorician might stir you up so that you cheer for their political agenda at a rally, while you temporarily ignore that nagging thought that you have not actually thought all their ideas through, or fully considered the other side. Emotions enter into the discussion of rhetoric because one of the tools a rhetorician has to move someone towards persuasion is emotional manipulation. So a difference between poetics and rhetoric is that the acquiescence involved in poetics </text:span><text:span text:style-name="T103">is itself</text:span><text:span text:style-name="T97"> a kind of emotional response, whereas in rhetoric emotions are a </text:span><text:span text:style-name="T103">tool</text:span><text:span text:style-name="T97"> to move the audience to rhetoric's particular type of acquiescence.</text:span></text:p>
      <text:p text:style-name="P54"><text:span text:style-name="T97">Chapter 6 of this dissertation consists of a translation of the section from </text:span><text:span text:style-name="T103">Healing: Rhetoric</text:span><text:span text:style-name="T97"> </text:span><text:soft-page-break/><text:span text:style-name="T97">where Avicenna discusses particular emotions in detail (3.1-5). I incorporate this text and others from </text:span><text:span text:style-name="T103">Healing: Rhetoric</text:span><text:span text:style-name="T97"> at numerous points throughout the chapters of the dissertation that follow.</text:span><text:span text:style-name="Footnote_20_Symbol"><text:span text:style-name="T97"><text:note text:id="ftn369" text:note-class="footnote"><text:note-citation>368</text:note-citation><text:note-body><text:p text:style-name="Footnote"><text:s/>The main points at which <text:span text:style-name="T146">Healing: Rhetoric</text:span> is discussed in the chapters of this dissertation are as follows: Chapter 1.3.1, on the distinction between different types of pleasures; 2.3, on the nature of fear; 2.5, on different types of goods; 3.4.2, on the rational and non-rational cognitive bases for emotions; 4.4.4, on the Rhetoric's approach to <text:span text:style-name="T232">character</text:span> traits; 4.5.5, on the effect of emotions on judgment. </text:p></text:note-body></text:note></text:span></text:span><text:span text:style-name="T97"> But I will here provide some context and analysis of the translated text as a whole, more directly.</text:span></text:p>
      <text:p text:style-name="P58"/>
      <text:h text:style-name="P136" text:outline-level="1"><text:span text:style-name="T172">6.1 The structure of Avicenna' discussion of emotions in the </text:span><text:span text:style-name="T174">Healing: Rhetoric</text:span></text:h>
      <text:p text:style-name="P58"/>
      <text:p text:style-name="P58"><text:span text:style-name="T160">The </text:span><text:span text:style-name="T167">Healing: Rhetoric</text:span><text:span text:style-name="T160"> is composed of four books that treat roughly the same topics as Aristotle does in the three books of his </text:span><text:span text:style-name="T167">Rhetoric</text:span><text:span text:style-name="T160">. Whereas Avicenna is obviously innovative in the structure of his psychological and medical texts, book 3 of his </text:span><text:span text:style-name="T167">Healing: Rhetoric</text:span><text:span text:style-name="T160"> follows the model of Aristotle’s book 2 quite closely in terms of its goals, and the emotions he chooses to focus on. This is not to say Avicenna simply regurgitates Aristotle. There are many new examples, elaborations, and brief philosophical analyses that make it clear Avicenna is reflectively assimilating Aristotle’s text.</text:span><text:span text:style-name="Footnote_20_Symbol"><text:span text:style-name="T160"><text:note text:id="ftn370" text:note-class="footnote"><text:note-citation>369</text:note-citation><text:note-body><text:p text:style-name="Footnote"><text:span text:style-name="T198"><text:s/></text:span><text:span text:style-name="T206">In the chapter 5 translation, these sections have been noted in the footnotes with the phrase “No parallel in Aristotle’s text,” along with a brief description of the difference.</text:span></text:p><text:p text:style-name="Footnote"><text:span text:style-name="T206"><text:tab/> <text:s/></text:span><text:span text:style-name="T198">Some of these differences seem to provide a rare glimpse into Avicenna as a social commentator. For example, when giving examples of the causes of anger, he says the public doesn't understand the concerns of scholars, so they consider them to be worthless and floundering in their work, which in turn makes the scholars angry (132.5).</text:span></text:p><text:p text:style-name="P2"><text:tab/> <text:s/>Again, when discussing those who have come into recent, unexpected material success, he says that they are prone to love god and trust in providence. With apparent tongue in cheek, he says that their outlook makes sense, since they have been lucky without hard work (163.10). The criticism seems to be directed at those who who claim to trust in providence, when in reality they would want nothing to do with religion if they had not been so lucky in their lives.</text:p></text:note-body></text:note></text:span></text:span><text:span text:style-name="T160"> Avicenna’s creativity in the </text:span><text:span text:style-name="T167">Rhetoric</text:span><text:span text:style-name="T160"> is especially clear when put alongside his earlier, shorter, less innovative </text:span><text:span text:style-name="T167">Natural Dispositions and Affections of the Soul</text:span><text:span text:style-name="T160"> [</text:span><text:span text:style-name="T167">Al-akhlāq wa-l-infi‘ālāt an-nafsāniyya</text:span><text:span text:style-name="T160">]. That text, which appears to originally have been part of the larger </text:span><text:span text:style-name="T167">Compilation</text:span><text:span text:style-name="T160">, is essentially just a concise summary of book 2 of Aristotle’s </text:span><text:span text:style-name="T167">Rhetoric</text:span><text:span text:style-name="T160">.</text:span><text:span text:style-name="Footnote_20_Symbol"><text:span text:style-name="T160"><text:note text:id="ftn371" text:note-class="footnote"><text:note-citation>370</text:note-citation><text:note-body><text:p text:style-name="Footnote"><text:span text:style-name="T198"><text:s/></text:span><text:span text:style-name="T218">Natural Dispositions</text:span><text:span text:style-name="T206"> is presented in Avicenna (1954), along with a French translation.</text:span></text:p></text:note-body></text:note></text:span></text:span><text:span text:style-name="T160"> For comparison, I have also included an English translation of </text:span><text:span text:style-name="T167">Natural Dispositions and Affections of the Soul</text:span><text:span text:style-name="T160"> in chapter 5, following the translation of </text:span><text:span text:style-name="T167">Healing: Rhetoric</text:span><text:span text:style-name="T160"> 3.1-5. </text:span></text:p>
      <text:p text:style-name="P55"><text:span text:style-name="T160">The stated goal of discussing individual emotions in Avicenna’s </text:span><text:span text:style-name="T167">Rhetoric</text:span><text:span text:style-name="T160"> is, as in Aristotle’s text, to equip the rhetorician to be able to persuade their audience effectively. This is clear from the opening line of book 3, when Avicenna says that he will now “discuss the types of rhetorical speech by which one gradually manipulates [</text:span><text:span text:style-name="T167">yastadriju bi-hā</text:span><text:span text:style-name="T160">] judges and listeners.”</text:span><text:span text:style-name="Footnote_20_Symbol"><text:span text:style-name="T160"><text:note text:id="ftn372" text:note-class="footnote"><text:note-citation>371</text:note-citation><text:note-body><text:p text:style-name="Footnote"><text:span text:style-name="T198"><text:s/>Avicenna, Healing: Rhetoric (1954) </text:span><text:span text:style-name="T206">129.</text:span></text:p></text:note-body></text:note></text:span></text:span><text:span text:style-name="T160"> The judges and listeners in this context are most directly legal judges and jurors, as shown by the ensuing introductory paragraphs, which contain descriptions of how judges or jurors who are well-disposed towards a defendant might decide on a lighter sentence for the defendant, while being ill-disposed toward a defendant will have the opposite effect. In 3.5, Avicenna follows his discussion of individual emotions with a description of </text:span><text:span text:style-name="T161">character</text:span><text:span text:style-name="T160"> types—young, old, rich, wealthy—and the emotions each type is disposed to experience. In Aristotle’s text, the relation between these two sections is not explicit, but Avicenna concludes his discussion of both by tying them together, saying, “it is necessary that the rhetorician knows about the types that pick </text:span><text:soft-page-break/><text:span text:style-name="T160">out the emotions [</text:span><text:span text:style-name="T167">al-infi</text:span><text:span text:style-name="T162">ʿ</text:span><text:span text:style-name="T167">ālāt</text:span><text:span text:style-name="T160">] and </text:span><text:span text:style-name="T161">character</text:span><text:span text:style-name="T160"> traits [</text:span><text:span text:style-name="T167">al-akhlāq</text:span><text:span text:style-name="T160">].”</text:span><text:span text:style-name="Footnote_20_Symbol"><text:span text:style-name="T160"><text:note text:id="ftn373" text:note-class="footnote"><text:note-citation>372</text:note-citation><text:note-body><text:p text:style-name="P3"><text:s/>Avicenna, Healing: Rhetoric (1954) 164.</text:p></text:note-body></text:note></text:span></text:span><text:span text:style-name="T160"> By knowing what certain emotions dispose people towards (3.1-4), and what emotions different types of people are </text:span><text:span text:style-name="T167">already</text:span><text:span text:style-name="T160"> disposed towards (3.5), the rhetorician can skillfully manage their audience. Yet despite the practical framing of these sections, Avicenna rarely draws our attention back to these stated goals in the body of the text, which is simply focused on analyzing of the nature of particular emotions and </text:span><text:span text:style-name="T161">character</text:span><text:span text:style-name="T160"> types.</text:span></text:p>
      <text:p text:style-name="P55"><text:span text:style-name="T160">As for the emotions themselves discussed in </text:span><text:span text:style-name="T167">Healing: Rhetoric</text:span><text:span text:style-name="T160"> 3.1-4, Avicenna (like Aristotle) mostly groups emotions in clusters of contraries (e.g., shame and shamelessness). The following table captures the emotions dealt with, in order. I include the terms used for an emotion’s valence in the right hand column, which I will discuss below. An “x” in the left-hand column shows that these emotions are presented as a cluster of contraries. Sometimes the pair includes more than one emotion on one side of the contrary:</text:span></text:p>
      <text:p text:style-name="P81"/>
      <text:p text:style-name="P18"/>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86">Contraries/groupings</text:p>
          </table:table-cell>
          <table:table-cell table:style-name="Table4.A1" office:value-type="string">
            <text:p text:style-name="P86"><text:s/>English Term</text:p>
          </table:table-cell>
          <table:table-cell table:style-name="Table4.A1" office:value-type="string">
            <text:p text:style-name="P86">Arabic Term</text:p>
          </table:table-cell>
          <table:table-cell table:style-name="Table4.A1" office:value-type="string">
            <text:p text:style-name="P86">Location in Arabic Text</text:p>
          </table:table-cell>
          <table:table-cell table:style-name="Table4.E1" office:value-type="string">
            <text:p text:style-name="P86">Valence</text:p>
          </table:table-cell>
        </table:table-row>
        <table:table-row table:style-name="Table4.1">
          <table:table-cell table:style-name="Table4.A2" table:number-rows-spanned="2" office:value-type="string">
            <text:p text:style-name="P87">x</text:p>
          </table:table-cell>
          <table:table-cell table:style-name="Table4.A2" office:value-type="string">
            <text:p text:style-name="P87">Anger</text:p>
          </table:table-cell>
          <table:table-cell table:style-name="Table4.A2" office:value-type="string">
            <text:p text:style-name="P88">al-ghaḍab</text:p>
          </table:table-cell>
          <table:table-cell table:style-name="Table4.A2" office:value-type="string">
            <text:p text:style-name="P91">130</text:p>
          </table:table-cell>
          <table:table-cell table:style-name="Table4.E2" office:value-type="string">
            <text:p text:style-name="P58"><text:span text:style-name="T175">adhā</text:span><text:span text:style-name="T177"> [pain], </text:span><text:span text:style-name="T175">ladhdha</text:span><text:span text:style-name="Footnote_20_Symbol"><text:span text:style-name="T175"><text:note text:id="ftn374" text:note-class="footnote"><text:note-citation>373</text:note-citation><text:note-body><text:p text:style-name="Footnote"><text:span text:style-name="T198"><text:s/></text:span><text:span text:style-name="T206">The mention of anger involving a kind of pleasure technically occurs a bit earlier in the Rhetoric, at Avicenna, Healing: Rhetoric (1954) 130.</text:span></text:p></text:note-body></text:note></text:span></text:span><text:span text:style-name="T176"> </text:span><text:span text:style-name="T178">[pleasure]</text:span></text:p>
          </table:table-cell>
        </table:table-row>
        <table:table-row table:style-name="Table4.1">
          <table:covered-table-cell/>
          <table:table-cell table:style-name="Table4.A2" office:value-type="string">
            <text:p text:style-name="P92">Calmness</text:p>
          </table:table-cell>
          <table:table-cell table:style-name="Table4.A2" office:value-type="string">
            <text:p text:style-name="P58"><text:span text:style-name="T176">futūr al-ghaḍab</text:span><text:span text:style-name="Footnote_20_Symbol"><text:span text:style-name="T176"><text:note text:id="ftn375" text:note-class="footnote"><text:note-citation>374</text:note-citation><text:note-body><text:p text:style-name="Footnote"><text:span text:style-name="T198"><text:s/>I</text:span><text:span text:style-name="T206">n the earlier </text:span><text:span text:style-name="T218">Natural Dispositions and Affections of the Soul </text:span><text:span text:style-name="T206">Avicenna refers to calmness as</text:span><text:span text:style-name="T218"> sukūn al-nafs. </text:span><text:span text:style-name="T206">See Avicenna, Natural Dispositions (1954) 24.1.</text:span></text:p></text:note-body></text:note></text:span></text:span></text:p>
          </table:table-cell>
          <table:table-cell table:style-name="Table4.A2" office:value-type="string">
            <text:p text:style-name="P92">133</text:p>
          </table:table-cell>
          <table:table-cell table:style-name="Table4.E2" office:value-type="string">
            <text:p text:style-name="P93"/>
          </table:table-cell>
        </table:table-row>
        <table:table-row table:style-name="Table4.1">
          <table:table-cell table:style-name="Table4.A2" table:number-rows-spanned="3" office:value-type="string">
            <text:p text:style-name="P92">x</text:p>
          </table:table-cell>
          <table:table-cell table:style-name="Table4.A2" office:value-type="string">
            <text:p text:style-name="P92">Friendliness</text:p>
          </table:table-cell>
          <table:table-cell table:style-name="Table4.A2" office:value-type="string">
            <text:p text:style-name="P89">ṣadāqa</text:p>
          </table:table-cell>
          <table:table-cell table:style-name="Table4.A2" office:value-type="string">
            <text:p text:style-name="P92">135</text:p>
          </table:table-cell>
          <table:table-cell table:style-name="Table4.E2" office:value-type="string">
            <text:p text:style-name="P58"><text:span text:style-name="T176">irtiyāḥ</text:span><text:span text:style-name="T178"> [elation]</text:span></text:p>
          </table:table-cell>
        </table:table-row>
        <table:table-row table:style-name="Table4.1">
          <table:covered-table-cell/>
          <table:table-cell table:style-name="Table4.A2" office:value-type="string">
            <text:p text:style-name="P92">Enmity</text:p>
          </table:table-cell>
          <table:table-cell table:style-name="Table4.A2" office:value-type="string">
            <text:p text:style-name="P58"><text:span text:style-name="T179">ʿ</text:span><text:span text:style-name="T176">adāwa</text:span></text:p>
          </table:table-cell>
          <table:table-cell table:style-name="Table4.A2" office:value-type="string">
            <text:p text:style-name="P92">137</text:p>
          </table:table-cell>
          <table:table-cell table:style-name="Table4.E2" office:value-type="string">
            <text:p text:style-name="P93"/>
          </table:table-cell>
        </table:table-row>
        <table:table-row table:style-name="Table4.1">
          <table:covered-table-cell/>
          <table:table-cell table:style-name="Table4.A2" office:value-type="string">
            <text:p text:style-name="P92">Hatred</text:p>
          </table:table-cell>
          <table:table-cell table:style-name="Table4.A2" office:value-type="string">
            <text:p text:style-name="P89">baghḍa</text:p>
          </table:table-cell>
          <table:table-cell table:style-name="Table4.A2" office:value-type="string">
            <text:p text:style-name="P92">137</text:p>
          </table:table-cell>
          <table:table-cell table:style-name="Table4.E2" office:value-type="string">
            <text:p text:style-name="P93"/>
          </table:table-cell>
        </table:table-row>
        <table:table-row table:style-name="Table4.1">
          <table:table-cell table:style-name="Table4.A2" table:number-rows-spanned="2" office:value-type="string">
            <text:p text:style-name="P92">x</text:p>
          </table:table-cell>
          <table:table-cell table:style-name="Table4.A2" office:value-type="string">
            <text:p text:style-name="P92">Fear</text:p>
          </table:table-cell>
          <table:table-cell table:style-name="Table4.A2" office:value-type="string">
            <text:p text:style-name="P89">khawf</text:p>
          </table:table-cell>
          <table:table-cell table:style-name="Table4.A2" office:value-type="string">
            <text:p text:style-name="P92">138</text:p>
          </table:table-cell>
          <table:table-cell table:style-name="Table4.E2" office:value-type="string">
            <text:p text:style-name="P58"><text:span text:style-name="T176">ikhtilāṭ</text:span><text:span text:style-name="T178"> [agitation], </text:span><text:span text:style-name="T176">ḥuzn</text:span><text:span text:style-name="T178"> [sadness]</text:span></text:p>
          </table:table-cell>
        </table:table-row>
        <table:table-row table:style-name="Table4.1">
          <table:covered-table-cell/>
          <table:table-cell table:style-name="Table4.A2" office:value-type="string">
            <text:p text:style-name="P92">Courage/Boldness</text:p>
          </table:table-cell>
          <table:table-cell table:style-name="Table4.A2" office:value-type="string">
            <text:p text:style-name="P58"><text:span text:style-name="T176">shajā</text:span><text:span text:style-name="T179">ʿ</text:span><text:span text:style-name="T176">a</text:span></text:p>
          </table:table-cell>
          <table:table-cell table:style-name="Table4.A2" office:value-type="string">
            <text:p text:style-name="P92">139</text:p>
          </table:table-cell>
          <table:table-cell table:style-name="Table4.E2" office:value-type="string">
            <text:p text:style-name="P93"/>
          </table:table-cell>
        </table:table-row>
        <table:table-row table:style-name="Table4.1">
          <table:table-cell table:style-name="Table4.A2" table:number-rows-spanned="3" office:value-type="string">
            <text:p text:style-name="P92">x</text:p>
          </table:table-cell>
          <table:table-cell table:style-name="Table4.A2" office:value-type="string">
            <text:p text:style-name="P92">[Proper] Embarrassment </text:p>
          </table:table-cell>
          <table:table-cell table:style-name="Table4.A2" office:value-type="string">
            <text:p text:style-name="P58"><text:span text:style-name="T176">istiḥyā</text:span><text:span text:style-name="T179">ʾ</text:span></text:p>
          </table:table-cell>
          <table:table-cell table:style-name="Table4.A2" office:value-type="string">
            <text:p text:style-name="P92">139</text:p>
          </table:table-cell>
          <table:table-cell table:style-name="Table4.E2" office:value-type="string">
            <text:p text:style-name="P58"><text:span text:style-name="T176">ikhtilāṭ</text:span><text:span text:style-name="T178"> [agitation], </text:span><text:span text:style-name="T176">ḥuzn</text:span><text:span text:style-name="T178"> [sadness]</text:span></text:p>
          </table:table-cell>
        </table:table-row>
        <table:table-row table:style-name="Table4.1">
          <table:covered-table-cell/>
          <table:table-cell table:style-name="Table4.A2" office:value-type="string">
            <text:p text:style-name="P92">[Proper] Shame</text:p>
          </table:table-cell>
          <table:table-cell table:style-name="Table4.A2" office:value-type="string">
            <text:p text:style-name="P90">khajal</text:p>
          </table:table-cell>
          <table:table-cell table:style-name="Table4.A2" office:value-type="string">
            <text:p text:style-name="P92">142</text:p>
          </table:table-cell>
          <table:table-cell table:style-name="Table4.E2" office:value-type="string">
            <text:p text:style-name="P58"><text:span text:style-name="T176">ikhtilāṭ</text:span><text:span text:style-name="T178"> [agitation], </text:span><text:span text:style-name="T176">ḥuzn</text:span><text:span text:style-name="T178"> [sadness]</text:span></text:p>
          </table:table-cell>
        </table:table-row>
        <table:table-row table:style-name="Table4.1">
          <table:covered-table-cell/>
          <table:table-cell table:style-name="Table4.A2" office:value-type="string">
            <text:p text:style-name="P92">Shamelessness</text:p>
          </table:table-cell>
          <table:table-cell table:style-name="Table4.A2" office:value-type="string">
            <text:p text:style-name="P89">al-waqāḥa</text:p>
          </table:table-cell>
          <table:table-cell table:style-name="Table4.A2" office:value-type="string">
            <text:p text:style-name="P92">145</text:p>
          </table:table-cell>
          <table:table-cell table:style-name="Table4.E2" office:value-type="string">
            <text:p text:style-name="P93"/>
          </table:table-cell>
        </table:table-row>
        <table:table-row table:style-name="Table4.1">
          <table:table-cell table:style-name="Table4.A2" table:number-rows-spanned="2" office:value-type="string">
            <text:p text:style-name="P92">x</text:p>
          </table:table-cell>
          <table:table-cell table:style-name="Table4.A2" office:value-type="string">
            <text:p text:style-name="P92">Gratefulness of kindness</text:p>
          </table:table-cell>
          <table:table-cell table:style-name="Table4.A2" office:value-type="string">
            <text:p text:style-name="P89">shukr al-minna</text:p>
          </table:table-cell>
          <table:table-cell table:style-name="Table4.A2" office:value-type="string">
            <text:p text:style-name="P92">145</text:p>
          </table:table-cell>
          <table:table-cell table:style-name="Table4.E2" office:value-type="string">
            <text:p text:style-name="P92">n/a, focus on the deed of kindness</text:p>
          </table:table-cell>
        </table:table-row>
        <table:table-row table:style-name="Table4.1">
          <table:covered-table-cell/>
          <table:table-cell table:style-name="Table4.A2" office:value-type="string">
            <text:p text:style-name="P92">Lack-of-gratefulness</text:p>
          </table:table-cell>
          <table:table-cell table:style-name="Table4.A2" office:value-type="string">
            <text:p text:style-name="P92">No specific name given</text:p>
          </table:table-cell>
          <table:table-cell table:style-name="Table4.A2" office:value-type="string">
            <text:p text:style-name="P92">146</text:p>
          </table:table-cell>
          <table:table-cell table:style-name="Table4.E2" office:value-type="string">
            <text:p text:style-name="P93"/>
          </table:table-cell>
        </table:table-row>
        <table:table-row table:style-name="Table4.1">
          <table:table-cell table:style-name="Table4.A2" table:number-rows-spanned="3" office:value-type="string">
            <text:p text:style-name="P92">x</text:p>
          </table:table-cell>
          <table:table-cell table:style-name="Table4.A2" office:value-type="string">
            <text:p text:style-name="P92">Pity/empathy</text:p>
          </table:table-cell>
          <table:table-cell table:style-name="Table4.A2" office:value-type="string">
            <text:p text:style-name="P89">hamm/ihtimām</text:p>
          </table:table-cell>
          <table:table-cell table:style-name="Table4.A2" office:value-type="string">
            <text:p text:style-name="P92">147</text:p>
          </table:table-cell>
          <table:table-cell table:style-name="Table4.E2" office:value-type="string">
            <text:p text:style-name="P58"><text:span text:style-name="T176">adhā</text:span><text:span text:style-name="T178"> [pain]</text:span></text:p>
          </table:table-cell>
        </table:table-row>
        <table:table-row table:style-name="Table4.1">
          <table:covered-table-cell/>
          <table:table-cell table:style-name="Table4.A2" office:value-type="string">
            <text:p text:style-name="P92">Indignation</text:p>
          </table:table-cell>
          <table:table-cell table:style-name="Table4.A2" office:value-type="string">
            <text:p text:style-name="P58"><text:span text:style-name="T176">jaza</text:span><text:span text:style-name="T179">ʿ</text:span></text:p>
          </table:table-cell>
          <table:table-cell table:style-name="Table4.A2" office:value-type="string">
            <text:p text:style-name="P92">150</text:p>
          </table:table-cell>
          <table:table-cell table:style-name="Table4.E2" office:value-type="string">
            <text:p text:style-name="P58"><text:span text:style-name="T176">ḥuzn</text:span><text:span text:style-name="T178"> [sadness]</text:span></text:p>
          </table:table-cell>
        </table:table-row>
        <table:table-row table:style-name="Table4.1">
          <table:covered-table-cell/>
          <table:table-cell table:style-name="Table4.A2" office:value-type="string">
            <text:p text:style-name="P92">Envy</text:p>
          </table:table-cell>
          <table:table-cell table:style-name="Table4.A2" office:value-type="string">
            <text:p text:style-name="P89">ḥasad</text:p>
          </table:table-cell>
          <table:table-cell table:style-name="Table4.A2" office:value-type="string">
            <text:p text:style-name="P92">150</text:p>
          </table:table-cell>
          <table:table-cell table:style-name="Table4.E2" office:value-type="string">
            <text:p text:style-name="P58"><text:span text:style-name="T176">adhā</text:span><text:span text:style-name="T178"> [pain], </text:span><text:span text:style-name="T176">ḥuzn</text:span><text:span text:style-name="T178"> [sadness], </text:span><text:span text:style-name="T176">ghamm</text:span><text:span text:style-name="T178"> [depression]</text:span></text:p>
          </table:table-cell>
        </table:table-row>
        <table:table-row table:style-name="Table4.1">
          <table:table-cell table:style-name="Table4.A2" table:number-rows-spanned="4" office:value-type="string">
            <text:p text:style-name="P58"><text:span text:style-name="T178">x</text:span><text:span text:style-name="Footnote_20_Symbol"><text:span text:style-name="T178"><text:note text:id="ftn376" text:note-class="footnote"><text:note-citation>375</text:note-citation><text:note-body><text:p text:style-name="Footnote"><text:s/>The structure of the grouping at the end, beginning with joy, is presented not as a cluster of contraries, but merely as a group of closely related emotions, with subtle differences</text:p></text:note-body></text:note></text:span></text:span></text:p>
          </table:table-cell>
          <table:table-cell table:style-name="Table4.A2" office:value-type="string">
            <text:p text:style-name="P92">Joy [at different kinds of successes and failures]</text:p>
          </table:table-cell>
          <table:table-cell table:style-name="Table4.A2" office:value-type="string">
            <text:p text:style-name="P89">faraḥ</text:p>
          </table:table-cell>
          <table:table-cell table:style-name="Table4.A2" office:value-type="string">
            <text:p text:style-name="P92">151</text:p>
          </table:table-cell>
          <table:table-cell table:style-name="Table4.E2" office:value-type="string">
            <text:p text:style-name="P93"/>
          </table:table-cell>
        </table:table-row>
        <table:table-row table:style-name="Table4.1">
          <table:covered-table-cell/>
          <table:table-cell table:style-name="Table4.A2" office:value-type="string">
            <text:p text:style-name="P92">Vengeance</text:p>
          </table:table-cell>
          <table:table-cell table:style-name="Table4.A2" office:value-type="string">
            <text:p text:style-name="P89">naqma</text:p>
          </table:table-cell>
          <table:table-cell table:style-name="Table4.A2" office:value-type="string">
            <text:p text:style-name="P92">151</text:p>
          </table:table-cell>
          <table:table-cell table:style-name="Table4.E2" office:value-type="string">
            <text:p text:style-name="P93"/>
          </table:table-cell>
        </table:table-row>
        <table:table-row table:style-name="Table4.1">
          <table:covered-table-cell/>
          <table:table-cell table:style-name="Table4.A2" office:value-type="string">
            <text:p text:style-name="P92">Zeal/desire to emulate</text:p>
          </table:table-cell>
          <table:table-cell table:style-name="Table4.A2" office:value-type="string">
            <text:p text:style-name="P89">ḥamiyya</text:p>
          </table:table-cell>
          <table:table-cell table:style-name="Table4.A2" office:value-type="string">
            <text:p text:style-name="P92">154</text:p>
          </table:table-cell>
          <table:table-cell table:style-name="Table4.E2" office:value-type="string">
            <text:p text:style-name="P58"><text:span text:style-name="T176">adhā</text:span><text:span text:style-name="T178"> [pain]</text:span></text:p>
          </table:table-cell>
        </table:table-row>
        <table:table-row table:style-name="Table4.1">
          <table:covered-table-cell/>
          <table:table-cell table:style-name="Table4.A2" office:value-type="string">
            <text:p text:style-name="P92">Zeal</text:p>
          </table:table-cell>
          <table:table-cell table:style-name="Table4.A2" office:value-type="string">
            <text:p text:style-name="P89">ghayra</text:p>
          </table:table-cell>
          <table:table-cell table:style-name="Table4.A2" office:value-type="string">
            <text:p text:style-name="P92">155</text:p>
          </table:table-cell>
          <table:table-cell table:style-name="Table4.E2" office:value-type="string">
            <text:p text:style-name="P93"/>
          </table:table-cell>
        </table:table-row>
      </table:table>
      <text:p text:style-name="P55"/>
      <text:p text:style-name="P81"/>
      <text:p text:style-name="P81">The bulk of Avicenna’s analysis of each emotion on this list is taken up with a discussion of three aspects of the emotion: 1) the sort of states that dispose a person to that emotion, 2) the triggering cause for that emotion, and 3) the object of that emotion. This programme is never explicitly laid out by Avicenna, but it is plain to see that he is following in Aristotle’s footsteps, who does lay things out explicitly:</text:p>
      <text:p text:style-name="P81"/>
      <text:p text:style-name="P19"><text:span text:style-name="T182">It is necessary that we proceed and examine each [emotion] in the threefold manner. As for how this will be done, I say that it will follow the pattern of what we'll do concerning anger, showing [1] the state--which one and what it is like [</text:span><text:span text:style-name="T185">kayf wa bi-ayya ḥāl</text:span><text:span text:style-name="T182">]—such that, if someone [is in it] they are disposed towards anger, and [2] on account of what [</text:span><text:span text:style-name="T185">mimmā</text:span><text:span text:style-name="T182">] it is typical for [a particular occurrence of anger] anger to occur, and [3] towards whom/what [</text:span><text:span text:style-name="T186">ʿ</text:span><text:span text:style-name="T185">lā man</text:span><text:span text:style-name="T182">] [anger is directed].</text:span><text:span text:style-name="Footnote_20_Symbol"><text:span text:style-name="T182"><text:note text:id="ftn377" text:note-class="footnote"><text:note-citation>376</text:note-citation><text:note-body><text:p text:style-name="Footnote"><text:span text:style-name="T198"><text:s/></text:span><text:span text:style-name="T202">83.13-17 in the Arabic, see Aristotle, </text:span><text:span text:style-name="T214">Aristotle’s Ars Rhetorica</text:span><text:span text:style-name="T202"> (1982). cf. 1378a in the Greek.</text:span></text:p></text:note-body></text:note></text:span></text:span></text:p>
      <text:p text:style-name="P82"><text:soft-page-break/></text:p>
      <text:p text:style-name="P55"><text:span text:style-name="T160">We can illustrate these points with anger. A triggering cause of anger is an insult, a slight, or an offense. One is more likely to be angered by such a triggering cause if they feel entitled to respect, or perhaps if they live a generally luxurious life. Their anger, once it arises, will be directed at the person who they perceive to have insulted them.</text:span><text:span text:style-name="Footnote_20_Symbol"><text:span text:style-name="T160"><text:note text:id="ftn378" text:note-class="footnote"><text:note-citation>377</text:note-citation><text:note-body><text:p text:style-name="Footnote"><text:span text:style-name="T198"><text:s/></text:span><text:span text:style-name="T206"><text:s/>Avicenna, Healing: Rhetoric (1954) 130-131.</text:span></text:p></text:note-body></text:note></text:span></text:span><text:span text:style-name="T160"> This is not a comprehensive analysis of anger, of course, and Avicenna’s text includes many more examples. One thing worth noting is the need to distinguish a triggering cause from an object. In typical cases, we might think that the cause of anger would be the same as its object (e.g., so-and-so caused me to be angry, and I’m angry at so-and-so). But although neither Avicenna nor Aristotle dwell on the point, it does seem worth making this distinction, because sometimes these two aspects could be construed as much less related. For example, you could be angry because of something that happened at work (the trigger), and then unfairly this out on a friend (who becomes the object of your anger). Despite Aristotle’s good intentions with the above schema, in practice neither Avicenna nor Aristotle unpack all of the three aspects in a clearly identifiable way for every emotion. This is perhaps why Avicenna does not even make a point of repeating that he is going address every emotion in this threefold way. This is also why it is not feasible here to undertake an analysis of each emotion under those three headings: despite the careful overall organization presented in the chart above, the individual discussions of emotions are too full of unsystematically presented specifics and examples to be amenable to much general analysis.</text:span></text:p>
      <text:p text:style-name="P55"/>
      <text:h text:style-name="P136" text:outline-level="1"><text:span text:style-name="T172">6.2 Insights about the nature of emotion from the </text:span><text:span text:style-name="T174">Healing: Rhetoric</text:span></text:h>
      <text:p text:style-name="P55"/>
      <text:p text:style-name="P55"><text:span text:style-name="T160">While we cannot get into a discussion of each individual emotion, there are three main insights we can draw about the nature of emotions from </text:span><text:span text:style-name="T167">Healing: Rhetoric</text:span><text:span text:style-name="T160"> 3.1-5 as a whole.</text:span></text:p>
      <text:p text:style-name="P81"/>
      <text:list xml:id="list705910469" text:continue-list="list807129683" text:style-name="WW8Num2">
        <text:list-item>
          <text:p text:style-name="P167">Emotions have an effect on cognition.</text:p>
        </text:list-item>
        <text:list-item>
          <text:p text:style-name="P167">Emotions have a positive or negative hedonic quality.</text:p>
        </text:list-item>
        <text:list-item>
          <text:p text:style-name="P167">Emotions are distinguished from one another primarily by their objects.</text:p>
        </text:list-item>
      </text:list>
      <text:p text:style-name="P81"/>
      <text:p text:style-name="P55"><text:span text:style-name="T160">The first two points should not be be surprising to readers of Aristotle’s </text:span><text:span text:style-name="T167">Rhetoric</text:span><text:span text:style-name="T160">, which early on in the Arabic text defines emotions as follows:</text:span></text:p>
      <text:p text:style-name="P81"/>
      <text:p text:style-name="P19"><text:span text:style-name="T182">The passions [</text:span><text:span text:style-name="T185">al-</text:span><text:span text:style-name="T183">ʾ</text:span><text:span text:style-name="T185"> ālām</text:span><text:span text:style-name="Footnote_20_Symbol"><text:span text:style-name="T185"><text:note text:id="ftn379" text:note-class="footnote"><text:note-citation>378</text:note-citation><text:note-body><text:p text:style-name="Footnote"><text:span text:style-name="T198"><text:s/></text:span><text:span text:style-name="T206">Interestingly, Avicenna never uses the term </text:span><text:span text:style-name="T218">al-</text:span><text:span text:style-name="T208">ʾ</text:span><text:span text:style-name="T218"> ālām</text:span><text:span text:style-name="T233"> </text:span><text:span text:style-name="T227">to refer to emotions.</text:span></text:p></text:note-body></text:note></text:span></text:span><text:span text:style-name="T182">] are those things which, when the one judging is changed [</text:span><text:span text:style-name="T185">yataghayyar</text:span><text:span text:style-name="T182">] by them, their judgments differ [</text:span><text:span text:style-name="T185">yakhtalif</text:span><text:span text:style-name="T182">], and pleasure [</text:span><text:span text:style-name="T185">al-ladhdha</text:span><text:span text:style-name="T182">] and pain [</text:span><text:span text:style-name="T185">al-adhā</text:span><text:span text:style-name="T182">] are necessarily involved in their occurrence [</text:span><text:span text:style-name="T185">yalzamuhā</text:span><text:span text:style-name="T182">].</text:span><text:span text:style-name="Footnote_20_Symbol"><text:span text:style-name="T182"><text:note text:id="ftn380" text:note-class="footnote"><text:note-citation>379</text:note-citation><text:note-body><text:p text:style-name="Footnote"><text:span text:style-name="T198"><text:s/></text:span><text:span text:style-name="T202">Aristotle, </text:span><text:span text:style-name="T214">Aristotle’s Ars Rhetorica</text:span><text:span text:style-name="T202"> (1982) </text:span><text:span text:style-name="T206">83.</text:span></text:p></text:note-body></text:note></text:span></text:span></text:p>
      <text:p text:style-name="P82"/>
      <text:p text:style-name="P55"><text:span text:style-name="T160">In this definition, pleasure and pain are closely linked to core emotional experience, whereas changes in judgment come about </text:span><text:span text:style-name="T167">as a result</text:span><text:span text:style-name="T160"> of having an emotion. The verb used to describe the place of valence in emotions is somewhat ambiguous (</text:span><text:span text:style-name="T167">yalzamuhā</text:span><text:span text:style-name="T160">), such that it could be taken to mean either that emotions are defined as pains and pleasures, or that emotions have pains and pleasures as effects. But the issue seems settled in the actual definitions of emotions which follow in Aristotle’s text, since emotions are consistently defined as pleasures or pains, plus some judgment, in fairly straightforward identity statements (e.g., “anger is a pain”). So the impression Aristotle’s text gives is fairly clear, and Avicenna generally follows suit, as we will </text:span><text:soft-page-break/><text:span text:style-name="T160">see.</text:span></text:p>
      <text:p text:style-name="P81">Like Aristotle, Avicenna provides a general definition of what an emotion is towards the start of 3.1. This definition includes mention of the effect of emotions on cognition, but leaves off any mention of pleasure and pain:</text:p>
      <text:p text:style-name="P81"/>
      <text:p text:style-name="P19"><text:span text:style-name="T182">The emotions [</text:span><text:span text:style-name="T185">al-infi</text:span><text:span text:style-name="T186">ʿ</text:span><text:span text:style-name="T185">ālāt</text:span><text:span text:style-name="T182">] […] are states [</text:span><text:span text:style-name="T185">aḥwāl</text:span><text:span text:style-name="T182">] through which one’s judgment differs [</text:span><text:span text:style-name="T185">yakhtalif</text:span><text:span text:style-name="T182">], through a difference [brought about by] the transformation [</text:span><text:span text:style-name="T185">takayyuf</text:span><text:span text:style-name="T182">] of the judger [when they are in that emotional state].</text:span><text:span text:style-name="Footnote_20_Symbol"><text:span text:style-name="T182"><text:note text:id="ftn381" text:note-class="footnote"><text:note-citation>380</text:note-citation><text:note-body><text:p text:style-name="P3"><text:s text:c="2"/>Avicenna, Healing: Rhetoric (1954) 130.</text:p></text:note-body></text:note></text:span></text:span></text:p>
      <text:p text:style-name="P81"/>
      <text:p text:style-name="P55"><text:span text:style-name="T160">The Arabic in this definition is compact to the point of being enigmatic, but it seems best to interpret it as approximating Aristotle’s definition, given its context. That is, the definition occurs at the beginning of a discussion designed to help the rhetorician bring about emotions in the judge and jury suited to garnering sympathy for their defendant, or stoking animosity towards the accused. That this change in judgment is the result of undergoing an emotion helps explain why Avicenna described this as a kind of “subtle manipulation”:</text:span><text:span text:style-name="Footnote_20_Symbol"><text:span text:style-name="T160"><text:note text:id="ftn382" text:note-class="footnote"><text:note-citation>381</text:note-citation><text:note-body><text:p text:style-name="Footnote"><text:span text:style-name="T198"><text:s/></text:span><text:span text:style-name="T206">See above, fn. 28.</text:span></text:p></text:note-body></text:note></text:span></text:span><text:span text:style-name="T160"> to convict someone of a crime merely because you are angry at them leaves plenty of room for error, since your anger can be stirred up by causes that have nothing to do with their guilt. If you become envious towards someone, you might be more likely to inflict the harm of a harsh sentence on them, however unjustified that might be. The mechanics of this transformation which brings about a change in judgment are not discussed in detail, but I discuss what might be meant here later on in chapter 4, section 5.</text:span></text:p>
      <text:p text:style-name="P55"><text:span text:style-name="T160">As mentioned, Avicenna’s general definition of emotions leaves off any mention of pleasure and pain. Nonetheless, pleasure and pain are just as central throughout his particular discussions of emotions as they are for Aristotle. Avicenna describes some emotions with terms that connote positive-valence, such as pleasure [</text:span><text:span text:style-name="T167">ladhdh</text:span><text:span text:style-name="T168">ah</text:span><text:span text:style-name="T163">]</text:span><text:span text:style-name="T160">, joy [</text:span><text:span text:style-name="T167">faraḥ</text:span><text:span text:style-name="T160">], and elation [</text:span><text:span text:style-name="T167">irtiyāḥ</text:span><text:span text:style-name="T160">], while others are described in terms of negative-valence, such as pain [</text:span><text:span text:style-name="T162">ʾ</text:span><text:span text:style-name="T167">adhā</text:span><text:span text:style-name="T160">], agitation [</text:span><text:span text:style-name="T167">ikhtilāṭ</text:span><text:span text:style-name="T160">], or sadness [</text:span><text:span text:style-name="T167">ghamm/ḥuzn</text:span><text:span text:style-name="T160">] (see chart above). These feelings are sometimes stated without qualification, but other times they are qualified, as in a “psychological pain” or a “pain of the soul,” which is just meant to distinguish this sort of pleasure or pain from physical pain and pleasure. As examples of how valence is worked into the definitions of particular emotions, we can take anger, fear and embarrassment/shame:</text:span></text:p>
      <text:p text:style-name="P81"/>
      <text:p text:style-name="P19"><text:span text:style-name="T182">As for anger, it is a psychological pain [</text:span><text:span text:style-name="T185">adhā nafsāniyy</text:span><text:span text:style-name="T187">ah</text:span><text:span text:style-name="T184">]</text:span><text:span text:style-name="T182"> owing to [</text:span><text:span text:style-name="T185">li</text:span><text:span text:style-name="T182">] a desire [</text:span><text:span text:style-name="T185">shawq</text:span><text:span text:style-name="T182">] on the part of the person for bringing about a punishment that they see as appropriate because of the thought of a slight or scorn to him, from the one toward whom he is angry. […]</text:span><text:span text:style-name="Footnote_20_Symbol"><text:span text:style-name="T182"><text:note text:id="ftn383" text:note-class="footnote"><text:note-citation>382</text:note-citation><text:note-body><text:p text:style-name="P3"><text:s text:c="2"/>Avicenna, Healing: Rhetoric (1954) 130.</text:p></text:note-body></text:note></text:span></text:span></text:p>
      <text:p text:style-name="P19"/>
      <text:p text:style-name="P19"><text:span text:style-name="T182">And as for fear, it is a pain [</text:span><text:span text:style-name="T185">ḥuzn</text:span><text:span text:style-name="T182">] and agitation [</text:span><text:span text:style-name="T185">ikhtilāṭ</text:span><text:span text:style-name="T182">] of the soul, on account of [</text:span><text:span text:style-name="T185">li</text:span><text:span text:style-name="T182">] imagining an expected, debilitating evil either reaching [the level of] corruption, or not approaching it. […]</text:span><text:span text:style-name="Footnote_20_Symbol"><text:span text:style-name="T182"><text:note text:id="ftn384" text:note-class="footnote"><text:note-citation>383</text:note-citation><text:note-body><text:p text:style-name="P3"><text:s text:c="2"/>Avicenna, Healing: Rhetoric (1954) 138.</text:p></text:note-body></text:note></text:span></text:span></text:p>
      <text:p text:style-name="P19"/>
      <text:p text:style-name="P19"><text:span text:style-name="T182">Embarrassment and shame are a pain [</text:span><text:span text:style-name="T185">ḥuzn</text:span><text:span text:style-name="T182">] and an agitation [</text:span><text:span text:style-name="T185">ikhtilāṭ</text:span><text:span text:style-name="T182">] because of some evil deed by which the person becomes blameworthy, whether its occurrence preceded, or is present, or is expected.</text:span><text:span text:style-name="Footnote_20_Symbol"><text:span text:style-name="T182"><text:note text:id="ftn385" text:note-class="footnote"><text:note-citation>384</text:note-citation><text:note-body><text:p text:style-name="P3"><text:s text:c="2"/>Avicenna, Healing: Rhetoric (1954) 142.</text:p></text:note-body></text:note></text:span></text:span></text:p>
      <text:p text:style-name="P82"/>
      <text:p text:style-name="P55"><text:span text:style-name="T160">Rather than seeming extraneous or tacked on to emotional experience, these definitions make the positive or negative feeling central to the emotion, with the cognitive and (sometimes) appetitive </text:span><text:soft-page-break/><text:span text:style-name="T160">components filling out the picture. Given the prominent role cognition and appetite have in emotional experience in </text:span><text:span text:style-name="T167">Psychology</text:span><text:span text:style-name="T160">, it seems unlikely that valence is meant to be taken in any sense as </text:span><text:span text:style-name="T167">more</text:span><text:span text:style-name="T160"> central, so it is best to see </text:span><text:span text:style-name="T167">Rhetoric</text:span><text:span text:style-name="T160"> and </text:span><text:span text:style-name="T167">Psychology</text:span><text:span text:style-name="T160"> as emphasizing different essential elements of emotional experience.</text:span></text:p>
      <text:p text:style-name="P55"><text:span text:style-name="T160">These different aspects of emotional experience are never explicitly fused together by Avicenna, but it is possible to see how they might be. On the one hand, as will be discussed in chapter 1, section 5, some emotions are positive completion states, and obviously such emotions (like joy, or sociability) include some positive hedonic quality. On the other hand, there is a tradition, going back to Plato, of thinking about appetite as painful.</text:span><text:span text:style-name="Footnote_20_Symbol"><text:span text:style-name="T160"><text:note text:id="ftn386" text:note-class="footnote"><text:note-citation>385</text:note-citation><text:note-body><text:p text:style-name="Footnote"><text:span text:style-name="T198"><text:s/>See </text:span><text:span text:style-name="T206">Wolfsdorf (2015).</text:span></text:p></text:note-body></text:note></text:span></text:span><text:span text:style-name="T160"> Normally hunger is an example of a painful appetite, but the point seems to generalize to higher level inclinations as well. We desire something because we lack it, and awareness of a lack typically involves some kind of discomfort. One place this is mirrored in Avicenna’s other writings is in </text:span><text:span text:style-name="T167">Psychology</text:span><text:span text:style-name="T160"> 4.4, when Avicenna says that certain appetites are caused when we “suffer the loss” of a pleasure.</text:span><text:span text:style-name="Footnote_20_Symbol"><text:span text:style-name="T160"><text:note text:id="ftn387" text:note-class="footnote"><text:note-citation>386</text:note-citation><text:note-body><text:p text:style-name="Footnote"><text:span text:style-name="T198"><text:s/>Avicenna, Healing: Psychology (1959) </text:span><text:span text:style-name="T206">195.</text:span></text:p></text:note-body></text:note></text:span></text:span><text:span text:style-name="T160"> So emotions are complex psychological phenomena, which involve appetites, some sort of pleasure or pain, or both,</text:span><text:span text:style-name="Footnote_20_Symbol"><text:span text:style-name="T160"><text:note text:id="ftn388" text:note-class="footnote"><text:note-citation>387</text:note-citation><text:note-body><text:p text:style-name="Footnote"><text:span text:style-name="T198"><text:s/></text:span><text:span text:style-name="T206">Avicenna says that anger can be pleasurable, since it involves the idea of overcoming. See Avicenna, Healing: Rhetoric (1954) 101.</text:span></text:p></text:note-body></text:note></text:span></text:span><text:span text:style-name="T160"> and a cognition.</text:span><text:span text:style-name="Footnote_20_Symbol"><text:span text:style-name="T160"><text:note text:id="ftn389" text:note-class="footnote"><text:note-citation>388</text:note-citation><text:note-body><text:p text:style-name="Footnote"><text:span text:style-name="T198"><text:s/></text:span><text:span text:style-name="T206">One might object to the conclusion that emotions all have some sort of valence by pointing out that not every emotion in the Rhetoric has pleasure or pain as part of its definition (see chart above in this section). To this I would say that Aristotle also does not include valence in all of his particular definitions, despite having explicitly built it into the generic definition at the outset. It seems that both Avicenna and Aristotle, in their respective works on the rhetoric, focus on the issues they take to be most important or illuminating about each emotion, not worrying about being utterly systematic and comprehensive. So just because Avicenna does not explicitly define some emotion as a having a valence component does not mean there is none: Aristotle sets a precedent for valence being an essential component to what an emotion is, and Avicenna never contradicts this, instead following suit in almost every particular case.</text:span></text:p></text:note-body></text:note></text:span></text:span></text:p>
      <text:p text:style-name="P81">As for the third point, that emotions are distinguished from one another primarily by their objects, this is apparent from how Avicenna approaches each particular definition. As mentioned earlier, emotions are most fundamentally acts of the motive faculty. But the motive faculty is non-cognitive, and by that very fact it is difficult to describe states solely from the point of view of the motive faculty. We can see the importance of the associated cognition for distinguishing emotions by looking at the following example, in which Avicenna distinguishes envy from vengeance and wrath:</text:p>
      <text:p text:style-name="P81"/>
      <text:p text:style-name="P19"><text:span text:style-name="T182">And there are two kinds of sadness [</text:span><text:span text:style-name="T185">ḥuzn</text:span><text:span text:style-name="T182">]: a sadness which occurs on account of the good state of one who deserves it, for the sake of the goodness of the state, and this is envy. And there is a sadness that occurs on account of the good state of one who does not deserve it, because he does not deserve it, and this is vengeance or wrath. And these two are contraries.</text:span><text:span text:style-name="Footnote_20_Symbol"><text:span text:style-name="T182"><text:note text:id="ftn390" text:note-class="footnote"><text:note-citation>389</text:note-citation><text:note-body><text:p text:style-name="P3"><text:s/>Avicenna, Healing: Rhetoric (1954) 151.</text:p></text:note-body></text:note></text:span></text:span></text:p>
      <text:p text:style-name="P82"/>
      <text:p text:style-name="P55"><text:span text:style-name="T160">Here, as is typical in the </text:span><text:span text:style-name="T167">Rhetoric</text:span><text:span text:style-name="T160">, appetite is not even mentioned. Moreover, one is not able to tell, just by inspecting the valence component, what sort of emotion is occurring. Envy and vengeance/wrath are both kinds of sadness, distinguishable only by the sort of evaluation to which they are a response: envy sees someone else’s good state simply as good, while the wrathful or indignant person sees it as good and recognizes that the person in the good state does not deserve it. Avicenna makes a similar point shortly before this, distinguishing envy, which he calls a kind of sadness [</text:span><text:span text:style-name="T167">ghamm</text:span><text:span text:style-name="T160">] over the fact that </text:span><text:span text:style-name="T167">someone else</text:span><text:span text:style-name="T160"> has a good, from the sadness </text:span><text:soft-page-break/><text:span text:style-name="T160">[</text:span><text:span text:style-name="T167">ghamm</text:span><text:span text:style-name="T160">] that </text:span><text:span text:style-name="T167">you</text:span><text:span text:style-name="T160"> do not have a good. The latter, he says, is not envy, but something “very close to being necessary,” since it is perfectly natural be be sad that you do not have something which someone else easily acquires.</text:span><text:span text:style-name="Footnote_20_Symbol"><text:span text:style-name="T160"><text:note text:id="ftn391" text:note-class="footnote"><text:note-citation>390</text:note-citation><text:note-body><text:p text:style-name="P3"><text:s/>Avicenna, Healing: Rhetoric (1954) 151.</text:p></text:note-body></text:note></text:span></text:span><text:span text:style-name="T160"> The distinction seems to be between being sad simply that someone else has a good, which is envy, and being sad that you lack a good, which is natural. As we will see again mirrored in our discussion of </text:span><text:span text:style-name="T167">Healing: Psychology</text:span><text:span text:style-name="T160"> in chapter 1, emotions are fundamentally motive states, but to talk about and define particular emotions, we need to reference their associated cognitions.</text:span><text:span text:style-name="Footnote_20_Symbol"><text:span text:style-name="T160"><text:note text:id="ftn392" text:note-class="footnote"><text:note-citation>391</text:note-citation><text:note-body><text:p text:style-name="Footnote"><text:span text:style-name="T198"><text:s/></text:span><text:span text:style-name="T206">See chapter 1, section 4.</text:span></text:p></text:note-body></text:note></text:span></text:span></text:p>
      <text:p text:style-name="P55"/>
      <text:h text:style-name="P136" text:outline-level="1"><text:span text:style-name="T172">6.3 </text:span><text:span text:style-name="T173">Character</text:span><text:span text:style-name="T172"> traits in the </text:span><text:span text:style-name="T174">Healing: Rhetoric</text:span></text:h>
      <text:p text:style-name="P55"/>
      <text:p text:style-name="P55"><text:span text:style-name="T160">Turning to </text:span><text:span text:style-name="T167">Healing: Rhetoric</text:span><text:span text:style-name="T160"> 3.5, Avicenna shifts from talking about individual emotions, to the sorts of emotions towards which particular types of people are disposed. At the beginning of 3.5, Avicenna says that he will discuss:</text:span></text:p>
      <text:p text:style-name="P55"/>
      <text:p text:style-name="Block"><text:span text:style-name="T160">[…] the states that incline [al-aḥwāl al-muḥarrik</text:span><text:span text:style-name="T163">ah]</text:span><text:span text:style-name="T160">, by way of [discussing] each disposition [khalq khalq] with respect to occurrences [al-ʿawāriḍ] [of the just discussed emotions] and concerns, according to ages, according to strengths [ḥudūd]</text:span><text:span text:style-name="Footnote_20_Symbol"><text:span text:style-name="T160"><text:note text:id="ftn393" text:note-class="footnote"><text:note-citation>392</text:note-citation><text:note-body><text:p text:style-name="Footnote"><text:span text:style-name="T198"><text:s/></text:span><text:span text:style-name="T206">This translation seems appropriate, especially given that he later goes on to use a related term, “sharp [ḥad</text:span><text:span text:style-name="T208">ī</text:span><text:span text:style-name="T206">d] (160.10),” to describe the anger of the old.</text:span></text:p></text:note-body></text:note></text:span></text:span><text:span text:style-name="T160">, and according to souls.</text:span><text:span text:style-name="Footnote_20_Symbol"><text:span text:style-name="T160"><text:note text:id="ftn394" text:note-class="footnote"><text:note-citation>393</text:note-citation><text:note-body><text:p text:style-name="Footnote"><text:span text:style-name="T198"><text:s/></text:span><text:span text:style-name="T206"><text:s/>Avicenna, Healing: Rhetoric (1954) 156.</text:span></text:p></text:note-body></text:note></text:span></text:span></text:p>
      <text:p text:style-name="P55"/>
      <text:p text:style-name="P55"/>
      <text:p text:style-name="P55"><text:span text:style-name="T160">The notion of “states that incline” comprises many types of differences between people, as the text goes on to ennumerate. In keeping with the purpose of this portion of the Rhetoric, these are being discussed primarily to get a sense of what sort of emotions (here </text:span><text:span text:style-name="T167">al-ʿawāriḍ</text:span><text:span text:style-name="T160">) different types of people are disposed towards. What he in fact goes on to discuss are the following groups, in order: the young, the old, those in the prime of their life, those of noble lineage, and the wealthy. So it seems that “strengths” and “souls” enter i</text:span><text:span text:style-name="T164">nto the discussion not as categories of people, but as way of talking about categories of people. For example, it is said of the old that “their anger is sharp [</text:span><text:span text:style-name="T169">ḥadīd</text:span><text:span text:style-name="T164">] [yet] weak,”</text:span><text:span text:style-name="Footnote_20_Symbol"><text:span text:style-name="T164"><text:note text:id="ftn395" text:note-class="footnote"><text:note-citation>394</text:note-citation><text:note-body><text:p text:style-name="Footnote"><text:span text:style-name="T198"><text:s/></text:span><text:span text:style-name="T206"><text:s/>Avicenna, Healing: Rhetoric (1954) 160.10.</text:span></text:p></text:note-body></text:note></text:span></text:span><text:span text:style-name="T164"> and that they are </text:span><text:span text:style-name="T40">disposed towards hopelessness not only because of the coldness of their temperaments,</text:span><text:span text:style-name="Footnote_20_Symbol"><text:span text:style-name="T58"><text:note text:id="ftn396" text:note-class="footnote"><text:note-citation>395</text:note-citation><text:note-body><text:p text:style-name="Footer"><text:span text:style-name="T199"><text:s/></text:span><text:span text:style-name="T200">Avicenna, </text:span><text:span text:style-name="T213">Healing: Rhetoric</text:span><text:span text:style-name="T200"> (1954), 159.</text:span></text:p></text:note-body></text:note></text:span></text:span><text:span text:style-name="T40"> but also because they have experienced so many difficulties and setbacks in life (a cognitive disposition).</text:span><text:span text:style-name="Footnote_20_Symbol"><text:span text:style-name="T58"><text:note text:id="ftn397" text:note-class="footnote"><text:note-citation>396</text:note-citation><text:note-body><text:p text:style-name="Footer"><text:span text:style-name="T199"><text:s/></text:span><text:span text:style-name="T200">Avicenna, </text:span><text:span text:style-name="T213">Healing: Rhetoric</text:span><text:span text:style-name="T200"> (1954), 160.</text:span></text:p></text:note-body></text:note></text:span></text:span><text:span text:style-name="T40"> </text:span><text:span text:style-name="T164"><text:s/>On th</text:span><text:span text:style-name="T160">e other hand, it is said of the young that they are optimistic and prone to believing others because of their hot temperament, and lack of bad experiences.</text:span><text:span text:style-name="Footnote_20_Symbol"><text:span text:style-name="T160"><text:note text:id="ftn398" text:note-class="footnote"><text:note-citation>397</text:note-citation><text:note-body><text:p text:style-name="Footnote"><text:span text:style-name="T198"><text:s/></text:span><text:span text:style-name="T206">“</text:span><text:span text:style-name="T202">And their natures are prone to believing quickly whatever falls at their feet on account of what is in them of optimism, and a lack of suspicion, and wideness of hope. And all of that follows on account of their hot temperament, which resembles the intoxicated, [and this temperament] strengthens the soul very much (Avicenna, </text:span><text:span text:style-name="T214">Healing: Rhetoric</text:span><text:span text:style-name="T202"> (1954), 157)</text:span><text:span text:style-name="T206">.”</text:span></text:p></text:note-body></text:note></text:span></text:span><text:span text:style-name="T160"> In general he is focused on the psychological attributes of the different categories he discusses, occasionally grounding these in physiological differences.</text:span></text:p>
      <text:p text:style-name="P55"><text:span text:style-name="T171"><text:tab/></text:span><text:span text:style-name="T37">It is worth comparing the discussion of emotions and character traits here, in the </text:span><text:soft-page-break/><text:span text:style-name="T37">Rhetoric, with what we saw about character traits in chapter 4, when we were focused on physiology. That is, in chapter 4, Avicenna's brief remarks suggested that true virtue or vice are realized in (not necessarily reducible to) states of the vital spirit. But context from elsewhere suggests that when Avicenna is discussing character traits here in the </text:span><text:span text:style-name="T46">Rhetoric</text:span><text:span text:style-name="T37">, he is discussing something more preliminary and morally neutral.</text:span></text:p>
      <text:p text:style-name="P55"><text:span text:style-name="T37">Amongst Avicenna's predecessors, we can notice a distinction between dispositions that are given to us as a result of our birth or our situation in life, and the dispositions we acquire as a result of habituating ourselves towards virtue or vice. One of the few Greek ethical texts to which Avicenna would have had access was the the Arabic version of Galen’s </text:span><text:span text:style-name="T45">On Character Traits (Kitāb Al-Aklhāq). </text:span><text:span text:style-name="T38">In it,</text:span><text:span text:style-name="T37"> Galen makes the distinction between different types of virtues and vices. Some virtues and vices involve the exercise of thought, while others do not. The latter (virtues that do not involve thought) are called </text:span><text:span text:style-name="T45">akhlāq</text:span><text:span text:style-name="T37">. Galen goes on to describe the process of moral formation, where young people grow out of their </text:span><text:span text:style-name="T45">akhlāq</text:span><text:span text:style-name="T37"> and into more complete virtue or vice, as they add judgment to their character, or use thought and habit to modify their character (for better or worse). This is similar to the point Aristotle makes in </text:span><text:span text:style-name="T45">Nicomachean Ethics</text:span><text:span text:style-name="T37">, where there are two types of excellence, excellence of thought, and excellent of character, but excellence of character is not complete without being guided by thought (in particular, practical wisdom).</text:span><text:span text:style-name="Footnote_20_Symbol"><text:span text:style-name="T57"><text:note text:id="ftn399" text:note-class="footnote"><text:note-citation>398</text:note-citation><text:note-body><text:p text:style-name="Footer"><text:span text:style-name="T199"><text:s/></text:span><text:span text:style-name="T200">On the two types of excellence, see </text:span><text:span text:style-name="T213">Nicomachean Ethics</text:span><text:span text:style-name="T200"> (1994) 1103a. </text:span><text:span text:style-name="T203">For the need to add practical wisdom on top of character traits in order for them to be complete, see 1144a-b.</text:span></text:p></text:note-body></text:note></text:span></text:span><text:span text:style-name="T37"> We are sometimes disposed to certain emotions and actions for reasons outside of our control, and it would not make sense to attribute virtue to someone solely on the basis of, say, good genetics.</text:span></text:p>
      <text:p text:style-name="P121"><text:span text:style-name="T37">There is no reason to think Avicenna would not be fully on board with this notion that full virtue is something that requires rational control, as distinct from preparatory, or given, character traits. Indeed, in his </text:span><text:span text:style-name="T45">On Governance </text:span><text:span text:style-name="T37">(a text that is attributed to Avicenna, but with less surety than his canonical works), he exhorts his readers interested in ethics to “take count of their character traits and temperaments,” and then use reason to cultivate what is good, and rein in what is bad.</text:span><text:span text:style-name="Footnote_20_Symbol"><text:span text:style-name="T57"><text:note text:id="ftn400" text:note-class="footnote"><text:note-citation>399</text:note-citation><text:note-body><text:p text:style-name="Footer"><text:span text:style-name="T199"><text:s/></text:span><text:span text:style-name="T200">Avicenna, </text:span><text:span text:style-name="T213">On Governance</text:span><text:span text:style-name="T200"> (2007), 229-230.</text:span></text:p></text:note-body></text:note></text:span></text:span></text:p>
      <text:p text:style-name="P119">One further connection: although Avicenna does not make the link explicit, there is potential overlap between preparatory dispositions for emotions, and what we discussed about mental illness in chapter 4. As we saw, it is possible for doctors to get rid of certain conditions that would make it all but impossible for someone to exert rational control (e.g., extreme depression or madness). But a medical doctor could not (of course) positively inculcate virtue by improving physiology, so the role of physiology in this sense in moral formation is something more preliminary. Treating someone's melancholy with chemicals could give someone a better position from which to develop a positive, virtuous, cheerful disposition, but that is all that it could do.</text:p>
      <text:p text:style-name="P122"/>
      <text:p text:style-name="P55"/>
      <text:p text:style-name="P55"><text:span text:style-name="T160">Stepping back, we can see how differently emotions are treated in </text:span><text:span text:style-name="T167">Healing: Rhetoric</text:span><text:span text:style-name="T160">, as compared to the texts on philosophical psychology. Avicenna does not contradict his fundamental point that emotions are primarily acts of the motive faculty, but his focus is elsewhere in the </text:span><text:span text:style-name="T167">Rhetoric</text:span><text:span text:style-name="T160">: on emotions as pleasures or pains, and on the dispositional states, triggering causes, and objects of particular emotions. It seems most likely that this shift in focus is because he is following the programme of Aristotle’s </text:span><text:span text:style-name="T167">Rhetoric</text:span><text:span text:style-name="T160">, which in turn is attempting to </text:span><text:soft-page-break/><text:span text:style-name="T160">provide concrete advice to the rhetorician.</text:span></text:p>
      <text:p text:style-name="P55"/>
      <text:p text:style-name="P54"/>
      <text:h text:style-name="P137" text:outline-level="1"/>
      <text:h text:style-name="P137" text:outline-level="1"/>
      <text:h text:style-name="P137" text:outline-level="1"/>
      <text:h text:style-name="P137" text:outline-level="1"/>
      <text:h text:style-name="P137" text:outline-level="1">6.4. Conclusion</text:h>
      <text:p text:style-name="P129"/>
      <text:p text:style-name="P80">Avicenna's primary way of analyzing emotions (found in his works on philosophical psychology) is as acts of various branches of the animal motive faculty. He is noteworthy for the variety of types of emotions he thinks animals are capable of, as well as for pointing to the unique aspects of human emotional life. Moreover, his account of human emotions remains grounded in the same framework as his account of animal emotions. Both sorts of emotions are acts of various branches of the shared animal motive faculty, caused by different types of evaluations.</text:p>
      <text:p text:style-name="P80">In terms of their function, all these emotions are fundamentally inclinations of the animal soul, inclining the subject towards objects and ends. Emotions thus don't directly cause us to do things—action requires another cognition (a practical judgment) and another act of the motive faculty (resolution). Of course, not every evaluation leads to the typical inclination, this being partially dependent on physiological and psychological dispositions.</text:p>
      <text:p text:style-name="Standard"><text:span text:style-name="T159">Outside of this primary analysis, Avicenna clarifies in </text:span><text:span text:style-name="T166">Healing: Categories</text:span><text:span text:style-name="T159"> that emotions are passing states, as distinct from stable states like virtues and vices. Likewise, in his </text:span><text:span text:style-name="T166">Healing: Rhetoric</text:span><text:span text:style-name="T159">, we see that emotions can also be described in terms of their valence (i.e., as painful or pleasurable), and that attending to their associated cognitions is the best way of distinguishing individual emotions from one another.</text:span></text:p>
      <text:p text:style-name="P94">Together, all these sources add up to a fairly comprehensive, creative approach to emotions—one that builds on and clarifies core aspects of the Aristotelian tradition of psychology, then expands it to make sense of more varied realities of emotional experience.</text:p>
      <text:h text:style-name="P145" text:outline-level="1">Appendix 1: Translation of the se<text:span text:style-name="T1">ctions on emotions in Avicenna's </text:span><text:span text:style-name="T5">Healing: Rhetoric</text:span><text:span text:style-name="T3"> and </text:span><text:span text:style-name="T6">Compilation: Rhetoric</text:span></text:h>
      <text:p text:style-name="P130">Word Count: 15,265</text:p>
      <text:h text:style-name="Heading_20_1" text:outline-level="1"/>
      <text:h text:style-name="Heading_20_1" text:outline-level="1"><text:span text:style-name="T2">From </text:span><text:span text:style-name="T1">Avicenna's </text:span><text:span text:style-name="T5">Healing: Rhetoric</text:span></text:h>
      <text:h text:style-name="Heading_20_1" text:outline-level="1">3.1 On persuasive/manipulative rhetorical speeches</text:h>
      <text:p text:style-name="P70"/>
      <text:p text:style-name="P105"><text:span text:style-name="T49">[129]</text:span><text:span text:style-name="Footnote_20_Symbol"><text:span text:style-name="T60"><text:note text:id="ftn401" text:note-class="footnote"><text:note-citation>400</text:note-citation><text:note-body><text:p text:style-name="Standard"><text:span text:style-name="Footnote_20_Symbol"><text:span text:style-name="T153"/></text:span></text:p><text:p text:style-name="P17"/><text:p text:style-name="P17"/><text:p text:style-name="P17"/><text:p text:style-name="P17"/><text:p text:style-name="P17"/><text:p text:style-name="P17"/><text:p text:style-name="P17"/><text:p text:style-name="P17"/><text:p text:style-name="P17"/><text:p text:style-name="P17"/><text:p text:style-name="P17"/><text:p text:style-name="P17"><text:span text:style-name="T223"><text:tab/> </text:span><text:span text:style-name="T210">Page and line numbers in brackets accord with Avicenna, Healing: Rhetoric (1954).</text:span></text:p></text:note-body></text:note></text:span></text:span><text:span text:style-name="T19"> Let us now discuss the types of rhetorical speech by which judges and listeners are persuaded [yastadriju bi-hā].</text:span></text:p>
      <text:p text:style-name="P64"/>
      <text:p text:style-name="P64">The [the type of rhetoric used] might differ according to the level of those judging, according to their minds and the sophistication of their beliefs, or the lack thereof, and that is especially the case in [legal] deliberations [mashwarāt]. As for lawsuits/trials [khaṣūmāt], it seems that in them there is more of a dependence on preserved laws than on distinct traits [of the speaker]. So if the rhetorician is acquainted [129.5] with the state of the judge, and the state of the opposing party [khaṣm], he benefits from that. For those judging are not all the same in their disposition towards those they like, and those they dislike.</text:p>
      <text:p text:style-name="P64"/>
      <text:p text:style-name="P64">And their judgment about one they bear ill will towards is fixed, in other words, they don’t work to bring him a peaceful resolution. Likewise, if the judge of the defendant [lit: the judge of person who is the subject of the address] is manipulated towards thinking [of the defendant] with hatred, he believes the prosecutor [khaṣm], and he hates [the defendant], and if he thinks of the defendant with love, he believes the rhetorician and the respect [he proclaims] about [the defendant]. And suchlike are the things which incline [the judge] towards [the defendant] and harden him against the prosecutor. Or [another thing which affects judgment is] when [the judge] has a good opinion about the rhetorician, trusting him [129.10], on account of what he imagines in terms of his virtue and refinement, or something like that, thinking it likely [the rhetorician] would do good, just like it is probable that he would have scruples with doing something suspicious and harsh. For gentle natures easily do what is gentle, and harsh natures do what is harsh.</text:p>
      <text:p text:style-name="P64"/>
      <text:p text:style-name="P64">And the speaker could make someone believe him on account of confidence in his practical <text:soft-page-break/>wisdom, [130] or [confidence] in his virtue, or [confidence] in his good will and friendship. And [arousing] disbelief is on account of the opposite of these. Similarly, telling a falsehood could happen in the deliberations among deliberators, either because of: their ignorance, their wickedness and their love of doing evil to people, or because of they do not care about what is being discussed, so they do not sincerely look into the matter, and they do evil through failure of knowledge.</text:p>
      <text:p text:style-name="P64"/>
      <text:p text:style-name="P105"><text:span text:style-name="T19">As for scrutinizing a person and getting to know a person [130.5] in terms of the strength of their practical wisdom and the integrity of their nature, grasping this is only facilitated through a consideration of the types [of people] given in the chapter on praise and dispraise.</text:span><text:span text:style-name="Footnote_20_Symbol"><text:span text:style-name="T53"><text:note text:id="ftn402" text:note-class="footnote"><text:note-citation>401</text:note-citation><text:note-body><text:p text:style-name="Standard"><text:span text:style-name="T223"><text:s/></text:span><text:span text:style-name="T210">See section 2.4 of this same text, corresponding to 1.9 of Aristotle Rhetoric.</text:span></text:p></text:note-body></text:note></text:span></text:span><text:span text:style-name="T19"> </text:span></text:p>
      <text:p text:style-name="P64"/>
      <text:p text:style-name="P105"><text:span text:style-name="T19">As for the state of good-will and friendship, and their relation, we will deal with their types in such a way as will get rid of the cause for the need to know about them [any further] when we mention the emotions. And [emotions] are states wherein which one’s judgment differ, through a difference [consisting of] the transformation of the judger [when they are in that emotional state].</text:span><text:span text:style-name="Footnote_20_Symbol"><text:span text:style-name="T53"><text:note text:id="ftn403" text:note-class="footnote"><text:note-citation>402</text:note-citation><text:note-body><text:p text:style-name="Standard"><text:span text:style-name="T223"><text:s/></text:span><text:span text:style-name="T210">Avicenna’s most schematic definition of emotions in this text differs from that offered by Aristotle. Aristotle says: “Emotions [al-ʾālam] are things that, when the one judging is changed because of them, their judgments differ; and they may be accompanied by pleasure and pain (83.10-11 in the Arabic version, cf. 1378a in the Greek).”</text:span></text:p><text:p text:style-name="P101"/><text:p text:style-name="P101"><text:tab/>Aristotle follows this by mentioning the he will deal with individual emotions, and their opposites, and he provides a description of how he will treat each emotion: “It is necessary that we proceed and examine each [emotion] in the threefold manner. As for how this will be done, I say that it will follow the pattern of what we do concerning anger, when we show [1] the state--which one and what it is like [kayf wa bi-ayya ḥāl]—such that, if someone [is in it] they are disposed towards anger, and [2] on account of what [mimmā] it is typical for [a particular occurrence of anger] anger to occur, and [3] towards whom/what [ʿlā man] [anger is directed] (83.13-17 in the Arabic, cf. 1378a in the Greek).”</text:p><text:p text:style-name="P101"/><text:p text:style-name="P101"><text:tab/>Avicenna does not include the references to pleasure and pain, or opposites, or the three aspects of emotions, in this initial overview. His analysis of individual emotions that follows, however, does proceed along these same lines.</text:p></text:note-body></text:note></text:span></text:span></text:p>
      <text:p text:style-name="P64"/>
      <text:p text:style-name="P105"><text:span text:style-name="T19">So let's begin discussing these states with anger [</text:span><text:span text:style-name="T25">ghaḍab</text:span><text:span text:style-name="T19">], and the one who is angry, and the one toward whom anger is directed. As for [130.10] anger, it is a psychological pain [adhā nafsāniyy</text:span><text:span text:style-name="T25">ah]</text:span><text:span text:style-name="T19"> owing to [li] a desire [shawq] on the part of the person for bringing about a punishment that they see as appropriate because of the thought of a slight or scorn to him, from the one toward whom he is angry. On account of this, anger does not deal with universal humanity, for scorn does not issue from universal humanity, and revenge is not hoped for on account of it, but rather the object</text:span><text:span text:style-name="Footnote_20_Symbol"><text:span text:style-name="T53"><text:note text:id="ftn404" text:note-class="footnote"><text:note-citation>403</text:note-citation><text:note-body><text:p text:style-name="Standard"><text:span text:style-name="T223"><text:s/></text:span><text:span text:style-name="T210">This would correspond to the “towards whom” aspect of an emotion mentioned above, in fn. 3.</text:span></text:p></text:note-body></text:note></text:span></text:span><text:span text:style-name="T19"> of anger is an individual person or a group of people. And you have learned about what pertains to anger in terms of pleasure</text:span><text:span text:style-name="Footnote_20_Symbol"><text:span text:style-name="T53"><text:note text:id="ftn405" text:note-class="footnote"><text:note-citation>404</text:note-citation><text:note-body><text:p text:style-name="Standard"><text:span text:style-name="T223"><text:s/></text:span><text:span text:style-name="T210">It is worth noting that anger involves both pleasure and pain.</text:span></text:p></text:note-body></text:note></text:span></text:span><text:span text:style-name="T19"> [al-ladhdh</text:span><text:span text:style-name="T25">ah]</text:span><text:span text:style-name="T19">, [and you have learned that pleasure] draws out an increase in the anger.</text:span><text:span text:style-name="Footnote_20_Symbol"><text:span text:style-name="T53"><text:note text:id="ftn406" text:note-class="footnote"><text:note-citation>405</text:note-citation><text:note-body><text:p text:style-name="Standard"><text:span text:style-name="T223"><text:s/></text:span><text:span text:style-name="T210">Unclear to what prior section this is a reference, but it is illustrated in later in 131.15, where it is said that someone may get is angered when a pleasure gets taken away from them.</text:span></text:p></text:note-body></text:note></text:span></text:span></text:p>
      <text:p text:style-name="P64"/>
      <text:p text:style-name="P64">And as for scorn/disregard [istiḥqār], it is that which rears its head [130.15] on account of <text:soft-page-break/>something said or done [indicating] to someone that someone else does not consider them deserving of concern, or have regard for their honor, or worry about their meeting some evil, or hope that they meet some good.</text:p>
      <text:p text:style-name="P64"/>
      <text:p text:style-name="P105"><text:span text:style-name="T19">And scorn/disregard can be divided into three divisions: disdain [istihāna], [131] abuse [</text:span><text:span text:style-name="T133">ʿ</text:span><text:span text:style-name="T19">anat], and insult [shatīma].</text:span></text:p>
      <text:p text:style-name="P64"/>
      <text:p text:style-name="P64">Disdain is the doing of that which indicates the worthlessness of the one disdained.</text:p>
      <text:p text:style-name="P64"/>
      <text:p text:style-name="P64">Abuse is dealing with someone in such a way that [the abuser] tries, by intentionally doing or not doing something, to get in the way of the other person for no other reason than the fact that they take pleasure in the other's discontent and helplessness. And [abuse] is not done except to someone who is considered not worth one's concern or respect, or who is not revered or feared.</text:p>
      <text:p text:style-name="P64"/>
      <text:p text:style-name="P64">[131.5] And as for the manner of being harmed by insult, and the fact that it comes about through disregard, these are two clear phenomena which do not require elucidation. And insulting is also something which pleases the one insulting, on account of the dominance he imagines when he insults, and [on account of] conceiving in himself that he is superior to the one insulted, in terms of virtue, on account of his being free of that disgrace which he hurls at the other. The young and the rich are excessive insulters for this reason.</text:p>
      <text:p text:style-name="P64"/>
      <text:p text:style-name="P64">And mockery is a combination of abuse and belittlement, or abuse and insult, understood as will be explained in their proper place.</text:p>
      <text:p text:style-name="P64"/>
      <text:p text:style-name="P105"><text:span text:style-name="T19">[131.10] And the person who has the least ability to to bear</text:span><text:span text:style-name="Footnote_20_Symbol"><text:span text:style-name="T53"><text:note text:id="ftn407" text:note-class="footnote"><text:note-citation>406</text:note-citation><text:note-body><text:p text:style-name="Standard"><text:span text:style-name="T223"><text:s/></text:span><text:span text:style-name="T210">This is a discussion of the sort of “states” that dispose someone towards anger.</text:span></text:p></text:note-body></text:note></text:span></text:span><text:span text:style-name="T19"> external annoyances or the sharpness of anger-inducing things, is the one who considers himself better intrinsically, or due to his power, or some virtue in himself, or [his] authority, as well as those who live in luxury, and those who expect to be honored or given favors and are then disappointed in this, or [the one who has trouble bearing such things is he who] encounters intentional belittlement and disregard towards himself or his kinfolk, from the one from whom he expects [honor].</text:span></text:p>
      <text:p text:style-name="P64"/>
      <text:p text:style-name="P64">And the one focused on a pain in his body, or suffering harm from someone else, or being afflicted by some disaster or mishaps that burdens him, [such a one] is disposed towards anger on account of the least annoyance. So, one who suffers some trial, or fails to reach one of their desired goals, [if] he does not detach himself from the appetite and the [missed] pleasure [131.15], he is struck by and occurrence of anger. Anger comes quickly to the the one who [132] is made light of with regard to some physical or psychological harm, or with regard to some [bad] news, or the occurrence of a death, or [due to some person] paying little mind to his duty in terms of friendship. Similarly, when one fails to achieve that which they hope for, their burning anger falls upon that which denied him his hope, and even on other things.</text:p>
      <text:p text:style-name="P64"/>
      <text:p text:style-name="P105"><text:span text:style-name="T19">And from the [same] genus of insult [shatīma] and scorn [istihāna] is disdain [taḥqīr] for that which is declared by those</text:span><text:span text:style-name="T53"> </text:span><text:span text:style-name="T19">who make official judgements about religious obligations and virtue, or [for the] teaching [132.5] and learning of some judgement from those who make official </text:span><text:soft-page-break/><text:span text:style-name="T19">judgments. And [disdain also applies to those who] cast someone out as a sinner.</text:span><text:span text:style-name="Footnote_20_Symbol"><text:span text:style-name="T53"><text:note text:id="ftn408" text:note-class="footnote"><text:note-citation>407</text:note-citation><text:note-body><text:p text:style-name="Standard"><text:span text:style-name="T223"><text:s/></text:span><text:span text:style-name="T210">No parallel in Aristotle’s text for this discussion of religious judgments.</text:span></text:p></text:note-body></text:note></text:span></text:span></text:p>
      <text:p text:style-name="P64"/>
      <text:p text:style-name="P64">And the general population frequently mocks these [jurists] on account of the failure of their imaginations to realize the use in what [the jurists] are working on. So they suppose that [the jurists] are floundering in useless things, and in that which has no benefit. And if the judge or the scholar becomes aware of what the masses are doing, they become angry and grieved.</text:p>
      <text:p text:style-name="P64"/>
      <text:p text:style-name="P64">[Nonetheless], at the end of the day, the general population is compelled by their condition to please the trustworthy and virtuous [jurists], because they count on their skill at managing trusts, and their good ability to mediate in conflicts, [and] because of what [132.10] the general population understands of [the jurists’] devotion to generosity and the need for [the jurists’] justice in contracts, without which trade cannot occur. So they endear themselves to and seek the sympathy of [the noble jurists] hearts, and if they get the cold-shoulder from [a noble jurist], they see this as a great loss and a trade loss.</text:p>
      <text:p text:style-name="P64"/>
      <text:p text:style-name="P105"><text:span text:style-name="T19">And those things which make a person angry include: the breaking of custom in generosity, and refraining from repaying the gracious with something gracious. And this can happen in various ways: if the repayment is done poorly, and the acceptance of a great amount of kindness [is met with] with evil or ungratefulness, [132.15] or with if the charitable offering is considered vile and placed in a position less than what is deserved. And one of these ways of being [a bad repayer] is vile, namely, the breaking of custom, and one is even more vile, and that is failing to repay, and for [yet another] one there is no way to speak of its repugnance, and this is repaying [good] with bad.</text:span><text:span text:style-name="Footnote_20_Symbol"><text:span text:style-name="T53"><text:note text:id="ftn409" text:note-class="footnote"><text:note-citation>408</text:note-citation><text:note-body><text:p text:style-name="Standard"><text:span text:style-name="T223"><text:s/></text:span><text:span text:style-name="T210">No parallel in Aristotle’s text for this focus on repayment of gifts and debts.</text:span></text:p></text:note-body></text:note></text:span></text:span></text:p>
      <text:p text:style-name="P64"/>
      <text:p text:style-name="P105"><text:span text:style-name="T19">And someone might get angry at his friend </text:span><text:span text:style-name="Footnote_20_Symbol"><text:span text:style-name="T53"><text:note text:id="ftn410" text:note-class="footnote"><text:note-citation>409</text:note-citation><text:note-body><text:p text:style-name="Standard"><text:span text:style-name="T223"><text:s/></text:span><text:span text:style-name="T210">cf. 1379b in Greek Aristotle (at various points where there is a clear parallel in language or focus between Avicenna and Aristotle’s text, this will be noted).</text:span></text:p></text:note-body></text:note></text:span></text:span><text:span text:style-name="T19">[133] if [the friend] considers it fine to pass over in silence the lovely gift, and especially if he is struck by some misery and it is ignored by [the friend], and [the friend] does not get frustrated about it, and does not try to do good by sharing with him in [the misery]. Or if need afflicts him, and he is in the midst of its trial, and [the friend] does not say a word to him [then he would get angry]. And similarly [he would get angry] if he is part of the people [that the friend is supposed to, but is not] taking care of, <text:s/>and if [such people] matter and concern to him. And [anger is caused by all these things]because all of this signifies disdain.</text:span></text:p>
      <text:p text:style-name="P64"/>
      <text:p text:style-name="P105"><text:span text:style-name="T19">[133.5] And the types of disdain [istihāna] leading to anger/annoyance include: disdain for a person himself, distain for someone that someone respects, disdain someone that someone marvels at,</text:span><text:span text:style-name="Footnote_20_Symbol"><text:span text:style-name="T53"><text:note text:id="ftn411" text:note-class="footnote"><text:note-citation>410</text:note-citation><text:note-body><text:p text:style-name="Standard"><text:span text:style-name="T223"><text:s/></text:span><text:span text:style-name="T210">No parallel in Aristotle’s text for these specific examples of objects of disdain.</text:span></text:p></text:note-body></text:note></text:span></text:span><text:span text:style-name="T53"> </text:span><text:span text:style-name="T19">and distain for that which brings humiliation on a friend. Examples [of things that cause distain] include: a father who gets angry at his children, and a woman who domineers over her husband.</text:span></text:p>
      <text:p text:style-name="P64"/>
      <text:p text:style-name="P64">And cheating a deserving [person] is a type of disdain, as is responding to something serious with a joke, along with [arbitrarily] singling-out someone for deprivation from among many <text:soft-page-break/>others. And being neglectful of a friend to the point where his name or [133.10] tale is blotted out of memory [is a type of disdain]. Thus has the explanation of that which is related to anger been laid out fully.</text:p>
      <text:p text:style-name="P64"/>
      <text:p text:style-name="P105"><text:span text:style-name="T19">So let us move onto explaining the nature of [anger’s] opposite,</text:span><text:span text:style-name="Footnote_20_Symbol"><text:span text:style-name="T53"><text:note text:id="ftn412" text:note-class="footnote"><text:note-citation>411</text:note-citation><text:note-body><text:p text:style-name="Standard"><text:span text:style-name="T223"><text:s/></text:span><text:span text:style-name="T210">cf. 1380a in Greek Aristotle.</text:span></text:p></text:note-body></text:note></text:span></text:span><text:span text:style-name="T19"> and that is the slackening of anger [futūr al-</text:span><text:span text:style-name="T25">ghaḍab</text:span><text:span text:style-name="T19">]. For example, anger slackens towards one who did not intend to disdain an act of kindness, but [who was simply] absent-minded or made an error; and towards one who passes from doing something that provokes anger to torturing, such that the pain diverts from the thing that caused anger;</text:span><text:span text:style-name="Footnote_20_Symbol"><text:span text:style-name="T53"><text:note text:id="ftn413" text:note-class="footnote"><text:note-citation>412</text:note-citation><text:note-body><text:p text:style-name="Standard"><text:span text:style-name="T223"><text:s/></text:span><text:span text:style-name="T210">No parallel in Aristotle’s text for this example of how being tortured by someone can cause anger to abate, because you are distracted by the pain of being tortured.</text:span></text:p></text:note-body></text:note></text:span></text:span><text:span text:style-name="T19"> and [anger slackens] towards the one who is treated as he treats the other; and towards the one who acknowledges [their wrong] and seeks forgiveness via repentance. On the other hand, someone who persists in denying and disavowing some insolence or slight brings about more [133.15] anger in addition to what was already directed towards him.</text:span></text:p>
      <text:p text:style-name="P64"/>
      <text:p text:style-name="P105"><text:span text:style-name="T19">And [anger slackens] towards someone who is submissive, humble, yielding, and quiet, [134] who does not take recourse to obstinance or argument. An ashamed acknowledgment [from the other of their wrongdoing] solidifies the abating of anger. And [for example] you might find quarrelsome dogs</text:span><text:span text:style-name="Footnote_20_Symbol"><text:span text:style-name="T53"><text:note text:id="ftn414" text:note-class="footnote"><text:note-citation>413</text:note-citation><text:note-body><text:p text:style-name="Standard"><text:span text:style-name="T223"><text:s/></text:span><text:span text:style-name="T210">cf. 1380a in Greek Aristotle.</text:span></text:p></text:note-body></text:note></text:span></text:span><text:span text:style-name="T19"> who are on the verge of attacking some [people]. If some of [the people] sit down, and some of them hasten as if to fight the dogs, [the dogs] refrain from the ones who sit down submissively, and they attack the ones who are making to fight.</text:span><text:span text:style-name="Footnote_20_Symbol"><text:span text:style-name="T53"><text:note text:id="ftn415" text:note-class="footnote"><text:note-citation>414</text:note-citation><text:note-body><text:p text:style-name="Standard"><text:span text:style-name="T223"><text:s/></text:span><text:span text:style-name="T210">No parallel in Aristotle’s text for the in depth explanation of the example of quarrelsome dogs. The dogs are Aristotelian example, but Avicenna seems to take more interest in unpacking it.</text:span></text:p></text:note-body></text:note></text:span></text:span></text:p>
      <text:p text:style-name="P64"/>
      <text:p text:style-name="P105"><text:span text:style-name="T19">And anger slackens a lot towards someone who is very cheerful. For the generosity that is perceived in someone on account of their joyousness, [134.5] it moves the soul towards something similar, as if cheerfulness were a gift that requires repayment.</text:span><text:span text:style-name="Footnote_20_Symbol"><text:span text:style-name="T53"><text:note text:id="ftn416" text:note-class="footnote"><text:note-citation>415</text:note-citation><text:note-body><text:p text:style-name="Standard"><text:span text:style-name="T223"><text:s/></text:span><text:span text:style-name="T210">No parallel in Aristotle’s text for this example of how perceiving a positive trait in someone else (joyousness, in this case) can shift your emotional state positively towards them.</text:span></text:p></text:note-body></text:note></text:span></text:span></text:p>
      <text:p text:style-name="P64"/>
      <text:p text:style-name="P105"><text:span text:style-name="T19">And similarly [anger slackens towards] the poor, who are in distress, and ones dressed as ascetics seeking forgiveness [from God]. And those who are well known for refraining from harm, and avoiding the extreme, and not talking too much, their fits of passion and their eccentricities are tolerated. And similarly the revered and the ones who make you feel bashful [do not make you angry], for anger does not join to reverence or embarrassment.</text:span><text:span text:style-name="Footnote_20_Symbol"><text:span text:style-name="T53"><text:note text:id="ftn417" text:note-class="footnote"><text:note-citation>416</text:note-citation><text:note-body><text:p text:style-name="Standard"><text:span text:style-name="T223"><text:s/></text:span><text:span text:style-name="T210">No parallel in Aristotle’s text for this explanation that certain emotions are incompatible with one another.</text:span></text:p></text:note-body></text:note></text:span></text:span></text:p>
      <text:p text:style-name="P64"/>
      <text:p text:style-name="P64">And disdain, if it comes from a revered person, it is thought to be a result of their just displeasure [sukhṭ], which is not [134.10] considered not to be pure distain, but rather it is thought to be [an attempt o] educate or instill culture, and [the revered one’s] assessment that [the other] deserves his anger is considered the opposite of scorn.</text:p>
      <text:p text:style-name="P64"/>
      <text:p text:style-name="P105"><text:span text:style-name="T19">As for one who has reached a high degree of depravity, reprimand does not even reach down to their level, and one does not feel grief on account of him, and there is no pain felt with the </text:span><text:soft-page-break/><text:span text:style-name="T19">awareness of [your being an object of] his disdain.</text:span><text:span text:style-name="Footnote_20_Symbol"><text:span text:style-name="T53"><text:note text:id="ftn418" text:note-class="footnote"><text:note-citation>417</text:note-citation><text:note-body><text:p text:style-name="Standard"><text:span text:style-name="T223"><text:s/></text:span><text:span text:style-name="T210">No parallel in Aristotle’s text for the idea that being disdained by someone might not cause any pain if we think little of the one by whom we are disdained.</text:span></text:p></text:note-body></text:note></text:span></text:span></text:p>
      <text:p text:style-name="P64"/>
      <text:p text:style-name="P64">And likewise [one does not get angry over] the apparent disdain in the case of making fun of someone, for it signifies that the one who is doing the disdaining [via jokes] takes pleasure in the one who is disdained and in mingling with him. And this is on account of [the joker’s thinking that the other person has] strength of character, not on account of his scorn.</text:p>
      <text:p text:style-name="P64"/>
      <text:p text:style-name="P105"><text:span text:style-name="T19">The one who is made fun of might not get angry if they are hoping for some good from the one who slights them.</text:span><text:span text:style-name="Footnote_20_Symbol"><text:span text:style-name="T53"><text:note text:id="ftn419" text:note-class="footnote"><text:note-citation>418</text:note-citation><text:note-body><text:p text:style-name="Standard"><text:span text:style-name="T223"><text:s/></text:span><text:span text:style-name="T210">No parallel in Aristotle’s text for the idea that someone could do something that would normally cause anger, but because you are hoping for some good from them, you don’t become angry.</text:span></text:p></text:note-body></text:note></text:span></text:span><text:span text:style-name="T19"> [134.15] For example, someone might do something that [would normally] cause anger, [but] mixed with meeting a need or providing an obvious service [in which case it would not cause anger].</text:span></text:p>
      <text:p text:style-name="P64"/>
      <text:p text:style-name="P105"><text:span text:style-name="T19">And time elapses after the thing that caused anger, its impact abates, so that one is no longer angry, or anger lessens.</text:span><text:span text:style-name="Footnote_20_Symbol"><text:span text:style-name="T53"><text:note text:id="ftn420" text:note-class="footnote"><text:note-citation>419</text:note-citation><text:note-body><text:p text:style-name="Standard"><text:span text:style-name="T223"><text:s/></text:span><text:span text:style-name="T210">cf. 1380b in Greek Aristotle.</text:span></text:p></text:note-body></text:note></text:span></text:span></text:p>
      <text:p text:style-name="P64"/>
      <text:p text:style-name="P64">[135] And those things which lessen anger include: triumph, taking revenge, and the pouring out of agonies—as if from heaven—on the person who is the cause of anger. And the acknowledgement of a mistake and crime [slackens anger], [as well as] admission of a mistake. And [anger is lessened by] someone who admits that they deserve shame, and who does not take recourse to denial in the midst of their chastisement, and especially when there are first verbal punishments, and they agree to the badness of their [135.5] deed, and are chastised about it. And [the kind of person who] gets angry in this sort of case in one who is plunged into testiness.</text:p>
      <text:p text:style-name="P64"/>
      <text:p text:style-name="P105"><text:span text:style-name="T19">And that which lessens the feeling of anger at the wrong-doer is the wrong-doer’s being ignorant of their offense, and their not being aware of the difference between good and evil.</text:span><text:span text:style-name="Footnote_20_Symbol"><text:span text:style-name="T53"><text:note text:id="ftn421" text:note-class="footnote"><text:note-citation>420</text:note-citation><text:note-body><text:p text:style-name="Standard"><text:span text:style-name="T223"><text:s/></text:span><text:span text:style-name="T210">No parallel in Aristotle’s text for the examples in this paragraph of the sort of things which can reduce anger.</text:span></text:p></text:note-body></text:note></text:span></text:span><text:span text:style-name="T19"> </text:span><text:bookmark-start text:name="31"/><text:span text:style-name="T19">And</text:span><text:bookmark-end text:name="31"/><text:span text:style-name="T19"> the death of the one who causes anger, and their reaching the final house [that lessens anger also], indeed that is among the things which removes resentment from the heart, to say nothing of anger.</text:span></text:p>
      <text:p text:style-name="P64"/>
      <text:h text:style-name="Heading_20_1" text:outline-level="1">3.2 [135.10] On the types of friendship, and hope and fear, and courage and cowardice</text:h>
      <text:p text:style-name="P64"/>
      <text:p text:style-name="P105"><text:span text:style-name="T19">Friendliness [al-ṣadāqa] is the state [ḥāl</text:span><text:span text:style-name="T25">ah]</text:span><text:span text:style-name="T19"> of a person insofar as they wish the good for another person, for the sake of that other person, and not for their own sake. For he has some disposition [malak</text:span><text:span text:style-name="T25">ah]</text:span><text:span text:style-name="T19"> motivating him to do the good for that other. The friend is one who both loves and is loved, and who shares in happiness and adversity, for the sake of his friend [136], not for his own sake.</text:span></text:p>
      <text:p text:style-name="P64"/>
      <text:p text:style-name="P105"><text:span text:style-name="T19">The true sign of friendship is apparent when there is elation [al-irtiyāḥ] at what makes [yasirr] the friend happy, and sadness [al-ightmām] and what is bad for him [yasū</text:span><text:span text:style-name="T133">ʾ</text:span><text:span text:style-name="T19">uhu]. The enemy </text:span><text:soft-page-break/><text:span text:style-name="T19">[does] the opposite of that. Those people who love you are those who do good either to you, or to one of yours, for some reason, and especially when they do some big thing in terms out of charity, without hesitation, without finding it burdensome. And similarly those to whom one looks for something similar [i.e., you think they will be friendly toward you]. [136.5] Similarly, the beloved of the beloved [is one that you feel friendship towards], and [one feels friendship for] the enemy of [your enemy] who hates [your] enemy, or who [your] enemy [likewise] hates.</text:span></text:p>
      <text:p text:style-name="P64"/>
      <text:p text:style-name="P105"><text:span text:style-name="T19">Those who covet are different from those who do not covet, like the generous and the courageous and the upright. And those who are content with that which they gain by their own work of themselves [are different from those] who strip away the objects of greed from others, like those who live off the plunder of their enemies. Likewise those with sincere hearts are loved on account of the fact that they curb others’ pains and protect others from harms. And similarly people of virtue [are loved], who do without [136.10] others, and with whom no one initiates the giving of a gift without permission [i.e., because it is an honor to give a gift to a respectable person]. [With respect to these people, the gift-giver] is conscious of [the recipients’] bestowing on them them a great kindness when they agree to accept [the gift].</text:span><text:span text:style-name="Footnote_20_Symbol"><text:span text:style-name="T53"><text:note text:id="ftn422" text:note-class="footnote"><text:note-citation>421</text:note-citation><text:note-body><text:p text:style-name="Standard"><text:span text:style-name="T223"><text:s/></text:span><text:span text:style-name="T210">No parallel in Aristotle’s text for the examples in this paragraph. The focus on hospitality in the second part is especially noteworthy.</text:span></text:p></text:note-body></text:note></text:span></text:span></text:p>
      <text:p text:style-name="P64"/>
      <text:p text:style-name="P105"><text:span text:style-name="T19">And similarly [we feel friendship towards] those who are pleasant to be around, and those who are delightful to have as companions one account of the fact that they can be counted on to be forbearing and helpful, and to help repair disorderly states of affairs, and to not scold when there is a failure,</text:span><text:span text:style-name="Footnote_20_Symbol"><text:span text:style-name="T53"><text:note text:id="ftn423" text:note-class="footnote"><text:note-citation>422</text:note-citation><text:note-body><text:p text:style-name="Standard"><text:span text:style-name="T223"><text:s/></text:span><text:span text:style-name="T210">cf. 1381b in Greek Aristotle.</text:span></text:p></text:note-body></text:note></text:span></text:span><text:span text:style-name="T19"> [or] it is believed by the friend that their scolding is light. And the opposite of this is those who are quarrelsome, hostile, and critical. And [this is true] even if each [of the above-mentioned unpleasant tendencies] is not on account of being bad-tempered, but on account of pity. And among them [who we feel friendship toward] are the hardy, those who bear well [136.15] under various types of punishment, and those who suffer with fortitude, for they only do that [i.e., suffer well] on account of the hardiness of their character.</text:span></text:p>
      <text:p text:style-name="P64"/>
      <text:p text:style-name="P64">[137] Among those who are loved [as friends] are those who praise and flatter, and those who are well adorned, who have beautiful clothes, and those who are not reproachful, and not critical, and those who do not nurture anger in their hearts, and those who try hard not to be an obstinate nuisance. And when word is spread about someone’s whose manner is like this, everyone hopes for someone similar to that [sort of friend] for themselves.</text:p>
      <text:p text:style-name="P64"/>
      <text:p text:style-name="P105"><text:span text:style-name="T19">And similarly those who have control over their tongues,</text:span><text:span text:style-name="Footnote_20_Symbol"><text:span text:style-name="T53"><text:note text:id="ftn424" text:note-class="footnote"><text:note-citation>423</text:note-citation><text:note-body><text:p text:style-name="Standard"><text:span text:style-name="T223"><text:s/></text:span><text:span text:style-name="T210">cf. 1381b in Greek Aristotle.</text:span></text:p></text:note-body></text:note></text:span></text:span><text:span text:style-name="T19"> for they do not talk nonsense nor do they abound in mentioning evil. <text:s/>In this way [137.5] the knot of anger loosed, that is, when [anger] is met with with tranquility and subservience. And the one who is a partner in trade and in what you do with your time [is one who is loved].</text:span><text:span text:style-name="Footnote_20_Symbol"><text:span text:style-name="T53"><text:note text:id="ftn425" text:note-class="footnote"><text:note-citation>424</text:note-citation><text:note-body><text:p text:style-name="Standard"><text:span text:style-name="T223"><text:s/></text:span><text:span text:style-name="T210">Still cf. 1381b in Greek Aristotle.</text:span></text:p></text:note-body></text:note></text:span></text:span></text:p>
      <text:p text:style-name="P64"/>
      <text:p text:style-name="P64">And one who thinks a person to be virtuous or admirable, and who is friendly to him, he is loved by the one he is thinking about. Similarly the one giving respect and honor [is lovable].</text:p>
      <text:p text:style-name="P64"/>
      <text:p text:style-name="P105"><text:soft-page-break/><text:span text:style-name="T19">And similarly someone’s jealousy of you [can cause you to feel friendly towards them], so long as they do not reach the point of lying in wait to betray you. Were you not prepared for [their jealousy], you would not like their jealously towards you. But the one who is prepared, if he is safe from evil befalling him, he is open to loving [the one who is jealous]. Similarly [you love someone when] you love that they love you.</text:span><text:span text:style-name="Footnote_20_Symbol"><text:span text:style-name="T53"><text:note text:id="ftn426" text:note-class="footnote"><text:note-citation>425</text:note-citation><text:note-body><text:p text:style-name="Standard"><text:span text:style-name="T223"><text:s/></text:span><text:span text:style-name="T210">Still cf. 1381b in Greek Aristotle.</text:span></text:p></text:note-body></text:note></text:span></text:span></text:p>
      <text:p text:style-name="P64"/>
      <text:p text:style-name="P64">And among those who you love [as friends] [137.10] also is one who offers his resources to those near and far without flattering or affectation. And [those who are loved as friends] include one who is trusted because he is well able keep quiet about bad traits discovered in [some other] person. Therefore the shameless love the chaste/modest because they feels safe around them.</text:p>
      <text:p text:style-name="P64"/>
      <text:p text:style-name="P64">And there are three kinds of friendship: the first is companionship, and it is a state that takes root between two people on account of the length of time they spend seeing one another; the second is sociability/intimacy, and it is when meeting [the other person] brings delight at meeting, and the third is a bond or [137.15] partnership, either in kinship, as in a relationship by marriage, or in benefaction, as in the exchanging of gifts.</text:p>
      <text:p text:style-name="P64"/>
      <text:p text:style-name="P105"><text:span text:style-name="T19">And as for enmity [al-</text:span><text:span text:style-name="T133">ʿ</text:span><text:span text:style-name="T19">adāwa], its states [aḥwālihā] are known from the states [aḥwāl] of friendship, insofar as they are contraries. And one of the causes of enmity and hatred is anger.</text:span><text:span text:style-name="Footnote_20_Symbol"><text:span text:style-name="T53"><text:note text:id="ftn427" text:note-class="footnote"><text:note-citation>426</text:note-citation><text:note-body><text:p text:style-name="Standard"><text:span text:style-name="T223"><text:s/></text:span><text:span text:style-name="T210">Similar to what we see in Aristotle, it is noteworthy emotions in some sense causes of other emotions.</text:span></text:p></text:note-body></text:note></text:span></text:span><text:span text:style-name="T19"> But anger is only for a individual, [138] and hatred might be for a species/group, or what is like to a species, like your hatred for a thief in an unrestricted sense. And from these types it is possible that we would distinguish someone as friend, and someone else an enemy, and in this way we could place enmity and hatred for an adversary in the mind of the judge or the hearer, or love for the speaker and an inclination towards him. This is the manner in which [rhetorical] persuasion [istidrāj] proceeds.</text:span></text:p>
      <text:p text:style-name="P64"/>
      <text:p text:style-name="P64">[138.5] And as for fear [al-khawf], it is a pain [ḥuzn] and agitation [ikhtilāṭ] of the soul, on account of [li] imagining an expected, debilitating evil, either [an evil] that reaches [the level of] full-on corruption, or not. Now, not every evil is feared. For envy or a person’s being licentious are among the sort of things that are not feared [despite their being evil]. Among evil things, that which is feared is that which will harm that one to whom it occurs with [either] corruption or pain, and it [the object of fear] must be something in the future. For fear dissipates with respect to that which has passed, or that which has occurred. And the object of fear—despite its being in the future—is expected, that is, close to happening. For that which is far off is not feared. [138.10] For that reason not everyone fears death, but rather one only fears it if he is on the brink of it. So objects of fear, then, are those things which have the ability to inflict this sort of harm. [As an aside], to venture some dangerous thing is an action which either gets rid of the proximity of the harm, or intensifies its closeness.</text:p>
      <text:p text:style-name="P64"/>
      <text:p text:style-name="P105"><text:span text:style-name="T19">And among the things that cause fear,</text:span><text:span text:style-name="Footnote_20_Symbol"><text:span text:style-name="T53"><text:note text:id="ftn428" text:note-class="footnote"><text:note-citation>427</text:note-citation><text:note-body><text:p text:style-name="Standard"><text:span text:style-name="T223"><text:s/></text:span><text:span text:style-name="T210">cf. 1382a in Greek Aristotle.</text:span></text:p></text:note-body></text:note></text:span></text:span><text:span text:style-name="T19"> there is when one takes heed from something else, and that is when one witnesses some sort of harm, happening to someone else. And someone from whom came something feared [is thereafter a cause of fear], and one who has frequently carried out harm is also feared. [And someone will be feared] when they are so powerful they could only </text:span><text:soft-page-break/><text:span text:style-name="T19">be defended against via prayer, [138.15] even if they have not taken any step toward doing any harm. This is especially so when they are also [known to be] unjust.</text:span></text:p>
      <text:p text:style-name="P64"/>
      <text:p text:style-name="P105"><text:span text:style-name="T19">And that which suddenly comes out of nowhere causes fear, [139] unlike those things which are anticipated [beforehand], [and] they feared on account of their being surprising. The sudden thing, if it was not previously anticipated, is feared by the person who is startled.</text:span><text:span text:style-name="Footnote_20_Symbol"><text:span text:style-name="T53"><text:note text:id="ftn429" text:note-class="footnote"><text:note-citation>428</text:note-citation><text:note-body><text:p text:style-name="Standard"><text:span text:style-name="T223"><text:s/></text:span><text:span text:style-name="T210">No parallel in Aristotle’s text for this whole paragraph about unanticipated things causing fear.</text:span></text:p></text:note-body></text:note></text:span></text:span></text:p>
      <text:p text:style-name="P64"/>
      <text:p text:style-name="P64">And the one who is a powerful opponent in the sphere of those things that cannot be shared, such as the king, he is also feared. And the high of hand are feared, especially if one is aware of some sort of [malicious] purpose/intent from them.</text:p>
      <text:p text:style-name="P64"/>
      <text:p text:style-name="P105"><text:span text:style-name="T19">And among those whom one fears is the one who is better, for he is feared by the inferior. And the friends of the unjustly treated, and enemies, [139.5] and those who are quick to cause harm to you [are feared]. And those who think carefully, the sly ones, for they are more harmful than those who are quick to anger. They are those whose intentions are not known very quickly, and who do not weary of a long struggle in carrying out their enmity.</text:span><text:span text:style-name="Footnote_20_Symbol"><text:span text:style-name="T53"><text:note text:id="ftn430" text:note-class="footnote"><text:note-citation>429</text:note-citation><text:note-body><text:p text:style-name="Standard"><text:span text:style-name="T223"><text:s/></text:span><text:span text:style-name="T210">cf. 1382b in Greek Aristotle.</text:span></text:p></text:note-body></text:note></text:span></text:span></text:p>
      <text:p text:style-name="P64"/>
      <text:p text:style-name="P64">And things which are feared include those which it is not easy to prevent, or to exchange with its opposite, and that for which there is no hero to defend against.</text:p>
      <text:p text:style-name="P64"/>
      <text:p text:style-name="P105"><text:span text:style-name="T19">And as for the one who is disposed to fear,</text:span><text:span text:style-name="Footnote_20_Symbol"><text:span text:style-name="T53"><text:note text:id="ftn431" text:note-class="footnote"><text:note-citation>430</text:note-citation><text:note-body><text:p text:style-name="Standard"><text:span text:style-name="T223"><text:s/></text:span><text:span text:style-name="T210">Similar to what we see in Aristotle, it is noteworthy that (among other things) belief-states can constitute dispositions for emotions.</text:span></text:p></text:note-body></text:note></text:span></text:span><text:span text:style-name="T19"> he is the one in whom there is one of these states [aḥwāl], for he is expecting a looming evil, with no one to triumph over it, and no way of changing it.</text:span></text:p>
      <text:p text:style-name="P64"/>
      <text:p text:style-name="P64">And those who do not fear [139.10] are the rich, those who have mastery over many, and [those who have] powerful supporters. Therefore you see them being habitual vilifiers and hecklers, putting people down, and lording themselves over others; especially in the age of youth, and [in the] health of the body and its strength. And those who have a lot of followers and a big group of friends [have no fear].</text:p>
      <text:p text:style-name="P64"/>
      <text:p text:style-name="P64">Taking refuge in counsel is something that signifies fear fear.</text:p>
      <text:p text:style-name="P64"/>
      <text:p text:style-name="P64">[A rhetorician] who wants to deepen fear, or fix it in [someone else’s] soul or the imagination, let him consider each thing we have said, and let him make use of it in the [proper] place.</text:p>
      <text:p text:style-name="P64"/>
      <text:p text:style-name="P105"><text:span text:style-name="T19">[139.15] As for courage [al-shajā</text:span><text:span text:style-name="T133">ʿ</text:span><text:span text:style-name="T19">a]: it is a state [malak</text:span><text:span text:style-name="T25">ah]</text:span><text:span text:style-name="T19"> by which a person is good at hoping for deliverance,</text:span><text:span text:style-name="Footnote_20_Symbol"><text:span text:style-name="T53"><text:note text:id="ftn432" text:note-class="footnote"><text:note-citation>431</text:note-citation><text:note-body><text:p text:style-name="Standard"><text:span text:style-name="T223"><text:s/></text:span><text:span text:style-name="T210">Similar to what we see in Aristotle, courage is framed as a virtue, a disposition towards an emotion.</text:span></text:p></text:note-body></text:note></text:span></text:span><text:span text:style-name="T19"> and seeks to ward off the occurrence of that which is hateful. In the view of the courageous person, it is as if the hateful thing <text:s/>does not exist, or is far off.</text:span></text:p>
      <text:p text:style-name="P64"/>
      <text:p text:style-name="P64">And every [courageous person] [140] has courage because of his belief that the causes of his deliverance are near; and because they are optimistic about being able to overcome the expected <text:soft-page-break/>evil, and their strong awareness of their ability to unravel the difficulty with the competition.</text:p>
      <text:p text:style-name="P64"/>
      <text:p text:style-name="P64">A great amount of supporters [makes someone courageous], and their cumulative strength, [or] also freedom from injustice along with a paucity of suffering [i.e., if one hasn’t gone through too much suffering to be discouraged]. If these things occur together, they make the person courageous. For insofar as one has not been wronged he is optimistic, and insofar as [140.5] one has not suffered injustice he is daring in competition. For he would not be able to undertake struggle, and that by which there is suffering of body or soul, [were he not courageous].</text:p>
      <text:p text:style-name="P64"/>
      <text:p text:style-name="P64">And whenever there is [one who has] strength, and another person has become to him a friend, and [the weaker] is free from facing harm from [the powerful], and indeed, on the contrary, [the weaker] continues to be favored by the [strong] person, either in actively or passively—actively, insofar as they might help him with money, or passively, like undergoing trials in which some benefit redounds to the [weaker]—this [weaker] person is [140.10] very courageous towards one who harms him on account of his friends, whose relation to him is as we have described.</text:p>
      <text:p text:style-name="P64"/>
      <text:p text:style-name="P64">Then the one who is supported by means of nobility in rank, or excellence in reputation, or the two of them together, [he is] daring [and] bold, on account of the fact that he scorns those [he views as] beneath him.</text:p>
      <text:p text:style-name="P64"/>
      <text:p text:style-name="P64">And the things towards which one is courageous are things that do not reach the point of causing death, and for which one expects some sort of remedy. And [as for] when there is repeated suffering for the sake of deliverance, the one experienced in fearful matters that cause suffering might venture [such repeated suffering] for the sake of his people, and sometimes might avoid them for the sake of his people. [140.15] And that which has not been experienced is something about which one can be courageous, when its end/result is not conceived of.</text:p>
      <text:p text:style-name="P64"/>
      <text:p text:style-name="P64">And the experienced person is courageous towards that which is feared, if he happens to have some sort of support that supports him sufficiently, like one who is courageous about sailing the sea, [141] having confidence in the wise captain.</text:p>
      <text:p text:style-name="P64"/>
      <text:p text:style-name="P64">And one might be courageous towards a fearful thing on account of their knowing that some other group that had been suffering from it was delivered, though the person did not wade through the experience himself.</text:p>
      <text:p text:style-name="P64"/>
      <text:p text:style-name="P64">And when a ruler [of lesser authority] is under the rule of another [who has wider domain], thinking that he is better and higher in age and standing than the other, he is courageous towards him. And likewise [even] if he sees himself as a peer to him.</text:p>
      <text:p text:style-name="P64"/>
      <text:p text:style-name="P105"><text:span text:style-name="T19">And as for when the more elevated one is more virtuous and greater in the abundance of money, or [in] the strength of his brutality, [141.5] or [in] the density of his supporters and the dense throng of his country and the greatness of its numbers, or in something potent of this sort, then he is at that point a feared, awe-inspiring person.</text:span><text:span text:style-name="Footnote_20_Symbol"><text:span text:style-name="T53"><text:note text:id="ftn433" text:note-class="footnote"><text:note-citation>432</text:note-citation><text:note-body><text:p text:style-name="Standard"><text:span text:style-name="T223"><text:s/></text:span><text:span text:style-name="T210">No parallel in Aristotle’s text for the examples in the first part of this paragraph.</text:span></text:p></text:note-body></text:note></text:span></text:span><text:span text:style-name="T19"> And when the person who is ruled is of good conduct, someone who has himself well in order in terms of that which is between him and God, he also is little concerned about the one dominating him. Similarly, if those who are considered </text:span><text:soft-page-break/><text:span text:style-name="T19">wise, and the jurists, and the orators present good opinions about him, and give a good account about him, then [the weaker] does not worry about [the one dominating].</text:span></text:p>
      <text:p text:style-name="P64"/>
      <text:p text:style-name="P105"><text:span text:style-name="T19">Among the things that give courage is the burning of anger; for [141.10] when one is heated, it emboldens the cowardly, strengthens the weak, and such a person is </text:span><text:span text:style-name="T25">moved</text:span><text:span text:style-name="T19"> towards bravery.</text:span><text:span text:style-name="Footnote_20_Symbol"><text:span text:style-name="T53"><text:note text:id="ftn434" text:note-class="footnote"><text:note-citation>433</text:note-citation><text:note-body><text:p text:style-name="Standard"><text:span text:style-name="T223"><text:s/></text:span><text:span text:style-name="T210">No parallel in Aristotle’s text for the explanation of how anger leads to courage via a physiological mechanism.</text:span></text:p></text:note-body></text:note></text:span></text:span><text:span text:style-name="T19"> And among the things that bring about this sort of anger is injustice happening to the innocent, for [the one burning with such anger] is optimistic about God’s giving him victory.</text:span><text:span text:style-name="Footnote_20_Symbol"><text:span text:style-name="T53"><text:note text:id="ftn435" text:note-class="footnote"><text:note-citation>434</text:note-citation><text:note-body><text:p text:style-name="Standard"><text:span text:style-name="T223"><text:s/></text:span><text:span text:style-name="T210">No parallel in Aristotle’s text for the way that Avicenna brings God into the explanation in the second half of this sentence.</text:span></text:p></text:note-body></text:note></text:span></text:span></text:p>
      <text:p text:style-name="P64"/>
      <text:p text:style-name="P105"><text:bookmark-start text:name="321"/><text:span text:style-name="T19">Likewise</text:span><text:bookmark-end text:name="321"/><text:span text:style-name="T19"> [the sort of things that make one courageous include] the trust wherein one feels safe from the [possibility of] calamity or the [need to] go on the offensive, or [trust that] the benefit [of some hardship] will outweigh the harm, or [trust that] the harm is susceptible to remedy.</text:span></text:p>
      <text:p text:style-name="P64"/>
      <text:h text:style-name="Heading_20_1" text:outline-level="1">[142] 3.3 On the types of shame [al-istiḥyāʾ], and its opposite, and kindness [al-minna]</text:h>
      <text:p text:style-name="P65"/>
      <text:p text:style-name="P65">Let us discuss embarrassment [al-khajal] and disgrace [al-iftiḍāḥ] and their causes.</text:p>
      <text:p text:style-name="P65"/>
      <text:p text:style-name="P106"><text:span text:style-name="T19">Embarrassment and shame are a pain [ḥuzn]</text:span><text:span text:style-name="Footnote_20_Symbol"><text:span text:style-name="T53"><text:note text:id="ftn436" text:note-class="footnote"><text:note-citation>435</text:note-citation><text:note-body><text:p text:style-name="Standard"><text:span text:style-name="T223"><text:s/></text:span><text:span text:style-name="T210">Again, noteworthy that pain is in the definition of an emotion.</text:span></text:p></text:note-body></text:note></text:span></text:span><text:span text:style-name="T19"> and an agitation [ikhtilāṭ] because of some evil deed by which the person becomes blameworthy, whether [142.5] its occurrence preceded, or is present, or is expected. And shamelessness is a trait [khalq] by which a person doesn’t care about a loss of honor, and makes light of the spreading of disrepute [about themselves].</text:span></text:p>
      <text:p text:style-name="P65"/>
      <text:p text:style-name="P65">Things which cause disgrace are evil things like the following: running away from the an army, taking out your weapon in cowardice, interfering with a deposit by breaking a contract, committing injustice, mingling with of an adulterer, frequenting places of suspicion, a greedy desire for shameful things, the pursuing of lowly things (as in plundering the down and out and exhuming [142.10] the shrouds of the dead), irrational frugality despite having wealth, asking the poor [for money], borrowing when it is unacceptable, refusing someone who asks and entreats for a favor, responding to a supplicant with a demand for debt (as in making a claim when asked for a gift), and asking for a gift when one has been paid.</text:p>
      <text:p text:style-name="P65"/>
      <text:p text:style-name="P65">And [disgraceful things] include: extolling greediness, criticizing the unsuccessful, [when] one is a flatterer who is excessive in spreading word about the virtues of a person beyond beyond what is necessary, and [when] one is a pretender by being sad for what saddens another over and above that which is hidden in [the pretender’s] soul.</text:p>
      <text:p text:style-name="P65"/>
      <text:p text:style-name="P65">And [again] disgraceful things include: anxiety/regret about trivial [143] pains or a harms, [as we see in] the anxiety of the old, or the lazy, or foul mouthed people, or the weak. And [disgraceful things include] reproaching those who do well for their actions or feelings, for that is bad and [a signifier of trying to act with] excess, for these things are a sign of smallness of soul.</text:p>
      <text:p text:style-name="P65"/>
      <text:p text:style-name="P65">And likewise [disgraceful things include] falsely praising oneself boasting, and claiming the <text:soft-page-break/>good traits which someone else displays, for that is among the signs of vainglory.</text:p>
      <text:p text:style-name="P65"/>
      <text:p text:style-name="P65">And those who are considered disgraceful include are those who follow the course of [i.e., hang out with] those [disgraceful ones], even if they don’t do the [exact same] deeds. “Those who follow their course” include one who are satisfied with [disgraceful peoples’] approval [143.5], and who enter into their advice, and incline to their companionship.</text:p>
      <text:p text:style-name="P65"/>
      <text:p text:style-name="P65">And shameful things include: emotions of submissiveness that a person has in his soul and inner self, a person’s being okay with being ridiculed by imitation for foul things, someone’s exposing his limbs to sinful acts, and someone’s enduring evil happening to him (willingly or unwillingly) on account of his keenness and greediness and his expecting something good in return for it. And a lot of endurance is cowardice [143.10], not courage, such as failing to retaliate, and suchlike. So, disgrace or shame, in general, can be conceived of as happening when honor passes away, blame descends, tongues are loosened about [the disgraced person], and there is blame in the the eyes of someone who [the disgraced person] cares about.</text:p>
      <text:p text:style-name="P65"/>
      <text:p text:style-name="P106"><text:span text:style-name="T19">As for when honor is lost in the eyes of jokers and boys, that is something that one does not feel shame about. For one feels shame before those that they admire, or before those by whom one is admired, and or before those who they prefer [143.15] to be respected or revered by. For one counts on what they get from [such people] in terms of praise praise, because [144] they prefer their praise, or they need it, or they glory in it, or [such people] are peers. Or maybe one aspires [to look good] to the peer as long as he does not strive [to impress] another [more distinguished person]. And one is embarrassed someone known as having sound judgment, known for the strength of their belief, or an older person, or an educated person.</text:span><text:span text:style-name="Footnote_20_Symbol"><text:span text:style-name="T53"><text:note text:id="ftn437" text:note-class="footnote"><text:note-citation>436</text:note-citation><text:note-body><text:p text:style-name="Standard"><text:span text:style-name="T223"><text:s/></text:span><text:span text:style-name="T210">cf. 1384a in Greek Aristotle.</text:span></text:p></text:note-body></text:note></text:span></text:span></text:p>
      <text:p text:style-name="P65"/>
      <text:p text:style-name="P65">And dishonor seen before [another’s] eyes is more severe than dishonor that was been reported, and dishonor made public is more severe than dishonor kept secret. And dishonor in front of those who are relatives [144.5] and friends is greater than dishonor before those who are far away and left behind.</text:p>
      <text:p text:style-name="P65"/>
      <text:p text:style-name="P65">And dishonor before those who do not hold the place of evaluator and educator for him [who is dishonored] is greater than dishonor before those standing in the position of the evaluator and educator. For people tend to open up to those who do not hold the place of educator/evaluator, and [people up to those] with whom one can act chummy; and people tend to shrink from one who holds the place [of educator/evaluator], and do not disclose to them the core aspects of their mind, or the hidden things of his inner self, and he hates when [the one holding the place of educator/evaluator] is aware of his mistakes, whether [the educator/evaluator] is honest or not, [144.10] whether he is right or wrong, after there is some judgment. [However] not everyone who has knowledge [i.e., not all the non-evaluators to whom one opens up] are chummy [back] towards him, for many who [seem] lovingly aware are waiting for mistakes, monitoring, and [are ones] charged with investigating the wrongdoers [even though they are not technically evaluators]. And dishonor before those sorts of people is the greatest kind of dishonor. And as for those sorts, one is not shamed before them because they themselves are the community [wherein one most feels] shame, but rather [one is ashamed of] their broadcasting that which one is ashamed of, so that it reaches those before whom one is ashamed. And they are those who <text:soft-page-break/>mock friendships [144.15] and who are quarrelsome with acquaintances.</text:p>
      <text:p text:style-name="P65"/>
      <text:p text:style-name="P65">And one might be embarrassed before one who by whom one remains honored [despite the shameful deed], and who has not despised him with scorn, just as like how one is embarrassed before the one who is infatuated with the person [who did the shameful thing], and before the one with whom the renewal of friendship is desired, and the continuance of friendly exchange, and before the one with whom one will eventually meet, and before old acquaintances who [145] did not exposed the person in prior [shameful] things.</text:p>
      <text:p text:style-name="P65"/>
      <text:p text:style-name="P65">And one is not merely embarrassed by a shameful deed and the corrupt profit, but also from the evidence of it and its signs, and when it is heard about.</text:p>
      <text:p text:style-name="P65"/>
      <text:p text:style-name="P106"><text:span text:style-name="T19">As for one who one is not ashamed in front of, that is the sincere friend, and the riffraff one looks down on, i.e., those who act like beasts and children, and strangers who have no education. Shame [145.5] before those who know you is true shame, while before foreigners it is like mere opinion.</text:span><text:span text:style-name="Footnote_20_Symbol"><text:span text:style-name="T53"><text:note text:id="ftn438" text:note-class="footnote"><text:note-citation>437</text:note-citation><text:note-body><text:p text:style-name="Standard"><text:span text:style-name="T223"><text:s/></text:span><text:span text:style-name="T210">No parallel in Aristotle’s text for this last line, which is interesting in that it suggests that are more or less justified versions of emotions.</text:span></text:p></text:note-body></text:note></text:span></text:span></text:p>
      <text:p text:style-name="P65"/>
      <text:p text:style-name="P65">And it is not necessary to reiterate that about which one feels intense shame.</text:p>
      <text:p text:style-name="P65"/>
      <text:p text:style-name="P65">And since we have spoken about proper shame and shamelessness, let us discuss being thankful for kindness, [shukr al-minna] and ungrateful for it [kufrānihā], for this is connected with [shame].</text:p>
      <text:p text:style-name="P65"/>
      <text:p text:style-name="P106"><text:span text:style-name="T19">Kindness is something by which someone is called kind.</text:span><text:span text:style-name="Footnote_20_Symbol"><text:span text:style-name="T53"><text:note text:id="ftn439" text:note-class="footnote"><text:note-citation>438</text:note-citation><text:note-body><text:p text:style-name="Standard"><text:span text:style-name="T223"><text:s/></text:span><text:span text:style-name="T210">Similar to what we see in Aristotle, kindness is discussed neither as a virtue nor an emotion, but an action.</text:span></text:p></text:note-body></text:note></text:span></text:span><text:span text:style-name="T19"> And it is something beneficial which, if one person does it to another, it necessitates that other person be thankful towards him, or compliant [to him], or even more thankful, or even more obedient of spirit.</text:span></text:p>
      <text:p text:style-name="P65"/>
      <text:p text:style-name="P65">And the types of kindness [are as follows]: either a service, [145.10] that is, any bodily, beneficial deed; or a boon, like the giving of a jewel from which one can benefit; in both of these cases, were the thing not given, the benefit [thereby acquired] would not possibly be grasped [by the beneficiary].</text:p>
      <text:p text:style-name="P65"/>
      <text:p text:style-name="P65">And this sort of service or boon is only kindness if one does not want with it anything other than the the very person to whom it is being given. And great kindness is that which meets a severe need, or [comes] at a time in which the aid is difficult to replicate, [145.15] or when the giver is singled out by his giving it, [i.e.] no one else took action, or [the giver] is the first one who bestowed [a kindness], [and] then he spurred others to action, so that [the initial giver] is [considered] even more giving.</text:p>
      <text:p text:style-name="P65"/>
      <text:p text:style-name="P65">And need, it is either constituted <text:s/>by an object of desire which one longs to obtain, or an object of desire whose loss one is sad about, like a lover. Especially what is longed for in misery [is felt to be a need], either because it [would] dispel misery, or because the desire is for the thing in such a way that the depression and sadness of the misery do not diminish the desire.</text:p>
      <text:p text:style-name="P65"><text:soft-page-break/></text:p>
      <text:p text:style-name="P65">And the impact [146] of kindness among poor recipients, and among those driven to poverty, is greater. And similarly [the impact is greater] among the afflicted, and the forgotten, and those hiding from enemies and adversaries, and those who are in similar positions, and among those who are in a worse state. And the most kind person is one who does not seek acknowledgement through giving, nor do they intend in their concealing the good deed [that the recipient] spread [it], for the hidden good deed is [in fact their] reward, just as broadcasting it is loathsome to them.</text:p>
      <text:p text:style-name="P65"/>
      <text:p text:style-name="P65">And these things [146.5] are what can be used in rhetorical arguments to emphasize kindness.</text:p>
      <text:p text:style-name="P65"/>
      <text:p text:style-name="P106"><text:span text:style-name="T19">And that which one can put forth in order to argue that someone is not actually kind, and to diminish their status as kind, is to say: you intended by your good deed merely a display from which you benefited, and or you didn’t see the act of kindness through to completion, or you failed in some duty incumbent upon you in something similar,</text:span><text:span text:style-name="Footnote_20_Symbol"><text:span text:style-name="T53"><text:note text:id="ftn440" text:note-class="footnote"><text:note-citation>439</text:note-citation><text:note-body><text:p text:style-name="Standard"><text:span text:style-name="T223"><text:s/></text:span><text:span text:style-name="T210">cf. 1385b in Greek Aristotle.</text:span></text:p></text:note-body></text:note></text:span></text:span><text:span text:style-name="T19"> or since you did not meet the superior need, or you compelled acceptance [of the kindness] in view of an acquisition [of something else], or you did not do the thing intentionally, but rather by coincidence or necessity, or on account of a desire for repayment, or without knowing [146.10] or without will. For all of that is the sort of thing that together weakens [the sense in which someone is] kind. And if [some deed] were on account of necessity, kindness is thereby lessened. And [a good deed] could be voluntary [but also] by necessity, as when the will is compelled, and that is like when someone seeks recourse [from some harm] by choosing to do some kindness. And a kind deed could be without any will, and that is when someone is compelled, and has their money taken from them, and the other person squanders it, and likewise that can happen with knowledge [of what is being done], or without knowledge.</text:span><text:span text:style-name="Footnote_20_Symbol"><text:span text:style-name="T53"><text:note text:id="ftn441" text:note-class="footnote"><text:note-citation>440</text:note-citation><text:note-body><text:p text:style-name="Standard"><text:span text:style-name="T223"><text:s/></text:span><text:span text:style-name="T210">No parallel in Aristotle’s text for the discussion of will, compulsion and intention in this paragraph.</text:span></text:p></text:note-body></text:note></text:span></text:span></text:p>
      <text:p text:style-name="P65"/>
      <text:p text:style-name="P106"><text:span text:style-name="T19">[146.15] And these characterizations of types are beneficial for mounting a legal complaint or defense. And the things known to indicate that there is in fact good will of kindness,</text:span><text:span text:style-name="Footnote_20_Symbol"><text:span text:style-name="T53"><text:note text:id="ftn442" text:note-class="footnote"><text:note-citation>441</text:note-citation><text:note-body><text:p text:style-name="Standard"><text:span text:style-name="T223"><text:s/></text:span><text:span text:style-name="T210">No parallel in Aristotle’s text for these indicators of kindness.</text:span></text:p></text:note-body></text:note></text:span></text:span><text:span text:style-name="T19"> </text:span><text:bookmark-start text:name="33"/><text:span text:style-name="T19">or</text:span><text:bookmark-end text:name="33"/><text:span text:style-name="T19"> [known to] strengthen [the fact that it is a kindness], is when the coming forth of [the kindness/benefit] is on account of will and love, and that there is no slighting in it, and nothing similar has been given to the enemies of the one being benefited. For if two enemies share in a kindness [147], it indicates that necessity caused that kindness. And similarly if the [supposedly] kind person does a similar [kindness] to his own enemy [this would have been on account of necessity]. And likewise [it will appear to be by necessity] it he did not give to someone a similarly or more deserving; for [when it is not given to someone more deserving] that suggests that the kindness did not come forth on account of generosity. For were one’s charity a charity intended for the sake of kindness and as a sacrifice [pleasing to God], then [the giver] would not take their enemy into consideration, nor would [the giver] fail in to be kind towards someone similarly deserving.</text:span></text:p>
      <text:p text:style-name="P65"/>
      <text:p text:style-name="P65">And likewise if the kindness is tarnished with evil, [147.5] that diminishes it. For in that case the kindness does not seek to meet some corresponding need. That is because, for something to be considered kindness, there must be something that can be considered a need [to be met], and evil is not considered to be a need to be met.</text:p>
      <text:p text:style-name="P65"><text:soft-page-break/></text:p>
      <text:h text:style-name="Heading_20_1" text:outline-level="1">3.4 On having concern [al-ihtimām] and pity [al-shafqa] for others, and on envy, revenge, [147.10] jealousy, zeal and scorn</text:h>
      <text:p text:style-name="P65"/>
      <text:p text:style-name="P65">Let us mention concern for others, which is close in meaning to pity, or heartfelt concern involving care, and [let us mention] the one who is cared about.</text:p>
      <text:p text:style-name="P65"/>
      <text:p text:style-name="P106"><text:span text:style-name="T19">Pity is a pain</text:span><text:span text:style-name="Footnote_20_Symbol"><text:span text:style-name="T53"><text:note text:id="ftn443" text:note-class="footnote"><text:note-citation>442</text:note-citation><text:note-body><text:p text:style-name="Standard"><text:span text:style-name="T223"><text:s/></text:span><text:span text:style-name="T210">Again, noteworthy that pain is in the definition of an emotion.</text:span></text:p></text:note-body></text:note></text:span></text:span><text:span text:style-name="T19"> [adhā ] that strikes a person on account of [li] something [148] corrupting or saddening that happened to another person without the other person deserving it, and without it being expected. The person feeling concern is the one who has this pain on account of what happened to the other person, or some fallout of that occurrence.</text:span></text:p>
      <text:p text:style-name="P65"/>
      <text:p text:style-name="P65">As for those who are passing away [i.e., dying], one does not have concern/pity for what happens to them, because it is not reasonable to say that what happens to them is unexpected.</text:p>
      <text:p text:style-name="P65"/>
      <text:p text:style-name="P65">Likewise those who are very lucky, one does not have concern/pity for them, because one does not associate anything bad with them, [nor does one expect them to] encounter of evil.</text:p>
      <text:p text:style-name="P65"/>
      <text:p text:style-name="P65">And those who do not have concern/pity, or who do not care [about things], they are those who are accustomed to enduring evils on account of age, [148.5] or on account of a plethora of experience. And those abiding in good fortune, and whose souls are good, they do not feel distress in any situation.</text:p>
      <text:p text:style-name="P65"/>
      <text:p text:style-name="P106"><text:span text:style-name="T19">And [others who do not feel pity include]: those famous for [their] ascension to office and advancement; the well-mannered who are of good repute; those upon whose beloved ancestors befell evils; those </text:span><text:span text:style-name="T25">moved</text:span><text:span text:style-name="T19"> by courage, like the angry and the hard-hearted. And those who despise and those who revile do not [148.10] have concern/pity, nor fo their <text:s/>counterparts, namely, fearful slaves and miserable, downtrodden folks, for they have concerns that divert them from caring for/pitying others. On the other hand, the moderate person between [very high and very low states] is the one who feels concern/pity.</text:span></text:p>
      <text:p text:style-name="P65"/>
      <text:p text:style-name="P65">And one is not concerned for the unknown [and] despised, for they [merely exist] in the mass of the unknown. And the powerful ones/tyrants do not care about individuals, because they do not consider one to be different from any other.</text:p>
      <text:p text:style-name="P65"/>
      <text:p text:style-name="P106"><text:span text:style-name="T19">As for the reasons why one has concern/pity, one may infer them from the definition of concern/pity. And these [148.15] causes of pity include someone’s perishing from torture, and starvation, and strenuous effort, and old age, and illness, and destitution, and bad luck, and lack of supporters, and especially when evil strikes someone expecting good instead of that evil,</text:span><text:span text:style-name="Footnote_20_Symbol"><text:span text:style-name="T53"><text:note text:id="ftn444" text:note-class="footnote"><text:note-citation>443</text:note-citation><text:note-body><text:p text:style-name="Standard"><text:span text:style-name="T223"><text:s/></text:span><text:span text:style-name="T210">Expectation, and thwarted expectation, is a key part of the cognition behind some of these emotions, which shows how they are tied up with belief.</text:span></text:p></text:note-body></text:note></text:span></text:span><text:span text:style-name="T19"> [149] and when the evil [being experienced] is completely unmixed with any <text:s/>good, or if the time wherein there was some good mixed in [with the evil] has passed away.</text:span></text:p>
      <text:p text:style-name="P65"/>
      <text:p text:style-name="P65">And one has concern for those who are acquaintances, partners, and fellow-workers.</text:p>
      <text:p text:style-name="P65"><text:soft-page-break/></text:p>
      <text:p text:style-name="P106"><text:span text:style-name="T19">And as for someone who is of one’s very self, such as a child, it is not said that the person “has concern” for a pain that afflicts them, just as it is not said that one “has concern” for what happens to oneself. For it is not said that a person pities oneself,</text:span><text:span text:style-name="Footnote_20_Symbol"><text:span text:style-name="T53"><text:note text:id="ftn445" text:note-class="footnote"><text:note-citation>444</text:note-citation><text:note-body><text:p text:style-name="Standard"><text:span text:style-name="T223"><text:s/></text:span><text:span text:style-name="T210">No parallel in Aristotle’s text for the way that pity is distinguished from fear in that you cannot have the pity towards yourself, while you can have fear towards yourself.</text:span></text:p></text:note-body></text:note></text:span></text:span><text:span text:style-name="T19"> or is preoccupied with himself, but rather great fear [is what one has for one’s self], not “care” or “pity.” It is on account of this that there is the story of the one whose eye did not shed a tear [149.5] at his son being on the brink of destruction, whereas when he saw a friend shamed by poverty, he cried for him. The intensity [of the fear] rids the mind of pity, and causes one to forget about care for the other.</text:span><text:span text:style-name="Footnote_20_Symbol"><text:span text:style-name="T53"><text:note text:id="ftn446" text:note-class="footnote"><text:note-citation>445</text:note-citation><text:note-body><text:p text:style-name="Standard"><text:span text:style-name="T223"><text:s/></text:span><text:span text:style-name="T210">Similar to what we see in Aristotle, it is noteworthy emotions in some sense causes of other emotions.</text:span></text:p></text:note-body></text:note></text:span></text:span></text:p>
      <text:p text:style-name="P65"/>
      <text:p text:style-name="P65">And among the ones that one has concern for [there are those] who are like [oneself] in age, including peers, and those who are like oneself in terms of character traits, and interests and ranks, and in the choosing of the good.</text:p>
      <text:p text:style-name="P65"/>
      <text:p text:style-name="P65">And every sort of thing that might occur that is feared by a person, if it befalls his brothers, it is a cause for concern.</text:p>
      <text:p text:style-name="P65"/>
      <text:p text:style-name="P65">Therefore one does not have concern for those living in opulence or old age.</text:p>
      <text:p text:style-name="P65"/>
      <text:p text:style-name="P65">And among those whom one has concern for are those who are unjustly treated, and those who are tormented, those who are sorely tried [149.10] and tested, even when one does not directly witness what afflicts them [inwardly] nor fully ascertain their [inward] trial. For the [outer] appearance represents the [inner state], and seeing the [external] appearance is like seeing the [inner] state.</text:p>
      <text:p text:style-name="P65"/>
      <text:p text:style-name="P106"><text:span text:style-name="T19">Also, signs of the harms can cause concern/pity, if they indicate the occurrence of harm, even if it has not happened yet. For this reason a trial/tribulation that it not deserved can cause concern. And it seems like this pain [that we call pity] is the analog or counterpart in some way to the sort of pain [ḥuzn] that [149.15] strikes [a person] on account of [someone else’s] undeserved success, and this is what is called in this book indignation [jaza</text:span><text:span text:style-name="T133">ʿ</text:span><text:span text:style-name="T19">], even though [150] it is not a true contrary. For the source of each one [pity and indignation] is an honorable disposition [khalq karīm].</text:span><text:span text:style-name="Footnote_20_Symbol"><text:span text:style-name="T53"><text:note text:id="ftn447" text:note-class="footnote"><text:note-citation>446</text:note-citation><text:note-body><text:p text:style-name="Standard"><text:span text:style-name="T223"><text:s/></text:span><text:span text:style-name="T210">Similar to what we see in Aristotle, but stated more clearly, emotions are true contraries if they stem from opposite dispositions.</text:span></text:p></text:note-body></text:note></text:span></text:span><text:span text:style-name="T53"> </text:span><text:span text:style-name="T19">And the general idea that captures both of them [is that] something of good or evil comes in each case to one to one not deserving it.</text:span></text:p>
      <text:p text:style-name="P65"/>
      <text:p text:style-name="P106"><text:span text:style-name="T19">And the occurrence of what one does not deserve causes sadness [yaghamm]</text:span><text:span text:style-name="Footnote_20_Symbol"><text:span text:style-name="T53"><text:note text:id="ftn448" text:note-class="footnote"><text:note-citation>447</text:note-citation><text:note-body><text:p text:style-name="Standard"><text:span text:style-name="T223"><text:s/></text:span><text:span text:style-name="T210">Unclear why Avicenna switches to a more generic verb for sadness here.</text:span></text:p></text:note-body></text:note></text:span></text:span><text:span text:style-name="T19"> justifiably. However if, if there is no known cause for the [thing that befalls], but rather it happens along the lines of of providence and divine decree, then the sadness [ḥuzn] towards it is less intense. For someone might reasonably say, [150.5] “that sudden good that came to him would not be decreed for him unless he deserved it, and the sudden evil which is decreed for him likewise would only occur if he were deserving.” The sadness [ḥuzn] thereby diminishes, even if [the evil] does not go away quickly or completely. However, [this way of thinking is dubious </text:span><text:soft-page-break/><text:span text:style-name="T19">because] decree and fate are not limited only to what is deserving, although they are imagined as such, but it is well known that the matter of decree and fate is a murky matter entrusted to God.</text:span><text:span text:style-name="Footnote_20_Symbol"><text:span text:style-name="T53"><text:note text:id="ftn449" text:note-class="footnote"><text:note-citation>448</text:note-citation><text:note-body><text:p text:style-name="Standard"><text:span text:style-name="T223"><text:s/></text:span><text:span text:style-name="T210">No parallel in Aristotle’s text for the discussion of providence and decree in this paragraph.</text:span></text:p></text:note-body></text:note></text:span></text:span></text:p>
      <text:p text:style-name="P65"/>
      <text:p text:style-name="P106"><text:span text:style-name="T19">And it is stated in the primary teaching:</text:span><text:span text:style-name="Footnote_20_Symbol"><text:span text:style-name="T53"><text:note text:id="ftn450" text:note-class="footnote"><text:note-citation>449</text:note-citation><text:note-body><text:p text:style-name="Standard"><text:span text:style-name="T223"><text:s/></text:span><text:span text:style-name="T210">Reference unclear. Not obviously a reference to Aristotle’s </text:span><text:span text:style-name="T220">Rhetoric</text:span><text:span text:style-name="T210">.</text:span></text:p></text:note-body></text:note></text:span></text:span><text:span text:style-name="T19"> “as for those who arrive at that without inevitability or providence.” [150.10] It seems that the expression “without” is extraneous, owing to negligence on the part of the translators or others, or that its meaning is “without inevitability from the ones acquiring [it], and without a determination on their part,” so it is as if it said: “without expectation and determination on the part of people.”</text:span></text:p>
      <text:p text:style-name="P65"/>
      <text:p text:style-name="P106"><text:span text:style-name="T19">And that which is opposite of concern [i.e., pity] and indignation, which have been mentioned, is envy [al-ḥasd]. For concern is a pain [adhā]</text:span><text:span text:style-name="Footnote_20_Symbol"><text:span text:style-name="T53"><text:note text:id="ftn451" text:note-class="footnote"><text:note-citation>450</text:note-citation><text:note-body><text:p text:style-name="Standard"><text:span text:style-name="T223"><text:s/></text:span><text:span text:style-name="T210">Again, noteworthy that pain is in the definition of an emotion.</text:span></text:p></text:note-body></text:note></text:span></text:span><text:span text:style-name="T19"> that strikes a person on account of an evil that befalls [some other] person, and [the pain] strikes because the [other] person is undeserving [of the pain], and is focused on [150.15] that person. Envy is a pain [adhā]</text:span><text:span text:style-name="Footnote_20_Symbol"><text:span text:style-name="T53"><text:note text:id="ftn452" text:note-class="footnote"><text:note-citation>451</text:note-citation><text:note-body><text:p text:style-name="Standard"><text:span text:style-name="T223"><text:s/></text:span><text:span text:style-name="T210">Again, noteworthy that pain is in the definition of an emotion.</text:span></text:p></text:note-body></text:note></text:span></text:span><text:span text:style-name="T19"> that strikes one on account of a good befalling someone who deserves it, and on account of the fact that it befell him. And as for indignation which has been mentioned, it is like a mean between the two, [though] indignation is closer to concern/pity, and since it is closer to concern it is like a contrary to jealousy.</text:span><text:span text:style-name="Footnote_20_Symbol"><text:span text:style-name="T53"><text:note text:id="ftn453" text:note-class="footnote"><text:note-citation>452</text:note-citation><text:note-body><text:p text:style-name="Standard"><text:span text:style-name="T223"><text:s/></text:span><text:span text:style-name="T210">No parallel in Aristotle’s text for the technical language of “means” and “contraries” in this context.</text:span></text:p></text:note-body></text:note></text:span></text:span></text:p>
      <text:p text:style-name="P65"/>
      <text:p text:style-name="P65">And it is not necessary [151] to get into a [further] discussion also about contraries, seeking to elucidate those truths, not [just] opinions. For what has been said about this already is sufficient for this section.</text:p>
      <text:p text:style-name="P65"/>
      <text:p text:style-name="P65">Envy is only envy, when the sadness [ghamm] about something is because of a good that befell another. And if the sadness [ghamm] is not because [of someone else having a good], but rather you are sad that you yourself lack a similar [good], this is not jealousy. [Rather] this is something very close to being necessary [151.5], [for different] dispositions cannot escape feeling it. For each person is sad [yaghtamm] for the gifts and blessings that pass him by which are wont to exist for another.</text:p>
      <text:p text:style-name="P65"/>
      <text:p text:style-name="P65">Similarly, [it is not envy] if the sadness is because of a fear that strikes a person on account of the success of an enemy. For one understands that that success makes the enemy even more powerful, and gives the enemy more ability to perpetrate acts of hostility.</text:p>
      <text:p text:style-name="P65"/>
      <text:p text:style-name="P106"><text:span text:style-name="T19">And along these lines, there is a joy</text:span><text:span text:style-name="Footnote_20_Symbol"><text:span text:style-name="T53"><text:note text:id="ftn454" text:note-class="footnote"><text:note-citation>453</text:note-citation><text:note-body><text:p text:style-name="Standard"><text:span text:style-name="T223"><text:s/></text:span><text:span text:style-name="T210">cf. 1387b in Greek Aristotle.</text:span></text:p></text:note-body></text:note></text:span></text:span><text:span text:style-name="T19"> that arises when evil happens to those who deserve it, like to those who kill people and obliterate monuments and live in some land attempting to corrupt it. And another type of joy is at the failure [151.10] of one who deserves [it] and evil [happening] to one who does well; and these two are contraries: one comes from a virtuous state, the other from vice.</text:span></text:p>
      <text:p text:style-name="P65"/>
      <text:p text:style-name="P65">And here are two kinds of sadness [ḥuzn]: a sadness which occurs on account of the good state of <text:soft-page-break/>one who deserves it, with respect to the goodness of the state, and this is called envy. And there is a sadness that occurs on account of the good state of one who does not deserve it, because he does not deserve it, and this is vengeance or wrath. And these two are contraries. One of the stems from vice, the other from virtue.</text:p>
      <text:p text:style-name="P65"/>
      <text:p text:style-name="P106"><text:span text:style-name="T19">And these [emotions] different compositions [tarkībāt] of sadness [ḥuzn] and joy [faraḥ], and good and bad, and merit and non-merit.</text:span><text:span text:style-name="Footnote_20_Symbol"><text:span text:style-name="T53"><text:note text:id="ftn455" text:note-class="footnote"><text:note-citation>454</text:note-citation><text:note-body><text:p text:style-name="Standard"><text:span text:style-name="T223"><text:s/></text:span><text:span text:style-name="T210">No parallel in Aristotle’s text that emotions are compositions of these different sort of psychological ingredients.</text:span></text:p></text:note-body></text:note></text:span></text:span></text:p>
      <text:p text:style-name="P65"/>
      <text:p text:style-name="P106"><text:span text:style-name="T19">[151.15] And the envious person [can be] envious toward any good thing, even charity and beauty and suchlike. As for the wrathful [nāqim] one, he cannot be envious about virtues, because there is no meaning to the idea of “one’s awareness of the existence of undeserved virtue.” [152] For it is not as though the non-virtuous person is simply gifted virtue</text:span><text:span text:style-name="Footnote_20_Symbol"><text:span text:style-name="T53"><text:note text:id="ftn456" text:note-class="footnote"><text:note-citation>455</text:note-citation><text:note-body><text:p text:style-name="Standard"><text:span text:style-name="T223"><text:s/></text:span><text:span text:style-name="T210">i.e., it would be unjust were the non-virtuous person simply gifted virtue, but since that could never occur, there is not way for someone to feel wrathful on account of undeserved virtue. Wrath is directed as that which is undeserved, but true virtue cannot be undeserved.</text:span></text:p></text:note-body></text:note></text:span></text:span><text:span text:style-name="T19"> [undeservedly]. Rather, wrath can be directed towards external goods [received without deserving]. For the non-virtuous person does not deserve [external goods], and yet is granted them, while only the best sort of people truly do deserve them.</text:span></text:p>
      <text:p text:style-name="P65"/>
      <text:p text:style-name="P65">Likewise vengefulness is not directed at good things occurring by nature such as loveliness or beauty, nor about inherited goods that are not acquired recently, for these things are seen as a fixed right. And similarly when the one does acquire something recently, [152.5] [but] he is an authority or [the authority’s] follower. For even though [such a] one might not deserve such good things on account of [his] virtue, it is as though they were merited to him from of old, and it seems this way on account of power and status. And some [people who recently acquire undeserved things] do not inspire vengeful feelings because they are the sort of people who possess things from of old, although this particular thing is acquired recently, and some of them because [they possess something] that is not acquired recently, but rather belongs to the person as by right.</text:p>
      <text:p text:style-name="P65"/>
      <text:p text:style-name="P106"><text:span text:style-name="T19">And the amount of merit in every person is not the same,</text:span><text:span text:style-name="Footnote_20_Symbol"><text:span text:style-name="T53"><text:note text:id="ftn457" text:note-class="footnote"><text:note-citation>456</text:note-citation><text:note-body><text:p text:style-name="Standard"><text:span text:style-name="T223"><text:s/></text:span><text:span text:style-name="T210">No parallel in Aristotle’s text for this whole discussion of merit.</text:span></text:p></text:note-body></text:note></text:span></text:span><text:span text:style-name="T19"> and each person is not deserving of every good, but rather each person is suited to a particular good, and he is wrathful if it flits away. For an ascetic is not deserving [152.10]—according to common opinion—of loveliness or goodness in terms of the ornaments of clothing or armament. Likewise, overdoing it in one’s furnishings and the like is not fitting to the one who is newly rich. For the newly rich, it is appropriate to him to seem still like the poor until he is accustomed to his wealth.</text:span></text:p>
      <text:p text:style-name="P65"/>
      <text:p text:style-name="P106"><text:span text:style-name="T19">Likewise those who are base do not deserve victory over the highborn, especially if they are both involved in the same mode of life.</text:span><text:span text:style-name="Footnote_20_Symbol"><text:span text:style-name="T53"><text:note text:id="ftn458" text:note-class="footnote"><text:note-citation>457</text:note-citation><text:note-body><text:p text:style-name="Standard"><text:span text:style-name="T223"><text:s/></text:span><text:span text:style-name="T210">i.e., it is excusable if for some reason someone in another field outdoes you in your own field in an unexpected, unlikely happening, but it is more shameful if your inferior in your field does so.</text:span></text:p></text:note-body></text:note></text:span></text:span><text:span text:style-name="T19"> For this reason there are examples of these states which are reckoned among the effects of divine decree, and [there are also examples] that are not [reckoned] among the effects of divine decree. And were that not the case [i.e., that divine decree acts in various ways] the impotent would not rule over [152.15] the powerful, and the rich would </text:span><text:soft-page-break/><text:span text:style-name="T19">not despise the poor. And the issues discussed in this section related [153] to divine decree are two:</text:span><text:span text:style-name="Footnote_20_Symbol"><text:span text:style-name="T53"><text:note text:id="ftn459" text:note-class="footnote"><text:note-citation>458</text:note-citation><text:note-body><text:p text:style-name="Standard"><text:span text:style-name="T223"><text:s/></text:span><text:span text:style-name="T210">No parallel in Aristotle’s text for this talk about divine decree and its relation to our emotions.</text:span></text:p></text:note-body></text:note></text:span></text:span><text:span text:style-name="T19"> one of them is when one who does not deserve victory obtains victory over a great danger, and the second is when a deserving, virtuous person fails in the thing he deserves.</text:span><text:span text:style-name="Footnote_20_Symbol"><text:span text:style-name="T53"><text:note text:id="ftn460" text:note-class="footnote"><text:note-citation>459</text:note-citation><text:note-body><text:p text:style-name="Standard"><text:span text:style-name="T223"><text:s/></text:span><text:span text:style-name="T210">Avicenna’s point seems to be that we can see that divine decree acts in unusual ways, and this impacts our emotions.</text:span></text:p></text:note-body></text:note></text:span></text:span></text:p>
      <text:p text:style-name="P65"/>
      <text:p text:style-name="P65">And the wrath of the wrathful one intensifies towards examples of both cases if he himself is a lover of honor. For the lover of honor is is more attentive to merit, or lack thereof.</text:p>
      <text:p text:style-name="P65"/>
      <text:p text:style-name="P65">For this reason the one content with vileness, and relying on deception, on which he bases his life, [153.5] who does not pay attention to blame, he is not [properly called] “wrathful,” because such people do not pay attention to what someone deserves. Rather, the objects of their jealousy are those on whom befall some good, and it is due to that that [those content with vileness] are in [the same] category as the people who are jealous.</text:p>
      <text:p text:style-name="P65"/>
      <text:p text:style-name="P65">As for someone who is of an altogether different sort of status, they are not [able to be] an object of jealousy; and likewise with those who are different in terms of property, or age, or profession, or rank, or wealth. If the distinction between statuses is very great, envy abates. For it is when they are not equal, but are comparable, that there will be envy.</text:p>
      <text:p text:style-name="P65"/>
      <text:p text:style-name="P65">[153.10] And the jealous person is the one who fails in a goal, even though he got close to it.</text:p>
      <text:p text:style-name="P65"/>
      <text:p text:style-name="P106"><text:span text:style-name="T19">Therefore jealousy proliferates among those who are</text:span><text:span text:style-name="T53"> </text:span><text:span text:style-name="T19">competent.</text:span><text:span text:style-name="Footnote_20_Symbol"><text:span text:style-name="T53"><text:note text:id="ftn461" text:note-class="footnote"><text:note-citation>460</text:note-citation><text:note-body><text:p text:style-name="Standard"><text:span text:style-name="T223"><text:s/></text:span><text:span text:style-name="T210">cf. 1387b in Greek Aristotle.</text:span></text:p></text:note-body></text:note></text:span></text:span><text:span text:style-name="T19"> For one who has knowledge is more jealous towards a fellow knower than will be one who has no knowledge.</text:span><text:span text:style-name="Footnote_20_Symbol"><text:span text:style-name="T53"><text:note text:id="ftn462" text:note-class="footnote"><text:note-citation>461</text:note-citation><text:note-body><text:p text:style-name="Standard"><text:span text:style-name="T223"><text:s/></text:span><text:span text:style-name="T210">Avicenna develops this idea that competent people more easily experience jealousy more thoroughly than what we see in Aristotle’s text.</text:span></text:p></text:note-body></text:note></text:span></text:span><text:span text:style-name="T19"> And one who does great things is more jealous toward the one who surpasses him will be one who does not even try. For in such cases [noticing] likeness or comparison is inescapable. And the most jealous one is the lover of respect, and, in short, the one who loves honor, on account of what we have said, and likewise those who dress up with finery and riches. For dressing up is a feature of those who put on airs about their respectability.</text:span></text:p>
      <text:p text:style-name="P65"/>
      <text:p text:style-name="P65">And likewise for everything [153.15] deemed good [there will be] an observer who is jealous, especially if the good thing is among those things that the jealous person seeks.</text:p>
      <text:p text:style-name="P65"/>
      <text:p text:style-name="P65">And you can tell from this what the objects of envy are; there is no need to repeat mention of it, on account of what has been said.</text:p>
      <text:p text:style-name="P65"/>
      <text:p text:style-name="P106"><text:span text:style-name="T19">[154] As for those whom people do not envy, they include: those who are dying an early death, those who are perishing in a miserable way, those who are in a far away place from whom one is cut off from, like those living at the Pillars of Heracles (for no one from these [i.e., Eastern] countries envies them). And the severely punished [are not envied], nor the insignificant, nor those with whom there is no comparison. But rather one envies someone who it is appropriate to </text:span><text:soft-page-break/><text:span text:style-name="T19">consider a rival,</text:span><text:span text:style-name="Footnote_20_Symbol"><text:span text:style-name="T53"><text:note text:id="ftn463" text:note-class="footnote"><text:note-citation>462</text:note-citation><text:note-body><text:p text:style-name="Standard"><text:span text:style-name="T223"><text:s/></text:span><text:span text:style-name="T210">cf. 1387b in Greek Aristotle.</text:span></text:p></text:note-body></text:note></text:span></text:span><text:span text:style-name="T19"> and about whom it could be said that they have some shared love or [154.5] desire.</text:span></text:p>
      <text:p text:style-name="P65"/>
      <text:p text:style-name="P65">And the envied good is something which the jealous person expects, or that he had at one time. For this reason the older of two youths envies the younger of them if [the younger] prospers, since [the old thinks] he was entitled to that prosperity. Likewise one who squandered something envies the one who does things properly, and the one who only obtains the good with effort envies the one for whom obtaining the good was easy. And in general [there will be envy] if one sees himself worthy of something which has come sooner to someone else. However when [people] are in different stations, then there is not jealousy.</text:p>
      <text:p text:style-name="P65"/>
      <text:p text:style-name="P65">[154.10] So with these characterizations, the rhetorician is able to arouse vengeance, jealousy, sadness, concern/pity, entertainment, and suchlike.</text:p>
      <text:p text:style-name="P65"/>
      <text:p text:style-name="P106"><text:span text:style-name="T19">And there is something related to vengeance, and that is zeal [ḥamīya]. [Zeal] is also from the set of good [emotions]. And zeal is a pain [idhā]</text:span><text:span text:style-name="Footnote_20_Symbol"><text:span text:style-name="T53"><text:note text:id="ftn464" text:note-class="footnote"><text:note-citation>463</text:note-citation><text:note-body><text:p text:style-name="Standard"><text:span text:style-name="T223"><text:s/></text:span><text:span text:style-name="T210">Again, noteworthy that pain is in the definition of an emotion.</text:span></text:p></text:note-body></text:note></text:span></text:span><text:span text:style-name="T19"> that strikes [a person] when someone loses goods that they deserve, while others attain them, and there is in an attainment of the others an indication of the possibility of attaining it. For the possibility of attaining it is in the manner of deserving.</text:span><text:span text:style-name="Footnote_20_Symbol"><text:span text:style-name="T53"><text:note text:id="ftn465" text:note-class="footnote"><text:note-citation>464</text:note-citation><text:note-body><text:p text:style-name="Standard"><text:span text:style-name="T223"><text:s/></text:span><text:span text:style-name="T210">i.e., someone feels like they deserve something if it is possible for them to deserve it.</text:span></text:p></text:note-body></text:note></text:span></text:span></text:p>
      <text:p text:style-name="P65"/>
      <text:p text:style-name="P65">[154.15] This kind of zeal only strikes one who loves the good, and is grieved at its passing, and sees that [the good] is something honored, [155] and [zeal] does not occur except to the great of soul, and to those who are concerned with higher matters.</text:p>
      <text:p text:style-name="P65"/>
      <text:p text:style-name="P106"><text:span text:style-name="T19">The most zealous are those whose predecessors, or companions, or peers, had an easy time with such a good, especially when the good is among those things which is respected, and by which honor is obtained—like money or beauty (though not like health, for health does not always expose a person to honor). One is zealous</text:span><text:span text:style-name="Footnote_20_Symbol"><text:span text:style-name="T53"><text:note text:id="ftn466" text:note-class="footnote"><text:note-citation>465</text:note-citation><text:note-body><text:p text:style-name="Standard"><text:span text:style-name="T223"><text:s/></text:span><text:span text:style-name="T210">yaghāru: Avicenna appears to use this verb interchangeably with ḥamīya and its derivatives in this section.</text:span></text:p></text:note-body></text:note></text:span></text:span><text:span text:style-name="T19"> of things like courage, and wisdom, [155.5] and leadership; for these are things which make possible the virtues, like generosity and the acquisition of various praiseworthy things.</text:span></text:p>
      <text:p text:style-name="P65"/>
      <text:p text:style-name="P106"><text:span text:style-name="T19">So zeal</text:span><text:span text:style-name="Footnote_20_Symbol"><text:span text:style-name="T53"><text:note text:id="ftn467" text:note-class="footnote"><text:note-citation>466</text:note-citation><text:note-body><text:p text:style-name="Standard"><text:span text:style-name="T223"><text:s/></text:span><text:span text:style-name="T210">ghayrahy: Avicenna appears to use this verb interchangeably with ḥamīya and its derivatives in this section.</text:span></text:p></text:note-body></text:note></text:span></text:span><text:span text:style-name="T19"> then only is directed towards those who have these virtues and similar things, and towards all whose friendship is desired on account of virtue, and towards the ones impressed by [the virtuous], and towards the one praising [the virtuous].</text:span><text:span text:style-name="Footnote_20_Symbol"><text:span text:style-name="T53"><text:note text:id="ftn468" text:note-class="footnote"><text:note-citation>467</text:note-citation><text:note-body><text:p text:style-name="Standard"><text:span text:style-name="T223"><text:s/></text:span><text:span text:style-name="T210">cf. 1388b in Greek Aristotle.</text:span></text:p></text:note-body></text:note></text:span></text:span></text:p>
      <text:p text:style-name="P65"/>
      <text:p text:style-name="P65">And the ones who are scorned [by a zealous person] are those who are not as good as the ones they are zealous towards, and who are opposed to [the ones they are zealous towards] and who fight against them. For scorn is opposed to zeal.</text:p>
      <text:p text:style-name="P65"/>
      <text:p text:style-name="P106"><text:soft-page-break/><text:span text:style-name="T19">So zeal [ḥamīya] comes from zeal [ghayra] [towards the one to-be-emulated],</text:span><text:span text:style-name="Footnote_20_Symbol"><text:span text:style-name="T53"><text:note text:id="ftn469" text:note-class="footnote"><text:note-citation>468</text:note-citation><text:note-body><text:p text:style-name="Standard"><text:span text:style-name="T223"><text:s/></text:span><text:span text:style-name="T210">ḥamīya and ghayra seem to have been used interchangeably in the preceding paragraphs, so it is unclear what the difference here is supposed to be.</text:span></text:p></text:note-body></text:note></text:span></text:span><text:span text:style-name="T19"> and scorn comes from a lack of zeal [towards the underwhelming person]. And if scorn is opposed [155.10] to zeal [ḥamīya], then the contrary movement stirs it up and [the contrary] pain increases it. [For example,] the one scorning the possessor of zeal stirs up zeal in the [possessor of zeal] on account of [the other’s] scorning the zealous one.</text:span></text:p>
      <text:p text:style-name="P65"/>
      <text:p text:style-name="P106"><text:span text:style-name="T19">As for the one whom zeal strikes, he is the one who lacks the good that he is zealous towards. As for the one who is scorned</text:span><text:span text:style-name="Footnote_20_Symbol"><text:span text:style-name="T53"><text:note text:id="ftn470" text:note-class="footnote"><text:note-citation>469</text:note-citation><text:note-body><text:p text:style-name="Standard"><text:span text:style-name="T223"><text:s/></text:span><text:span text:style-name="T210">cf. 1388b in Greek Aristotle.</text:span></text:p></text:note-body></text:note></text:span></text:span><text:span text:style-name="T19"> </text:span><text:bookmark-start text:name="34"/><text:span text:style-name="T19">and</text:span><text:bookmark-end text:name="34"/><text:span text:style-name="T19"> whom one does not feel zealous towards, he is the one to whom good luck gives something without deserving it, and without its coming about on account of firmness [of character] and stern effort. Such a person is scorned, and one can trust in the imminent collapse of the foundation of his affair.</text:span></text:p>
      <text:p text:style-name="P65"/>
      <text:h text:style-name="Heading_20_1" text:outline-level="1"><text:bookmark-start text:name="35"/>[156] 3.5<text:bookmark-end text:name="35"/> On the roots of the differences of people with respect to character traits</text:h>
      <text:p text:style-name="P65"/>
      <text:p text:style-name="P106"><text:span text:style-name="T19">It is appropriate now to discuss the states that incline [al-aḥwāl al-muḥarrik</text:span><text:span text:style-name="T25">ah]</text:span><text:span text:style-name="T19">, by way of [discussing] each disposition [khalq khalq] with respect to occurrences [al-</text:span><text:span text:style-name="T133">ʿ</text:span><text:span text:style-name="T19">wāriḍ] [of the just discussed emotions] and concerns, according to ages, according to strengths [ḥudūd], and according to souls.</text:span></text:p>
      <text:p text:style-name="P65"/>
      <text:p text:style-name="P65">As for occurrences [of emotion], [156.5] these are like anger and desire. As for concerns, this is like the preference of a soul for one kind among many things, such as ruling, or politics, or asceticism; and religions and the practical arts enter into this [concept]. As for ages there is adolescence, youth, and the graybeard. As for strengths there is the noble, the easygoing, and the long-suffering. As for the types of souls there is the Arabic and the foreign, and the great and the small.</text:p>
      <text:p text:style-name="P65"/>
      <text:p text:style-name="P65">Let us begin with ages. The movement of concupiscible appetite is more prevalent among the young [al-ghalmān], and it is stronger among them. Their appetite is limited to matters encompassing the body, and related to beauty, such as women and clothes and perfume. And they are quick to transform and change, [for] boredom has power over them, and they desire immoderately and [then] they grow bored quickly, on account of the keenness of their passions and [their passions’] restlessness and their lack of firm beliefs. [157] And their beliefs are like a deceptive thirst that is satisfied by a cold wind.</text:p>
      <text:p text:style-name="P65"/>
      <text:p text:style-name="P106"><text:span text:style-name="T19">And anger comes upon [the young] quickly, and it is strong in them, especially on account of their love for honor [al-karāma],</text:span><text:span text:style-name="Footnote_20_Symbol"><text:span text:style-name="T53"><text:note text:id="ftn471" text:note-class="footnote"><text:note-citation>470</text:note-citation><text:note-body><text:p text:style-name="Standard"><text:span text:style-name="T223"><text:s/></text:span><text:span text:style-name="T210">No parallel in Aristotle’s text for this explicit mention of something like the object for anger. This is probably due to Avicenna’s generally more specific discussion of the irascible faculty in general.</text:span></text:p></text:note-body></text:note></text:span></text:span><text:span text:style-name="T19"> such that they do not bear injury well. And their love for honor is immoderate in them, and their love for dominance inclines them towards renown and status. And their love for [dominance] is stronger than their love for money. Indeed their desire for money is fairly moderate, for they have not [yet] suffered from need, nor have they [had to] endure [157.5] poverty.</text:span></text:p>
      <text:p text:style-name="P65"><text:soft-page-break/></text:p>
      <text:p text:style-name="P106"><text:span text:style-name="T19">And their natures are prone to believing quickly whatever falls at their feet on account of their optimism [ḥasn al-ẓann], and their lack of suspicion, and their abundance of hope. And all of that follows on account of their hot temperament,</text:span><text:span text:style-name="Footnote_20_Symbol"><text:span text:style-name="T53"><text:note text:id="ftn472" text:note-class="footnote"><text:note-citation>471</text:note-citation><text:note-body><text:p text:style-name="Standard"><text:span text:style-name="T223"><text:s/></text:span><text:span text:style-name="T210">Similar to what we see in Aristotle, but stated more clearly, emotions partially depend on physiological dispositions.</text:span></text:p></text:note-body></text:note></text:span></text:span><text:span text:style-name="T19"> which resembles the intoxicated, [and their temperament] strengthens the soul very much.</text:span><text:span text:style-name="Footnote_20_Symbol"><text:span text:style-name="T53"><text:note text:id="ftn473" text:note-class="footnote"><text:note-citation>472</text:note-citation><text:note-body><text:p text:style-name="Standard"><text:span text:style-name="T223"><text:s/></text:span><text:span text:style-name="T210">cf. 1389a in Greek Aristotle.</text:span></text:p></text:note-body></text:note></text:span></text:span></text:p>
      <text:p text:style-name="P65"/>
      <text:p text:style-name="P65">Therefore they do not go far astray, and they are not beaten down, and they seek the best in life on account of hope. For the future is in their power, while the past is in the power of the old. For since there is not much of the past belonging to them, their experience is small, and on account of their optimism, tricking them is easy.</text:p>
      <text:p text:style-name="P65"/>
      <text:p text:style-name="P106"><text:span text:style-name="T19">[157.10] The bold [shuj</text:span><text:span text:style-name="T133">ʿ</text:span><text:span text:style-name="T19">ān] are like this, too. Therefore both of these types [the young and the bold] have quickness towards anger in common. So they are optimistic, and quick to anger. Optimism does away with anxiety. And intense anger emboldens natural disposition, so that a lack of fear follows;</text:span><text:span text:style-name="Footnote_20_Symbol"><text:span text:style-name="T53"><text:note text:id="ftn474" text:note-class="footnote"><text:note-citation>473</text:note-citation><text:note-body><text:p text:style-name="Standard"><text:span text:style-name="T223"><text:s/></text:span><text:span text:style-name="T210">Similar to what we see in Aristotle, it is noteworthy emotions in some sense causes of other emotions.</text:span></text:p></text:note-body></text:note></text:span></text:span><text:span text:style-name="T19"> [so this happens] not only on account of optimism, but also because of strength of heart. So fear and anger do not coexist. And it seems that optimism is a part of [what causes] courage.</text:span></text:p>
      <text:p text:style-name="P65"/>
      <text:p text:style-name="P106"><text:span text:style-name="T19">And shame is pervasive among the young, for they have not yet plunged into shameful obscenities, and they remain according to nature.</text:span><text:span text:style-name="Footnote_20_Symbol"><text:span text:style-name="T53"><text:note text:id="ftn475" text:note-class="footnote"><text:note-citation>474</text:note-citation><text:note-body><text:p text:style-name="Standard"><text:span text:style-name="T223"><text:s/></text:span><text:span text:style-name="T210">i.e., they are not hardened against shame.</text:span></text:p></text:note-body></text:note></text:span></text:span><text:span text:style-name="T19"> And they are hard on [157.15] themselves due to their lack of experience and knowledge.</text:span></text:p>
      <text:p text:style-name="P65"/>
      <text:p text:style-name="P65">And their magnanimity is a consequence of their optimism. They do not think that they will be deprived, since they have not yet experienced harms. Therefore their concerns are turned [158] towards great things, and beliefs abound in their souls.</text:p>
      <text:p text:style-name="P65"/>
      <text:p text:style-name="P106"><text:span text:style-name="T19">And their desire towards the beneficial [al-nafi</text:span><text:span text:style-name="T133">ʿ</text:span><text:span text:style-name="T19">] thing that they know is stronger than their desire toward the lovely thing [al-jamīl] with which they are not yet acquainted.</text:span><text:span text:style-name="Footnote_20_Symbol"><text:span text:style-name="T53"><text:note text:id="ftn476" text:note-class="footnote"><text:note-citation>475</text:note-citation><text:note-body><text:p text:style-name="Standard"><text:span text:style-name="T223"><text:s/></text:span><text:span text:style-name="T210">cf. 1389a-b in Greek Aristotle.</text:span></text:p></text:note-body></text:note></text:span></text:span><text:span text:style-name="T19"> And indeed their thought and the ideas in their souls and held fixedly on the most beneficial thing. For in the category of “good,” they only know the beneficial that is before them on account of their age, that is, pleasure and what goes along with it, and [their] thought [is] based upon nature [fiṭr</text:span><text:span text:style-name="T25">ah]</text:span><text:span text:style-name="T19">. And this thought [158.5] is attracted to the beneficial, which is [beneficial] in relation to the thinker and present to him. As for that which pulls towards the lovely, it is virtue, and not nature.</text:span><text:span text:style-name="Footnote_20_Symbol"><text:span text:style-name="T53"><text:note text:id="ftn477" text:note-class="footnote"><text:note-citation>476</text:note-citation><text:note-body><text:p text:style-name="Standard"><text:span text:style-name="T223"><text:s/></text:span><text:span text:style-name="T210">This is one of the clearest statements in Avicenna that pleasure/benefit is that towards which nature tends, whereas the good is only pursued by virtue.</text:span></text:p></text:note-body></text:note></text:span></text:span></text:p>
      <text:p text:style-name="P65"/>
      <text:p text:style-name="P65">It is in this way that this type of character needs to be understood.</text:p>
      <text:p text:style-name="P65"/>
      <text:p text:style-name="P106"><text:soft-page-break/><text:span text:style-name="T20">As for youth [al-aḥdāth],</text:span><text:span text:style-name="Footnote_20_Symbol"><text:span text:style-name="T54"><text:note text:id="ftn478" text:note-class="footnote"><text:note-citation>477</text:note-citation><text:note-body><text:p text:style-name="Standard"><text:span text:style-name="T223"><text:s/></text:span><text:span text:style-name="T210">No parallel in Aristotle’s text for this secondary discussion of the young.</text:span></text:p></text:note-body></text:note></text:span></text:span><text:span text:style-name="T20"> [again], the</text:span><text:span text:style-name="T19">y have a strong love for their family and brothers and relatives, because they are spirited, and they love gaiety. And gaiety only occurs when there is health and friendship together.</text:span></text:p>
      <text:p text:style-name="P65"/>
      <text:p text:style-name="P106"><text:span text:style-name="T19">And their goal in what they choose is not true benefit, but rather benefit leading to pleasure. [158.10] Therefore they make friendships for pleasure, not for a benefit in intellectual interests.</text:span><text:span text:style-name="Footnote_20_Symbol"><text:span text:style-name="T53"><text:note text:id="ftn479" text:note-class="footnote"><text:note-citation>478</text:note-citation><text:note-body><text:p text:style-name="Standard"><text:span text:style-name="T223"><text:s/></text:span><text:span text:style-name="T210">No parallel in Aristotle’s text for the use of the term “benefit” as a genus that includes pleasurable benefit and intellectual benefit [true benefit].</text:span></text:p></text:note-body></text:note></text:span></text:span><text:span text:style-name="T19"> So they love friends, in order that they might make merry with them.</text:span></text:p>
      <text:p text:style-name="P65"/>
      <text:p text:style-name="P106"><text:span text:style-name="T19">And in seeking to reach some benefit—and in everything for that matter—they make more mistakes than the old, because they are excessive and they are not moderate. For excess causes error.</text:span><text:span text:style-name="Footnote_20_Symbol"><text:span text:style-name="T53"><text:note text:id="ftn480" text:note-class="footnote"><text:note-citation>479</text:note-citation><text:note-body><text:p text:style-name="Standard"><text:span text:style-name="T223"><text:s/></text:span><text:span text:style-name="T210">No parallel in Aristotle’s text for the discussion of how excess causes error, and the preference for moderation. Seems that Avicenna may be channeling the spirit of </text:span><text:span text:style-name="T219">Nicomachean Ethics</text:span><text:span text:style-name="T210">, which he otherwise does not write about.</text:span></text:p></text:note-body></text:note></text:span></text:span><text:span text:style-name="T19"> And due to the severity of their immoderation, they think of themselves as comprehending all things..</text:span></text:p>
      <text:p text:style-name="P65"/>
      <text:p text:style-name="P65">And due to their natures they will commit injustice in public, even though they are given shameful disgrace in return [for such acts], because they tend by nature towards bad actions, on account of their being by nature [158.15] very angry, and low on fear.</text:p>
      <text:p text:style-name="P65"/>
      <text:p text:style-name="P65">Nevertheless pity abounds in them, on account of their believing the one known to be wronged to be good. And they are hostile to evil deception, on account of their own lack of guiltiness and deceptive tendencies.</text:p>
      <text:p text:style-name="P65"/>
      <text:p text:style-name="P65">And they are lovers of jest and joking, on account of [their] love of joy and gaiety, and on account of the weakness of their deliberative faculty. The care [of their deliberative faculty], if it were strong, [would rather] fall upon serious matters. </text:p>
      <text:p text:style-name="P65"/>
      <text:p text:style-name="P65">[159] As for the old, most of their dispositions [akhlāq] are opposite of [the young]. Their dispositions are passionless and grumpy, and they do not give into any [trickery] on account of all that they have experienced, and all that has happened to them in terms of deception and error, and all the evils they have fallen into, and [even] those they have intended [to commit]—thus they are on high alert for such things.</text:p>
      <text:p text:style-name="P65"/>
      <text:p text:style-name="P65">It is on account of their dispositions that they don’t ever speak about anything with decisive speech. And if they judge, they judge [159.5] <text:s/>on the basis of what they have experienced. Everything in their view is [judged] according to a prior judgement, or they don’t make any judgment about it. And it is as if, owing to the abundance of their experience, they never try anything [new], because they are skeptical about anything that has no precedent in their eyes, and in that which they are like the unlearned. And they are little concerned about praise and blame. And when they talk about something in the future, they speak about it with misgivings, attaching the expressions, “possibly,” and “perhaps.”</text:p>
      <text:p text:style-name="P65"/>
      <text:p text:style-name="P106"><text:soft-page-break/><text:span text:style-name="T19">And their dispositions are bad,</text:span><text:span text:style-name="Footnote_20_Symbol"><text:span text:style-name="T53"><text:note text:id="ftn481" text:note-class="footnote"><text:note-citation>480</text:note-citation><text:note-body><text:p text:style-name="Standard"><text:span text:style-name="T223"><text:s/></text:span><text:span text:style-name="T210">cf. 1389b in Greek Aristotle.</text:span></text:p></text:note-body></text:note></text:span></text:span><text:span text:style-name="T19"> on account of their pessimism [sū</text:span><text:span text:style-name="T133">ʾ</text:span><text:span text:style-name="T19"> ẓunihim]. And it is not typical of them to go very far in the way of good will or hatred, except [159.10] about things in which there is compulsion. And you can observe them in their love to be like those who hate, and in their hate to be like those <text:s/>who love.</text:span></text:p>
      <text:p text:style-name="P65"/>
      <text:p text:style-name="P65">And they are not magnanimous] and they belittle [others]. They don’t act in the manner of those who are resolute and determined, [but they act] as though they might do badly.</text:p>
      <text:p text:style-name="P65"/>
      <text:p text:style-name="P65">Therefore their appetite for things is weak, except for what is connected with their livelihood, for they are intent on that, fearing the perception of death. And on account of that [fear] their souls do not rise up to generosity and chivalry, because they are stingy with respect to worldly goods. And experience has made them conscious of the difficulty of acquiring [goods], and the bad that comes from losing them or having them [159.15] destroyed.</text:p>
      <text:p text:style-name="P65"/>
      <text:p text:style-name="P106"><text:span text:style-name="T19">And cowardice rules over them. And they are good at cautioning about what could happen, on account of all the experiences they have benefited from. <text:s/>And they are opposite of youth in terms of how they are motivated [fi al-ma</text:span><text:span text:style-name="T133">ʿ</text:span><text:span text:style-name="T19">ānī al-muḥarrik</text:span><text:span text:style-name="T25">ah]</text:span><text:span text:style-name="T19">, indeed they incline towards rest on account of the coldness of their temperament.</text:span><text:span text:style-name="Footnote_20_Symbol"><text:span text:style-name="T53"><text:note text:id="ftn482" text:note-class="footnote"><text:note-citation>481</text:note-citation><text:note-body><text:p text:style-name="Standard"><text:span text:style-name="T223"><text:s/></text:span><text:span text:style-name="T210">Similar to what we see in Aristotle, but stated more clearly, emotions partially depend on physiological dispositions.</text:span></text:p></text:note-body></text:note></text:span></text:span><text:span text:style-name="T19"> Therefore they are cowardly and fearful.</text:span></text:p>
      <text:p text:style-name="P65"/>
      <text:p text:style-name="P65">And because of cowardice and fear their greed is stronger. And also [they are greedy] because they cling excessively to their love of life, realizing that it is close to vanishing.</text:p>
      <text:p text:style-name="P65"/>
      <text:p text:style-name="P65">And their desire has ceased [160] for women and spectacles, on account of the fact that they no longer need them. And [this occurs] despite the fact that they do indeed [continue to] desire [other things], especially food.</text:p>
      <text:p text:style-name="P65"/>
      <text:p text:style-name="P106"><text:span text:style-name="T19">And they incline towards justice, and they love just imams, and this is on account of their cowardice and weakness. For the inclination towards justice is on account of love of peace. And love of peace is either on account of excellence, or smallness of soul. For virtue is impelled towards it, and smallness [160.5] of soul also brings about [love of peace]</text:span><text:span text:style-name="Footnote_20_Symbol"><text:span text:style-name="T53"><text:note text:id="ftn483" text:note-class="footnote"><text:note-citation>482</text:note-citation><text:note-body><text:p text:style-name="Standard"><text:span text:style-name="T223"><text:s/></text:span><text:span text:style-name="T210">No parallel in Aristotle’s text for the examples in this paragraph.</text:span></text:p></text:note-body></text:note></text:span></text:span><text:span text:style-name="T19">. So in whoever it isn’t virtue that is impelling him towards [love of peace], there is nothing else impelling him except smallness of soul.</text:span></text:p>
      <text:p text:style-name="P65"/>
      <text:p text:style-name="P106"><text:span text:style-name="T19">[The old] prefer the beneficial good, and they do not prefer the </text:span><text:span text:style-name="Footnote_20_Symbol"><text:span text:style-name="T53"><text:note text:id="ftn484" text:note-class="footnote"><text:note-citation>483</text:note-citation><text:note-body><text:p text:style-name="Standard"><text:span text:style-name="T223"><text:s/></text:span><text:span text:style-name="T210">No parallel in Aristotle’s text for the distinction between the beneficial and the noble good at this juncture. Benefit is relative to the person, whereas the good does not just concern personal interests.</text:span></text:p></text:note-body></text:note></text:span></text:span><text:span text:style-name="T19">noble good, because of their love of themselves. For love of self inclines one towards the beneficial, rather than the noble. For the beneficial has to do with the person himself, while the noble has to do with others. And they are shameless, not being embarrassed, for they do not have any inclination towards the noble, rather their disposition focuses on the <text:s/>beneficial. Therefore they little esteem the noble.</text:span></text:p>
      <text:p text:style-name="P65"/>
      <text:p text:style-name="P106"><text:span text:style-name="T19">[160.10] And on account of their dispositions [they have] a paucity of hope, since they have </text:span><text:soft-page-break/><text:span text:style-name="T19">found failure in the world more often than success. And [what we call] experience is that which happens most often, and their beliefs accord with experience</text:span><text:span text:style-name="Footnote_20_Symbol"><text:span text:style-name="T53"><text:note text:id="ftn485" text:note-class="footnote"><text:note-citation>484</text:note-citation><text:note-body><text:p text:style-name="Standard"><text:span text:style-name="T223"><text:s/></text:span><text:span text:style-name="T210">Noteworthy that some dispositions are beliefs, or habits of mind, caused by repeated experiences.</text:span></text:p></text:note-body></text:note></text:span></text:span><text:span text:style-name="T19">.</text:span></text:p>
      <text:p text:style-name="P65"/>
      <text:p text:style-name="P65">And rather than taking pleasure in hoping, they take pleasure in remembering. And on account of the paucity of their hope, their cowardice grows.</text:p>
      <text:p text:style-name="P65"/>
      <text:p text:style-name="P106"><text:span text:style-name="T19">And their anger is sharp [ḥadīd]</text:span><text:span text:style-name="Footnote_20_Symbol"><text:span text:style-name="T53"><text:note text:id="ftn486" text:note-class="footnote"><text:note-citation>485</text:note-citation><text:note-body><text:p text:style-name="Standard"><text:span text:style-name="T223"><text:s/></text:span><text:span text:style-name="T210">This appears to be an explication of the idea of different “intensities [ḥudūd]” from the first paragraph of 3.5.</text:span></text:p></text:note-body></text:note></text:span></text:span><text:span text:style-name="T19"> [yet] weak.</text:span><text:span text:style-name="Footnote_20_Symbol"><text:span text:style-name="T53"><text:note text:id="ftn487" text:note-class="footnote"><text:note-citation>486</text:note-citation><text:note-body><text:p text:style-name="Standard"><text:span text:style-name="T223"><text:s/></text:span><text:span text:style-name="T210">cf. 1390a in Greek Aristotle.</text:span></text:p></text:note-body></text:note></text:span></text:span><text:span text:style-name="T19"> The sharpness is due to quickness of feeling, as if they are sick, and as for the weakness [of the anger], it is due to the weakness of their natural disposition.</text:span><text:span text:style-name="Footnote_20_Symbol"><text:span text:style-name="T53"><text:note text:id="ftn488" text:note-class="footnote"><text:note-citation>487</text:note-citation><text:note-body><text:p text:style-name="Standard"><text:span text:style-name="T223"><text:s/></text:span><text:span text:style-name="T210">No parallel in Aristotle’s text for this explication of why their anger is sharp yet weak. Aristotle asserts the same thing, but does not explain.</text:span></text:p></text:note-body></text:note></text:span></text:span></text:p>
      <text:p text:style-name="P65"/>
      <text:p text:style-name="P65">Their appetitive power is dwindling, or abating, and their appetite is towards the beneficial, not the [160.15] pleasurable, therefore they are thought to be self-controlled. Yet they are self-controlled by necessity, not one account of virtue. And their desire for seeking the virtuous and the beneficial is in decline, on account of the fact that their time of life is waning.</text:p>
      <text:p text:style-name="P65"/>
      <text:p text:style-name="P106"><text:span text:style-name="T19">And they associate [161] with people who are adherents to what they prefer, on account of their [having] settled dispositions for the sake of which they do what they do.</text:span><text:span text:style-name="Footnote_20_Symbol"><text:span text:style-name="T53"><text:note text:id="ftn489" text:note-class="footnote"><text:note-citation>488</text:note-citation><text:note-body><text:p text:style-name="Standard"><text:span text:style-name="T223"><text:s/></text:span><text:span text:style-name="T210">No parallel in Aristotle’s text at this juncture for the specific notion that dispositions [akhlāq] settle as you get older.</text:span></text:p></text:note-body></text:note></text:span></text:span><text:span text:style-name="T19"> They do not [associate with people] insofar as [the others] are adherents to thoughts that are in accord with what is beneficial.</text:span><text:span text:style-name="Footnote_20_Symbol"><text:span text:style-name="T53"><text:note text:id="ftn490" text:note-class="footnote"><text:note-citation>489</text:note-citation><text:note-body><text:p text:style-name="Standard"><text:span text:style-name="T223"><text:s/></text:span><text:span text:style-name="T210">i.e., even though old people only seek the beneficial, they do not seek to associate with people who might push them towards new types of benefits. Rather, in their relations they just look for people like themselves.</text:span></text:p></text:note-body></text:note></text:span></text:span></text:p>
      <text:p text:style-name="P65"/>
      <text:p text:style-name="P65">Their wont is to feign the dispositions of the pure of heart, even though what they do is for certain ends and contrivances. For when they feign as pure of heart, they seek some benefit, but they do not acknowledge it. They are dead set on acquiring benefits, [161.5] but by means of skill and deceit and cunning, not by means of things done out in the open, which one might be embarrassed by. [In this they are] contrary to the tedency of the young.</text:p>
      <text:p text:style-name="P65"/>
      <text:p text:style-name="P65">And they may have compassion [but for reasons] contrary to [the reasons behind] the compassion of the young. For the young are compassionate on account of their love for people, or the fact that they believe [the other’s] complaints. [The old] are compassionate on account of their own weakness, and on account of the fact that they imagine the evil complained about or witnessed as if it were happening to them.</text:p>
      <text:p text:style-name="P65"/>
      <text:p text:style-name="P65">Along with all that they are patient in the face of harms, not worried. And they are not jokers, for [161.10] joking is incompatible with seriousness, and different than patience.</text:p>
      <text:p text:style-name="P65"/>
      <text:p text:style-name="P65">As for those in the prime of life, they are those who have reached their strongest, and have not passed over [it]. Their dispositions are a mean between the two previously mentioned <text:soft-page-break/>dispositions: between destructive courage and cowardice, and between believing everything and considering everything to be false.</text:p>
      <text:p text:style-name="P65"/>
      <text:p text:style-name="P65">Rather, they are courageous insofar as it is appropriate, and they believe things insofar as it is appropriate. And their concerns are a mixture of [being concerned with] the beneficial and the noble, and of seriousness and jesting. For they are [161.15] self-controlled as well as courageous. As for the young, they have courage along with voraciousness. Likewise, the old have cowardice along with continence.</text:p>
      <text:p text:style-name="P65"/>
      <text:p text:style-name="P106"><text:span text:style-name="T19">The beginning of these years is from thirty to thirty five, and their completion is at fifty.</text:span><text:span text:style-name="Footnote_20_Symbol"><text:span text:style-name="T53"><text:note text:id="ftn491" text:note-class="footnote"><text:note-citation>490</text:note-citation><text:note-body><text:p text:style-name="Standard"><text:span text:style-name="T223"><text:s/></text:span><text:span text:style-name="T210">Aristotle distinguishes between the prime of the body and the prime of the mind. Avicenna does not.</text:span></text:p></text:note-body></text:note></text:span></text:span></text:p>
      <text:p text:style-name="P65"/>
      <text:p text:style-name="P65">[162] As for those people of noble descent who possess a [good] lineage, they greatly desire honor, striving to resemble their ancestors. And it is thought [by them] that everyone who is older is more illustrious and greater, and therefore they desire rank and honor. Therefore they tend towards pride and presumptuousness and self-control.</text:p>
      <text:p text:style-name="P65"/>
      <text:p text:style-name="P65">Nevertheless, their honor compels them towards justice, and that is the case at least as long as honor still remains in them, and the passage of time has not dispelled [162.5] the habits they have inherited from their predecessors. Eventually [their inherited habits] break down with the passage of time, on account of their lack of humility for [submitting to] education.</text:p>
      <text:p text:style-name="P65"/>
      <text:p text:style-name="P65">And their seeking high office [is] on account of decline owing to deviance, and [their being involved in] industry and making base profits. And when time encroaches upon them, [their inherited habits] continue breaking down, and provisions and competencies fall away from them, and they go on as idiots, or the worst of the lazy.</text:p>
      <text:p text:style-name="P65"/>
      <text:p text:style-name="P65">As for the dispositions of the rich: [they are characterized by] domineering, scorning people, engaging audaciously in [162.10] insults, and puffed-up thoughts about themselves, as if they are victorious in all good things, and they never take note of [those in] slavery or servitude. For they are luxuriously equipped with the good life, swaggering about in a good state. And they love praise and opulence, owing to the amount of both [praise and opulence] that they are accustomed to. And their wont is to be jealous of everyone, as if everyone were jealous of them for their lot.</text:p>
      <text:p text:style-name="P65"/>
      <text:p text:style-name="P106"><text:span text:style-name="T19">Therefore some attribute to them the virtues of wisdom, since [the wise] need the wealthy, suffering poverty, such that [they consider the rich] to be wise, aware of all things,</text:span><text:span text:style-name="Footnote_20_Symbol"><text:span text:style-name="T53"><text:note text:id="ftn492" text:note-class="footnote"><text:note-citation>491</text:note-citation><text:note-body><text:p text:style-name="Standard"><text:span text:style-name="T223"><text:s/></text:span><text:span text:style-name="T210">cf. 1391a in Greek Aristotle.</text:span></text:p><text:p text:style-name="P101"/><text:p text:style-name="P101"><text:tab/>Avicenna’s text is difficult to make sense of here, but it seems meant to convey spirit of Aristotle’s original discussion. That is, some think the rich are better than the wise because the wise beg from the rich.</text:p></text:note-body></text:note></text:span></text:span><text:span text:style-name="T19"> [162.15] not thinking badly about people, not doing badly through domineering judgement. [But this is backwards, because] the bad deeds of the wealthy increases in them weakness of judgement, for they belittle the need for it.</text:span></text:p>
      <text:p text:style-name="P65"/>
      <text:p text:style-name="P65">And the good qualities [of the rich] resemble the good qualities of women.</text:p>
      <text:p text:style-name="P65"/>
      <text:p text:style-name="P65"><text:soft-page-break/>Moreover, the one who has a history of wealth is more high minded than one who has newly acquired it, who may have suffered ignominy prior to his wealth, and in whom smallness of soul may have crept in.</text:p>
      <text:p text:style-name="P65"/>
      <text:p text:style-name="P65">[163] And the wealthy resemble the young in [their] committing manifest acts of injustice without a care, as if money protects them from blemish.</text:p>
      <text:p text:style-name="P65"/>
      <text:p text:style-name="P65">And in [the rich] there are strong dispositions that incline [them] towards the power. The dispositions inclining one towards the direction of power include: [a disposition] which is more base, which exchanges the good of power for more acquisitions, and [a disposition] which is more sagacious, such as love of seeking excellence. For he who is [163.5] concerned with higher things uses his power for excellence. And these are the ones who love honor. And they are superior in terms of dispositions, and better equipped in terms of thought, and they are more capable than those inclining towards the acquisition of goods, because their activities of power are those that are in accordance with superiority and honor and augustness.</text:p>
      <text:p text:style-name="P65"/>
      <text:p text:style-name="P65">As for acquisitiveness and seeking plenty (in terms of [mere] quantity), this are due to weakness. For whenever the soul is stronger, it is more inclined towards living well and pride. Such ones acquire, by the power of their soul, excellence of mind, and they refrain from laboriously seeking the highest place, [163.10] and therefore they see no need for haughtiness—on account of their [strength of] soul—for they are moderate, [and they are] of good character in society. They do not strive for vile injustice, rather, if they do injustice, they do it on a great scale.</text:p>
      <text:p text:style-name="P65"/>
      <text:p text:style-name="P106"><text:span text:style-name="T19">As for the ones made recently [in terms of their wealth], their dispositions are as follows: comfort-seeking, pleasure-enjoying, presumptuous, [and] having little concern [for others], owing to a great amount of self-sufficiency. And they are serious lovers of God, trusting in him, trusting in providence, because they are used to benefiting from luck, without hard work.</text:span><text:span text:style-name="Footnote_20_Symbol"><text:span text:style-name="T53"><text:note text:id="ftn493" text:note-class="footnote"><text:note-citation>492</text:note-citation><text:note-body><text:p text:style-name="Standard"><text:span text:style-name="T223"><text:s/></text:span><text:span text:style-name="T210">No parallel in Aristotle’s text for this somewhat scathing remark that the apparent noble religiosity of the wealthy is just due to their being lucky. In other words, in poorer circumstances, they would likely not be so virtuous, which suggests that their virtue is superficial.</text:span></text:p></text:note-body></text:note></text:span></text:span></text:p>
      <text:p text:style-name="P65"/>
      <text:p text:style-name="P65">[163.15] And the states contrary to these [of the poor] can be known from the states of those [just mentioned].</text:p>
      <text:p text:style-name="P65"/>
      <text:p text:style-name="P106"><text:span text:style-name="T19">Hence, the benefit [sought] in persuasive speech is the attainment of persuasion.</text:span><text:span text:style-name="Footnote_20_Symbol"><text:span text:style-name="T53"><text:note text:id="ftn494" text:note-class="footnote"><text:note-citation>493</text:note-citation><text:note-body><text:p text:style-name="Standard"><text:span text:style-name="T143"><text:s/></text:span><text:span text:style-name="T210">cf. 1391b in Greek Aristotle.</text:span></text:p></text:note-body></text:note></text:span></text:span><text:span text:style-name="T19"> And persuasion will not occur [164] except when a response is brought to an end, and speech is completed. It is difficult to silence an individual or to prevent their speaking out, especially if they are being persuasive. So it is important—in order to have sound governance over legal deliberations—that a judge is appointed who can reprove the one committing [some act] from his committing it, and [reprove] the one doing badly from his doing badly, along with [the rhetorician] having total self-control over his speech, not being hindered or proceeding on to idle prattle. And it is necessary that [164.5] [the judge] restrain the audience from participating in the prattling of the speaker. And [it is important for the judge to also restrain] the testimony of the listeners from the outset so that [one] does not bring a particular slant [to the table].</text:span><text:span text:style-name="Footnote_20_Symbol"><text:span text:style-name="T53"><text:note text:id="ftn495" text:note-class="footnote"><text:note-citation>494</text:note-citation><text:note-body><text:p text:style-name="Standard"><text:span text:style-name="T143"><text:s/></text:span><text:span text:style-name="T210">No parallel in Aristotle’s text for this for this way of describing what conditions are needed for persuasion.</text:span></text:p></text:note-body></text:note></text:span></text:span></text:p>
      <text:p text:style-name="P65"><text:soft-page-break/></text:p>
      <text:p text:style-name="P65">So it is necessary that there is there a speaker, and a judge, and an audience. And if that is the case, then it is necessary that the rhetorician knows about these characterizations that are distinct in terms of emotions and dispositions.</text:p>
      <text:h text:style-name="P146" text:outline-level="1"><text:span text:style-name="T2">From Avicenna's </text:span><text:span text:style-name="T6">Compilation: Rhetoric</text:span></text:h>
      <text:p text:style-name="Text_20_body"/>
      <text:p text:style-name="P102">Truly, the most powerful means for obtaining assent, and the most fitting for rhetoric, is syllogistic speech, followed by the inducing of these passions:</text:p>
      <text:p text:style-name="P102"/>
      <text:p text:style-name="P56"><text:span text:style-name="T135">Anger is a psychological injury, accompanied by a desire in the angered one to inflict punishment, because of some contempt [23.5]</text:span><text:span text:style-name="Footnote_20_Symbol"><text:span text:style-name="T135"><text:note text:id="ftn496" text:note-class="footnote"><text:note-citation>495</text:note-citation><text:note-body><text:p text:style-name="Standard"><text:span text:style-name="Footnote_20_Symbol"><text:span text:style-name="T153"/></text:span></text:p><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5"><text:tab/> Page and line numbers correspond to <text:span text:style-name="T145">Avicenna, </text:span><text:span text:style-name="T151">Natural Affections</text:span><text:span text:style-name="T145"> (1954).</text:span></text:p></text:note-body></text:note></text:span></text:span><text:span text:style-name="T135"> or indifference that is perceived by him, or by someone who is connected to him. Anger is directed at a person or a particular group of people, it is not directed towards a general concept. The kinds of contempt are, firstly, indifference, especially when something is happening to the angered-party in a certain circumstance, and that circumstance consists in the person being seen, that is, the person by whom the angered-person is disregarded. Mocking and insult are also kinds of contempt. A lack of something hoped for, or a lack of being treated well, are also things that cause anger. A sad person is quick to anger. Similar, there is the one who has some cause of anger befall him, and thus he [further] becomes angry at the least thing connected to him. And anger afflicts [someone] on account of their friends, [23.10] if some of their friends do not stand up for their other friends, or if they do not say nice things about them, or if they are not pained by those who oppose them, or if they do not offer support for the doing of a good deed, or if they laugh when they are serious, or if they do not repay them. [24] Anger also occurs on account of someone being forgetful.</text:span></text:p>
      <text:p text:style-name="P102"/>
      <text:p text:style-name="P102">The opposite of anger is repose of the soul, and its causes are opposite the causes of anger. Confession, contrition, and rest all alleviate anger. Anger is not abundant in the joyful, the poor, the virtuous, nor in the gentle. Finally, revenge puts anger to rest, along with the length of time [that has passed since the offense], and the extent of the affliction reaching the object of anger.</text:p>
      <text:p text:style-name="P102"/>
      <text:p text:style-name="P102">[24.5] Friendship is a state between two people, wherein each of the two wants the good for the other—for the sake of the other—not for themselves, and wherein each of the two loves and is loved. The causes of friendship: one of the causes of friendship is doing good cheerfully, or in a time of need. [Also, among the causes of friendship, there is the fact of someone having] friendship with one's friends, enmity towards one's enemies, soundness of thoughts and virtues, <text:soft-page-break/>goodness, skill in social intercourse, an effortless disposition to virtue, excellent manners in speech, a lack of tendency to reproach and reprimand, and a shared desire or interest in the affairs of one's friends and relatives or [in the affairs of] the relatives of one's friends—these causes, if they are in a person, they open that person up to being loved. And the kinds of [24.10] friendship are: familiar relations, intimate relations, companionship, and kinship. The causes of enmity are opposite of all these causes [of friendship].</text:p>
      <text:p text:style-name="P102"/>
      <text:p text:style-name="P102">Fear is a sadness or a disorder caused by imagining an evil which is expected to do damage or harm. People who are feared are those who are able to bring about these evils, those who are known to carry out such evils, the friends of the unjustly-treated, the enemies [of the unjustly-treated], those who are sharp in their anger, in cunning, or in trickery, possessing patience [to carry out their evils]. Things that are feared include failure and the occurrence of shameful acts, especially when there is no escape from the feared thing, and when there is no help to deal with it.</text:p>
      <text:p text:style-name="P102"/>
      <text:p text:style-name="P102">Security is the opposite of fear, [24.15] and its causes are opposite the causes of fear.</text:p>
      <text:p text:style-name="P102"/>
      <text:p text:style-name="P102">[25] Concerning courage and its causes, it could either be caused by habit, or natural boldness, or the aggravation induced by anger, or the hope of being saved soon, or the existence of helpers, or an increase of virtue, or having a claim to help, or an abundance of money and provisions.</text:p>
      <text:p text:style-name="P102"/>
      <text:p text:style-name="P102">Embarrassment and shame are a kind of disorder or sadness caused by the occurrence of some evil wherein the person is made blameworthy, whether [25.5] in the present or the past or the future. Brazenness is the indifference of a soul in light of the occurrence of such evils. [With respect to either of these,] it is caused by the exposure of shyness or timidity, or of deeds of injustice or harm, or of wicked companionship and its evil in terms of vile deeds. [It is also caused by the exposure of] injustice done to the weak, and vanity, and deceit, and weakness of will, and other moral abominations. If these evils are manifest to [one's] friends—[friends that a shy person] wants to impress—and to other decent folk, [the shyness] becomes even more poignant.</text:p>
      <text:p text:style-name="P102"/>
      <text:p text:style-name="P102">[25.10] Concern [or pity] is a grief for a corrupting and damaging evil that happened or is happening, undeservedly, to the one worrying or to one connected to the one worrying. A man is unconcerned if has encountered many things, or is courageous, or is sound in thought, or is brazen and indifferent. [The concerned person, on the other hand, is] very fearful.</text:p>
      <text:p text:style-name="P102"/>
      <text:p text:style-name="P102">And as for the vile things [which one might be concerned about], there is suffering, misfortunes, the loss or death of brothers, the vanishing of beneficial resources, and failure. The worrier worries for those who are relatives, acquaintances, those able to benefit him, the virtuous, and the weak.</text:p>
      <text:p text:style-name="P102"/>
      <text:p text:style-name="P102">Joy in its causes is different, neutralizing concern such that it does not occur, or changing [25.15] the mind so that it does not grasp [the concerns].</text:p>
      <text:p text:style-name="P103"/>
      <text:p text:style-name="P103"><text:soft-page-break/>The vengeful person is one who is upset at the goodness of [someone's] condition who does not deserve [that goodness], while the jealous person is one [26] who is upset at the goodness of a state belonging to someone, because of the goodness of the state, whether that someone is deserving or not deserving [of the goodness]. Rather than [being upset at some kind of injustice, the jealous person] is spiteful because of the goodness of a state like nobility, beauty, power and wealth. Moreover, the great are spiteful if the weak dominate them, and the keen-witted are spiteful if the ignorant cause them to error. And as for those whose manner is to be jealous, [they are those who] love honor, they are possessors of money, and they are those who are equal in year and age and status and praise and glory. </text:p>
      <text:p text:style-name="P104"/>
      <text:p text:style-name="P95">And thus we have said enough concerning [26.5] virtues and emotions.</text:p>
      <text:h text:style-name="P147" text:outline-level="1"><text:span text:style-name="T4">Appendix 2: Emotions in Avicenna's </text:span><text:span text:style-name="T7">Categories</text:span></text:h>
      <text:p text:style-name="P63">Word Count: 1,961</text:p>
      <text:p text:style-name="P63"/>
      <text:p text:style-name="P54"><text:span text:style-name="T188">Avicenna’s </text:span><text:span text:style-name="T191">Healing</text:span><text:span text:style-name="T189">: </text:span><text:span text:style-name="T191">Categories</text:span><text:span text:style-name="T189"> [</text:span><text:span text:style-name="T191">Al-maqūlāt</text:span><text:span text:style-name="T189">] addresses the same issues as Aristotle’s </text:span><text:span text:style-name="T191">Categories</text:span><text:span text:style-name="T189">, with a key difference between the two texts being Avicenna’s extra attention to the category of quality [</text:span><text:span text:style-name="T191">kayfiyya</text:span><text:span text:style-name="T189">]. A full two books of Avicenna’s seven-book </text:span><text:span text:style-name="T191">Categories</text:span><text:span text:style-name="T189"> are dedicated to quality, taking up about a quarter of the total page count. Another difference is that Avicenna takes more care to clearly define the boundaries between each of the four species of quality. </text:span><text:span text:style-name="T191">Healing</text:span><text:span text:style-name="T189">: </text:span><text:span text:style-name="T191">Categories</text:span><text:span text:style-name="T189"> is relevant to our purposes here because Avicenna uses emotions as an illustration of conditions [</text:span><text:span text:style-name="T191">aḥwāl</text:span><text:span text:style-name="T189">], which are one of the two sub-types of the first species of quality. The four species of quality will be discussed shortly, but here is the quote that places emotions squarely in this conceptual territory:</text:span></text:p>
      <text:p text:style-name="P85"/>
      <text:p text:style-name="P19">As for "condition," that which is named by this type [of quality] is that which easily passes away […] As for health and sickness, if they come and go quickly, they are of this type. And other types of conditions include: anger [<text:span text:style-name="T146">al-ḥarad</text:span>], shyness [<text:span text:style-name="T146">al-ḥajal</text:span>], sadness [<text:span text:style-name="T146">al-ghamm</text:span>], pity [<text:span text:style-name="T146">al-hamm</text:span>], opinion, and belief that is not fixed.<text:span text:style-name="Footnote_20_Symbol"><text:note text:id="ftn497" text:note-class="footnote"><text:note-citation>496</text:note-citation><text:note-body><text:p text:style-name="Standard"><text:span text:style-name="Footnote_20_Symbol"><text:span text:style-name="T153"/></text:span></text:p><text:p text:style-name="P17"/><text:p text:style-name="P17"/><text:p text:style-name="P17"/><text:p text:style-name="P17"/><text:p text:style-name="P17"/><text:p text:style-name="P17"/><text:p text:style-name="P17"/><text:p text:style-name="P17"/><text:p text:style-name="P17"/><text:p text:style-name="P17"/><text:p text:style-name="P17"/><text:p text:style-name="P15"><text:tab/> <text:span text:style-name="T206">Avicenna, Healing: Categories (1959), 5.3, 182.</text:span></text:p></text:note-body></text:note></text:span></text:p>
      <text:p text:style-name="P82"/>
      <text:p text:style-name="P55"><text:span text:style-name="T160">As can be seen, emotions are not the only things that can be conditions, so what we learn about <text:s/>conditions is meant to apply to more phenomena than just emotions. Nevertheless, the discussions of emotions as states in </text:span><text:span text:style-name="T167">Categories</text:span><text:span text:style-name="T160"> <text:s/>gives us some further insight into the sort of things emotions are, and puts them in the context of other mental phenomena. That is, it is explicitly said that that emotions are passing and transitory, as distinct from things like virtues and faculties.</text:span></text:p>
      <text:p text:style-name="P55"><text:span text:style-name="T160">Fundamentally, the category “quality” (of which “conditions” are a species) is meant <text:s/>to answer the question “how,” but it is possible to mistakenly answer this question about something in ways that pick out features that properly belong to another category.</text:span><text:span text:style-name="Footnote_20_Symbol"><text:span text:style-name="T160"><text:note text:id="ftn498" text:note-class="footnote"><text:note-citation>497</text:note-citation><text:note-body><text:p text:style-name="Footnote"><text:s/><text:span text:style-name="T206">Avicenna, Healing: Categories (1959), 5.1, 167.</text:span></text:p></text:note-body></text:note></text:span></text:span><text:span text:style-name="T160"> For example, in response to a question about “how” something exists, we might say “six feet tall,” but this would actually be a way of quantifying it. After dealing with this and similar confusions, Avicenna defines </text:span><text:soft-page-break/><text:span text:style-name="T160">quality as an answer to “how” in a more restricted sense, saying “Let us determine now that quality is any trait [</text:span><text:span text:style-name="T167">hay</text:span><text:span text:style-name="T162">ʾ</text:span><text:span text:style-name="T168">ah</text:span><text:span text:style-name="T163">]</text:span><text:span text:style-name="T160"> fixed [</text:span><text:span text:style-name="T167">qārr</text:span><text:span text:style-name="T168">ah</text:span><text:span text:style-name="T163">]</text:span><text:span text:style-name="T160"> in its subject which does not necessitate or demand </text:span><text:span text:style-name="T160">[the subject's] being measured [</text:span><text:span text:style-name="T167">taqdīrihi</text:span><text:span text:style-name="T160">].”</text:span><text:span text:style-name="Footnote_20_Symbol"><text:span text:style-name="T160"><text:note text:id="ftn499" text:note-class="footnote"><text:note-citation>498</text:note-citation><text:note-body><text:p text:style-name="Footnote"><text:s/><text:span text:style-name="T206">Avicenna, Healing: Categories (1959), 5.1, 171.</text:span></text:p></text:note-body></text:note></text:span></text:span><text:span text:style-name="T160"> One part of this definition tells us what a quality </text:span><text:span text:style-name="T167">is</text:span><text:span text:style-name="T160">, the other part tells us what it is </text:span><text:span text:style-name="T167">not</text:span><text:span text:style-name="T160">. On the affirmative side, </text:span><text:span text:style-name="T167">hay</text:span><text:span text:style-name="T162">ʾ</text:span><text:span text:style-name="T168">ah</text:span><text:span text:style-name="T163"> </text:span><text:span text:style-name="T160">is a very general term for accidental form, so by saying that a quality is a “fixed” </text:span><text:span text:style-name="T167">hay</text:span><text:span text:style-name="T162">ʾ</text:span><text:span text:style-name="T167">ah</text:span><text:span text:style-name="T160">, this means that quality is any accidental form that is inhering in a substance. That is, a quality tells us something about how a substance is constituted, not just some circumstance or relation that it is in. So hardness is a quality, but being a brother is not. By way of negation, Avicenna distinguishes qualities from anything that involves measurement; in essence, this distinguishes a quality from a quantity. So, again, hardness is a quality, but being six feet tall is not. This is just to prevent the erroneous answer to the question “how” mentioned earlier. So emotions, like all qualities, are accidental forms, really present in their subjects, for some amount of time. To be more specific than that, we need to turn to the explanation of the particular species of quality under which emotions fall.</text:span></text:p>
      <text:p text:style-name="P55"><text:span text:style-name="T160">Of the four species of quality, emotions fall under the first, which encompasses those qualities that exist “because of the soul,” and these are divided into states [</text:span><text:span text:style-name="T167">malakāt</text:span><text:span text:style-name="T160">] and conditions [</text:span><text:span text:style-name="T167">aḥwāl</text:span><text:span text:style-name="T160">].</text:span><text:span text:style-name="Footnote_20_Symbol"><text:span text:style-name="T160"><text:note text:id="ftn500" text:note-class="footnote"><text:note-citation>499</text:note-citation><text:note-body><text:p text:style-name="Footnote"><text:s/><text:span text:style-name="T206">Avicenna, Healing: Categories (1959), 5.3, 181.</text:span></text:p></text:note-body></text:note></text:span></text:span><text:span text:style-name="T160"> Avicenna argues that there is not actually a generic name for these two types of the first species of quality, since they are only distinguished in an accidental way—with respect to their stability—as we will see.</text:span></text:p>
      <text:p text:style-name="P55"><text:span text:style-name="T160">The second species of quality is circumscribes psychological faculties, includeing psychological capacities and lacks of capacities (Avicenna does not distinguish between the terms “faculty” and “capacity” in any explicit way). The first species of qualities, he says, is dependent on the second species.</text:span><text:span text:style-name="Footnote_20_Symbol"><text:span text:style-name="T160"><text:note text:id="ftn501" text:note-class="footnote"><text:note-citation>500</text:note-citation><text:note-body><text:p text:style-name="Footnote"><text:s/><text:span text:style-name="T206">Avicenna, Healing: Categories (1959), 5.3, 185.</text:span></text:p></text:note-body></text:note></text:span></text:span><text:span text:style-name="T160"> For example, you have to have the irascible appetite (second species of quality) in order to have an instance of anger (first species of quality).</text:span></text:p>
      <text:p text:style-name="P55"><text:span text:style-name="T160">The third species of quality encompasses passive qualities and passions [</text:span><text:span text:style-name="T167">al-kayfiyyāt al-infi</text:span><text:span text:style-name="T162">ʿ</text:span><text:span text:style-name="T167">āliyya wal-infi</text:span><text:span text:style-name="T162">ʿ</text:span><text:span text:style-name="T167">ālāt</text:span><text:span text:style-name="T160">], which are qualities like colors and textures. The terminology for the third species might seem surprising, since Avicenna elsewhere refers to emotions as </text:span><text:span text:style-name="T167">infi</text:span><text:span text:style-name="T162">ʿ</text:span><text:span text:style-name="T167">ālāt</text:span><text:span text:style-name="T160">, and now this is the term being used for a distinct species of quality that does </text:span><text:span text:style-name="T167">not</text:span><text:span text:style-name="T160"> include emotion. But, as Avicenna points out later in this chapter of the </text:span><text:span text:style-name="T167">Categories</text:span><text:span text:style-name="T160">, </text:span><text:span text:style-name="T167">infi</text:span><text:span text:style-name="T162">ʿ</text:span><text:span text:style-name="T167">ālāt</text:span><text:span text:style-name="T160"> is used equivocally sometimes between emotions and non-emotional passions, and this is okay, as long as we know what we are talking about.</text:span><text:span text:style-name="Footnote_20_Symbol"><text:span text:style-name="T160"><text:note text:id="ftn502" text:note-class="footnote"><text:note-citation>501</text:note-citation><text:note-body><text:p text:style-name="Footnote"><text:s/><text:span text:style-name="T206">Avicenna, Healing: Categories (1959), 5.6, 200.</text:span></text:p></text:note-body></text:note></text:span></text:span><text:span text:style-name="T160"> In this case, Avicenna wants to make the point that this third species of quality includes passions that do not exist on account of the soul, yet which have a relation to one another similar that which has been described to exist between the states and conditions, in the first species of quality.</text:span><text:span text:style-name="Footnote_20_Symbol"><text:span text:style-name="T160"><text:note text:id="ftn503" text:note-class="footnote"><text:note-citation>502</text:note-citation><text:note-body><text:p text:style-name="Footnote"><text:span text:style-name="T197"><text:s/></text:span><text:span text:style-name="T207">Avicenna, Healing: Categories (1959), 5.5, 191-192.</text:span></text:p></text:note-body></text:note></text:span></text:span><text:span text:style-name="T160"> For example, picking up on one of Avicenna’s examples, the liver can briefly take on something like a yellow hue, or, if the passion solidifies, take on the stable affective quality yellow (which, incidentally, would not bode well for its owner). This is similar to the distinction in terms of stability we will see between psychological states and conditions, but this third category is for non-psychological fixed and transitory states.</text:span></text:p>
      <text:p text:style-name="P55"><text:span text:style-name="T160">The fourth species of quality is “figure [</text:span><text:span text:style-name="T167">shakl</text:span><text:span text:style-name="T160">].” Avicenna reserves discussion of figure for a separate book of the </text:span><text:span text:style-name="T167">Categories</text:span><text:span text:style-name="T160">, book 6, since he views it as less intertwined with the prior three.</text:span></text:p>
      <text:p text:style-name="P55"><text:span text:style-name="T160">Emotions being placed in the first species of quality shows us that emotions transitory, as </text:span><text:soft-page-break/><text:span text:style-name="T160">opposed to states, though both are caused by psychological faculties. States, Avicenna writes, are those qualities that exist on account of the soul which are “fixed in nature in such a way as that they will not cease, or at least that their ceasing is difficult, and in general not easy,” whereas conditions are the sort of quality that exists on account of the soul and which is “not fixed, but </text:span><text:span text:style-name="T160">which is liable to cease, which easily goes away […].”</text:span><text:span text:style-name="Footnote_20_Symbol"><text:span text:style-name="T160"><text:note text:id="ftn504" text:note-class="footnote"><text:note-citation>503</text:note-citation><text:note-body><text:p text:style-name="Footnote"><text:s/><text:span text:style-name="T206">Avicenna, Healing: Categories (1959), 5.3, 181.</text:span></text:p></text:note-body></text:note></text:span></text:span><text:span text:style-name="T160"> Avicenna’s examples for states and dispositions are as follows:</text:span><text:span text:style-name="Footnote_20_Symbol"><text:span text:style-name="T160"><text:note text:id="ftn505" text:note-class="footnote"><text:note-citation>504</text:note-citation><text:note-body><text:p text:style-name="Footnote"><text:span text:style-name="T197"><text:s/></text:span><text:span text:style-name="T207">Avicenna, Healing: Categories (1959), 5.3, 182.</text:span></text:p></text:note-body></text:note></text:span></text:span></text:p>
      <text:p text:style-name="P81"/>
      <table:table table:name="Table5" table:style-name="Table5">
        <table:table-column table:style-name="Table5.A"/>
        <table:table-column table:style-name="Table5.B"/>
        <table:table-row table:style-name="Table5.1">
          <table:table-cell table:style-name="Table5.A1" office:value-type="string">
            <text:p text:style-name="P84">Examples of States</text:p>
          </table:table-cell>
          <table:table-cell table:style-name="Table5.B1" office:value-type="string">
            <text:p text:style-name="P84">Examples of Conditions</text:p>
          </table:table-cell>
        </table:table-row>
        <table:table-row table:style-name="Table5.1">
          <table:table-cell table:style-name="Table5.A2" office:value-type="string">
            <text:p text:style-name="P83">Virtues and vices</text:p>
          </table:table-cell>
          <table:table-cell table:style-name="Table5.B2" office:value-type="string">
            <text:p text:style-name="P83">Emotions</text:p>
          </table:table-cell>
        </table:table-row>
        <table:table-row table:style-name="Table5.1">
          <table:table-cell table:style-name="Table5.A3" office:value-type="string">
            <text:p text:style-name="P83">Firm grasp of a scientific truth</text:p>
          </table:table-cell>
          <table:table-cell table:style-name="Table5.B3" office:value-type="string">
            <text:p text:style-name="P83">Unfixed belief</text:p>
          </table:table-cell>
        </table:table-row>
        <table:table-row table:style-name="Table5.1">
          <table:table-cell table:style-name="Table5.A3" office:value-type="string">
            <text:p text:style-name="P83">Healthy or sick body</text:p>
          </table:table-cell>
          <table:table-cell table:style-name="Table5.B3" office:value-type="string">
            <text:p text:style-name="P83">Passing sickness</text:p>
          </table:table-cell>
        </table:table-row>
      </table:table>
      <text:p text:style-name="P55"/>
      <text:p text:style-name="P81">Avicenna describes the stable states on the left as corresponding to the transitory conditions on the right. A sickness is the sort of thing that, if it sticks around long enough, leads to an overall unhealthy body. An unfixed belief is something that, if it is verified and dwelt on long enough, becomes firmly grasped. Since we know that both states and conditions depend on psychological faculties, it is clear that that Avicenna is providing examples that depend on motive faculties (concupiscible appetite, etc), cognitive faculties and vegetative faculties, respectively.</text:p>
      <text:p text:style-name="P55"><text:span text:style-name="T160">Having the same sort of emotions over and over can eventually lead to the cultivation of a virtue (which, in turn, makes it easier to have the corresponding emotion)</text:span><text:span text:style-name="Footnote_20_Symbol"><text:span text:style-name="T160"><text:note text:id="ftn506" text:note-class="footnote"><text:note-citation>505</text:note-citation><text:note-body><text:p text:style-name="Footnote"><text:span text:style-name="T197"><text:s/></text:span><text:span text:style-name="T207">Avicenna, Healing: Categories (1959), 5.3, 182: “</text:span><text:span text:style-name="T211">And we mean by virtues <text:s/>[al-faḍā</text:span><text:span text:style-name="T209">ʾ</text:span><text:span text:style-name="T211">il] not the determinate actions, but rather the psychological traits [al-hay</text:span><text:span text:style-name="T209">ʿ</text:span><text:span text:style-name="T211">āt al-nafsāniyy</text:span><text:span text:style-name="T205">ah]</text:span><text:span text:style-name="T211"> from which come the determinate actions in an easy manner, as if by nature, without the need for deliberation [ru</text:span><text:span text:style-name="T209">ʾ</text:span><text:span text:style-name="T211">y</text:span><text:span text:style-name="T205">ah]</text:span><text:span text:style-name="T211"> or renewed choice [ikhtiyār musta</text:span><text:span text:style-name="T209">ʾ</text:span><text:span text:style-name="T211">nif]. And they are such that if the contrary of those actions were desired, it would be burdensome for the ones trying to do that, and it was be difficult for them, and they would need to exert effort. And this [sort of thing] is like the character trait [khulq] of justice, or modesty. </text:span><text:span text:style-name="T181">And the vices [al-radhā</text:span><text:span text:style-name="T180">ʾ</text:span><text:span text:style-name="T181">il] also, which are the contraries [of the virtues] are states. So licentiousness is a character trait that makes acting modesty with respect to self-control difficult, for one is pained by carrying it [modest acts] out, while carrying out the acts of profligacy are easy for such a one. For in itself a character trait easily yielding to one action has difficulty with another. And these are states.”</text:span></text:p></text:note-body></text:note></text:span></text:span><text:span text:style-name="T160">. Avicenna makes the general point as follows:</text:span></text:p>
      <text:p text:style-name="P81"/>
      <text:p text:style-name="P19"><text:span text:style-name="T182">Everything that is an acquired state [</text:span><text:span text:style-name="T185">malaka muktasab</text:span><text:span text:style-name="T187">ah</text:span><text:span text:style-name="T184">]</text:span><text:span text:style-name="T182"> was previously a condition. That is, that trait [</text:span><text:span text:style-name="T185">al-hay</text:span><text:span text:style-name="T186">ʾ</text:span><text:span text:style-name="T187">ah</text:span><text:span text:style-name="T184">]</text:span><text:span text:style-name="T182"> was previously a state, and then it solidified. [On the other hand] it is not the case that every condition was previously state, eventually becoming undone into a condition.</text:span><text:span text:style-name="Footnote_20_Symbol"><text:span text:style-name="T182"><text:note text:id="ftn507" text:note-class="footnote"><text:note-citation>506</text:note-citation><text:note-body><text:p text:style-name="Footnote"><text:s/><text:span text:style-name="T206">Avicenna, Healing: Categories (1959), 5.3, 182.</text:span></text:p></text:note-body></text:note></text:span></text:span></text:p>
      <text:p text:style-name="P81"/>
      <text:p text:style-name="P55"><text:span text:style-name="T160">An emotion is not the same thing as a virtue, nor is a belief the same thing as a scientific habit of mind, nor a sickness the same as an unhealthy body. Rather, states and conditions are causally related to one another. The mechanism by which this change occurs is left vague: a condition becomes a state if the condition is “repeatedly exercised [</text:span><text:span text:style-name="T167">tamarrana </text:span><text:span text:style-name="T162">ʿ</text:span><text:span text:style-name="T167">alāhi</text:span><text:span text:style-name="T160">]”;</text:span><text:span text:style-name="Footnote_20_Symbol"><text:span text:style-name="T160"><text:note text:id="ftn508" text:note-class="footnote"><text:note-citation>507</text:note-citation><text:note-body><text:p text:style-name="Footnote"><text:s/><text:span text:style-name="T206">Avicenna, Healing: Categories (1959), 5.3, 181.</text:span></text:p></text:note-body></text:note></text:span></text:span><text:span text:style-name="T160"> the state of being an angry person is acquired “through the doing [</text:span><text:span text:style-name="T167">isti</text:span><text:span text:style-name="T162">ʿ</text:span><text:span text:style-name="T167">māl</text:span><text:span text:style-name="T160">] of many acts [</text:span><text:span text:style-name="T167">afa</text:span><text:span text:style-name="T162">ʿ</text:span><text:span text:style-name="T167">āl</text:span><text:span text:style-name="T160">] of anger”.</text:span><text:span text:style-name="Footnote_20_Symbol"><text:span text:style-name="T160"><text:note text:id="ftn509" text:note-class="footnote"><text:note-citation>508</text:note-citation><text:note-body><text:p text:style-name="Footnote"><text:s/><text:span text:style-name="T206">Avicenna, Healing: Categories (1959), 5.6, 200.</text:span></text:p></text:note-body></text:note></text:span></text:span><text:span text:style-name="T160"> How exactly instances of sadness lead to a person becoming depressed is a specific question about </text:span><text:soft-page-break/><text:span text:style-name="T160">which Avicenna has little to say, even in his physiological works. But we know that one way of developing virtues and vices is by allowing yourself to experience certain emotions over and over again.</text:span></text:p>
      <text:p text:style-name="P55"><text:span text:style-name="T160">The only distinction between a state and a condition—at least from the point of view of the </text:span><text:span text:style-name="T167">Categories—</text:span><text:span text:style-name="T160">is their fixedness. When he first distinguishes the two varieties of the first species of quality, Avicenna emphasizes that the distinction between them is only accidental:</text:span></text:p>
      <text:p text:style-name="P81"/>
      <text:p text:style-name="P19"><text:span text:style-name="T182">The distinction [</text:span><text:span text:style-name="T185">iftirāq</text:span><text:span text:style-name="T182">] between condition and state is not a difference of two species under a genus, for the division [</text:span><text:span text:style-name="T185">al-infiṣāl</text:span><text:span text:style-name="T182">] between them is merely through the state of the relationship to change and the time of change, and this is an accidental difference [</text:span><text:span text:style-name="T185">infiṣāl bi-a</text:span><text:span text:style-name="T183">ʿ</text:span><text:span text:style-name="T185">arād</text:span><text:span text:style-name="T182">], not through a division internal to the nature of the thing.</text:span><text:span text:style-name="Footnote_20_Symbol"><text:span text:style-name="T182"><text:note text:id="ftn510" text:note-class="footnote"><text:note-citation>509</text:note-citation><text:note-body><text:p text:style-name="Footnote"><text:s/><text:span text:style-name="T206">Avicenna, Healing: Categories (1959), 5.3, 181.</text:span></text:p></text:note-body></text:note></text:span></text:span></text:p>
      <text:p text:style-name="P82"/>
      <text:p text:style-name="P55"><text:span text:style-name="T160">Following this quote, to show how something can change in terms of accidental features while still remaining “one thing,” Avicenna gives the example of a boy becoming a man. As the boy grows to become a man, certain accidental features change, but he is fundamentally the same. Now, it is unclear how far to take this analogy. We may agree that the emotion of bravery, repeated often enough, leads to the virtue of courage, but it hardly seems that the only thing distinguishing a disposition towards an emotion (virtue) from the emotion itself, is the fixedness. The courageous person is not just someone who is courageous all the time. What Avicenna must mean, then, is that, from the point of view of the </text:span><text:span text:style-name="T167">Categories</text:span><text:span text:style-name="T160">, the only metaphysical difference between emotions and virtues is their fixedness. They are both qualities that inhere in subjects, on account of psychological faculties, distinguished with respect to their fixedness. Surely other differences exist, but none that are relevant to the project of categorizing substances and accidents.</text:span></text:p>
      <text:p text:style-name="P59"><text:span text:style-name="T190">Looking at the </text:span><text:span text:style-name="T192">Categories</text:span><text:span text:style-name="T190">, then, helps us distinguish three psychological phenomena related to emotional experience: 1) emotions themselves, which are conditions. Emotions are caused by 2) psychological faculties, and can lead to 3) fixed states, such as virtues.</text:span></text:p>
      <text:p text:style-name="P168">Appendix 3: Summary of emotions mentioned in Avicenna's writings</text:p>
      <text:p text:style-name="P107"><draw:frame draw:style-name="fr1" draw:name="Object1" text:anchor-type="char" svg:x="0.1063in" svg:y="0.0945in" svg:width="6.278in" svg:height="6.3953in" draw:z-index="0"><draw:object xlink:href="./Object 1" xlink:type="simple" xlink:show="embed" xlink:actuate="onLoad"/><draw:image xlink:href="./ObjectReplacements/Object 1" xlink:type="simple" xlink:show="embed" xlink:actuate="onLoad"/></draw:frame></text:p>
      <text:p text:style-name="P157"/>
      <text:p text:style-name="P107"/>
      <text:p text:style-name="P96"/>
      <text:p text:style-name="P169">Bibliography</text:p>
      <text:p text:style-name="P126"><text:soft-page-break/></text:p>
      <text:p text:style-name="P127"><text:span text:style-name="T34">Al-Balkhi, Abu Zayd (2013). </text:span><text:span text:style-name="T43">Abu Zayd Al-Balkhi’s Sustenance of the Soul: The Cognitive Behaviour Therapy of a Ninth Century Physician</text:span><text:span text:style-name="T34">. Translated by Malik Badri. London: IIIT.</text:span></text:p>
      <text:p text:style-name="P126"/>
      <text:p text:style-name="P127"><text:span text:style-name="T135">——— (2005). </text:span><text:span text:style-name="T137">Maṣāliḥ Al-Abdān Wal-Anfus (Sustenance of the Body and Soul)</text:span><text:span text:style-name="T135">. Edited by Maḥmud Miṣrī. Cairo: Maʻhad al-Makhtūtāt al-ʻArabīyah.</text:span></text:p>
      <text:p text:style-name="P126"/>
      <text:p text:style-name="P127"><text:span text:style-name="T135">Alexander of Aphrodisias (2012). </text:span><text:span text:style-name="T137">On the Soul: Part I: Soul as Form of the Body, Parts of the Soul, Nourishment, and Perception</text:span><text:span text:style-name="T135">. Translated by Victor Caston. New York: Bloomsbury.</text:span></text:p>
      <text:p text:style-name="P126"/>
      <text:p text:style-name="P127"><text:span text:style-name="T135">——— (1980). </text:span><text:span text:style-name="T137">The </text:span><text:span text:style-name="T141">De Anima</text:span><text:span text:style-name="T137"> of Alexander of Aphrodiasias: A Translation and Commentary</text:span><text:span text:style-name="T135">. Translated by Athanasios P. Fotinis. Washington: University Press of America.</text:span></text:p>
      <text:p text:style-name="P126"/>
      <text:p text:style-name="P127"><text:span text:style-name="T135">Al-Fārābī (1985). </text:span><text:span text:style-name="T137">Al-Farabi on the Perfect State [Virtuous City]</text:span><text:span text:style-name="T135">. Edited and translated by Richard Walzer. Oxford: Clarendon Press.</text:span></text:p>
      <text:p text:style-name="P126"/>
      <text:p text:style-name="P127"><text:span text:style-name="T135">——— (1971). </text:span><text:span text:style-name="T137">Al-Siyāsa Al-Madaniyya [Political Regime/Principles of Beings]</text:span><text:span text:style-name="T135">. Edited by Fauzi M. Najjar. Beirut: Dar el-Mashreq Publishers.</text:span></text:p>
      <text:p text:style-name="P126"/>
      <text:p text:style-name="P127"><text:span text:style-name="T135">——— (1992). “At-Tanbīh ʿalā Sabīl as-Saʿāda [Directing Attention to the Way of Happiness].” In </text:span><text:span text:style-name="T137">The Philosophical Works</text:span><text:span text:style-name="T135">, edited by Jaʿfar al-Yāsīn, 227 ff. Dar al-Manahel.</text:span></text:p>
      <text:p text:style-name="P126"/>
      <text:p text:style-name="P127"><text:span text:style-name="T135">Al-Kindī (2012). “On Dispelling Sorrows.” In </text:span><text:span text:style-name="T137">The Philosphical Works of Al-Kindī</text:span><text:span text:style-name="T135">, translated by Peter. Adamson, 245–66. Oxford: Oxford University Press.</text:span></text:p>
      <text:p text:style-name="P126"/>
      <text:p text:style-name="P127"><text:span text:style-name="T135">Alpina, Tommaso (2017). “Al-Ǧūzğānī’s Insertion of On ‘Cardiac Remedies’ in Avicenna’s ‘Book of the Soul’: The Latin Translation as a Clue to His Editorial Activity on the ‘Cure’?” </text:span><text:span text:style-name="T137">Documenti e studi sulla tradizione filosofica medievale</text:span><text:span text:style-name="T135">, no. 28: 365–400.</text:span></text:p>
      <text:p text:style-name="P126"/>
      <text:p text:style-name="P127"><text:span text:style-name="T135">Al-Rāzī, Abu Bakr (1950). </text:span><text:span text:style-name="T137">The Spiritual Physick of Rhazes</text:span><text:span text:style-name="T135">. Translated by Arthur John Arberry. London: J. Murray.</text:span></text:p>
      <text:p text:style-name="P126"/>
      <text:p text:style-name="P127"><text:span text:style-name="T135">Aristotle (2002). </text:span><text:span text:style-name="T137">Aristotle: On the Parts of Animals I-IV</text:span><text:span text:style-name="T135">. Translated by James Lennox. Clarendon Aristotle Series. New York: Oxford University Press.</text:span></text:p>
      <text:p text:style-name="P126"/>
      <text:p text:style-name="P127"><text:span text:style-name="T135">——— (1982). </text:span><text:span text:style-name="T137">Aristotle’s Ars Rhetorica : The Arabic Version, a New Edition, with Commentary and Glossary</text:span><text:span text:style-name="T135">. Edited by M. C. Lyons. Cambridge: Pembroke Arabic Texts.</text:span></text:p>
      <text:p text:style-name="P126"/>
      <text:p text:style-name="P127"><text:span text:style-name="T135">——— (1943). </text:span><text:span text:style-name="T137">Generation of Animals</text:span><text:span text:style-name="T135">. Translated by A.L. Peck. Loeb Classical Library. Cambridge University Press.</text:span></text:p>
      <text:p text:style-name="P126"/>
      <text:p text:style-name="P127"><text:span text:style-name="T135">——— (1984). </text:span><text:span text:style-name="T138">Nicomachean Ethics</text:span><text:span text:style-name="T135">. In </text:span><text:span text:style-name="T137">The Complete Works of Aristotle: The Revised Oxford Translation</text:span><text:span text:style-name="T135">, translated by Jonathan Barnes. Princeton, N.J: Princeton University Press.</text:span></text:p>
      <text:p text:style-name="P126"><text:soft-page-break/></text:p>
      <text:p text:style-name="P127"><text:span text:style-name="T135">——— (1986). </text:span><text:span text:style-name="T137">On Sense and Sensible Objects</text:span><text:span text:style-name="T135">. Translated by W. S. Hett. Vol. Aristotle VIII. Loeb Classical Library. Cambridge: Harvard University Press.</text:span></text:p>
      <text:p text:style-name="P126"/>
      <text:p text:style-name="P127"><text:span text:style-name="T135">——— (1986). </text:span><text:span text:style-name="T137">On the Soul</text:span><text:span text:style-name="T135">. Translated by W. S. Hett. Loeb Classical Library. Cambridge: Harvard University Press.</text:span></text:p>
      <text:p text:style-name="P126"/>
      <text:p text:style-name="P127"><text:span text:style-name="T135">Averroes (2009). </text:span><text:span text:style-name="T137">Epitome of </text:span><text:span text:style-name="T141">Parva Naturalia</text:span><text:span text:style-name="T137">.</text:span><text:span text:style-name="T135"> Cambridge: Mediaeval Academy of America, 1961.</text:span></text:p>
      <text:p text:style-name="P127"><text:span text:style-name="T135">———. </text:span><text:span text:style-name="T137">Long Commentary on the </text:span><text:span text:style-name="T141">De Anima</text:span><text:span text:style-name="T137"> of Aristotle</text:span><text:span text:style-name="T135">. Translated and edited by Richard C. Taylor. London: Yale University Press.</text:span></text:p>
      <text:p text:style-name="P126"/>
      <text:p text:style-name="P127"><text:span text:style-name="T135">——— (1950). </text:span><text:span text:style-name="T137">Talkhīṣ Kitāb Al-Nafs [Epitome of the </text:span><text:span text:style-name="T141">De Anima</text:span><text:span text:style-name="T137">]</text:span><text:span text:style-name="T135">. Edited by F. Al-Ahwani. Cairo: Maktabat al-Naḥd</text:span><text:span text:style-name="T144">ah </text:span><text:span text:style-name="T135">al-Miṣrīyah,.</text:span></text:p>
      <text:p text:style-name="P126"/>
      <text:p text:style-name="P127"><text:span text:style-name="T135">Avicenna (1973). </text:span><text:span text:style-name="T137">A Treatise on the Canon of Medicine of Avicenna, Incorporating a Translation of the First Book</text:span><text:span text:style-name="T135">. Translated by O. Gruner. AMS Press.</text:span></text:p>
      <text:p text:style-name="P126"/>
      <text:p text:style-name="P127"><text:span text:style-name="T135">——— (1984). </text:span><text:span text:style-name="T138">Al-Adwiyya al-Qalbiyya [Cardiac Drugs].</text:span><text:span text:style-name="T135"> In </text:span><text:span text:style-name="T137">Min Muʾallafāt Ibn Sīnā Al-Ṭibbiyyah</text:span><text:span text:style-name="T135">, edited by Muḥammad Zuhayr al-Bābā, 221–94. Tunisia: al-Munaẓẓam</text:span><text:span text:style-name="T144">ah </text:span><text:span text:style-name="T135">al-ʿArabīy</text:span><text:span text:style-name="T144">ah </text:span><text:span text:style-name="T135">lil-Tarbiy</text:span><text:span text:style-name="T144">ah </text:span><text:span text:style-name="T135">wa-al-Thaqāf</text:span><text:span text:style-name="T144">ah </text:span><text:span text:style-name="T135">wa-al-ʿUlūm.</text:span></text:p>
      <text:p text:style-name="P126"/>
      <text:p text:style-name="P127"><text:span text:style-name="T135">——— (1960). </text:span><text:span text:style-name="T137">Al-Ishārāt Wa-al-Tanbīhāt [Remarks and Admonitions]</text:span><text:span text:style-name="T135">. Edited by Sulaymān Dunyā. Vol. 1, Al-Manṭiq [Logic]. Cairo: Dār al-Maʿārif bi-Miṣr.</text:span></text:p>
      <text:p text:style-name="P126"/>
      <text:p text:style-name="P127"><text:span text:style-name="T135">——— (1960). </text:span><text:span text:style-name="T137">Al-Ishārāt Wa-al-Tanbīhāt [Remarks and Admonitions]</text:span><text:span text:style-name="T135">. Edited by Sulaymān Dunyā. Vol. 2, al-Ṭabīʿāt [Physics]. Cairo: Dār al-Maʿārif bi-Miṣr.</text:span></text:p>
      <text:p text:style-name="P126"/>
      <text:p text:style-name="P127"><text:span text:style-name="T135">——— (1960). </text:span><text:span text:style-name="T137">Al-Ishārāt Wa-al-Tanbīhāt [Remarks and Admonitions]</text:span><text:span text:style-name="T135">. Edited by Sulaymān Dunyā. Vol. 3, Al-Ilāhiyāt [Metaphysics]. Cairo: Dār al-Maʿārif bi-Miṣr.</text:span></text:p>
      <text:p text:style-name="P126"/>
      <text:p text:style-name="P127"><text:span text:style-name="T135">——— (1960). </text:span><text:span text:style-name="T137">Al-Ishārāt Wa-al-Tanbīhāt [Remarks and Admonitions]</text:span><text:span text:style-name="T135">. Edited by Sulaymān Dunyā. Vol. 4, al-Taṣawwuf [Mysticism]. Cairo: Dār al-Maʿārif bi-Miṣr.</text:span></text:p>
      <text:p text:style-name="P126"/>
      <text:p text:style-name="P127"><text:span text:style-name="T135">——— (1985). </text:span><text:span text:style-name="T137">Al-Najāh [Deliverance]</text:span><text:span text:style-name="T135">. Edited by Muḥammad Taqī Dānishpazhuh. Tehran: Intishārāt-i Dānishgāh-i Tihrān.</text:span></text:p>
      <text:p text:style-name="P126"/>
      <text:p text:style-name="P127"><text:span text:style-name="T135">——— (1982). </text:span><text:span text:style-name="T137">Al-Qānūn Fī al-Ṭibb [Canon of Medicine]</text:span><text:span text:style-name="T135">. Edited by Institute of History of Medicine and Medical Research. Vol. 1. New Delhi: Vikas.</text:span></text:p>
      <text:p text:style-name="P126"/>
      <text:p text:style-name="P127"><text:span text:style-name="T135">——— (1987). </text:span><text:span text:style-name="T137">Al-Qānūn Fī al-Ṭibb [Canon of Medicine]</text:span><text:span text:style-name="T135">. Edited by I. Al-Qashsh (Ed., Comm., Index). 5 vols. Beirut: M. ’az aI-din.</text:span></text:p>
      <text:p text:style-name="P126"/>
      <text:p text:style-name="P127"><text:soft-page-break/><text:span text:style-name="T135">——— (1954). </text:span><text:span text:style-name="T137">Al-Shifaʾ, al-Khaṭāba [Healing: Rhetoric]</text:span><text:span text:style-name="T135">. Edited by M. Salīm Sālim. Cairo: Al-Maṭbaʿa al-amīriyya.</text:span></text:p>
      <text:p text:style-name="P126"/>
      <text:p text:style-name="P127"><text:span text:style-name="T135">——— (1959). </text:span><text:span text:style-name="T137">Al-Shifaʾ, al-Maqūlāt [Categories]</text:span><text:span text:style-name="T135">. Edited by Qanawatī al-Ḥuḍayrī and Zāyid al-Ahwānī. Cairo: Al-Maṭbaʿa al-amīriyya.</text:span></text:p>
      <text:p text:style-name="P126"/>
      <text:p text:style-name="P127"><text:span text:style-name="T135">——— (1959). </text:span><text:span text:style-name="T137">Al-Shifāʾ, Kitāb al-Nafs [Healing: Psychology]</text:span><text:span text:style-name="T135">. Edited by Fazlur Rahman. London: Oxford University Press.</text:span></text:p>
      <text:p text:style-name="P126"/>
      <text:p text:style-name="P127"><text:span text:style-name="T135">——— (1973). “Al-Shifāʾ, Kitāb al-Shiʿr [Healing: Poetics].” In </text:span><text:span text:style-name="T137">Arisṭūṭālīs Fann Al-Shiʿr</text:span><text:span text:style-name="T135">, edited by A Badawī, 2nd ed., 159–98. Cairo: Dār al-Thaqāfah.</text:span></text:p>
      <text:p text:style-name="P126"/>
      <text:p text:style-name="P127"><text:span text:style-name="T135">——— (1973). </text:span><text:span text:style-name="T137">Al-Taʻlīqāt [Notes]</text:span><text:span text:style-name="T135">. Edited by ʻAbd al-Raḥmān Badawī. Al-Maktab</text:span><text:span text:style-name="T144">ah </text:span><text:span text:style-name="T135">al-ʻArabīyah. Cairo: al-Hayʼ</text:span><text:span text:style-name="T144">ah </text:span><text:span text:style-name="T135">al-Miṣrīy</text:span><text:span text:style-name="T144">ah </text:span><text:span text:style-name="T135">al-ʻĀmm</text:span><text:span text:style-name="T144">ah </text:span><text:span text:style-name="T135">lil-Kitāb.</text:span></text:p>
      <text:p text:style-name="P126"/>
      <text:p text:style-name="P127"><text:span text:style-name="T135">——— (1947). “Al-Taʿalīqāt ʿalā Ḥawāsh Kitāb al-Nafs Li-Arisṭāṭālīs [Marginal Glosses on Aristotle’s </text:span><text:span text:style-name="T138">De Anima</text:span><text:span text:style-name="T135">].” In </text:span><text:span text:style-name="T137">Aristu </text:span><text:span text:style-name="T140">ʿinda</text:span><text:span text:style-name="T137"> Al-ʿArab</text:span><text:span text:style-name="T135">, edited by A Badawī, 75–116. Cairo: al-Qāhir</text:span><text:span text:style-name="T144">ah </text:span><text:span text:style-name="T135">maktabat al-nahḍ</text:span><text:span text:style-name="T144">ah </text:span><text:span text:style-name="T135">al-miṣrīyah.</text:span></text:p>
      <text:p text:style-name="P126"/>
      <text:p text:style-name="P127"><text:span text:style-name="T135">——— (1875). “Fī N-Nafs ʿalā Sunnat al-Ikhtiṣār (Compendium on the Soul).” In “</text:span><text:span text:style-name="T137">Die Psychologie Des Ibn Sīnā,” in ZDMG (Zeitschrift Der Deutschen Morgenländischen Gesellschaft)</text:span><text:span text:style-name="T135">, edited by Samuel Landauer, 29:335–418.</text:span></text:p>
      <text:p text:style-name="P126"/>
      <text:p text:style-name="P127"><text:span text:style-name="T135">——— (1968). </text:span><text:span text:style-name="T137">Liber De Anima Seu Sextus de Naturalibus</text:span><text:span text:style-name="T135">. Edited by S Van Riet. Leiden: Brill.</text:span></text:p>
      <text:p text:style-name="P126"/>
      <text:p text:style-name="P127"><text:span text:style-name="T135">——— (2005). </text:span><text:span text:style-name="T137">Metaphysics of the Healing [Al-Ilahīyyat Min al-Shifāʼ, with Facing English-Arabic]</text:span><text:span text:style-name="T135">. Edited and translated by Michael E. Marmura. Provo: Brigham Young University Press.</text:span></text:p>
      <text:p text:style-name="P126"/>
      <text:p text:style-name="P127"><text:span text:style-name="T135">——— (2007). “On Governance.” In </text:span><text:span text:style-name="T137">Classical Arabic Philosophy: An Anthology of Sources</text:span><text:span text:style-name="T135">, translated by Jon McGinnis and David C. Reisman, 224–37. Indianapolis: Hackett.</text:span></text:p>
      <text:p text:style-name="P126"/>
      <text:p text:style-name="P127"><text:span text:style-name="T135">——— (1984). </text:span><text:span text:style-name="T137">Remarks and Admonitions: Part One: Logic</text:span><text:span text:style-name="T135">. Translated by Shams Constantine Inati. Mediaeval Sources in Translation 28. Toronto: Pontifical Institute of Mediaeval Studies.</text:span></text:p>
      <text:p text:style-name="P126"/>
      <text:p text:style-name="P127"><text:span text:style-name="T135">——— (1983). </text:span><text:span text:style-name="T138">Risāla Fi-al-ʿishq [Treatise on Love].</text:span><text:span text:style-name="T135"> In </text:span><text:span text:style-name="T137">Al-Tafsīr Al-Qurānī</text:span><text:span text:style-name="T135">, edited by Ḥasan ʿĀṣī. Beirut: al-Muʾassasa al-jāmiʿiyyah.</text:span></text:p>
      <text:p text:style-name="P126"/>
      <text:p text:style-name="P127"><text:span text:style-name="T135">——— (1999). </text:span><text:span text:style-name="T137">The Canon of Medicine [al-Qānūn Fī al-Ṭibb]</text:span><text:span text:style-name="T135">. Edited by L. Bakhtiar. Translated by O. Gruner and M. Shah. Great Books of the Islamic World. Chicago: KAZI Publications.</text:span></text:p>
      <text:p text:style-name="P126"/>
      <text:p text:style-name="P127"><text:span text:style-name="T135">——— (2009). </text:span><text:span text:style-name="T137">The Physics of The Healing: A Parallel English-Arabic Text</text:span><text:span text:style-name="T135">. Translated by Jon McGinnis. Islamic Translation Series. Provo, Utah: Brigham Young University Press.</text:span></text:p>
      <text:p text:style-name="P126"/>
      <text:p text:style-name="P127"><text:soft-page-break/><text:span text:style-name="T135">Bernand, M (2012). “Id̲jm̲āʿ.” In </text:span><text:span text:style-name="T137">Encyclopaedia of Islam, Second Edition &lt;https://referenceworks.brillonline.com/browse/encyclopaedia-of-islam-2&gt;.</text:span></text:p>
      <text:p text:style-name="P127"/>
      <text:p text:style-name="P127"><text:span text:style-name="T135">Bertolacci, Amos (2006). </text:span><text:span text:style-name="T137">The Reception of Aristotle’s Metaphysics in Avicenna’s Kitāb al-Shifāʾ: A Milestone of Western Metaphysical Thought</text:span><text:span text:style-name="T135">. Islamic Philosophy, Theology, and Science, v. 63. Leiden ; Boston: Brill.</text:span></text:p>
      <text:p text:style-name="P126"/>
      <text:p text:style-name="P127"><text:span text:style-name="T135">Black, Debor</text:span><text:span text:style-name="T144">ah </text:span><text:span text:style-name="T135">(1990). </text:span><text:span text:style-name="T137">Logic and Aristotle’s </text:span><text:span text:style-name="T141">Rhetoric</text:span><text:span text:style-name="T137"> and </text:span><text:span text:style-name="T141">Poetics</text:span><text:span text:style-name="T137"> in Medieval Arabic Philosophy</text:span><text:span text:style-name="T135">. Leiden: Brill.</text:span></text:p>
      <text:p text:style-name="P126"/>
      <text:p text:style-name="P127"><text:span text:style-name="T135">——— (2013). “Rational Imagination: Avicenna on the Cogitative Power.” In </text:span><text:span text:style-name="T137">Philosophical Psychology in Arabic Thought and the Latin Aristotelianism of the 13th Century</text:span><text:span text:style-name="T135">, edited by Luis Xavier López Farjeat and Jörg Alejandro Tellkamp, 59–82. Paris: Sic et Non.</text:span></text:p>
      <text:p text:style-name="P126"/>
      <text:p text:style-name="P127"><text:span text:style-name="T135">Burnett, Charles (2014). “Appendix B.4: Arabic Philosophical Works Translated into Latin.” In </text:span><text:span text:style-name="T137">The Cambridge History of Medieval Philosophy</text:span><text:span text:style-name="T135">, edited by Robert Pasnau and Christina van Dyke, 814–22. Cambridge: Cambridge University Press.</text:span></text:p>
      <text:p text:style-name="P127"/>
      <text:p text:style-name="P127"><text:span text:style-name="T135">Davidson, Herbert A (1992). </text:span><text:span text:style-name="T137">Alfarabi, Avicenna, and Averroes on Intellect: Their Cosmologies, Theories of the Active Intellect, and Theories of Human Intellect</text:span><text:span text:style-name="T135">. New York, NY: Oxford University Press.</text:span></text:p>
      <text:p text:style-name="P126"/>
      <text:p text:style-name="P127"><text:span text:style-name="T135">Deonna, Julien A., and Fabrice Teroni (2012). </text:span><text:span text:style-name="T137">The Emotions: A Philosophical Introduction</text:span><text:span text:style-name="T135">. New York, NY: Routledge.</text:span></text:p>
      <text:p text:style-name="P126"/>
      <text:p text:style-name="P127"><text:span text:style-name="T135">Fakhry, Majid (1994). </text:span><text:span text:style-name="T137">Ethical Theories in Islam</text:span><text:span text:style-name="T135">. Leiden: Brill.</text:span></text:p>
      <text:p text:style-name="P126"/>
      <text:p text:style-name="P127"><text:span text:style-name="T135">Fodor, Jerry A (1983). </text:span><text:span text:style-name="T137">The Modularity of Mind: An Essay on Faculty Psychology</text:span><text:span text:style-name="T135">. Cambridge: MIT Press.</text:span></text:p>
      <text:p text:style-name="P126"/>
      <text:p text:style-name="P127"><text:span text:style-name="T135">Galen (2013). </text:span><text:span text:style-name="T138">The Capacities of the Soul Depend on the Mixture of the Body</text:span><text:span text:style-name="T135">. In </text:span><text:span text:style-name="T137">Galen: Psychological Writings</text:span><text:span text:style-name="T135">, edited and translated by P. N. Singer, 333–426. New York: Cambridge University Press.</text:span></text:p>
      <text:p text:style-name="P126"/>
      <text:p text:style-name="P127"><text:span text:style-name="T135">——— (1978). </text:span><text:span text:style-name="T137">De Placitis Hippocratis et Platonis</text:span><text:span text:style-name="T135">. Edited and translated by P. De Lacy. Corpus Medicorum Graecorum, 5.4.2. Berlin: De Gruyter.</text:span></text:p>
      <text:p text:style-name="P126"/>
      <text:p text:style-name="P127"><text:span text:style-name="T135">——— (1968). </text:span><text:span text:style-name="T137">Galen on the Usefulness of the Parts of the Body</text:span><text:span text:style-name="T135">. Translated by Margaret Tallmadge May. Ithaca, N.Y: Cornell University Press.</text:span></text:p>
      <text:p text:style-name="P126"/>
      <text:p text:style-name="P127"><text:span text:style-name="T135">——— (1916). </text:span><text:span text:style-name="T137">On the Natural Faculties</text:span><text:span text:style-name="T135">. Translated by Arthur Brock. Vol. 71. The Loeb Classical Library. Cambridge: Harvard University Press.</text:span></text:p>
      <text:p text:style-name="P126"/>
      <text:p text:style-name="P127"><text:soft-page-break/><text:span text:style-name="T135">Gätje, Helmut (1975). “Zur Psychologie der Willenshandlungen in der islamischen Philosophie.” </text:span><text:span text:style-name="T137">Saeculum</text:span><text:span text:style-name="T135"> 26, no. 4: 347–363.</text:span></text:p>
      <text:p text:style-name="P126"/>
      <text:p text:style-name="P127"><text:span text:style-name="T135">Griffiths, Paul (2013). “Current Emotion Research in Philosophy.” </text:span><text:span text:style-name="T137">Emotion Review</text:span><text:span text:style-name="T135"> 5, no. 2 (): 215–222.</text:span></text:p>
      <text:p text:style-name="P126"/>
      <text:p text:style-name="P127"><text:span text:style-name="T135">——— (2004). “Is Emotion a Natural Kind?” In </text:span><text:span text:style-name="T137">Thinking About Emotion: Contemporary Philosophers on Emotion</text:span><text:span text:style-name="T135">, edited by R. Solomon, 233–49. Oxford: Oxford University Press.</text:span></text:p>
      <text:p text:style-name="P126"/>
      <text:p text:style-name="P127"><text:span text:style-name="T135">Gutas, Dimitri (2010). “Appendix B : Medieval Translations: Greek Philosophical Works Translated into Arabic.” In </text:span><text:span text:style-name="T137">The Cambridge History of Medieval Philosophy</text:span><text:span text:style-name="T135">, edited by Robert Pasnau and Christina van Dyke, 802–14. Cambridge: Cambridge University Press.</text:span></text:p>
      <text:p text:style-name="P126"/>
      <text:p text:style-name="P127"><text:span text:style-name="T135">——— (2014). </text:span><text:span text:style-name="T137">Avicenna and the Aristotelian Tradition: Introduction to Reading Avicenna’s Philosophical Works</text:span><text:span text:style-name="T135">. Leiden: Brill.</text:span></text:p>
      <text:p text:style-name="P126"/>
      <text:p text:style-name="P127"><text:span text:style-name="T135">Hansberger, Rotraud (2010). “</text:span><text:span text:style-name="T138">Kitāb al-Ḥiss Wa-l-Maḥsūs</text:span><text:span text:style-name="T135">: Aristotle’s </text:span><text:span text:style-name="T138">Parva Naturalia</text:span><text:span text:style-name="T135"> in Arabic Guise.” In </text:span><text:span text:style-name="T137">Les Parva Naturalia d’Aristote: Fortune Antique et Médiévale</text:span><text:span text:style-name="T135">, edited by Pierre Marie Morel and Christophe Grellard, 143–62. Paris: Publications de la Sorbonne.</text:span></text:p>
      <text:p text:style-name="P126"/>
      <text:p text:style-name="P126">Harb, Lara (2013). “Poetic Marvels: Wonder and Aesthetic Experience in Medieval Arabic Literary Theory.” Dissertation, New York University. </text:p>
      <text:p text:style-name="P127"/>
      <text:p text:style-name="P127"><text:span text:style-name="T135">John Philoponus (2005). </text:span><text:span text:style-name="T137">On Aristotle on the Soul (</text:span><text:span text:style-name="T141">De Anima</text:span><text:span text:style-name="T137"> I-II, 4 Volumes)</text:span><text:span text:style-name="T135">. Translated by Philip J. Van der Eijk and William Charlton. London: Duckworth.</text:span></text:p>
      <text:p text:style-name="P126"/>
      <text:p text:style-name="P127"><text:span text:style-name="T135">——— (2005). </text:span><text:span text:style-name="T137">PHILOPONUS On Aristotle On the Soul 2.1-6</text:span><text:span text:style-name="T135">. Translated by William Charlton. New York: Bloomsbury.</text:span></text:p>
      <text:p text:style-name="P126"/>
      <text:p text:style-name="P127"><text:span text:style-name="T135">(Pseudo) John Philoponus (2013). ‘</text:span><text:span text:style-name="T137">PHILOPONUS’ On Aristotle On the Soul 3.9-13 with STEPHANUS On Aristotle On Interpretation</text:span><text:span text:style-name="T135">. Translated by William Charlton. New York: Bloomsbury.</text:span></text:p>
      <text:p text:style-name="P126"/>
      <text:p text:style-name="P127"><text:span text:style-name="T135">Johnston, Elizabeth, and Le</text:span><text:span text:style-name="T144">ah </text:span><text:span text:style-name="T135">Olson (2015). </text:span><text:span text:style-name="T137">The Feeling Brain: The Biology And Psychology Of Emotions</text:span><text:span text:style-name="T135">. New York: WW Norton.</text:span></text:p>
      <text:p text:style-name="P126"/>
      <text:p text:style-name="P127"><text:span text:style-name="T135">Khodaei, Mostafa, and et. al (2017). “Avicenna (980-1032CE): The Pioneer in Treatment of Depression.” </text:span><text:span text:style-name="T137">Transylvanian Review</text:span><text:span text:style-name="T135"> 25, no. 17: 4377–89.</text:span></text:p>
      <text:p text:style-name="P126"/>
      <text:p text:style-name="P127"><text:span text:style-name="T135">King, Peter (1999). “Aquinas on the Passions.” In </text:span><text:span text:style-name="T137">Aquinas’s Moral Theory: Essays in Honor of Norman Kretzmann</text:span><text:span text:style-name="T135">, edited by Scott MacDonald and Eleonore Stump, 101–32. Cornell University Press.</text:span></text:p>
      <text:p text:style-name="P126"/>
      <text:p text:style-name="P127"><text:soft-page-break/><text:span text:style-name="T135">——— (2012). “Dispassionate Passions.” In </text:span><text:span text:style-name="T137">Emotion and Cognitive Life in Medieval and Early Modern Philosophy</text:span><text:span text:style-name="T135">, edited by Martin Pickavé and Lisa Shapiro, 9–31. Oxford University Press.</text:span></text:p>
      <text:p text:style-name="P127"/>
      <text:p text:style-name="P127"><text:span text:style-name="T135">——— (2012). “Emotions.” In </text:span><text:span text:style-name="T137">The Oxford Handbook of Aquinas</text:span><text:span text:style-name="T135">, 209–26. Oxford, UK: Oxford University Press.</text:span></text:p>
      <text:p text:style-name="P126"/>
      <text:p text:style-name="P127"><text:span text:style-name="T135">Knuuttila, Simo (2004). </text:span><text:span text:style-name="T137">Emotions in Ancient and Medieval Philosophy</text:span><text:span text:style-name="T135">. Oxford: Oxford University Press.</text:span></text:p>
      <text:p text:style-name="P126"/>
      <text:p text:style-name="P127"><text:span text:style-name="T135">López Farjeat, Luis Xavier (2013). “Avicenna on Musical Perception.” In </text:span><text:span text:style-name="T137">Philosophical Psychology in Arabic Thought and the Latin Aristotelianism of the 13th Century</text:span><text:span text:style-name="T135">, edited by Luis Xavier López Farjeat and Jörg Alejandro Tellkamp, 83–110. Paris: Vrin.</text:span></text:p>
      <text:p text:style-name="P126"/>
      <text:p text:style-name="P127"><text:span text:style-name="T135">Matthen, Mohan (2015). “Play, Skill, and the Origins of Perceptual Art.” </text:span><text:span text:style-name="T137">The British Journal of Aesthetics</text:span><text:span text:style-name="T135"> 55, no. 2: 173–97.</text:span></text:p>
      <text:p text:style-name="P126"/>
      <text:p text:style-name="P127"><text:span text:style-name="T135">McGinnis, Jon, and Anthony Ruffus (2015). “Willful Understanding: Avicenna’s Philosophy of Action and Theory of the Will.” </text:span><text:span text:style-name="T137">Archiv für Geschichte der Philosophie</text:span><text:span text:style-name="T135">, 160–95.</text:span></text:p>
      <text:p text:style-name="P127"/>
      <text:p text:style-name="P127"><text:span text:style-name="T135">Nussbaum, Martha (1983). “The Common Explanation of Animal Motion.” In </text:span><text:span text:style-name="T137">Zweifelhaftes Im Corpus Aristotelicum</text:span><text:span text:style-name="T135">, edited by Paul Moraux and Jürgen Wiesner, 116–56. Berlin: de Gruyter.</text:span></text:p>
      <text:p text:style-name="P126"/>
      <text:p text:style-name="P127"><text:span text:style-name="T135">——— (2001). </text:span><text:span text:style-name="T137">Upheavals of Thought: The Intelligence of Emotions</text:span><text:span text:style-name="T135">. Cambridge: Cambridge University Press.</text:span></text:p>
      <text:p text:style-name="P126"/>
      <text:p text:style-name="P127"><text:span text:style-name="T135">Pickavé, Martin (2008). “Thomas von Aquin: Emotionen als Leidenschaften der Seele.” In </text:span><text:span text:style-name="T137">Klassische Emotionstheorien: von Platon bis Wittgenstein</text:span><text:span text:style-name="T135">, edited by Hilge. Landweer and Ursula. Renz, 187–204. Berlin, Germany: De Gruyter.</text:span></text:p>
      <text:p text:style-name="P126"/>
      <text:p text:style-name="P127"><text:span text:style-name="T135">Tawara, Akihiro (2014). “Avicenna’s Denial of Life in Plants.” </text:span><text:span text:style-name="T137">Arabic Sciences and Philosophy</text:span><text:span text:style-name="T135"> 24, no. 1: 127–38.</text:span></text:p>
      <text:p text:style-name="P126"/>
      <text:p text:style-name="P127"><text:span text:style-name="T135">Themistius (1973). </text:span><text:span text:style-name="T137">An Arabic Translation of Themistius’s Commentary on Aristotle’s </text:span><text:span text:style-name="T141">De Anima</text:span><text:span text:style-name="T135">. Edited by M. C. Lyons. Vol. 2. Oriental Studies. Columbia, SC: University of South Carolina Press.</text:span></text:p>
      <text:p text:style-name="P126"/>
      <text:p text:style-name="P127"><text:span text:style-name="T135">——— (1996). </text:span><text:span text:style-name="T137">On Aristotle On the Soul</text:span><text:span text:style-name="T135">. Translated by Robert B. Todd. London: Duckworth.</text:span></text:p>
      <text:p text:style-name="P126"/>
      <text:p text:style-name="P127"><text:span text:style-name="T135">Van Riet, Simone (1967). “Recherches concernant la traduction du ‘Kitab an-Nafs’ d’Ibn Sina, la notion d’idjmâ`-voluntas.” In </text:span><text:span text:style-name="T137">Atti del III congresso di studi Arabi e Islamici (Ravello 1-6 Settembre 1966)</text:span><text:span text:style-name="T135">, 641–48.</text:span></text:p>
      <text:p text:style-name="P126"/>
      <text:p text:style-name="P127"><text:soft-page-break/><text:span text:style-name="T135">Zonta, Mauro (1999). “The Zoological Writings in the Hebrew Tradition.” In </text:span><text:span text:style-name="T137">Aristotle’s Animals in the Middle Ages and Renaissance</text:span><text:span text:style-name="T135">, edited by Carlos G. Steel, Guy Guldentops, and Pieter Beullens, 44–68. Mediaevalia Lovaniensia, ser. 1, studia 27. Leuven: Leuven University Press.</text:span></text:p>
      <text:p text:style-name="P125">To add:</text:p>
      <text:p text:style-name="P127"/>
      <text:p text:style-name="P126">Natural affections</text:p>
      <text:p text:style-name="P126"/>
      <text:p text:style-name="P126">Wolfsdorf, plato on pain "Plato on Pain," in Antiquorum Philosophiae, G. Cambiano, ed., special volume on pain, 9 (2015) 11-26</text:p>
      <text:p text:style-name="P126"/>
      <text:p text:style-name="P126">aristotle arabic rhetoric lyons</text:p>
      <text:p text:style-name="P126"/>
      <text:p text:style-name="P127"><text:span text:style-name="T135">Musallam, Basim. “Avicenna: §X, Biology and Medicine.” In </text:span><text:span text:style-name="T137">Encyclopaedia Iranica</text:span><text:span text:style-name="T135">, edited by E. Yarshater, 3:94–99. Boston: Routledge &amp; Kegan Paul, 1989. </text:span><text:a xlink:type="simple" xlink:href="http://www.iranicaonline.org/articles/avicenna-x" text:style-name="Internet_20_link" text:visited-style-name="Visited_20_Internet_20_Link"><text:span text:style-name="Internet_20_link"><text:span text:style-name="T135">http://www.iranicaonline.org/articles/avicenna-x</text:span></text:span></text:a><text:span text:style-name="T135">.</text:span></text:p>
      <text:p text:style-name="P126"/>
      <text:p text:style-name="P126">Mcginnis, 2010 great medieval thinkers</text:p>
      <text:p text:style-name="P126"/>
      <text:p text:style-name="P126">Aristotle metaphysics, ARISTOTLE</text:p>
      <text:p text:style-name="P126">Metaphysics</text:p>
      <text:p text:style-name="P126">Book #</text:p>
      <text:p text:style-name="P126">Translated with an Introduction and Commentary by</text:p>
      <text:p text:style-name="P126">STEPHEN MAKIN 2006</text:p>
      <text:p text:style-name="P126"/>
      <text:p text:style-name="P126">black 2014, nature of intellect </text:p>
      <text:p text:style-name="P126"/>
      <text:p text:style-name="P128">Averroes long commentary metaphysics 1967.</text:p>
      <text:p text:style-name="P128"/>
      <text:p text:style-name="P128">Les Livres sur les animaux d'Aristote dans la tradition syriaque: quelques apercus</text:p>
      <text:p text:style-name="P128">Hugonnard-Roche, Henri. (2017) - In: La zoologia di Aristotele e la sua ricezione dall'età ellenistica e romana p. 171-204</text:p>
      <text:p text:style-name="P128"/>
      <text:p text:style-name="P49"><text:span text:style-name="T101">Avicenna’s </text:span><text:span text:style-name="T105">Discussions [al-Mubāḥathāt] bidarfar</text:span></text:p>
      <text:p text:style-name="P50">(1995). Mub⎺ah␣ath⎺at␣ (Discussions). Edited by M. Bī␣d⎺ar␣far. Qum: .</text:p>
      <text:p text:style-name="P50">Intish⎺ar␣⎺at␣-i Bīd⎺ar␣.</text:p>
      <text:p text:style-name="P50"/>
      <text:p text:style-name="P13"><text:span text:style-name="T239">Badawi, A., 1954, </text:span><text:span text:style-name="Emphasis"><text:span text:style-name="T240">Aristutalis fi al-nafs</text:span></text:span><text:span text:style-name="T239">. Maktabat al-Nahda al-Misriyya, Cairo 1954.</text:span></text:p>
      <text:p text:style-name="P14"><text:span text:style-name="T243">Al-Ahwani, </text:span><text:span text:style-name="T241">1962, </text:span><text:span text:style-name="Emphasis"><text:span text:style-name="T242">Kitab al-nafs li-Aristutalis</text:span></text:span><text:span text:style-name="T241">, Dar Ihya’ al-Kutub al-‘Arabiyya, Cairo 1962.</text:span></text:p>
      <text:p text:style-name="P11"><text:span text:style-name="T230">Cristina D'Ancona </text:span><text:span text:style-name="T134">Greek Sources in Arabic and Islamic Philosophy 2013</text:span></text:p>
      <text:p text:style-name="P12"/>
      <text:p text:style-name="P12">Black - 1993 - Estimation (iWahmi) in Avicenna, The Logical a</text:p>
      <text:p text:style-name="P12">Black - 2014 - The Nature of Intellect.pdf</text:p>
      <text:p text:style-name="P12">Hasse Avicenna's DA in Latin West 2000b (searchable)</text:p>
      <text:p text:style-name="P12">Black - 2000 - Imagination and Estimation Arabic paradigms and w</text:p>
      <text:p text:style-name="P12"><text:soft-page-break/>Al-Ghazali on the Emotions</text:p>
      <text:p text:style-name="P12">Kukkonen, Taneli. (2016) - In: Islam and rationality. The impact of al-Ghazali Pt. 1 p. 138-164</text:p>
      <text:p text:style-name="P12"/>
      <text:p text:style-name="P12">Gutas (1994) Pre-Plotinian Philosophy in Arabic (Other than Platonism and Aristotelianis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svg:font-family="Wingdings" style:font-charset="x-symbol"/>
    <style:font-face style:name="Cochin" svg:font-family="Cochin"/>
    <style:font-face style:name="LucidaGrande" svg:font-family="LucidaGrande"/>
    <style:font-face style:name="OpenSymbol1" svg:font-family="OpenSymbol"/>
    <style:font-face style:name="OpenSymbol" svg:font-family="OpenSymbol, 'Arial Unicode MS'"/>
    <style:font-face style:name="Source Sans Pro1" svg:font-family="'Source Sans Pro'"/>
    <style:font-face style:name="Source Sans Pro" svg:font-family="'Source Sans Pro', Arial, sans-serif"/>
    <style:font-face style:name="TimesNewRomanPSMT" svg:font-family="TimesNewRomanPSMT"/>
    <style:font-face style:name="serif" svg:font-family="serif"/>
    <style:font-face style:name="Times-Roman" svg:font-family="Times-Roman, 'Times New Roman'" style:font-family-generic="roman"/>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fo:text-indent="0in" style:auto-text-indent="false"/>
      <style:text-properties style:font-name="Times New Roman" fo:font-size="14pt" fo:font-weight="bold" style:font-size-asian="14pt" style:font-weight-asian="bold" style:font-name-complex="Times"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Times New Roman" style:font-name-complex="Times New Roman"/>
    </style:style>
    <style:style style:name="Block" style:family="paragraph" style:parent-style-name="Standard">
      <style:paragraph-properties fo:margin-left="0.4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0pt" style:font-size-asian="10pt" style:font-name-complex="Times New Roman"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2z3" style:family="text">
      <style:text-properties style:font-name="Symbol" style:font-name-complex="OpenSymbol"/>
    </style:style>
    <style:style style:name="WW8Num3z0" style:family="text">
      <style:text-properties style:font-name="Symbol" style:font-name-complex="Symbol"/>
    </style:style>
    <style:style style:name="WW8Num3z1"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3z2"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Footnote_20_Symbol" style:display-name="Footnote Symbol" style:family="text">
      <style:text-properties style:text-position="super 58%"/>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Numbering_20_Symbols" style:display-name="Numbering Symbol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3602in" fo:margin-bottom="0.539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style:master-page style:name="Convert_20_2" style:display-name="Convert 2" style:page-layout-name="Mpm1"/>
    <style:master-page style:name="Convert_20_3" style:display-name="Convert 3" style:page-layout-name="Mpm1"/>
    <style:master-page style:name="Convert_20_4" style:display-name="Convert 4" style:page-layout-name="Mpm1"/>
    <style:master-page style:name="Convert_20_5" style:display-name="Convert 5" style:page-layout-name="Mpm1"/>
    <style:master-page style:name="Convert_20_6" style:display-name="Convert 6" style:page-layout-name="Mpm2">
      <style:header>
        <text:p text:style-name="Standard"/>
      </style:header>
      <style:footer>
        <text:p text:style-name="Standard"/>
      </style:footer>
    </style:master-page>
    <style:master-page style:name="Convert_20_7" style:display-name="Convert 7" style:page-layout-name="Mpm3">
      <style:header>
        <text:p text:style-name="Standard"/>
      </style:header>
      <style:footer>
        <text:p text:style-name="Standard"/>
      </style:footer>
    </style:master-page>
    <style:master-page style:name="Convert_20_8" style:display-name="Convert 8" style:page-layout-name="Mpm3">
      <style:header>
        <text:p text:style-name="Standard"/>
      </style:header>
      <style:footer>
        <text:p text:style-name="Standard"/>
      </style:footer>
    </style:master-page>
    <style:master-page style:name="Convert_20_9" style:display-name="Convert 9" style:page-layout-name="Mpm3">
      <style:header>
        <text:p text:style-name="Standard"/>
      </style:header>
      <style:footer>
        <text:p text:style-name="Standard"/>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 F</meta:initial-creator>
    <meta:creation-date>2020-11-19T11:07:21</meta:creation-date>
    <meta:editing-duration>P24DT5H36M50S</meta:editing-duration>
    <meta:generator>OpenOffice/4.1.7$Unix OpenOffice.org_project/417m1$Build-9800</meta:generator>
    <dc:date>2020-12-03T12:35:49</dc:date>
    <dc:creator>M F</dc:creator>
    <meta:editing-cycles>45</meta:editing-cycles>
    <meta:document-statistic meta:table-count="6" meta:image-count="0" meta:object-count="1" meta:page-count="170" meta:paragraph-count="1667" meta:word-count="93811" meta:character-count="5736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72in"/>
    </style:style>
    <style:style style:name="co2" style:family="table-column">
      <style:table-column-properties fo:break-before="auto" style:column-width="1.0866in"/>
    </style:style>
    <style:style style:name="co3" style:family="table-column">
      <style:table-column-properties fo:break-before="auto" style:column-width="0.4146in"/>
    </style:style>
    <style:style style:name="co4" style:family="table-column">
      <style:table-column-properties fo:break-before="auto" style:column-width="0.322in"/>
    </style:style>
    <style:style style:name="co5" style:family="table-column">
      <style:table-column-properties fo:break-before="auto" style:column-width="0.4654in"/>
    </style:style>
    <style:style style:name="co6" style:family="table-column">
      <style:table-column-properties fo:break-before="auto" style:column-width="0.7354in"/>
    </style:style>
    <style:style style:name="co7" style:family="table-column">
      <style:table-column-properties fo:break-before="auto" style:column-width="0.3681in"/>
    </style:style>
    <style:style style:name="co8" style:family="table-column">
      <style:table-column-properties fo:break-before="auto" style:column-width="0.8102in"/>
    </style:style>
    <style:style style:name="co9" style:family="table-column">
      <style:table-column-properties fo:break-before="auto" style:column-width="0.6354in"/>
    </style:style>
    <style:style style:name="co10" style:family="table-column">
      <style:table-column-properties fo:break-before="auto" style:column-width="0.7283in"/>
    </style:style>
    <style:style style:name="co11" style:family="table-column">
      <style:table-column-properties fo:break-before="auto" style:column-width="0.8925in"/>
    </style:style>
    <style:style style:name="co12" style:family="table-column">
      <style:table-column-properties fo:break-before="auto" style:column-width="0.9453in"/>
    </style:style>
    <style:style style:name="co13" style:family="table-column">
      <style:table-column-properties fo:break-before="auto" style:column-width="1.0354in"/>
    </style:style>
    <style:style style:name="co14" style:family="table-column">
      <style:table-column-properties fo:break-before="auto" style:column-width="1.0882in"/>
    </style:style>
    <style:style style:name="ro1" style:family="table-row">
      <style:table-row-properties style:row-height="0.3807in" fo:break-before="auto" style:use-optimal-row-height="true"/>
    </style:style>
    <style:style style:name="ro2" style:family="table-row">
      <style:table-row-properties style:row-height="0.2028in" fo:break-before="auto" style:use-optimal-row-height="true"/>
    </style:style>
    <style:style style:name="ro3" style:family="table-row">
      <style:table-row-properties style:row-height="0.2571in" fo:break-before="auto" style:use-optimal-row-height="true"/>
    </style:style>
    <style:style style:name="ro4" style:family="table-row">
      <style:table-row-properties style:row-height="0.25in" fo:break-before="auto" style:use-optimal-row-height="false"/>
    </style:style>
    <style:style style:name="ro5" style:family="table-row">
      <style:table-row-properties style:row-height="0.2689in" fo:break-before="auto" style:use-optimal-row-height="true"/>
    </style:style>
    <style:style style:name="ro6" style:family="table-row">
      <style:table-row-properties style:row-height="0.2689in" fo:break-before="auto" style:use-optimal-row-height="true"/>
    </style:style>
    <style:style style:name="ro7" style:family="table-row">
      <style:table-row-properties style:row-height="0.2374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ackground-color="transparent" fo:wrap-option="wrap" fo:border="0.0008in solid #000000" style:rotation-align="non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style:diagonal-bl-tr="none" style:diagonal-tl-br="none" style:text-align-source="fix" style:repeat-content="false" fo:wrap-option="wrap" fo:border="0.0008in solid #000000" style:rotation-align="none"/>
      <style:paragraph-properties fo:text-align="start" fo:margin-left="0in"/>
    </style:style>
    <style:style style:name="ce3"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style:style style:name="ce4" style:family="table-cell" style:parent-style-name="Default">
      <style:table-cell-properties fo:wrap-option="wrap"/>
    </style:style>
    <style:style style:name="ce5"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7"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table-cell-properties style:diagonal-bl-tr="none" style:diagonal-tl-br="none" fo:background-color="transparent" fo:wrap-option="wrap" fo:border="0.0008in solid #000000" style:rotation-align="none"/>
      <style:text-properties style:use-window-font-color="true"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9" style:family="table-cell" style:parent-style-name="Default">
      <style:table-cell-properties style:text-align-source="fix" style:repeat-content="false" fo:wrap-option="wrap"/>
      <style:paragraph-properties fo:text-align="start" fo:margin-left="0in"/>
    </style:style>
    <style:style style:name="T1" style:family="text">
      <style:text-properties style:use-window-font-color="true" style:text-outline="false" style:text-line-through-style="none" style:text-position="0% 100%"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T2" style:family="text">
      <style:text-properties style:use-window-font-color="true" style:text-outline="false" style:text-line-through-style="none" style:text-position="0% 100%"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office:automatic-styles>
  <office:body>
    <office:spreadsheet>
      <table:calculation-settings table:case-sensitive="false" table:use-regular-expressions="false"/>
      <table:table table:name="Sheet1" table:style-name="ta1" table:print="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1" table:number-columns-repeated="1010" table:default-cell-style-name="ce4"/>
        <table:table-row table:style-name="ro1">
          <table:table-cell table:style-name="ce1" office:value-type="string">
            <text:p>Arabic</text:p>
          </table:table-cell>
          <table:table-cell table:style-name="ce1" office:value-type="string">
            <text:p>English</text:p>
          </table:table-cell>
          <table:table-cell table:style-name="ce6" office:value-type="string" table:number-columns-spanned="5" table:number-rows-spanned="1">
            <text:p>Healing: Psychology</text:p>
          </table:table-cell>
          <table:covered-table-cell table:number-columns-repeated="4" table:style-name="ce6"/>
          <table:table-cell table:style-name="ce8" office:value-type="string">
            <text:p>Healing: Rhetoric</text:p>
          </table:table-cell>
          <table:table-cell table:style-name="ce8" office:value-type="string">
            <text:p>Canon</text:p>
          </table:table-cell>
          <table:table-cell table:style-name="ce8" office:value-type="string">
            <text:p>Cardiac Drugs</text:p>
          </table:table-cell>
          <table:table-cell table:style-name="ce8" office:value-type="string">
            <text:p>Healing: Categories</text:p>
          </table:table-cell>
          <table:table-cell table:style-name="ce8" office:value-type="string">
            <text:p>Treatise on Love</text:p>
          </table:table-cell>
          <table:table-cell table:style-name="ce8" office:value-type="string">
            <text:p>Remarks and Admonitions</text:p>
          </table:table-cell>
          <table:table-cell table:style-name="ce8" office:value-type="string">
            <text:p>Healing: Metaphysics</text:p>
          </table:table-cell>
          <table:table-cell table:style-name="ce8" office:value-type="string">
            <text:p>Healing: Categories</text:p>
          </table:table-cell>
          <table:table-cell table:number-columns-repeated="1009"/>
        </table:table-row>
        <table:table-row table:style-name="ro2">
          <table:table-cell table:style-name="ce2" table:number-columns-repeated="2"/>
          <table:table-cell table:style-name="ce7" office:value-type="float" office:value="1.3">
            <text:p>1.3</text:p>
          </table:table-cell>
          <table:table-cell table:style-name="ce7" office:value-type="float" office:value="1.5">
            <text:p>1.5</text:p>
          </table:table-cell>
          <table:table-cell table:style-name="ce7" office:value-type="float" office:value="4.3">
            <text:p>4.3</text:p>
          </table:table-cell>
          <table:table-cell table:style-name="ce7" office:value-type="float" office:value="4.4">
            <text:p>4.4</text:p>
          </table:table-cell>
          <table:table-cell table:style-name="ce7" office:value-type="float" office:value="5.1">
            <text:p>5.1</text:p>
          </table:table-cell>
          <table:table-cell table:style-name="ce2" table:number-columns-repeated="8"/>
          <table:table-cell table:style-name="ce9" table:number-columns-repeated="1009"/>
        </table:table-row>
        <table:table-row table:style-name="ro3">
          <table:table-cell table:style-name="ce3" office:value-type="string">
            <text:p>غضب</text:p>
          </table:table-cell>
          <table:table-cell table:style-name="ce5" office:value-type="string">
            <text:p>Anger</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table:table-cell table:style-name="ce5" office:value-type="float" office:value="3.1">
            <text:p>3.1</text:p>
          </table:table-cell>
          <table:table-cell table:style-name="ce5" office:value-type="float" office:value="96">
            <text:p>96</text:p>
          </table:table-cell>
          <table:table-cell table:style-name="ce5" office:value-type="float" office:value="226">
            <text:p>226</text:p>
          </table:table-cell>
          <table:table-cell table:style-name="ce5" table:number-columns-repeated="5"/>
          <table:table-cell table:style-name="ce9" table:number-columns-repeated="1009"/>
        </table:table-row>
        <table:table-row table:style-name="ro3">
          <table:table-cell table:style-name="ce3" office:value-type="string">
            <text:p>حرض</text:p>
          </table:table-cell>
          <table:table-cell table:style-name="ce5" office:value-type="string">
            <text:p>Anger</text:p>
          </table:table-cell>
          <table:table-cell table:style-name="ce5" table:number-columns-repeated="8"/>
          <table:table-cell table:style-name="ce5" office:value-type="string">
            <text:p>x</text:p>
          </table:table-cell>
          <table:table-cell table:style-name="ce5" table:number-columns-repeated="3"/>
          <table:table-cell table:style-name="ce5" office:value-type="float" office:value="5.3">
            <text:p>5.3</text:p>
          </table:table-cell>
          <table:table-cell table:style-name="ce9" table:number-columns-repeated="1009"/>
        </table:table-row>
        <table:table-row table:style-name="ro4">
          <table:table-cell table:style-name="ce3" office:value-type="string">
            <text:p>استحياء<text:span text:style-name="T1">/ </text:span><text:span text:style-name="T2">حياء</text:span></text:p>
          </table:table-cell>
          <table:table-cell table:style-name="ce5" office:value-type="string">
            <text:p>Embarrassment</text:p>
          </table:table-cell>
          <table:table-cell table:style-name="ce5"/>
          <table:table-cell table:style-name="ce5" office:value-type="string">
            <text:p>x</text:p>
          </table:table-cell>
          <table:table-cell table:style-name="ce5" table:number-columns-repeated="3"/>
          <table:table-cell table:style-name="ce5" office:value-type="float" office:value="3.2">
            <text:p>3.2</text:p>
          </table:table-cell>
          <table:table-cell table:style-name="ce5" table:number-columns-repeated="7"/>
          <table:table-cell table:style-name="ce9" table:number-columns-repeated="1009"/>
        </table:table-row>
        <table:table-row table:style-name="ro3">
          <table:table-cell table:style-name="ce3" office:value-type="string">
            <text:p>نهم</text:p>
          </table:table-cell>
          <table:table-cell table:style-name="ce5" office:value-type="string">
            <text:p>Avarice</text:p>
          </table:table-cell>
          <table:table-cell table:style-name="ce5" table:number-columns-repeated="3"/>
          <table:table-cell table:style-name="ce5" office:value-type="string">
            <text:p>x (conc)</text:p>
          </table:table-cell>
          <table:table-cell table:style-name="ce5" table:number-columns-repeated="9"/>
          <table:table-cell table:style-name="ce9" table:number-columns-repeated="1009"/>
        </table:table-row>
        <table:table-row table:style-name="ro5">
          <table:table-cell table:style-name="ce3" office:value-type="string">
            <text:p>فتور<text:span text:style-name="T1"> </text:span><text:span text:style-name="T2">الغضب</text:span></text:p>
          </table:table-cell>
          <table:table-cell table:style-name="ce5" office:value-type="string">
            <text:p>Calmness</text:p>
          </table:table-cell>
          <table:table-cell table:style-name="ce5" table:number-columns-repeated="5"/>
          <table:table-cell table:style-name="ce5" office:value-type="float" office:value="3.1">
            <text:p>3.1</text:p>
          </table:table-cell>
          <table:table-cell table:style-name="ce5" table:number-columns-repeated="7"/>
          <table:table-cell table:style-name="ce9" table:number-columns-repeated="1009"/>
        </table:table-row>
        <table:table-row table:style-name="ro3">
          <table:table-cell table:style-name="ce3" office:value-type="string">
            <text:p>سلامة</text:p>
          </table:table-cell>
          <table:table-cell table:style-name="ce5" office:value-type="string">
            <text:p>Calmness</text:p>
          </table:table-cell>
          <table:table-cell table:style-name="ce5" table:number-columns-repeated="3"/>
          <table:table-cell table:style-name="ce5" office:value-type="string">
            <text:p>x</text:p>
          </table:table-cell>
          <table:table-cell table:style-name="ce5" table:number-columns-repeated="9"/>
          <table:table-cell table:style-name="ce9" table:number-columns-repeated="1009"/>
        </table:table-row>
        <table:table-row table:style-name="ro3">
          <table:table-cell table:style-name="ce3" office:value-type="string">
            <text:p>الشجاعة</text:p>
          </table:table-cell>
          <table:table-cell table:style-name="ce5" office:value-type="string">
            <text:p>courage</text:p>
          </table:table-cell>
          <table:table-cell table:style-name="ce5" table:number-columns-repeated="5"/>
          <table:table-cell table:style-name="ce5" office:value-type="float" office:value="3.2">
            <text:p>3.2</text:p>
          </table:table-cell>
          <table:table-cell table:style-name="ce5" table:number-columns-repeated="7"/>
          <table:table-cell table:style-name="ce9" table:number-columns-repeated="1009"/>
        </table:table-row>
        <table:table-row table:style-name="ro3">
          <table:table-cell table:style-name="ce3" office:value-type="string">
            <text:p>بكاء</text:p>
          </table:table-cell>
          <table:table-cell table:style-name="ce5" office:value-type="string">
            <text:p>crying</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8"/>
          <table:table-cell table:style-name="ce9" table:number-columns-repeated="1009"/>
        </table:table-row>
        <table:table-row table:style-name="ro3">
          <table:table-cell table:style-name="ce3" office:value-type="string">
            <text:p>غم</text:p>
          </table:table-cell>
          <table:table-cell table:style-name="ce5" office:value-type="string">
            <text:p>anxiety</text:p>
          </table:table-cell>
          <table:table-cell table:style-name="ce5" office:value-type="string">
            <text:p>x</text:p>
          </table:table-cell>
          <table:table-cell table:style-name="ce5"/>
          <table:table-cell table:style-name="ce5" office:value-type="string">
            <text:p>x</text:p>
          </table:table-cell>
          <table:table-cell table:style-name="ce5" office:value-type="string">
            <text:p>x (irasc)</text:p>
          </table:table-cell>
          <table:table-cell table:style-name="ce5" table:number-columns-repeated="3"/>
          <table:table-cell table:style-name="ce5" office:value-type="float" office:value="226">
            <text:p>226</text:p>
          </table:table-cell>
          <table:table-cell table:style-name="ce5" office:value-type="string">
            <text:p>x</text:p>
          </table:table-cell>
          <table:table-cell table:style-name="ce5" table:number-columns-repeated="3"/>
          <table:table-cell table:style-name="ce5" office:value-type="float" office:value="5.3">
            <text:p>5.3</text:p>
          </table:table-cell>
          <table:table-cell table:style-name="ce9" table:number-columns-repeated="1009"/>
        </table:table-row>
        <table:table-row table:style-name="ro3">
          <table:table-cell table:style-name="ce3" office:value-type="string">
            <text:p>عداوة</text:p>
          </table:table-cell>
          <table:table-cell table:style-name="ce5" office:value-type="string">
            <text:p>enmity</text:p>
          </table:table-cell>
          <table:table-cell table:style-name="ce5" table:number-columns-repeated="5"/>
          <table:table-cell table:style-name="ce5" office:value-type="float" office:value="3.2">
            <text:p>3.2</text:p>
          </table:table-cell>
          <table:table-cell table:style-name="ce5" table:number-columns-repeated="7"/>
          <table:table-cell table:style-name="ce9" table:number-columns-repeated="1009"/>
        </table:table-row>
        <table:table-row table:style-name="ro3">
          <table:table-cell table:style-name="ce3" office:value-type="string">
            <text:p>حسد</text:p>
          </table:table-cell>
          <table:table-cell table:style-name="ce5" office:value-type="string">
            <text:p>envy</text:p>
          </table:table-cell>
          <table:table-cell table:style-name="ce5" table:number-columns-repeated="5"/>
          <table:table-cell table:style-name="ce5" office:value-type="float" office:value="3.4">
            <text:p>3.4</text:p>
          </table:table-cell>
          <table:table-cell table:style-name="ce5" table:number-columns-repeated="7"/>
          <table:table-cell table:style-name="ce9" table:number-columns-repeated="1009"/>
        </table:table-row>
        <table:table-row table:style-name="ro3">
          <table:table-cell table:style-name="ce3" office:value-type="string">
            <text:p>خوف</text:p>
          </table:table-cell>
          <table:table-cell table:style-name="ce5" office:value-type="string">
            <text:p>fear</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office:value-type="string">
            <text:p>x</text:p>
          </table:table-cell>
          <table:table-cell table:style-name="ce5" office:value-type="float" office:value="3.2">
            <text:p>3.2</text:p>
          </table:table-cell>
          <table:table-cell table:style-name="ce5" office:value-type="float" office:value="96">
            <text:p>96</text:p>
          </table:table-cell>
          <table:table-cell table:style-name="ce5" office:value-type="float" office:value="226">
            <text:p>226</text:p>
          </table:table-cell>
          <table:table-cell table:style-name="ce5" table:number-columns-repeated="5"/>
          <table:table-cell table:style-name="ce9" table:number-columns-repeated="1009"/>
        </table:table-row>
        <table:table-row table:style-name="ro3">
          <table:table-cell table:style-name="ce3" office:value-type="string">
            <text:p>صداقة</text:p>
          </table:table-cell>
          <table:table-cell table:style-name="ce5" office:value-type="string">
            <text:p>friendliness</text:p>
          </table:table-cell>
          <table:table-cell table:style-name="ce5" table:number-columns-repeated="5"/>
          <table:table-cell table:style-name="ce5" office:value-type="float" office:value="3.2">
            <text:p>3.2</text:p>
          </table:table-cell>
          <table:table-cell table:style-name="ce5" table:number-columns-repeated="7"/>
          <table:table-cell table:style-name="ce9" table:number-columns-repeated="1009"/>
        </table:table-row>
        <table:table-row table:style-name="ro3">
          <table:table-cell table:style-name="ce3" office:value-type="string">
            <text:p>حلم</text:p>
          </table:table-cell>
          <table:table-cell table:style-name="ce5" office:value-type="string">
            <text:p>gentleness</text:p>
          </table:table-cell>
          <table:table-cell table:style-name="ce5" table:number-columns-repeated="3"/>
          <table:table-cell table:style-name="ce5" office:value-type="string">
            <text:p>x</text:p>
          </table:table-cell>
          <table:table-cell table:style-name="ce5" table:number-columns-repeated="9"/>
          <table:table-cell table:style-name="ce9" table:number-columns-repeated="1009"/>
        </table:table-row>
        <table:table-row table:style-name="ro3">
          <table:table-cell table:style-name="ce3" office:value-type="string">
            <text:p>سرور</text:p>
          </table:table-cell>
          <table:table-cell table:style-name="ce5" office:value-type="string">
            <text:p>glee</text:p>
          </table:table-cell>
          <table:table-cell table:style-name="ce5" office:value-type="string">
            <text:p>x</text:p>
          </table:table-cell>
          <table:table-cell table:style-name="ce5" table:number-columns-repeated="2"/>
          <table:table-cell table:style-name="ce5" office:value-type="string">
            <text:p>x (perc)</text:p>
          </table:table-cell>
          <table:table-cell table:style-name="ce5" table:number-columns-repeated="9"/>
          <table:table-cell table:style-name="ce9" table:number-columns-repeated="1009"/>
        </table:table-row>
        <table:table-row table:style-name="ro3">
          <table:table-cell table:style-name="ce3" office:value-type="string">
            <text:p>حرص</text:p>
          </table:table-cell>
          <table:table-cell table:style-name="ce5" office:value-type="string">
            <text:p>greed</text:p>
          </table:table-cell>
          <table:table-cell table:style-name="ce5" table:number-columns-repeated="3"/>
          <table:table-cell table:style-name="ce5" office:value-type="string">
            <text:p>x (conc)</text:p>
          </table:table-cell>
          <table:table-cell table:style-name="ce5" table:number-columns-repeated="9"/>
          <table:table-cell table:style-name="ce9" table:number-columns-repeated="1009"/>
        </table:table-row>
        <table:table-row table:style-name="ro3">
          <table:table-cell table:style-name="ce3" office:value-type="string">
            <text:p>ضجر</text:p>
          </table:table-cell>
          <table:table-cell table:style-name="ce5" office:value-type="string">
            <text:p>grief</text:p>
          </table:table-cell>
          <table:table-cell table:style-name="ce5" table:number-columns-repeated="4"/>
          <table:table-cell table:style-name="ce5" office:value-type="string">
            <text:p>x</text:p>
          </table:table-cell>
          <table:table-cell table:style-name="ce5" table:number-columns-repeated="8"/>
          <table:table-cell table:style-name="ce9" table:number-columns-repeated="1009"/>
        </table:table-row>
        <table:table-row table:style-name="ro3">
          <table:table-cell table:style-name="ce3" office:value-type="string">
            <text:p>بغض</text:p>
          </table:table-cell>
          <table:table-cell table:style-name="ce5" office:value-type="string">
            <text:p>hatred</text:p>
          </table:table-cell>
          <table:table-cell table:style-name="ce5" table:number-columns-repeated="5"/>
          <table:table-cell table:style-name="ce5" office:value-type="float" office:value="3.2">
            <text:p>3.2</text:p>
          </table:table-cell>
          <table:table-cell table:style-name="ce5" table:number-columns-repeated="7"/>
          <table:table-cell table:style-name="ce9" table:number-columns-repeated="1009"/>
        </table:table-row>
        <table:table-row table:style-name="ro3">
          <table:table-cell table:style-name="ce3" office:value-type="string">
            <text:p>أمن</text:p>
          </table:table-cell>
          <table:table-cell table:style-name="ce5" office:value-type="string">
            <text:p>hope</text:p>
          </table:table-cell>
          <table:table-cell table:style-name="ce5" table:number-columns-repeated="2"/>
          <table:table-cell table:style-name="ce5" office:value-type="string">
            <text:p>x</text:p>
          </table:table-cell>
          <table:table-cell table:style-name="ce5" table:number-columns-repeated="10"/>
          <table:table-cell table:style-name="ce9" table:number-columns-repeated="1009"/>
        </table:table-row>
        <table:table-row table:style-name="ro3">
          <table:table-cell table:style-name="ce3" office:value-type="string">
            <text:p>جزع</text:p>
          </table:table-cell>
          <table:table-cell table:style-name="ce5" office:value-type="string">
            <text:p>indignation</text:p>
          </table:table-cell>
          <table:table-cell table:style-name="ce5" table:number-columns-repeated="5"/>
          <table:table-cell table:style-name="ce5" office:value-type="float" office:value="3.4">
            <text:p>3.4</text:p>
          </table:table-cell>
          <table:table-cell table:style-name="ce5" table:number-columns-repeated="7"/>
          <table:table-cell table:style-name="ce9" table:number-columns-repeated="1009"/>
        </table:table-row>
        <table:table-row table:style-name="ro3">
          <table:table-cell table:style-name="ce3" office:value-type="string">
            <text:p>فرح</text:p>
          </table:table-cell>
          <table:table-cell table:style-name="ce5" office:value-type="string">
            <text:p>joy</text:p>
          </table:table-cell>
          <table:table-cell table:style-name="ce5" office:value-type="string">
            <text:p>x</text:p>
          </table:table-cell>
          <table:table-cell table:style-name="ce5" table:number-columns-repeated="2"/>
          <table:table-cell table:style-name="ce5" office:value-type="string">
            <text:p>x (irasc)</text:p>
          </table:table-cell>
          <table:table-cell table:style-name="ce5"/>
          <table:table-cell table:style-name="ce5" office:value-type="float" office:value="3.4">
            <text:p>3.4</text:p>
          </table:table-cell>
          <table:table-cell table:style-name="ce5"/>
          <table:table-cell table:style-name="ce5" office:value-type="float" office:value="226">
            <text:p>226</text:p>
          </table:table-cell>
          <table:table-cell table:style-name="ce5" table:number-columns-repeated="5"/>
          <table:table-cell table:style-name="ce9" table:number-columns-repeated="1009"/>
        </table:table-row>
        <table:table-row table:style-name="ro3">
          <table:table-cell table:style-name="ce3" office:value-type="string">
            <text:p>منة</text:p>
          </table:table-cell>
          <table:table-cell table:style-name="ce5" office:value-type="string">
            <text:p>kindness</text:p>
          </table:table-cell>
          <table:table-cell table:style-name="ce5" table:number-columns-repeated="5"/>
          <table:table-cell table:style-name="ce5" office:value-type="float" office:value="3.3">
            <text:p>3.3</text:p>
          </table:table-cell>
          <table:table-cell table:style-name="ce5" table:number-columns-repeated="7"/>
          <table:table-cell table:style-name="ce9" table:number-columns-repeated="1009"/>
        </table:table-row>
        <table:table-row table:style-name="ro3">
          <table:table-cell table:style-name="ce3" office:value-type="string">
            <text:p>ضحك</text:p>
          </table:table-cell>
          <table:table-cell table:style-name="ce5" office:value-type="string">
            <text:p>laughter</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8"/>
          <table:table-cell table:style-name="ce9" table:number-columns-repeated="1009"/>
        </table:table-row>
        <table:table-row table:style-name="ro3">
          <table:table-cell table:style-name="ce3" office:value-type="string">
            <text:p>عشق</text:p>
          </table:table-cell>
          <table:table-cell table:style-name="ce5" office:value-type="string">
            <text:p>love</text:p>
          </table:table-cell>
          <table:table-cell table:style-name="ce5" table:number-columns-repeated="9"/>
          <table:table-cell table:style-name="ce5" office:value-type="string">
            <text:p>x</text:p>
          </table:table-cell>
          <table:table-cell table:style-name="ce5"/>
          <table:table-cell table:style-name="ce5" office:value-type="string">
            <text:p>x</text:p>
          </table:table-cell>
          <table:table-cell table:style-name="ce5"/>
          <table:table-cell table:style-name="ce9" table:number-columns-repeated="1009"/>
        </table:table-row>
        <table:table-row table:style-name="ro3">
          <table:table-cell table:style-name="ce3" office:value-type="string">
            <text:p>شبق</text:p>
          </table:table-cell>
          <table:table-cell table:style-name="ce5" office:value-type="string">
            <text:p>lust</text:p>
          </table:table-cell>
          <table:table-cell table:style-name="ce5" table:number-columns-repeated="3"/>
          <table:table-cell table:style-name="ce5" office:value-type="string">
            <text:p>x (conc)</text:p>
          </table:table-cell>
          <table:table-cell table:style-name="ce5" table:number-columns-repeated="9"/>
          <table:table-cell table:style-name="ce9" table:number-columns-repeated="1009"/>
        </table:table-row>
        <table:table-row table:style-name="ro3">
          <table:table-cell table:style-name="ce3" office:value-type="string">
            <text:p>يأس</text:p>
          </table:table-cell>
          <table:table-cell table:style-name="ce5" office:value-type="string">
            <text:p>misery</text:p>
          </table:table-cell>
          <table:table-cell table:style-name="ce5" table:number-columns-repeated="2"/>
          <table:table-cell table:style-name="ce5" office:value-type="string">
            <text:p>x</text:p>
          </table:table-cell>
          <table:table-cell table:style-name="ce5" table:number-columns-repeated="10"/>
          <table:table-cell table:style-name="ce9" table:number-columns-repeated="1009"/>
        </table:table-row>
        <table:table-row table:style-name="ro5">
          <table:table-cell table:style-name="ce3" office:value-type="string">
            <text:p>منة <text:span text:style-name="T1">opp</text:span></text:p>
          </table:table-cell>
          <table:table-cell table:style-name="ce5" office:value-type="string">
            <text:p>Non-kindness</text:p>
          </table:table-cell>
          <table:table-cell table:style-name="ce5" table:number-columns-repeated="5"/>
          <table:table-cell table:style-name="ce5" office:value-type="float" office:value="3.3">
            <text:p>3.3</text:p>
          </table:table-cell>
          <table:table-cell table:style-name="ce5" table:number-columns-repeated="7"/>
          <table:table-cell table:style-name="ce9" table:number-columns-repeated="1009"/>
        </table:table-row>
        <table:table-row table:style-name="ro3">
          <table:table-cell table:style-name="ce3" office:value-type="string">
            <text:p>هم</text:p>
          </table:table-cell>
          <table:table-cell table:style-name="ce5" office:value-type="string">
            <text:p>pity</text:p>
          </table:table-cell>
          <table:table-cell table:style-name="ce5" table:number-columns-repeated="3"/>
          <table:table-cell table:style-name="ce5" office:value-type="string">
            <text:p>x</text:p>
          </table:table-cell>
          <table:table-cell table:style-name="ce5"/>
          <table:table-cell table:style-name="ce5" office:value-type="float" office:value="3.4">
            <text:p>3.4</text:p>
          </table:table-cell>
          <table:table-cell table:style-name="ce5" table:number-columns-repeated="2"/>
          <table:table-cell table:style-name="ce5" office:value-type="string">
            <text:p>x</text:p>
          </table:table-cell>
          <table:table-cell table:style-name="ce5" table:number-columns-repeated="3"/>
          <table:table-cell table:style-name="ce5" office:value-type="float" office:value="5.3">
            <text:p>5.3</text:p>
          </table:table-cell>
          <table:table-cell table:style-name="ce9" table:number-columns-repeated="1009"/>
        </table:table-row>
        <table:table-row table:style-name="ro3">
          <table:table-cell table:style-name="ce3" office:value-type="string">
            <text:p>لذة</text:p>
          </table:table-cell>
          <table:table-cell table:style-name="ce5" office:value-type="string">
            <text:p>pleasure</text:p>
          </table:table-cell>
          <table:table-cell table:style-name="ce5" table:number-columns-repeated="5"/>
          <table:table-cell table:style-name="ce5" office:value-type="string">
            <text:p>Throughout</text:p>
          </table:table-cell>
          <table:table-cell table:number-columns-repeated="2" table:style-name="ce5" office:value-type="string">
            <text:p>x</text:p>
          </table:table-cell>
          <table:table-cell table:style-name="ce5" table:number-columns-repeated="2"/>
          <table:table-cell table:number-columns-repeated="2" table:style-name="ce5" office:value-type="string">
            <text:p>x</text:p>
          </table:table-cell>
          <table:table-cell table:style-name="ce5"/>
          <table:table-cell table:style-name="ce9" table:number-columns-repeated="1009"/>
        </table:table-row>
        <table:table-row table:style-name="ro3">
          <table:table-cell table:style-name="ce3" office:value-type="string">
            <text:p>حقد</text:p>
          </table:table-cell>
          <table:table-cell table:style-name="ce5" office:value-type="string">
            <text:p>rancor</text:p>
          </table:table-cell>
          <table:table-cell table:style-name="ce5" table:number-columns-repeated="3"/>
          <table:table-cell table:style-name="ce5" office:value-type="string">
            <text:p>x</text:p>
          </table:table-cell>
          <table:table-cell table:style-name="ce5" table:number-columns-repeated="9"/>
          <table:table-cell table:style-name="ce9" table:number-columns-repeated="1009"/>
        </table:table-row>
        <table:table-row table:style-name="ro3">
          <table:table-cell table:style-name="ce3" office:value-type="string">
            <text:p>حزن</text:p>
          </table:table-cell>
          <table:table-cell table:style-name="ce5" office:value-type="string">
            <text:p>sadness</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table:number-columns-repeated="9"/>
          <table:table-cell table:style-name="ce9" table:number-columns-repeated="1009"/>
        </table:table-row>
        <table:table-row table:style-name="ro3">
          <table:table-cell table:style-name="ce3" office:value-type="string">
            <text:p>خجل</text:p>
          </table:table-cell>
          <table:table-cell table:style-name="ce5" office:value-type="string">
            <text:p>shame</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office:value-type="float" office:value="3.3">
            <text:p>3.3</text:p>
          </table:table-cell>
          <table:table-cell table:style-name="ce5" table:number-columns-repeated="2"/>
          <table:table-cell table:style-name="ce5" office:value-type="string">
            <text:p>x</text:p>
          </table:table-cell>
          <table:table-cell table:style-name="ce5" table:number-columns-repeated="3"/>
          <table:table-cell table:style-name="ce5" office:value-type="float" office:value="5.3">
            <text:p>5.3</text:p>
          </table:table-cell>
          <table:table-cell table:style-name="ce9" table:number-columns-repeated="1009"/>
        </table:table-row>
        <table:table-row table:style-name="ro7">
          <table:table-cell table:style-name="ce3" office:value-type="string">
            <text:p>وقاحة</text:p>
          </table:table-cell>
          <table:table-cell table:style-name="ce5" office:value-type="string">
            <text:p>shamelessness</text:p>
          </table:table-cell>
          <table:table-cell table:style-name="ce5" table:number-columns-repeated="5"/>
          <table:table-cell table:style-name="ce5" office:value-type="string">
            <text:p>3,3</text:p>
          </table:table-cell>
          <table:table-cell table:style-name="ce5" table:number-columns-repeated="7"/>
          <table:table-cell table:style-name="ce9" table:number-columns-repeated="1009"/>
        </table:table-row>
        <table:table-row table:style-name="ro3">
          <table:table-cell table:style-name="ce3" office:value-type="string">
            <text:p>استيناس</text:p>
          </table:table-cell>
          <table:table-cell table:style-name="ce5" office:value-type="string">
            <text:p>sociability</text:p>
          </table:table-cell>
          <table:table-cell table:style-name="ce5" table:number-columns-repeated="3"/>
          <table:table-cell table:style-name="ce5" office:value-type="string">
            <text:p>x (perc)</text:p>
          </table:table-cell>
          <table:table-cell table:style-name="ce5" table:number-columns-repeated="9"/>
          <table:table-cell table:style-name="ce9" table:number-columns-repeated="1009"/>
        </table:table-row>
        <table:table-row table:style-name="ro3">
          <table:table-cell table:style-name="ce3" office:value-type="string">
            <text:p>نقمة</text:p>
          </table:table-cell>
          <table:table-cell table:style-name="ce5" office:value-type="string">
            <text:p>vengeance</text:p>
          </table:table-cell>
          <table:table-cell table:style-name="ce5" table:number-columns-repeated="5"/>
          <table:table-cell table:style-name="ce5" office:value-type="float" office:value="3.4">
            <text:p>3.4</text:p>
          </table:table-cell>
          <table:table-cell table:style-name="ce5" table:number-columns-repeated="7"/>
          <table:table-cell table:style-name="ce9" table:number-columns-repeated="1009"/>
        </table:table-row>
        <table:table-row table:style-name="ro3">
          <table:table-cell table:style-name="ce3" office:value-type="string">
            <text:p>رجاء</text:p>
          </table:table-cell>
          <table:table-cell table:style-name="ce5" office:value-type="string">
            <text:p>wishing</text:p>
          </table:table-cell>
          <table:table-cell table:style-name="ce5" table:number-columns-repeated="2"/>
          <table:table-cell table:style-name="ce5" office:value-type="string">
            <text:p>x</text:p>
          </table:table-cell>
          <table:table-cell table:style-name="ce5"/>
          <table:table-cell table:style-name="ce5" office:value-type="string">
            <text:p>x</text:p>
          </table:table-cell>
          <table:table-cell table:style-name="ce5" table:number-columns-repeated="8"/>
          <table:table-cell table:style-name="ce9" table:number-columns-repeated="1009"/>
        </table:table-row>
        <table:table-row table:style-name="ro3">
          <table:table-cell table:style-name="ce3" office:value-type="string">
            <text:p>تعجب</text:p>
          </table:table-cell>
          <table:table-cell table:style-name="ce5" office:value-type="string">
            <text:p>wonder</text:p>
          </table:table-cell>
          <table:table-cell table:style-name="ce5" table:number-columns-repeated="4"/>
          <table:table-cell table:style-name="ce5" office:value-type="string">
            <text:p>x</text:p>
          </table:table-cell>
          <table:table-cell table:style-name="ce5" table:number-columns-repeated="8"/>
          <table:table-cell table:style-name="ce9" table:number-columns-repeated="1009"/>
        </table:table-row>
        <table:table-row table:style-name="ro3">
          <table:table-cell table:style-name="ce3" office:value-type="string">
            <text:p>حمية</text:p>
          </table:table-cell>
          <table:table-cell table:style-name="ce5" office:value-type="string">
            <text:p>zeal/emulation</text:p>
          </table:table-cell>
          <table:table-cell table:style-name="ce5" table:number-columns-repeated="5"/>
          <table:table-cell table:style-name="ce5" office:value-type="float" office:value="3.4">
            <text:p>3.4</text:p>
          </table:table-cell>
          <table:table-cell table:style-name="ce5" table:number-columns-repeated="7"/>
          <table:table-cell table:style-name="ce9" table:number-columns-repeated="1009"/>
        </table:table-row>
        <table:table-row table:style-name="ro3">
          <table:table-cell table:style-name="ce3" office:value-type="string">
            <text:p>غيرة</text:p>
          </table:table-cell>
          <table:table-cell table:style-name="ce5" office:value-type="string">
            <text:p>zeal</text:p>
          </table:table-cell>
          <table:table-cell table:style-name="ce5" table:number-columns-repeated="5"/>
          <table:table-cell table:style-name="ce5" office:value-type="float" office:value="3.4">
            <text:p>3.4</text:p>
          </table:table-cell>
          <table:table-cell table:style-name="ce5" table:number-columns-repeated="7"/>
          <table:table-cell table:style-name="ce9" table:number-columns-repeated="1009"/>
        </table:table-row>
        <table:table-row table:style-name="ro3" table:number-rows-repeated="1048534">
          <table:table-cell table:number-columns-repeated="1024"/>
        </table:table-row>
        <table:table-row table:style-name="ro3">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rial"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03">12/03/2020</text:date>, <text:time>12:35:3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